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89mm"/>
    </style:style>
    <style:style style:name="co3" style:family="table-column">
      <style:table-column-properties fo:break-before="auto" style:column-width="33.43mm"/>
    </style:style>
    <style:style style:name="co4" style:family="table-column">
      <style:table-column-properties fo:break-before="auto" style:column-width="34.68mm"/>
    </style:style>
    <style:style style:name="co5" style:family="table-column">
      <style:table-column-properties fo:break-before="auto" style:column-width="29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2"/>
        <table:table-column table:style-name="co5" table:default-cell-style-name="ce2"/>
        <table:table-column table:style-name="co1" table:number-columns-repeated="3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Deno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D</text:p>
          </table:table-cell>
          <table:table-cell table:style-name="ce1" office:value-type="string" calcext:value-type="string">
            <text:p>N digits</text:p>
          </table:table-cell>
          <table:table-cell table:style-name="ce1" office:value-type="string" calcext:value-type="string">
            <text:p>D digits</text:p>
          </table:table-cell>
          <table:table-cell table:style-name="ce1" office:value-type="string" calcext:value-type="string">
            <text:p>N &gt; D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 + ½</text:p>
          </table:table-cell>
          <table:table-cell table:formula="of:=[.E4] &amp; &quot;/&quot; &amp; [.F4]" office:value-type="string" office:string-value="3/2" calcext:value-type="string">
            <text:p>3/2</text:p>
          </table:table-cell>
          <table:table-cell table:formula="of:=[.G4]/[.H4]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 + 1/(2 + ½)</text:p>
          </table:table-cell>
          <table:table-cell table:formula="of:=[.E5] &amp; &quot;/&quot; &amp; [.F5]" office:value-type="string" office:string-value="7/5" calcext:value-type="string">
            <text:p>7/5</text:p>
          </table:table-cell>
          <table:table-cell table:formula="of:=[.G5]/[.H5]"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G4]+[.H4]*2" office:value-type="float" office:value="7" calcext:value-type="float">
            <text:p>7</text:p>
          </table:table-cell>
          <table:table-cell table:formula="of:=[.H4]*2+[.H3]" office:value-type="float" office:value="5" calcext:value-type="float">
            <text:p>5</text:p>
          </table:table-cell>
          <table:table-cell table:formula="of:=LEN([.G5])" office:value-type="float" office:value="1" calcext:value-type="float">
            <text:p>1</text:p>
          </table:table-cell>
          <table:table-cell table:formula="of:=LEN([.H5])" office:value-type="float" office:value="1" calcext:value-type="float">
            <text:p>1</text:p>
          </table:table-cell>
          <table:table-cell table:formula="of:=IF([.I5]&gt;[.J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 + 1/(2 +1/(2 + ½))</text:p>
          </table:table-cell>
          <table:table-cell table:formula="of:=[.E6] &amp; &quot;/&quot; &amp; [.F6]" office:value-type="string" office:string-value="17/12" calcext:value-type="string">
            <text:p>17/12</text:p>
          </table:table-cell>
          <table:table-cell table:formula="of:=[.G6]/[.H6]" office:value-type="float" office:value="1.41666666666667" calcext:value-type="float">
            <text:p>1.4166666666666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G5]+[.H5]*2" office:value-type="float" office:value="17" calcext:value-type="float">
            <text:p>17</text:p>
          </table:table-cell>
          <table:table-cell table:formula="of:=[.H5]*2+[.H4]" office:value-type="float" office:value="12" calcext:value-type="float">
            <text:p>12</text:p>
          </table:table-cell>
          <table:table-cell table:formula="of:=LEN([.G6])" office:value-type="float" office:value="2" calcext:value-type="float">
            <text:p>2</text:p>
          </table:table-cell>
          <table:table-cell table:formula="of:=LEN([.H6])" office:value-type="float" office:value="2" calcext:value-type="float">
            <text:p>2</text:p>
          </table:table-cell>
          <table:table-cell table:formula="of:=IF([.I6]&gt;[.J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E7] &amp; &quot;/&quot; &amp; [.F7]" office:value-type="string" office:string-value="41/29" calcext:value-type="string">
            <text:p>41/29</text:p>
          </table:table-cell>
          <table:table-cell table:formula="of:=[.G7]/[.H7]" office:value-type="float" office:value="1.41379310344828" calcext:value-type="float">
            <text:p>1.41379310344828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[.G6]+[.H6]*2" office:value-type="float" office:value="41" calcext:value-type="float">
            <text:p>41</text:p>
          </table:table-cell>
          <table:table-cell table:formula="of:=[.H6]*2+[.H5]" office:value-type="float" office:value="29" calcext:value-type="float">
            <text:p>29</text:p>
          </table:table-cell>
          <table:table-cell table:formula="of:=LEN([.G7])" office:value-type="float" office:value="2" calcext:value-type="float">
            <text:p>2</text:p>
          </table:table-cell>
          <table:table-cell table:formula="of:=LEN([.H7])" office:value-type="float" office:value="2" calcext:value-type="float">
            <text:p>2</text:p>
          </table:table-cell>
          <table:table-cell table:formula="of:=IF([.I7]&gt;[.J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E8] &amp; &quot;/&quot; &amp; [.F8]" office:value-type="string" office:string-value="99/70" calcext:value-type="string">
            <text:p>99/70</text:p>
          </table:table-cell>
          <table:table-cell table:formula="of:=[.G8]/[.H8]" office:value-type="float" office:value="1.41428571428571" calcext:value-type="float">
            <text:p>1.41428571428571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table:formula="of:=[.G7]+[.H7]*2" office:value-type="float" office:value="99" calcext:value-type="float">
            <text:p>99</text:p>
          </table:table-cell>
          <table:table-cell table:formula="of:=[.H7]*2+[.H6]" office:value-type="float" office:value="70" calcext:value-type="float">
            <text:p>70</text:p>
          </table:table-cell>
          <table:table-cell table:formula="of:=LEN([.G8])" office:value-type="float" office:value="2" calcext:value-type="float">
            <text:p>2</text:p>
          </table:table-cell>
          <table:table-cell table:formula="of:=LEN([.H8])" office:value-type="float" office:value="2" calcext:value-type="float">
            <text:p>2</text:p>
          </table:table-cell>
          <table:table-cell table:formula="of:=IF([.I8]&gt;[.J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E9] &amp; &quot;/&quot; &amp; [.F9]" office:value-type="string" office:string-value="239/169" calcext:value-type="string">
            <text:p>239/169</text:p>
          </table:table-cell>
          <table:table-cell table:formula="of:=[.G9]/[.H9]" office:value-type="float" office:value="1.41420118343195" calcext:value-type="float">
            <text:p>1.41420118343195</text:p>
          </table:table-cell>
          <table:table-cell office:value-type="float" office:value="239" calcext:value-type="float">
            <text:p>239</text:p>
          </table:table-cell>
          <table:table-cell office:value-type="float" office:value="169" calcext:value-type="float">
            <text:p>169</text:p>
          </table:table-cell>
          <table:table-cell table:formula="of:=[.G8]+[.H8]*2" office:value-type="float" office:value="239" calcext:value-type="float">
            <text:p>239</text:p>
          </table:table-cell>
          <table:table-cell table:formula="of:=[.H8]*2+[.H7]" office:value-type="float" office:value="169" calcext:value-type="float">
            <text:p>169</text:p>
          </table:table-cell>
          <table:table-cell table:formula="of:=LEN([.G9])" office:value-type="float" office:value="3" calcext:value-type="float">
            <text:p>3</text:p>
          </table:table-cell>
          <table:table-cell table:formula="of:=LEN([.H9])" office:value-type="float" office:value="3" calcext:value-type="float">
            <text:p>3</text:p>
          </table:table-cell>
          <table:table-cell table:formula="of:=IF([.I9]&gt;[.J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E10] &amp; &quot;/&quot; &amp; [.F10]" office:value-type="string" office:string-value="577/408" calcext:value-type="string">
            <text:p>577/408</text:p>
          </table:table-cell>
          <table:table-cell table:formula="of:=[.G10]/[.H10]" office:value-type="float" office:value="1.41421568627451" calcext:value-type="float">
            <text:p>1.41421568627451</text:p>
          </table:table-cell>
          <table:table-cell office:value-type="float" office:value="577" calcext:value-type="float">
            <text:p>577</text:p>
          </table:table-cell>
          <table:table-cell office:value-type="float" office:value="408" calcext:value-type="float">
            <text:p>408</text:p>
          </table:table-cell>
          <table:table-cell table:formula="of:=[.G9]+[.H9]*2" office:value-type="float" office:value="577" calcext:value-type="float">
            <text:p>577</text:p>
          </table:table-cell>
          <table:table-cell table:formula="of:=[.H9]*2+[.H8]" office:value-type="float" office:value="408" calcext:value-type="float">
            <text:p>408</text:p>
          </table:table-cell>
          <table:table-cell table:formula="of:=LEN([.G10])" office:value-type="float" office:value="3" calcext:value-type="float">
            <text:p>3</text:p>
          </table:table-cell>
          <table:table-cell table:formula="of:=LEN([.H10])" office:value-type="float" office:value="3" calcext:value-type="float">
            <text:p>3</text:p>
          </table:table-cell>
          <table:table-cell table:formula="of:=IF([.I10]&gt;[.J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E11] &amp; &quot;/&quot; &amp; [.F11]" office:value-type="string" office:string-value="1393/985" calcext:value-type="string">
            <text:p>1393/985</text:p>
          </table:table-cell>
          <table:table-cell table:formula="of:=[.G11]/[.H11]" office:value-type="float" office:value="1.41421319796954" calcext:value-type="float">
            <text:p>1.41421319796954</text:p>
          </table:table-cell>
          <table:table-cell office:value-type="float" office:value="1393" calcext:value-type="float">
            <text:p>1393</text:p>
          </table:table-cell>
          <table:table-cell office:value-type="float" office:value="985" calcext:value-type="float">
            <text:p>985</text:p>
          </table:table-cell>
          <table:table-cell table:formula="of:=[.G10]+[.H10]*2" office:value-type="float" office:value="1393" calcext:value-type="float">
            <text:p>1393</text:p>
          </table:table-cell>
          <table:table-cell table:formula="of:=[.H10]*2+[.H9]" office:value-type="float" office:value="985" calcext:value-type="float">
            <text:p>985</text:p>
          </table:table-cell>
          <table:table-cell table:formula="of:=LEN([.G11])" office:value-type="float" office:value="4" calcext:value-type="float">
            <text:p>4</text:p>
          </table:table-cell>
          <table:table-cell table:formula="of:=LEN([.H11])" office:value-type="float" office:value="3" calcext:value-type="float">
            <text:p>3</text:p>
          </table:table-cell>
          <table:table-cell table:formula="of:=IF([.I11]&gt;[.J1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[.G12]/[.H12]" office:value-type="float" office:value="1.41421362489487" calcext:value-type="float">
            <text:p>1.41421362489487</text:p>
          </table:table-cell>
          <table:table-cell table:number-columns-repeated="2"/>
          <table:table-cell table:formula="of:=[.G11]+[.H11]*2" office:value-type="float" office:value="3363" calcext:value-type="float">
            <text:p>3363</text:p>
          </table:table-cell>
          <table:table-cell table:formula="of:=[.H11]*2+[.H10]" office:value-type="float" office:value="2378" calcext:value-type="float">
            <text:p>2378</text:p>
          </table:table-cell>
          <table:table-cell table:formula="of:=LEN([.G12])" office:value-type="float" office:value="4" calcext:value-type="float">
            <text:p>4</text:p>
          </table:table-cell>
          <table:table-cell table:formula="of:=LEN([.H12])" office:value-type="float" office:value="4" calcext:value-type="float">
            <text:p>4</text:p>
          </table:table-cell>
          <table:table-cell table:formula="of:=IF([.I12]&gt;[.J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G13]/[.H13]" office:value-type="float" office:value="1.41421355164605" calcext:value-type="float">
            <text:p>1.41421355164605</text:p>
          </table:table-cell>
          <table:table-cell table:number-columns-repeated="2"/>
          <table:table-cell table:formula="of:=[.G12]+[.H12]*2" office:value-type="float" office:value="8119" calcext:value-type="float">
            <text:p>8119</text:p>
          </table:table-cell>
          <table:table-cell table:formula="of:=[.H12]*2+[.H11]" office:value-type="float" office:value="5741" calcext:value-type="float">
            <text:p>5741</text:p>
          </table:table-cell>
          <table:table-cell table:formula="of:=LEN([.G13])" office:value-type="float" office:value="4" calcext:value-type="float">
            <text:p>4</text:p>
          </table:table-cell>
          <table:table-cell table:formula="of:=LEN([.H13])" office:value-type="float" office:value="4" calcext:value-type="float">
            <text:p>4</text:p>
          </table:table-cell>
          <table:table-cell table:formula="of:=IF([.I13]&gt;[.J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[.G14]/[.H14]" office:value-type="float" office:value="1.41421356421356" calcext:value-type="float">
            <text:p>1.41421356421356</text:p>
          </table:table-cell>
          <table:table-cell table:number-columns-repeated="2"/>
          <table:table-cell table:formula="of:=[.G13]+[.H13]*2" office:value-type="float" office:value="19601" calcext:value-type="float">
            <text:p>19601</text:p>
          </table:table-cell>
          <table:table-cell table:formula="of:=[.H13]*2+[.H12]" office:value-type="float" office:value="13860" calcext:value-type="float">
            <text:p>13860</text:p>
          </table:table-cell>
          <table:table-cell table:formula="of:=LEN([.G14])" office:value-type="float" office:value="5" calcext:value-type="float">
            <text:p>5</text:p>
          </table:table-cell>
          <table:table-cell table:formula="of:=LEN([.H14])" office:value-type="float" office:value="5" calcext:value-type="float">
            <text:p>5</text:p>
          </table:table-cell>
          <table:table-cell table:formula="of:=IF([.I14]&gt;[.J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[.G15]/[.H15]" office:value-type="float" office:value="1.41421356205732" calcext:value-type="float">
            <text:p>1.41421356205732</text:p>
          </table:table-cell>
          <table:table-cell table:number-columns-repeated="2"/>
          <table:table-cell table:formula="of:=[.G14]+[.H14]*2" office:value-type="float" office:value="47321" calcext:value-type="float">
            <text:p>47321</text:p>
          </table:table-cell>
          <table:table-cell table:formula="of:=[.H14]*2+[.H13]" office:value-type="float" office:value="33461" calcext:value-type="float">
            <text:p>33461</text:p>
          </table:table-cell>
          <table:table-cell table:formula="of:=LEN([.G15])" office:value-type="float" office:value="5" calcext:value-type="float">
            <text:p>5</text:p>
          </table:table-cell>
          <table:table-cell table:formula="of:=LEN([.H15])" office:value-type="float" office:value="5" calcext:value-type="float">
            <text:p>5</text:p>
          </table:table-cell>
          <table:table-cell table:formula="of:=IF([.I15]&gt;[.J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[.G16]/[.H16]" office:value-type="float" office:value="1.41421356242727" calcext:value-type="float">
            <text:p>1.41421356242727</text:p>
          </table:table-cell>
          <table:table-cell table:number-columns-repeated="2"/>
          <table:table-cell table:formula="of:=[.G15]+[.H15]*2" office:value-type="float" office:value="114243" calcext:value-type="float">
            <text:p>114243</text:p>
          </table:table-cell>
          <table:table-cell table:formula="of:=[.H15]*2+[.H14]" office:value-type="float" office:value="80782" calcext:value-type="float">
            <text:p>80782</text:p>
          </table:table-cell>
          <table:table-cell table:formula="of:=LEN([.G16])" office:value-type="float" office:value="6" calcext:value-type="float">
            <text:p>6</text:p>
          </table:table-cell>
          <table:table-cell table:formula="of:=LEN([.H16])" office:value-type="float" office:value="5" calcext:value-type="float">
            <text:p>5</text:p>
          </table:table-cell>
          <table:table-cell table:formula="of:=IF([.I16]&gt;[.J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[.G17]/[.H17]" office:value-type="float" office:value="1.4142135623638" calcext:value-type="float">
            <text:p>1.4142135623638</text:p>
          </table:table-cell>
          <table:table-cell table:number-columns-repeated="2"/>
          <table:table-cell table:formula="of:=[.G16]+[.H16]*2" office:value-type="float" office:value="275807" calcext:value-type="float">
            <text:p>275807</text:p>
          </table:table-cell>
          <table:table-cell table:formula="of:=[.H16]*2+[.H15]" office:value-type="float" office:value="195025" calcext:value-type="float">
            <text:p>195025</text:p>
          </table:table-cell>
          <table:table-cell table:formula="of:=LEN([.G17])" office:value-type="float" office:value="6" calcext:value-type="float">
            <text:p>6</text:p>
          </table:table-cell>
          <table:table-cell table:formula="of:=LEN([.H17])" office:value-type="float" office:value="6" calcext:value-type="float">
            <text:p>6</text:p>
          </table:table-cell>
          <table:table-cell table:formula="of:=IF([.I17]&gt;[.J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[.G18]/[.H18]" office:value-type="float" office:value="1.41421356237469" calcext:value-type="float">
            <text:p>1.41421356237469</text:p>
          </table:table-cell>
          <table:table-cell table:number-columns-repeated="2"/>
          <table:table-cell table:formula="of:=[.G17]+[.H17]*2" office:value-type="float" office:value="665857" calcext:value-type="float">
            <text:p>665857</text:p>
          </table:table-cell>
          <table:table-cell table:formula="of:=[.H17]*2+[.H16]" office:value-type="float" office:value="470832" calcext:value-type="float">
            <text:p>470832</text:p>
          </table:table-cell>
          <table:table-cell table:formula="of:=LEN([.G18])" office:value-type="float" office:value="6" calcext:value-type="float">
            <text:p>6</text:p>
          </table:table-cell>
          <table:table-cell table:formula="of:=LEN([.H18])" office:value-type="float" office:value="6" calcext:value-type="float">
            <text:p>6</text:p>
          </table:table-cell>
          <table:table-cell table:formula="of:=IF([.I18]&gt;[.J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[.G19]/[.H19]" office:value-type="float" office:value="1.41421356237282" calcext:value-type="float">
            <text:p>1.41421356237282</text:p>
          </table:table-cell>
          <table:table-cell table:number-columns-repeated="2"/>
          <table:table-cell table:formula="of:=[.G18]+[.H18]*2" office:value-type="float" office:value="1607521" calcext:value-type="float">
            <text:p>1607521</text:p>
          </table:table-cell>
          <table:table-cell table:formula="of:=[.H18]*2+[.H17]" office:value-type="float" office:value="1136689" calcext:value-type="float">
            <text:p>1136689</text:p>
          </table:table-cell>
          <table:table-cell table:formula="of:=LEN([.G19])" office:value-type="float" office:value="7" calcext:value-type="float">
            <text:p>7</text:p>
          </table:table-cell>
          <table:table-cell table:formula="of:=LEN([.H19])" office:value-type="float" office:value="7" calcext:value-type="float">
            <text:p>7</text:p>
          </table:table-cell>
          <table:table-cell table:formula="of:=IF([.I19]&gt;[.J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[.G20]/[.H20]" office:value-type="float" office:value="1.41421356237314" calcext:value-type="float">
            <text:p>1.41421356237314</text:p>
          </table:table-cell>
          <table:table-cell table:number-columns-repeated="2"/>
          <table:table-cell table:formula="of:=[.G19]+[.H19]*2" office:value-type="float" office:value="3880899" calcext:value-type="float">
            <text:p>3880899</text:p>
          </table:table-cell>
          <table:table-cell table:formula="of:=[.H19]*2+[.H18]" office:value-type="float" office:value="2744210" calcext:value-type="float">
            <text:p>2744210</text:p>
          </table:table-cell>
          <table:table-cell table:formula="of:=LEN([.G20])" office:value-type="float" office:value="7" calcext:value-type="float">
            <text:p>7</text:p>
          </table:table-cell>
          <table:table-cell table:formula="of:=LEN([.H20])" office:value-type="float" office:value="7" calcext:value-type="float">
            <text:p>7</text:p>
          </table:table-cell>
          <table:table-cell table:formula="of:=IF([.I20]&gt;[.J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[.G21]/[.H21]" office:value-type="float" office:value="1.41421356237309" calcext:value-type="float">
            <text:p>1.41421356237309</text:p>
          </table:table-cell>
          <table:table-cell table:number-columns-repeated="2"/>
          <table:table-cell table:formula="of:=[.G20]+[.H20]*2" office:value-type="float" office:value="9369319" calcext:value-type="float">
            <text:p>9369319</text:p>
          </table:table-cell>
          <table:table-cell table:formula="of:=[.H20]*2+[.H19]" office:value-type="float" office:value="6625109" calcext:value-type="float">
            <text:p>6625109</text:p>
          </table:table-cell>
          <table:table-cell table:formula="of:=LEN([.G21])" office:value-type="float" office:value="7" calcext:value-type="float">
            <text:p>7</text:p>
          </table:table-cell>
          <table:table-cell table:formula="of:=LEN([.H21])" office:value-type="float" office:value="7" calcext:value-type="float">
            <text:p>7</text:p>
          </table:table-cell>
          <table:table-cell table:formula="of:=IF([.I21]&gt;[.J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[.G22]/[.H22]" office:value-type="float" office:value="1.4142135623731" calcext:value-type="float">
            <text:p>1.4142135623731</text:p>
          </table:table-cell>
          <table:table-cell table:number-columns-repeated="2"/>
          <table:table-cell table:formula="of:=[.G21]+[.H21]*2" office:value-type="float" office:value="22619537" calcext:value-type="float">
            <text:p>22619537</text:p>
          </table:table-cell>
          <table:table-cell table:formula="of:=[.H21]*2+[.H20]" office:value-type="float" office:value="15994428" calcext:value-type="float">
            <text:p>15994428</text:p>
          </table:table-cell>
          <table:table-cell table:formula="of:=LEN([.G22])" office:value-type="float" office:value="8" calcext:value-type="float">
            <text:p>8</text:p>
          </table:table-cell>
          <table:table-cell table:formula="of:=LEN([.H22])" office:value-type="float" office:value="8" calcext:value-type="float">
            <text:p>8</text:p>
          </table:table-cell>
          <table:table-cell table:formula="of:=IF([.I22]&gt;[.J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[.G23]/[.H23]" office:value-type="float" office:value="1.41421356237309" calcext:value-type="float">
            <text:p>1.41421356237309</text:p>
          </table:table-cell>
          <table:table-cell table:number-columns-repeated="2"/>
          <table:table-cell table:formula="of:=[.G22]+[.H22]*2" office:value-type="float" office:value="54608393" calcext:value-type="float">
            <text:p>54608393</text:p>
          </table:table-cell>
          <table:table-cell table:formula="of:=[.H22]*2+[.H21]" office:value-type="float" office:value="38613965" calcext:value-type="float">
            <text:p>38613965</text:p>
          </table:table-cell>
          <table:table-cell table:formula="of:=LEN([.G23])" office:value-type="float" office:value="8" calcext:value-type="float">
            <text:p>8</text:p>
          </table:table-cell>
          <table:table-cell table:formula="of:=LEN([.H23])" office:value-type="float" office:value="8" calcext:value-type="float">
            <text:p>8</text:p>
          </table:table-cell>
          <table:table-cell table:formula="of:=IF([.I23]&gt;[.J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[.G24]/[.H24]" office:value-type="float" office:value="1.4142135623731" calcext:value-type="float">
            <text:p>1.4142135623731</text:p>
          </table:table-cell>
          <table:table-cell table:number-columns-repeated="2"/>
          <table:table-cell table:formula="of:=[.G23]+[.H23]*2" office:value-type="float" office:value="131836323" calcext:value-type="float">
            <text:p>131836323</text:p>
          </table:table-cell>
          <table:table-cell table:formula="of:=[.H23]*2+[.H22]" office:value-type="float" office:value="93222358" calcext:value-type="float">
            <text:p>93222358</text:p>
          </table:table-cell>
          <table:table-cell table:formula="of:=LEN([.G24])" office:value-type="float" office:value="9" calcext:value-type="float">
            <text:p>9</text:p>
          </table:table-cell>
          <table:table-cell table:formula="of:=LEN([.H24])" office:value-type="float" office:value="8" calcext:value-type="float">
            <text:p>8</text:p>
          </table:table-cell>
          <table:table-cell table:formula="of:=IF([.I24]&gt;[.J2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[.G25]/[.H25]" office:value-type="float" office:value="1.4142135623731" calcext:value-type="float">
            <text:p>1.4142135623731</text:p>
          </table:table-cell>
          <table:table-cell table:number-columns-repeated="2"/>
          <table:table-cell table:formula="of:=[.G24]+[.H24]*2" office:value-type="float" office:value="318281039" calcext:value-type="float">
            <text:p>318281039</text:p>
          </table:table-cell>
          <table:table-cell table:formula="of:=[.H24]*2+[.H23]" office:value-type="float" office:value="225058681" calcext:value-type="float">
            <text:p>225058681</text:p>
          </table:table-cell>
          <table:table-cell table:formula="of:=LEN([.G25])" office:value-type="float" office:value="9" calcext:value-type="float">
            <text:p>9</text:p>
          </table:table-cell>
          <table:table-cell table:formula="of:=LEN([.H25])" office:value-type="float" office:value="9" calcext:value-type="float">
            <text:p>9</text:p>
          </table:table-cell>
          <table:table-cell table:formula="of:=IF([.I25]&gt;[.J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[.G26]/[.H26]" office:value-type="float" office:value="1.4142135623731" calcext:value-type="float">
            <text:p>1.4142135623731</text:p>
          </table:table-cell>
          <table:table-cell table:number-columns-repeated="2"/>
          <table:table-cell table:formula="of:=[.G25]+[.H25]*2" office:value-type="float" office:value="768398401" calcext:value-type="float">
            <text:p>768398401</text:p>
          </table:table-cell>
          <table:table-cell table:formula="of:=[.H25]*2+[.H24]" office:value-type="float" office:value="543339720" calcext:value-type="float">
            <text:p>543339720</text:p>
          </table:table-cell>
          <table:table-cell table:formula="of:=LEN([.G26])" office:value-type="float" office:value="9" calcext:value-type="float">
            <text:p>9</text:p>
          </table:table-cell>
          <table:table-cell table:formula="of:=LEN([.H26])" office:value-type="float" office:value="9" calcext:value-type="float">
            <text:p>9</text:p>
          </table:table-cell>
          <table:table-cell table:formula="of:=IF([.I26]&gt;[.J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[.G27]/[.H27]" office:value-type="float" office:value="1.4142135623731" calcext:value-type="float">
            <text:p>1.4142135623731</text:p>
          </table:table-cell>
          <table:table-cell table:number-columns-repeated="2"/>
          <table:table-cell table:formula="of:=[.G26]+[.H26]*2" office:value-type="float" office:value="1855077841" calcext:value-type="float">
            <text:p>1855077841</text:p>
          </table:table-cell>
          <table:table-cell table:formula="of:=[.H26]*2+[.H25]" office:value-type="float" office:value="1311738121" calcext:value-type="float">
            <text:p>1311738121</text:p>
          </table:table-cell>
          <table:table-cell table:formula="of:=LEN([.G27])" office:value-type="float" office:value="10" calcext:value-type="float">
            <text:p>10</text:p>
          </table:table-cell>
          <table:table-cell table:formula="of:=LEN([.H27])" office:value-type="float" office:value="10" calcext:value-type="float">
            <text:p>10</text:p>
          </table:table-cell>
          <table:table-cell table:formula="of:=IF([.I27]&gt;[.J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[.G28]/[.H28]" office:value-type="float" office:value="1.4142135623731" calcext:value-type="float">
            <text:p>1.4142135623731</text:p>
          </table:table-cell>
          <table:table-cell table:number-columns-repeated="2"/>
          <table:table-cell table:formula="of:=[.G27]+[.H27]*2" office:value-type="float" office:value="4478554083" calcext:value-type="float">
            <text:p>4478554083</text:p>
          </table:table-cell>
          <table:table-cell table:formula="of:=[.H27]*2+[.H26]" office:value-type="float" office:value="3166815962" calcext:value-type="float">
            <text:p>3166815962</text:p>
          </table:table-cell>
          <table:table-cell table:formula="of:=LEN([.G28])" office:value-type="float" office:value="10" calcext:value-type="float">
            <text:p>10</text:p>
          </table:table-cell>
          <table:table-cell table:formula="of:=LEN([.H28])" office:value-type="float" office:value="10" calcext:value-type="float">
            <text:p>10</text:p>
          </table:table-cell>
          <table:table-cell table:formula="of:=IF([.I28]&gt;[.J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[.G29]/[.H29]" office:value-type="float" office:value="1.4142135623731" calcext:value-type="float">
            <text:p>1.4142135623731</text:p>
          </table:table-cell>
          <table:table-cell table:number-columns-repeated="2"/>
          <table:table-cell table:formula="of:=[.G28]+[.H28]*2" office:value-type="float" office:value="10812186007" calcext:value-type="float">
            <text:p>10812186007</text:p>
          </table:table-cell>
          <table:table-cell table:formula="of:=[.H28]*2+[.H27]" office:value-type="float" office:value="7645370045" calcext:value-type="float">
            <text:p>7645370045</text:p>
          </table:table-cell>
          <table:table-cell table:formula="of:=LEN([.G29])" office:value-type="float" office:value="11" calcext:value-type="float">
            <text:p>11</text:p>
          </table:table-cell>
          <table:table-cell table:formula="of:=LEN([.H29])" office:value-type="float" office:value="10" calcext:value-type="float">
            <text:p>10</text:p>
          </table:table-cell>
          <table:table-cell table:formula="of:=IF([.I29]&gt;[.J2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[.G30]/[.H30]" office:value-type="float" office:value="1.4142135623731" calcext:value-type="float">
            <text:p>1.4142135623731</text:p>
          </table:table-cell>
          <table:table-cell table:number-columns-repeated="2"/>
          <table:table-cell table:formula="of:=[.G29]+[.H29]*2" office:value-type="float" office:value="26102926097" calcext:value-type="float">
            <text:p>26102926097</text:p>
          </table:table-cell>
          <table:table-cell table:formula="of:=[.H29]*2+[.H28]" office:value-type="float" office:value="18457556052" calcext:value-type="float">
            <text:p>18457556052</text:p>
          </table:table-cell>
          <table:table-cell table:formula="of:=LEN([.G30])" office:value-type="float" office:value="11" calcext:value-type="float">
            <text:p>11</text:p>
          </table:table-cell>
          <table:table-cell table:formula="of:=LEN([.H30])" office:value-type="float" office:value="11" calcext:value-type="float">
            <text:p>11</text:p>
          </table:table-cell>
          <table:table-cell table:formula="of:=IF([.I30]&gt;[.J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[.G31]/[.H31]" office:value-type="float" office:value="1.4142135623731" calcext:value-type="float">
            <text:p>1.4142135623731</text:p>
          </table:table-cell>
          <table:table-cell table:number-columns-repeated="2"/>
          <table:table-cell table:formula="of:=[.G30]+[.H30]*2" office:value-type="float" office:value="63018038201" calcext:value-type="float">
            <text:p>63018038201</text:p>
          </table:table-cell>
          <table:table-cell table:formula="of:=[.H30]*2+[.H29]" office:value-type="float" office:value="44560482149" calcext:value-type="float">
            <text:p>44560482149</text:p>
          </table:table-cell>
          <table:table-cell table:formula="of:=LEN([.G31])" office:value-type="float" office:value="11" calcext:value-type="float">
            <text:p>11</text:p>
          </table:table-cell>
          <table:table-cell table:formula="of:=LEN([.H31])" office:value-type="float" office:value="11" calcext:value-type="float">
            <text:p>11</text:p>
          </table:table-cell>
          <table:table-cell table:formula="of:=IF([.I31]&gt;[.J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[.G32]/[.H32]" office:value-type="float" office:value="1.4142135623731" calcext:value-type="float">
            <text:p>1.4142135623731</text:p>
          </table:table-cell>
          <table:table-cell table:number-columns-repeated="2"/>
          <table:table-cell table:formula="of:=[.G31]+[.H31]*2" office:value-type="float" office:value="152139002499" calcext:value-type="float">
            <text:p>152139002499</text:p>
          </table:table-cell>
          <table:table-cell table:formula="of:=[.H31]*2+[.H30]" office:value-type="float" office:value="107578520350" calcext:value-type="float">
            <text:p>107578520350</text:p>
          </table:table-cell>
          <table:table-cell table:formula="of:=LEN([.G32])" office:value-type="float" office:value="12" calcext:value-type="float">
            <text:p>12</text:p>
          </table:table-cell>
          <table:table-cell table:formula="of:=LEN([.H32])" office:value-type="float" office:value="12" calcext:value-type="float">
            <text:p>12</text:p>
          </table:table-cell>
          <table:table-cell table:formula="of:=IF([.I32]&gt;[.J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[.G33]/[.H33]" office:value-type="float" office:value="1.4142135623731" calcext:value-type="float">
            <text:p>1.4142135623731</text:p>
          </table:table-cell>
          <table:table-cell table:number-columns-repeated="2"/>
          <table:table-cell table:formula="of:=[.G32]+[.H32]*2" office:value-type="float" office:value="367296043199" calcext:value-type="float">
            <text:p>367296043199</text:p>
          </table:table-cell>
          <table:table-cell table:formula="of:=[.H32]*2+[.H31]" office:value-type="float" office:value="259717522849" calcext:value-type="float">
            <text:p>259717522849</text:p>
          </table:table-cell>
          <table:table-cell table:formula="of:=LEN([.G33])" office:value-type="float" office:value="12" calcext:value-type="float">
            <text:p>12</text:p>
          </table:table-cell>
          <table:table-cell table:formula="of:=LEN([.H33])" office:value-type="float" office:value="12" calcext:value-type="float">
            <text:p>12</text:p>
          </table:table-cell>
          <table:table-cell table:formula="of:=IF([.I33]&gt;[.J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[.G34]/[.H34]" office:value-type="float" office:value="1.4142135623731" calcext:value-type="float">
            <text:p>1.4142135623731</text:p>
          </table:table-cell>
          <table:table-cell table:number-columns-repeated="2"/>
          <table:table-cell table:formula="of:=[.G33]+[.H33]*2" office:value-type="float" office:value="886731088897" calcext:value-type="float">
            <text:p>886731088897</text:p>
          </table:table-cell>
          <table:table-cell table:formula="of:=[.H33]*2+[.H32]" office:value-type="float" office:value="627013566048" calcext:value-type="float">
            <text:p>627013566048</text:p>
          </table:table-cell>
          <table:table-cell table:formula="of:=LEN([.G34])" office:value-type="float" office:value="12" calcext:value-type="float">
            <text:p>12</text:p>
          </table:table-cell>
          <table:table-cell table:formula="of:=LEN([.H34])" office:value-type="float" office:value="12" calcext:value-type="float">
            <text:p>12</text:p>
          </table:table-cell>
          <table:table-cell table:formula="of:=IF([.I34]&gt;[.J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[.G35]/[.H35]" office:value-type="float" office:value="1.4142135623731" calcext:value-type="float">
            <text:p>1.4142135623731</text:p>
          </table:table-cell>
          <table:table-cell table:number-columns-repeated="2"/>
          <table:table-cell table:formula="of:=[.G34]+[.H34]*2" office:value-type="float" office:value="2140758220993" calcext:value-type="float">
            <text:p>2140758220993</text:p>
          </table:table-cell>
          <table:table-cell table:formula="of:=[.H34]*2+[.H33]" office:value-type="float" office:value="1513744654945" calcext:value-type="float">
            <text:p>1513744654945</text:p>
          </table:table-cell>
          <table:table-cell table:formula="of:=LEN([.G35])" office:value-type="float" office:value="13" calcext:value-type="float">
            <text:p>13</text:p>
          </table:table-cell>
          <table:table-cell table:formula="of:=LEN([.H35])" office:value-type="float" office:value="13" calcext:value-type="float">
            <text:p>13</text:p>
          </table:table-cell>
          <table:table-cell table:formula="of:=IF([.I35]&gt;[.J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[.G36]/[.H36]" office:value-type="float" office:value="1.4142135623731" calcext:value-type="float">
            <text:p>1.4142135623731</text:p>
          </table:table-cell>
          <table:table-cell table:number-columns-repeated="2"/>
          <table:table-cell table:formula="of:=[.G35]+[.H35]*2" office:value-type="float" office:value="5168247530883" calcext:value-type="float">
            <text:p>5168247530883</text:p>
          </table:table-cell>
          <table:table-cell table:formula="of:=[.H35]*2+[.H34]" office:value-type="float" office:value="3654502875938" calcext:value-type="float">
            <text:p>3654502875938</text:p>
          </table:table-cell>
          <table:table-cell table:formula="of:=LEN([.G36])" office:value-type="float" office:value="13" calcext:value-type="float">
            <text:p>13</text:p>
          </table:table-cell>
          <table:table-cell table:formula="of:=LEN([.H36])" office:value-type="float" office:value="13" calcext:value-type="float">
            <text:p>13</text:p>
          </table:table-cell>
          <table:table-cell table:formula="of:=IF([.I36]&gt;[.J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[.G37]/[.H37]" office:value-type="float" office:value="1.4142135623731" calcext:value-type="float">
            <text:p>1.4142135623731</text:p>
          </table:table-cell>
          <table:table-cell table:number-columns-repeated="2"/>
          <table:table-cell table:formula="of:=[.G36]+[.H36]*2" office:value-type="float" office:value="12477253282759" calcext:value-type="float">
            <text:p>12477253282759</text:p>
          </table:table-cell>
          <table:table-cell table:formula="of:=[.H36]*2+[.H35]" office:value-type="float" office:value="8822750406821" calcext:value-type="float">
            <text:p>8822750406821</text:p>
          </table:table-cell>
          <table:table-cell table:formula="of:=LEN([.G37])" office:value-type="float" office:value="14" calcext:value-type="float">
            <text:p>14</text:p>
          </table:table-cell>
          <table:table-cell table:formula="of:=LEN([.H37])" office:value-type="float" office:value="13" calcext:value-type="float">
            <text:p>13</text:p>
          </table:table-cell>
          <table:table-cell table:formula="of:=IF([.I37]&gt;[.J3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formula="of:=[.G38]/[.H38]" office:value-type="float" office:value="1.4142135623731" calcext:value-type="float">
            <text:p>1.4142135623731</text:p>
          </table:table-cell>
          <table:table-cell table:number-columns-repeated="2"/>
          <table:table-cell table:formula="of:=[.G37]+[.H37]*2" office:value-type="float" office:value="30122754096401" calcext:value-type="float">
            <text:p>30122754096401</text:p>
          </table:table-cell>
          <table:table-cell table:formula="of:=[.H37]*2+[.H36]" office:value-type="float" office:value="21300003689580" calcext:value-type="float">
            <text:p>21300003689580</text:p>
          </table:table-cell>
          <table:table-cell table:formula="of:=LEN([.G38])" office:value-type="float" office:value="14" calcext:value-type="float">
            <text:p>14</text:p>
          </table:table-cell>
          <table:table-cell table:formula="of:=LEN([.H38])" office:value-type="float" office:value="14" calcext:value-type="float">
            <text:p>14</text:p>
          </table:table-cell>
          <table:table-cell table:formula="of:=IF([.I38]&gt;[.J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formula="of:=[.G39]/[.H39]" office:value-type="float" office:value="1.4142135623731" calcext:value-type="float">
            <text:p>1.4142135623731</text:p>
          </table:table-cell>
          <table:table-cell table:number-columns-repeated="2"/>
          <table:table-cell table:formula="of:=[.G38]+[.H38]*2" office:value-type="float" office:value="72722761475561" calcext:value-type="float">
            <text:p>72722761475561</text:p>
          </table:table-cell>
          <table:table-cell table:formula="of:=[.H38]*2+[.H37]" office:value-type="float" office:value="51422757785981" calcext:value-type="float">
            <text:p>51422757785981</text:p>
          </table:table-cell>
          <table:table-cell table:formula="of:=LEN([.G39])" office:value-type="float" office:value="14" calcext:value-type="float">
            <text:p>14</text:p>
          </table:table-cell>
          <table:table-cell table:formula="of:=LEN([.H39])" office:value-type="float" office:value="14" calcext:value-type="float">
            <text:p>14</text:p>
          </table:table-cell>
          <table:table-cell table:formula="of:=IF([.I39]&gt;[.J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formula="of:=[.G40]/[.H40]" office:value-type="float" office:value="1.4142135623731" calcext:value-type="float">
            <text:p>1.4142135623731</text:p>
          </table:table-cell>
          <table:table-cell table:number-columns-repeated="2"/>
          <table:table-cell table:formula="of:=[.G39]+[.H39]*2" office:value-type="float" office:value="175568277047523" calcext:value-type="float">
            <text:p>175568277047523</text:p>
          </table:table-cell>
          <table:table-cell table:formula="of:=[.H39]*2+[.H38]" office:value-type="float" office:value="124145519261542" calcext:value-type="float">
            <text:p>124145519261542</text:p>
          </table:table-cell>
          <table:table-cell table:formula="of:=LEN([.G40])" office:value-type="float" office:value="15" calcext:value-type="float">
            <text:p>15</text:p>
          </table:table-cell>
          <table:table-cell table:formula="of:=LEN([.H40])" office:value-type="float" office:value="15" calcext:value-type="float">
            <text:p>15</text:p>
          </table:table-cell>
          <table:table-cell table:formula="of:=IF([.I40]&gt;[.J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formula="of:=[.G41]/[.H41]" office:value-type="float" office:value="1.4142135623731" calcext:value-type="float">
            <text:p>1.4142135623731</text:p>
          </table:table-cell>
          <table:table-cell table:number-columns-repeated="2"/>
          <table:table-cell table:formula="of:=[.G40]+[.H40]*2" office:value-type="float" office:value="423859315570607" calcext:value-type="float">
            <text:p>423859315570607</text:p>
          </table:table-cell>
          <table:table-cell table:formula="of:=[.H40]*2+[.H39]" office:value-type="float" office:value="299713796309065" calcext:value-type="float">
            <text:p>299713796309065</text:p>
          </table:table-cell>
          <table:table-cell table:formula="of:=LEN([.G41])" office:value-type="float" office:value="15" calcext:value-type="float">
            <text:p>15</text:p>
          </table:table-cell>
          <table:table-cell table:formula="of:=LEN([.H41])" office:value-type="float" office:value="15" calcext:value-type="float">
            <text:p>15</text:p>
          </table:table-cell>
          <table:table-cell table:formula="of:=IF([.I41]&gt;[.J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  <table:table-cell table:formula="of:=[.G41]+[.H41]*2" office:value-type="float" office:value="1023286908188737" calcext:value-type="float">
            <text:p>1023286908188737</text:p>
          </table:table-cell>
          <table:table-cell table:formula="of:=[.H41]*2+[.H40]" office:value-type="float" office:value="723573111879672" calcext:value-type="float">
            <text:p>723573111879672</text:p>
          </table:table-cell>
          <table:table-cell table:formula="of:=LEN([.G42])" office:value-type="float" office:value="16" calcext:value-type="float">
            <text:p>16</text:p>
          </table:table-cell>
          <table:table-cell table:formula="of:=LEN([.H42])" office:value-type="float" office:value="15" calcext:value-type="float">
            <text:p>15</text:p>
          </table:table-cell>
          <table:table-cell table:formula="of:=IF([.I42]&gt;[.J4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  <table:table-cell table:formula="of:=[.G42]+[.H42]*2" office:value-type="float" office:value="2470433131948081" calcext:value-type="float">
            <text:p>2470433131948081</text:p>
          </table:table-cell>
          <table:table-cell table:formula="of:=[.H42]*2+[.H41]" office:value-type="float" office:value="1746860020068409" calcext:value-type="float">
            <text:p>1746860020068409</text:p>
          </table:table-cell>
          <table:table-cell table:formula="of:=LEN([.G43])" office:value-type="float" office:value="16" calcext:value-type="float">
            <text:p>16</text:p>
          </table:table-cell>
          <table:table-cell table:formula="of:=LEN([.H43])" office:value-type="float" office:value="16" calcext:value-type="float">
            <text:p>16</text:p>
          </table:table-cell>
          <table:table-cell table:formula="of:=IF([.I43]&gt;[.J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  <table:table-cell table:formula="of:=[.G43]+[.H43]*2" office:value-type="float" office:value="5964153172084899" calcext:value-type="float">
            <text:p>5964153172084899</text:p>
          </table:table-cell>
          <table:table-cell table:formula="of:=[.H43]*2+[.H42]" office:value-type="float" office:value="4217293152016490" calcext:value-type="float">
            <text:p>4217293152016490</text:p>
          </table:table-cell>
          <table:table-cell table:formula="of:=LEN([.G44])" office:value-type="float" office:value="16" calcext:value-type="float">
            <text:p>16</text:p>
          </table:table-cell>
          <table:table-cell table:formula="of:=LEN([.H44])" office:value-type="float" office:value="16" calcext:value-type="float">
            <text:p>16</text:p>
          </table:table-cell>
          <table:table-cell table:formula="of:=IF([.I44]&gt;[.J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  <table:table-cell table:formula="of:=[.G44]+[.H44]*2" office:value-type="float" office:value="1.43987394761179E+016" calcext:value-type="float">
            <text:p>14398739476117900</text:p>
          </table:table-cell>
          <table:table-cell table:formula="of:=[.H44]*2+[.H43]" office:value-type="float" office:value="1.01814463241014E+016" calcext:value-type="float">
            <text:p>10181446324101400</text:p>
          </table:table-cell>
          <table:table-cell table:formula="of:=LEN([.G45])" office:value-type="float" office:value="21" calcext:value-type="float">
            <text:p>21</text:p>
          </table:table-cell>
          <table:table-cell table:formula="of:=LEN([.H45])" office:value-type="float" office:value="21" calcext:value-type="float">
            <text:p>21</text:p>
          </table:table-cell>
          <table:table-cell table:formula="of:=IF([.I45]&gt;[.J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  <table:table-cell table:formula="of:=[.G45]+[.H45]*2" office:value-type="float" office:value="3.47616321243207E+016" calcext:value-type="float">
            <text:p>34761632124320700</text:p>
          </table:table-cell>
          <table:table-cell table:formula="of:=[.H45]*2+[.H44]" office:value-type="float" office:value="2.45801858002193E+016" calcext:value-type="float">
            <text:p>24580185800219300</text:p>
          </table:table-cell>
          <table:table-cell table:formula="of:=LEN([.G46])" office:value-type="float" office:value="21" calcext:value-type="float">
            <text:p>21</text:p>
          </table:table-cell>
          <table:table-cell table:formula="of:=LEN([.H46])" office:value-type="float" office:value="21" calcext:value-type="float">
            <text:p>21</text:p>
          </table:table-cell>
          <table:table-cell table:formula="of:=IF([.I46]&gt;[.J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  <table:table-cell table:formula="of:=[.G46]+[.H46]*2" office:value-type="float" office:value="8.39220037247592E+016" calcext:value-type="float">
            <text:p>83922003724759200</text:p>
          </table:table-cell>
          <table:table-cell table:formula="of:=[.H46]*2+[.H45]" office:value-type="float" office:value="5.93418179245399E+016" calcext:value-type="float">
            <text:p>59341817924539900</text:p>
          </table:table-cell>
          <table:table-cell table:formula="of:=LEN([.G47])" office:value-type="float" office:value="21" calcext:value-type="float">
            <text:p>21</text:p>
          </table:table-cell>
          <table:table-cell table:formula="of:=LEN([.H47])" office:value-type="float" office:value="21" calcext:value-type="float">
            <text:p>21</text:p>
          </table:table-cell>
          <table:table-cell table:formula="of:=IF([.I47]&gt;[.J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  <table:table-cell table:formula="of:=[.G47]+[.H47]*2" office:value-type="float" office:value="2.02605639573839E+017" calcext:value-type="float">
            <text:p>202605639573839000</text:p>
          </table:table-cell>
          <table:table-cell table:formula="of:=[.H47]*2+[.H46]" office:value-type="float" office:value="1.43263821649299E+017" calcext:value-type="float">
            <text:p>143263821649299000</text:p>
          </table:table-cell>
          <table:table-cell table:formula="of:=LEN([.G48])" office:value-type="float" office:value="21" calcext:value-type="float">
            <text:p>21</text:p>
          </table:table-cell>
          <table:table-cell table:formula="of:=LEN([.H48])" office:value-type="float" office:value="21" calcext:value-type="float">
            <text:p>21</text:p>
          </table:table-cell>
          <table:table-cell table:formula="of:=IF([.I48]&gt;[.J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  <table:table-cell table:formula="of:=[.G48]+[.H48]*2" office:value-type="float" office:value="4.89133282872437E+017" calcext:value-type="float">
            <text:p>489133282872437000</text:p>
          </table:table-cell>
          <table:table-cell table:formula="of:=[.H48]*2+[.H47]" office:value-type="float" office:value="3.45869461223138E+017" calcext:value-type="float">
            <text:p>345869461223138000</text:p>
          </table:table-cell>
          <table:table-cell table:formula="of:=LEN([.G49])" office:value-type="float" office:value="21" calcext:value-type="float">
            <text:p>21</text:p>
          </table:table-cell>
          <table:table-cell table:formula="of:=LEN([.H49])" office:value-type="float" office:value="21" calcext:value-type="float">
            <text:p>21</text:p>
          </table:table-cell>
          <table:table-cell table:formula="of:=IF([.I49]&gt;[.J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  <table:table-cell table:formula="of:=[.G49]+[.H49]*2" office:value-type="float" office:value="1.18087220531871E+018" calcext:value-type="float">
            <text:p>1180872205318710000</text:p>
          </table:table-cell>
          <table:table-cell table:formula="of:=[.H49]*2+[.H48]" office:value-type="float" office:value="8.35002744095575E+017" calcext:value-type="float">
            <text:p>835002744095575000</text:p>
          </table:table-cell>
          <table:table-cell table:formula="of:=LEN([.G50])" office:value-type="float" office:value="21" calcext:value-type="float">
            <text:p>21</text:p>
          </table:table-cell>
          <table:table-cell table:formula="of:=LEN([.H50])" office:value-type="float" office:value="21" calcext:value-type="float">
            <text:p>21</text:p>
          </table:table-cell>
          <table:table-cell table:formula="of:=IF([.I50]&gt;[.J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  <table:table-cell table:formula="of:=[.G50]+[.H50]*2" office:value-type="float" office:value="2.85087769350986E+018" calcext:value-type="float">
            <text:p>2850877693509860000</text:p>
          </table:table-cell>
          <table:table-cell table:formula="of:=[.H50]*2+[.H49]" office:value-type="float" office:value="2.01587494941429E+018" calcext:value-type="float">
            <text:p>2015874949414290000</text:p>
          </table:table-cell>
          <table:table-cell table:formula="of:=LEN([.G51])" office:value-type="float" office:value="21" calcext:value-type="float">
            <text:p>21</text:p>
          </table:table-cell>
          <table:table-cell table:formula="of:=LEN([.H51])" office:value-type="float" office:value="21" calcext:value-type="float">
            <text:p>21</text:p>
          </table:table-cell>
          <table:table-cell table:formula="of:=IF([.I51]&gt;[.J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  <table:table-cell table:formula="of:=[.G51]+[.H51]*2" office:value-type="float" office:value="6.88262759233844E+018" calcext:value-type="float">
            <text:p>6882627592338440000</text:p>
          </table:table-cell>
          <table:table-cell table:formula="of:=[.H51]*2+[.H50]" office:value-type="float" office:value="4.86675264292415E+018" calcext:value-type="float">
            <text:p>4866752642924150000</text:p>
          </table:table-cell>
          <table:table-cell table:formula="of:=LEN([.G52])" office:value-type="float" office:value="21" calcext:value-type="float">
            <text:p>21</text:p>
          </table:table-cell>
          <table:table-cell table:formula="of:=LEN([.H52])" office:value-type="float" office:value="21" calcext:value-type="float">
            <text:p>21</text:p>
          </table:table-cell>
          <table:table-cell table:formula="of:=IF([.I52]&gt;[.J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/>
          <table:table-cell table:formula="of:=[.G52]+[.H52]*2" office:value-type="float" office:value="1.66161328781867E+019" calcext:value-type="float">
            <text:p>16616132878186700000</text:p>
          </table:table-cell>
          <table:table-cell table:formula="of:=[.H52]*2+[.H51]" office:value-type="float" office:value="1.17493802352626E+019" calcext:value-type="float">
            <text:p>11749380235262600000</text:p>
          </table:table-cell>
          <table:table-cell table:formula="of:=LEN([.G53])" office:value-type="float" office:value="21" calcext:value-type="float">
            <text:p>21</text:p>
          </table:table-cell>
          <table:table-cell table:formula="of:=LEN([.H53])" office:value-type="float" office:value="21" calcext:value-type="float">
            <text:p>21</text:p>
          </table:table-cell>
          <table:table-cell table:formula="of:=IF([.I53]&gt;[.J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  <table:table-cell table:formula="of:=[.G53]+[.H53]*2" office:value-type="float" office:value="4.01148933487119E+019" calcext:value-type="float">
            <text:p>40114893348711900000</text:p>
          </table:table-cell>
          <table:table-cell table:formula="of:=[.H53]*2+[.H52]" office:value-type="float" office:value="2.83655131134493E+019" calcext:value-type="float">
            <text:p>28365513113449300000</text:p>
          </table:table-cell>
          <table:table-cell table:formula="of:=LEN([.G54])" office:value-type="float" office:value="21" calcext:value-type="float">
            <text:p>21</text:p>
          </table:table-cell>
          <table:table-cell table:formula="of:=LEN([.H54])" office:value-type="float" office:value="21" calcext:value-type="float">
            <text:p>21</text:p>
          </table:table-cell>
          <table:table-cell table:formula="of:=IF([.I54]&gt;[.J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  <table:table-cell table:formula="of:=[.G54]+[.H54]*2" office:value-type="float" office:value="9.68459195756106E+019" calcext:value-type="float">
            <text:p>96845919575610600000</text:p>
          </table:table-cell>
          <table:table-cell table:formula="of:=[.H54]*2+[.H53]" office:value-type="float" office:value="6.84804064621613E+019" calcext:value-type="float">
            <text:p>68480406462161300000</text:p>
          </table:table-cell>
          <table:table-cell table:formula="of:=LEN([.G55])" office:value-type="float" office:value="21" calcext:value-type="float">
            <text:p>21</text:p>
          </table:table-cell>
          <table:table-cell table:formula="of:=LEN([.H55])" office:value-type="float" office:value="21" calcext:value-type="float">
            <text:p>21</text:p>
          </table:table-cell>
          <table:table-cell table:formula="of:=IF([.I55]&gt;[.J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  <table:table-cell table:formula="of:=[.G55]+[.H55]*2" office:value-type="float" office:value="2.33806732499933E+020" calcext:value-type="float">
            <text:p>233806732499933000000</text:p>
          </table:table-cell>
          <table:table-cell table:formula="of:=[.H55]*2+[.H54]" office:value-type="float" office:value="1.65326326037772E+020" calcext:value-type="float">
            <text:p>165326326037772000000</text:p>
          </table:table-cell>
          <table:table-cell table:formula="of:=LEN([.G56])" office:value-type="float" office:value="21" calcext:value-type="float">
            <text:p>21</text:p>
          </table:table-cell>
          <table:table-cell table:formula="of:=LEN([.H56])" office:value-type="float" office:value="21" calcext:value-type="float">
            <text:p>21</text:p>
          </table:table-cell>
          <table:table-cell table:formula="of:=IF([.I56]&gt;[.J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  <table:table-cell table:formula="of:=[.G56]+[.H56]*2" office:value-type="float" office:value="5.64459384575477E+020" calcext:value-type="float">
            <text:p>564459384575477000000</text:p>
          </table:table-cell>
          <table:table-cell table:formula="of:=[.H56]*2+[.H55]" office:value-type="float" office:value="3.99133058537705E+020" calcext:value-type="float">
            <text:p>399133058537705000000</text:p>
          </table:table-cell>
          <table:table-cell table:formula="of:=LEN([.G57])" office:value-type="float" office:value="21" calcext:value-type="float">
            <text:p>21</text:p>
          </table:table-cell>
          <table:table-cell table:formula="of:=LEN([.H57])" office:value-type="float" office:value="21" calcext:value-type="float">
            <text:p>21</text:p>
          </table:table-cell>
          <table:table-cell table:formula="of:=IF([.I57]&gt;[.J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  <table:table-cell table:formula="of:=[.G57]+[.H57]*2" office:value-type="float" office:value="1.36272550165089E+021" calcext:value-type="float">
            <text:p>1362725501650890000000</text:p>
          </table:table-cell>
          <table:table-cell table:formula="of:=[.H57]*2+[.H56]" office:value-type="float" office:value="9.63592443113182E+020" calcext:value-type="float">
            <text:p>963592443113182000000</text:p>
          </table:table-cell>
          <table:table-cell table:formula="of:=LEN([.G58])" office:value-type="float" office:value="21" calcext:value-type="float">
            <text:p>21</text:p>
          </table:table-cell>
          <table:table-cell table:formula="of:=LEN([.H58])" office:value-type="float" office:value="21" calcext:value-type="float">
            <text:p>21</text:p>
          </table:table-cell>
          <table:table-cell table:formula="of:=IF([.I58]&gt;[.J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  <table:table-cell table:formula="of:=[.G58]+[.H58]*2" office:value-type="float" office:value="3.28991038787725E+021" calcext:value-type="float">
            <text:p>3289910387877250000000</text:p>
          </table:table-cell>
          <table:table-cell table:formula="of:=[.H58]*2+[.H57]" office:value-type="float" office:value="2.32631794476407E+021" calcext:value-type="float">
            <text:p>2326317944764070000000</text:p>
          </table:table-cell>
          <table:table-cell table:formula="of:=LEN([.G59])" office:value-type="float" office:value="21" calcext:value-type="float">
            <text:p>21</text:p>
          </table:table-cell>
          <table:table-cell table:formula="of:=LEN([.H59])" office:value-type="float" office:value="21" calcext:value-type="float">
            <text:p>21</text:p>
          </table:table-cell>
          <table:table-cell table:formula="of:=IF([.I59]&gt;[.J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  <table:table-cell table:formula="of:=[.G59]+[.H59]*2" office:value-type="float" office:value="7.94254627740539E+021" calcext:value-type="float">
            <text:p>7942546277405390000000</text:p>
          </table:table-cell>
          <table:table-cell table:formula="of:=[.H59]*2+[.H58]" office:value-type="float" office:value="5.61622833264132E+021" calcext:value-type="float">
            <text:p>5616228332641320000000</text:p>
          </table:table-cell>
          <table:table-cell table:formula="of:=LEN([.G60])" office:value-type="float" office:value="21" calcext:value-type="float">
            <text:p>21</text:p>
          </table:table-cell>
          <table:table-cell table:formula="of:=LEN([.H60])" office:value-type="float" office:value="21" calcext:value-type="float">
            <text:p>21</text:p>
          </table:table-cell>
          <table:table-cell table:formula="of:=IF([.I60]&gt;[.J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  <table:table-cell table:formula="of:=[.G60]+[.H60]*2" office:value-type="float" office:value="1.9175002942688E+022" calcext:value-type="float">
            <text:p>19175002942688000000000</text:p>
          </table:table-cell>
          <table:table-cell table:formula="of:=[.H60]*2+[.H59]" office:value-type="float" office:value="1.35587746100467E+022" calcext:value-type="float">
            <text:p>13558774610046700000000</text:p>
          </table:table-cell>
          <table:table-cell table:formula="of:=LEN([.G61])" office:value-type="float" office:value="20" calcext:value-type="float">
            <text:p>20</text:p>
          </table:table-cell>
          <table:table-cell table:formula="of:=LEN([.H61])" office:value-type="float" office:value="21" calcext:value-type="float">
            <text:p>21</text:p>
          </table:table-cell>
          <table:table-cell table:formula="of:=IF([.I61]&gt;[.J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  <table:table-cell table:formula="of:=[.G61]+[.H61]*2" office:value-type="float" office:value="4.62925521627814E+022" calcext:value-type="float">
            <text:p>46292552162781400000000</text:p>
          </table:table-cell>
          <table:table-cell table:formula="of:=[.H61]*2+[.H60]" office:value-type="float" office:value="3.27337775527347E+022" calcext:value-type="float">
            <text:p>32733777552734700000000</text:p>
          </table:table-cell>
          <table:table-cell table:formula="of:=LEN([.G62])" office:value-type="float" office:value="21" calcext:value-type="float">
            <text:p>21</text:p>
          </table:table-cell>
          <table:table-cell table:formula="of:=LEN([.H62])" office:value-type="float" office:value="21" calcext:value-type="float">
            <text:p>21</text:p>
          </table:table-cell>
          <table:table-cell table:formula="of:=IF([.I62]&gt;[.J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/>
          <table:table-cell table:formula="of:=[.G62]+[.H62]*2" office:value-type="float" office:value="1.11760107268251E+023" calcext:value-type="float">
            <text:p>111760107268251000000000</text:p>
          </table:table-cell>
          <table:table-cell table:formula="of:=[.H62]*2+[.H61]" office:value-type="float" office:value="7.90263297155162E+022" calcext:value-type="float">
            <text:p>79026329715516200000000</text:p>
          </table:table-cell>
          <table:table-cell table:formula="of:=LEN([.G63])" office:value-type="float" office:value="21" calcext:value-type="float">
            <text:p>21</text:p>
          </table:table-cell>
          <table:table-cell table:formula="of:=LEN([.H63])" office:value-type="float" office:value="21" calcext:value-type="float">
            <text:p>21</text:p>
          </table:table-cell>
          <table:table-cell table:formula="of:=IF([.I63]&gt;[.J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  <table:table-cell table:formula="of:=[.G63]+[.H63]*2" office:value-type="float" office:value="2.69812766699283E+023" calcext:value-type="float">
            <text:p>269812766699283000000000</text:p>
          </table:table-cell>
          <table:table-cell table:formula="of:=[.H63]*2+[.H62]" office:value-type="float" office:value="1.90786436983767E+023" calcext:value-type="float">
            <text:p>190786436983767000000000</text:p>
          </table:table-cell>
          <table:table-cell table:formula="of:=LEN([.G64])" office:value-type="float" office:value="21" calcext:value-type="float">
            <text:p>21</text:p>
          </table:table-cell>
          <table:table-cell table:formula="of:=LEN([.H64])" office:value-type="float" office:value="21" calcext:value-type="float">
            <text:p>21</text:p>
          </table:table-cell>
          <table:table-cell table:formula="of:=IF([.I64]&gt;[.J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/>
          <table:table-cell table:formula="of:=[.G64]+[.H64]*2" office:value-type="float" office:value="6.51385640666818E+023" calcext:value-type="float">
            <text:p>651385640666818000000000</text:p>
          </table:table-cell>
          <table:table-cell table:formula="of:=[.H64]*2+[.H63]" office:value-type="float" office:value="4.60599203683051E+023" calcext:value-type="float">
            <text:p>460599203683051000000000</text:p>
          </table:table-cell>
          <table:table-cell table:formula="of:=LEN([.G65])" office:value-type="float" office:value="21" calcext:value-type="float">
            <text:p>21</text:p>
          </table:table-cell>
          <table:table-cell table:formula="of:=LEN([.H65])" office:value-type="float" office:value="21" calcext:value-type="float">
            <text:p>21</text:p>
          </table:table-cell>
          <table:table-cell table:formula="of:=IF([.I65]&gt;[.J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/>
          <table:table-cell table:formula="of:=[.G65]+[.H65]*2" office:value-type="float" office:value="1.57258404803292E+024" calcext:value-type="float">
            <text:p>1572584048032920000000000</text:p>
          </table:table-cell>
          <table:table-cell table:formula="of:=[.H65]*2+[.H64]" office:value-type="float" office:value="1.11198484434987E+024" calcext:value-type="float">
            <text:p>1111984844349870000000000</text:p>
          </table:table-cell>
          <table:table-cell table:formula="of:=LEN([.G66])" office:value-type="float" office:value="21" calcext:value-type="float">
            <text:p>21</text:p>
          </table:table-cell>
          <table:table-cell table:formula="of:=LEN([.H66])" office:value-type="float" office:value="21" calcext:value-type="float">
            <text:p>21</text:p>
          </table:table-cell>
          <table:table-cell table:formula="of:=IF([.I66]&gt;[.J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  <table:table-cell table:formula="of:=[.G66]+[.H66]*2" office:value-type="float" office:value="3.79655373673265E+024" calcext:value-type="float">
            <text:p>3796553736732650000000000</text:p>
          </table:table-cell>
          <table:table-cell table:formula="of:=[.H66]*2+[.H65]" office:value-type="float" office:value="2.68456889238279E+024" calcext:value-type="float">
            <text:p>2684568892382790000000000</text:p>
          </table:table-cell>
          <table:table-cell table:formula="of:=LEN([.G67])" office:value-type="float" office:value="21" calcext:value-type="float">
            <text:p>21</text:p>
          </table:table-cell>
          <table:table-cell table:formula="of:=LEN([.H67])" office:value-type="float" office:value="21" calcext:value-type="float">
            <text:p>21</text:p>
          </table:table-cell>
          <table:table-cell table:formula="of:=IF([.I67]&gt;[.J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/>
          <table:table-cell table:formula="of:=[.G67]+[.H67]*2" office:value-type="float" office:value="9.16569152149823E+024" calcext:value-type="float">
            <text:p>9165691521498230000000000</text:p>
          </table:table-cell>
          <table:table-cell table:formula="of:=[.H67]*2+[.H66]" office:value-type="float" office:value="6.48112262911544E+024" calcext:value-type="float">
            <text:p>6481122629115440000000000</text:p>
          </table:table-cell>
          <table:table-cell table:formula="of:=LEN([.G68])" office:value-type="float" office:value="21" calcext:value-type="float">
            <text:p>21</text:p>
          </table:table-cell>
          <table:table-cell table:formula="of:=LEN([.H68])" office:value-type="float" office:value="21" calcext:value-type="float">
            <text:p>21</text:p>
          </table:table-cell>
          <table:table-cell table:formula="of:=IF([.I68]&gt;[.J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  <table:table-cell table:formula="of:=[.G68]+[.H68]*2" office:value-type="float" office:value="2.21279367797291E+025" calcext:value-type="float">
            <text:p>22127936779729100000000000</text:p>
          </table:table-cell>
          <table:table-cell table:formula="of:=[.H68]*2+[.H67]" office:value-type="float" office:value="1.56468141506137E+025" calcext:value-type="float">
            <text:p>15646814150613700000000000</text:p>
          </table:table-cell>
          <table:table-cell table:formula="of:=LEN([.G69])" office:value-type="float" office:value="21" calcext:value-type="float">
            <text:p>21</text:p>
          </table:table-cell>
          <table:table-cell table:formula="of:=LEN([.H69])" office:value-type="float" office:value="21" calcext:value-type="float">
            <text:p>21</text:p>
          </table:table-cell>
          <table:table-cell table:formula="of:=IF([.I69]&gt;[.J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  <table:table-cell table:formula="of:=[.G69]+[.H69]*2" office:value-type="float" office:value="5.34215650809565E+025" calcext:value-type="float">
            <text:p>53421565080956500000000000</text:p>
          </table:table-cell>
          <table:table-cell table:formula="of:=[.H69]*2+[.H68]" office:value-type="float" office:value="3.77747509303428E+025" calcext:value-type="float">
            <text:p>37774750930342800000000000</text:p>
          </table:table-cell>
          <table:table-cell table:formula="of:=LEN([.G70])" office:value-type="float" office:value="21" calcext:value-type="float">
            <text:p>21</text:p>
          </table:table-cell>
          <table:table-cell table:formula="of:=LEN([.H70])" office:value-type="float" office:value="21" calcext:value-type="float">
            <text:p>21</text:p>
          </table:table-cell>
          <table:table-cell table:formula="of:=IF([.I70]&gt;[.J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/>
          <table:table-cell table:formula="of:=[.G70]+[.H70]*2" office:value-type="float" office:value="1.28971066941642E+026" calcext:value-type="float">
            <text:p>128971066941642000000000000</text:p>
          </table:table-cell>
          <table:table-cell table:formula="of:=[.H70]*2+[.H69]" office:value-type="float" office:value="9.11963160112992E+025" calcext:value-type="float">
            <text:p>91196316011299200000000000</text:p>
          </table:table-cell>
          <table:table-cell table:formula="of:=LEN([.G71])" office:value-type="float" office:value="21" calcext:value-type="float">
            <text:p>21</text:p>
          </table:table-cell>
          <table:table-cell table:formula="of:=LEN([.H71])" office:value-type="float" office:value="21" calcext:value-type="float">
            <text:p>21</text:p>
          </table:table-cell>
          <table:table-cell table:formula="of:=IF([.I71]&gt;[.J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  <table:table-cell table:formula="of:=[.G71]+[.H71]*2" office:value-type="float" office:value="3.1136369896424E+026" calcext:value-type="float">
            <text:p>311363698964240000000000000</text:p>
          </table:table-cell>
          <table:table-cell table:formula="of:=[.H71]*2+[.H70]" office:value-type="float" office:value="2.20167382952941E+026" calcext:value-type="float">
            <text:p>220167382952941000000000000</text:p>
          </table:table-cell>
          <table:table-cell table:formula="of:=LEN([.G72])" office:value-type="float" office:value="20" calcext:value-type="float">
            <text:p>20</text:p>
          </table:table-cell>
          <table:table-cell table:formula="of:=LEN([.H72])" office:value-type="float" office:value="21" calcext:value-type="float">
            <text:p>21</text:p>
          </table:table-cell>
          <table:table-cell table:formula="of:=IF([.I72]&gt;[.J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5"/>
          <table:table-cell table:formula="of:=[.G72]+[.H72]*2" office:value-type="float" office:value="7.51698464870123E+026" calcext:value-type="float">
            <text:p>751698464870123000000000000</text:p>
          </table:table-cell>
          <table:table-cell table:formula="of:=[.H72]*2+[.H71]" office:value-type="float" office:value="5.31531081917182E+026" calcext:value-type="float">
            <text:p>531531081917182000000000000</text:p>
          </table:table-cell>
          <table:table-cell table:formula="of:=LEN([.G73])" office:value-type="float" office:value="21" calcext:value-type="float">
            <text:p>21</text:p>
          </table:table-cell>
          <table:table-cell table:formula="of:=LEN([.H73])" office:value-type="float" office:value="21" calcext:value-type="float">
            <text:p>21</text:p>
          </table:table-cell>
          <table:table-cell table:formula="of:=IF([.I73]&gt;[.J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5"/>
          <table:table-cell table:formula="of:=[.G73]+[.H73]*2" office:value-type="float" office:value="1.81476062870449E+027" calcext:value-type="float">
            <text:p>1814760628704490000000000000</text:p>
          </table:table-cell>
          <table:table-cell table:formula="of:=[.H73]*2+[.H72]" office:value-type="float" office:value="1.2832295467873E+027" calcext:value-type="float">
            <text:p>1283229546787300000000000000</text:p>
          </table:table-cell>
          <table:table-cell table:formula="of:=LEN([.G74])" office:value-type="float" office:value="21" calcext:value-type="float">
            <text:p>21</text:p>
          </table:table-cell>
          <table:table-cell table:formula="of:=LEN([.H74])" office:value-type="float" office:value="20" calcext:value-type="float">
            <text:p>20</text:p>
          </table:table-cell>
          <table:table-cell table:formula="of:=IF([.I74]&gt;[.J7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  <table:table-cell table:formula="of:=[.G74]+[.H74]*2" office:value-type="float" office:value="4.3812197222791E+027" calcext:value-type="float">
            <text:p>4381219722279100000000000000</text:p>
          </table:table-cell>
          <table:table-cell table:formula="of:=[.H74]*2+[.H73]" office:value-type="float" office:value="3.09799017549179E+027" calcext:value-type="float">
            <text:p>3097990175491790000000000000</text:p>
          </table:table-cell>
          <table:table-cell table:formula="of:=LEN([.G75])" office:value-type="float" office:value="20" calcext:value-type="float">
            <text:p>20</text:p>
          </table:table-cell>
          <table:table-cell table:formula="of:=LEN([.H75])" office:value-type="float" office:value="21" calcext:value-type="float">
            <text:p>21</text:p>
          </table:table-cell>
          <table:table-cell table:formula="of:=IF([.I75]&gt;[.J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  <table:table-cell table:formula="of:=[.G75]+[.H75]*2" office:value-type="float" office:value="1.05772000732627E+028" calcext:value-type="float">
            <text:p>10577200073262700000000000000</text:p>
          </table:table-cell>
          <table:table-cell table:formula="of:=[.H75]*2+[.H74]" office:value-type="float" office:value="7.47920989777088E+027" calcext:value-type="float">
            <text:p>7479209897770880000000000000</text:p>
          </table:table-cell>
          <table:table-cell table:formula="of:=LEN([.G76])" office:value-type="float" office:value="21" calcext:value-type="float">
            <text:p>21</text:p>
          </table:table-cell>
          <table:table-cell table:formula="of:=LEN([.H76])" office:value-type="float" office:value="21" calcext:value-type="float">
            <text:p>21</text:p>
          </table:table-cell>
          <table:table-cell table:formula="of:=IF([.I76]&gt;[.J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  <table:table-cell table:formula="of:=[.G76]+[.H76]*2" office:value-type="float" office:value="2.55356198688044E+028" calcext:value-type="float">
            <text:p>25535619868804400000000000000</text:p>
          </table:table-cell>
          <table:table-cell table:formula="of:=[.H76]*2+[.H75]" office:value-type="float" office:value="1.80564099710336E+028" calcext:value-type="float">
            <text:p>18056409971033600000000000000</text:p>
          </table:table-cell>
          <table:table-cell table:formula="of:=LEN([.G77])" office:value-type="float" office:value="21" calcext:value-type="float">
            <text:p>21</text:p>
          </table:table-cell>
          <table:table-cell table:formula="of:=LEN([.H77])" office:value-type="float" office:value="21" calcext:value-type="float">
            <text:p>21</text:p>
          </table:table-cell>
          <table:table-cell table:formula="of:=IF([.I77]&gt;[.J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/>
          <table:table-cell table:formula="of:=[.G77]+[.H77]*2" office:value-type="float" office:value="6.16484398108716E+028" calcext:value-type="float">
            <text:p>61648439810871600000000000000</text:p>
          </table:table-cell>
          <table:table-cell table:formula="of:=[.H77]*2+[.H76]" office:value-type="float" office:value="4.3592029839838E+028" calcext:value-type="float">
            <text:p>43592029839838000000000000000</text:p>
          </table:table-cell>
          <table:table-cell table:formula="of:=LEN([.G78])" office:value-type="float" office:value="21" calcext:value-type="float">
            <text:p>21</text:p>
          </table:table-cell>
          <table:table-cell table:formula="of:=LEN([.H78])" office:value-type="float" office:value="20" calcext:value-type="float">
            <text:p>20</text:p>
          </table:table-cell>
          <table:table-cell table:formula="of:=IF([.I78]&gt;[.J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/>
          <table:table-cell table:formula="of:=[.G78]+[.H78]*2" office:value-type="float" office:value="1.48832499490548E+029" calcext:value-type="float">
            <text:p>148832499490548000000000000000</text:p>
          </table:table-cell>
          <table:table-cell table:formula="of:=[.H78]*2+[.H77]" office:value-type="float" office:value="1.0524046965071E+029" calcext:value-type="float">
            <text:p>105240469650710000000000000000</text:p>
          </table:table-cell>
          <table:table-cell table:formula="of:=LEN([.G79])" office:value-type="float" office:value="21" calcext:value-type="float">
            <text:p>21</text:p>
          </table:table-cell>
          <table:table-cell table:formula="of:=LEN([.H79])" office:value-type="float" office:value="20" calcext:value-type="float">
            <text:p>20</text:p>
          </table:table-cell>
          <table:table-cell table:formula="of:=IF([.I79]&gt;[.J7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  <table:table-cell table:formula="of:=[.G79]+[.H79]*2" office:value-type="float" office:value="3.59313438791967E+029" calcext:value-type="float">
            <text:p>359313438791967000000000000000</text:p>
          </table:table-cell>
          <table:table-cell table:formula="of:=[.H79]*2+[.H78]" office:value-type="float" office:value="2.54072969141257E+029" calcext:value-type="float">
            <text:p>254072969141257000000000000000</text:p>
          </table:table-cell>
          <table:table-cell table:formula="of:=LEN([.G80])" office:value-type="float" office:value="21" calcext:value-type="float">
            <text:p>21</text:p>
          </table:table-cell>
          <table:table-cell table:formula="of:=LEN([.H80])" office:value-type="float" office:value="21" calcext:value-type="float">
            <text:p>21</text:p>
          </table:table-cell>
          <table:table-cell table:formula="of:=IF([.I80]&gt;[.J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  <table:table-cell table:formula="of:=[.G80]+[.H80]*2" office:value-type="float" office:value="8.67459377074481E+029" calcext:value-type="float">
            <text:p>867459377074481000000000000000</text:p>
          </table:table-cell>
          <table:table-cell table:formula="of:=[.H80]*2+[.H79]" office:value-type="float" office:value="6.13386407933224E+029" calcext:value-type="float">
            <text:p>613386407933224000000000000000</text:p>
          </table:table-cell>
          <table:table-cell table:formula="of:=LEN([.G81])" office:value-type="float" office:value="21" calcext:value-type="float">
            <text:p>21</text:p>
          </table:table-cell>
          <table:table-cell table:formula="of:=LEN([.H81])" office:value-type="float" office:value="21" calcext:value-type="float">
            <text:p>21</text:p>
          </table:table-cell>
          <table:table-cell table:formula="of:=IF([.I81]&gt;[.J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  <table:table-cell table:formula="of:=[.G81]+[.H81]*2" office:value-type="float" office:value="2.09423219294093E+030" calcext:value-type="float">
            <text:p>2094232192940930000000000000000</text:p>
          </table:table-cell>
          <table:table-cell table:formula="of:=[.H81]*2+[.H80]" office:value-type="float" office:value="1.4808457850077E+030" calcext:value-type="float">
            <text:p>1480845785007700000000000000000</text:p>
          </table:table-cell>
          <table:table-cell table:formula="of:=LEN([.G82])" office:value-type="float" office:value="21" calcext:value-type="float">
            <text:p>21</text:p>
          </table:table-cell>
          <table:table-cell table:formula="of:=LEN([.H82])" office:value-type="float" office:value="20" calcext:value-type="float">
            <text:p>20</text:p>
          </table:table-cell>
          <table:table-cell table:formula="of:=IF([.I82]&gt;[.J8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  <table:table-cell table:formula="of:=[.G82]+[.H82]*2" office:value-type="float" office:value="5.05592376295634E+030" calcext:value-type="float">
            <text:p>5055923762956340000000000000000</text:p>
          </table:table-cell>
          <table:table-cell table:formula="of:=[.H82]*2+[.H81]" office:value-type="float" office:value="3.57507797794863E+030" calcext:value-type="float">
            <text:p>3575077977948630000000000000000</text:p>
          </table:table-cell>
          <table:table-cell table:formula="of:=LEN([.G83])" office:value-type="float" office:value="21" calcext:value-type="float">
            <text:p>21</text:p>
          </table:table-cell>
          <table:table-cell table:formula="of:=LEN([.H83])" office:value-type="float" office:value="21" calcext:value-type="float">
            <text:p>21</text:p>
          </table:table-cell>
          <table:table-cell table:formula="of:=IF([.I83]&gt;[.J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/>
          <table:table-cell table:formula="of:=[.G83]+[.H83]*2" office:value-type="float" office:value="1.22060797188536E+031" calcext:value-type="float">
            <text:p>12206079718853600000000000000000</text:p>
          </table:table-cell>
          <table:table-cell table:formula="of:=[.H83]*2+[.H82]" office:value-type="float" office:value="8.63100174090497E+030" calcext:value-type="float">
            <text:p>8631001740904970000000000000000</text:p>
          </table:table-cell>
          <table:table-cell table:formula="of:=LEN([.G84])" office:value-type="float" office:value="21" calcext:value-type="float">
            <text:p>21</text:p>
          </table:table-cell>
          <table:table-cell table:formula="of:=LEN([.H84])" office:value-type="float" office:value="21" calcext:value-type="float">
            <text:p>21</text:p>
          </table:table-cell>
          <table:table-cell table:formula="of:=IF([.I84]&gt;[.J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/>
          <table:table-cell table:formula="of:=[.G84]+[.H84]*2" office:value-type="float" office:value="2.94680832006635E+031" calcext:value-type="float">
            <text:p>29468083200663500000000000000000</text:p>
          </table:table-cell>
          <table:table-cell table:formula="of:=[.H84]*2+[.H83]" office:value-type="float" office:value="2.08370814597586E+031" calcext:value-type="float">
            <text:p>20837081459758600000000000000000</text:p>
          </table:table-cell>
          <table:table-cell table:formula="of:=LEN([.G85])" office:value-type="float" office:value="21" calcext:value-type="float">
            <text:p>21</text:p>
          </table:table-cell>
          <table:table-cell table:formula="of:=LEN([.H85])" office:value-type="float" office:value="21" calcext:value-type="float">
            <text:p>21</text:p>
          </table:table-cell>
          <table:table-cell table:formula="of:=IF([.I85]&gt;[.J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/>
          <table:table-cell table:formula="of:=[.G85]+[.H85]*2" office:value-type="float" office:value="7.11422461201807E+031" calcext:value-type="float">
            <text:p>71142246120180700000000000000000</text:p>
          </table:table-cell>
          <table:table-cell table:formula="of:=[.H85]*2+[.H84]" office:value-type="float" office:value="5.03051646604221E+031" calcext:value-type="float">
            <text:p>50305164660422100000000000000000</text:p>
          </table:table-cell>
          <table:table-cell table:formula="of:=LEN([.G86])" office:value-type="float" office:value="21" calcext:value-type="float">
            <text:p>21</text:p>
          </table:table-cell>
          <table:table-cell table:formula="of:=LEN([.H86])" office:value-type="float" office:value="21" calcext:value-type="float">
            <text:p>21</text:p>
          </table:table-cell>
          <table:table-cell table:formula="of:=IF([.I86]&gt;[.J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  <table:table-cell table:formula="of:=[.G86]+[.H86]*2" office:value-type="float" office:value="1.71752575441025E+032" calcext:value-type="float">
            <text:p>171752575441025000000000000000000</text:p>
          </table:table-cell>
          <table:table-cell table:formula="of:=[.H86]*2+[.H85]" office:value-type="float" office:value="1.21447410780603E+032" calcext:value-type="float">
            <text:p>121447410780603000000000000000000</text:p>
          </table:table-cell>
          <table:table-cell table:formula="of:=LEN([.G87])" office:value-type="float" office:value="21" calcext:value-type="float">
            <text:p>21</text:p>
          </table:table-cell>
          <table:table-cell table:formula="of:=LEN([.H87])" office:value-type="float" office:value="21" calcext:value-type="float">
            <text:p>21</text:p>
          </table:table-cell>
          <table:table-cell table:formula="of:=IF([.I87]&gt;[.J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/>
          <table:table-cell table:formula="of:=[.G87]+[.H87]*2" office:value-type="float" office:value="4.14647397002231E+032" calcext:value-type="float">
            <text:p>414647397002231000000000000000000</text:p>
          </table:table-cell>
          <table:table-cell table:formula="of:=[.H87]*2+[.H86]" office:value-type="float" office:value="2.93199986221628E+032" calcext:value-type="float">
            <text:p>293199986221628000000000000000000</text:p>
          </table:table-cell>
          <table:table-cell table:formula="of:=LEN([.G88])" office:value-type="float" office:value="21" calcext:value-type="float">
            <text:p>21</text:p>
          </table:table-cell>
          <table:table-cell table:formula="of:=LEN([.H88])" office:value-type="float" office:value="21" calcext:value-type="float">
            <text:p>21</text:p>
          </table:table-cell>
          <table:table-cell table:formula="of:=IF([.I88]&gt;[.J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/>
          <table:table-cell table:formula="of:=[.G88]+[.H88]*2" office:value-type="float" office:value="1.00104736944549E+033" calcext:value-type="float">
            <text:p>1001047369445490000000000000000000</text:p>
          </table:table-cell>
          <table:table-cell table:formula="of:=[.H88]*2+[.H87]" office:value-type="float" office:value="7.07847383223858E+032" calcext:value-type="float">
            <text:p>707847383223858000000000000000000</text:p>
          </table:table-cell>
          <table:table-cell table:formula="of:=LEN([.G89])" office:value-type="float" office:value="21" calcext:value-type="float">
            <text:p>21</text:p>
          </table:table-cell>
          <table:table-cell table:formula="of:=LEN([.H89])" office:value-type="float" office:value="21" calcext:value-type="float">
            <text:p>21</text:p>
          </table:table-cell>
          <table:table-cell table:formula="of:=IF([.I89]&gt;[.J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/>
          <table:table-cell table:formula="of:=[.G89]+[.H89]*2" office:value-type="float" office:value="2.4167421358932E+033" calcext:value-type="float">
            <text:p>2416742135893200000000000000000000</text:p>
          </table:table-cell>
          <table:table-cell table:formula="of:=[.H89]*2+[.H88]" office:value-type="float" office:value="1.70889475266934E+033" calcext:value-type="float">
            <text:p>1708894752669340000000000000000000</text:p>
          </table:table-cell>
          <table:table-cell table:formula="of:=LEN([.G90])" office:value-type="float" office:value="20" calcext:value-type="float">
            <text:p>20</text:p>
          </table:table-cell>
          <table:table-cell table:formula="of:=LEN([.H90])" office:value-type="float" office:value="21" calcext:value-type="float">
            <text:p>21</text:p>
          </table:table-cell>
          <table:table-cell table:formula="of:=IF([.I90]&gt;[.J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  <table:table-cell table:formula="of:=[.G90]+[.H90]*2" office:value-type="float" office:value="5.83453164123189E+033" calcext:value-type="float">
            <text:p>5834531641231890000000000000000000</text:p>
          </table:table-cell>
          <table:table-cell table:formula="of:=[.H90]*2+[.H89]" office:value-type="float" office:value="4.12563688856255E+033" calcext:value-type="float">
            <text:p>4125636888562550000000000000000000</text:p>
          </table:table-cell>
          <table:table-cell table:formula="of:=LEN([.G91])" office:value-type="float" office:value="21" calcext:value-type="float">
            <text:p>21</text:p>
          </table:table-cell>
          <table:table-cell table:formula="of:=LEN([.H91])" office:value-type="float" office:value="21" calcext:value-type="float">
            <text:p>21</text:p>
          </table:table-cell>
          <table:table-cell table:formula="of:=IF([.I91]&gt;[.J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/>
          <table:table-cell table:formula="of:=[.G91]+[.H91]*2" office:value-type="float" office:value="1.4085805418357E+034" calcext:value-type="float">
            <text:p>14085805418357000000000000000000000</text:p>
          </table:table-cell>
          <table:table-cell table:formula="of:=[.H91]*2+[.H90]" office:value-type="float" office:value="9.96016852979444E+033" calcext:value-type="float">
            <text:p>9960168529794440000000000000000000</text:p>
          </table:table-cell>
          <table:table-cell table:formula="of:=LEN([.G92])" office:value-type="float" office:value="20" calcext:value-type="float">
            <text:p>20</text:p>
          </table:table-cell>
          <table:table-cell table:formula="of:=LEN([.H92])" office:value-type="float" office:value="21" calcext:value-type="float">
            <text:p>21</text:p>
          </table:table-cell>
          <table:table-cell table:formula="of:=IF([.I92]&gt;[.J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5"/>
          <table:table-cell table:formula="of:=[.G92]+[.H92]*2" office:value-type="float" office:value="3.40061424779459E+034" calcext:value-type="float">
            <text:p>34006142477945900000000000000000000</text:p>
          </table:table-cell>
          <table:table-cell table:formula="of:=[.H92]*2+[.H91]" office:value-type="float" office:value="2.40459739481514E+034" calcext:value-type="float">
            <text:p>24045973948151400000000000000000000</text:p>
          </table:table-cell>
          <table:table-cell table:formula="of:=LEN([.G93])" office:value-type="float" office:value="21" calcext:value-type="float">
            <text:p>21</text:p>
          </table:table-cell>
          <table:table-cell table:formula="of:=LEN([.H93])" office:value-type="float" office:value="21" calcext:value-type="float">
            <text:p>21</text:p>
          </table:table-cell>
          <table:table-cell table:formula="of:=IF([.I93]&gt;[.J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/>
          <table:table-cell table:formula="of:=[.G93]+[.H93]*2" office:value-type="float" office:value="8.20980903742487E+034" calcext:value-type="float">
            <text:p>82098090374248700000000000000000000</text:p>
          </table:table-cell>
          <table:table-cell table:formula="of:=[.H93]*2+[.H92]" office:value-type="float" office:value="5.80521164260973E+034" calcext:value-type="float">
            <text:p>58052116426097300000000000000000000</text:p>
          </table:table-cell>
          <table:table-cell table:formula="of:=LEN([.G94])" office:value-type="float" office:value="21" calcext:value-type="float">
            <text:p>21</text:p>
          </table:table-cell>
          <table:table-cell table:formula="of:=LEN([.H94])" office:value-type="float" office:value="21" calcext:value-type="float">
            <text:p>21</text:p>
          </table:table-cell>
          <table:table-cell table:formula="of:=IF([.I94]&gt;[.J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  <table:table-cell table:formula="of:=[.G94]+[.H94]*2" office:value-type="float" office:value="1.98202323226443E+035" calcext:value-type="float">
            <text:p>198202323226443000000000000000000000</text:p>
          </table:table-cell>
          <table:table-cell table:formula="of:=[.H94]*2+[.H93]" office:value-type="float" office:value="1.40150206800346E+035" calcext:value-type="float">
            <text:p>140150206800346000000000000000000000</text:p>
          </table:table-cell>
          <table:table-cell table:formula="of:=LEN([.G95])" office:value-type="float" office:value="21" calcext:value-type="float">
            <text:p>21</text:p>
          </table:table-cell>
          <table:table-cell table:formula="of:=LEN([.H95])" office:value-type="float" office:value="21" calcext:value-type="float">
            <text:p>21</text:p>
          </table:table-cell>
          <table:table-cell table:formula="of:=IF([.I95]&gt;[.J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/>
          <table:table-cell table:formula="of:=[.G95]+[.H95]*2" office:value-type="float" office:value="4.78502736827135E+035" calcext:value-type="float">
            <text:p>478502736827135000000000000000000000</text:p>
          </table:table-cell>
          <table:table-cell table:formula="of:=[.H95]*2+[.H94]" office:value-type="float" office:value="3.38352530026789E+035" calcext:value-type="float">
            <text:p>338352530026789000000000000000000000</text:p>
          </table:table-cell>
          <table:table-cell table:formula="of:=LEN([.G96])" office:value-type="float" office:value="21" calcext:value-type="float">
            <text:p>21</text:p>
          </table:table-cell>
          <table:table-cell table:formula="of:=LEN([.H96])" office:value-type="float" office:value="21" calcext:value-type="float">
            <text:p>21</text:p>
          </table:table-cell>
          <table:table-cell table:formula="of:=IF([.I96]&gt;[.J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  <table:table-cell table:formula="of:=[.G96]+[.H96]*2" office:value-type="float" office:value="1.15520779688071E+036" calcext:value-type="float">
            <text:p>1155207796880710000000000000000000000</text:p>
          </table:table-cell>
          <table:table-cell table:formula="of:=[.H96]*2+[.H95]" office:value-type="float" office:value="8.16855266853925E+035" calcext:value-type="float">
            <text:p>816855266853925000000000000000000000</text:p>
          </table:table-cell>
          <table:table-cell table:formula="of:=LEN([.G97])" office:value-type="float" office:value="21" calcext:value-type="float">
            <text:p>21</text:p>
          </table:table-cell>
          <table:table-cell table:formula="of:=LEN([.H97])" office:value-type="float" office:value="21" calcext:value-type="float">
            <text:p>21</text:p>
          </table:table-cell>
          <table:table-cell table:formula="of:=IF([.I97]&gt;[.J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/>
          <table:table-cell table:formula="of:=[.G97]+[.H97]*2" office:value-type="float" office:value="2.78891833058856E+036" calcext:value-type="float">
            <text:p>2788918330588560000000000000000000000</text:p>
          </table:table-cell>
          <table:table-cell table:formula="of:=[.H97]*2+[.H96]" office:value-type="float" office:value="1.97206306373464E+036" calcext:value-type="float">
            <text:p>1972063063734640000000000000000000000</text:p>
          </table:table-cell>
          <table:table-cell table:formula="of:=LEN([.G98])" office:value-type="float" office:value="21" calcext:value-type="float">
            <text:p>21</text:p>
          </table:table-cell>
          <table:table-cell table:formula="of:=LEN([.H98])" office:value-type="float" office:value="21" calcext:value-type="float">
            <text:p>21</text:p>
          </table:table-cell>
          <table:table-cell table:formula="of:=IF([.I98]&gt;[.J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  <table:table-cell table:formula="of:=[.G98]+[.H98]*2" office:value-type="float" office:value="6.73304445805784E+036" calcext:value-type="float">
            <text:p>6733044458057840000000000000000000000</text:p>
          </table:table-cell>
          <table:table-cell table:formula="of:=[.H98]*2+[.H97]" office:value-type="float" office:value="4.7609813943232E+036" calcext:value-type="float">
            <text:p>4760981394323200000000000000000000000</text:p>
          </table:table-cell>
          <table:table-cell table:formula="of:=LEN([.G99])" office:value-type="float" office:value="21" calcext:value-type="float">
            <text:p>21</text:p>
          </table:table-cell>
          <table:table-cell table:formula="of:=LEN([.H99])" office:value-type="float" office:value="20" calcext:value-type="float">
            <text:p>20</text:p>
          </table:table-cell>
          <table:table-cell table:formula="of:=IF([.I99]&gt;[.J9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/>
          <table:table-cell table:formula="of:=[.G99]+[.H99]*2" office:value-type="float" office:value="1.62550072467042E+037" calcext:value-type="float">
            <text:p>16255007246704200000000000000000000000</text:p>
          </table:table-cell>
          <table:table-cell table:formula="of:=[.H99]*2+[.H98]" office:value-type="float" office:value="1.1494025852381E+037" calcext:value-type="float">
            <text:p>11494025852381000000000000000000000000</text:p>
          </table:table-cell>
          <table:table-cell table:formula="of:=LEN([.G100])" office:value-type="float" office:value="21" calcext:value-type="float">
            <text:p>21</text:p>
          </table:table-cell>
          <table:table-cell table:formula="of:=LEN([.H100])" office:value-type="float" office:value="20" calcext:value-type="float">
            <text:p>20</text:p>
          </table:table-cell>
          <table:table-cell table:formula="of:=IF([.I100]&gt;[.J10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/>
          <table:table-cell table:formula="of:=[.G100]+[.H100]*2" office:value-type="float" office:value="3.92430589514663E+037" calcext:value-type="float">
            <text:p>39243058951466300000000000000000000000</text:p>
          </table:table-cell>
          <table:table-cell table:formula="of:=[.H100]*2+[.H99]" office:value-type="float" office:value="2.77490330990853E+037" calcext:value-type="float">
            <text:p>27749033099085300000000000000000000000</text:p>
          </table:table-cell>
          <table:table-cell table:formula="of:=LEN([.G101])" office:value-type="float" office:value="21" calcext:value-type="float">
            <text:p>21</text:p>
          </table:table-cell>
          <table:table-cell table:formula="of:=LEN([.H101])" office:value-type="float" office:value="21" calcext:value-type="float">
            <text:p>21</text:p>
          </table:table-cell>
          <table:table-cell table:formula="of:=IF([.I101]&gt;[.J1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/>
          <table:table-cell table:formula="of:=[.G101]+[.H101]*2" office:value-type="float" office:value="9.47411251496369E+037" calcext:value-type="float">
            <text:p>94741125149636900000000000000000000000</text:p>
          </table:table-cell>
          <table:table-cell table:formula="of:=[.H101]*2+[.H100]" office:value-type="float" office:value="6.69920920505516E+037" calcext:value-type="float">
            <text:p>66992092050551600000000000000000000000</text:p>
          </table:table-cell>
          <table:table-cell table:formula="of:=LEN([.G102])" office:value-type="float" office:value="21" calcext:value-type="float">
            <text:p>21</text:p>
          </table:table-cell>
          <table:table-cell table:formula="of:=LEN([.H102])" office:value-type="float" office:value="21" calcext:value-type="float">
            <text:p>21</text:p>
          </table:table-cell>
          <table:table-cell table:formula="of:=IF([.I102]&gt;[.J1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  <table:table-cell table:formula="of:=[.G102]+[.H102]*2" office:value-type="float" office:value="2.2872530925074E+038" calcext:value-type="float">
            <text:p>228725309250740000000000000000000000000</text:p>
          </table:table-cell>
          <table:table-cell table:formula="of:=[.H102]*2+[.H101]" office:value-type="float" office:value="1.61733217200189E+038" calcext:value-type="float">
            <text:p>161733217200189000000000000000000000000</text:p>
          </table:table-cell>
          <table:table-cell table:formula="of:=LEN([.G103])" office:value-type="float" office:value="20" calcext:value-type="float">
            <text:p>20</text:p>
          </table:table-cell>
          <table:table-cell table:formula="of:=LEN([.H103])" office:value-type="float" office:value="21" calcext:value-type="float">
            <text:p>21</text:p>
          </table:table-cell>
          <table:table-cell table:formula="of:=IF([.I103]&gt;[.J1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5"/>
          <table:table-cell table:formula="of:=[.G103]+[.H103]*2" office:value-type="float" office:value="5.52191743651117E+038" calcext:value-type="float">
            <text:p>552191743651117000000000000000000000000</text:p>
          </table:table-cell>
          <table:table-cell table:formula="of:=[.H103]*2+[.H102]" office:value-type="float" office:value="3.90458526450929E+038" calcext:value-type="float">
            <text:p>390458526450929000000000000000000000000</text:p>
          </table:table-cell>
          <table:table-cell table:formula="of:=LEN([.G104])" office:value-type="float" office:value="21" calcext:value-type="float">
            <text:p>21</text:p>
          </table:table-cell>
          <table:table-cell table:formula="of:=LEN([.H104])" office:value-type="float" office:value="21" calcext:value-type="float">
            <text:p>21</text:p>
          </table:table-cell>
          <table:table-cell table:formula="of:=IF([.I104]&gt;[.J1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5"/>
          <table:table-cell table:formula="of:=[.G104]+[.H104]*2" office:value-type="float" office:value="1.33310879655297E+039" calcext:value-type="float">
            <text:p>1333108796552970000000000000000000000000</text:p>
          </table:table-cell>
          <table:table-cell table:formula="of:=[.H104]*2+[.H103]" office:value-type="float" office:value="9.42650270102046E+038" calcext:value-type="float">
            <text:p>942650270102046000000000000000000000000</text:p>
          </table:table-cell>
          <table:table-cell table:formula="of:=LEN([.G105])" office:value-type="float" office:value="21" calcext:value-type="float">
            <text:p>21</text:p>
          </table:table-cell>
          <table:table-cell table:formula="of:=LEN([.H105])" office:value-type="float" office:value="21" calcext:value-type="float">
            <text:p>21</text:p>
          </table:table-cell>
          <table:table-cell table:formula="of:=IF([.I105]&gt;[.J1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  <table:table-cell table:formula="of:=[.G105]+[.H105]*2" office:value-type="float" office:value="3.21840933675707E+039" calcext:value-type="float">
            <text:p>3218409336757070000000000000000000000000</text:p>
          </table:table-cell>
          <table:table-cell table:formula="of:=[.H105]*2+[.H104]" office:value-type="float" office:value="2.27575906665502E+039" calcext:value-type="float">
            <text:p>2275759066655020000000000000000000000000</text:p>
          </table:table-cell>
          <table:table-cell table:formula="of:=LEN([.G106])" office:value-type="float" office:value="21" calcext:value-type="float">
            <text:p>21</text:p>
          </table:table-cell>
          <table:table-cell table:formula="of:=LEN([.H106])" office:value-type="float" office:value="21" calcext:value-type="float">
            <text:p>21</text:p>
          </table:table-cell>
          <table:table-cell table:formula="of:=IF([.I106]&gt;[.J1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5"/>
          <table:table-cell table:formula="of:=[.G106]+[.H106]*2" office:value-type="float" office:value="7.76992747006711E+039" calcext:value-type="float">
            <text:p>7769927470067110000000000000000000000000</text:p>
          </table:table-cell>
          <table:table-cell table:formula="of:=[.H106]*2+[.H105]" office:value-type="float" office:value="5.49416840341209E+039" calcext:value-type="float">
            <text:p>5494168403412090000000000000000000000000</text:p>
          </table:table-cell>
          <table:table-cell table:formula="of:=LEN([.G107])" office:value-type="float" office:value="21" calcext:value-type="float">
            <text:p>21</text:p>
          </table:table-cell>
          <table:table-cell table:formula="of:=LEN([.H107])" office:value-type="float" office:value="21" calcext:value-type="float">
            <text:p>21</text:p>
          </table:table-cell>
          <table:table-cell table:formula="of:=IF([.I107]&gt;[.J1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/>
          <table:table-cell table:formula="of:=[.G107]+[.H107]*2" office:value-type="float" office:value="1.87582642768913E+040" calcext:value-type="float">
            <text:p>18758264276891300000000000000000000000000</text:p>
          </table:table-cell>
          <table:table-cell table:formula="of:=[.H107]*2+[.H106]" office:value-type="float" office:value="1.32640958734792E+040" calcext:value-type="float">
            <text:p>13264095873479200000000000000000000000000</text:p>
          </table:table-cell>
          <table:table-cell table:formula="of:=LEN([.G108])" office:value-type="float" office:value="21" calcext:value-type="float">
            <text:p>21</text:p>
          </table:table-cell>
          <table:table-cell table:formula="of:=LEN([.H108])" office:value-type="float" office:value="21" calcext:value-type="float">
            <text:p>21</text:p>
          </table:table-cell>
          <table:table-cell table:formula="of:=IF([.I108]&gt;[.J1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5"/>
          <table:table-cell table:formula="of:=[.G108]+[.H108]*2" office:value-type="float" office:value="4.52864560238497E+040" calcext:value-type="float">
            <text:p>45286456023849700000000000000000000000000</text:p>
          </table:table-cell>
          <table:table-cell table:formula="of:=[.H108]*2+[.H107]" office:value-type="float" office:value="3.20223601503705E+040" calcext:value-type="float">
            <text:p>32022360150370500000000000000000000000000</text:p>
          </table:table-cell>
          <table:table-cell table:formula="of:=LEN([.G109])" office:value-type="float" office:value="21" calcext:value-type="float">
            <text:p>21</text:p>
          </table:table-cell>
          <table:table-cell table:formula="of:=LEN([.H109])" office:value-type="float" office:value="21" calcext:value-type="float">
            <text:p>21</text:p>
          </table:table-cell>
          <table:table-cell table:formula="of:=IF([.I109]&gt;[.J1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5"/>
          <table:table-cell table:formula="of:=[.G109]+[.H109]*2" office:value-type="float" office:value="1.09331176324591E+041" calcext:value-type="float">
            <text:p>109331176324591000000000000000000000000000</text:p>
          </table:table-cell>
          <table:table-cell table:formula="of:=[.H109]*2+[.H108]" office:value-type="float" office:value="7.73088161742201E+040" calcext:value-type="float">
            <text:p>77308816174220100000000000000000000000000</text:p>
          </table:table-cell>
          <table:table-cell table:formula="of:=LEN([.G110])" office:value-type="float" office:value="21" calcext:value-type="float">
            <text:p>21</text:p>
          </table:table-cell>
          <table:table-cell table:formula="of:=LEN([.H110])" office:value-type="float" office:value="21" calcext:value-type="float">
            <text:p>21</text:p>
          </table:table-cell>
          <table:table-cell table:formula="of:=IF([.I110]&gt;[.J1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5"/>
          <table:table-cell table:formula="of:=[.G110]+[.H110]*2" office:value-type="float" office:value="2.63948808673031E+041" calcext:value-type="float">
            <text:p>263948808673031000000000000000000000000000</text:p>
          </table:table-cell>
          <table:table-cell table:formula="of:=[.H110]*2+[.H109]" office:value-type="float" office:value="1.86639992498811E+041" calcext:value-type="float">
            <text:p>186639992498811000000000000000000000000000</text:p>
          </table:table-cell>
          <table:table-cell table:formula="of:=LEN([.G111])" office:value-type="float" office:value="21" calcext:value-type="float">
            <text:p>21</text:p>
          </table:table-cell>
          <table:table-cell table:formula="of:=LEN([.H111])" office:value-type="float" office:value="21" calcext:value-type="float">
            <text:p>21</text:p>
          </table:table-cell>
          <table:table-cell table:formula="of:=IF([.I111]&gt;[.J1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5"/>
          <table:table-cell table:formula="of:=[.G111]+[.H111]*2" office:value-type="float" office:value="6.37228793670653E+041" calcext:value-type="float">
            <text:p>637228793670653000000000000000000000000000</text:p>
          </table:table-cell>
          <table:table-cell table:formula="of:=[.H111]*2+[.H110]" office:value-type="float" office:value="4.50588801171842E+041" calcext:value-type="float">
            <text:p>450588801171842000000000000000000000000000</text:p>
          </table:table-cell>
          <table:table-cell table:formula="of:=LEN([.G112])" office:value-type="float" office:value="21" calcext:value-type="float">
            <text:p>21</text:p>
          </table:table-cell>
          <table:table-cell table:formula="of:=LEN([.H112])" office:value-type="float" office:value="21" calcext:value-type="float">
            <text:p>21</text:p>
          </table:table-cell>
          <table:table-cell table:formula="of:=IF([.I112]&gt;[.J1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5"/>
          <table:table-cell table:formula="of:=[.G112]+[.H112]*2" office:value-type="float" office:value="1.53840639601434E+042" calcext:value-type="float">
            <text:p>1538406396014340000000000000000000000000000</text:p>
          </table:table-cell>
          <table:table-cell table:formula="of:=[.H112]*2+[.H111]" office:value-type="float" office:value="1.08781759484249E+042" calcext:value-type="float">
            <text:p>1087817594842490000000000000000000000000000</text:p>
          </table:table-cell>
          <table:table-cell table:formula="of:=LEN([.G113])" office:value-type="float" office:value="21" calcext:value-type="float">
            <text:p>21</text:p>
          </table:table-cell>
          <table:table-cell table:formula="of:=LEN([.H113])" office:value-type="float" office:value="21" calcext:value-type="float">
            <text:p>21</text:p>
          </table:table-cell>
          <table:table-cell table:formula="of:=IF([.I113]&gt;[.J1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5"/>
          <table:table-cell table:formula="of:=[.G113]+[.H113]*2" office:value-type="float" office:value="3.71404158569932E+042" calcext:value-type="float">
            <text:p>3714041585699320000000000000000000000000000</text:p>
          </table:table-cell>
          <table:table-cell table:formula="of:=[.H113]*2+[.H112]" office:value-type="float" office:value="2.62622399085683E+042" calcext:value-type="float">
            <text:p>2626223990856830000000000000000000000000000</text:p>
          </table:table-cell>
          <table:table-cell table:formula="of:=LEN([.G114])" office:value-type="float" office:value="21" calcext:value-type="float">
            <text:p>21</text:p>
          </table:table-cell>
          <table:table-cell table:formula="of:=LEN([.H114])" office:value-type="float" office:value="21" calcext:value-type="float">
            <text:p>21</text:p>
          </table:table-cell>
          <table:table-cell table:formula="of:=IF([.I114]&gt;[.J1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5"/>
          <table:table-cell table:formula="of:=[.G114]+[.H114]*2" office:value-type="float" office:value="8.96648956741298E+042" calcext:value-type="float">
            <text:p>8966489567412980000000000000000000000000000</text:p>
          </table:table-cell>
          <table:table-cell table:formula="of:=[.H114]*2+[.H113]" office:value-type="float" office:value="6.34026557655615E+042" calcext:value-type="float">
            <text:p>6340265576556150000000000000000000000000000</text:p>
          </table:table-cell>
          <table:table-cell table:formula="of:=LEN([.G115])" office:value-type="float" office:value="21" calcext:value-type="float">
            <text:p>21</text:p>
          </table:table-cell>
          <table:table-cell table:formula="of:=LEN([.H115])" office:value-type="float" office:value="21" calcext:value-type="float">
            <text:p>21</text:p>
          </table:table-cell>
          <table:table-cell table:formula="of:=IF([.I115]&gt;[.J1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5"/>
          <table:table-cell table:formula="of:=[.G115]+[.H115]*2" office:value-type="float" office:value="2.16470207205253E+043" calcext:value-type="float">
            <text:p>21647020720525300000000000000000000000000000</text:p>
          </table:table-cell>
          <table:table-cell table:formula="of:=[.H115]*2+[.H114]" office:value-type="float" office:value="1.53067551439691E+043" calcext:value-type="float">
            <text:p>15306755143969100000000000000000000000000000</text:p>
          </table:table-cell>
          <table:table-cell table:formula="of:=LEN([.G116])" office:value-type="float" office:value="21" calcext:value-type="float">
            <text:p>21</text:p>
          </table:table-cell>
          <table:table-cell table:formula="of:=LEN([.H116])" office:value-type="float" office:value="21" calcext:value-type="float">
            <text:p>21</text:p>
          </table:table-cell>
          <table:table-cell table:formula="of:=IF([.I116]&gt;[.J1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5"/>
          <table:table-cell table:formula="of:=[.G116]+[.H116]*2" office:value-type="float" office:value="5.22605310084636E+043" calcext:value-type="float">
            <text:p>52260531008463600000000000000000000000000000</text:p>
          </table:table-cell>
          <table:table-cell table:formula="of:=[.H116]*2+[.H115]" office:value-type="float" office:value="3.69537758644944E+043" calcext:value-type="float">
            <text:p>36953775864494400000000000000000000000000000</text:p>
          </table:table-cell>
          <table:table-cell table:formula="of:=LEN([.G117])" office:value-type="float" office:value="21" calcext:value-type="float">
            <text:p>21</text:p>
          </table:table-cell>
          <table:table-cell table:formula="of:=LEN([.H117])" office:value-type="float" office:value="21" calcext:value-type="float">
            <text:p>21</text:p>
          </table:table-cell>
          <table:table-cell table:formula="of:=IF([.I117]&gt;[.J1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5"/>
          <table:table-cell table:formula="of:=[.G117]+[.H117]*2" office:value-type="float" office:value="1.26168082737452E+044" calcext:value-type="float">
            <text:p>126168082737452000000000000000000000000000000</text:p>
          </table:table-cell>
          <table:table-cell table:formula="of:=[.H117]*2+[.H116]" office:value-type="float" office:value="8.9214306872958E+043" calcext:value-type="float">
            <text:p>89214306872958000000000000000000000000000000</text:p>
          </table:table-cell>
          <table:table-cell table:formula="of:=LEN([.G118])" office:value-type="float" office:value="21" calcext:value-type="float">
            <text:p>21</text:p>
          </table:table-cell>
          <table:table-cell table:formula="of:=LEN([.H118])" office:value-type="float" office:value="20" calcext:value-type="float">
            <text:p>20</text:p>
          </table:table-cell>
          <table:table-cell table:formula="of:=IF([.I118]&gt;[.J11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5"/>
          <table:table-cell table:formula="of:=[.G118]+[.H118]*2" office:value-type="float" office:value="3.04596696483368E+044" calcext:value-type="float">
            <text:p>304596696483368000000000000000000000000000000</text:p>
          </table:table-cell>
          <table:table-cell table:formula="of:=[.H118]*2+[.H117]" office:value-type="float" office:value="2.1538238961041E+044" calcext:value-type="float">
            <text:p>215382389610410000000000000000000000000000000</text:p>
          </table:table-cell>
          <table:table-cell table:formula="of:=LEN([.G119])" office:value-type="float" office:value="21" calcext:value-type="float">
            <text:p>21</text:p>
          </table:table-cell>
          <table:table-cell table:formula="of:=LEN([.H119])" office:value-type="float" office:value="20" calcext:value-type="float">
            <text:p>20</text:p>
          </table:table-cell>
          <table:table-cell table:formula="of:=IF([.I119]&gt;[.J1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5"/>
          <table:table-cell table:formula="of:=[.G119]+[.H119]*2" office:value-type="float" office:value="7.35361475704189E+044" calcext:value-type="float">
            <text:p>735361475704189000000000000000000000000000000</text:p>
          </table:table-cell>
          <table:table-cell table:formula="of:=[.H119]*2+[.H118]" office:value-type="float" office:value="5.19979086093779E+044" calcext:value-type="float">
            <text:p>519979086093779000000000000000000000000000000</text:p>
          </table:table-cell>
          <table:table-cell table:formula="of:=LEN([.G120])" office:value-type="float" office:value="21" calcext:value-type="float">
            <text:p>21</text:p>
          </table:table-cell>
          <table:table-cell table:formula="of:=LEN([.H120])" office:value-type="float" office:value="21" calcext:value-type="float">
            <text:p>21</text:p>
          </table:table-cell>
          <table:table-cell table:formula="of:=IF([.I120]&gt;[.J1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5"/>
          <table:table-cell table:formula="of:=[.G120]+[.H120]*2" office:value-type="float" office:value="1.77531964789175E+045" calcext:value-type="float">
            <text:p>1775319647891750000000000000000000000000000000</text:p>
          </table:table-cell>
          <table:table-cell table:formula="of:=[.H120]*2+[.H119]" office:value-type="float" office:value="1.25534056179797E+045" calcext:value-type="float">
            <text:p>1255340561797970000000000000000000000000000000</text:p>
          </table:table-cell>
          <table:table-cell table:formula="of:=LEN([.G121])" office:value-type="float" office:value="21" calcext:value-type="float">
            <text:p>21</text:p>
          </table:table-cell>
          <table:table-cell table:formula="of:=LEN([.H121])" office:value-type="float" office:value="21" calcext:value-type="float">
            <text:p>21</text:p>
          </table:table-cell>
          <table:table-cell table:formula="of:=IF([.I121]&gt;[.J1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5"/>
          <table:table-cell table:formula="of:=[.G121]+[.H121]*2" office:value-type="float" office:value="4.28600077148768E+045" calcext:value-type="float">
            <text:p>4286000771487680000000000000000000000000000000</text:p>
          </table:table-cell>
          <table:table-cell table:formula="of:=[.H121]*2+[.H120]" office:value-type="float" office:value="3.03066020968971E+045" calcext:value-type="float">
            <text:p>3030660209689710000000000000000000000000000000</text:p>
          </table:table-cell>
          <table:table-cell table:formula="of:=LEN([.G122])" office:value-type="float" office:value="21" calcext:value-type="float">
            <text:p>21</text:p>
          </table:table-cell>
          <table:table-cell table:formula="of:=LEN([.H122])" office:value-type="float" office:value="21" calcext:value-type="float">
            <text:p>21</text:p>
          </table:table-cell>
          <table:table-cell table:formula="of:=IF([.I122]&gt;[.J1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5"/>
          <table:table-cell table:formula="of:=[.G122]+[.H122]*2" office:value-type="float" office:value="1.03473211908671E+046" calcext:value-type="float">
            <text:p>10347321190867100000000000000000000000000000000</text:p>
          </table:table-cell>
          <table:table-cell table:formula="of:=[.H122]*2+[.H121]" office:value-type="float" office:value="7.3166609811774E+045" calcext:value-type="float">
            <text:p>7316660981177400000000000000000000000000000000</text:p>
          </table:table-cell>
          <table:table-cell table:formula="of:=LEN([.G123])" office:value-type="float" office:value="21" calcext:value-type="float">
            <text:p>21</text:p>
          </table:table-cell>
          <table:table-cell table:formula="of:=LEN([.H123])" office:value-type="float" office:value="20" calcext:value-type="float">
            <text:p>20</text:p>
          </table:table-cell>
          <table:table-cell table:formula="of:=IF([.I123]&gt;[.J12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5"/>
          <table:table-cell table:formula="of:=[.G123]+[.H123]*2" office:value-type="float" office:value="2.49806431532219E+046" calcext:value-type="float">
            <text:p>24980643153221900000000000000000000000000000000</text:p>
          </table:table-cell>
          <table:table-cell table:formula="of:=[.H123]*2+[.H122]" office:value-type="float" office:value="1.76639821720445E+046" calcext:value-type="float">
            <text:p>17663982172044500000000000000000000000000000000</text:p>
          </table:table-cell>
          <table:table-cell table:formula="of:=LEN([.G124])" office:value-type="float" office:value="21" calcext:value-type="float">
            <text:p>21</text:p>
          </table:table-cell>
          <table:table-cell table:formula="of:=LEN([.H124])" office:value-type="float" office:value="21" calcext:value-type="float">
            <text:p>21</text:p>
          </table:table-cell>
          <table:table-cell table:formula="of:=IF([.I124]&gt;[.J1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5"/>
          <table:table-cell table:formula="of:=[.G124]+[.H124]*2" office:value-type="float" office:value="6.03086074973109E+046" calcext:value-type="float">
            <text:p>60308607497310900000000000000000000000000000000</text:p>
          </table:table-cell>
          <table:table-cell table:formula="of:=[.H124]*2+[.H123]" office:value-type="float" office:value="4.26446253252664E+046" calcext:value-type="float">
            <text:p>42644625325266400000000000000000000000000000000</text:p>
          </table:table-cell>
          <table:table-cell table:formula="of:=LEN([.G125])" office:value-type="float" office:value="21" calcext:value-type="float">
            <text:p>21</text:p>
          </table:table-cell>
          <table:table-cell table:formula="of:=LEN([.H125])" office:value-type="float" office:value="21" calcext:value-type="float">
            <text:p>21</text:p>
          </table:table-cell>
          <table:table-cell table:formula="of:=IF([.I125]&gt;[.J1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5"/>
          <table:table-cell table:formula="of:=[.G125]+[.H125]*2" office:value-type="float" office:value="1.45597858147844E+047" calcext:value-type="float">
            <text:p>145597858147844000000000000000000000000000000000</text:p>
          </table:table-cell>
          <table:table-cell table:formula="of:=[.H125]*2+[.H124]" office:value-type="float" office:value="1.02953232822577E+047" calcext:value-type="float">
            <text:p>102953232822577000000000000000000000000000000000</text:p>
          </table:table-cell>
          <table:table-cell table:formula="of:=LEN([.G126])" office:value-type="float" office:value="21" calcext:value-type="float">
            <text:p>21</text:p>
          </table:table-cell>
          <table:table-cell table:formula="of:=LEN([.H126])" office:value-type="float" office:value="21" calcext:value-type="float">
            <text:p>21</text:p>
          </table:table-cell>
          <table:table-cell table:formula="of:=IF([.I126]&gt;[.J1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5"/>
          <table:table-cell table:formula="of:=[.G126]+[.H126]*2" office:value-type="float" office:value="3.51504323792998E+047" calcext:value-type="float">
            <text:p>351504323792998000000000000000000000000000000000</text:p>
          </table:table-cell>
          <table:table-cell table:formula="of:=[.H126]*2+[.H125]" office:value-type="float" office:value="2.48551090970421E+047" calcext:value-type="float">
            <text:p>248551090970421000000000000000000000000000000000</text:p>
          </table:table-cell>
          <table:table-cell table:formula="of:=LEN([.G127])" office:value-type="float" office:value="21" calcext:value-type="float">
            <text:p>21</text:p>
          </table:table-cell>
          <table:table-cell table:formula="of:=LEN([.H127])" office:value-type="float" office:value="21" calcext:value-type="float">
            <text:p>21</text:p>
          </table:table-cell>
          <table:table-cell table:formula="of:=IF([.I127]&gt;[.J1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5"/>
          <table:table-cell table:formula="of:=[.G127]+[.H127]*2" office:value-type="float" office:value="8.48606505733841E+047" calcext:value-type="float">
            <text:p>848606505733841000000000000000000000000000000000</text:p>
          </table:table-cell>
          <table:table-cell table:formula="of:=[.H127]*2+[.H126]" office:value-type="float" office:value="6.0005541476342E+047" calcext:value-type="float">
            <text:p>600055414763420000000000000000000000000000000000</text:p>
          </table:table-cell>
          <table:table-cell table:formula="of:=LEN([.G128])" office:value-type="float" office:value="21" calcext:value-type="float">
            <text:p>21</text:p>
          </table:table-cell>
          <table:table-cell table:formula="of:=LEN([.H128])" office:value-type="float" office:value="20" calcext:value-type="float">
            <text:p>20</text:p>
          </table:table-cell>
          <table:table-cell table:formula="of:=IF([.I128]&gt;[.J12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5"/>
          <table:table-cell table:formula="of:=[.G128]+[.H128]*2" office:value-type="float" office:value="2.04871733526068E+048" calcext:value-type="float">
            <text:p>2048717335260680000000000000000000000000000000000</text:p>
          </table:table-cell>
          <table:table-cell table:formula="of:=[.H128]*2+[.H127]" office:value-type="float" office:value="1.44866192049726E+048" calcext:value-type="float">
            <text:p>1448661920497260000000000000000000000000000000000</text:p>
          </table:table-cell>
          <table:table-cell table:formula="of:=LEN([.G129])" office:value-type="float" office:value="21" calcext:value-type="float">
            <text:p>21</text:p>
          </table:table-cell>
          <table:table-cell table:formula="of:=LEN([.H129])" office:value-type="float" office:value="21" calcext:value-type="float">
            <text:p>21</text:p>
          </table:table-cell>
          <table:table-cell table:formula="of:=IF([.I129]&gt;[.J1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5"/>
          <table:table-cell table:formula="of:=[.G129]+[.H129]*2" office:value-type="float" office:value="4.9460411762552E+048" calcext:value-type="float">
            <text:p>4946041176255200000000000000000000000000000000000</text:p>
          </table:table-cell>
          <table:table-cell table:formula="of:=[.H129]*2+[.H128]" office:value-type="float" office:value="3.49737925575794E+048" calcext:value-type="float">
            <text:p>3497379255757940000000000000000000000000000000000</text:p>
          </table:table-cell>
          <table:table-cell table:formula="of:=LEN([.G130])" office:value-type="float" office:value="20" calcext:value-type="float">
            <text:p>20</text:p>
          </table:table-cell>
          <table:table-cell table:formula="of:=LEN([.H130])" office:value-type="float" office:value="21" calcext:value-type="float">
            <text:p>21</text:p>
          </table:table-cell>
          <table:table-cell table:formula="of:=IF([.I130]&gt;[.J1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"/>
          <table:table-cell table:formula="of:=[.G130]+[.H130]*2" office:value-type="float" office:value="1.19407996877711E+049" calcext:value-type="float">
            <text:p>11940799687771100000000000000000000000000000000000</text:p>
          </table:table-cell>
          <table:table-cell table:formula="of:=[.H130]*2+[.H129]" office:value-type="float" office:value="8.44342043201314E+048" calcext:value-type="float">
            <text:p>8443420432013140000000000000000000000000000000000</text:p>
          </table:table-cell>
          <table:table-cell table:formula="of:=LEN([.G131])" office:value-type="float" office:value="21" calcext:value-type="float">
            <text:p>21</text:p>
          </table:table-cell>
          <table:table-cell table:formula="of:=LEN([.H131])" office:value-type="float" office:value="21" calcext:value-type="float">
            <text:p>21</text:p>
          </table:table-cell>
          <table:table-cell table:formula="of:=IF([.I131]&gt;[.J1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5"/>
          <table:table-cell table:formula="of:=[.G131]+[.H131]*2" office:value-type="float" office:value="2.88276405517974E+049" calcext:value-type="float">
            <text:p>28827640551797400000000000000000000000000000000000</text:p>
          </table:table-cell>
          <table:table-cell table:formula="of:=[.H131]*2+[.H130]" office:value-type="float" office:value="2.03842201197842E+049" calcext:value-type="float">
            <text:p>20384220119784200000000000000000000000000000000000</text:p>
          </table:table-cell>
          <table:table-cell table:formula="of:=LEN([.G132])" office:value-type="float" office:value="21" calcext:value-type="float">
            <text:p>21</text:p>
          </table:table-cell>
          <table:table-cell table:formula="of:=LEN([.H132])" office:value-type="float" office:value="21" calcext:value-type="float">
            <text:p>21</text:p>
          </table:table-cell>
          <table:table-cell table:formula="of:=IF([.I132]&gt;[.J1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5"/>
          <table:table-cell table:formula="of:=[.G132]+[.H132]*2" office:value-type="float" office:value="6.95960807913658E+049" calcext:value-type="float">
            <text:p>69596080791365800000000000000000000000000000000000</text:p>
          </table:table-cell>
          <table:table-cell table:formula="of:=[.H132]*2+[.H131]" office:value-type="float" office:value="4.92118606715816E+049" calcext:value-type="float">
            <text:p>49211860671581600000000000000000000000000000000000</text:p>
          </table:table-cell>
          <table:table-cell table:formula="of:=LEN([.G133])" office:value-type="float" office:value="21" calcext:value-type="float">
            <text:p>21</text:p>
          </table:table-cell>
          <table:table-cell table:formula="of:=LEN([.H133])" office:value-type="float" office:value="21" calcext:value-type="float">
            <text:p>21</text:p>
          </table:table-cell>
          <table:table-cell table:formula="of:=IF([.I133]&gt;[.J1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5"/>
          <table:table-cell table:formula="of:=[.G133]+[.H133]*2" office:value-type="float" office:value="1.68019802134529E+050" calcext:value-type="float">
            <text:p>168019802134529000000000000000000000000000000000000</text:p>
          </table:table-cell>
          <table:table-cell table:formula="of:=[.H133]*2+[.H132]" office:value-type="float" office:value="1.18807941462947E+050" calcext:value-type="float">
            <text:p>118807941462947000000000000000000000000000000000000</text:p>
          </table:table-cell>
          <table:table-cell table:formula="of:=LEN([.G134])" office:value-type="float" office:value="21" calcext:value-type="float">
            <text:p>21</text:p>
          </table:table-cell>
          <table:table-cell table:formula="of:=LEN([.H134])" office:value-type="float" office:value="21" calcext:value-type="float">
            <text:p>21</text:p>
          </table:table-cell>
          <table:table-cell table:formula="of:=IF([.I134]&gt;[.J1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5"/>
          <table:table-cell table:formula="of:=[.G134]+[.H134]*2" office:value-type="float" office:value="4.05635685060424E+050" calcext:value-type="float">
            <text:p>405635685060424000000000000000000000000000000000000</text:p>
          </table:table-cell>
          <table:table-cell table:formula="of:=[.H134]*2+[.H133]" office:value-type="float" office:value="2.86827743597476E+050" calcext:value-type="float">
            <text:p>286827743597476000000000000000000000000000000000000</text:p>
          </table:table-cell>
          <table:table-cell table:formula="of:=LEN([.G135])" office:value-type="float" office:value="21" calcext:value-type="float">
            <text:p>21</text:p>
          </table:table-cell>
          <table:table-cell table:formula="of:=LEN([.H135])" office:value-type="float" office:value="21" calcext:value-type="float">
            <text:p>21</text:p>
          </table:table-cell>
          <table:table-cell table:formula="of:=IF([.I135]&gt;[.J1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5"/>
          <table:table-cell table:formula="of:=[.G135]+[.H135]*2" office:value-type="float" office:value="9.79291172255376E+050" calcext:value-type="float">
            <text:p>979291172255376000000000000000000000000000000000000</text:p>
          </table:table-cell>
          <table:table-cell table:formula="of:=[.H135]*2+[.H134]" office:value-type="float" office:value="6.924634286579E+050" calcext:value-type="float">
            <text:p>692463428657900000000000000000000000000000000000000</text:p>
          </table:table-cell>
          <table:table-cell table:formula="of:=LEN([.G136])" office:value-type="float" office:value="21" calcext:value-type="float">
            <text:p>21</text:p>
          </table:table-cell>
          <table:table-cell table:formula="of:=LEN([.H136])" office:value-type="float" office:value="19" calcext:value-type="float">
            <text:p>19</text:p>
          </table:table-cell>
          <table:table-cell table:formula="of:=IF([.I136]&gt;[.J1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5"/>
          <table:table-cell table:formula="of:=[.G136]+[.H136]*2" office:value-type="float" office:value="2.36421802957118E+051" calcext:value-type="float">
            <text:p>2364218029571180000000000000000000000000000000000000</text:p>
          </table:table-cell>
          <table:table-cell table:formula="of:=[.H136]*2+[.H135]" office:value-type="float" office:value="1.67175460091328E+051" calcext:value-type="float">
            <text:p>1671754600913280000000000000000000000000000000000000</text:p>
          </table:table-cell>
          <table:table-cell table:formula="of:=LEN([.G137])" office:value-type="float" office:value="21" calcext:value-type="float">
            <text:p>21</text:p>
          </table:table-cell>
          <table:table-cell table:formula="of:=LEN([.H137])" office:value-type="float" office:value="21" calcext:value-type="float">
            <text:p>21</text:p>
          </table:table-cell>
          <table:table-cell table:formula="of:=IF([.I137]&gt;[.J1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5"/>
          <table:table-cell table:formula="of:=[.G137]+[.H137]*2" office:value-type="float" office:value="5.70772723139773E+051" calcext:value-type="float">
            <text:p>5707727231397730000000000000000000000000000000000000</text:p>
          </table:table-cell>
          <table:table-cell table:formula="of:=[.H137]*2+[.H136]" office:value-type="float" office:value="4.03597263048445E+051" calcext:value-type="float">
            <text:p>4035972630484450000000000000000000000000000000000000</text:p>
          </table:table-cell>
          <table:table-cell table:formula="of:=LEN([.G138])" office:value-type="float" office:value="21" calcext:value-type="float">
            <text:p>21</text:p>
          </table:table-cell>
          <table:table-cell table:formula="of:=LEN([.H138])" office:value-type="float" office:value="21" calcext:value-type="float">
            <text:p>21</text:p>
          </table:table-cell>
          <table:table-cell table:formula="of:=IF([.I138]&gt;[.J1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5"/>
          <table:table-cell table:formula="of:=[.G138]+[.H138]*2" office:value-type="float" office:value="1.37796724923666E+052" calcext:value-type="float">
            <text:p>13779672492366600000000000000000000000000000000000000</text:p>
          </table:table-cell>
          <table:table-cell table:formula="of:=[.H138]*2+[.H137]" office:value-type="float" office:value="9.74369986188218E+051" calcext:value-type="float">
            <text:p>9743699861882180000000000000000000000000000000000000</text:p>
          </table:table-cell>
          <table:table-cell table:formula="of:=LEN([.G139])" office:value-type="float" office:value="21" calcext:value-type="float">
            <text:p>21</text:p>
          </table:table-cell>
          <table:table-cell table:formula="of:=LEN([.H139])" office:value-type="float" office:value="21" calcext:value-type="float">
            <text:p>21</text:p>
          </table:table-cell>
          <table:table-cell table:formula="of:=IF([.I139]&gt;[.J1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5"/>
          <table:table-cell table:formula="of:=[.G139]+[.H139]*2" office:value-type="float" office:value="3.3267072216131E+052" calcext:value-type="float">
            <text:p>33267072216131000000000000000000000000000000000000000</text:p>
          </table:table-cell>
          <table:table-cell table:formula="of:=[.H139]*2+[.H138]" office:value-type="float" office:value="2.35233723542488E+052" calcext:value-type="float">
            <text:p>23523372354248800000000000000000000000000000000000000</text:p>
          </table:table-cell>
          <table:table-cell table:formula="of:=LEN([.G140])" office:value-type="float" office:value="20" calcext:value-type="float">
            <text:p>20</text:p>
          </table:table-cell>
          <table:table-cell table:formula="of:=LEN([.H140])" office:value-type="float" office:value="21" calcext:value-type="float">
            <text:p>21</text:p>
          </table:table-cell>
          <table:table-cell table:formula="of:=IF([.I140]&gt;[.J1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5"/>
          <table:table-cell table:formula="of:=[.G140]+[.H140]*2" office:value-type="float" office:value="8.03138169246287E+052" calcext:value-type="float">
            <text:p>80313816924628700000000000000000000000000000000000000</text:p>
          </table:table-cell>
          <table:table-cell table:formula="of:=[.H140]*2+[.H139]" office:value-type="float" office:value="5.67904445703798E+052" calcext:value-type="float">
            <text:p>56790444570379800000000000000000000000000000000000000</text:p>
          </table:table-cell>
          <table:table-cell table:formula="of:=LEN([.G141])" office:value-type="float" office:value="21" calcext:value-type="float">
            <text:p>21</text:p>
          </table:table-cell>
          <table:table-cell table:formula="of:=LEN([.H141])" office:value-type="float" office:value="21" calcext:value-type="float">
            <text:p>21</text:p>
          </table:table-cell>
          <table:table-cell table:formula="of:=IF([.I141]&gt;[.J1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5"/>
          <table:table-cell table:formula="of:=[.G141]+[.H141]*2" office:value-type="float" office:value="1.93894706065388E+053" calcext:value-type="float">
            <text:p>193894706065388000000000000000000000000000000000000000</text:p>
          </table:table-cell>
          <table:table-cell table:formula="of:=[.H141]*2+[.H140]" office:value-type="float" office:value="1.37104261495009E+053" calcext:value-type="float">
            <text:p>137104261495009000000000000000000000000000000000000000</text:p>
          </table:table-cell>
          <table:table-cell table:formula="of:=LEN([.G142])" office:value-type="float" office:value="21" calcext:value-type="float">
            <text:p>21</text:p>
          </table:table-cell>
          <table:table-cell table:formula="of:=LEN([.H142])" office:value-type="float" office:value="21" calcext:value-type="float">
            <text:p>21</text:p>
          </table:table-cell>
          <table:table-cell table:formula="of:=IF([.I142]&gt;[.J1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5"/>
          <table:table-cell table:formula="of:=[.G142]+[.H142]*2" office:value-type="float" office:value="4.68103229055405E+053" calcext:value-type="float">
            <text:p>468103229055405000000000000000000000000000000000000000</text:p>
          </table:table-cell>
          <table:table-cell table:formula="of:=[.H142]*2+[.H141]" office:value-type="float" office:value="3.30998967560397E+053" calcext:value-type="float">
            <text:p>330998967560397000000000000000000000000000000000000000</text:p>
          </table:table-cell>
          <table:table-cell table:formula="of:=LEN([.G143])" office:value-type="float" office:value="21" calcext:value-type="float">
            <text:p>21</text:p>
          </table:table-cell>
          <table:table-cell table:formula="of:=LEN([.H143])" office:value-type="float" office:value="21" calcext:value-type="float">
            <text:p>21</text:p>
          </table:table-cell>
          <table:table-cell table:formula="of:=IF([.I143]&gt;[.J1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5"/>
          <table:table-cell table:formula="of:=[.G143]+[.H143]*2" office:value-type="float" office:value="1.1301011641762E+054" calcext:value-type="float">
            <text:p>1130101164176200000000000000000000000000000000000000000</text:p>
          </table:table-cell>
          <table:table-cell table:formula="of:=[.H143]*2+[.H142]" office:value-type="float" office:value="7.99102196615802E+053" calcext:value-type="float">
            <text:p>799102196615802000000000000000000000000000000000000000</text:p>
          </table:table-cell>
          <table:table-cell table:formula="of:=LEN([.G144])" office:value-type="float" office:value="20" calcext:value-type="float">
            <text:p>20</text:p>
          </table:table-cell>
          <table:table-cell table:formula="of:=LEN([.H144])" office:value-type="float" office:value="21" calcext:value-type="float">
            <text:p>21</text:p>
          </table:table-cell>
          <table:table-cell table:formula="of:=IF([.I144]&gt;[.J1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5"/>
          <table:table-cell table:formula="of:=[.G144]+[.H144]*2" office:value-type="float" office:value="2.7283055574078E+054" calcext:value-type="float">
            <text:p>2728305557407800000000000000000000000000000000000000000</text:p>
          </table:table-cell>
          <table:table-cell table:formula="of:=[.H144]*2+[.H143]" office:value-type="float" office:value="1.929203360792E+054" calcext:value-type="float">
            <text:p>1929203360792000000000000000000000000000000000000000000</text:p>
          </table:table-cell>
          <table:table-cell table:formula="of:=LEN([.G145])" office:value-type="float" office:value="20" calcext:value-type="float">
            <text:p>20</text:p>
          </table:table-cell>
          <table:table-cell table:formula="of:=LEN([.H145])" office:value-type="float" office:value="19" calcext:value-type="float">
            <text:p>19</text:p>
          </table:table-cell>
          <table:table-cell table:formula="of:=IF([.I145]&gt;[.J14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5"/>
          <table:table-cell table:formula="of:=[.G145]+[.H145]*2" office:value-type="float" office:value="6.58671227899181E+054" calcext:value-type="float">
            <text:p>6586712278991810000000000000000000000000000000000000000</text:p>
          </table:table-cell>
          <table:table-cell table:formula="of:=[.H145]*2+[.H144]" office:value-type="float" office:value="4.6575089181998E+054" calcext:value-type="float">
            <text:p>4657508918199800000000000000000000000000000000000000000</text:p>
          </table:table-cell>
          <table:table-cell table:formula="of:=LEN([.G146])" office:value-type="float" office:value="21" calcext:value-type="float">
            <text:p>21</text:p>
          </table:table-cell>
          <table:table-cell table:formula="of:=LEN([.H146])" office:value-type="float" office:value="20" calcext:value-type="float">
            <text:p>20</text:p>
          </table:table-cell>
          <table:table-cell table:formula="of:=IF([.I146]&gt;[.J14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5"/>
          <table:table-cell table:formula="of:=[.G146]+[.H146]*2" office:value-type="float" office:value="1.59017301153914E+055" calcext:value-type="float">
            <text:p>15901730115391400000000000000000000000000000000000000000</text:p>
          </table:table-cell>
          <table:table-cell table:formula="of:=[.H146]*2+[.H145]" office:value-type="float" office:value="1.12442211971916E+055" calcext:value-type="float">
            <text:p>11244221197191600000000000000000000000000000000000000000</text:p>
          </table:table-cell>
          <table:table-cell table:formula="of:=LEN([.G147])" office:value-type="float" office:value="21" calcext:value-type="float">
            <text:p>21</text:p>
          </table:table-cell>
          <table:table-cell table:formula="of:=LEN([.H147])" office:value-type="float" office:value="21" calcext:value-type="float">
            <text:p>21</text:p>
          </table:table-cell>
          <table:table-cell table:formula="of:=IF([.I147]&gt;[.J1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5"/>
          <table:table-cell table:formula="of:=[.G147]+[.H147]*2" office:value-type="float" office:value="3.83901725097746E+055" calcext:value-type="float">
            <text:p>38390172509774600000000000000000000000000000000000000000</text:p>
          </table:table-cell>
          <table:table-cell table:formula="of:=[.H147]*2+[.H146]" office:value-type="float" office:value="2.7145951312583E+055" calcext:value-type="float">
            <text:p>27145951312583000000000000000000000000000000000000000000</text:p>
          </table:table-cell>
          <table:table-cell table:formula="of:=LEN([.G148])" office:value-type="float" office:value="21" calcext:value-type="float">
            <text:p>21</text:p>
          </table:table-cell>
          <table:table-cell table:formula="of:=LEN([.H148])" office:value-type="float" office:value="20" calcext:value-type="float">
            <text:p>20</text:p>
          </table:table-cell>
          <table:table-cell table:formula="of:=IF([.I148]&gt;[.J1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5"/>
          <table:table-cell table:formula="of:=[.G148]+[.H148]*2" office:value-type="float" office:value="9.26820751349407E+055" calcext:value-type="float">
            <text:p>92682075134940700000000000000000000000000000000000000000</text:p>
          </table:table-cell>
          <table:table-cell table:formula="of:=[.H148]*2+[.H147]" office:value-type="float" office:value="6.55361238223577E+055" calcext:value-type="float">
            <text:p>65536123822357700000000000000000000000000000000000000000</text:p>
          </table:table-cell>
          <table:table-cell table:formula="of:=LEN([.G149])" office:value-type="float" office:value="21" calcext:value-type="float">
            <text:p>21</text:p>
          </table:table-cell>
          <table:table-cell table:formula="of:=LEN([.H149])" office:value-type="float" office:value="21" calcext:value-type="float">
            <text:p>21</text:p>
          </table:table-cell>
          <table:table-cell table:formula="of:=IF([.I149]&gt;[.J1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5"/>
          <table:table-cell table:formula="of:=[.G149]+[.H149]*2" office:value-type="float" office:value="2.23754322779656E+056" calcext:value-type="float">
            <text:p>223754322779656000000000000000000000000000000000000000000</text:p>
          </table:table-cell>
          <table:table-cell table:formula="of:=[.H149]*2+[.H148]" office:value-type="float" office:value="1.58218198957298E+056" calcext:value-type="float">
            <text:p>158218198957298000000000000000000000000000000000000000000</text:p>
          </table:table-cell>
          <table:table-cell table:formula="of:=LEN([.G150])" office:value-type="float" office:value="21" calcext:value-type="float">
            <text:p>21</text:p>
          </table:table-cell>
          <table:table-cell table:formula="of:=LEN([.H150])" office:value-type="float" office:value="21" calcext:value-type="float">
            <text:p>21</text:p>
          </table:table-cell>
          <table:table-cell table:formula="of:=IF([.I150]&gt;[.J1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5"/>
          <table:table-cell table:formula="of:=[.G150]+[.H150]*2" office:value-type="float" office:value="5.40190720694253E+056" calcext:value-type="float">
            <text:p>540190720694253000000000000000000000000000000000000000000</text:p>
          </table:table-cell>
          <table:table-cell table:formula="of:=[.H150]*2+[.H149]" office:value-type="float" office:value="3.81972521736954E+056" calcext:value-type="float">
            <text:p>381972521736954000000000000000000000000000000000000000000</text:p>
          </table:table-cell>
          <table:table-cell table:formula="of:=LEN([.G151])" office:value-type="float" office:value="21" calcext:value-type="float">
            <text:p>21</text:p>
          </table:table-cell>
          <table:table-cell table:formula="of:=LEN([.H151])" office:value-type="float" office:value="21" calcext:value-type="float">
            <text:p>21</text:p>
          </table:table-cell>
          <table:table-cell table:formula="of:=IF([.I151]&gt;[.J1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5"/>
          <table:table-cell table:formula="of:=[.G151]+[.H151]*2" office:value-type="float" office:value="1.30413576416816E+057" calcext:value-type="float">
            <text:p>1304135764168160000000000000000000000000000000000000000000</text:p>
          </table:table-cell>
          <table:table-cell table:formula="of:=[.H151]*2+[.H150]" office:value-type="float" office:value="9.22163242431207E+056" calcext:value-type="float">
            <text:p>922163242431207000000000000000000000000000000000000000000</text:p>
          </table:table-cell>
          <table:table-cell table:formula="of:=LEN([.G152])" office:value-type="float" office:value="21" calcext:value-type="float">
            <text:p>21</text:p>
          </table:table-cell>
          <table:table-cell table:formula="of:=LEN([.H152])" office:value-type="float" office:value="21" calcext:value-type="float">
            <text:p>21</text:p>
          </table:table-cell>
          <table:table-cell table:formula="of:=IF([.I152]&gt;[.J1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5"/>
          <table:table-cell table:formula="of:=[.G152]+[.H152]*2" office:value-type="float" office:value="3.14846224903058E+057" calcext:value-type="float">
            <text:p>3148462249030580000000000000000000000000000000000000000000</text:p>
          </table:table-cell>
          <table:table-cell table:formula="of:=[.H152]*2+[.H151]" office:value-type="float" office:value="2.22629900659937E+057" calcext:value-type="float">
            <text:p>2226299006599370000000000000000000000000000000000000000000</text:p>
          </table:table-cell>
          <table:table-cell table:formula="of:=LEN([.G153])" office:value-type="float" office:value="21" calcext:value-type="float">
            <text:p>21</text:p>
          </table:table-cell>
          <table:table-cell table:formula="of:=LEN([.H153])" office:value-type="float" office:value="21" calcext:value-type="float">
            <text:p>21</text:p>
          </table:table-cell>
          <table:table-cell table:formula="of:=IF([.I153]&gt;[.J1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5"/>
          <table:table-cell table:formula="of:=[.G153]+[.H153]*2" office:value-type="float" office:value="7.60106026222931E+057" calcext:value-type="float">
            <text:p>7601060262229310000000000000000000000000000000000000000000</text:p>
          </table:table-cell>
          <table:table-cell table:formula="of:=[.H153]*2+[.H152]" office:value-type="float" office:value="5.37476125562994E+057" calcext:value-type="float">
            <text:p>5374761255629940000000000000000000000000000000000000000000</text:p>
          </table:table-cell>
          <table:table-cell table:formula="of:=LEN([.G154])" office:value-type="float" office:value="21" calcext:value-type="float">
            <text:p>21</text:p>
          </table:table-cell>
          <table:table-cell table:formula="of:=LEN([.H154])" office:value-type="float" office:value="21" calcext:value-type="float">
            <text:p>21</text:p>
          </table:table-cell>
          <table:table-cell table:formula="of:=IF([.I154]&gt;[.J1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5"/>
          <table:table-cell table:formula="of:=[.G154]+[.H154]*2" office:value-type="float" office:value="1.83505827734892E+058" calcext:value-type="float">
            <text:p>18350582773489200000000000000000000000000000000000000000000</text:p>
          </table:table-cell>
          <table:table-cell table:formula="of:=[.H154]*2+[.H153]" office:value-type="float" office:value="1.29758215178593E+058" calcext:value-type="float">
            <text:p>12975821517859300000000000000000000000000000000000000000000</text:p>
          </table:table-cell>
          <table:table-cell table:formula="of:=LEN([.G155])" office:value-type="float" office:value="21" calcext:value-type="float">
            <text:p>21</text:p>
          </table:table-cell>
          <table:table-cell table:formula="of:=LEN([.H155])" office:value-type="float" office:value="21" calcext:value-type="float">
            <text:p>21</text:p>
          </table:table-cell>
          <table:table-cell table:formula="of:=IF([.I155]&gt;[.J1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5"/>
          <table:table-cell table:formula="of:=[.G155]+[.H155]*2" office:value-type="float" office:value="4.43022258092077E+058" calcext:value-type="float">
            <text:p>44302225809207700000000000000000000000000000000000000000000</text:p>
          </table:table-cell>
          <table:table-cell table:formula="of:=[.H155]*2+[.H154]" office:value-type="float" office:value="3.13264042913485E+058" calcext:value-type="float">
            <text:p>31326404291348500000000000000000000000000000000000000000000</text:p>
          </table:table-cell>
          <table:table-cell table:formula="of:=LEN([.G156])" office:value-type="float" office:value="21" calcext:value-type="float">
            <text:p>21</text:p>
          </table:table-cell>
          <table:table-cell table:formula="of:=LEN([.H156])" office:value-type="float" office:value="21" calcext:value-type="float">
            <text:p>21</text:p>
          </table:table-cell>
          <table:table-cell table:formula="of:=IF([.I156]&gt;[.J1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5"/>
          <table:table-cell table:formula="of:=[.G156]+[.H156]*2" office:value-type="float" office:value="1.06955034391905E+059" calcext:value-type="float">
            <text:p>106955034391905000000000000000000000000000000000000000000000</text:p>
          </table:table-cell>
          <table:table-cell table:formula="of:=[.H156]*2+[.H155]" office:value-type="float" office:value="7.56286301005562E+058" calcext:value-type="float">
            <text:p>75628630100556200000000000000000000000000000000000000000000</text:p>
          </table:table-cell>
          <table:table-cell table:formula="of:=LEN([.G157])" office:value-type="float" office:value="21" calcext:value-type="float">
            <text:p>21</text:p>
          </table:table-cell>
          <table:table-cell table:formula="of:=LEN([.H157])" office:value-type="float" office:value="21" calcext:value-type="float">
            <text:p>21</text:p>
          </table:table-cell>
          <table:table-cell table:formula="of:=IF([.I157]&gt;[.J1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5"/>
          <table:table-cell table:formula="of:=[.G157]+[.H157]*2" office:value-type="float" office:value="2.58212294593017E+059" calcext:value-type="float">
            <text:p>258212294593017000000000000000000000000000000000000000000000</text:p>
          </table:table-cell>
          <table:table-cell table:formula="of:=[.H157]*2+[.H156]" office:value-type="float" office:value="1.82583664492461E+059" calcext:value-type="float">
            <text:p>182583664492461000000000000000000000000000000000000000000000</text:p>
          </table:table-cell>
          <table:table-cell table:formula="of:=LEN([.G158])" office:value-type="float" office:value="21" calcext:value-type="float">
            <text:p>21</text:p>
          </table:table-cell>
          <table:table-cell table:formula="of:=LEN([.H158])" office:value-type="float" office:value="21" calcext:value-type="float">
            <text:p>21</text:p>
          </table:table-cell>
          <table:table-cell table:formula="of:=IF([.I158]&gt;[.J1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5"/>
          <table:table-cell table:formula="of:=[.G158]+[.H158]*2" office:value-type="float" office:value="6.23379623577939E+059" calcext:value-type="float">
            <text:p>623379623577939000000000000000000000000000000000000000000000</text:p>
          </table:table-cell>
          <table:table-cell table:formula="of:=[.H158]*2+[.H157]" office:value-type="float" office:value="4.40795959085478E+059" calcext:value-type="float">
            <text:p>440795959085478000000000000000000000000000000000000000000000</text:p>
          </table:table-cell>
          <table:table-cell table:formula="of:=LEN([.G159])" office:value-type="float" office:value="21" calcext:value-type="float">
            <text:p>21</text:p>
          </table:table-cell>
          <table:table-cell table:formula="of:=LEN([.H159])" office:value-type="float" office:value="21" calcext:value-type="float">
            <text:p>21</text:p>
          </table:table-cell>
          <table:table-cell table:formula="of:=IF([.I159]&gt;[.J1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5"/>
          <table:table-cell table:formula="of:=[.G159]+[.H159]*2" office:value-type="float" office:value="1.50497154174889E+060" calcext:value-type="float">
            <text:p>1504971541748890000000000000000000000000000000000000000000000</text:p>
          </table:table-cell>
          <table:table-cell table:formula="of:=[.H159]*2+[.H158]" office:value-type="float" office:value="1.06417558266342E+060" calcext:value-type="float">
            <text:p>1064175582663420000000000000000000000000000000000000000000000</text:p>
          </table:table-cell>
          <table:table-cell table:formula="of:=LEN([.G160])" office:value-type="float" office:value="21" calcext:value-type="float">
            <text:p>21</text:p>
          </table:table-cell>
          <table:table-cell table:formula="of:=LEN([.H160])" office:value-type="float" office:value="21" calcext:value-type="float">
            <text:p>21</text:p>
          </table:table-cell>
          <table:table-cell table:formula="of:=IF([.I160]&gt;[.J1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5"/>
          <table:table-cell table:formula="of:=[.G160]+[.H160]*2" office:value-type="float" office:value="3.63332270707573E+060" calcext:value-type="float">
            <text:p>3633322707075730000000000000000000000000000000000000000000000</text:p>
          </table:table-cell>
          <table:table-cell table:formula="of:=[.H160]*2+[.H159]" office:value-type="float" office:value="2.56914712441231E+060" calcext:value-type="float">
            <text:p>2569147124412310000000000000000000000000000000000000000000000</text:p>
          </table:table-cell>
          <table:table-cell table:formula="of:=LEN([.G161])" office:value-type="float" office:value="21" calcext:value-type="float">
            <text:p>21</text:p>
          </table:table-cell>
          <table:table-cell table:formula="of:=LEN([.H161])" office:value-type="float" office:value="21" calcext:value-type="float">
            <text:p>21</text:p>
          </table:table-cell>
          <table:table-cell table:formula="of:=IF([.I161]&gt;[.J1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5"/>
          <table:table-cell table:formula="of:=[.G161]+[.H161]*2" office:value-type="float" office:value="8.77161695590035E+060" calcext:value-type="float">
            <text:p>8771616955900350000000000000000000000000000000000000000000000</text:p>
          </table:table-cell>
          <table:table-cell table:formula="of:=[.H161]*2+[.H160]" office:value-type="float" office:value="6.20246983148804E+060" calcext:value-type="float">
            <text:p>6202469831488040000000000000000000000000000000000000000000000</text:p>
          </table:table-cell>
          <table:table-cell table:formula="of:=LEN([.G162])" office:value-type="float" office:value="21" calcext:value-type="float">
            <text:p>21</text:p>
          </table:table-cell>
          <table:table-cell table:formula="of:=LEN([.H162])" office:value-type="float" office:value="21" calcext:value-type="float">
            <text:p>21</text:p>
          </table:table-cell>
          <table:table-cell table:formula="of:=IF([.I162]&gt;[.J1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5"/>
          <table:table-cell table:formula="of:=[.G162]+[.H162]*2" office:value-type="float" office:value="2.11765566188764E+061" calcext:value-type="float">
            <text:p>21176556618876400000000000000000000000000000000000000000000000</text:p>
          </table:table-cell>
          <table:table-cell table:formula="of:=[.H162]*2+[.H161]" office:value-type="float" office:value="1.49740867873884E+061" calcext:value-type="float">
            <text:p>14974086787388400000000000000000000000000000000000000000000000</text:p>
          </table:table-cell>
          <table:table-cell table:formula="of:=LEN([.G163])" office:value-type="float" office:value="21" calcext:value-type="float">
            <text:p>21</text:p>
          </table:table-cell>
          <table:table-cell table:formula="of:=LEN([.H163])" office:value-type="float" office:value="21" calcext:value-type="float">
            <text:p>21</text:p>
          </table:table-cell>
          <table:table-cell table:formula="of:=IF([.I163]&gt;[.J1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5"/>
          <table:table-cell table:formula="of:=[.G163]+[.H163]*2" office:value-type="float" office:value="5.11247301936532E+061" calcext:value-type="float">
            <text:p>51124730193653200000000000000000000000000000000000000000000000</text:p>
          </table:table-cell>
          <table:table-cell table:formula="of:=[.H163]*2+[.H162]" office:value-type="float" office:value="3.61506434062648E+061" calcext:value-type="float">
            <text:p>36150643406264800000000000000000000000000000000000000000000000</text:p>
          </table:table-cell>
          <table:table-cell table:formula="of:=LEN([.G164])" office:value-type="float" office:value="21" calcext:value-type="float">
            <text:p>21</text:p>
          </table:table-cell>
          <table:table-cell table:formula="of:=LEN([.H164])" office:value-type="float" office:value="21" calcext:value-type="float">
            <text:p>21</text:p>
          </table:table-cell>
          <table:table-cell table:formula="of:=IF([.I164]&gt;[.J1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5"/>
          <table:table-cell table:formula="of:=[.G164]+[.H164]*2" office:value-type="float" office:value="1.23426017006183E+062" calcext:value-type="float">
            <text:p>123426017006183000000000000000000000000000000000000000000000000</text:p>
          </table:table-cell>
          <table:table-cell table:formula="of:=[.H164]*2+[.H163]" office:value-type="float" office:value="8.7275373599918E+061" calcext:value-type="float">
            <text:p>87275373599918000000000000000000000000000000000000000000000000</text:p>
          </table:table-cell>
          <table:table-cell table:formula="of:=LEN([.G165])" office:value-type="float" office:value="21" calcext:value-type="float">
            <text:p>21</text:p>
          </table:table-cell>
          <table:table-cell table:formula="of:=LEN([.H165])" office:value-type="float" office:value="20" calcext:value-type="float">
            <text:p>20</text:p>
          </table:table-cell>
          <table:table-cell table:formula="of:=IF([.I165]&gt;[.J1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5"/>
          <table:table-cell table:formula="of:=[.G165]+[.H165]*2" office:value-type="float" office:value="2.97976764206019E+062" calcext:value-type="float">
            <text:p>297976764206019000000000000000000000000000000000000000000000000</text:p>
          </table:table-cell>
          <table:table-cell table:formula="of:=[.H165]*2+[.H164]" office:value-type="float" office:value="2.10701390606101E+062" calcext:value-type="float">
            <text:p>210701390606101000000000000000000000000000000000000000000000000</text:p>
          </table:table-cell>
          <table:table-cell table:formula="of:=LEN([.G166])" office:value-type="float" office:value="21" calcext:value-type="float">
            <text:p>21</text:p>
          </table:table-cell>
          <table:table-cell table:formula="of:=LEN([.H166])" office:value-type="float" office:value="21" calcext:value-type="float">
            <text:p>21</text:p>
          </table:table-cell>
          <table:table-cell table:formula="of:=IF([.I166]&gt;[.J1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5"/>
          <table:table-cell table:formula="of:=[.G166]+[.H166]*2" office:value-type="float" office:value="7.1937954541822E+062" calcext:value-type="float">
            <text:p>719379545418220000000000000000000000000000000000000000000000000</text:p>
          </table:table-cell>
          <table:table-cell table:formula="of:=[.H166]*2+[.H165]" office:value-type="float" office:value="5.0867815481212E+062" calcext:value-type="float">
            <text:p>508678154812120000000000000000000000000000000000000000000000000</text:p>
          </table:table-cell>
          <table:table-cell table:formula="of:=LEN([.G167])" office:value-type="float" office:value="20" calcext:value-type="float">
            <text:p>20</text:p>
          </table:table-cell>
          <table:table-cell table:formula="of:=LEN([.H167])" office:value-type="float" office:value="20" calcext:value-type="float">
            <text:p>20</text:p>
          </table:table-cell>
          <table:table-cell table:formula="of:=IF([.I167]&gt;[.J1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5"/>
          <table:table-cell table:formula="of:=[.G167]+[.H167]*2" office:value-type="float" office:value="1.73673585504246E+063" calcext:value-type="float">
            <text:p>1736735855042460000000000000000000000000000000000000000000000000</text:p>
          </table:table-cell>
          <table:table-cell table:formula="of:=[.H167]*2+[.H166]" office:value-type="float" office:value="1.22805770023034E+063" calcext:value-type="float">
            <text:p>1228057700230340000000000000000000000000000000000000000000000000</text:p>
          </table:table-cell>
          <table:table-cell table:formula="of:=LEN([.G168])" office:value-type="float" office:value="21" calcext:value-type="float">
            <text:p>21</text:p>
          </table:table-cell>
          <table:table-cell table:formula="of:=LEN([.H168])" office:value-type="float" office:value="21" calcext:value-type="float">
            <text:p>21</text:p>
          </table:table-cell>
          <table:table-cell table:formula="of:=IF([.I168]&gt;[.J1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5"/>
          <table:table-cell table:formula="of:=[.G168]+[.H168]*2" office:value-type="float" office:value="4.19285125550314E+063" calcext:value-type="float">
            <text:p>4192851255503140000000000000000000000000000000000000000000000000</text:p>
          </table:table-cell>
          <table:table-cell table:formula="of:=[.H168]*2+[.H167]" office:value-type="float" office:value="2.9647935552728E+063" calcext:value-type="float">
            <text:p>2964793555272800000000000000000000000000000000000000000000000000</text:p>
          </table:table-cell>
          <table:table-cell table:formula="of:=LEN([.G169])" office:value-type="float" office:value="21" calcext:value-type="float">
            <text:p>21</text:p>
          </table:table-cell>
          <table:table-cell table:formula="of:=LEN([.H169])" office:value-type="float" office:value="20" calcext:value-type="float">
            <text:p>20</text:p>
          </table:table-cell>
          <table:table-cell table:formula="of:=IF([.I169]&gt;[.J16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5"/>
          <table:table-cell table:formula="of:=[.G169]+[.H169]*2" office:value-type="float" office:value="1.01224383660487E+064" calcext:value-type="float">
            <text:p>10122438366048700000000000000000000000000000000000000000000000000</text:p>
          </table:table-cell>
          <table:table-cell table:formula="of:=[.H169]*2+[.H168]" office:value-type="float" office:value="7.15764481077594E+063" calcext:value-type="float">
            <text:p>7157644810775940000000000000000000000000000000000000000000000000</text:p>
          </table:table-cell>
          <table:table-cell table:formula="of:=LEN([.G170])" office:value-type="float" office:value="21" calcext:value-type="float">
            <text:p>21</text:p>
          </table:table-cell>
          <table:table-cell table:formula="of:=LEN([.H170])" office:value-type="float" office:value="21" calcext:value-type="float">
            <text:p>21</text:p>
          </table:table-cell>
          <table:table-cell table:formula="of:=IF([.I170]&gt;[.J1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5"/>
          <table:table-cell table:formula="of:=[.G170]+[.H170]*2" office:value-type="float" office:value="2.44377279876006E+064" calcext:value-type="float">
            <text:p>24437727987600600000000000000000000000000000000000000000000000000</text:p>
          </table:table-cell>
          <table:table-cell table:formula="of:=[.H170]*2+[.H169]" office:value-type="float" office:value="1.72800831768247E+064" calcext:value-type="float">
            <text:p>17280083176824700000000000000000000000000000000000000000000000000</text:p>
          </table:table-cell>
          <table:table-cell table:formula="of:=LEN([.G171])" office:value-type="float" office:value="21" calcext:value-type="float">
            <text:p>21</text:p>
          </table:table-cell>
          <table:table-cell table:formula="of:=LEN([.H171])" office:value-type="float" office:value="21" calcext:value-type="float">
            <text:p>21</text:p>
          </table:table-cell>
          <table:table-cell table:formula="of:=IF([.I171]&gt;[.J1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5"/>
          <table:table-cell table:formula="of:=[.G171]+[.H171]*2" office:value-type="float" office:value="5.899789434125E+064" calcext:value-type="float">
            <text:p>58997894341250000000000000000000000000000000000000000000000000000</text:p>
          </table:table-cell>
          <table:table-cell table:formula="of:=[.H171]*2+[.H170]" office:value-type="float" office:value="4.17178111644253E+064" calcext:value-type="float">
            <text:p>41717811164425300000000000000000000000000000000000000000000000000</text:p>
          </table:table-cell>
          <table:table-cell table:formula="of:=LEN([.G172])" office:value-type="float" office:value="19" calcext:value-type="float">
            <text:p>19</text:p>
          </table:table-cell>
          <table:table-cell table:formula="of:=LEN([.H172])" office:value-type="float" office:value="21" calcext:value-type="float">
            <text:p>21</text:p>
          </table:table-cell>
          <table:table-cell table:formula="of:=IF([.I172]&gt;[.J1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5"/>
          <table:table-cell table:formula="of:=[.G172]+[.H172]*2" office:value-type="float" office:value="1.42433516670101E+065" calcext:value-type="float">
            <text:p>142433516670101000000000000000000000000000000000000000000000000000</text:p>
          </table:table-cell>
          <table:table-cell table:formula="of:=[.H172]*2+[.H171]" office:value-type="float" office:value="1.00715705505675E+065" calcext:value-type="float">
            <text:p>100715705505675000000000000000000000000000000000000000000000000000</text:p>
          </table:table-cell>
          <table:table-cell table:formula="of:=LEN([.G173])" office:value-type="float" office:value="21" calcext:value-type="float">
            <text:p>21</text:p>
          </table:table-cell>
          <table:table-cell table:formula="of:=LEN([.H173])" office:value-type="float" office:value="21" calcext:value-type="float">
            <text:p>21</text:p>
          </table:table-cell>
          <table:table-cell table:formula="of:=IF([.I173]&gt;[.J1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5"/>
          <table:table-cell table:formula="of:=[.G173]+[.H173]*2" office:value-type="float" office:value="3.43864927681451E+065" calcext:value-type="float">
            <text:p>343864927681451000000000000000000000000000000000000000000000000000</text:p>
          </table:table-cell>
          <table:table-cell table:formula="of:=[.H173]*2+[.H172]" office:value-type="float" office:value="2.43149222175776E+065" calcext:value-type="float">
            <text:p>243149222175776000000000000000000000000000000000000000000000000000</text:p>
          </table:table-cell>
          <table:table-cell table:formula="of:=LEN([.G174])" office:value-type="float" office:value="21" calcext:value-type="float">
            <text:p>21</text:p>
          </table:table-cell>
          <table:table-cell table:formula="of:=LEN([.H174])" office:value-type="float" office:value="21" calcext:value-type="float">
            <text:p>21</text:p>
          </table:table-cell>
          <table:table-cell table:formula="of:=IF([.I174]&gt;[.J1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5"/>
          <table:table-cell table:formula="of:=[.G174]+[.H174]*2" office:value-type="float" office:value="8.30163372033003E+065" calcext:value-type="float">
            <text:p>830163372033003000000000000000000000000000000000000000000000000000</text:p>
          </table:table-cell>
          <table:table-cell table:formula="of:=[.H174]*2+[.H173]" office:value-type="float" office:value="5.87014149857227E+065" calcext:value-type="float">
            <text:p>587014149857227000000000000000000000000000000000000000000000000000</text:p>
          </table:table-cell>
          <table:table-cell table:formula="of:=LEN([.G175])" office:value-type="float" office:value="21" calcext:value-type="float">
            <text:p>21</text:p>
          </table:table-cell>
          <table:table-cell table:formula="of:=LEN([.H175])" office:value-type="float" office:value="21" calcext:value-type="float">
            <text:p>21</text:p>
          </table:table-cell>
          <table:table-cell table:formula="of:=IF([.I175]&gt;[.J1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5"/>
          <table:table-cell table:formula="of:=[.G175]+[.H175]*2" office:value-type="float" office:value="2.00419167174746E+066" calcext:value-type="float">
            <text:p>2004191671747460000000000000000000000000000000000000000000000000000</text:p>
          </table:table-cell>
          <table:table-cell table:formula="of:=[.H175]*2+[.H174]" office:value-type="float" office:value="1.41717752189023E+066" calcext:value-type="float">
            <text:p>1417177521890230000000000000000000000000000000000000000000000000000</text:p>
          </table:table-cell>
          <table:table-cell table:formula="of:=LEN([.G176])" office:value-type="float" office:value="21" calcext:value-type="float">
            <text:p>21</text:p>
          </table:table-cell>
          <table:table-cell table:formula="of:=LEN([.H176])" office:value-type="float" office:value="21" calcext:value-type="float">
            <text:p>21</text:p>
          </table:table-cell>
          <table:table-cell table:formula="of:=IF([.I176]&gt;[.J1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5"/>
          <table:table-cell table:formula="of:=[.G176]+[.H176]*2" office:value-type="float" office:value="4.83854671552792E+066" calcext:value-type="float">
            <text:p>4838546715527920000000000000000000000000000000000000000000000000000</text:p>
          </table:table-cell>
          <table:table-cell table:formula="of:=[.H176]*2+[.H175]" office:value-type="float" office:value="3.42136919363769E+066" calcext:value-type="float">
            <text:p>3421369193637690000000000000000000000000000000000000000000000000000</text:p>
          </table:table-cell>
          <table:table-cell table:formula="of:=LEN([.G177])" office:value-type="float" office:value="21" calcext:value-type="float">
            <text:p>21</text:p>
          </table:table-cell>
          <table:table-cell table:formula="of:=LEN([.H177])" office:value-type="float" office:value="21" calcext:value-type="float">
            <text:p>21</text:p>
          </table:table-cell>
          <table:table-cell table:formula="of:=IF([.I177]&gt;[.J1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5"/>
          <table:table-cell table:formula="of:=[.G177]+[.H177]*2" office:value-type="float" office:value="1.16812851028033E+067" calcext:value-type="float">
            <text:p>11681285102803300000000000000000000000000000000000000000000000000000</text:p>
          </table:table-cell>
          <table:table-cell table:formula="of:=[.H177]*2+[.H176]" office:value-type="float" office:value="8.2599159091656E+066" calcext:value-type="float">
            <text:p>8259915909165600000000000000000000000000000000000000000000000000000</text:p>
          </table:table-cell>
          <table:table-cell table:formula="of:=LEN([.G178])" office:value-type="float" office:value="21" calcext:value-type="float">
            <text:p>21</text:p>
          </table:table-cell>
          <table:table-cell table:formula="of:=LEN([.H178])" office:value-type="float" office:value="20" calcext:value-type="float">
            <text:p>20</text:p>
          </table:table-cell>
          <table:table-cell table:formula="of:=IF([.I178]&gt;[.J17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5"/>
          <table:table-cell table:formula="of:=[.G178]+[.H178]*2" office:value-type="float" office:value="2.82011169211345E+067" calcext:value-type="float">
            <text:p>28201116921134500000000000000000000000000000000000000000000000000000</text:p>
          </table:table-cell>
          <table:table-cell table:formula="of:=[.H178]*2+[.H177]" office:value-type="float" office:value="1.99412010119689E+067" calcext:value-type="float">
            <text:p>19941201011968900000000000000000000000000000000000000000000000000000</text:p>
          </table:table-cell>
          <table:table-cell table:formula="of:=LEN([.G179])" office:value-type="float" office:value="21" calcext:value-type="float">
            <text:p>21</text:p>
          </table:table-cell>
          <table:table-cell table:formula="of:=LEN([.H179])" office:value-type="float" office:value="21" calcext:value-type="float">
            <text:p>21</text:p>
          </table:table-cell>
          <table:table-cell table:formula="of:=IF([.I179]&gt;[.J1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5"/>
          <table:table-cell table:formula="of:=[.G179]+[.H179]*2" office:value-type="float" office:value="6.80835189450723E+067" calcext:value-type="float">
            <text:p>68083518945072300000000000000000000000000000000000000000000000000000</text:p>
          </table:table-cell>
          <table:table-cell table:formula="of:=[.H179]*2+[.H178]" office:value-type="float" office:value="4.81423179331034E+067" calcext:value-type="float">
            <text:p>48142317933103400000000000000000000000000000000000000000000000000000</text:p>
          </table:table-cell>
          <table:table-cell table:formula="of:=LEN([.G180])" office:value-type="float" office:value="21" calcext:value-type="float">
            <text:p>21</text:p>
          </table:table-cell>
          <table:table-cell table:formula="of:=LEN([.H180])" office:value-type="float" office:value="21" calcext:value-type="float">
            <text:p>21</text:p>
          </table:table-cell>
          <table:table-cell table:formula="of:=IF([.I180]&gt;[.J1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5"/>
          <table:table-cell table:formula="of:=[.G180]+[.H180]*2" office:value-type="float" office:value="1.64368154811279E+068" calcext:value-type="float">
            <text:p>164368154811279000000000000000000000000000000000000000000000000000000</text:p>
          </table:table-cell>
          <table:table-cell table:formula="of:=[.H180]*2+[.H179]" office:value-type="float" office:value="1.16225836878176E+068" calcext:value-type="float">
            <text:p>116225836878176000000000000000000000000000000000000000000000000000000</text:p>
          </table:table-cell>
          <table:table-cell table:formula="of:=LEN([.G181])" office:value-type="float" office:value="21" calcext:value-type="float">
            <text:p>21</text:p>
          </table:table-cell>
          <table:table-cell table:formula="of:=LEN([.H181])" office:value-type="float" office:value="21" calcext:value-type="float">
            <text:p>21</text:p>
          </table:table-cell>
          <table:table-cell table:formula="of:=IF([.I181]&gt;[.J1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5"/>
          <table:table-cell table:formula="of:=[.G181]+[.H181]*2" office:value-type="float" office:value="3.9681982856763E+068" calcext:value-type="float">
            <text:p>396819828567630000000000000000000000000000000000000000000000000000000</text:p>
          </table:table-cell>
          <table:table-cell table:formula="of:=[.H181]*2+[.H180]" office:value-type="float" office:value="2.80593991689455E+068" calcext:value-type="float">
            <text:p>280593991689455000000000000000000000000000000000000000000000000000000</text:p>
          </table:table-cell>
          <table:table-cell table:formula="of:=LEN([.G182])" office:value-type="float" office:value="20" calcext:value-type="float">
            <text:p>20</text:p>
          </table:table-cell>
          <table:table-cell table:formula="of:=LEN([.H182])" office:value-type="float" office:value="21" calcext:value-type="float">
            <text:p>21</text:p>
          </table:table-cell>
          <table:table-cell table:formula="of:=IF([.I182]&gt;[.J1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5"/>
          <table:table-cell table:formula="of:=[.G182]+[.H182]*2" office:value-type="float" office:value="9.5800781194654E+068" calcext:value-type="float">
            <text:p>958007811946540000000000000000000000000000000000000000000000000000000</text:p>
          </table:table-cell>
          <table:table-cell table:formula="of:=[.H182]*2+[.H181]" office:value-type="float" office:value="6.77413820257085E+068" calcext:value-type="float">
            <text:p>677413820257085000000000000000000000000000000000000000000000000000000</text:p>
          </table:table-cell>
          <table:table-cell table:formula="of:=LEN([.G183])" office:value-type="float" office:value="20" calcext:value-type="float">
            <text:p>20</text:p>
          </table:table-cell>
          <table:table-cell table:formula="of:=LEN([.H183])" office:value-type="float" office:value="21" calcext:value-type="float">
            <text:p>21</text:p>
          </table:table-cell>
          <table:table-cell table:formula="of:=IF([.I183]&gt;[.J1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5"/>
          <table:table-cell table:formula="of:=[.G183]+[.H183]*2" office:value-type="float" office:value="2.31283545246071E+069" calcext:value-type="float">
            <text:p>2312835452460710000000000000000000000000000000000000000000000000000000</text:p>
          </table:table-cell>
          <table:table-cell table:formula="of:=[.H183]*2+[.H182]" office:value-type="float" office:value="1.63542163220362E+069" calcext:value-type="float">
            <text:p>1635421632203620000000000000000000000000000000000000000000000000000000</text:p>
          </table:table-cell>
          <table:table-cell table:formula="of:=LEN([.G184])" office:value-type="float" office:value="21" calcext:value-type="float">
            <text:p>21</text:p>
          </table:table-cell>
          <table:table-cell table:formula="of:=LEN([.H184])" office:value-type="float" office:value="21" calcext:value-type="float">
            <text:p>21</text:p>
          </table:table-cell>
          <table:table-cell table:formula="of:=IF([.I184]&gt;[.J1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5"/>
          <table:table-cell table:formula="of:=[.G184]+[.H184]*2" office:value-type="float" office:value="5.58367871686796E+069" calcext:value-type="float">
            <text:p>5583678716867960000000000000000000000000000000000000000000000000000000</text:p>
          </table:table-cell>
          <table:table-cell table:formula="of:=[.H184]*2+[.H183]" office:value-type="float" office:value="3.94825708466433E+069" calcext:value-type="float">
            <text:p>3948257084664330000000000000000000000000000000000000000000000000000000</text:p>
          </table:table-cell>
          <table:table-cell table:formula="of:=LEN([.G185])" office:value-type="float" office:value="21" calcext:value-type="float">
            <text:p>21</text:p>
          </table:table-cell>
          <table:table-cell table:formula="of:=LEN([.H185])" office:value-type="float" office:value="21" calcext:value-type="float">
            <text:p>21</text:p>
          </table:table-cell>
          <table:table-cell table:formula="of:=IF([.I185]&gt;[.J1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5"/>
          <table:table-cell table:formula="of:=[.G185]+[.H185]*2" office:value-type="float" office:value="1.34801928861966E+070" calcext:value-type="float">
            <text:p>13480192886196600000000000000000000000000000000000000000000000000000000</text:p>
          </table:table-cell>
          <table:table-cell table:formula="of:=[.H185]*2+[.H184]" office:value-type="float" office:value="9.53193580153229E+069" calcext:value-type="float">
            <text:p>9531935801532290000000000000000000000000000000000000000000000000000000</text:p>
          </table:table-cell>
          <table:table-cell table:formula="of:=LEN([.G186])" office:value-type="float" office:value="21" calcext:value-type="float">
            <text:p>21</text:p>
          </table:table-cell>
          <table:table-cell table:formula="of:=LEN([.H186])" office:value-type="float" office:value="21" calcext:value-type="float">
            <text:p>21</text:p>
          </table:table-cell>
          <table:table-cell table:formula="of:=IF([.I186]&gt;[.J1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5"/>
          <table:table-cell table:formula="of:=[.G186]+[.H186]*2" office:value-type="float" office:value="3.25440644892612E+070" calcext:value-type="float">
            <text:p>32544064489261200000000000000000000000000000000000000000000000000000000</text:p>
          </table:table-cell>
          <table:table-cell table:formula="of:=[.H186]*2+[.H185]" office:value-type="float" office:value="2.30121286877289E+070" calcext:value-type="float">
            <text:p>23012128687728900000000000000000000000000000000000000000000000000000000</text:p>
          </table:table-cell>
          <table:table-cell table:formula="of:=LEN([.G187])" office:value-type="float" office:value="21" calcext:value-type="float">
            <text:p>21</text:p>
          </table:table-cell>
          <table:table-cell table:formula="of:=LEN([.H187])" office:value-type="float" office:value="21" calcext:value-type="float">
            <text:p>21</text:p>
          </table:table-cell>
          <table:table-cell table:formula="of:=IF([.I187]&gt;[.J1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5"/>
          <table:table-cell table:formula="of:=[.G187]+[.H187]*2" office:value-type="float" office:value="7.85683218647191E+070" calcext:value-type="float">
            <text:p>78568321864719100000000000000000000000000000000000000000000000000000000</text:p>
          </table:table-cell>
          <table:table-cell table:formula="of:=[.H187]*2+[.H186]" office:value-type="float" office:value="5.55561931769901E+070" calcext:value-type="float">
            <text:p>55556193176990100000000000000000000000000000000000000000000000000000000</text:p>
          </table:table-cell>
          <table:table-cell table:formula="of:=LEN([.G188])" office:value-type="float" office:value="21" calcext:value-type="float">
            <text:p>21</text:p>
          </table:table-cell>
          <table:table-cell table:formula="of:=LEN([.H188])" office:value-type="float" office:value="21" calcext:value-type="float">
            <text:p>21</text:p>
          </table:table-cell>
          <table:table-cell table:formula="of:=IF([.I188]&gt;[.J1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5"/>
          <table:table-cell table:formula="of:=[.G188]+[.H188]*2" office:value-type="float" office:value="1.89680708218699E+071" calcext:value-type="float">
            <text:p>189680708218699000000000000000000000000000000000000000000000000000000000</text:p>
          </table:table-cell>
          <table:table-cell table:formula="of:=[.H188]*2+[.H187]" office:value-type="float" office:value="1.34124515041709E+071" calcext:value-type="float">
            <text:p>134124515041709000000000000000000000000000000000000000000000000000000000</text:p>
          </table:table-cell>
          <table:table-cell table:formula="of:=LEN([.G189])" office:value-type="float" office:value="21" calcext:value-type="float">
            <text:p>21</text:p>
          </table:table-cell>
          <table:table-cell table:formula="of:=LEN([.H189])" office:value-type="float" office:value="21" calcext:value-type="float">
            <text:p>21</text:p>
          </table:table-cell>
          <table:table-cell table:formula="of:=IF([.I189]&gt;[.J1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5"/>
          <table:table-cell table:formula="of:=[.G189]+[.H189]*2" office:value-type="float" office:value="4.57929738302118E+071" calcext:value-type="float">
            <text:p>457929738302118000000000000000000000000000000000000000000000000000000000</text:p>
          </table:table-cell>
          <table:table-cell table:formula="of:=[.H189]*2+[.H188]" office:value-type="float" office:value="3.23805223260408E+071" calcext:value-type="float">
            <text:p>323805223260408000000000000000000000000000000000000000000000000000000000</text:p>
          </table:table-cell>
          <table:table-cell table:formula="of:=LEN([.G190])" office:value-type="float" office:value="21" calcext:value-type="float">
            <text:p>21</text:p>
          </table:table-cell>
          <table:table-cell table:formula="of:=LEN([.H190])" office:value-type="float" office:value="21" calcext:value-type="float">
            <text:p>21</text:p>
          </table:table-cell>
          <table:table-cell table:formula="of:=IF([.I190]&gt;[.J1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5"/>
          <table:table-cell table:formula="of:=[.G190]+[.H190]*2" office:value-type="float" office:value="1.10554018482294E+072" calcext:value-type="float">
            <text:p>1105540184822940000000000000000000000000000000000000000000000000000000000</text:p>
          </table:table-cell>
          <table:table-cell table:formula="of:=[.H190]*2+[.H189]" office:value-type="float" office:value="7.81734961562526E+071" calcext:value-type="float">
            <text:p>781734961562526000000000000000000000000000000000000000000000000000000000</text:p>
          </table:table-cell>
          <table:table-cell table:formula="of:=LEN([.G191])" office:value-type="float" office:value="21" calcext:value-type="float">
            <text:p>21</text:p>
          </table:table-cell>
          <table:table-cell table:formula="of:=LEN([.H191])" office:value-type="float" office:value="21" calcext:value-type="float">
            <text:p>21</text:p>
          </table:table-cell>
          <table:table-cell table:formula="of:=IF([.I191]&gt;[.J1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5"/>
          <table:table-cell table:formula="of:=[.G191]+[.H191]*2" office:value-type="float" office:value="2.66901010794799E+072" calcext:value-type="float">
            <text:p>2669010107947990000000000000000000000000000000000000000000000000000000000</text:p>
          </table:table-cell>
          <table:table-cell table:formula="of:=[.H191]*2+[.H190]" office:value-type="float" office:value="1.88727514638546E+072" calcext:value-type="float">
            <text:p>1887275146385460000000000000000000000000000000000000000000000000000000000</text:p>
          </table:table-cell>
          <table:table-cell table:formula="of:=LEN([.G192])" office:value-type="float" office:value="21" calcext:value-type="float">
            <text:p>21</text:p>
          </table:table-cell>
          <table:table-cell table:formula="of:=LEN([.H192])" office:value-type="float" office:value="21" calcext:value-type="float">
            <text:p>21</text:p>
          </table:table-cell>
          <table:table-cell table:formula="of:=IF([.I192]&gt;[.J1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5"/>
          <table:table-cell table:formula="of:=[.G192]+[.H192]*2" office:value-type="float" office:value="6.44356040071891E+072" calcext:value-type="float">
            <text:p>6443560400718910000000000000000000000000000000000000000000000000000000000</text:p>
          </table:table-cell>
          <table:table-cell table:formula="of:=[.H192]*2+[.H191]" office:value-type="float" office:value="4.55628525433345E+072" calcext:value-type="float">
            <text:p>4556285254333450000000000000000000000000000000000000000000000000000000000</text:p>
          </table:table-cell>
          <table:table-cell table:formula="of:=LEN([.G193])" office:value-type="float" office:value="21" calcext:value-type="float">
            <text:p>21</text:p>
          </table:table-cell>
          <table:table-cell table:formula="of:=LEN([.H193])" office:value-type="float" office:value="21" calcext:value-type="float">
            <text:p>21</text:p>
          </table:table-cell>
          <table:table-cell table:formula="of:=IF([.I193]&gt;[.J1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5"/>
          <table:table-cell table:formula="of:=[.G193]+[.H193]*2" office:value-type="float" office:value="1.55561309093858E+073" calcext:value-type="float">
            <text:p>15556130909385800000000000000000000000000000000000000000000000000000000000</text:p>
          </table:table-cell>
          <table:table-cell table:formula="of:=[.H193]*2+[.H192]" office:value-type="float" office:value="1.09998456550524E+073" calcext:value-type="float">
            <text:p>10999845655052400000000000000000000000000000000000000000000000000000000000</text:p>
          </table:table-cell>
          <table:table-cell table:formula="of:=LEN([.G194])" office:value-type="float" office:value="21" calcext:value-type="float">
            <text:p>21</text:p>
          </table:table-cell>
          <table:table-cell table:formula="of:=LEN([.H194])" office:value-type="float" office:value="21" calcext:value-type="float">
            <text:p>21</text:p>
          </table:table-cell>
          <table:table-cell table:formula="of:=IF([.I194]&gt;[.J1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5"/>
          <table:table-cell table:formula="of:=[.G194]+[.H194]*2" office:value-type="float" office:value="3.75558222194905E+073" calcext:value-type="float">
            <text:p>37555822219490500000000000000000000000000000000000000000000000000000000000</text:p>
          </table:table-cell>
          <table:table-cell table:formula="of:=[.H194]*2+[.H193]" office:value-type="float" office:value="2.65559765644382E+073" calcext:value-type="float">
            <text:p>26555976564438200000000000000000000000000000000000000000000000000000000000</text:p>
          </table:table-cell>
          <table:table-cell table:formula="of:=LEN([.G195])" office:value-type="float" office:value="21" calcext:value-type="float">
            <text:p>21</text:p>
          </table:table-cell>
          <table:table-cell table:formula="of:=LEN([.H195])" office:value-type="float" office:value="21" calcext:value-type="float">
            <text:p>21</text:p>
          </table:table-cell>
          <table:table-cell table:formula="of:=IF([.I195]&gt;[.J1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5"/>
          <table:table-cell table:formula="of:=[.G195]+[.H195]*2" office:value-type="float" office:value="9.06677753483668E+073" calcext:value-type="float">
            <text:p>90667775348366800000000000000000000000000000000000000000000000000000000000</text:p>
          </table:table-cell>
          <table:table-cell table:formula="of:=[.H195]*2+[.H194]" office:value-type="float" office:value="6.41117987839287E+073" calcext:value-type="float">
            <text:p>64111798783928700000000000000000000000000000000000000000000000000000000000</text:p>
          </table:table-cell>
          <table:table-cell table:formula="of:=LEN([.G196])" office:value-type="float" office:value="21" calcext:value-type="float">
            <text:p>21</text:p>
          </table:table-cell>
          <table:table-cell table:formula="of:=LEN([.H196])" office:value-type="float" office:value="21" calcext:value-type="float">
            <text:p>21</text:p>
          </table:table-cell>
          <table:table-cell table:formula="of:=IF([.I196]&gt;[.J1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5"/>
          <table:table-cell table:formula="of:=[.G196]+[.H196]*2" office:value-type="float" office:value="2.18891372916224E+074" calcext:value-type="float">
            <text:p>218891372916224000000000000000000000000000000000000000000000000000000000000</text:p>
          </table:table-cell>
          <table:table-cell table:formula="of:=[.H196]*2+[.H195]" office:value-type="float" office:value="1.54779574132296E+074" calcext:value-type="float">
            <text:p>154779574132296000000000000000000000000000000000000000000000000000000000000</text:p>
          </table:table-cell>
          <table:table-cell table:formula="of:=LEN([.G197])" office:value-type="float" office:value="21" calcext:value-type="float">
            <text:p>21</text:p>
          </table:table-cell>
          <table:table-cell table:formula="of:=LEN([.H197])" office:value-type="float" office:value="21" calcext:value-type="float">
            <text:p>21</text:p>
          </table:table-cell>
          <table:table-cell table:formula="of:=IF([.I197]&gt;[.J1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5"/>
          <table:table-cell table:formula="of:=[.G197]+[.H197]*2" office:value-type="float" office:value="5.28450521180815E+074" calcext:value-type="float">
            <text:p>528450521180815000000000000000000000000000000000000000000000000000000000000</text:p>
          </table:table-cell>
          <table:table-cell table:formula="of:=[.H197]*2+[.H196]" office:value-type="float" office:value="3.7367094704852E+074" calcext:value-type="float">
            <text:p>373670947048520000000000000000000000000000000000000000000000000000000000000</text:p>
          </table:table-cell>
          <table:table-cell table:formula="of:=LEN([.G198])" office:value-type="float" office:value="21" calcext:value-type="float">
            <text:p>21</text:p>
          </table:table-cell>
          <table:table-cell table:formula="of:=LEN([.H198])" office:value-type="float" office:value="20" calcext:value-type="float">
            <text:p>20</text:p>
          </table:table-cell>
          <table:table-cell table:formula="of:=IF([.I198]&gt;[.J19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5"/>
          <table:table-cell table:formula="of:=[.G198]+[.H198]*2" office:value-type="float" office:value="1.27579241527785E+075" calcext:value-type="float">
            <text:p>1275792415277850000000000000000000000000000000000000000000000000000000000000</text:p>
          </table:table-cell>
          <table:table-cell table:formula="of:=[.H198]*2+[.H197]" office:value-type="float" office:value="9.02121468229335E+074" calcext:value-type="float">
            <text:p>902121468229335000000000000000000000000000000000000000000000000000000000000</text:p>
          </table:table-cell>
          <table:table-cell table:formula="of:=LEN([.G199])" office:value-type="float" office:value="21" calcext:value-type="float">
            <text:p>21</text:p>
          </table:table-cell>
          <table:table-cell table:formula="of:=LEN([.H199])" office:value-type="float" office:value="21" calcext:value-type="float">
            <text:p>21</text:p>
          </table:table-cell>
          <table:table-cell table:formula="of:=IF([.I199]&gt;[.J1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5"/>
          <table:table-cell table:formula="of:=[.G199]+[.H199]*2" office:value-type="float" office:value="3.08003535173652E+075" calcext:value-type="float">
            <text:p>3080035351736520000000000000000000000000000000000000000000000000000000000000</text:p>
          </table:table-cell>
          <table:table-cell table:formula="of:=[.H199]*2+[.H198]" office:value-type="float" office:value="2.17791388350719E+075" calcext:value-type="float">
            <text:p>2177913883507190000000000000000000000000000000000000000000000000000000000000</text:p>
          </table:table-cell>
          <table:table-cell table:formula="of:=LEN([.G200])" office:value-type="float" office:value="21" calcext:value-type="float">
            <text:p>21</text:p>
          </table:table-cell>
          <table:table-cell table:formula="of:=LEN([.H200])" office:value-type="float" office:value="21" calcext:value-type="float">
            <text:p>21</text:p>
          </table:table-cell>
          <table:table-cell table:formula="of:=IF([.I200]&gt;[.J2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5"/>
          <table:table-cell table:formula="of:=[.G200]+[.H200]*2" office:value-type="float" office:value="7.4358631187509E+075" calcext:value-type="float">
            <text:p>7435863118750900000000000000000000000000000000000000000000000000000000000000</text:p>
          </table:table-cell>
          <table:table-cell table:formula="of:=[.H200]*2+[.H199]" office:value-type="float" office:value="5.25794923524371E+075" calcext:value-type="float">
            <text:p>5257949235243710000000000000000000000000000000000000000000000000000000000000</text:p>
          </table:table-cell>
          <table:table-cell table:formula="of:=LEN([.G201])" office:value-type="float" office:value="20" calcext:value-type="float">
            <text:p>20</text:p>
          </table:table-cell>
          <table:table-cell table:formula="of:=LEN([.H201])" office:value-type="float" office:value="21" calcext:value-type="float">
            <text:p>21</text:p>
          </table:table-cell>
          <table:table-cell table:formula="of:=IF([.I201]&gt;[.J2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5"/>
          <table:table-cell table:formula="of:=[.G201]+[.H201]*2" office:value-type="float" office:value="1.79517615892383E+076" calcext:value-type="float">
            <text:p>17951761589238300000000000000000000000000000000000000000000000000000000000000</text:p>
          </table:table-cell>
          <table:table-cell table:formula="of:=[.H201]*2+[.H200]" office:value-type="float" office:value="1.26938123539946E+076" calcext:value-type="float">
            <text:p>12693812353994600000000000000000000000000000000000000000000000000000000000000</text:p>
          </table:table-cell>
          <table:table-cell table:formula="of:=LEN([.G202])" office:value-type="float" office:value="21" calcext:value-type="float">
            <text:p>21</text:p>
          </table:table-cell>
          <table:table-cell table:formula="of:=LEN([.H202])" office:value-type="float" office:value="21" calcext:value-type="float">
            <text:p>21</text:p>
          </table:table-cell>
          <table:table-cell table:formula="of:=IF([.I202]&gt;[.J2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5"/>
          <table:table-cell table:formula="of:=[.G202]+[.H202]*2" office:value-type="float" office:value="4.33393862972276E+076" calcext:value-type="float">
            <text:p>43339386297227600000000000000000000000000000000000000000000000000000000000000</text:p>
          </table:table-cell>
          <table:table-cell table:formula="of:=[.H202]*2+[.H201]" office:value-type="float" office:value="3.06455739432329E+076" calcext:value-type="float">
            <text:p>30645573943232900000000000000000000000000000000000000000000000000000000000000</text:p>
          </table:table-cell>
          <table:table-cell table:formula="of:=LEN([.G203])" office:value-type="float" office:value="21" calcext:value-type="float">
            <text:p>21</text:p>
          </table:table-cell>
          <table:table-cell table:formula="of:=LEN([.H203])" office:value-type="float" office:value="21" calcext:value-type="float">
            <text:p>21</text:p>
          </table:table-cell>
          <table:table-cell table:formula="of:=IF([.I203]&gt;[.J2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5"/>
          <table:table-cell table:formula="of:=[.G203]+[.H203]*2" office:value-type="float" office:value="1.04630534183693E+077" calcext:value-type="float">
            <text:p>104630534183693000000000000000000000000000000000000000000000000000000000000000</text:p>
          </table:table-cell>
          <table:table-cell table:formula="of:=[.H203]*2+[.H202]" office:value-type="float" office:value="7.39849602404605E+076" calcext:value-type="float">
            <text:p>73984960240460500000000000000000000000000000000000000000000000000000000000000</text:p>
          </table:table-cell>
          <table:table-cell table:formula="of:=LEN([.G204])" office:value-type="float" office:value="21" calcext:value-type="float">
            <text:p>21</text:p>
          </table:table-cell>
          <table:table-cell table:formula="of:=LEN([.H204])" office:value-type="float" office:value="21" calcext:value-type="float">
            <text:p>21</text:p>
          </table:table-cell>
          <table:table-cell table:formula="of:=IF([.I204]&gt;[.J2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5"/>
          <table:table-cell table:formula="of:=[.G204]+[.H204]*2" office:value-type="float" office:value="2.52600454664614E+077" calcext:value-type="float">
            <text:p>252600454664614000000000000000000000000000000000000000000000000000000000000000</text:p>
          </table:table-cell>
          <table:table-cell table:formula="of:=[.H204]*2+[.H203]" office:value-type="float" office:value="1.78615494424154E+077" calcext:value-type="float">
            <text:p>178615494424154000000000000000000000000000000000000000000000000000000000000000</text:p>
          </table:table-cell>
          <table:table-cell table:formula="of:=LEN([.G205])" office:value-type="float" office:value="21" calcext:value-type="float">
            <text:p>21</text:p>
          </table:table-cell>
          <table:table-cell table:formula="of:=LEN([.H205])" office:value-type="float" office:value="21" calcext:value-type="float">
            <text:p>21</text:p>
          </table:table-cell>
          <table:table-cell table:formula="of:=IF([.I205]&gt;[.J2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5"/>
          <table:table-cell table:formula="of:=[.G205]+[.H205]*2" office:value-type="float" office:value="6.09831443512922E+077" calcext:value-type="float">
            <text:p>609831443512922000000000000000000000000000000000000000000000000000000000000000</text:p>
          </table:table-cell>
          <table:table-cell table:formula="of:=[.H205]*2+[.H204]" office:value-type="float" office:value="4.31215949088768E+077" calcext:value-type="float">
            <text:p>431215949088768000000000000000000000000000000000000000000000000000000000000000</text:p>
          </table:table-cell>
          <table:table-cell table:formula="of:=LEN([.G206])" office:value-type="float" office:value="21" calcext:value-type="float">
            <text:p>21</text:p>
          </table:table-cell>
          <table:table-cell table:formula="of:=LEN([.H206])" office:value-type="float" office:value="21" calcext:value-type="float">
            <text:p>21</text:p>
          </table:table-cell>
          <table:table-cell table:formula="of:=IF([.I206]&gt;[.J2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5"/>
          <table:table-cell table:formula="of:=[.G206]+[.H206]*2" office:value-type="float" office:value="1.47226334169046E+078" calcext:value-type="float">
            <text:p>1472263341690460000000000000000000000000000000000000000000000000000000000000000</text:p>
          </table:table-cell>
          <table:table-cell table:formula="of:=[.H206]*2+[.H205]" office:value-type="float" office:value="1.04104739260169E+078" calcext:value-type="float">
            <text:p>1041047392601690000000000000000000000000000000000000000000000000000000000000000</text:p>
          </table:table-cell>
          <table:table-cell table:formula="of:=LEN([.G207])" office:value-type="float" office:value="21" calcext:value-type="float">
            <text:p>21</text:p>
          </table:table-cell>
          <table:table-cell table:formula="of:=LEN([.H207])" office:value-type="float" office:value="21" calcext:value-type="float">
            <text:p>21</text:p>
          </table:table-cell>
          <table:table-cell table:formula="of:=IF([.I207]&gt;[.J2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5"/>
          <table:table-cell table:formula="of:=[.G207]+[.H207]*2" office:value-type="float" office:value="3.55435812689384E+078" calcext:value-type="float">
            <text:p>3554358126893840000000000000000000000000000000000000000000000000000000000000000</text:p>
          </table:table-cell>
          <table:table-cell table:formula="of:=[.H207]*2+[.H206]" office:value-type="float" office:value="2.51331073429215E+078" calcext:value-type="float">
            <text:p>2513310734292150000000000000000000000000000000000000000000000000000000000000000</text:p>
          </table:table-cell>
          <table:table-cell table:formula="of:=LEN([.G208])" office:value-type="float" office:value="21" calcext:value-type="float">
            <text:p>21</text:p>
          </table:table-cell>
          <table:table-cell table:formula="of:=LEN([.H208])" office:value-type="float" office:value="21" calcext:value-type="float">
            <text:p>21</text:p>
          </table:table-cell>
          <table:table-cell table:formula="of:=IF([.I208]&gt;[.J2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5"/>
          <table:table-cell table:formula="of:=[.G208]+[.H208]*2" office:value-type="float" office:value="8.58097959547814E+078" calcext:value-type="float">
            <text:p>8580979595478140000000000000000000000000000000000000000000000000000000000000000</text:p>
          </table:table-cell>
          <table:table-cell table:formula="of:=[.H208]*2+[.H207]" office:value-type="float" office:value="6.06766886118599E+078" calcext:value-type="float">
            <text:p>6067668861185990000000000000000000000000000000000000000000000000000000000000000</text:p>
          </table:table-cell>
          <table:table-cell table:formula="of:=LEN([.G209])" office:value-type="float" office:value="21" calcext:value-type="float">
            <text:p>21</text:p>
          </table:table-cell>
          <table:table-cell table:formula="of:=LEN([.H209])" office:value-type="float" office:value="21" calcext:value-type="float">
            <text:p>21</text:p>
          </table:table-cell>
          <table:table-cell table:formula="of:=IF([.I209]&gt;[.J2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5"/>
          <table:table-cell table:formula="of:=[.G209]+[.H209]*2" office:value-type="float" office:value="2.07163173178501E+079" calcext:value-type="float">
            <text:p>20716317317850100000000000000000000000000000000000000000000000000000000000000000</text:p>
          </table:table-cell>
          <table:table-cell table:formula="of:=[.H209]*2+[.H208]" office:value-type="float" office:value="1.46486484566641E+079" calcext:value-type="float">
            <text:p>14648648456664100000000000000000000000000000000000000000000000000000000000000000</text:p>
          </table:table-cell>
          <table:table-cell table:formula="of:=LEN([.G210])" office:value-type="float" office:value="21" calcext:value-type="float">
            <text:p>21</text:p>
          </table:table-cell>
          <table:table-cell table:formula="of:=LEN([.H210])" office:value-type="float" office:value="21" calcext:value-type="float">
            <text:p>21</text:p>
          </table:table-cell>
          <table:table-cell table:formula="of:=IF([.I210]&gt;[.J2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5"/>
          <table:table-cell table:formula="of:=[.G210]+[.H210]*2" office:value-type="float" office:value="5.00136142311784E+079" calcext:value-type="float">
            <text:p>50013614231178400000000000000000000000000000000000000000000000000000000000000000</text:p>
          </table:table-cell>
          <table:table-cell table:formula="of:=[.H210]*2+[.H209]" office:value-type="float" office:value="3.53649657745143E+079" calcext:value-type="float">
            <text:p>35364965774514300000000000000000000000000000000000000000000000000000000000000000</text:p>
          </table:table-cell>
          <table:table-cell table:formula="of:=LEN([.G211])" office:value-type="float" office:value="21" calcext:value-type="float">
            <text:p>21</text:p>
          </table:table-cell>
          <table:table-cell table:formula="of:=LEN([.H211])" office:value-type="float" office:value="21" calcext:value-type="float">
            <text:p>21</text:p>
          </table:table-cell>
          <table:table-cell table:formula="of:=IF([.I211]&gt;[.J2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5"/>
          <table:table-cell table:formula="of:=[.G211]+[.H211]*2" office:value-type="float" office:value="1.20743545780207E+080" calcext:value-type="float">
            <text:p>120743545780207000000000000000000000000000000000000000000000000000000000000000000</text:p>
          </table:table-cell>
          <table:table-cell table:formula="of:=[.H211]*2+[.H210]" office:value-type="float" office:value="8.53785800056926E+079" calcext:value-type="float">
            <text:p>85378580005692600000000000000000000000000000000000000000000000000000000000000000</text:p>
          </table:table-cell>
          <table:table-cell table:formula="of:=LEN([.G212])" office:value-type="float" office:value="21" calcext:value-type="float">
            <text:p>21</text:p>
          </table:table-cell>
          <table:table-cell table:formula="of:=LEN([.H212])" office:value-type="float" office:value="21" calcext:value-type="float">
            <text:p>21</text:p>
          </table:table-cell>
          <table:table-cell table:formula="of:=IF([.I212]&gt;[.J2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5"/>
          <table:table-cell table:formula="of:=[.G212]+[.H212]*2" office:value-type="float" office:value="2.91500705791592E+080" calcext:value-type="float">
            <text:p>291500705791592000000000000000000000000000000000000000000000000000000000000000000</text:p>
          </table:table-cell>
          <table:table-cell table:formula="of:=[.H212]*2+[.H211]" office:value-type="float" office:value="2.061221257859E+080" calcext:value-type="float">
            <text:p>206122125785900000000000000000000000000000000000000000000000000000000000000000000</text:p>
          </table:table-cell>
          <table:table-cell table:formula="of:=LEN([.G213])" office:value-type="float" office:value="21" calcext:value-type="float">
            <text:p>21</text:p>
          </table:table-cell>
          <table:table-cell table:formula="of:=LEN([.H213])" office:value-type="float" office:value="19" calcext:value-type="float">
            <text:p>19</text:p>
          </table:table-cell>
          <table:table-cell table:formula="of:=IF([.I213]&gt;[.J21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5"/>
          <table:table-cell table:formula="of:=[.G213]+[.H213]*2" office:value-type="float" office:value="7.03744957363391E+080" calcext:value-type="float">
            <text:p>703744957363391000000000000000000000000000000000000000000000000000000000000000000</text:p>
          </table:table-cell>
          <table:table-cell table:formula="of:=[.H213]*2+[.H212]" office:value-type="float" office:value="4.97622831577492E+080" calcext:value-type="float">
            <text:p>497622831577492000000000000000000000000000000000000000000000000000000000000000000</text:p>
          </table:table-cell>
          <table:table-cell table:formula="of:=LEN([.G214])" office:value-type="float" office:value="21" calcext:value-type="float">
            <text:p>21</text:p>
          </table:table-cell>
          <table:table-cell table:formula="of:=LEN([.H214])" office:value-type="float" office:value="21" calcext:value-type="float">
            <text:p>21</text:p>
          </table:table-cell>
          <table:table-cell table:formula="of:=IF([.I214]&gt;[.J2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5"/>
          <table:table-cell table:formula="of:=[.G214]+[.H214]*2" office:value-type="float" office:value="1.69899062051837E+081" calcext:value-type="float">
            <text:p>1698990620518370000000000000000000000000000000000000000000000000000000000000000000</text:p>
          </table:table-cell>
          <table:table-cell table:formula="of:=[.H214]*2+[.H213]" office:value-type="float" office:value="1.20136778894088E+081" calcext:value-type="float">
            <text:p>1201367788940880000000000000000000000000000000000000000000000000000000000000000000</text:p>
          </table:table-cell>
          <table:table-cell table:formula="of:=LEN([.G215])" office:value-type="float" office:value="21" calcext:value-type="float">
            <text:p>21</text:p>
          </table:table-cell>
          <table:table-cell table:formula="of:=LEN([.H215])" office:value-type="float" office:value="21" calcext:value-type="float">
            <text:p>21</text:p>
          </table:table-cell>
          <table:table-cell table:formula="of:=IF([.I215]&gt;[.J2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5"/>
          <table:table-cell table:formula="of:=[.G215]+[.H215]*2" office:value-type="float" office:value="4.10172619840014E+081" calcext:value-type="float">
            <text:p>4101726198400140000000000000000000000000000000000000000000000000000000000000000000</text:p>
          </table:table-cell>
          <table:table-cell table:formula="of:=[.H215]*2+[.H214]" office:value-type="float" office:value="2.90035840945926E+081" calcext:value-type="float">
            <text:p>2900358409459260000000000000000000000000000000000000000000000000000000000000000000</text:p>
          </table:table-cell>
          <table:table-cell table:formula="of:=LEN([.G216])" office:value-type="float" office:value="21" calcext:value-type="float">
            <text:p>21</text:p>
          </table:table-cell>
          <table:table-cell table:formula="of:=LEN([.H216])" office:value-type="float" office:value="21" calcext:value-type="float">
            <text:p>21</text:p>
          </table:table-cell>
          <table:table-cell table:formula="of:=IF([.I216]&gt;[.J2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5"/>
          <table:table-cell table:formula="of:=[.G216]+[.H216]*2" office:value-type="float" office:value="9.90244301731866E+081" calcext:value-type="float">
            <text:p>9902443017318660000000000000000000000000000000000000000000000000000000000000000000</text:p>
          </table:table-cell>
          <table:table-cell table:formula="of:=[.H216]*2+[.H215]" office:value-type="float" office:value="7.0020846078594E+081" calcext:value-type="float">
            <text:p>7002084607859400000000000000000000000000000000000000000000000000000000000000000000</text:p>
          </table:table-cell>
          <table:table-cell table:formula="of:=LEN([.G217])" office:value-type="float" office:value="21" calcext:value-type="float">
            <text:p>21</text:p>
          </table:table-cell>
          <table:table-cell table:formula="of:=LEN([.H217])" office:value-type="float" office:value="20" calcext:value-type="float">
            <text:p>20</text:p>
          </table:table-cell>
          <table:table-cell table:formula="of:=IF([.I217]&gt;[.J2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5"/>
          <table:table-cell table:formula="of:=[.G217]+[.H217]*2" office:value-type="float" office:value="2.39066122330375E+082" calcext:value-type="float">
            <text:p>23906612233037500000000000000000000000000000000000000000000000000000000000000000000</text:p>
          </table:table-cell>
          <table:table-cell table:formula="of:=[.H217]*2+[.H216]" office:value-type="float" office:value="1.69045276251781E+082" calcext:value-type="float">
            <text:p>16904527625178100000000000000000000000000000000000000000000000000000000000000000000</text:p>
          </table:table-cell>
          <table:table-cell table:formula="of:=LEN([.G218])" office:value-type="float" office:value="21" calcext:value-type="float">
            <text:p>21</text:p>
          </table:table-cell>
          <table:table-cell table:formula="of:=LEN([.H218])" office:value-type="float" office:value="21" calcext:value-type="float">
            <text:p>21</text:p>
          </table:table-cell>
          <table:table-cell table:formula="of:=IF([.I218]&gt;[.J2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5"/>
          <table:table-cell table:formula="of:=[.G218]+[.H218]*2" office:value-type="float" office:value="5.77156674833936E+082" calcext:value-type="float">
            <text:p>57715667483393600000000000000000000000000000000000000000000000000000000000000000000</text:p>
          </table:table-cell>
          <table:table-cell table:formula="of:=[.H218]*2+[.H217]" office:value-type="float" office:value="4.08111398582155E+082" calcext:value-type="float">
            <text:p>40811139858215500000000000000000000000000000000000000000000000000000000000000000000</text:p>
          </table:table-cell>
          <table:table-cell table:formula="of:=LEN([.G219])" office:value-type="float" office:value="21" calcext:value-type="float">
            <text:p>21</text:p>
          </table:table-cell>
          <table:table-cell table:formula="of:=LEN([.H219])" office:value-type="float" office:value="21" calcext:value-type="float">
            <text:p>21</text:p>
          </table:table-cell>
          <table:table-cell table:formula="of:=IF([.I219]&gt;[.J2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5"/>
          <table:table-cell table:formula="of:=[.G219]+[.H219]*2" office:value-type="float" office:value="1.39337947199825E+083" calcext:value-type="float">
            <text:p>139337947199825000000000000000000000000000000000000000000000000000000000000000000000</text:p>
          </table:table-cell>
          <table:table-cell table:formula="of:=[.H219]*2+[.H218]" office:value-type="float" office:value="9.85268073416091E+082" calcext:value-type="float">
            <text:p>98526807341609100000000000000000000000000000000000000000000000000000000000000000000</text:p>
          </table:table-cell>
          <table:table-cell table:formula="of:=LEN([.G220])" office:value-type="float" office:value="21" calcext:value-type="float">
            <text:p>21</text:p>
          </table:table-cell>
          <table:table-cell table:formula="of:=LEN([.H220])" office:value-type="float" office:value="21" calcext:value-type="float">
            <text:p>21</text:p>
          </table:table-cell>
          <table:table-cell table:formula="of:=IF([.I220]&gt;[.J2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5"/>
          <table:table-cell table:formula="of:=[.G220]+[.H220]*2" office:value-type="float" office:value="3.36391561883043E+083" calcext:value-type="float">
            <text:p>336391561883043000000000000000000000000000000000000000000000000000000000000000000000</text:p>
          </table:table-cell>
          <table:table-cell table:formula="of:=[.H220]*2+[.H219]" office:value-type="float" office:value="2.37864754541434E+083" calcext:value-type="float">
            <text:p>237864754541434000000000000000000000000000000000000000000000000000000000000000000000</text:p>
          </table:table-cell>
          <table:table-cell table:formula="of:=LEN([.G221])" office:value-type="float" office:value="21" calcext:value-type="float">
            <text:p>21</text:p>
          </table:table-cell>
          <table:table-cell table:formula="of:=LEN([.H221])" office:value-type="float" office:value="21" calcext:value-type="float">
            <text:p>21</text:p>
          </table:table-cell>
          <table:table-cell table:formula="of:=IF([.I221]&gt;[.J2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5"/>
          <table:table-cell table:formula="of:=[.G221]+[.H221]*2" office:value-type="float" office:value="8.1212107096591E+083" calcext:value-type="float">
            <text:p>812121070965910000000000000000000000000000000000000000000000000000000000000000000000</text:p>
          </table:table-cell>
          <table:table-cell table:formula="of:=[.H221]*2+[.H220]" office:value-type="float" office:value="5.74256316424477E+083" calcext:value-type="float">
            <text:p>574256316424477000000000000000000000000000000000000000000000000000000000000000000000</text:p>
          </table:table-cell>
          <table:table-cell table:formula="of:=LEN([.G222])" office:value-type="float" office:value="20" calcext:value-type="float">
            <text:p>20</text:p>
          </table:table-cell>
          <table:table-cell table:formula="of:=LEN([.H222])" office:value-type="float" office:value="21" calcext:value-type="float">
            <text:p>21</text:p>
          </table:table-cell>
          <table:table-cell table:formula="of:=IF([.I222]&gt;[.J2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5"/>
          <table:table-cell table:formula="of:=[.G222]+[.H222]*2" office:value-type="float" office:value="1.96063370381486E+084" calcext:value-type="float">
            <text:p>1960633703814860000000000000000000000000000000000000000000000000000000000000000000000</text:p>
          </table:table-cell>
          <table:table-cell table:formula="of:=[.H222]*2+[.H221]" office:value-type="float" office:value="1.38637738739039E+084" calcext:value-type="float">
            <text:p>1386377387390390000000000000000000000000000000000000000000000000000000000000000000000</text:p>
          </table:table-cell>
          <table:table-cell table:formula="of:=LEN([.G223])" office:value-type="float" office:value="21" calcext:value-type="float">
            <text:p>21</text:p>
          </table:table-cell>
          <table:table-cell table:formula="of:=LEN([.H223])" office:value-type="float" office:value="21" calcext:value-type="float">
            <text:p>21</text:p>
          </table:table-cell>
          <table:table-cell table:formula="of:=IF([.I223]&gt;[.J2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5"/>
          <table:table-cell table:formula="of:=[.G223]+[.H223]*2" office:value-type="float" office:value="4.73338847859564E+084" calcext:value-type="float">
            <text:p>4733388478595640000000000000000000000000000000000000000000000000000000000000000000000</text:p>
          </table:table-cell>
          <table:table-cell table:formula="of:=[.H223]*2+[.H222]" office:value-type="float" office:value="3.34701109120525E+084" calcext:value-type="float">
            <text:p>3347011091205250000000000000000000000000000000000000000000000000000000000000000000000</text:p>
          </table:table-cell>
          <table:table-cell table:formula="of:=LEN([.G224])" office:value-type="float" office:value="21" calcext:value-type="float">
            <text:p>21</text:p>
          </table:table-cell>
          <table:table-cell table:formula="of:=LEN([.H224])" office:value-type="float" office:value="21" calcext:value-type="float">
            <text:p>21</text:p>
          </table:table-cell>
          <table:table-cell table:formula="of:=IF([.I224]&gt;[.J2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5"/>
          <table:table-cell table:formula="of:=[.G224]+[.H224]*2" office:value-type="float" office:value="1.14274106610061E+085" calcext:value-type="float">
            <text:p>11427410661006100000000000000000000000000000000000000000000000000000000000000000000000</text:p>
          </table:table-cell>
          <table:table-cell table:formula="of:=[.H224]*2+[.H223]" office:value-type="float" office:value="8.08039956980089E+084" calcext:value-type="float">
            <text:p>8080399569800890000000000000000000000000000000000000000000000000000000000000000000000</text:p>
          </table:table-cell>
          <table:table-cell table:formula="of:=LEN([.G225])" office:value-type="float" office:value="21" calcext:value-type="float">
            <text:p>21</text:p>
          </table:table-cell>
          <table:table-cell table:formula="of:=LEN([.H225])" office:value-type="float" office:value="21" calcext:value-type="float">
            <text:p>21</text:p>
          </table:table-cell>
          <table:table-cell table:formula="of:=IF([.I225]&gt;[.J2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5"/>
          <table:table-cell table:formula="of:=[.G225]+[.H225]*2" office:value-type="float" office:value="2.75882098006079E+085" calcext:value-type="float">
            <text:p>27588209800607900000000000000000000000000000000000000000000000000000000000000000000000</text:p>
          </table:table-cell>
          <table:table-cell table:formula="of:=[.H225]*2+[.H224]" office:value-type="float" office:value="1.9507810230807E+085" calcext:value-type="float">
            <text:p>19507810230807000000000000000000000000000000000000000000000000000000000000000000000000</text:p>
          </table:table-cell>
          <table:table-cell table:formula="of:=LEN([.G226])" office:value-type="float" office:value="21" calcext:value-type="float">
            <text:p>21</text:p>
          </table:table-cell>
          <table:table-cell table:formula="of:=LEN([.H226])" office:value-type="float" office:value="20" calcext:value-type="float">
            <text:p>20</text:p>
          </table:table-cell>
          <table:table-cell table:formula="of:=IF([.I226]&gt;[.J22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5"/>
          <table:table-cell table:formula="of:=[.G226]+[.H226]*2" office:value-type="float" office:value="6.6603830262222E+085" calcext:value-type="float">
            <text:p>66603830262222000000000000000000000000000000000000000000000000000000000000000000000000</text:p>
          </table:table-cell>
          <table:table-cell table:formula="of:=[.H226]*2+[.H225]" office:value-type="float" office:value="4.70960200314149E+085" calcext:value-type="float">
            <text:p>47096020031414900000000000000000000000000000000000000000000000000000000000000000000000</text:p>
          </table:table-cell>
          <table:table-cell table:formula="of:=LEN([.G227])" office:value-type="float" office:value="20" calcext:value-type="float">
            <text:p>20</text:p>
          </table:table-cell>
          <table:table-cell table:formula="of:=LEN([.H227])" office:value-type="float" office:value="21" calcext:value-type="float">
            <text:p>21</text:p>
          </table:table-cell>
          <table:table-cell table:formula="of:=IF([.I227]&gt;[.J2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5"/>
          <table:table-cell table:formula="of:=[.G227]+[.H227]*2" office:value-type="float" office:value="1.60795870325052E+086" calcext:value-type="float">
            <text:p>160795870325052000000000000000000000000000000000000000000000000000000000000000000000000</text:p>
          </table:table-cell>
          <table:table-cell table:formula="of:=[.H227]*2+[.H226]" office:value-type="float" office:value="1.13699850293637E+086" calcext:value-type="float">
            <text:p>113699850293637000000000000000000000000000000000000000000000000000000000000000000000000</text:p>
          </table:table-cell>
          <table:table-cell table:formula="of:=LEN([.G228])" office:value-type="float" office:value="21" calcext:value-type="float">
            <text:p>21</text:p>
          </table:table-cell>
          <table:table-cell table:formula="of:=LEN([.H228])" office:value-type="float" office:value="21" calcext:value-type="float">
            <text:p>21</text:p>
          </table:table-cell>
          <table:table-cell table:formula="of:=IF([.I228]&gt;[.J2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5"/>
          <table:table-cell table:formula="of:=[.G228]+[.H228]*2" office:value-type="float" office:value="3.88195570912326E+086" calcext:value-type="float">
            <text:p>388195570912326000000000000000000000000000000000000000000000000000000000000000000000000</text:p>
          </table:table-cell>
          <table:table-cell table:formula="of:=[.H228]*2+[.H227]" office:value-type="float" office:value="2.74495720618689E+086" calcext:value-type="float">
            <text:p>274495720618689000000000000000000000000000000000000000000000000000000000000000000000000</text:p>
          </table:table-cell>
          <table:table-cell table:formula="of:=LEN([.G229])" office:value-type="float" office:value="21" calcext:value-type="float">
            <text:p>21</text:p>
          </table:table-cell>
          <table:table-cell table:formula="of:=LEN([.H229])" office:value-type="float" office:value="21" calcext:value-type="float">
            <text:p>21</text:p>
          </table:table-cell>
          <table:table-cell table:formula="of:=IF([.I229]&gt;[.J2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5"/>
          <table:table-cell table:formula="of:=[.G229]+[.H229]*2" office:value-type="float" office:value="9.37187012149703E+086" calcext:value-type="float">
            <text:p>937187012149703000000000000000000000000000000000000000000000000000000000000000000000000</text:p>
          </table:table-cell>
          <table:table-cell table:formula="of:=[.H229]*2+[.H228]" office:value-type="float" office:value="6.62691291531014E+086" calcext:value-type="float">
            <text:p>662691291531014000000000000000000000000000000000000000000000000000000000000000000000000</text:p>
          </table:table-cell>
          <table:table-cell table:formula="of:=LEN([.G230])" office:value-type="float" office:value="21" calcext:value-type="float">
            <text:p>21</text:p>
          </table:table-cell>
          <table:table-cell table:formula="of:=LEN([.H230])" office:value-type="float" office:value="21" calcext:value-type="float">
            <text:p>21</text:p>
          </table:table-cell>
          <table:table-cell table:formula="of:=IF([.I230]&gt;[.J2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5"/>
          <table:table-cell table:formula="of:=[.G230]+[.H230]*2" office:value-type="float" office:value="2.26256959521173E+087" calcext:value-type="float">
            <text:p>2262569595211730000000000000000000000000000000000000000000000000000000000000000000000000</text:p>
          </table:table-cell>
          <table:table-cell table:formula="of:=[.H230]*2+[.H229]" office:value-type="float" office:value="1.59987830368072E+087" calcext:value-type="float">
            <text:p>1599878303680720000000000000000000000000000000000000000000000000000000000000000000000000</text:p>
          </table:table-cell>
          <table:table-cell table:formula="of:=LEN([.G231])" office:value-type="float" office:value="21" calcext:value-type="float">
            <text:p>21</text:p>
          </table:table-cell>
          <table:table-cell table:formula="of:=LEN([.H231])" office:value-type="float" office:value="21" calcext:value-type="float">
            <text:p>21</text:p>
          </table:table-cell>
          <table:table-cell table:formula="of:=IF([.I231]&gt;[.J2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5"/>
          <table:table-cell table:formula="of:=[.G231]+[.H231]*2" office:value-type="float" office:value="5.46232620257317E+087" calcext:value-type="float">
            <text:p>5462326202573170000000000000000000000000000000000000000000000000000000000000000000000000</text:p>
          </table:table-cell>
          <table:table-cell table:formula="of:=[.H231]*2+[.H230]" office:value-type="float" office:value="3.86244789889245E+087" calcext:value-type="float">
            <text:p>3862447898892450000000000000000000000000000000000000000000000000000000000000000000000000</text:p>
          </table:table-cell>
          <table:table-cell table:formula="of:=LEN([.G232])" office:value-type="float" office:value="21" calcext:value-type="float">
            <text:p>21</text:p>
          </table:table-cell>
          <table:table-cell table:formula="of:=LEN([.H232])" office:value-type="float" office:value="21" calcext:value-type="float">
            <text:p>21</text:p>
          </table:table-cell>
          <table:table-cell table:formula="of:=IF([.I232]&gt;[.J2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5"/>
          <table:table-cell table:formula="of:=[.G232]+[.H232]*2" office:value-type="float" office:value="1.31872220003581E+088" calcext:value-type="float">
            <text:p>13187222000358100000000000000000000000000000000000000000000000000000000000000000000000000</text:p>
          </table:table-cell>
          <table:table-cell table:formula="of:=[.H232]*2+[.H231]" office:value-type="float" office:value="9.32477410146562E+087" calcext:value-type="float">
            <text:p>9324774101465620000000000000000000000000000000000000000000000000000000000000000000000000</text:p>
          </table:table-cell>
          <table:table-cell table:formula="of:=LEN([.G233])" office:value-type="float" office:value="21" calcext:value-type="float">
            <text:p>21</text:p>
          </table:table-cell>
          <table:table-cell table:formula="of:=LEN([.H233])" office:value-type="float" office:value="21" calcext:value-type="float">
            <text:p>21</text:p>
          </table:table-cell>
          <table:table-cell table:formula="of:=IF([.I233]&gt;[.J2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5"/>
          <table:table-cell table:formula="of:=[.G233]+[.H233]*2" office:value-type="float" office:value="3.18367702032893E+088" calcext:value-type="float">
            <text:p>31836770203289300000000000000000000000000000000000000000000000000000000000000000000000000</text:p>
          </table:table-cell>
          <table:table-cell table:formula="of:=[.H233]*2+[.H232]" office:value-type="float" office:value="2.25119961018237E+088" calcext:value-type="float">
            <text:p>22511996101823700000000000000000000000000000000000000000000000000000000000000000000000000</text:p>
          </table:table-cell>
          <table:table-cell table:formula="of:=LEN([.G234])" office:value-type="float" office:value="21" calcext:value-type="float">
            <text:p>21</text:p>
          </table:table-cell>
          <table:table-cell table:formula="of:=LEN([.H234])" office:value-type="float" office:value="21" calcext:value-type="float">
            <text:p>21</text:p>
          </table:table-cell>
          <table:table-cell table:formula="of:=IF([.I234]&gt;[.J2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5"/>
          <table:table-cell table:formula="of:=[.G234]+[.H234]*2" office:value-type="float" office:value="7.68607624069367E+088" calcext:value-type="float">
            <text:p>76860762406936700000000000000000000000000000000000000000000000000000000000000000000000000</text:p>
          </table:table-cell>
          <table:table-cell table:formula="of:=[.H234]*2+[.H233]" office:value-type="float" office:value="5.4348766305113E+088" calcext:value-type="float">
            <text:p>54348766305113000000000000000000000000000000000000000000000000000000000000000000000000000</text:p>
          </table:table-cell>
          <table:table-cell table:formula="of:=LEN([.G235])" office:value-type="float" office:value="21" calcext:value-type="float">
            <text:p>21</text:p>
          </table:table-cell>
          <table:table-cell table:formula="of:=LEN([.H235])" office:value-type="float" office:value="20" calcext:value-type="float">
            <text:p>20</text:p>
          </table:table-cell>
          <table:table-cell table:formula="of:=IF([.I235]&gt;[.J23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5"/>
          <table:table-cell table:formula="of:=[.G235]+[.H235]*2" office:value-type="float" office:value="1.85558295017163E+089" calcext:value-type="float">
            <text:p>185558295017163000000000000000000000000000000000000000000000000000000000000000000000000000</text:p>
          </table:table-cell>
          <table:table-cell table:formula="of:=[.H235]*2+[.H234]" office:value-type="float" office:value="1.3120952871205E+089" calcext:value-type="float">
            <text:p>131209528712050000000000000000000000000000000000000000000000000000000000000000000000000000</text:p>
          </table:table-cell>
          <table:table-cell table:formula="of:=LEN([.G236])" office:value-type="float" office:value="21" calcext:value-type="float">
            <text:p>21</text:p>
          </table:table-cell>
          <table:table-cell table:formula="of:=LEN([.H236])" office:value-type="float" office:value="20" calcext:value-type="float">
            <text:p>20</text:p>
          </table:table-cell>
          <table:table-cell table:formula="of:=IF([.I236]&gt;[.J2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5"/>
          <table:table-cell table:formula="of:=[.G236]+[.H236]*2" office:value-type="float" office:value="4.47977352441262E+089" calcext:value-type="float">
            <text:p>447977352441262000000000000000000000000000000000000000000000000000000000000000000000000000</text:p>
          </table:table-cell>
          <table:table-cell table:formula="of:=[.H236]*2+[.H235]" office:value-type="float" office:value="3.16767823729212E+089" calcext:value-type="float">
            <text:p>316767823729212000000000000000000000000000000000000000000000000000000000000000000000000000</text:p>
          </table:table-cell>
          <table:table-cell table:formula="of:=LEN([.G237])" office:value-type="float" office:value="21" calcext:value-type="float">
            <text:p>21</text:p>
          </table:table-cell>
          <table:table-cell table:formula="of:=LEN([.H237])" office:value-type="float" office:value="21" calcext:value-type="float">
            <text:p>21</text:p>
          </table:table-cell>
          <table:table-cell table:formula="of:=IF([.I237]&gt;[.J2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5"/>
          <table:table-cell table:formula="of:=[.G237]+[.H237]*2" office:value-type="float" office:value="1.08151299989969E+090" calcext:value-type="float">
            <text:p>1081512999899690000000000000000000000000000000000000000000000000000000000000000000000000000</text:p>
          </table:table-cell>
          <table:table-cell table:formula="of:=[.H237]*2+[.H236]" office:value-type="float" office:value="7.64745176170474E+089" calcext:value-type="float">
            <text:p>764745176170474000000000000000000000000000000000000000000000000000000000000000000000000000</text:p>
          </table:table-cell>
          <table:table-cell table:formula="of:=LEN([.G238])" office:value-type="float" office:value="21" calcext:value-type="float">
            <text:p>21</text:p>
          </table:table-cell>
          <table:table-cell table:formula="of:=LEN([.H238])" office:value-type="float" office:value="21" calcext:value-type="float">
            <text:p>21</text:p>
          </table:table-cell>
          <table:table-cell table:formula="of:=IF([.I238]&gt;[.J2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5"/>
          <table:table-cell table:formula="of:=[.G238]+[.H238]*2" office:value-type="float" office:value="2.61100335224063E+090" calcext:value-type="float">
            <text:p>2611003352240630000000000000000000000000000000000000000000000000000000000000000000000000000</text:p>
          </table:table-cell>
          <table:table-cell table:formula="of:=[.H238]*2+[.H237]" office:value-type="float" office:value="1.84625817607016E+090" calcext:value-type="float">
            <text:p>1846258176070160000000000000000000000000000000000000000000000000000000000000000000000000000</text:p>
          </table:table-cell>
          <table:table-cell table:formula="of:=LEN([.G239])" office:value-type="float" office:value="21" calcext:value-type="float">
            <text:p>21</text:p>
          </table:table-cell>
          <table:table-cell table:formula="of:=LEN([.H239])" office:value-type="float" office:value="21" calcext:value-type="float">
            <text:p>21</text:p>
          </table:table-cell>
          <table:table-cell table:formula="of:=IF([.I239]&gt;[.J2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5"/>
          <table:table-cell table:formula="of:=[.G239]+[.H239]*2" office:value-type="float" office:value="6.30351970438096E+090" calcext:value-type="float">
            <text:p>6303519704380960000000000000000000000000000000000000000000000000000000000000000000000000000</text:p>
          </table:table-cell>
          <table:table-cell table:formula="of:=[.H239]*2+[.H238]" office:value-type="float" office:value="4.4572615283108E+090" calcext:value-type="float">
            <text:p>4457261528310800000000000000000000000000000000000000000000000000000000000000000000000000000</text:p>
          </table:table-cell>
          <table:table-cell table:formula="of:=LEN([.G240])" office:value-type="float" office:value="21" calcext:value-type="float">
            <text:p>21</text:p>
          </table:table-cell>
          <table:table-cell table:formula="of:=LEN([.H240])" office:value-type="float" office:value="20" calcext:value-type="float">
            <text:p>20</text:p>
          </table:table-cell>
          <table:table-cell table:formula="of:=IF([.I240]&gt;[.J2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5"/>
          <table:table-cell table:formula="of:=[.G240]+[.H240]*2" office:value-type="float" office:value="1.52180427610025E+091" calcext:value-type="float">
            <text:p>15218042761002500000000000000000000000000000000000000000000000000000000000000000000000000000</text:p>
          </table:table-cell>
          <table:table-cell table:formula="of:=[.H240]*2+[.H239]" office:value-type="float" office:value="1.07607812326918E+091" calcext:value-type="float">
            <text:p>10760781232691800000000000000000000000000000000000000000000000000000000000000000000000000000</text:p>
          </table:table-cell>
          <table:table-cell table:formula="of:=LEN([.G241])" office:value-type="float" office:value="21" calcext:value-type="float">
            <text:p>21</text:p>
          </table:table-cell>
          <table:table-cell table:formula="of:=LEN([.H241])" office:value-type="float" office:value="21" calcext:value-type="float">
            <text:p>21</text:p>
          </table:table-cell>
          <table:table-cell table:formula="of:=IF([.I241]&gt;[.J2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5"/>
          <table:table-cell table:formula="of:=[.G241]+[.H241]*2" office:value-type="float" office:value="3.6739605226386E+091" calcext:value-type="float">
            <text:p>36739605226386000000000000000000000000000000000000000000000000000000000000000000000000000000</text:p>
          </table:table-cell>
          <table:table-cell table:formula="of:=[.H241]*2+[.H240]" office:value-type="float" office:value="2.59788239936943E+091" calcext:value-type="float">
            <text:p>25978823993694300000000000000000000000000000000000000000000000000000000000000000000000000000</text:p>
          </table:table-cell>
          <table:table-cell table:formula="of:=LEN([.G242])" office:value-type="float" office:value="20" calcext:value-type="float">
            <text:p>20</text:p>
          </table:table-cell>
          <table:table-cell table:formula="of:=LEN([.H242])" office:value-type="float" office:value="21" calcext:value-type="float">
            <text:p>21</text:p>
          </table:table-cell>
          <table:table-cell table:formula="of:=IF([.I242]&gt;[.J2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5"/>
          <table:table-cell table:formula="of:=[.G242]+[.H242]*2" office:value-type="float" office:value="8.86972532137746E+091" calcext:value-type="float">
            <text:p>88697253213774600000000000000000000000000000000000000000000000000000000000000000000000000000</text:p>
          </table:table-cell>
          <table:table-cell table:formula="of:=[.H242]*2+[.H241]" office:value-type="float" office:value="6.27184292200804E+091" calcext:value-type="float">
            <text:p>62718429220080400000000000000000000000000000000000000000000000000000000000000000000000000000</text:p>
          </table:table-cell>
          <table:table-cell table:formula="of:=LEN([.G243])" office:value-type="float" office:value="21" calcext:value-type="float">
            <text:p>21</text:p>
          </table:table-cell>
          <table:table-cell table:formula="of:=LEN([.H243])" office:value-type="float" office:value="21" calcext:value-type="float">
            <text:p>21</text:p>
          </table:table-cell>
          <table:table-cell table:formula="of:=IF([.I243]&gt;[.J2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5"/>
          <table:table-cell table:formula="of:=[.G243]+[.H243]*2" office:value-type="float" office:value="2.14134111653935E+092" calcext:value-type="float">
            <text:p>214134111653935000000000000000000000000000000000000000000000000000000000000000000000000000000</text:p>
          </table:table-cell>
          <table:table-cell table:formula="of:=[.H243]*2+[.H242]" office:value-type="float" office:value="1.51415682433855E+092" calcext:value-type="float">
            <text:p>151415682433855000000000000000000000000000000000000000000000000000000000000000000000000000000</text:p>
          </table:table-cell>
          <table:table-cell table:formula="of:=LEN([.G244])" office:value-type="float" office:value="21" calcext:value-type="float">
            <text:p>21</text:p>
          </table:table-cell>
          <table:table-cell table:formula="of:=LEN([.H244])" office:value-type="float" office:value="21" calcext:value-type="float">
            <text:p>21</text:p>
          </table:table-cell>
          <table:table-cell table:formula="of:=IF([.I244]&gt;[.J2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5"/>
          <table:table-cell table:formula="of:=[.G244]+[.H244]*2" office:value-type="float" office:value="5.16965476521645E+092" calcext:value-type="float">
            <text:p>516965476521645000000000000000000000000000000000000000000000000000000000000000000000000000000</text:p>
          </table:table-cell>
          <table:table-cell table:formula="of:=[.H244]*2+[.H243]" office:value-type="float" office:value="3.6554979408779E+092" calcext:value-type="float">
            <text:p>365549794087790000000000000000000000000000000000000000000000000000000000000000000000000000000</text:p>
          </table:table-cell>
          <table:table-cell table:formula="of:=LEN([.G245])" office:value-type="float" office:value="21" calcext:value-type="float">
            <text:p>21</text:p>
          </table:table-cell>
          <table:table-cell table:formula="of:=LEN([.H245])" office:value-type="float" office:value="20" calcext:value-type="float">
            <text:p>20</text:p>
          </table:table-cell>
          <table:table-cell table:formula="of:=IF([.I245]&gt;[.J24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5"/>
          <table:table-cell table:formula="of:=[.G245]+[.H245]*2" office:value-type="float" office:value="1.24806506469723E+093" calcext:value-type="float">
            <text:p>1248065064697230000000000000000000000000000000000000000000000000000000000000000000000000000000</text:p>
          </table:table-cell>
          <table:table-cell table:formula="of:=[.H245]*2+[.H244]" office:value-type="float" office:value="8.82515270609436E+092" calcext:value-type="float">
            <text:p>882515270609436000000000000000000000000000000000000000000000000000000000000000000000000000000</text:p>
          </table:table-cell>
          <table:table-cell table:formula="of:=LEN([.G246])" office:value-type="float" office:value="21" calcext:value-type="float">
            <text:p>21</text:p>
          </table:table-cell>
          <table:table-cell table:formula="of:=LEN([.H246])" office:value-type="float" office:value="21" calcext:value-type="float">
            <text:p>21</text:p>
          </table:table-cell>
          <table:table-cell table:formula="of:=IF([.I246]&gt;[.J2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5"/>
          <table:table-cell table:formula="of:=[.G246]+[.H246]*2" office:value-type="float" office:value="3.0130956059161E+093" calcext:value-type="float">
            <text:p>3013095605916100000000000000000000000000000000000000000000000000000000000000000000000000000000</text:p>
          </table:table-cell>
          <table:table-cell table:formula="of:=[.H246]*2+[.H245]" office:value-type="float" office:value="2.13058033530666E+093" calcext:value-type="float">
            <text:p>2130580335306660000000000000000000000000000000000000000000000000000000000000000000000000000000</text:p>
          </table:table-cell>
          <table:table-cell table:formula="of:=LEN([.G247])" office:value-type="float" office:value="20" calcext:value-type="float">
            <text:p>20</text:p>
          </table:table-cell>
          <table:table-cell table:formula="of:=LEN([.H247])" office:value-type="float" office:value="21" calcext:value-type="float">
            <text:p>21</text:p>
          </table:table-cell>
          <table:table-cell table:formula="of:=IF([.I247]&gt;[.J2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5"/>
          <table:table-cell table:formula="of:=[.G247]+[.H247]*2" office:value-type="float" office:value="7.27425627652942E+093" calcext:value-type="float">
            <text:p>7274256276529420000000000000000000000000000000000000000000000000000000000000000000000000000000</text:p>
          </table:table-cell>
          <table:table-cell table:formula="of:=[.H247]*2+[.H246]" office:value-type="float" office:value="5.14367594122276E+093" calcext:value-type="float">
            <text:p>5143675941222760000000000000000000000000000000000000000000000000000000000000000000000000000000</text:p>
          </table:table-cell>
          <table:table-cell table:formula="of:=LEN([.G248])" office:value-type="float" office:value="21" calcext:value-type="float">
            <text:p>21</text:p>
          </table:table-cell>
          <table:table-cell table:formula="of:=LEN([.H248])" office:value-type="float" office:value="21" calcext:value-type="float">
            <text:p>21</text:p>
          </table:table-cell>
          <table:table-cell table:formula="of:=IF([.I248]&gt;[.J2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5"/>
          <table:table-cell table:formula="of:=[.G248]+[.H248]*2" office:value-type="float" office:value="1.75616081589749E+094" calcext:value-type="float">
            <text:p>17561608158974900000000000000000000000000000000000000000000000000000000000000000000000000000000</text:p>
          </table:table-cell>
          <table:table-cell table:formula="of:=[.H248]*2+[.H247]" office:value-type="float" office:value="1.24179322177522E+094" calcext:value-type="float">
            <text:p>12417932217752200000000000000000000000000000000000000000000000000000000000000000000000000000000</text:p>
          </table:table-cell>
          <table:table-cell table:formula="of:=LEN([.G249])" office:value-type="float" office:value="21" calcext:value-type="float">
            <text:p>21</text:p>
          </table:table-cell>
          <table:table-cell table:formula="of:=LEN([.H249])" office:value-type="float" office:value="21" calcext:value-type="float">
            <text:p>21</text:p>
          </table:table-cell>
          <table:table-cell table:formula="of:=IF([.I249]&gt;[.J2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5"/>
          <table:table-cell table:formula="of:=[.G249]+[.H249]*2" office:value-type="float" office:value="4.23974725944793E+094" calcext:value-type="float">
            <text:p>42397472594479300000000000000000000000000000000000000000000000000000000000000000000000000000000</text:p>
          </table:table-cell>
          <table:table-cell table:formula="of:=[.H249]*2+[.H248]" office:value-type="float" office:value="2.99795403767271E+094" calcext:value-type="float">
            <text:p>29979540376727100000000000000000000000000000000000000000000000000000000000000000000000000000000</text:p>
          </table:table-cell>
          <table:table-cell table:formula="of:=LEN([.G250])" office:value-type="float" office:value="21" calcext:value-type="float">
            <text:p>21</text:p>
          </table:table-cell>
          <table:table-cell table:formula="of:=LEN([.H250])" office:value-type="float" office:value="21" calcext:value-type="float">
            <text:p>21</text:p>
          </table:table-cell>
          <table:table-cell table:formula="of:=IF([.I250]&gt;[.J2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5"/>
          <table:table-cell table:formula="of:=[.G250]+[.H250]*2" office:value-type="float" office:value="1.02356553347934E+095" calcext:value-type="float">
            <text:p>102356553347934000000000000000000000000000000000000000000000000000000000000000000000000000000000</text:p>
          </table:table-cell>
          <table:table-cell table:formula="of:=[.H250]*2+[.H249]" office:value-type="float" office:value="7.23770129712064E+094" calcext:value-type="float">
            <text:p>72377012971206400000000000000000000000000000000000000000000000000000000000000000000000000000000</text:p>
          </table:table-cell>
          <table:table-cell table:formula="of:=LEN([.G251])" office:value-type="float" office:value="21" calcext:value-type="float">
            <text:p>21</text:p>
          </table:table-cell>
          <table:table-cell table:formula="of:=LEN([.H251])" office:value-type="float" office:value="21" calcext:value-type="float">
            <text:p>21</text:p>
          </table:table-cell>
          <table:table-cell table:formula="of:=IF([.I251]&gt;[.J2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5"/>
          <table:table-cell table:formula="of:=[.G251]+[.H251]*2" office:value-type="float" office:value="2.47110579290346E+095" calcext:value-type="float">
            <text:p>247110579290346000000000000000000000000000000000000000000000000000000000000000000000000000000000</text:p>
          </table:table-cell>
          <table:table-cell table:formula="of:=[.H251]*2+[.H250]" office:value-type="float" office:value="1.7473356631914E+095" calcext:value-type="float">
            <text:p>174733566319140000000000000000000000000000000000000000000000000000000000000000000000000000000000</text:p>
          </table:table-cell>
          <table:table-cell table:formula="of:=LEN([.G252])" office:value-type="float" office:value="21" calcext:value-type="float">
            <text:p>21</text:p>
          </table:table-cell>
          <table:table-cell table:formula="of:=LEN([.H252])" office:value-type="float" office:value="20" calcext:value-type="float">
            <text:p>20</text:p>
          </table:table-cell>
          <table:table-cell table:formula="of:=IF([.I252]&gt;[.J2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5"/>
          <table:table-cell table:formula="of:=[.G252]+[.H252]*2" office:value-type="float" office:value="5.96577711928626E+095" calcext:value-type="float">
            <text:p>596577711928626000000000000000000000000000000000000000000000000000000000000000000000000000000000</text:p>
          </table:table-cell>
          <table:table-cell table:formula="of:=[.H252]*2+[.H251]" office:value-type="float" office:value="4.21844145609486E+095" calcext:value-type="float">
            <text:p>421844145609486000000000000000000000000000000000000000000000000000000000000000000000000000000000</text:p>
          </table:table-cell>
          <table:table-cell table:formula="of:=LEN([.G253])" office:value-type="float" office:value="21" calcext:value-type="float">
            <text:p>21</text:p>
          </table:table-cell>
          <table:table-cell table:formula="of:=LEN([.H253])" office:value-type="float" office:value="21" calcext:value-type="float">
            <text:p>21</text:p>
          </table:table-cell>
          <table:table-cell table:formula="of:=IF([.I253]&gt;[.J2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5"/>
          <table:table-cell table:formula="of:=[.G253]+[.H253]*2" office:value-type="float" office:value="1.4402660031476E+096" calcext:value-type="float">
            <text:p>1440266003147600000000000000000000000000000000000000000000000000000000000000000000000000000000000</text:p>
          </table:table-cell>
          <table:table-cell table:formula="of:=[.H253]*2+[.H252]" office:value-type="float" office:value="1.01842185753811E+096" calcext:value-type="float">
            <text:p>1018421857538110000000000000000000000000000000000000000000000000000000000000000000000000000000000</text:p>
          </table:table-cell>
          <table:table-cell table:formula="of:=LEN([.G254])" office:value-type="float" office:value="20" calcext:value-type="float">
            <text:p>20</text:p>
          </table:table-cell>
          <table:table-cell table:formula="of:=LEN([.H254])" office:value-type="float" office:value="21" calcext:value-type="float">
            <text:p>21</text:p>
          </table:table-cell>
          <table:table-cell table:formula="of:=IF([.I254]&gt;[.J2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5"/>
          <table:table-cell table:formula="of:=[.G254]+[.H254]*2" office:value-type="float" office:value="3.47710971822382E+096" calcext:value-type="float">
            <text:p>3477109718223820000000000000000000000000000000000000000000000000000000000000000000000000000000000</text:p>
          </table:table-cell>
          <table:table-cell table:formula="of:=[.H254]*2+[.H253]" office:value-type="float" office:value="2.45868786068571E+096" calcext:value-type="float">
            <text:p>2458687860685710000000000000000000000000000000000000000000000000000000000000000000000000000000000</text:p>
          </table:table-cell>
          <table:table-cell table:formula="of:=LEN([.G255])" office:value-type="float" office:value="21" calcext:value-type="float">
            <text:p>21</text:p>
          </table:table-cell>
          <table:table-cell table:formula="of:=LEN([.H255])" office:value-type="float" office:value="21" calcext:value-type="float">
            <text:p>21</text:p>
          </table:table-cell>
          <table:table-cell table:formula="of:=IF([.I255]&gt;[.J2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5"/>
          <table:table-cell table:formula="of:=[.G255]+[.H255]*2" office:value-type="float" office:value="8.39448543959525E+096" calcext:value-type="float">
            <text:p>8394485439595250000000000000000000000000000000000000000000000000000000000000000000000000000000000</text:p>
          </table:table-cell>
          <table:table-cell table:formula="of:=[.H255]*2+[.H254]" office:value-type="float" office:value="5.93579757890953E+096" calcext:value-type="float">
            <text:p>5935797578909530000000000000000000000000000000000000000000000000000000000000000000000000000000000</text:p>
          </table:table-cell>
          <table:table-cell table:formula="of:=LEN([.G256])" office:value-type="float" office:value="21" calcext:value-type="float">
            <text:p>21</text:p>
          </table:table-cell>
          <table:table-cell table:formula="of:=LEN([.H256])" office:value-type="float" office:value="21" calcext:value-type="float">
            <text:p>21</text:p>
          </table:table-cell>
          <table:table-cell table:formula="of:=IF([.I256]&gt;[.J2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5"/>
          <table:table-cell table:formula="of:=[.G256]+[.H256]*2" office:value-type="float" office:value="2.02660805974143E+097" calcext:value-type="float">
            <text:p>20266080597414300000000000000000000000000000000000000000000000000000000000000000000000000000000000</text:p>
          </table:table-cell>
          <table:table-cell table:formula="of:=[.H256]*2+[.H255]" office:value-type="float" office:value="1.43302830185048E+097" calcext:value-type="float">
            <text:p>14330283018504800000000000000000000000000000000000000000000000000000000000000000000000000000000000</text:p>
          </table:table-cell>
          <table:table-cell table:formula="of:=LEN([.G257])" office:value-type="float" office:value="21" calcext:value-type="float">
            <text:p>21</text:p>
          </table:table-cell>
          <table:table-cell table:formula="of:=LEN([.H257])" office:value-type="float" office:value="21" calcext:value-type="float">
            <text:p>21</text:p>
          </table:table-cell>
          <table:table-cell table:formula="of:=IF([.I257]&gt;[.J2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5"/>
          <table:table-cell table:formula="of:=[.G257]+[.H257]*2" office:value-type="float" office:value="4.89266466344239E+097" calcext:value-type="float">
            <text:p>48926646634423900000000000000000000000000000000000000000000000000000000000000000000000000000000000</text:p>
          </table:table-cell>
          <table:table-cell table:formula="of:=[.H257]*2+[.H256]" office:value-type="float" office:value="3.45963636159191E+097" calcext:value-type="float">
            <text:p>34596363615919100000000000000000000000000000000000000000000000000000000000000000000000000000000000</text:p>
          </table:table-cell>
          <table:table-cell table:formula="of:=LEN([.G258])" office:value-type="float" office:value="21" calcext:value-type="float">
            <text:p>21</text:p>
          </table:table-cell>
          <table:table-cell table:formula="of:=LEN([.H258])" office:value-type="float" office:value="21" calcext:value-type="float">
            <text:p>21</text:p>
          </table:table-cell>
          <table:table-cell table:formula="of:=IF([.I258]&gt;[.J2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5"/>
          <table:table-cell table:formula="of:=[.G258]+[.H258]*2" office:value-type="float" office:value="1.18119373866262E+098" calcext:value-type="float">
            <text:p>118119373866262000000000000000000000000000000000000000000000000000000000000000000000000000000000000</text:p>
          </table:table-cell>
          <table:table-cell table:formula="of:=[.H258]*2+[.H257]" office:value-type="float" office:value="8.3523010250343E+097" calcext:value-type="float">
            <text:p>83523010250343000000000000000000000000000000000000000000000000000000000000000000000000000000000000</text:p>
          </table:table-cell>
          <table:table-cell table:formula="of:=LEN([.G259])" office:value-type="float" office:value="21" calcext:value-type="float">
            <text:p>21</text:p>
          </table:table-cell>
          <table:table-cell table:formula="of:=LEN([.H259])" office:value-type="float" office:value="20" calcext:value-type="float">
            <text:p>20</text:p>
          </table:table-cell>
          <table:table-cell table:formula="of:=IF([.I259]&gt;[.J2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5"/>
          <table:table-cell table:formula="of:=[.G259]+[.H259]*2" office:value-type="float" office:value="2.85165394366948E+098" calcext:value-type="float">
            <text:p>285165394366948000000000000000000000000000000000000000000000000000000000000000000000000000000000000</text:p>
          </table:table-cell>
          <table:table-cell table:formula="of:=[.H259]*2+[.H258]" office:value-type="float" office:value="2.01642384116605E+098" calcext:value-type="float">
            <text:p>201642384116605000000000000000000000000000000000000000000000000000000000000000000000000000000000000</text:p>
          </table:table-cell>
          <table:table-cell table:formula="of:=LEN([.G260])" office:value-type="float" office:value="21" calcext:value-type="float">
            <text:p>21</text:p>
          </table:table-cell>
          <table:table-cell table:formula="of:=LEN([.H260])" office:value-type="float" office:value="21" calcext:value-type="float">
            <text:p>21</text:p>
          </table:table-cell>
          <table:table-cell table:formula="of:=IF([.I260]&gt;[.J2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5"/>
          <table:table-cell table:formula="of:=[.G260]+[.H260]*2" office:value-type="float" office:value="6.88450162600158E+098" calcext:value-type="float">
            <text:p>688450162600158000000000000000000000000000000000000000000000000000000000000000000000000000000000000</text:p>
          </table:table-cell>
          <table:table-cell table:formula="of:=[.H260]*2+[.H259]" office:value-type="float" office:value="4.86807778483553E+098" calcext:value-type="float">
            <text:p>486807778483553000000000000000000000000000000000000000000000000000000000000000000000000000000000000</text:p>
          </table:table-cell>
          <table:table-cell table:formula="of:=LEN([.G261])" office:value-type="float" office:value="21" calcext:value-type="float">
            <text:p>21</text:p>
          </table:table-cell>
          <table:table-cell table:formula="of:=LEN([.H261])" office:value-type="float" office:value="21" calcext:value-type="float">
            <text:p>21</text:p>
          </table:table-cell>
          <table:table-cell table:formula="of:=IF([.I261]&gt;[.J2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5"/>
          <table:table-cell table:formula="of:=[.G261]+[.H261]*2" office:value-type="float" office:value="1.66206571956726E+099" calcext:value-type="float">
            <text:p>1662065719567260000000000000000000000000000000000000000000000000000000000000000000000000000000000000</text:p>
          </table:table-cell>
          <table:table-cell table:formula="of:=[.H261]*2+[.H260]" office:value-type="float" office:value="1.17525794108371E+099" calcext:value-type="float">
            <text:p>1175257941083710000000000000000000000000000000000000000000000000000000000000000000000000000000000000</text:p>
          </table:table-cell>
          <table:table-cell table:formula="of:=LEN([.G262])" office:value-type="float" office:value="21" calcext:value-type="float">
            <text:p>21</text:p>
          </table:table-cell>
          <table:table-cell table:formula="of:=LEN([.H262])" office:value-type="float" office:value="21" calcext:value-type="float">
            <text:p>21</text:p>
          </table:table-cell>
          <table:table-cell table:formula="of:=IF([.I262]&gt;[.J2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5"/>
          <table:table-cell table:formula="of:=[.G262]+[.H262]*2" office:value-type="float" office:value="4.01258160173469E+099" calcext:value-type="float">
            <text:p>4012581601734690000000000000000000000000000000000000000000000000000000000000000000000000000000000000</text:p>
          </table:table-cell>
          <table:table-cell table:formula="of:=[.H262]*2+[.H261]" office:value-type="float" office:value="2.83732366065098E+099" calcext:value-type="float">
            <text:p>2837323660650980000000000000000000000000000000000000000000000000000000000000000000000000000000000000</text:p>
          </table:table-cell>
          <table:table-cell table:formula="of:=LEN([.G263])" office:value-type="float" office:value="21" calcext:value-type="float">
            <text:p>21</text:p>
          </table:table-cell>
          <table:table-cell table:formula="of:=LEN([.H263])" office:value-type="float" office:value="21" calcext:value-type="float">
            <text:p>21</text:p>
          </table:table-cell>
          <table:table-cell table:formula="of:=IF([.I263]&gt;[.J2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5"/>
          <table:table-cell table:formula="of:=[.G263]+[.H263]*2" office:value-type="float" office:value="9.68722892303664E+099" calcext:value-type="float">
            <text:p>9687228923036640000000000000000000000000000000000000000000000000000000000000000000000000000000000000</text:p>
          </table:table-cell>
          <table:table-cell table:formula="of:=[.H263]*2+[.H262]" office:value-type="float" office:value="6.84990526238566E+099" calcext:value-type="float">
            <text:p>6849905262385660000000000000000000000000000000000000000000000000000000000000000000000000000000000000</text:p>
          </table:table-cell>
          <table:table-cell table:formula="of:=LEN([.G264])" office:value-type="float" office:value="21" calcext:value-type="float">
            <text:p>21</text:p>
          </table:table-cell>
          <table:table-cell table:formula="of:=LEN([.H264])" office:value-type="float" office:value="21" calcext:value-type="float">
            <text:p>21</text:p>
          </table:table-cell>
          <table:table-cell table:formula="of:=IF([.I264]&gt;[.J2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5"/>
          <table:table-cell table:formula="of:=[.G264]+[.H264]*2" office:value-type="float" office:value="2.3387039447808E+100" calcext:value-type="float">
            <text:p>23387039447808000000000000000000000000000000000000000000000000000000000000000000000000000000000000000</text:p>
          </table:table-cell>
          <table:table-cell table:formula="of:=[.H264]*2+[.H263]" office:value-type="float" office:value="1.65371341854223E+100" calcext:value-type="float">
            <text:p>16537134185422300000000000000000000000000000000000000000000000000000000000000000000000000000000000000</text:p>
          </table:table-cell>
          <table:table-cell table:formula="of:=LEN([.G265])" office:value-type="float" office:value="20" calcext:value-type="float">
            <text:p>20</text:p>
          </table:table-cell>
          <table:table-cell table:formula="of:=LEN([.H265])" office:value-type="float" office:value="21" calcext:value-type="float">
            <text:p>21</text:p>
          </table:table-cell>
          <table:table-cell table:formula="of:=IF([.I265]&gt;[.J2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5"/>
          <table:table-cell table:formula="of:=[.G265]+[.H265]*2" office:value-type="float" office:value="5.64613078186526E+100" calcext:value-type="float">
            <text:p>56461307818652600000000000000000000000000000000000000000000000000000000000000000000000000000000000000</text:p>
          </table:table-cell>
          <table:table-cell table:formula="of:=[.H265]*2+[.H264]" office:value-type="float" office:value="3.99241736332302E+100" calcext:value-type="float">
            <text:p>39924173633230200000000000000000000000000000000000000000000000000000000000000000000000000000000000000</text:p>
          </table:table-cell>
          <table:table-cell table:formula="of:=LEN([.G266])" office:value-type="float" office:value="21" calcext:value-type="float">
            <text:p>21</text:p>
          </table:table-cell>
          <table:table-cell table:formula="of:=LEN([.H266])" office:value-type="float" office:value="21" calcext:value-type="float">
            <text:p>21</text:p>
          </table:table-cell>
          <table:table-cell table:formula="of:=IF([.I266]&gt;[.J2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5"/>
          <table:table-cell table:formula="of:=[.G266]+[.H266]*2" office:value-type="float" office:value="1.36309655085113E+101" calcext:value-type="float">
            <text:p>136309655085113000000000000000000000000000000000000000000000000000000000000000000000000000000000000000</text:p>
          </table:table-cell>
          <table:table-cell table:formula="of:=[.H266]*2+[.H265]" office:value-type="float" office:value="9.63854814518828E+100" calcext:value-type="float">
            <text:p>96385481451882800000000000000000000000000000000000000000000000000000000000000000000000000000000000000</text:p>
          </table:table-cell>
          <table:table-cell table:formula="of:=LEN([.G267])" office:value-type="float" office:value="21" calcext:value-type="float">
            <text:p>21</text:p>
          </table:table-cell>
          <table:table-cell table:formula="of:=LEN([.H267])" office:value-type="float" office:value="21" calcext:value-type="float">
            <text:p>21</text:p>
          </table:table-cell>
          <table:table-cell table:formula="of:=IF([.I267]&gt;[.J2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5"/>
          <table:table-cell table:formula="of:=[.G267]+[.H267]*2" office:value-type="float" office:value="3.29080617988879E+101" calcext:value-type="float">
            <text:p>329080617988879000000000000000000000000000000000000000000000000000000000000000000000000000000000000000</text:p>
          </table:table-cell>
          <table:table-cell table:formula="of:=[.H267]*2+[.H266]" office:value-type="float" office:value="2.32695136536996E+101" calcext:value-type="float">
            <text:p>232695136536996000000000000000000000000000000000000000000000000000000000000000000000000000000000000000</text:p>
          </table:table-cell>
          <table:table-cell table:formula="of:=LEN([.G268])" office:value-type="float" office:value="21" calcext:value-type="float">
            <text:p>21</text:p>
          </table:table-cell>
          <table:table-cell table:formula="of:=LEN([.H268])" office:value-type="float" office:value="21" calcext:value-type="float">
            <text:p>21</text:p>
          </table:table-cell>
          <table:table-cell table:formula="of:=IF([.I268]&gt;[.J2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5"/>
          <table:table-cell table:formula="of:=[.G268]+[.H268]*2" office:value-type="float" office:value="7.9447089106287E+101" calcext:value-type="float">
            <text:p>794470891062870000000000000000000000000000000000000000000000000000000000000000000000000000000000000000</text:p>
          </table:table-cell>
          <table:table-cell table:formula="of:=[.H268]*2+[.H267]" office:value-type="float" office:value="5.61775754525875E+101" calcext:value-type="float">
            <text:p>561775754525875000000000000000000000000000000000000000000000000000000000000000000000000000000000000000</text:p>
          </table:table-cell>
          <table:table-cell table:formula="of:=LEN([.G269])" office:value-type="float" office:value="20" calcext:value-type="float">
            <text:p>20</text:p>
          </table:table-cell>
          <table:table-cell table:formula="of:=LEN([.H269])" office:value-type="float" office:value="21" calcext:value-type="float">
            <text:p>21</text:p>
          </table:table-cell>
          <table:table-cell table:formula="of:=IF([.I269]&gt;[.J2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5"/>
          <table:table-cell table:formula="of:=[.G269]+[.H269]*2" office:value-type="float" office:value="1.91802240011462E+102" calcext:value-type="float">
            <text:p>1918022400114620000000000000000000000000000000000000000000000000000000000000000000000000000000000000000</text:p>
          </table:table-cell>
          <table:table-cell table:formula="of:=[.H269]*2+[.H268]" office:value-type="float" office:value="1.35624664558874E+102" calcext:value-type="float">
            <text:p>1356246645588740000000000000000000000000000000000000000000000000000000000000000000000000000000000000000</text:p>
          </table:table-cell>
          <table:table-cell table:formula="of:=LEN([.G270])" office:value-type="float" office:value="21" calcext:value-type="float">
            <text:p>21</text:p>
          </table:table-cell>
          <table:table-cell table:formula="of:=LEN([.H270])" office:value-type="float" office:value="21" calcext:value-type="float">
            <text:p>21</text:p>
          </table:table-cell>
          <table:table-cell table:formula="of:=IF([.I270]&gt;[.J2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5"/>
          <table:table-cell table:formula="of:=[.G270]+[.H270]*2" office:value-type="float" office:value="4.63051569129211E+102" calcext:value-type="float">
            <text:p>4630515691292110000000000000000000000000000000000000000000000000000000000000000000000000000000000000000</text:p>
          </table:table-cell>
          <table:table-cell table:formula="of:=[.H270]*2+[.H269]" office:value-type="float" office:value="3.27426904570336E+102" calcext:value-type="float">
            <text:p>3274269045703360000000000000000000000000000000000000000000000000000000000000000000000000000000000000000</text:p>
          </table:table-cell>
          <table:table-cell table:formula="of:=LEN([.G271])" office:value-type="float" office:value="21" calcext:value-type="float">
            <text:p>21</text:p>
          </table:table-cell>
          <table:table-cell table:formula="of:=LEN([.H271])" office:value-type="float" office:value="21" calcext:value-type="float">
            <text:p>21</text:p>
          </table:table-cell>
          <table:table-cell table:formula="of:=IF([.I271]&gt;[.J2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5"/>
          <table:table-cell table:formula="of:=[.G271]+[.H271]*2" office:value-type="float" office:value="1.11790537826988E+103" calcext:value-type="float">
            <text:p>11179053782698800000000000000000000000000000000000000000000000000000000000000000000000000000000000000000</text:p>
          </table:table-cell>
          <table:table-cell table:formula="of:=[.H271]*2+[.H270]" office:value-type="float" office:value="7.90478473699547E+102" calcext:value-type="float">
            <text:p>7904784736995470000000000000000000000000000000000000000000000000000000000000000000000000000000000000000</text:p>
          </table:table-cell>
          <table:table-cell table:formula="of:=LEN([.G272])" office:value-type="float" office:value="21" calcext:value-type="float">
            <text:p>21</text:p>
          </table:table-cell>
          <table:table-cell table:formula="of:=LEN([.H272])" office:value-type="float" office:value="21" calcext:value-type="float">
            <text:p>21</text:p>
          </table:table-cell>
          <table:table-cell table:formula="of:=IF([.I272]&gt;[.J2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5"/>
          <table:table-cell table:formula="of:=[.G272]+[.H272]*2" office:value-type="float" office:value="2.69886232566898E+103" calcext:value-type="float">
            <text:p>26988623256689800000000000000000000000000000000000000000000000000000000000000000000000000000000000000000</text:p>
          </table:table-cell>
          <table:table-cell table:formula="of:=[.H272]*2+[.H271]" office:value-type="float" office:value="1.90838385196943E+103" calcext:value-type="float">
            <text:p>19083838519694300000000000000000000000000000000000000000000000000000000000000000000000000000000000000000</text:p>
          </table:table-cell>
          <table:table-cell table:formula="of:=LEN([.G273])" office:value-type="float" office:value="21" calcext:value-type="float">
            <text:p>21</text:p>
          </table:table-cell>
          <table:table-cell table:formula="of:=LEN([.H273])" office:value-type="float" office:value="21" calcext:value-type="float">
            <text:p>21</text:p>
          </table:table-cell>
          <table:table-cell table:formula="of:=IF([.I273]&gt;[.J2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5"/>
          <table:table-cell table:formula="of:=[.G273]+[.H273]*2" office:value-type="float" office:value="6.51563002960784E+103" calcext:value-type="float">
            <text:p>65156300296078400000000000000000000000000000000000000000000000000000000000000000000000000000000000000000</text:p>
          </table:table-cell>
          <table:table-cell table:formula="of:=[.H273]*2+[.H272]" office:value-type="float" office:value="4.60724617763841E+103" calcext:value-type="float">
            <text:p>46072461776384100000000000000000000000000000000000000000000000000000000000000000000000000000000000000000</text:p>
          </table:table-cell>
          <table:table-cell table:formula="of:=LEN([.G274])" office:value-type="float" office:value="21" calcext:value-type="float">
            <text:p>21</text:p>
          </table:table-cell>
          <table:table-cell table:formula="of:=LEN([.H274])" office:value-type="float" office:value="21" calcext:value-type="float">
            <text:p>21</text:p>
          </table:table-cell>
          <table:table-cell table:formula="of:=IF([.I274]&gt;[.J2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5"/>
          <table:table-cell table:formula="of:=[.G274]+[.H274]*2" office:value-type="float" office:value="1.57301223848847E+104" calcext:value-type="float">
            <text:p>157301223848847000000000000000000000000000000000000000000000000000000000000000000000000000000000000000000</text:p>
          </table:table-cell>
          <table:table-cell table:formula="of:=[.H274]*2+[.H273]" office:value-type="float" office:value="1.11228762072463E+104" calcext:value-type="float">
            <text:p>111228762072463000000000000000000000000000000000000000000000000000000000000000000000000000000000000000000</text:p>
          </table:table-cell>
          <table:table-cell table:formula="of:=LEN([.G275])" office:value-type="float" office:value="21" calcext:value-type="float">
            <text:p>21</text:p>
          </table:table-cell>
          <table:table-cell table:formula="of:=LEN([.H275])" office:value-type="float" office:value="21" calcext:value-type="float">
            <text:p>21</text:p>
          </table:table-cell>
          <table:table-cell table:formula="of:=IF([.I275]&gt;[.J2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5"/>
          <table:table-cell table:formula="of:=[.G275]+[.H275]*2" office:value-type="float" office:value="3.79758747993772E+104" calcext:value-type="float">
            <text:p>379758747993772000000000000000000000000000000000000000000000000000000000000000000000000000000000000000000</text:p>
          </table:table-cell>
          <table:table-cell table:formula="of:=[.H275]*2+[.H274]" office:value-type="float" office:value="2.68529985921309E+104" calcext:value-type="float">
            <text:p>268529985921309000000000000000000000000000000000000000000000000000000000000000000000000000000000000000000</text:p>
          </table:table-cell>
          <table:table-cell table:formula="of:=LEN([.G276])" office:value-type="float" office:value="21" calcext:value-type="float">
            <text:p>21</text:p>
          </table:table-cell>
          <table:table-cell table:formula="of:=LEN([.H276])" office:value-type="float" office:value="21" calcext:value-type="float">
            <text:p>21</text:p>
          </table:table-cell>
          <table:table-cell table:formula="of:=IF([.I276]&gt;[.J2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5"/>
          <table:table-cell table:formula="of:=[.G276]+[.H276]*2" office:value-type="float" office:value="9.1681871983639E+104" calcext:value-type="float">
            <text:p>916818719836390000000000000000000000000000000000000000000000000000000000000000000000000000000000000000000</text:p>
          </table:table-cell>
          <table:table-cell table:formula="of:=[.H276]*2+[.H275]" office:value-type="float" office:value="6.48288733915081E+104" calcext:value-type="float">
            <text:p>648288733915081000000000000000000000000000000000000000000000000000000000000000000000000000000000000000000</text:p>
          </table:table-cell>
          <table:table-cell table:formula="of:=LEN([.G277])" office:value-type="float" office:value="20" calcext:value-type="float">
            <text:p>20</text:p>
          </table:table-cell>
          <table:table-cell table:formula="of:=LEN([.H277])" office:value-type="float" office:value="21" calcext:value-type="float">
            <text:p>21</text:p>
          </table:table-cell>
          <table:table-cell table:formula="of:=IF([.I277]&gt;[.J2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5"/>
          <table:table-cell table:formula="of:=[.G277]+[.H277]*2" office:value-type="float" office:value="2.21339618766655E+105" calcext:value-type="float">
            <text:p>2213396187666550000000000000000000000000000000000000000000000000000000000000000000000000000000000000000000</text:p>
          </table:table-cell>
          <table:table-cell table:formula="of:=[.H277]*2+[.H276]" office:value-type="float" office:value="1.56510745375147E+105" calcext:value-type="float">
            <text:p>1565107453751470000000000000000000000000000000000000000000000000000000000000000000000000000000000000000000</text:p>
          </table:table-cell>
          <table:table-cell table:formula="of:=LEN([.G278])" office:value-type="float" office:value="21" calcext:value-type="float">
            <text:p>21</text:p>
          </table:table-cell>
          <table:table-cell table:formula="of:=LEN([.H278])" office:value-type="float" office:value="21" calcext:value-type="float">
            <text:p>21</text:p>
          </table:table-cell>
          <table:table-cell table:formula="of:=IF([.I278]&gt;[.J2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5"/>
          <table:table-cell table:formula="of:=[.G278]+[.H278]*2" office:value-type="float" office:value="5.34361109516949E+105" calcext:value-type="float">
            <text:p>5343611095169490000000000000000000000000000000000000000000000000000000000000000000000000000000000000000000</text:p>
          </table:table-cell>
          <table:table-cell table:formula="of:=[.H278]*2+[.H277]" office:value-type="float" office:value="3.77850364141802E+105" calcext:value-type="float">
            <text:p>3778503641418020000000000000000000000000000000000000000000000000000000000000000000000000000000000000000000</text:p>
          </table:table-cell>
          <table:table-cell table:formula="of:=LEN([.G279])" office:value-type="float" office:value="21" calcext:value-type="float">
            <text:p>21</text:p>
          </table:table-cell>
          <table:table-cell table:formula="of:=LEN([.H279])" office:value-type="float" office:value="21" calcext:value-type="float">
            <text:p>21</text:p>
          </table:table-cell>
          <table:table-cell table:formula="of:=IF([.I279]&gt;[.J2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5"/>
          <table:table-cell table:formula="of:=[.G279]+[.H279]*2" office:value-type="float" office:value="1.29006183780055E+106" calcext:value-type="float">
            <text:p>12900618378005500000000000000000000000000000000000000000000000000000000000000000000000000000000000000000000</text:p>
          </table:table-cell>
          <table:table-cell table:formula="of:=[.H279]*2+[.H278]" office:value-type="float" office:value="9.12211473658751E+105" calcext:value-type="float">
            <text:p>9122114736587510000000000000000000000000000000000000000000000000000000000000000000000000000000000000000000</text:p>
          </table:table-cell>
          <table:table-cell table:formula="of:=LEN([.G280])" office:value-type="float" office:value="21" calcext:value-type="float">
            <text:p>21</text:p>
          </table:table-cell>
          <table:table-cell table:formula="of:=LEN([.H280])" office:value-type="float" office:value="21" calcext:value-type="float">
            <text:p>21</text:p>
          </table:table-cell>
          <table:table-cell table:formula="of:=IF([.I280]&gt;[.J2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5"/>
          <table:table-cell table:formula="of:=[.G280]+[.H280]*2" office:value-type="float" office:value="3.11448478511805E+106" calcext:value-type="float">
            <text:p>31144847851180500000000000000000000000000000000000000000000000000000000000000000000000000000000000000000000</text:p>
          </table:table-cell>
          <table:table-cell table:formula="of:=[.H280]*2+[.H279]" office:value-type="float" office:value="2.2022733114593E+106" calcext:value-type="float">
            <text:p>22022733114593000000000000000000000000000000000000000000000000000000000000000000000000000000000000000000000</text:p>
          </table:table-cell>
          <table:table-cell table:formula="of:=LEN([.G281])" office:value-type="float" office:value="21" calcext:value-type="float">
            <text:p>21</text:p>
          </table:table-cell>
          <table:table-cell table:formula="of:=LEN([.H281])" office:value-type="float" office:value="20" calcext:value-type="float">
            <text:p>20</text:p>
          </table:table-cell>
          <table:table-cell table:formula="of:=IF([.I281]&gt;[.J28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5"/>
          <table:table-cell table:formula="of:=[.G281]+[.H281]*2" office:value-type="float" office:value="7.51903140803666E+106" calcext:value-type="float">
            <text:p>75190314080366600000000000000000000000000000000000000000000000000000000000000000000000000000000000000000000</text:p>
          </table:table-cell>
          <table:table-cell table:formula="of:=[.H281]*2+[.H280]" office:value-type="float" office:value="5.31675809657736E+106" calcext:value-type="float">
            <text:p>53167580965773600000000000000000000000000000000000000000000000000000000000000000000000000000000000000000000</text:p>
          </table:table-cell>
          <table:table-cell table:formula="of:=LEN([.G282])" office:value-type="float" office:value="21" calcext:value-type="float">
            <text:p>21</text:p>
          </table:table-cell>
          <table:table-cell table:formula="of:=LEN([.H282])" office:value-type="float" office:value="21" calcext:value-type="float">
            <text:p>21</text:p>
          </table:table-cell>
          <table:table-cell table:formula="of:=IF([.I282]&gt;[.J2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5"/>
          <table:table-cell table:formula="of:=[.G282]+[.H282]*2" office:value-type="float" office:value="1.81525476011914E+107" calcext:value-type="float">
            <text:p>181525476011914000000000000000000000000000000000000000000000000000000000000000000000000000000000000000000000</text:p>
          </table:table-cell>
          <table:table-cell table:formula="of:=[.H282]*2+[.H281]" office:value-type="float" office:value="1.2835789504614E+107" calcext:value-type="float">
            <text:p>128357895046140000000000000000000000000000000000000000000000000000000000000000000000000000000000000000000000</text:p>
          </table:table-cell>
          <table:table-cell table:formula="of:=LEN([.G283])" office:value-type="float" office:value="21" calcext:value-type="float">
            <text:p>21</text:p>
          </table:table-cell>
          <table:table-cell table:formula="of:=LEN([.H283])" office:value-type="float" office:value="20" calcext:value-type="float">
            <text:p>20</text:p>
          </table:table-cell>
          <table:table-cell table:formula="of:=IF([.I283]&gt;[.J28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5"/>
          <table:table-cell table:formula="of:=[.G283]+[.H283]*2" office:value-type="float" office:value="4.38241266104194E+107" calcext:value-type="float">
            <text:p>438241266104194000000000000000000000000000000000000000000000000000000000000000000000000000000000000000000000</text:p>
          </table:table-cell>
          <table:table-cell table:formula="of:=[.H283]*2+[.H282]" office:value-type="float" office:value="3.09883371058054E+107" calcext:value-type="float">
            <text:p>309883371058054000000000000000000000000000000000000000000000000000000000000000000000000000000000000000000000</text:p>
          </table:table-cell>
          <table:table-cell table:formula="of:=LEN([.G284])" office:value-type="float" office:value="21" calcext:value-type="float">
            <text:p>21</text:p>
          </table:table-cell>
          <table:table-cell table:formula="of:=LEN([.H284])" office:value-type="float" office:value="21" calcext:value-type="float">
            <text:p>21</text:p>
          </table:table-cell>
          <table:table-cell table:formula="of:=IF([.I284]&gt;[.J2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5"/>
          <table:table-cell table:formula="of:=[.G284]+[.H284]*2" office:value-type="float" office:value="1.0580080082203E+108" calcext:value-type="float">
            <text:p>1058008008220300000000000000000000000000000000000000000000000000000000000000000000000000000000000000000000000</text:p>
          </table:table-cell>
          <table:table-cell table:formula="of:=[.H284]*2+[.H283]" office:value-type="float" office:value="7.48124637162248E+107" calcext:value-type="float">
            <text:p>748124637162248000000000000000000000000000000000000000000000000000000000000000000000000000000000000000000000</text:p>
          </table:table-cell>
          <table:table-cell table:formula="of:=LEN([.G285])" office:value-type="float" office:value="20" calcext:value-type="float">
            <text:p>20</text:p>
          </table:table-cell>
          <table:table-cell table:formula="of:=LEN([.H285])" office:value-type="float" office:value="21" calcext:value-type="float">
            <text:p>21</text:p>
          </table:table-cell>
          <table:table-cell table:formula="of:=IF([.I285]&gt;[.J2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5"/>
          <table:table-cell table:formula="of:=[.G285]+[.H285]*2" office:value-type="float" office:value="2.5542572825448E+108" calcext:value-type="float">
            <text:p>2554257282544800000000000000000000000000000000000000000000000000000000000000000000000000000000000000000000000</text:p>
          </table:table-cell>
          <table:table-cell table:formula="of:=[.H285]*2+[.H284]" office:value-type="float" office:value="1.80613264538255E+108" calcext:value-type="float">
            <text:p>1806132645382550000000000000000000000000000000000000000000000000000000000000000000000000000000000000000000000</text:p>
          </table:table-cell>
          <table:table-cell table:formula="of:=LEN([.G286])" office:value-type="float" office:value="20" calcext:value-type="float">
            <text:p>20</text:p>
          </table:table-cell>
          <table:table-cell table:formula="of:=LEN([.H286])" office:value-type="float" office:value="21" calcext:value-type="float">
            <text:p>21</text:p>
          </table:table-cell>
          <table:table-cell table:formula="of:=IF([.I286]&gt;[.J2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5"/>
          <table:table-cell table:formula="of:=[.G286]+[.H286]*2" office:value-type="float" office:value="6.1665225733099E+108" calcext:value-type="float">
            <text:p>6166522573309900000000000000000000000000000000000000000000000000000000000000000000000000000000000000000000000</text:p>
          </table:table-cell>
          <table:table-cell table:formula="of:=[.H286]*2+[.H285]" office:value-type="float" office:value="4.36038992792735E+108" calcext:value-type="float">
            <text:p>4360389927927350000000000000000000000000000000000000000000000000000000000000000000000000000000000000000000000</text:p>
          </table:table-cell>
          <table:table-cell table:formula="of:=LEN([.G287])" office:value-type="float" office:value="20" calcext:value-type="float">
            <text:p>20</text:p>
          </table:table-cell>
          <table:table-cell table:formula="of:=LEN([.H287])" office:value-type="float" office:value="21" calcext:value-type="float">
            <text:p>21</text:p>
          </table:table-cell>
          <table:table-cell table:formula="of:=IF([.I287]&gt;[.J2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5"/>
          <table:table-cell table:formula="of:=[.G287]+[.H287]*2" office:value-type="float" office:value="1.48873024291646E+109" calcext:value-type="float">
            <text:p>14887302429164600000000000000000000000000000000000000000000000000000000000000000000000000000000000000000000000</text:p>
          </table:table-cell>
          <table:table-cell table:formula="of:=[.H287]*2+[.H286]" office:value-type="float" office:value="1.05269125012372E+109" calcext:value-type="float">
            <text:p>10526912501237200000000000000000000000000000000000000000000000000000000000000000000000000000000000000000000000</text:p>
          </table:table-cell>
          <table:table-cell table:formula="of:=LEN([.G288])" office:value-type="float" office:value="21" calcext:value-type="float">
            <text:p>21</text:p>
          </table:table-cell>
          <table:table-cell table:formula="of:=LEN([.H288])" office:value-type="float" office:value="21" calcext:value-type="float">
            <text:p>21</text:p>
          </table:table-cell>
          <table:table-cell table:formula="of:=IF([.I288]&gt;[.J2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5"/>
          <table:table-cell table:formula="of:=[.G288]+[.H288]*2" office:value-type="float" office:value="3.59411274316391E+109" calcext:value-type="float">
            <text:p>35941127431639100000000000000000000000000000000000000000000000000000000000000000000000000000000000000000000000</text:p>
          </table:table-cell>
          <table:table-cell table:formula="of:=[.H288]*2+[.H287]" office:value-type="float" office:value="2.54142149304018E+109" calcext:value-type="float">
            <text:p>25414214930401800000000000000000000000000000000000000000000000000000000000000000000000000000000000000000000000</text:p>
          </table:table-cell>
          <table:table-cell table:formula="of:=LEN([.G289])" office:value-type="float" office:value="21" calcext:value-type="float">
            <text:p>21</text:p>
          </table:table-cell>
          <table:table-cell table:formula="of:=LEN([.H289])" office:value-type="float" office:value="21" calcext:value-type="float">
            <text:p>21</text:p>
          </table:table-cell>
          <table:table-cell table:formula="of:=IF([.I289]&gt;[.J2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5"/>
          <table:table-cell table:formula="of:=[.G289]+[.H289]*2" office:value-type="float" office:value="8.67695572924428E+109" calcext:value-type="float">
            <text:p>86769557292442800000000000000000000000000000000000000000000000000000000000000000000000000000000000000000000000</text:p>
          </table:table-cell>
          <table:table-cell table:formula="of:=[.H289]*2+[.H288]" office:value-type="float" office:value="6.13553423620409E+109" calcext:value-type="float">
            <text:p>61355342362040900000000000000000000000000000000000000000000000000000000000000000000000000000000000000000000000</text:p>
          </table:table-cell>
          <table:table-cell table:formula="of:=LEN([.G290])" office:value-type="float" office:value="21" calcext:value-type="float">
            <text:p>21</text:p>
          </table:table-cell>
          <table:table-cell table:formula="of:=LEN([.H290])" office:value-type="float" office:value="21" calcext:value-type="float">
            <text:p>21</text:p>
          </table:table-cell>
          <table:table-cell table:formula="of:=IF([.I290]&gt;[.J2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5"/>
          <table:table-cell table:formula="of:=[.G290]+[.H290]*2" office:value-type="float" office:value="2.09480242016525E+110" calcext:value-type="float">
            <text:p>209480242016525000000000000000000000000000000000000000000000000000000000000000000000000000000000000000000000000</text:p>
          </table:table-cell>
          <table:table-cell table:formula="of:=[.H290]*2+[.H289]" office:value-type="float" office:value="1.48124899654484E+110" calcext:value-type="float">
            <text:p>148124899654484000000000000000000000000000000000000000000000000000000000000000000000000000000000000000000000000</text:p>
          </table:table-cell>
          <table:table-cell table:formula="of:=LEN([.G291])" office:value-type="float" office:value="21" calcext:value-type="float">
            <text:p>21</text:p>
          </table:table-cell>
          <table:table-cell table:formula="of:=LEN([.H291])" office:value-type="float" office:value="21" calcext:value-type="float">
            <text:p>21</text:p>
          </table:table-cell>
          <table:table-cell table:formula="of:=IF([.I291]&gt;[.J2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5"/>
          <table:table-cell table:formula="of:=[.G291]+[.H291]*2" office:value-type="float" office:value="5.05730041325492E+110" calcext:value-type="float">
            <text:p>505730041325492000000000000000000000000000000000000000000000000000000000000000000000000000000000000000000000000</text:p>
          </table:table-cell>
          <table:table-cell table:formula="of:=[.H291]*2+[.H290]" office:value-type="float" office:value="3.57605141671008E+110" calcext:value-type="float">
            <text:p>357605141671008000000000000000000000000000000000000000000000000000000000000000000000000000000000000000000000000</text:p>
          </table:table-cell>
          <table:table-cell table:formula="of:=LEN([.G292])" office:value-type="float" office:value="21" calcext:value-type="float">
            <text:p>21</text:p>
          </table:table-cell>
          <table:table-cell table:formula="of:=LEN([.H292])" office:value-type="float" office:value="21" calcext:value-type="float">
            <text:p>21</text:p>
          </table:table-cell>
          <table:table-cell table:formula="of:=IF([.I292]&gt;[.J2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5"/>
          <table:table-cell table:formula="of:=[.G292]+[.H292]*2" office:value-type="float" office:value="1.22094032466751E+111" calcext:value-type="float">
            <text:p>1220940324667510000000000000000000000000000000000000000000000000000000000000000000000000000000000000000000000000</text:p>
          </table:table-cell>
          <table:table-cell table:formula="of:=[.H292]*2+[.H291]" office:value-type="float" office:value="8.63335182996501E+110" calcext:value-type="float">
            <text:p>863335182996501000000000000000000000000000000000000000000000000000000000000000000000000000000000000000000000000</text:p>
          </table:table-cell>
          <table:table-cell table:formula="of:=LEN([.G293])" office:value-type="float" office:value="21" calcext:value-type="float">
            <text:p>21</text:p>
          </table:table-cell>
          <table:table-cell table:formula="of:=LEN([.H293])" office:value-type="float" office:value="21" calcext:value-type="float">
            <text:p>21</text:p>
          </table:table-cell>
          <table:table-cell table:formula="of:=IF([.I293]&gt;[.J2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5"/>
          <table:table-cell table:formula="of:=[.G293]+[.H293]*2" office:value-type="float" office:value="2.94761069066051E+111" calcext:value-type="float">
            <text:p>2947610690660510000000000000000000000000000000000000000000000000000000000000000000000000000000000000000000000000</text:p>
          </table:table-cell>
          <table:table-cell table:formula="of:=[.H293]*2+[.H292]" office:value-type="float" office:value="2.08427550766401E+111" calcext:value-type="float">
            <text:p>2084275507664010000000000000000000000000000000000000000000000000000000000000000000000000000000000000000000000000</text:p>
          </table:table-cell>
          <table:table-cell table:formula="of:=LEN([.G294])" office:value-type="float" office:value="21" calcext:value-type="float">
            <text:p>21</text:p>
          </table:table-cell>
          <table:table-cell table:formula="of:=LEN([.H294])" office:value-type="float" office:value="21" calcext:value-type="float">
            <text:p>21</text:p>
          </table:table-cell>
          <table:table-cell table:formula="of:=IF([.I294]&gt;[.J2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5"/>
          <table:table-cell table:formula="of:=[.G294]+[.H294]*2" office:value-type="float" office:value="7.11616170598853E+111" calcext:value-type="float">
            <text:p>7116161705988530000000000000000000000000000000000000000000000000000000000000000000000000000000000000000000000000</text:p>
          </table:table-cell>
          <table:table-cell table:formula="of:=[.H294]*2+[.H293]" office:value-type="float" office:value="5.03188619832452E+111" calcext:value-type="float">
            <text:p>5031886198324520000000000000000000000000000000000000000000000000000000000000000000000000000000000000000000000000</text:p>
          </table:table-cell>
          <table:table-cell table:formula="of:=LEN([.G295])" office:value-type="float" office:value="21" calcext:value-type="float">
            <text:p>21</text:p>
          </table:table-cell>
          <table:table-cell table:formula="of:=LEN([.H295])" office:value-type="float" office:value="21" calcext:value-type="float">
            <text:p>21</text:p>
          </table:table-cell>
          <table:table-cell table:formula="of:=IF([.I295]&gt;[.J2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5"/>
          <table:table-cell table:formula="of:=[.G295]+[.H295]*2" office:value-type="float" office:value="1.71799341026376E+112" calcext:value-type="float">
            <text:p>17179934102637600000000000000000000000000000000000000000000000000000000000000000000000000000000000000000000000000</text:p>
          </table:table-cell>
          <table:table-cell table:formula="of:=[.H295]*2+[.H294]" office:value-type="float" office:value="1.2148047904313E+112" calcext:value-type="float">
            <text:p>12148047904313000000000000000000000000000000000000000000000000000000000000000000000000000000000000000000000000000</text:p>
          </table:table-cell>
          <table:table-cell table:formula="of:=LEN([.G296])" office:value-type="float" office:value="21" calcext:value-type="float">
            <text:p>21</text:p>
          </table:table-cell>
          <table:table-cell table:formula="of:=LEN([.H296])" office:value-type="float" office:value="20" calcext:value-type="float">
            <text:p>20</text:p>
          </table:table-cell>
          <table:table-cell table:formula="of:=IF([.I296]&gt;[.J29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5"/>
          <table:table-cell table:formula="of:=[.G296]+[.H296]*2" office:value-type="float" office:value="4.14760299112637E+112" calcext:value-type="float">
            <text:p>41476029911263700000000000000000000000000000000000000000000000000000000000000000000000000000000000000000000000000</text:p>
          </table:table-cell>
          <table:table-cell table:formula="of:=[.H296]*2+[.H295]" office:value-type="float" office:value="2.93279820069506E+112" calcext:value-type="float">
            <text:p>29327982006950600000000000000000000000000000000000000000000000000000000000000000000000000000000000000000000000000</text:p>
          </table:table-cell>
          <table:table-cell table:formula="of:=LEN([.G297])" office:value-type="float" office:value="21" calcext:value-type="float">
            <text:p>21</text:p>
          </table:table-cell>
          <table:table-cell table:formula="of:=LEN([.H297])" office:value-type="float" office:value="21" calcext:value-type="float">
            <text:p>21</text:p>
          </table:table-cell>
          <table:table-cell table:formula="of:=IF([.I297]&gt;[.J2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5"/>
          <table:table-cell table:formula="of:=[.G297]+[.H297]*2" office:value-type="float" office:value="1.00131993925165E+113" calcext:value-type="float">
            <text:p>100131993925165000000000000000000000000000000000000000000000000000000000000000000000000000000000000000000000000000</text:p>
          </table:table-cell>
          <table:table-cell table:formula="of:=[.H297]*2+[.H296]" office:value-type="float" office:value="7.08040119182143E+112" calcext:value-type="float">
            <text:p>70804011918214300000000000000000000000000000000000000000000000000000000000000000000000000000000000000000000000000</text:p>
          </table:table-cell>
          <table:table-cell table:formula="of:=LEN([.G298])" office:value-type="float" office:value="21" calcext:value-type="float">
            <text:p>21</text:p>
          </table:table-cell>
          <table:table-cell table:formula="of:=LEN([.H298])" office:value-type="float" office:value="21" calcext:value-type="float">
            <text:p>21</text:p>
          </table:table-cell>
          <table:table-cell table:formula="of:=IF([.I298]&gt;[.J2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5"/>
          <table:table-cell table:formula="of:=[.G298]+[.H298]*2" office:value-type="float" office:value="2.41740017761593E+113" calcext:value-type="float">
            <text:p>241740017761593000000000000000000000000000000000000000000000000000000000000000000000000000000000000000000000000000</text:p>
          </table:table-cell>
          <table:table-cell table:formula="of:=[.H298]*2+[.H297]" office:value-type="float" office:value="1.70936005843379E+113" calcext:value-type="float">
            <text:p>170936005843379000000000000000000000000000000000000000000000000000000000000000000000000000000000000000000000000000</text:p>
          </table:table-cell>
          <table:table-cell table:formula="of:=LEN([.G299])" office:value-type="float" office:value="21" calcext:value-type="float">
            <text:p>21</text:p>
          </table:table-cell>
          <table:table-cell table:formula="of:=LEN([.H299])" office:value-type="float" office:value="21" calcext:value-type="float">
            <text:p>21</text:p>
          </table:table-cell>
          <table:table-cell table:formula="of:=IF([.I299]&gt;[.J2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5"/>
          <table:table-cell table:formula="of:=[.G299]+[.H299]*2" office:value-type="float" office:value="5.83612029448352E+113" calcext:value-type="float">
            <text:p>583612029448352000000000000000000000000000000000000000000000000000000000000000000000000000000000000000000000000000</text:p>
          </table:table-cell>
          <table:table-cell table:formula="of:=[.H299]*2+[.H298]" office:value-type="float" office:value="4.12676023604973E+113" calcext:value-type="float">
            <text:p>412676023604973000000000000000000000000000000000000000000000000000000000000000000000000000000000000000000000000000</text:p>
          </table:table-cell>
          <table:table-cell table:formula="of:=LEN([.G300])" office:value-type="float" office:value="21" calcext:value-type="float">
            <text:p>21</text:p>
          </table:table-cell>
          <table:table-cell table:formula="of:=LEN([.H300])" office:value-type="float" office:value="21" calcext:value-type="float">
            <text:p>21</text:p>
          </table:table-cell>
          <table:table-cell table:formula="of:=IF([.I300]&gt;[.J3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5"/>
          <table:table-cell table:formula="of:=[.G300]+[.H300]*2" office:value-type="float" office:value="1.4089640766583E+114" calcext:value-type="float">
            <text:p>1408964076658300000000000000000000000000000000000000000000000000000000000000000000000000000000000000000000000000000</text:p>
          </table:table-cell>
          <table:table-cell table:formula="of:=[.H300]*2+[.H299]" office:value-type="float" office:value="9.96288053053324E+113" calcext:value-type="float">
            <text:p>996288053053324000000000000000000000000000000000000000000000000000000000000000000000000000000000000000000000000000</text:p>
          </table:table-cell>
          <table:table-cell table:formula="of:=LEN([.G301])" office:value-type="float" office:value="20" calcext:value-type="float">
            <text:p>20</text:p>
          </table:table-cell>
          <table:table-cell table:formula="of:=LEN([.H301])" office:value-type="float" office:value="21" calcext:value-type="float">
            <text:p>21</text:p>
          </table:table-cell>
          <table:table-cell table:formula="of:=IF([.I301]&gt;[.J3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5"/>
          <table:table-cell table:formula="of:=[.G301]+[.H301]*2" office:value-type="float" office:value="3.40154018276495E+114" calcext:value-type="float">
            <text:p>3401540182764950000000000000000000000000000000000000000000000000000000000000000000000000000000000000000000000000000</text:p>
          </table:table-cell>
          <table:table-cell table:formula="of:=[.H301]*2+[.H300]" office:value-type="float" office:value="2.40525212971162E+114" calcext:value-type="float">
            <text:p>2405252129711620000000000000000000000000000000000000000000000000000000000000000000000000000000000000000000000000000</text:p>
          </table:table-cell>
          <table:table-cell table:formula="of:=LEN([.G302])" office:value-type="float" office:value="21" calcext:value-type="float">
            <text:p>21</text:p>
          </table:table-cell>
          <table:table-cell table:formula="of:=LEN([.H302])" office:value-type="float" office:value="21" calcext:value-type="float">
            <text:p>21</text:p>
          </table:table-cell>
          <table:table-cell table:formula="of:=IF([.I302]&gt;[.J3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5"/>
          <table:table-cell table:formula="of:=[.G302]+[.H302]*2" office:value-type="float" office:value="8.21204444218819E+114" calcext:value-type="float">
            <text:p>8212044442188190000000000000000000000000000000000000000000000000000000000000000000000000000000000000000000000000000</text:p>
          </table:table-cell>
          <table:table-cell table:formula="of:=[.H302]*2+[.H301]" office:value-type="float" office:value="5.80679231247657E+114" calcext:value-type="float">
            <text:p>5806792312476570000000000000000000000000000000000000000000000000000000000000000000000000000000000000000000000000000</text:p>
          </table:table-cell>
          <table:table-cell table:formula="of:=LEN([.G303])" office:value-type="float" office:value="21" calcext:value-type="float">
            <text:p>21</text:p>
          </table:table-cell>
          <table:table-cell table:formula="of:=LEN([.H303])" office:value-type="float" office:value="21" calcext:value-type="float">
            <text:p>21</text:p>
          </table:table-cell>
          <table:table-cell table:formula="of:=IF([.I303]&gt;[.J3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5"/>
          <table:table-cell table:formula="of:=[.G303]+[.H303]*2" office:value-type="float" office:value="1.98256290671413E+115" calcext:value-type="float">
            <text:p>19825629067141300000000000000000000000000000000000000000000000000000000000000000000000000000000000000000000000000000</text:p>
          </table:table-cell>
          <table:table-cell table:formula="of:=[.H303]*2+[.H302]" office:value-type="float" office:value="1.40188367546648E+115" calcext:value-type="float">
            <text:p>14018836754664800000000000000000000000000000000000000000000000000000000000000000000000000000000000000000000000000000</text:p>
          </table:table-cell>
          <table:table-cell table:formula="of:=LEN([.G304])" office:value-type="float" office:value="21" calcext:value-type="float">
            <text:p>21</text:p>
          </table:table-cell>
          <table:table-cell table:formula="of:=LEN([.H304])" office:value-type="float" office:value="21" calcext:value-type="float">
            <text:p>21</text:p>
          </table:table-cell>
          <table:table-cell table:formula="of:=IF([.I304]&gt;[.J3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5"/>
          <table:table-cell table:formula="of:=[.G304]+[.H304]*2" office:value-type="float" office:value="4.78633025764708E+115" calcext:value-type="float">
            <text:p>47863302576470800000000000000000000000000000000000000000000000000000000000000000000000000000000000000000000000000000</text:p>
          </table:table-cell>
          <table:table-cell table:formula="of:=[.H304]*2+[.H303]" office:value-type="float" office:value="3.38444658218061E+115" calcext:value-type="float">
            <text:p>33844465821806100000000000000000000000000000000000000000000000000000000000000000000000000000000000000000000000000000</text:p>
          </table:table-cell>
          <table:table-cell table:formula="of:=LEN([.G305])" office:value-type="float" office:value="21" calcext:value-type="float">
            <text:p>21</text:p>
          </table:table-cell>
          <table:table-cell table:formula="of:=LEN([.H305])" office:value-type="float" office:value="21" calcext:value-type="float">
            <text:p>21</text:p>
          </table:table-cell>
          <table:table-cell table:formula="of:=IF([.I305]&gt;[.J3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5"/>
          <table:table-cell table:formula="of:=[.G305]+[.H305]*2" office:value-type="float" office:value="1.15552234220083E+116" calcext:value-type="float">
            <text:p>115552234220083000000000000000000000000000000000000000000000000000000000000000000000000000000000000000000000000000000</text:p>
          </table:table-cell>
          <table:table-cell table:formula="of:=[.H305]*2+[.H304]" office:value-type="float" office:value="8.17077683982769E+115" calcext:value-type="float">
            <text:p>81707768398276900000000000000000000000000000000000000000000000000000000000000000000000000000000000000000000000000000</text:p>
          </table:table-cell>
          <table:table-cell table:formula="of:=LEN([.G306])" office:value-type="float" office:value="21" calcext:value-type="float">
            <text:p>21</text:p>
          </table:table-cell>
          <table:table-cell table:formula="of:=LEN([.H306])" office:value-type="float" office:value="21" calcext:value-type="float">
            <text:p>21</text:p>
          </table:table-cell>
          <table:table-cell table:formula="of:=IF([.I306]&gt;[.J3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5"/>
          <table:table-cell table:formula="of:=[.G306]+[.H306]*2" office:value-type="float" office:value="2.78967771016637E+116" calcext:value-type="float">
            <text:p>278967771016637000000000000000000000000000000000000000000000000000000000000000000000000000000000000000000000000000000</text:p>
          </table:table-cell>
          <table:table-cell table:formula="of:=[.H306]*2+[.H305]" office:value-type="float" office:value="1.9726000261836E+116" calcext:value-type="float">
            <text:p>197260002618360000000000000000000000000000000000000000000000000000000000000000000000000000000000000000000000000000000</text:p>
          </table:table-cell>
          <table:table-cell table:formula="of:=LEN([.G307])" office:value-type="float" office:value="21" calcext:value-type="float">
            <text:p>21</text:p>
          </table:table-cell>
          <table:table-cell table:formula="of:=LEN([.H307])" office:value-type="float" office:value="20" calcext:value-type="float">
            <text:p>20</text:p>
          </table:table-cell>
          <table:table-cell table:formula="of:=IF([.I307]&gt;[.J30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5"/>
          <table:table-cell table:formula="of:=[.G307]+[.H307]*2" office:value-type="float" office:value="6.73487776253357E+116" calcext:value-type="float">
            <text:p>673487776253357000000000000000000000000000000000000000000000000000000000000000000000000000000000000000000000000000000</text:p>
          </table:table-cell>
          <table:table-cell table:formula="of:=[.H307]*2+[.H306]" office:value-type="float" office:value="4.76227773634997E+116" calcext:value-type="float">
            <text:p>476227773634997000000000000000000000000000000000000000000000000000000000000000000000000000000000000000000000000000000</text:p>
          </table:table-cell>
          <table:table-cell table:formula="of:=LEN([.G308])" office:value-type="float" office:value="21" calcext:value-type="float">
            <text:p>21</text:p>
          </table:table-cell>
          <table:table-cell table:formula="of:=LEN([.H308])" office:value-type="float" office:value="21" calcext:value-type="float">
            <text:p>21</text:p>
          </table:table-cell>
          <table:table-cell table:formula="of:=IF([.I308]&gt;[.J3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5"/>
          <table:table-cell table:formula="of:=[.G308]+[.H308]*2" office:value-type="float" office:value="1.62594332352335E+117" calcext:value-type="float">
            <text:p>1625943323523350000000000000000000000000000000000000000000000000000000000000000000000000000000000000000000000000000000</text:p>
          </table:table-cell>
          <table:table-cell table:formula="of:=[.H308]*2+[.H307]" office:value-type="float" office:value="1.14971554988835E+117" calcext:value-type="float">
            <text:p>1149715549888350000000000000000000000000000000000000000000000000000000000000000000000000000000000000000000000000000000</text:p>
          </table:table-cell>
          <table:table-cell table:formula="of:=LEN([.G309])" office:value-type="float" office:value="21" calcext:value-type="float">
            <text:p>21</text:p>
          </table:table-cell>
          <table:table-cell table:formula="of:=LEN([.H309])" office:value-type="float" office:value="21" calcext:value-type="float">
            <text:p>21</text:p>
          </table:table-cell>
          <table:table-cell table:formula="of:=IF([.I309]&gt;[.J3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5"/>
          <table:table-cell table:formula="of:=[.G309]+[.H309]*2" office:value-type="float" office:value="3.92537442330006E+117" calcext:value-type="float">
            <text:p>3925374423300060000000000000000000000000000000000000000000000000000000000000000000000000000000000000000000000000000000</text:p>
          </table:table-cell>
          <table:table-cell table:formula="of:=[.H309]*2+[.H308]" office:value-type="float" office:value="2.7756588734117E+117" calcext:value-type="float">
            <text:p>2775658873411700000000000000000000000000000000000000000000000000000000000000000000000000000000000000000000000000000000</text:p>
          </table:table-cell>
          <table:table-cell table:formula="of:=LEN([.G310])" office:value-type="float" office:value="21" calcext:value-type="float">
            <text:p>21</text:p>
          </table:table-cell>
          <table:table-cell table:formula="of:=LEN([.H310])" office:value-type="float" office:value="20" calcext:value-type="float">
            <text:p>20</text:p>
          </table:table-cell>
          <table:table-cell table:formula="of:=IF([.I310]&gt;[.J3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5"/>
          <table:table-cell table:formula="of:=[.G310]+[.H310]*2" office:value-type="float" office:value="9.47669217012346E+117" calcext:value-type="float">
            <text:p>9476692170123460000000000000000000000000000000000000000000000000000000000000000000000000000000000000000000000000000000</text:p>
          </table:table-cell>
          <table:table-cell table:formula="of:=[.H310]*2+[.H309]" office:value-type="float" office:value="6.70103329671176E+117" calcext:value-type="float">
            <text:p>6701033296711760000000000000000000000000000000000000000000000000000000000000000000000000000000000000000000000000000000</text:p>
          </table:table-cell>
          <table:table-cell table:formula="of:=LEN([.G311])" office:value-type="float" office:value="21" calcext:value-type="float">
            <text:p>21</text:p>
          </table:table-cell>
          <table:table-cell table:formula="of:=LEN([.H311])" office:value-type="float" office:value="21" calcext:value-type="float">
            <text:p>21</text:p>
          </table:table-cell>
          <table:table-cell table:formula="of:=IF([.I311]&gt;[.J3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5"/>
          <table:table-cell table:formula="of:=[.G311]+[.H311]*2" office:value-type="float" office:value="2.2878758763547E+118" calcext:value-type="float">
            <text:p>22878758763547000000000000000000000000000000000000000000000000000000000000000000000000000000000000000000000000000000000</text:p>
          </table:table-cell>
          <table:table-cell table:formula="of:=[.H311]*2+[.H310]" office:value-type="float" office:value="1.61777254668352E+118" calcext:value-type="float">
            <text:p>16177725466835200000000000000000000000000000000000000000000000000000000000000000000000000000000000000000000000000000000</text:p>
          </table:table-cell>
          <table:table-cell table:formula="of:=LEN([.G312])" office:value-type="float" office:value="20" calcext:value-type="float">
            <text:p>20</text:p>
          </table:table-cell>
          <table:table-cell table:formula="of:=LEN([.H312])" office:value-type="float" office:value="21" calcext:value-type="float">
            <text:p>21</text:p>
          </table:table-cell>
          <table:table-cell table:formula="of:=IF([.I312]&gt;[.J3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5"/>
          <table:table-cell table:formula="of:=[.G312]+[.H312]*2" office:value-type="float" office:value="5.52342096972174E+118" calcext:value-type="float">
            <text:p>55234209697217400000000000000000000000000000000000000000000000000000000000000000000000000000000000000000000000000000000</text:p>
          </table:table-cell>
          <table:table-cell table:formula="of:=[.H312]*2+[.H311]" office:value-type="float" office:value="3.90564842303822E+118" calcext:value-type="float">
            <text:p>39056484230382200000000000000000000000000000000000000000000000000000000000000000000000000000000000000000000000000000000</text:p>
          </table:table-cell>
          <table:table-cell table:formula="of:=LEN([.G313])" office:value-type="float" office:value="21" calcext:value-type="float">
            <text:p>21</text:p>
          </table:table-cell>
          <table:table-cell table:formula="of:=LEN([.H313])" office:value-type="float" office:value="21" calcext:value-type="float">
            <text:p>21</text:p>
          </table:table-cell>
          <table:table-cell table:formula="of:=IF([.I313]&gt;[.J3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5"/>
          <table:table-cell table:formula="of:=[.G313]+[.H313]*2" office:value-type="float" office:value="1.33347178157982E+119" calcext:value-type="float">
            <text:p>133347178157982000000000000000000000000000000000000000000000000000000000000000000000000000000000000000000000000000000000</text:p>
          </table:table-cell>
          <table:table-cell table:formula="of:=[.H313]*2+[.H312]" office:value-type="float" office:value="9.42906939275997E+118" calcext:value-type="float">
            <text:p>94290693927599700000000000000000000000000000000000000000000000000000000000000000000000000000000000000000000000000000000</text:p>
          </table:table-cell>
          <table:table-cell table:formula="of:=LEN([.G314])" office:value-type="float" office:value="21" calcext:value-type="float">
            <text:p>21</text:p>
          </table:table-cell>
          <table:table-cell table:formula="of:=LEN([.H314])" office:value-type="float" office:value="21" calcext:value-type="float">
            <text:p>21</text:p>
          </table:table-cell>
          <table:table-cell table:formula="of:=IF([.I314]&gt;[.J3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5"/>
          <table:table-cell table:formula="of:=[.G314]+[.H314]*2" office:value-type="float" office:value="3.21928566013181E+119" calcext:value-type="float">
            <text:p>321928566013181000000000000000000000000000000000000000000000000000000000000000000000000000000000000000000000000000000000</text:p>
          </table:table-cell>
          <table:table-cell table:formula="of:=[.H314]*2+[.H313]" office:value-type="float" office:value="2.27637872085582E+119" calcext:value-type="float">
            <text:p>227637872085582000000000000000000000000000000000000000000000000000000000000000000000000000000000000000000000000000000000</text:p>
          </table:table-cell>
          <table:table-cell table:formula="of:=LEN([.G315])" office:value-type="float" office:value="21" calcext:value-type="float">
            <text:p>21</text:p>
          </table:table-cell>
          <table:table-cell table:formula="of:=LEN([.H315])" office:value-type="float" office:value="21" calcext:value-type="float">
            <text:p>21</text:p>
          </table:table-cell>
          <table:table-cell table:formula="of:=IF([.I315]&gt;[.J3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5"/>
          <table:table-cell table:formula="of:=[.G315]+[.H315]*2" office:value-type="float" office:value="7.77204310184344E+119" calcext:value-type="float">
            <text:p>777204310184344000000000000000000000000000000000000000000000000000000000000000000000000000000000000000000000000000000000</text:p>
          </table:table-cell>
          <table:table-cell table:formula="of:=[.H315]*2+[.H314]" office:value-type="float" office:value="5.49566438098763E+119" calcext:value-type="float">
            <text:p>549566438098763000000000000000000000000000000000000000000000000000000000000000000000000000000000000000000000000000000000</text:p>
          </table:table-cell>
          <table:table-cell table:formula="of:=LEN([.G316])" office:value-type="float" office:value="21" calcext:value-type="float">
            <text:p>21</text:p>
          </table:table-cell>
          <table:table-cell table:formula="of:=LEN([.H316])" office:value-type="float" office:value="21" calcext:value-type="float">
            <text:p>21</text:p>
          </table:table-cell>
          <table:table-cell table:formula="of:=IF([.I316]&gt;[.J3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5"/>
          <table:table-cell table:formula="of:=[.G316]+[.H316]*2" office:value-type="float" office:value="1.87633718638187E+120" calcext:value-type="float">
            <text:p>1876337186381870000000000000000000000000000000000000000000000000000000000000000000000000000000000000000000000000000000000</text:p>
          </table:table-cell>
          <table:table-cell table:formula="of:=[.H316]*2+[.H315]" office:value-type="float" office:value="1.32677074828311E+120" calcext:value-type="float">
            <text:p>1326770748283110000000000000000000000000000000000000000000000000000000000000000000000000000000000000000000000000000000000</text:p>
          </table:table-cell>
          <table:table-cell table:formula="of:=LEN([.G317])" office:value-type="float" office:value="21" calcext:value-type="float">
            <text:p>21</text:p>
          </table:table-cell>
          <table:table-cell table:formula="of:=LEN([.H317])" office:value-type="float" office:value="21" calcext:value-type="float">
            <text:p>21</text:p>
          </table:table-cell>
          <table:table-cell table:formula="of:=IF([.I317]&gt;[.J3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5"/>
          <table:table-cell table:formula="of:=[.G317]+[.H317]*2" office:value-type="float" office:value="4.52987868294808E+120" calcext:value-type="float">
            <text:p>4529878682948080000000000000000000000000000000000000000000000000000000000000000000000000000000000000000000000000000000000</text:p>
          </table:table-cell>
          <table:table-cell table:formula="of:=[.H317]*2+[.H316]" office:value-type="float" office:value="3.20310793466498E+120" calcext:value-type="float">
            <text:p>3203107934664980000000000000000000000000000000000000000000000000000000000000000000000000000000000000000000000000000000000</text:p>
          </table:table-cell>
          <table:table-cell table:formula="of:=LEN([.G318])" office:value-type="float" office:value="21" calcext:value-type="float">
            <text:p>21</text:p>
          </table:table-cell>
          <table:table-cell table:formula="of:=LEN([.H318])" office:value-type="float" office:value="21" calcext:value-type="float">
            <text:p>21</text:p>
          </table:table-cell>
          <table:table-cell table:formula="of:=IF([.I318]&gt;[.J3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5"/>
          <table:table-cell table:formula="of:=[.G318]+[.H318]*2" office:value-type="float" office:value="1.0936094552278E+121" calcext:value-type="float">
            <text:p>10936094552278000000000000000000000000000000000000000000000000000000000000000000000000000000000000000000000000000000000000</text:p>
          </table:table-cell>
          <table:table-cell table:formula="of:=[.H318]*2+[.H317]" office:value-type="float" office:value="7.73298661761306E+120" calcext:value-type="float">
            <text:p>7732986617613060000000000000000000000000000000000000000000000000000000000000000000000000000000000000000000000000000000000</text:p>
          </table:table-cell>
          <table:table-cell table:formula="of:=LEN([.G319])" office:value-type="float" office:value="20" calcext:value-type="float">
            <text:p>20</text:p>
          </table:table-cell>
          <table:table-cell table:formula="of:=LEN([.H319])" office:value-type="float" office:value="21" calcext:value-type="float">
            <text:p>21</text:p>
          </table:table-cell>
          <table:table-cell table:formula="of:=IF([.I319]&gt;[.J3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5"/>
          <table:table-cell table:formula="of:=[.G319]+[.H319]*2" office:value-type="float" office:value="2.64020677875042E+121" calcext:value-type="float">
            <text:p>26402067787504200000000000000000000000000000000000000000000000000000000000000000000000000000000000000000000000000000000000</text:p>
          </table:table-cell>
          <table:table-cell table:formula="of:=[.H319]*2+[.H318]" office:value-type="float" office:value="1.86690811698911E+121" calcext:value-type="float">
            <text:p>18669081169891100000000000000000000000000000000000000000000000000000000000000000000000000000000000000000000000000000000000</text:p>
          </table:table-cell>
          <table:table-cell table:formula="of:=LEN([.G320])" office:value-type="float" office:value="21" calcext:value-type="float">
            <text:p>21</text:p>
          </table:table-cell>
          <table:table-cell table:formula="of:=LEN([.H320])" office:value-type="float" office:value="21" calcext:value-type="float">
            <text:p>21</text:p>
          </table:table-cell>
          <table:table-cell table:formula="of:=IF([.I320]&gt;[.J3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5"/>
          <table:table-cell table:formula="of:=[.G320]+[.H320]*2" office:value-type="float" office:value="6.37402301272863E+121" calcext:value-type="float">
            <text:p>63740230127286300000000000000000000000000000000000000000000000000000000000000000000000000000000000000000000000000000000000</text:p>
          </table:table-cell>
          <table:table-cell table:formula="of:=[.H320]*2+[.H319]" office:value-type="float" office:value="4.50711489573953E+121" calcext:value-type="float">
            <text:p>45071148957395300000000000000000000000000000000000000000000000000000000000000000000000000000000000000000000000000000000000</text:p>
          </table:table-cell>
          <table:table-cell table:formula="of:=LEN([.G321])" office:value-type="float" office:value="21" calcext:value-type="float">
            <text:p>21</text:p>
          </table:table-cell>
          <table:table-cell table:formula="of:=LEN([.H321])" office:value-type="float" office:value="21" calcext:value-type="float">
            <text:p>21</text:p>
          </table:table-cell>
          <table:table-cell table:formula="of:=IF([.I321]&gt;[.J3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5"/>
          <table:table-cell table:formula="of:=[.G321]+[.H321]*2" office:value-type="float" office:value="1.53882528042077E+122" calcext:value-type="float">
            <text:p>153882528042077000000000000000000000000000000000000000000000000000000000000000000000000000000000000000000000000000000000000</text:p>
          </table:table-cell>
          <table:table-cell table:formula="of:=[.H321]*2+[.H320]" office:value-type="float" office:value="1.08811379084682E+122" calcext:value-type="float">
            <text:p>108811379084682000000000000000000000000000000000000000000000000000000000000000000000000000000000000000000000000000000000000</text:p>
          </table:table-cell>
          <table:table-cell table:formula="of:=LEN([.G322])" office:value-type="float" office:value="21" calcext:value-type="float">
            <text:p>21</text:p>
          </table:table-cell>
          <table:table-cell table:formula="of:=LEN([.H322])" office:value-type="float" office:value="21" calcext:value-type="float">
            <text:p>21</text:p>
          </table:table-cell>
          <table:table-cell table:formula="of:=IF([.I322]&gt;[.J3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5"/>
          <table:table-cell table:formula="of:=[.G322]+[.H322]*2" office:value-type="float" office:value="3.7150528621144E+122" calcext:value-type="float">
            <text:p>371505286211440000000000000000000000000000000000000000000000000000000000000000000000000000000000000000000000000000000000000</text:p>
          </table:table-cell>
          <table:table-cell table:formula="of:=[.H322]*2+[.H321]" office:value-type="float" office:value="2.62693907126758E+122" calcext:value-type="float">
            <text:p>262693907126758000000000000000000000000000000000000000000000000000000000000000000000000000000000000000000000000000000000000</text:p>
          </table:table-cell>
          <table:table-cell table:formula="of:=LEN([.G323])" office:value-type="float" office:value="20" calcext:value-type="float">
            <text:p>20</text:p>
          </table:table-cell>
          <table:table-cell table:formula="of:=LEN([.H323])" office:value-type="float" office:value="21" calcext:value-type="float">
            <text:p>21</text:p>
          </table:table-cell>
          <table:table-cell table:formula="of:=IF([.I323]&gt;[.J3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5"/>
          <table:table-cell table:formula="of:=[.G323]+[.H323]*2" office:value-type="float" office:value="8.96893100464957E+122" calcext:value-type="float">
            <text:p>896893100464957000000000000000000000000000000000000000000000000000000000000000000000000000000000000000000000000000000000000</text:p>
          </table:table-cell>
          <table:table-cell table:formula="of:=[.H323]*2+[.H322]" office:value-type="float" office:value="6.34199193338199E+122" calcext:value-type="float">
            <text:p>634199193338199000000000000000000000000000000000000000000000000000000000000000000000000000000000000000000000000000000000000</text:p>
          </table:table-cell>
          <table:table-cell table:formula="of:=LEN([.G324])" office:value-type="float" office:value="21" calcext:value-type="float">
            <text:p>21</text:p>
          </table:table-cell>
          <table:table-cell table:formula="of:=LEN([.H324])" office:value-type="float" office:value="21" calcext:value-type="float">
            <text:p>21</text:p>
          </table:table-cell>
          <table:table-cell table:formula="of:=IF([.I324]&gt;[.J3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5"/>
          <table:table-cell table:formula="of:=[.G324]+[.H324]*2" office:value-type="float" office:value="2.16529148714135E+123" calcext:value-type="float">
            <text:p>2165291487141350000000000000000000000000000000000000000000000000000000000000000000000000000000000000000000000000000000000000</text:p>
          </table:table-cell>
          <table:table-cell table:formula="of:=[.H324]*2+[.H323]" office:value-type="float" office:value="1.53109229380316E+123" calcext:value-type="float">
            <text:p>1531092293803160000000000000000000000000000000000000000000000000000000000000000000000000000000000000000000000000000000000000</text:p>
          </table:table-cell>
          <table:table-cell table:formula="of:=LEN([.G325])" office:value-type="float" office:value="21" calcext:value-type="float">
            <text:p>21</text:p>
          </table:table-cell>
          <table:table-cell table:formula="of:=LEN([.H325])" office:value-type="float" office:value="21" calcext:value-type="float">
            <text:p>21</text:p>
          </table:table-cell>
          <table:table-cell table:formula="of:=IF([.I325]&gt;[.J3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5"/>
          <table:table-cell table:formula="of:=[.G325]+[.H325]*2" office:value-type="float" office:value="5.22747607474767E+123" calcext:value-type="float">
            <text:p>5227476074747670000000000000000000000000000000000000000000000000000000000000000000000000000000000000000000000000000000000000</text:p>
          </table:table-cell>
          <table:table-cell table:formula="of:=[.H325]*2+[.H324]" office:value-type="float" office:value="3.69638378094451E+123" calcext:value-type="float">
            <text:p>3696383780944510000000000000000000000000000000000000000000000000000000000000000000000000000000000000000000000000000000000000</text:p>
          </table:table-cell>
          <table:table-cell table:formula="of:=LEN([.G326])" office:value-type="float" office:value="21" calcext:value-type="float">
            <text:p>21</text:p>
          </table:table-cell>
          <table:table-cell table:formula="of:=LEN([.H326])" office:value-type="float" office:value="21" calcext:value-type="float">
            <text:p>21</text:p>
          </table:table-cell>
          <table:table-cell table:formula="of:=IF([.I326]&gt;[.J3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5"/>
          <table:table-cell table:formula="of:=[.G326]+[.H326]*2" office:value-type="float" office:value="1.26202436366367E+124" calcext:value-type="float">
            <text:p>12620243636636700000000000000000000000000000000000000000000000000000000000000000000000000000000000000000000000000000000000000</text:p>
          </table:table-cell>
          <table:table-cell table:formula="of:=[.H326]*2+[.H325]" office:value-type="float" office:value="8.92385985569218E+123" calcext:value-type="float">
            <text:p>8923859855692180000000000000000000000000000000000000000000000000000000000000000000000000000000000000000000000000000000000000</text:p>
          </table:table-cell>
          <table:table-cell table:formula="of:=LEN([.G327])" office:value-type="float" office:value="21" calcext:value-type="float">
            <text:p>21</text:p>
          </table:table-cell>
          <table:table-cell table:formula="of:=LEN([.H327])" office:value-type="float" office:value="21" calcext:value-type="float">
            <text:p>21</text:p>
          </table:table-cell>
          <table:table-cell table:formula="of:=IF([.I327]&gt;[.J3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5"/>
          <table:table-cell table:formula="of:=[.G327]+[.H327]*2" office:value-type="float" office:value="3.0467963348021E+124" calcext:value-type="float">
            <text:p>30467963348021000000000000000000000000000000000000000000000000000000000000000000000000000000000000000000000000000000000000000</text:p>
          </table:table-cell>
          <table:table-cell table:formula="of:=[.H327]*2+[.H326]" office:value-type="float" office:value="2.15441034923289E+124" calcext:value-type="float">
            <text:p>21544103492328900000000000000000000000000000000000000000000000000000000000000000000000000000000000000000000000000000000000000</text:p>
          </table:table-cell>
          <table:table-cell table:formula="of:=LEN([.G328])" office:value-type="float" office:value="20" calcext:value-type="float">
            <text:p>20</text:p>
          </table:table-cell>
          <table:table-cell table:formula="of:=LEN([.H328])" office:value-type="float" office:value="21" calcext:value-type="float">
            <text:p>21</text:p>
          </table:table-cell>
          <table:table-cell table:formula="of:=IF([.I328]&gt;[.J3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5"/>
          <table:table-cell table:formula="of:=[.G328]+[.H328]*2" office:value-type="float" office:value="7.35561703326788E+124" calcext:value-type="float">
            <text:p>73556170332678800000000000000000000000000000000000000000000000000000000000000000000000000000000000000000000000000000000000000</text:p>
          </table:table-cell>
          <table:table-cell table:formula="of:=[.H328]*2+[.H327]" office:value-type="float" office:value="5.20120668403499E+124" calcext:value-type="float">
            <text:p>52012066840349900000000000000000000000000000000000000000000000000000000000000000000000000000000000000000000000000000000000000</text:p>
          </table:table-cell>
          <table:table-cell table:formula="of:=LEN([.G329])" office:value-type="float" office:value="21" calcext:value-type="float">
            <text:p>21</text:p>
          </table:table-cell>
          <table:table-cell table:formula="of:=LEN([.H329])" office:value-type="float" office:value="21" calcext:value-type="float">
            <text:p>21</text:p>
          </table:table-cell>
          <table:table-cell table:formula="of:=IF([.I329]&gt;[.J3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5"/>
          <table:table-cell table:formula="of:=[.G329]+[.H329]*2" office:value-type="float" office:value="1.77580304013379E+125" calcext:value-type="float">
            <text:p>177580304013379000000000000000000000000000000000000000000000000000000000000000000000000000000000000000000000000000000000000000</text:p>
          </table:table-cell>
          <table:table-cell table:formula="of:=[.H329]*2+[.H328]" office:value-type="float" office:value="1.25568237173029E+125" calcext:value-type="float">
            <text:p>125568237173029000000000000000000000000000000000000000000000000000000000000000000000000000000000000000000000000000000000000000</text:p>
          </table:table-cell>
          <table:table-cell table:formula="of:=LEN([.G330])" office:value-type="float" office:value="21" calcext:value-type="float">
            <text:p>21</text:p>
          </table:table-cell>
          <table:table-cell table:formula="of:=LEN([.H330])" office:value-type="float" office:value="21" calcext:value-type="float">
            <text:p>21</text:p>
          </table:table-cell>
          <table:table-cell table:formula="of:=IF([.I330]&gt;[.J3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5"/>
          <table:table-cell table:formula="of:=[.G330]+[.H330]*2" office:value-type="float" office:value="4.28716778359436E+125" calcext:value-type="float">
            <text:p>428716778359436000000000000000000000000000000000000000000000000000000000000000000000000000000000000000000000000000000000000000</text:p>
          </table:table-cell>
          <table:table-cell table:formula="of:=[.H330]*2+[.H329]" office:value-type="float" office:value="3.03148541186407E+125" calcext:value-type="float">
            <text:p>303148541186407000000000000000000000000000000000000000000000000000000000000000000000000000000000000000000000000000000000000000</text:p>
          </table:table-cell>
          <table:table-cell table:formula="of:=LEN([.G331])" office:value-type="float" office:value="21" calcext:value-type="float">
            <text:p>21</text:p>
          </table:table-cell>
          <table:table-cell table:formula="of:=LEN([.H331])" office:value-type="float" office:value="21" calcext:value-type="float">
            <text:p>21</text:p>
          </table:table-cell>
          <table:table-cell table:formula="of:=IF([.I331]&gt;[.J3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5"/>
          <table:table-cell table:formula="of:=[.G331]+[.H331]*2" office:value-type="float" office:value="1.03501386073225E+126" calcext:value-type="float">
            <text:p>1035013860732250000000000000000000000000000000000000000000000000000000000000000000000000000000000000000000000000000000000000000</text:p>
          </table:table-cell>
          <table:table-cell table:formula="of:=[.H331]*2+[.H330]" office:value-type="float" office:value="7.31865319545843E+125" calcext:value-type="float">
            <text:p>731865319545843000000000000000000000000000000000000000000000000000000000000000000000000000000000000000000000000000000000000000</text:p>
          </table:table-cell>
          <table:table-cell table:formula="of:=LEN([.G332])" office:value-type="float" office:value="21" calcext:value-type="float">
            <text:p>21</text:p>
          </table:table-cell>
          <table:table-cell table:formula="of:=LEN([.H332])" office:value-type="float" office:value="21" calcext:value-type="float">
            <text:p>21</text:p>
          </table:table-cell>
          <table:table-cell table:formula="of:=IF([.I332]&gt;[.J3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5"/>
          <table:table-cell table:formula="of:=[.G332]+[.H332]*2" office:value-type="float" office:value="2.49874449982394E+126" calcext:value-type="float">
            <text:p>2498744499823940000000000000000000000000000000000000000000000000000000000000000000000000000000000000000000000000000000000000000</text:p>
          </table:table-cell>
          <table:table-cell table:formula="of:=[.H332]*2+[.H331]" office:value-type="float" office:value="1.76687918027809E+126" calcext:value-type="float">
            <text:p>1766879180278090000000000000000000000000000000000000000000000000000000000000000000000000000000000000000000000000000000000000000</text:p>
          </table:table-cell>
          <table:table-cell table:formula="of:=LEN([.G333])" office:value-type="float" office:value="21" calcext:value-type="float">
            <text:p>21</text:p>
          </table:table-cell>
          <table:table-cell table:formula="of:=LEN([.H333])" office:value-type="float" office:value="21" calcext:value-type="float">
            <text:p>21</text:p>
          </table:table-cell>
          <table:table-cell table:formula="of:=IF([.I333]&gt;[.J3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5"/>
          <table:table-cell table:formula="of:=[.G333]+[.H333]*2" office:value-type="float" office:value="6.03250286038012E+126" calcext:value-type="float">
            <text:p>6032502860380120000000000000000000000000000000000000000000000000000000000000000000000000000000000000000000000000000000000000000</text:p>
          </table:table-cell>
          <table:table-cell table:formula="of:=[.H333]*2+[.H332]" office:value-type="float" office:value="4.26562368010203E+126" calcext:value-type="float">
            <text:p>4265623680102030000000000000000000000000000000000000000000000000000000000000000000000000000000000000000000000000000000000000000</text:p>
          </table:table-cell>
          <table:table-cell table:formula="of:=LEN([.G334])" office:value-type="float" office:value="21" calcext:value-type="float">
            <text:p>21</text:p>
          </table:table-cell>
          <table:table-cell table:formula="of:=LEN([.H334])" office:value-type="float" office:value="21" calcext:value-type="float">
            <text:p>21</text:p>
          </table:table-cell>
          <table:table-cell table:formula="of:=IF([.I334]&gt;[.J3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5"/>
          <table:table-cell table:formula="of:=[.G334]+[.H334]*2" office:value-type="float" office:value="1.45637502205842E+127" calcext:value-type="float">
            <text:p>14563750220584200000000000000000000000000000000000000000000000000000000000000000000000000000000000000000000000000000000000000000</text:p>
          </table:table-cell>
          <table:table-cell table:formula="of:=[.H334]*2+[.H333]" office:value-type="float" office:value="1.02981265404822E+127" calcext:value-type="float">
            <text:p>10298126540482200000000000000000000000000000000000000000000000000000000000000000000000000000000000000000000000000000000000000000</text:p>
          </table:table-cell>
          <table:table-cell table:formula="of:=LEN([.G335])" office:value-type="float" office:value="21" calcext:value-type="float">
            <text:p>21</text:p>
          </table:table-cell>
          <table:table-cell table:formula="of:=LEN([.H335])" office:value-type="float" office:value="21" calcext:value-type="float">
            <text:p>21</text:p>
          </table:table-cell>
          <table:table-cell table:formula="of:=IF([.I335]&gt;[.J3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5"/>
          <table:table-cell table:formula="of:=[.G335]+[.H335]*2" office:value-type="float" office:value="3.51600033015485E+127" calcext:value-type="float">
            <text:p>35160003301548500000000000000000000000000000000000000000000000000000000000000000000000000000000000000000000000000000000000000000</text:p>
          </table:table-cell>
          <table:table-cell table:formula="of:=[.H335]*2+[.H334]" office:value-type="float" office:value="2.48618767610663E+127" calcext:value-type="float">
            <text:p>24861876761066300000000000000000000000000000000000000000000000000000000000000000000000000000000000000000000000000000000000000000</text:p>
          </table:table-cell>
          <table:table-cell table:formula="of:=LEN([.G336])" office:value-type="float" office:value="21" calcext:value-type="float">
            <text:p>21</text:p>
          </table:table-cell>
          <table:table-cell table:formula="of:=LEN([.H336])" office:value-type="float" office:value="21" calcext:value-type="float">
            <text:p>21</text:p>
          </table:table-cell>
          <table:table-cell table:formula="of:=IF([.I336]&gt;[.J3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5"/>
          <table:table-cell table:formula="of:=[.G336]+[.H336]*2" office:value-type="float" office:value="8.48837568236812E+127" calcext:value-type="float">
            <text:p>84883756823681200000000000000000000000000000000000000000000000000000000000000000000000000000000000000000000000000000000000000000</text:p>
          </table:table-cell>
          <table:table-cell table:formula="of:=[.H336]*2+[.H335]" office:value-type="float" office:value="6.00218800626148E+127" calcext:value-type="float">
            <text:p>60021880062614800000000000000000000000000000000000000000000000000000000000000000000000000000000000000000000000000000000000000000</text:p>
          </table:table-cell>
          <table:table-cell table:formula="of:=LEN([.G337])" office:value-type="float" office:value="21" calcext:value-type="float">
            <text:p>21</text:p>
          </table:table-cell>
          <table:table-cell table:formula="of:=LEN([.H337])" office:value-type="float" office:value="21" calcext:value-type="float">
            <text:p>21</text:p>
          </table:table-cell>
          <table:table-cell table:formula="of:=IF([.I337]&gt;[.J3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5"/>
          <table:table-cell table:formula="of:=[.G337]+[.H337]*2" office:value-type="float" office:value="2.04927516948911E+128" calcext:value-type="float">
            <text:p>204927516948911000000000000000000000000000000000000000000000000000000000000000000000000000000000000000000000000000000000000000000</text:p>
          </table:table-cell>
          <table:table-cell table:formula="of:=[.H337]*2+[.H336]" office:value-type="float" office:value="1.44905636886296E+128" calcext:value-type="float">
            <text:p>144905636886296000000000000000000000000000000000000000000000000000000000000000000000000000000000000000000000000000000000000000000</text:p>
          </table:table-cell>
          <table:table-cell table:formula="of:=LEN([.G338])" office:value-type="float" office:value="21" calcext:value-type="float">
            <text:p>21</text:p>
          </table:table-cell>
          <table:table-cell table:formula="of:=LEN([.H338])" office:value-type="float" office:value="21" calcext:value-type="float">
            <text:p>21</text:p>
          </table:table-cell>
          <table:table-cell table:formula="of:=IF([.I338]&gt;[.J3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5"/>
          <table:table-cell table:formula="of:=[.G338]+[.H338]*2" office:value-type="float" office:value="4.94738790721503E+128" calcext:value-type="float">
            <text:p>494738790721503000000000000000000000000000000000000000000000000000000000000000000000000000000000000000000000000000000000000000000</text:p>
          </table:table-cell>
          <table:table-cell table:formula="of:=[.H338]*2+[.H337]" office:value-type="float" office:value="3.49833153835207E+128" calcext:value-type="float">
            <text:p>349833153835207000000000000000000000000000000000000000000000000000000000000000000000000000000000000000000000000000000000000000000</text:p>
          </table:table-cell>
          <table:table-cell table:formula="of:=LEN([.G339])" office:value-type="float" office:value="21" calcext:value-type="float">
            <text:p>21</text:p>
          </table:table-cell>
          <table:table-cell table:formula="of:=LEN([.H339])" office:value-type="float" office:value="21" calcext:value-type="float">
            <text:p>21</text:p>
          </table:table-cell>
          <table:table-cell table:formula="of:=IF([.I339]&gt;[.J3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5"/>
          <table:table-cell table:formula="of:=[.G339]+[.H339]*2" office:value-type="float" office:value="1.19440509839192E+129" calcext:value-type="float">
            <text:p>1194405098391920000000000000000000000000000000000000000000000000000000000000000000000000000000000000000000000000000000000000000000</text:p>
          </table:table-cell>
          <table:table-cell table:formula="of:=[.H339]*2+[.H338]" office:value-type="float" office:value="8.4457194455671E+128" calcext:value-type="float">
            <text:p>844571944556710000000000000000000000000000000000000000000000000000000000000000000000000000000000000000000000000000000000000000000</text:p>
          </table:table-cell>
          <table:table-cell table:formula="of:=LEN([.G340])" office:value-type="float" office:value="21" calcext:value-type="float">
            <text:p>21</text:p>
          </table:table-cell>
          <table:table-cell table:formula="of:=LEN([.H340])" office:value-type="float" office:value="20" calcext:value-type="float">
            <text:p>20</text:p>
          </table:table-cell>
          <table:table-cell table:formula="of:=IF([.I340]&gt;[.J34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5"/>
          <table:table-cell table:formula="of:=[.G340]+[.H340]*2" office:value-type="float" office:value="2.88354898750533E+129" calcext:value-type="float">
            <text:p>2883548987505330000000000000000000000000000000000000000000000000000000000000000000000000000000000000000000000000000000000000000000</text:p>
          </table:table-cell>
          <table:table-cell table:formula="of:=[.H340]*2+[.H339]" office:value-type="float" office:value="2.03897704294863E+129" calcext:value-type="float">
            <text:p>2038977042948630000000000000000000000000000000000000000000000000000000000000000000000000000000000000000000000000000000000000000000</text:p>
          </table:table-cell>
          <table:table-cell table:formula="of:=LEN([.G341])" office:value-type="float" office:value="21" calcext:value-type="float">
            <text:p>21</text:p>
          </table:table-cell>
          <table:table-cell table:formula="of:=LEN([.H341])" office:value-type="float" office:value="21" calcext:value-type="float">
            <text:p>21</text:p>
          </table:table-cell>
          <table:table-cell table:formula="of:=IF([.I341]&gt;[.J3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5"/>
          <table:table-cell table:formula="of:=[.G341]+[.H341]*2" office:value-type="float" office:value="6.96150307340259E+129" calcext:value-type="float">
            <text:p>6961503073402590000000000000000000000000000000000000000000000000000000000000000000000000000000000000000000000000000000000000000000</text:p>
          </table:table-cell>
          <table:table-cell table:formula="of:=[.H341]*2+[.H340]" office:value-type="float" office:value="4.92252603045396E+129" calcext:value-type="float">
            <text:p>4922526030453960000000000000000000000000000000000000000000000000000000000000000000000000000000000000000000000000000000000000000000</text:p>
          </table:table-cell>
          <table:table-cell table:formula="of:=LEN([.G342])" office:value-type="float" office:value="21" calcext:value-type="float">
            <text:p>21</text:p>
          </table:table-cell>
          <table:table-cell table:formula="of:=LEN([.H342])" office:value-type="float" office:value="21" calcext:value-type="float">
            <text:p>21</text:p>
          </table:table-cell>
          <table:table-cell table:formula="of:=IF([.I342]&gt;[.J3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5"/>
          <table:table-cell table:formula="of:=[.G342]+[.H342]*2" office:value-type="float" office:value="1.68065551343105E+130" calcext:value-type="float">
            <text:p>16806555134310500000000000000000000000000000000000000000000000000000000000000000000000000000000000000000000000000000000000000000000</text:p>
          </table:table-cell>
          <table:table-cell table:formula="of:=[.H342]*2+[.H341]" office:value-type="float" office:value="1.18840291038565E+130" calcext:value-type="float">
            <text:p>11884029103856500000000000000000000000000000000000000000000000000000000000000000000000000000000000000000000000000000000000000000000</text:p>
          </table:table-cell>
          <table:table-cell table:formula="of:=LEN([.G343])" office:value-type="float" office:value="21" calcext:value-type="float">
            <text:p>21</text:p>
          </table:table-cell>
          <table:table-cell table:formula="of:=LEN([.H343])" office:value-type="float" office:value="21" calcext:value-type="float">
            <text:p>21</text:p>
          </table:table-cell>
          <table:table-cell table:formula="of:=IF([.I343]&gt;[.J3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5"/>
          <table:table-cell table:formula="of:=[.G343]+[.H343]*2" office:value-type="float" office:value="4.05746133420236E+130" calcext:value-type="float">
            <text:p>40574613342023600000000000000000000000000000000000000000000000000000000000000000000000000000000000000000000000000000000000000000000</text:p>
          </table:table-cell>
          <table:table-cell table:formula="of:=[.H343]*2+[.H342]" office:value-type="float" office:value="2.86905842381671E+130" calcext:value-type="float">
            <text:p>28690584238167100000000000000000000000000000000000000000000000000000000000000000000000000000000000000000000000000000000000000000000</text:p>
          </table:table-cell>
          <table:table-cell table:formula="of:=LEN([.G344])" office:value-type="float" office:value="21" calcext:value-type="float">
            <text:p>21</text:p>
          </table:table-cell>
          <table:table-cell table:formula="of:=LEN([.H344])" office:value-type="float" office:value="21" calcext:value-type="float">
            <text:p>21</text:p>
          </table:table-cell>
          <table:table-cell table:formula="of:=IF([.I344]&gt;[.J3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5"/>
          <table:table-cell table:formula="of:=[.G344]+[.H344]*2" office:value-type="float" office:value="9.79557818183577E+130" calcext:value-type="float">
            <text:p>97955781818357700000000000000000000000000000000000000000000000000000000000000000000000000000000000000000000000000000000000000000000</text:p>
          </table:table-cell>
          <table:table-cell table:formula="of:=[.H344]*2+[.H343]" office:value-type="float" office:value="6.92651975801907E+130" calcext:value-type="float">
            <text:p>69265197580190700000000000000000000000000000000000000000000000000000000000000000000000000000000000000000000000000000000000000000000</text:p>
          </table:table-cell>
          <table:table-cell table:formula="of:=LEN([.G345])" office:value-type="float" office:value="21" calcext:value-type="float">
            <text:p>21</text:p>
          </table:table-cell>
          <table:table-cell table:formula="of:=LEN([.H345])" office:value-type="float" office:value="21" calcext:value-type="float">
            <text:p>21</text:p>
          </table:table-cell>
          <table:table-cell table:formula="of:=IF([.I345]&gt;[.J3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5"/>
          <table:table-cell table:formula="of:=[.G345]+[.H345]*2" office:value-type="float" office:value="2.36486176978739E+131" calcext:value-type="float">
            <text:p>236486176978739000000000000000000000000000000000000000000000000000000000000000000000000000000000000000000000000000000000000000000000</text:p>
          </table:table-cell>
          <table:table-cell table:formula="of:=[.H345]*2+[.H344]" office:value-type="float" office:value="1.67220979398548E+131" calcext:value-type="float">
            <text:p>167220979398548000000000000000000000000000000000000000000000000000000000000000000000000000000000000000000000000000000000000000000000</text:p>
          </table:table-cell>
          <table:table-cell table:formula="of:=LEN([.G346])" office:value-type="float" office:value="21" calcext:value-type="float">
            <text:p>21</text:p>
          </table:table-cell>
          <table:table-cell table:formula="of:=LEN([.H346])" office:value-type="float" office:value="21" calcext:value-type="float">
            <text:p>21</text:p>
          </table:table-cell>
          <table:table-cell table:formula="of:=IF([.I346]&gt;[.J3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5"/>
          <table:table-cell table:formula="of:=[.G346]+[.H346]*2" office:value-type="float" office:value="5.70928135775836E+131" calcext:value-type="float">
            <text:p>570928135775836000000000000000000000000000000000000000000000000000000000000000000000000000000000000000000000000000000000000000000000</text:p>
          </table:table-cell>
          <table:table-cell table:formula="of:=[.H346]*2+[.H345]" office:value-type="float" office:value="4.03707156377287E+131" calcext:value-type="float">
            <text:p>403707156377287000000000000000000000000000000000000000000000000000000000000000000000000000000000000000000000000000000000000000000000</text:p>
          </table:table-cell>
          <table:table-cell table:formula="of:=LEN([.G347])" office:value-type="float" office:value="21" calcext:value-type="float">
            <text:p>21</text:p>
          </table:table-cell>
          <table:table-cell table:formula="of:=LEN([.H347])" office:value-type="float" office:value="21" calcext:value-type="float">
            <text:p>21</text:p>
          </table:table-cell>
          <table:table-cell table:formula="of:=IF([.I347]&gt;[.J3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5"/>
          <table:table-cell table:formula="of:=[.G347]+[.H347]*2" office:value-type="float" office:value="1.37834244853041E+132" calcext:value-type="float">
            <text:p>1378342448530410000000000000000000000000000000000000000000000000000000000000000000000000000000000000000000000000000000000000000000000</text:p>
          </table:table-cell>
          <table:table-cell table:formula="of:=[.H347]*2+[.H346]" office:value-type="float" office:value="9.74635292153123E+131" calcext:value-type="float">
            <text:p>974635292153123000000000000000000000000000000000000000000000000000000000000000000000000000000000000000000000000000000000000000000000</text:p>
          </table:table-cell>
          <table:table-cell table:formula="of:=LEN([.G348])" office:value-type="float" office:value="21" calcext:value-type="float">
            <text:p>21</text:p>
          </table:table-cell>
          <table:table-cell table:formula="of:=LEN([.H348])" office:value-type="float" office:value="21" calcext:value-type="float">
            <text:p>21</text:p>
          </table:table-cell>
          <table:table-cell table:formula="of:=IF([.I348]&gt;[.J3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5"/>
          <table:table-cell table:formula="of:=[.G348]+[.H348]*2" office:value-type="float" office:value="3.32761303283666E+132" calcext:value-type="float">
            <text:p>3327613032836660000000000000000000000000000000000000000000000000000000000000000000000000000000000000000000000000000000000000000000000</text:p>
          </table:table-cell>
          <table:table-cell table:formula="of:=[.H348]*2+[.H347]" office:value-type="float" office:value="2.35297774068353E+132" calcext:value-type="float">
            <text:p>2352977740683530000000000000000000000000000000000000000000000000000000000000000000000000000000000000000000000000000000000000000000000</text:p>
          </table:table-cell>
          <table:table-cell table:formula="of:=LEN([.G349])" office:value-type="float" office:value="21" calcext:value-type="float">
            <text:p>21</text:p>
          </table:table-cell>
          <table:table-cell table:formula="of:=LEN([.H349])" office:value-type="float" office:value="21" calcext:value-type="float">
            <text:p>21</text:p>
          </table:table-cell>
          <table:table-cell table:formula="of:=IF([.I349]&gt;[.J3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5"/>
          <table:table-cell table:formula="of:=[.G349]+[.H349]*2" office:value-type="float" office:value="8.03356851420372E+132" calcext:value-type="float">
            <text:p>8033568514203720000000000000000000000000000000000000000000000000000000000000000000000000000000000000000000000000000000000000000000000</text:p>
          </table:table-cell>
          <table:table-cell table:formula="of:=[.H349]*2+[.H348]" office:value-type="float" office:value="5.68059077352019E+132" calcext:value-type="float">
            <text:p>5680590773520190000000000000000000000000000000000000000000000000000000000000000000000000000000000000000000000000000000000000000000000</text:p>
          </table:table-cell>
          <table:table-cell table:formula="of:=LEN([.G350])" office:value-type="float" office:value="21" calcext:value-type="float">
            <text:p>21</text:p>
          </table:table-cell>
          <table:table-cell table:formula="of:=LEN([.H350])" office:value-type="float" office:value="21" calcext:value-type="float">
            <text:p>21</text:p>
          </table:table-cell>
          <table:table-cell table:formula="of:=IF([.I350]&gt;[.J3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5"/>
          <table:table-cell table:formula="of:=[.G350]+[.H350]*2" office:value-type="float" office:value="1.93947500612441E+133" calcext:value-type="float">
            <text:p>19394750061244100000000000000000000000000000000000000000000000000000000000000000000000000000000000000000000000000000000000000000000000</text:p>
          </table:table-cell>
          <table:table-cell table:formula="of:=[.H350]*2+[.H349]" office:value-type="float" office:value="1.37141592877239E+133" calcext:value-type="float">
            <text:p>13714159287723900000000000000000000000000000000000000000000000000000000000000000000000000000000000000000000000000000000000000000000000</text:p>
          </table:table-cell>
          <table:table-cell table:formula="of:=LEN([.G351])" office:value-type="float" office:value="21" calcext:value-type="float">
            <text:p>21</text:p>
          </table:table-cell>
          <table:table-cell table:formula="of:=LEN([.H351])" office:value-type="float" office:value="21" calcext:value-type="float">
            <text:p>21</text:p>
          </table:table-cell>
          <table:table-cell table:formula="of:=IF([.I351]&gt;[.J3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5"/>
          <table:table-cell table:formula="of:=[.G351]+[.H351]*2" office:value-type="float" office:value="4.68230686366919E+133" calcext:value-type="float">
            <text:p>46823068636691900000000000000000000000000000000000000000000000000000000000000000000000000000000000000000000000000000000000000000000000</text:p>
          </table:table-cell>
          <table:table-cell table:formula="of:=[.H351]*2+[.H350]" office:value-type="float" office:value="3.3108909348968E+133" calcext:value-type="float">
            <text:p>33108909348968000000000000000000000000000000000000000000000000000000000000000000000000000000000000000000000000000000000000000000000000</text:p>
          </table:table-cell>
          <table:table-cell table:formula="of:=LEN([.G352])" office:value-type="float" office:value="21" calcext:value-type="float">
            <text:p>21</text:p>
          </table:table-cell>
          <table:table-cell table:formula="of:=LEN([.H352])" office:value-type="float" office:value="20" calcext:value-type="float">
            <text:p>20</text:p>
          </table:table-cell>
          <table:table-cell table:formula="of:=IF([.I352]&gt;[.J35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5"/>
          <table:table-cell table:formula="of:=[.G352]+[.H352]*2" office:value-type="float" office:value="1.13040887334628E+134" calcext:value-type="float">
            <text:p>113040887334628000000000000000000000000000000000000000000000000000000000000000000000000000000000000000000000000000000000000000000000000</text:p>
          </table:table-cell>
          <table:table-cell table:formula="of:=[.H352]*2+[.H351]" office:value-type="float" office:value="7.99319779856599E+133" calcext:value-type="float">
            <text:p>79931977985659900000000000000000000000000000000000000000000000000000000000000000000000000000000000000000000000000000000000000000000000</text:p>
          </table:table-cell>
          <table:table-cell table:formula="of:=LEN([.G353])" office:value-type="float" office:value="21" calcext:value-type="float">
            <text:p>21</text:p>
          </table:table-cell>
          <table:table-cell table:formula="of:=LEN([.H353])" office:value-type="float" office:value="21" calcext:value-type="float">
            <text:p>21</text:p>
          </table:table-cell>
          <table:table-cell table:formula="of:=IF([.I353]&gt;[.J3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5"/>
          <table:table-cell table:formula="of:=[.G353]+[.H353]*2" office:value-type="float" office:value="2.72904843305948E+134" calcext:value-type="float">
            <text:p>272904843305948000000000000000000000000000000000000000000000000000000000000000000000000000000000000000000000000000000000000000000000000</text:p>
          </table:table-cell>
          <table:table-cell table:formula="of:=[.H353]*2+[.H352]" office:value-type="float" office:value="1.92972865320288E+134" calcext:value-type="float">
            <text:p>192972865320288000000000000000000000000000000000000000000000000000000000000000000000000000000000000000000000000000000000000000000000000</text:p>
          </table:table-cell>
          <table:table-cell table:formula="of:=LEN([.G354])" office:value-type="float" office:value="21" calcext:value-type="float">
            <text:p>21</text:p>
          </table:table-cell>
          <table:table-cell table:formula="of:=LEN([.H354])" office:value-type="float" office:value="21" calcext:value-type="float">
            <text:p>21</text:p>
          </table:table-cell>
          <table:table-cell table:formula="of:=IF([.I354]&gt;[.J3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5"/>
          <table:table-cell table:formula="of:=[.G354]+[.H354]*2" office:value-type="float" office:value="6.58850573946524E+134" calcext:value-type="float">
            <text:p>658850573946524000000000000000000000000000000000000000000000000000000000000000000000000000000000000000000000000000000000000000000000000</text:p>
          </table:table-cell>
          <table:table-cell table:formula="of:=[.H354]*2+[.H353]" office:value-type="float" office:value="4.65877708626236E+134" calcext:value-type="float">
            <text:p>465877708626236000000000000000000000000000000000000000000000000000000000000000000000000000000000000000000000000000000000000000000000000</text:p>
          </table:table-cell>
          <table:table-cell table:formula="of:=LEN([.G355])" office:value-type="float" office:value="21" calcext:value-type="float">
            <text:p>21</text:p>
          </table:table-cell>
          <table:table-cell table:formula="of:=LEN([.H355])" office:value-type="float" office:value="21" calcext:value-type="float">
            <text:p>21</text:p>
          </table:table-cell>
          <table:table-cell table:formula="of:=IF([.I355]&gt;[.J3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5"/>
          <table:table-cell table:formula="of:=[.G355]+[.H355]*2" office:value-type="float" office:value="1.590605991199E+135" calcext:value-type="float">
            <text:p>1590605991199000000000000000000000000000000000000000000000000000000000000000000000000000000000000000000000000000000000000000000000000000</text:p>
          </table:table-cell>
          <table:table-cell table:formula="of:=[.H355]*2+[.H354]" office:value-type="float" office:value="1.12472828257276E+135" calcext:value-type="float">
            <text:p>1124728282572760000000000000000000000000000000000000000000000000000000000000000000000000000000000000000000000000000000000000000000000000</text:p>
          </table:table-cell>
          <table:table-cell table:formula="of:=LEN([.G356])" office:value-type="float" office:value="19" calcext:value-type="float">
            <text:p>19</text:p>
          </table:table-cell>
          <table:table-cell table:formula="of:=LEN([.H356])" office:value-type="float" office:value="21" calcext:value-type="float">
            <text:p>21</text:p>
          </table:table-cell>
          <table:table-cell table:formula="of:=IF([.I356]&gt;[.J3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5"/>
          <table:table-cell table:formula="of:=[.G356]+[.H356]*2" office:value-type="float" office:value="3.84006255634451E+135" calcext:value-type="float">
            <text:p>3840062556344510000000000000000000000000000000000000000000000000000000000000000000000000000000000000000000000000000000000000000000000000</text:p>
          </table:table-cell>
          <table:table-cell table:formula="of:=[.H356]*2+[.H355]" office:value-type="float" office:value="2.71533427377175E+135" calcext:value-type="float">
            <text:p>2715334273771750000000000000000000000000000000000000000000000000000000000000000000000000000000000000000000000000000000000000000000000000</text:p>
          </table:table-cell>
          <table:table-cell table:formula="of:=LEN([.G357])" office:value-type="float" office:value="21" calcext:value-type="float">
            <text:p>21</text:p>
          </table:table-cell>
          <table:table-cell table:formula="of:=LEN([.H357])" office:value-type="float" office:value="21" calcext:value-type="float">
            <text:p>21</text:p>
          </table:table-cell>
          <table:table-cell table:formula="of:=IF([.I357]&gt;[.J3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5"/>
          <table:table-cell table:formula="of:=[.G357]+[.H357]*2" office:value-type="float" office:value="9.27073110388802E+135" calcext:value-type="float">
            <text:p>9270731103888020000000000000000000000000000000000000000000000000000000000000000000000000000000000000000000000000000000000000000000000000</text:p>
          </table:table-cell>
          <table:table-cell table:formula="of:=[.H357]*2+[.H356]" office:value-type="float" office:value="6.55539683011627E+135" calcext:value-type="float">
            <text:p>6555396830116270000000000000000000000000000000000000000000000000000000000000000000000000000000000000000000000000000000000000000000000000</text:p>
          </table:table-cell>
          <table:table-cell table:formula="of:=LEN([.G358])" office:value-type="float" office:value="21" calcext:value-type="float">
            <text:p>21</text:p>
          </table:table-cell>
          <table:table-cell table:formula="of:=LEN([.H358])" office:value-type="float" office:value="21" calcext:value-type="float">
            <text:p>21</text:p>
          </table:table-cell>
          <table:table-cell table:formula="of:=IF([.I358]&gt;[.J3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5"/>
          <table:table-cell table:formula="of:=[.G358]+[.H358]*2" office:value-type="float" office:value="2.23815247641206E+136" calcext:value-type="float">
            <text:p>22381524764120600000000000000000000000000000000000000000000000000000000000000000000000000000000000000000000000000000000000000000000000000</text:p>
          </table:table-cell>
          <table:table-cell table:formula="of:=[.H358]*2+[.H357]" office:value-type="float" office:value="1.58261279340043E+136" calcext:value-type="float">
            <text:p>15826127934004300000000000000000000000000000000000000000000000000000000000000000000000000000000000000000000000000000000000000000000000000</text:p>
          </table:table-cell>
          <table:table-cell table:formula="of:=LEN([.G359])" office:value-type="float" office:value="21" calcext:value-type="float">
            <text:p>21</text:p>
          </table:table-cell>
          <table:table-cell table:formula="of:=LEN([.H359])" office:value-type="float" office:value="21" calcext:value-type="float">
            <text:p>21</text:p>
          </table:table-cell>
          <table:table-cell table:formula="of:=IF([.I359]&gt;[.J3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5"/>
          <table:table-cell table:formula="of:=[.G359]+[.H359]*2" office:value-type="float" office:value="5.40337806321291E+136" calcext:value-type="float">
            <text:p>54033780632129100000000000000000000000000000000000000000000000000000000000000000000000000000000000000000000000000000000000000000000000000</text:p>
          </table:table-cell>
          <table:table-cell table:formula="of:=[.H359]*2+[.H358]" office:value-type="float" office:value="3.82076526981248E+136" calcext:value-type="float">
            <text:p>38207652698124800000000000000000000000000000000000000000000000000000000000000000000000000000000000000000000000000000000000000000000000000</text:p>
          </table:table-cell>
          <table:table-cell table:formula="of:=LEN([.G360])" office:value-type="float" office:value="21" calcext:value-type="float">
            <text:p>21</text:p>
          </table:table-cell>
          <table:table-cell table:formula="of:=LEN([.H360])" office:value-type="float" office:value="21" calcext:value-type="float">
            <text:p>21</text:p>
          </table:table-cell>
          <table:table-cell table:formula="of:=IF([.I360]&gt;[.J3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5"/>
          <table:table-cell table:formula="of:=[.G360]+[.H360]*2" office:value-type="float" office:value="1.30449086028379E+137" calcext:value-type="float">
            <text:p>130449086028379000000000000000000000000000000000000000000000000000000000000000000000000000000000000000000000000000000000000000000000000000</text:p>
          </table:table-cell>
          <table:table-cell table:formula="of:=[.H360]*2+[.H359]" office:value-type="float" office:value="9.2241433330254E+136" calcext:value-type="float">
            <text:p>92241433330254000000000000000000000000000000000000000000000000000000000000000000000000000000000000000000000000000000000000000000000000000</text:p>
          </table:table-cell>
          <table:table-cell table:formula="of:=LEN([.G361])" office:value-type="float" office:value="21" calcext:value-type="float">
            <text:p>21</text:p>
          </table:table-cell>
          <table:table-cell table:formula="of:=LEN([.H361])" office:value-type="float" office:value="20" calcext:value-type="float">
            <text:p>20</text:p>
          </table:table-cell>
          <table:table-cell table:formula="of:=IF([.I361]&gt;[.J36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5"/>
          <table:table-cell table:formula="of:=[.G361]+[.H361]*2" office:value-type="float" office:value="3.14931952688887E+137" calcext:value-type="float">
            <text:p>314931952688887000000000000000000000000000000000000000000000000000000000000000000000000000000000000000000000000000000000000000000000000000</text:p>
          </table:table-cell>
          <table:table-cell table:formula="of:=[.H361]*2+[.H360]" office:value-type="float" office:value="2.22690519358633E+137" calcext:value-type="float">
            <text:p>222690519358633000000000000000000000000000000000000000000000000000000000000000000000000000000000000000000000000000000000000000000000000000</text:p>
          </table:table-cell>
          <table:table-cell table:formula="of:=LEN([.G362])" office:value-type="float" office:value="21" calcext:value-type="float">
            <text:p>21</text:p>
          </table:table-cell>
          <table:table-cell table:formula="of:=LEN([.H362])" office:value-type="float" office:value="21" calcext:value-type="float">
            <text:p>21</text:p>
          </table:table-cell>
          <table:table-cell table:formula="of:=IF([.I362]&gt;[.J3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5"/>
          <table:table-cell table:formula="of:=[.G362]+[.H362]*2" office:value-type="float" office:value="7.60312991406152E+137" calcext:value-type="float">
            <text:p>760312991406152000000000000000000000000000000000000000000000000000000000000000000000000000000000000000000000000000000000000000000000000000</text:p>
          </table:table-cell>
          <table:table-cell table:formula="of:=[.H362]*2+[.H361]" office:value-type="float" office:value="5.3762247204752E+137" calcext:value-type="float">
            <text:p>537622472047520000000000000000000000000000000000000000000000000000000000000000000000000000000000000000000000000000000000000000000000000000</text:p>
          </table:table-cell>
          <table:table-cell table:formula="of:=LEN([.G363])" office:value-type="float" office:value="21" calcext:value-type="float">
            <text:p>21</text:p>
          </table:table-cell>
          <table:table-cell table:formula="of:=LEN([.H363])" office:value-type="float" office:value="20" calcext:value-type="float">
            <text:p>20</text:p>
          </table:table-cell>
          <table:table-cell table:formula="of:=IF([.I363]&gt;[.J36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5"/>
          <table:table-cell table:formula="of:=[.G363]+[.H363]*2" office:value-type="float" office:value="1.83555793550119E+138" calcext:value-type="float">
            <text:p>1835557935501190000000000000000000000000000000000000000000000000000000000000000000000000000000000000000000000000000000000000000000000000000</text:p>
          </table:table-cell>
          <table:table-cell table:formula="of:=[.H363]*2+[.H362]" office:value-type="float" office:value="1.29793546345367E+138" calcext:value-type="float">
            <text:p>1297935463453670000000000000000000000000000000000000000000000000000000000000000000000000000000000000000000000000000000000000000000000000000</text:p>
          </table:table-cell>
          <table:table-cell table:formula="of:=LEN([.G364])" office:value-type="float" office:value="21" calcext:value-type="float">
            <text:p>21</text:p>
          </table:table-cell>
          <table:table-cell table:formula="of:=LEN([.H364])" office:value-type="float" office:value="21" calcext:value-type="float">
            <text:p>21</text:p>
          </table:table-cell>
          <table:table-cell table:formula="of:=IF([.I364]&gt;[.J3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5"/>
          <table:table-cell table:formula="of:=[.G364]+[.H364]*2" office:value-type="float" office:value="4.43142886240854E+138" calcext:value-type="float">
            <text:p>4431428862408540000000000000000000000000000000000000000000000000000000000000000000000000000000000000000000000000000000000000000000000000000</text:p>
          </table:table-cell>
          <table:table-cell table:formula="of:=[.H364]*2+[.H363]" office:value-type="float" office:value="3.13349339895486E+138" calcext:value-type="float">
            <text:p>3133493398954860000000000000000000000000000000000000000000000000000000000000000000000000000000000000000000000000000000000000000000000000000</text:p>
          </table:table-cell>
          <table:table-cell table:formula="of:=LEN([.G365])" office:value-type="float" office:value="21" calcext:value-type="float">
            <text:p>21</text:p>
          </table:table-cell>
          <table:table-cell table:formula="of:=LEN([.H365])" office:value-type="float" office:value="21" calcext:value-type="float">
            <text:p>21</text:p>
          </table:table-cell>
          <table:table-cell table:formula="of:=IF([.I365]&gt;[.J3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5"/>
          <table:table-cell table:formula="of:=[.G365]+[.H365]*2" office:value-type="float" office:value="1.06984156603183E+139" calcext:value-type="float">
            <text:p>10698415660318300000000000000000000000000000000000000000000000000000000000000000000000000000000000000000000000000000000000000000000000000000</text:p>
          </table:table-cell>
          <table:table-cell table:formula="of:=[.H365]*2+[.H364]" office:value-type="float" office:value="7.5649222613634E+138" calcext:value-type="float">
            <text:p>7564922261363400000000000000000000000000000000000000000000000000000000000000000000000000000000000000000000000000000000000000000000000000000</text:p>
          </table:table-cell>
          <table:table-cell table:formula="of:=LEN([.G366])" office:value-type="float" office:value="21" calcext:value-type="float">
            <text:p>21</text:p>
          </table:table-cell>
          <table:table-cell table:formula="of:=LEN([.H366])" office:value-type="float" office:value="20" calcext:value-type="float">
            <text:p>20</text:p>
          </table:table-cell>
          <table:table-cell table:formula="of:=IF([.I366]&gt;[.J36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5"/>
          <table:table-cell table:formula="of:=[.G366]+[.H366]*2" office:value-type="float" office:value="2.58282601830451E+139" calcext:value-type="float">
            <text:p>25828260183045100000000000000000000000000000000000000000000000000000000000000000000000000000000000000000000000000000000000000000000000000000</text:p>
          </table:table-cell>
          <table:table-cell table:formula="of:=[.H366]*2+[.H365]" office:value-type="float" office:value="1.82633379216817E+139" calcext:value-type="float">
            <text:p>18263337921681700000000000000000000000000000000000000000000000000000000000000000000000000000000000000000000000000000000000000000000000000000</text:p>
          </table:table-cell>
          <table:table-cell table:formula="of:=LEN([.G367])" office:value-type="float" office:value="21" calcext:value-type="float">
            <text:p>21</text:p>
          </table:table-cell>
          <table:table-cell table:formula="of:=LEN([.H367])" office:value-type="float" office:value="21" calcext:value-type="float">
            <text:p>21</text:p>
          </table:table-cell>
          <table:table-cell table:formula="of:=IF([.I367]&gt;[.J3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5"/>
          <table:table-cell table:formula="of:=[.G367]+[.H367]*2" office:value-type="float" office:value="6.23549360264084E+139" calcext:value-type="float">
            <text:p>62354936026408400000000000000000000000000000000000000000000000000000000000000000000000000000000000000000000000000000000000000000000000000000</text:p>
          </table:table-cell>
          <table:table-cell table:formula="of:=[.H367]*2+[.H366]" office:value-type="float" office:value="4.40915981047267E+139" calcext:value-type="float">
            <text:p>44091598104726700000000000000000000000000000000000000000000000000000000000000000000000000000000000000000000000000000000000000000000000000000</text:p>
          </table:table-cell>
          <table:table-cell table:formula="of:=LEN([.G368])" office:value-type="float" office:value="21" calcext:value-type="float">
            <text:p>21</text:p>
          </table:table-cell>
          <table:table-cell table:formula="of:=LEN([.H368])" office:value-type="float" office:value="21" calcext:value-type="float">
            <text:p>21</text:p>
          </table:table-cell>
          <table:table-cell table:formula="of:=IF([.I368]&gt;[.J3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5"/>
          <table:table-cell table:formula="of:=[.G368]+[.H368]*2" office:value-type="float" office:value="1.50538132235862E+140" calcext:value-type="float">
            <text:p>150538132235862000000000000000000000000000000000000000000000000000000000000000000000000000000000000000000000000000000000000000000000000000000</text:p>
          </table:table-cell>
          <table:table-cell table:formula="of:=[.H368]*2+[.H367]" office:value-type="float" office:value="1.06446534131135E+140" calcext:value-type="float">
            <text:p>106446534131135000000000000000000000000000000000000000000000000000000000000000000000000000000000000000000000000000000000000000000000000000000</text:p>
          </table:table-cell>
          <table:table-cell table:formula="of:=LEN([.G369])" office:value-type="float" office:value="21" calcext:value-type="float">
            <text:p>21</text:p>
          </table:table-cell>
          <table:table-cell table:formula="of:=LEN([.H369])" office:value-type="float" office:value="21" calcext:value-type="float">
            <text:p>21</text:p>
          </table:table-cell>
          <table:table-cell table:formula="of:=IF([.I369]&gt;[.J3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5"/>
          <table:table-cell table:formula="of:=[.G369]+[.H369]*2" office:value-type="float" office:value="3.63431200498132E+140" calcext:value-type="float">
            <text:p>363431200498132000000000000000000000000000000000000000000000000000000000000000000000000000000000000000000000000000000000000000000000000000000</text:p>
          </table:table-cell>
          <table:table-cell table:formula="of:=[.H369]*2+[.H368]" office:value-type="float" office:value="2.56984666366997E+140" calcext:value-type="float">
            <text:p>256984666366997000000000000000000000000000000000000000000000000000000000000000000000000000000000000000000000000000000000000000000000000000000</text:p>
          </table:table-cell>
          <table:table-cell table:formula="of:=LEN([.G370])" office:value-type="float" office:value="21" calcext:value-type="float">
            <text:p>21</text:p>
          </table:table-cell>
          <table:table-cell table:formula="of:=LEN([.H370])" office:value-type="float" office:value="21" calcext:value-type="float">
            <text:p>21</text:p>
          </table:table-cell>
          <table:table-cell table:formula="of:=IF([.I370]&gt;[.J3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5"/>
          <table:table-cell table:formula="of:=[.G370]+[.H370]*2" office:value-type="float" office:value="8.77400533232126E+140" calcext:value-type="float">
            <text:p>877400533232126000000000000000000000000000000000000000000000000000000000000000000000000000000000000000000000000000000000000000000000000000000</text:p>
          </table:table-cell>
          <table:table-cell table:formula="of:=[.H370]*2+[.H369]" office:value-type="float" office:value="6.20415866865129E+140" calcext:value-type="float">
            <text:p>620415866865129000000000000000000000000000000000000000000000000000000000000000000000000000000000000000000000000000000000000000000000000000000</text:p>
          </table:table-cell>
          <table:table-cell table:formula="of:=LEN([.G371])" office:value-type="float" office:value="21" calcext:value-type="float">
            <text:p>21</text:p>
          </table:table-cell>
          <table:table-cell table:formula="of:=LEN([.H371])" office:value-type="float" office:value="21" calcext:value-type="float">
            <text:p>21</text:p>
          </table:table-cell>
          <table:table-cell table:formula="of:=IF([.I371]&gt;[.J3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5"/>
          <table:table-cell table:formula="of:=[.G371]+[.H371]*2" office:value-type="float" office:value="2.11823226696238E+141" calcext:value-type="float">
            <text:p>2118232266962380000000000000000000000000000000000000000000000000000000000000000000000000000000000000000000000000000000000000000000000000000000</text:p>
          </table:table-cell>
          <table:table-cell table:formula="of:=[.H371]*2+[.H370]" office:value-type="float" office:value="1.49781640009726E+141" calcext:value-type="float">
            <text:p>1497816400097260000000000000000000000000000000000000000000000000000000000000000000000000000000000000000000000000000000000000000000000000000000</text:p>
          </table:table-cell>
          <table:table-cell table:formula="of:=LEN([.G372])" office:value-type="float" office:value="21" calcext:value-type="float">
            <text:p>21</text:p>
          </table:table-cell>
          <table:table-cell table:formula="of:=LEN([.H372])" office:value-type="float" office:value="21" calcext:value-type="float">
            <text:p>21</text:p>
          </table:table-cell>
          <table:table-cell table:formula="of:=IF([.I372]&gt;[.J3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5"/>
          <table:table-cell table:formula="of:=[.G372]+[.H372]*2" office:value-type="float" office:value="5.11386506715689E+141" calcext:value-type="float">
            <text:p>5113865067156890000000000000000000000000000000000000000000000000000000000000000000000000000000000000000000000000000000000000000000000000000000</text:p>
          </table:table-cell>
          <table:table-cell table:formula="of:=[.H372]*2+[.H371]" office:value-type="float" office:value="3.61604866705964E+141" calcext:value-type="float">
            <text:p>3616048667059640000000000000000000000000000000000000000000000000000000000000000000000000000000000000000000000000000000000000000000000000000000</text:p>
          </table:table-cell>
          <table:table-cell table:formula="of:=LEN([.G373])" office:value-type="float" office:value="21" calcext:value-type="float">
            <text:p>21</text:p>
          </table:table-cell>
          <table:table-cell table:formula="of:=LEN([.H373])" office:value-type="float" office:value="21" calcext:value-type="float">
            <text:p>21</text:p>
          </table:table-cell>
          <table:table-cell table:formula="of:=IF([.I373]&gt;[.J3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5"/>
          <table:table-cell table:formula="of:=[.G373]+[.H373]*2" office:value-type="float" office:value="1.23459624012762E+142" calcext:value-type="float">
            <text:p>12345962401276200000000000000000000000000000000000000000000000000000000000000000000000000000000000000000000000000000000000000000000000000000000</text:p>
          </table:table-cell>
          <table:table-cell table:formula="of:=[.H373]*2+[.H372]" office:value-type="float" office:value="8.72991373421653E+141" calcext:value-type="float">
            <text:p>8729913734216530000000000000000000000000000000000000000000000000000000000000000000000000000000000000000000000000000000000000000000000000000000</text:p>
          </table:table-cell>
          <table:table-cell table:formula="of:=LEN([.G374])" office:value-type="float" office:value="21" calcext:value-type="float">
            <text:p>21</text:p>
          </table:table-cell>
          <table:table-cell table:formula="of:=LEN([.H374])" office:value-type="float" office:value="21" calcext:value-type="float">
            <text:p>21</text:p>
          </table:table-cell>
          <table:table-cell table:formula="of:=IF([.I374]&gt;[.J3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5"/>
          <table:table-cell table:formula="of:=[.G374]+[.H374]*2" office:value-type="float" office:value="2.98057898697092E+142" calcext:value-type="float">
            <text:p>29805789869709200000000000000000000000000000000000000000000000000000000000000000000000000000000000000000000000000000000000000000000000000000000</text:p>
          </table:table-cell>
          <table:table-cell table:formula="of:=[.H374]*2+[.H373]" office:value-type="float" office:value="2.10758761354927E+142" calcext:value-type="float">
            <text:p>21075876135492700000000000000000000000000000000000000000000000000000000000000000000000000000000000000000000000000000000000000000000000000000000</text:p>
          </table:table-cell>
          <table:table-cell table:formula="of:=LEN([.G375])" office:value-type="float" office:value="21" calcext:value-type="float">
            <text:p>21</text:p>
          </table:table-cell>
          <table:table-cell table:formula="of:=LEN([.H375])" office:value-type="float" office:value="21" calcext:value-type="float">
            <text:p>21</text:p>
          </table:table-cell>
          <table:table-cell table:formula="of:=IF([.I375]&gt;[.J3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5"/>
          <table:table-cell table:formula="of:=[.G375]+[.H375]*2" office:value-type="float" office:value="7.19575421406946E+142" calcext:value-type="float">
            <text:p>71957542140694600000000000000000000000000000000000000000000000000000000000000000000000000000000000000000000000000000000000000000000000000000000</text:p>
          </table:table-cell>
          <table:table-cell table:formula="of:=[.H375]*2+[.H374]" office:value-type="float" office:value="5.08816660052019E+142" calcext:value-type="float">
            <text:p>50881666005201900000000000000000000000000000000000000000000000000000000000000000000000000000000000000000000000000000000000000000000000000000000</text:p>
          </table:table-cell>
          <table:table-cell table:formula="of:=LEN([.G376])" office:value-type="float" office:value="21" calcext:value-type="float">
            <text:p>21</text:p>
          </table:table-cell>
          <table:table-cell table:formula="of:=LEN([.H376])" office:value-type="float" office:value="21" calcext:value-type="float">
            <text:p>21</text:p>
          </table:table-cell>
          <table:table-cell table:formula="of:=IF([.I376]&gt;[.J3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5"/>
          <table:table-cell table:formula="of:=[.G376]+[.H376]*2" office:value-type="float" office:value="1.73720874151099E+143" calcext:value-type="float">
            <text:p>173720874151099000000000000000000000000000000000000000000000000000000000000000000000000000000000000000000000000000000000000000000000000000000000</text:p>
          </table:table-cell>
          <table:table-cell table:formula="of:=[.H376]*2+[.H375]" office:value-type="float" office:value="1.22839208145897E+143" calcext:value-type="float">
            <text:p>122839208145897000000000000000000000000000000000000000000000000000000000000000000000000000000000000000000000000000000000000000000000000000000000</text:p>
          </table:table-cell>
          <table:table-cell table:formula="of:=LEN([.G377])" office:value-type="float" office:value="21" calcext:value-type="float">
            <text:p>21</text:p>
          </table:table-cell>
          <table:table-cell table:formula="of:=LEN([.H377])" office:value-type="float" office:value="21" calcext:value-type="float">
            <text:p>21</text:p>
          </table:table-cell>
          <table:table-cell table:formula="of:=IF([.I377]&gt;[.J3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5"/>
          <table:table-cell table:formula="of:=[.G377]+[.H377]*2" office:value-type="float" office:value="4.19399290442892E+143" calcext:value-type="float">
            <text:p>419399290442892000000000000000000000000000000000000000000000000000000000000000000000000000000000000000000000000000000000000000000000000000000000</text:p>
          </table:table-cell>
          <table:table-cell table:formula="of:=[.H377]*2+[.H376]" office:value-type="float" office:value="2.96560082296995E+143" calcext:value-type="float">
            <text:p>296560082296995000000000000000000000000000000000000000000000000000000000000000000000000000000000000000000000000000000000000000000000000000000000</text:p>
          </table:table-cell>
          <table:table-cell table:formula="of:=LEN([.G378])" office:value-type="float" office:value="21" calcext:value-type="float">
            <text:p>21</text:p>
          </table:table-cell>
          <table:table-cell table:formula="of:=LEN([.H378])" office:value-type="float" office:value="21" calcext:value-type="float">
            <text:p>21</text:p>
          </table:table-cell>
          <table:table-cell table:formula="of:=IF([.I378]&gt;[.J3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5"/>
          <table:table-cell table:formula="of:=[.G378]+[.H378]*2" office:value-type="float" office:value="1.01251945503688E+144" calcext:value-type="float">
            <text:p>1012519455036880000000000000000000000000000000000000000000000000000000000000000000000000000000000000000000000000000000000000000000000000000000000</text:p>
          </table:table-cell>
          <table:table-cell table:formula="of:=[.H378]*2+[.H377]" office:value-type="float" office:value="7.15959372739887E+143" calcext:value-type="float">
            <text:p>715959372739887000000000000000000000000000000000000000000000000000000000000000000000000000000000000000000000000000000000000000000000000000000000</text:p>
          </table:table-cell>
          <table:table-cell table:formula="of:=LEN([.G379])" office:value-type="float" office:value="21" calcext:value-type="float">
            <text:p>21</text:p>
          </table:table-cell>
          <table:table-cell table:formula="of:=LEN([.H379])" office:value-type="float" office:value="21" calcext:value-type="float">
            <text:p>21</text:p>
          </table:table-cell>
          <table:table-cell table:formula="of:=IF([.I379]&gt;[.J3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5"/>
          <table:table-cell table:formula="of:=[.G379]+[.H379]*2" office:value-type="float" office:value="2.44443820051666E+144" calcext:value-type="float">
            <text:p>2444438200516660000000000000000000000000000000000000000000000000000000000000000000000000000000000000000000000000000000000000000000000000000000000</text:p>
          </table:table-cell>
          <table:table-cell table:formula="of:=[.H379]*2+[.H378]" office:value-type="float" office:value="1.72847882777677E+144" calcext:value-type="float">
            <text:p>1728478827776770000000000000000000000000000000000000000000000000000000000000000000000000000000000000000000000000000000000000000000000000000000000</text:p>
          </table:table-cell>
          <table:table-cell table:formula="of:=LEN([.G380])" office:value-type="float" office:value="21" calcext:value-type="float">
            <text:p>21</text:p>
          </table:table-cell>
          <table:table-cell table:formula="of:=LEN([.H380])" office:value-type="float" office:value="21" calcext:value-type="float">
            <text:p>21</text:p>
          </table:table-cell>
          <table:table-cell table:formula="of:=IF([.I380]&gt;[.J3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5"/>
          <table:table-cell table:formula="of:=[.G380]+[.H380]*2" office:value-type="float" office:value="5.90139585607019E+144" calcext:value-type="float">
            <text:p>5901395856070190000000000000000000000000000000000000000000000000000000000000000000000000000000000000000000000000000000000000000000000000000000000</text:p>
          </table:table-cell>
          <table:table-cell table:formula="of:=[.H380]*2+[.H379]" office:value-type="float" office:value="4.17291702829342E+144" calcext:value-type="float">
            <text:p>4172917028293420000000000000000000000000000000000000000000000000000000000000000000000000000000000000000000000000000000000000000000000000000000000</text:p>
          </table:table-cell>
          <table:table-cell table:formula="of:=LEN([.G381])" office:value-type="float" office:value="21" calcext:value-type="float">
            <text:p>21</text:p>
          </table:table-cell>
          <table:table-cell table:formula="of:=LEN([.H381])" office:value-type="float" office:value="21" calcext:value-type="float">
            <text:p>21</text:p>
          </table:table-cell>
          <table:table-cell table:formula="of:=IF([.I381]&gt;[.J3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5"/>
          <table:table-cell table:formula="of:=[.G381]+[.H381]*2" office:value-type="float" office:value="1.4247229912657E+145" calcext:value-type="float">
            <text:p>14247229912657000000000000000000000000000000000000000000000000000000000000000000000000000000000000000000000000000000000000000000000000000000000000</text:p>
          </table:table-cell>
          <table:table-cell table:formula="of:=[.H381]*2+[.H380]" office:value-type="float" office:value="1.00743128843636E+145" calcext:value-type="float">
            <text:p>10074312884363600000000000000000000000000000000000000000000000000000000000000000000000000000000000000000000000000000000000000000000000000000000000</text:p>
          </table:table-cell>
          <table:table-cell table:formula="of:=LEN([.G382])" office:value-type="float" office:value="20" calcext:value-type="float">
            <text:p>20</text:p>
          </table:table-cell>
          <table:table-cell table:formula="of:=LEN([.H382])" office:value-type="float" office:value="21" calcext:value-type="float">
            <text:p>21</text:p>
          </table:table-cell>
          <table:table-cell table:formula="of:=IF([.I382]&gt;[.J3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5"/>
          <table:table-cell table:formula="of:=[.G382]+[.H382]*2" office:value-type="float" office:value="3.43958556813843E+145" calcext:value-type="float">
            <text:p>34395855681384300000000000000000000000000000000000000000000000000000000000000000000000000000000000000000000000000000000000000000000000000000000000</text:p>
          </table:table-cell>
          <table:table-cell table:formula="of:=[.H382]*2+[.H381]" office:value-type="float" office:value="2.43215427970207E+145" calcext:value-type="float">
            <text:p>24321542797020700000000000000000000000000000000000000000000000000000000000000000000000000000000000000000000000000000000000000000000000000000000000</text:p>
          </table:table-cell>
          <table:table-cell table:formula="of:=LEN([.G383])" office:value-type="float" office:value="21" calcext:value-type="float">
            <text:p>21</text:p>
          </table:table-cell>
          <table:table-cell table:formula="of:=LEN([.H383])" office:value-type="float" office:value="21" calcext:value-type="float">
            <text:p>21</text:p>
          </table:table-cell>
          <table:table-cell table:formula="of:=IF([.I383]&gt;[.J3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5"/>
          <table:table-cell table:formula="of:=[.G383]+[.H383]*2" office:value-type="float" office:value="8.30389412754256E+145" calcext:value-type="float">
            <text:p>83038941275425600000000000000000000000000000000000000000000000000000000000000000000000000000000000000000000000000000000000000000000000000000000000</text:p>
          </table:table-cell>
          <table:table-cell table:formula="of:=[.H383]*2+[.H382]" office:value-type="float" office:value="5.87173984784049E+145" calcext:value-type="float">
            <text:p>58717398478404900000000000000000000000000000000000000000000000000000000000000000000000000000000000000000000000000000000000000000000000000000000000</text:p>
          </table:table-cell>
          <table:table-cell table:formula="of:=LEN([.G384])" office:value-type="float" office:value="21" calcext:value-type="float">
            <text:p>21</text:p>
          </table:table-cell>
          <table:table-cell table:formula="of:=LEN([.H384])" office:value-type="float" office:value="21" calcext:value-type="float">
            <text:p>21</text:p>
          </table:table-cell>
          <table:table-cell table:formula="of:=IF([.I384]&gt;[.J3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5"/>
          <table:table-cell table:formula="of:=[.G384]+[.H384]*2" office:value-type="float" office:value="2.00473738232235E+146" calcext:value-type="float">
            <text:p>200473738232235000000000000000000000000000000000000000000000000000000000000000000000000000000000000000000000000000000000000000000000000000000000000</text:p>
          </table:table-cell>
          <table:table-cell table:formula="of:=[.H384]*2+[.H383]" office:value-type="float" office:value="1.41756339753831E+146" calcext:value-type="float">
            <text:p>141756339753831000000000000000000000000000000000000000000000000000000000000000000000000000000000000000000000000000000000000000000000000000000000000</text:p>
          </table:table-cell>
          <table:table-cell table:formula="of:=LEN([.G385])" office:value-type="float" office:value="21" calcext:value-type="float">
            <text:p>21</text:p>
          </table:table-cell>
          <table:table-cell table:formula="of:=LEN([.H385])" office:value-type="float" office:value="21" calcext:value-type="float">
            <text:p>21</text:p>
          </table:table-cell>
          <table:table-cell table:formula="of:=IF([.I385]&gt;[.J3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5"/>
          <table:table-cell table:formula="of:=[.G385]+[.H385]*2" office:value-type="float" office:value="4.83986417739897E+146" calcext:value-type="float">
            <text:p>483986417739897000000000000000000000000000000000000000000000000000000000000000000000000000000000000000000000000000000000000000000000000000000000000</text:p>
          </table:table-cell>
          <table:table-cell table:formula="of:=[.H385]*2+[.H384]" office:value-type="float" office:value="3.42230077986066E+146" calcext:value-type="float">
            <text:p>342230077986066000000000000000000000000000000000000000000000000000000000000000000000000000000000000000000000000000000000000000000000000000000000000</text:p>
          </table:table-cell>
          <table:table-cell table:formula="of:=LEN([.G386])" office:value-type="float" office:value="21" calcext:value-type="float">
            <text:p>21</text:p>
          </table:table-cell>
          <table:table-cell table:formula="of:=LEN([.H386])" office:value-type="float" office:value="21" calcext:value-type="float">
            <text:p>21</text:p>
          </table:table-cell>
          <table:table-cell table:formula="of:=IF([.I386]&gt;[.J3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5"/>
          <table:table-cell table:formula="of:=[.G386]+[.H386]*2" office:value-type="float" office:value="1.16844657371203E+147" calcext:value-type="float">
            <text:p>1168446573712030000000000000000000000000000000000000000000000000000000000000000000000000000000000000000000000000000000000000000000000000000000000000</text:p>
          </table:table-cell>
          <table:table-cell table:formula="of:=[.H386]*2+[.H385]" office:value-type="float" office:value="8.26216495725963E+146" calcext:value-type="float">
            <text:p>826216495725963000000000000000000000000000000000000000000000000000000000000000000000000000000000000000000000000000000000000000000000000000000000000</text:p>
          </table:table-cell>
          <table:table-cell table:formula="of:=LEN([.G387])" office:value-type="float" office:value="21" calcext:value-type="float">
            <text:p>21</text:p>
          </table:table-cell>
          <table:table-cell table:formula="of:=LEN([.H387])" office:value-type="float" office:value="21" calcext:value-type="float">
            <text:p>21</text:p>
          </table:table-cell>
          <table:table-cell table:formula="of:=IF([.I387]&gt;[.J3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5"/>
          <table:table-cell table:formula="of:=[.G387]+[.H387]*2" office:value-type="float" office:value="2.82087956516395E+147" calcext:value-type="float">
            <text:p>2820879565163950000000000000000000000000000000000000000000000000000000000000000000000000000000000000000000000000000000000000000000000000000000000000</text:p>
          </table:table-cell>
          <table:table-cell table:formula="of:=[.H387]*2+[.H386]" office:value-type="float" office:value="1.99466306943799E+147" calcext:value-type="float">
            <text:p>1994663069437990000000000000000000000000000000000000000000000000000000000000000000000000000000000000000000000000000000000000000000000000000000000000</text:p>
          </table:table-cell>
          <table:table-cell table:formula="of:=LEN([.G388])" office:value-type="float" office:value="21" calcext:value-type="float">
            <text:p>21</text:p>
          </table:table-cell>
          <table:table-cell table:formula="of:=LEN([.H388])" office:value-type="float" office:value="21" calcext:value-type="float">
            <text:p>21</text:p>
          </table:table-cell>
          <table:table-cell table:formula="of:=IF([.I388]&gt;[.J3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5"/>
          <table:table-cell table:formula="of:=[.G388]+[.H388]*2" office:value-type="float" office:value="6.81020570403994E+147" calcext:value-type="float">
            <text:p>6810205704039940000000000000000000000000000000000000000000000000000000000000000000000000000000000000000000000000000000000000000000000000000000000000</text:p>
          </table:table-cell>
          <table:table-cell table:formula="of:=[.H388]*2+[.H387]" office:value-type="float" office:value="4.81554263460194E+147" calcext:value-type="float">
            <text:p>4815542634601940000000000000000000000000000000000000000000000000000000000000000000000000000000000000000000000000000000000000000000000000000000000000</text:p>
          </table:table-cell>
          <table:table-cell table:formula="of:=LEN([.G389])" office:value-type="float" office:value="21" calcext:value-type="float">
            <text:p>21</text:p>
          </table:table-cell>
          <table:table-cell table:formula="of:=LEN([.H389])" office:value-type="float" office:value="21" calcext:value-type="float">
            <text:p>21</text:p>
          </table:table-cell>
          <table:table-cell table:formula="of:=IF([.I389]&gt;[.J3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5"/>
          <table:table-cell table:formula="of:=[.G389]+[.H389]*2" office:value-type="float" office:value="1.64412909732438E+148" calcext:value-type="float">
            <text:p>16441290973243800000000000000000000000000000000000000000000000000000000000000000000000000000000000000000000000000000000000000000000000000000000000000</text:p>
          </table:table-cell>
          <table:table-cell table:formula="of:=[.H389]*2+[.H388]" office:value-type="float" office:value="1.16257483386419E+148" calcext:value-type="float">
            <text:p>11625748338641900000000000000000000000000000000000000000000000000000000000000000000000000000000000000000000000000000000000000000000000000000000000000</text:p>
          </table:table-cell>
          <table:table-cell table:formula="of:=LEN([.G390])" office:value-type="float" office:value="21" calcext:value-type="float">
            <text:p>21</text:p>
          </table:table-cell>
          <table:table-cell table:formula="of:=LEN([.H390])" office:value-type="float" office:value="21" calcext:value-type="float">
            <text:p>21</text:p>
          </table:table-cell>
          <table:table-cell table:formula="of:=IF([.I390]&gt;[.J3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5"/>
          <table:table-cell table:formula="of:=[.G390]+[.H390]*2" office:value-type="float" office:value="3.96927876505276E+148" calcext:value-type="float">
            <text:p>39692787650527600000000000000000000000000000000000000000000000000000000000000000000000000000000000000000000000000000000000000000000000000000000000000</text:p>
          </table:table-cell>
          <table:table-cell table:formula="of:=[.H390]*2+[.H389]" office:value-type="float" office:value="2.80670393118857E+148" calcext:value-type="float">
            <text:p>28067039311885700000000000000000000000000000000000000000000000000000000000000000000000000000000000000000000000000000000000000000000000000000000000000</text:p>
          </table:table-cell>
          <table:table-cell table:formula="of:=LEN([.G391])" office:value-type="float" office:value="21" calcext:value-type="float">
            <text:p>21</text:p>
          </table:table-cell>
          <table:table-cell table:formula="of:=LEN([.H391])" office:value-type="float" office:value="21" calcext:value-type="float">
            <text:p>21</text:p>
          </table:table-cell>
          <table:table-cell table:formula="of:=IF([.I391]&gt;[.J3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5"/>
          <table:table-cell table:formula="of:=[.G391]+[.H391]*2" office:value-type="float" office:value="9.5826866274299E+148" calcext:value-type="float">
            <text:p>95826866274299000000000000000000000000000000000000000000000000000000000000000000000000000000000000000000000000000000000000000000000000000000000000000</text:p>
          </table:table-cell>
          <table:table-cell table:formula="of:=[.H391]*2+[.H390]" office:value-type="float" office:value="6.77598269624133E+148" calcext:value-type="float">
            <text:p>67759826962413300000000000000000000000000000000000000000000000000000000000000000000000000000000000000000000000000000000000000000000000000000000000000</text:p>
          </table:table-cell>
          <table:table-cell table:formula="of:=LEN([.G392])" office:value-type="float" office:value="20" calcext:value-type="float">
            <text:p>20</text:p>
          </table:table-cell>
          <table:table-cell table:formula="of:=LEN([.H392])" office:value-type="float" office:value="21" calcext:value-type="float">
            <text:p>21</text:p>
          </table:table-cell>
          <table:table-cell table:formula="of:=IF([.I392]&gt;[.J3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5"/>
          <table:table-cell table:formula="of:=[.G392]+[.H392]*2" office:value-type="float" office:value="2.31346520199126E+149" calcext:value-type="float">
            <text:p>231346520199126000000000000000000000000000000000000000000000000000000000000000000000000000000000000000000000000000000000000000000000000000000000000000</text:p>
          </table:table-cell>
          <table:table-cell table:formula="of:=[.H392]*2+[.H391]" office:value-type="float" office:value="1.63586693236712E+149" calcext:value-type="float">
            <text:p>163586693236712000000000000000000000000000000000000000000000000000000000000000000000000000000000000000000000000000000000000000000000000000000000000000</text:p>
          </table:table-cell>
          <table:table-cell table:formula="of:=LEN([.G393])" office:value-type="float" office:value="21" calcext:value-type="float">
            <text:p>21</text:p>
          </table:table-cell>
          <table:table-cell table:formula="of:=LEN([.H393])" office:value-type="float" office:value="21" calcext:value-type="float">
            <text:p>21</text:p>
          </table:table-cell>
          <table:table-cell table:formula="of:=IF([.I393]&gt;[.J3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5"/>
          <table:table-cell table:formula="of:=[.G393]+[.H393]*2" office:value-type="float" office:value="5.5851990667255E+149" calcext:value-type="float">
            <text:p>558519906672550000000000000000000000000000000000000000000000000000000000000000000000000000000000000000000000000000000000000000000000000000000000000000</text:p>
          </table:table-cell>
          <table:table-cell table:formula="of:=[.H393]*2+[.H392]" office:value-type="float" office:value="3.94933213435838E+149" calcext:value-type="float">
            <text:p>394933213435838000000000000000000000000000000000000000000000000000000000000000000000000000000000000000000000000000000000000000000000000000000000000000</text:p>
          </table:table-cell>
          <table:table-cell table:formula="of:=LEN([.G394])" office:value-type="float" office:value="20" calcext:value-type="float">
            <text:p>20</text:p>
          </table:table-cell>
          <table:table-cell table:formula="of:=LEN([.H394])" office:value-type="float" office:value="21" calcext:value-type="float">
            <text:p>21</text:p>
          </table:table-cell>
          <table:table-cell table:formula="of:=IF([.I394]&gt;[.J3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5"/>
          <table:table-cell table:formula="of:=[.G394]+[.H394]*2" office:value-type="float" office:value="1.34838633354423E+150" calcext:value-type="float">
            <text:p>1348386333544230000000000000000000000000000000000000000000000000000000000000000000000000000000000000000000000000000000000000000000000000000000000000000</text:p>
          </table:table-cell>
          <table:table-cell table:formula="of:=[.H394]*2+[.H393]" office:value-type="float" office:value="9.53453120108388E+149" calcext:value-type="float">
            <text:p>953453120108388000000000000000000000000000000000000000000000000000000000000000000000000000000000000000000000000000000000000000000000000000000000000000</text:p>
          </table:table-cell>
          <table:table-cell table:formula="of:=LEN([.G395])" office:value-type="float" office:value="21" calcext:value-type="float">
            <text:p>21</text:p>
          </table:table-cell>
          <table:table-cell table:formula="of:=LEN([.H395])" office:value-type="float" office:value="21" calcext:value-type="float">
            <text:p>21</text:p>
          </table:table-cell>
          <table:table-cell table:formula="of:=IF([.I395]&gt;[.J3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5"/>
          <table:table-cell table:formula="of:=[.G395]+[.H395]*2" office:value-type="float" office:value="3.255292573761E+150" calcext:value-type="float">
            <text:p>3255292573761000000000000000000000000000000000000000000000000000000000000000000000000000000000000000000000000000000000000000000000000000000000000000000</text:p>
          </table:table-cell>
          <table:table-cell table:formula="of:=[.H395]*2+[.H394]" office:value-type="float" office:value="2.30183945365261E+150" calcext:value-type="float">
            <text:p>2301839453652610000000000000000000000000000000000000000000000000000000000000000000000000000000000000000000000000000000000000000000000000000000000000000</text:p>
          </table:table-cell>
          <table:table-cell table:formula="of:=LEN([.G396])" office:value-type="float" office:value="19" calcext:value-type="float">
            <text:p>19</text:p>
          </table:table-cell>
          <table:table-cell table:formula="of:=LEN([.H396])" office:value-type="float" office:value="21" calcext:value-type="float">
            <text:p>21</text:p>
          </table:table-cell>
          <table:table-cell table:formula="of:=IF([.I396]&gt;[.J3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5"/>
          <table:table-cell table:formula="of:=[.G396]+[.H396]*2" office:value-type="float" office:value="7.85897148106623E+150" calcext:value-type="float">
            <text:p>7858971481066230000000000000000000000000000000000000000000000000000000000000000000000000000000000000000000000000000000000000000000000000000000000000000</text:p>
          </table:table-cell>
          <table:table-cell table:formula="of:=[.H396]*2+[.H395]" office:value-type="float" office:value="5.55713202741362E+150" calcext:value-type="float">
            <text:p>5557132027413620000000000000000000000000000000000000000000000000000000000000000000000000000000000000000000000000000000000000000000000000000000000000000</text:p>
          </table:table-cell>
          <table:table-cell table:formula="of:=LEN([.G397])" office:value-type="float" office:value="21" calcext:value-type="float">
            <text:p>21</text:p>
          </table:table-cell>
          <table:table-cell table:formula="of:=LEN([.H397])" office:value-type="float" office:value="21" calcext:value-type="float">
            <text:p>21</text:p>
          </table:table-cell>
          <table:table-cell table:formula="of:=IF([.I397]&gt;[.J3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5"/>
          <table:table-cell table:formula="of:=[.G397]+[.H397]*2" office:value-type="float" office:value="1.89732355358935E+151" calcext:value-type="float">
            <text:p>18973235535893500000000000000000000000000000000000000000000000000000000000000000000000000000000000000000000000000000000000000000000000000000000000000000</text:p>
          </table:table-cell>
          <table:table-cell table:formula="of:=[.H397]*2+[.H396]" office:value-type="float" office:value="1.34161035084798E+151" calcext:value-type="float">
            <text:p>13416103508479800000000000000000000000000000000000000000000000000000000000000000000000000000000000000000000000000000000000000000000000000000000000000000</text:p>
          </table:table-cell>
          <table:table-cell table:formula="of:=LEN([.G398])" office:value-type="float" office:value="21" calcext:value-type="float">
            <text:p>21</text:p>
          </table:table-cell>
          <table:table-cell table:formula="of:=LEN([.H398])" office:value-type="float" office:value="21" calcext:value-type="float">
            <text:p>21</text:p>
          </table:table-cell>
          <table:table-cell table:formula="of:=IF([.I398]&gt;[.J3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5"/>
          <table:table-cell table:formula="of:=[.G398]+[.H398]*2" office:value-type="float" office:value="4.58054425528532E+151" calcext:value-type="float">
            <text:p>45805442552853200000000000000000000000000000000000000000000000000000000000000000000000000000000000000000000000000000000000000000000000000000000000000000</text:p>
          </table:table-cell>
          <table:table-cell table:formula="of:=[.H398]*2+[.H397]" office:value-type="float" office:value="3.23893390443733E+151" calcext:value-type="float">
            <text:p>32389339044373300000000000000000000000000000000000000000000000000000000000000000000000000000000000000000000000000000000000000000000000000000000000000000</text:p>
          </table:table-cell>
          <table:table-cell table:formula="of:=LEN([.G399])" office:value-type="float" office:value="21" calcext:value-type="float">
            <text:p>21</text:p>
          </table:table-cell>
          <table:table-cell table:formula="of:=LEN([.H399])" office:value-type="float" office:value="21" calcext:value-type="float">
            <text:p>21</text:p>
          </table:table-cell>
          <table:table-cell table:formula="of:=IF([.I399]&gt;[.J3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5"/>
          <table:table-cell table:formula="of:=[.G399]+[.H399]*2" office:value-type="float" office:value="1.105841206416E+152" calcext:value-type="float">
            <text:p>110584120641600000000000000000000000000000000000000000000000000000000000000000000000000000000000000000000000000000000000000000000000000000000000000000000</text:p>
          </table:table-cell>
          <table:table-cell table:formula="of:=[.H399]*2+[.H398]" office:value-type="float" office:value="7.81947815972265E+151" calcext:value-type="float">
            <text:p>78194781597226500000000000000000000000000000000000000000000000000000000000000000000000000000000000000000000000000000000000000000000000000000000000000000</text:p>
          </table:table-cell>
          <table:table-cell table:formula="of:=LEN([.G400])" office:value-type="float" office:value="19" calcext:value-type="float">
            <text:p>19</text:p>
          </table:table-cell>
          <table:table-cell table:formula="of:=LEN([.H400])" office:value-type="float" office:value="21" calcext:value-type="float">
            <text:p>21</text:p>
          </table:table-cell>
          <table:table-cell table:formula="of:=IF([.I400]&gt;[.J4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5"/>
          <table:table-cell table:formula="of:=[.G400]+[.H400]*2" office:value-type="float" office:value="2.66973683836053E+152" calcext:value-type="float">
            <text:p>266973683836053000000000000000000000000000000000000000000000000000000000000000000000000000000000000000000000000000000000000000000000000000000000000000000</text:p>
          </table:table-cell>
          <table:table-cell table:formula="of:=[.H400]*2+[.H399]" office:value-type="float" office:value="1.88778902238826E+152" calcext:value-type="float">
            <text:p>188778902238826000000000000000000000000000000000000000000000000000000000000000000000000000000000000000000000000000000000000000000000000000000000000000000</text:p>
          </table:table-cell>
          <table:table-cell table:formula="of:=LEN([.G401])" office:value-type="float" office:value="21" calcext:value-type="float">
            <text:p>21</text:p>
          </table:table-cell>
          <table:table-cell table:formula="of:=LEN([.H401])" office:value-type="float" office:value="21" calcext:value-type="float">
            <text:p>21</text:p>
          </table:table-cell>
          <table:table-cell table:formula="of:=IF([.I401]&gt;[.J4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5"/>
          <table:table-cell table:formula="of:=[.G401]+[.H401]*2" office:value-type="float" office:value="6.44531488313705E+152" calcext:value-type="float">
            <text:p>644531488313705000000000000000000000000000000000000000000000000000000000000000000000000000000000000000000000000000000000000000000000000000000000000000000</text:p>
          </table:table-cell>
          <table:table-cell table:formula="of:=[.H401]*2+[.H400]" office:value-type="float" office:value="4.55752586074879E+152" calcext:value-type="float">
            <text:p>455752586074879000000000000000000000000000000000000000000000000000000000000000000000000000000000000000000000000000000000000000000000000000000000000000000</text:p>
          </table:table-cell>
          <table:table-cell table:formula="of:=LEN([.G402])" office:value-type="float" office:value="21" calcext:value-type="float">
            <text:p>21</text:p>
          </table:table-cell>
          <table:table-cell table:formula="of:=LEN([.H402])" office:value-type="float" office:value="21" calcext:value-type="float">
            <text:p>21</text:p>
          </table:table-cell>
          <table:table-cell table:formula="of:=IF([.I402]&gt;[.J4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5"/>
          <table:table-cell table:formula="of:=[.G402]+[.H402]*2" office:value-type="float" office:value="1.55603666046346E+153" calcext:value-type="float">
            <text:p>1556036660463460000000000000000000000000000000000000000000000000000000000000000000000000000000000000000000000000000000000000000000000000000000000000000000</text:p>
          </table:table-cell>
          <table:table-cell table:formula="of:=[.H402]*2+[.H401]" office:value-type="float" office:value="1.10028407438858E+153" calcext:value-type="float">
            <text:p>1100284074388580000000000000000000000000000000000000000000000000000000000000000000000000000000000000000000000000000000000000000000000000000000000000000000</text:p>
          </table:table-cell>
          <table:table-cell table:formula="of:=LEN([.G403])" office:value-type="float" office:value="21" calcext:value-type="float">
            <text:p>21</text:p>
          </table:table-cell>
          <table:table-cell table:formula="of:=LEN([.H403])" office:value-type="float" office:value="21" calcext:value-type="float">
            <text:p>21</text:p>
          </table:table-cell>
          <table:table-cell table:formula="of:=IF([.I403]&gt;[.J4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5"/>
          <table:table-cell table:formula="of:=[.G403]+[.H403]*2" office:value-type="float" office:value="3.75660480924063E+153" calcext:value-type="float">
            <text:p>3756604809240630000000000000000000000000000000000000000000000000000000000000000000000000000000000000000000000000000000000000000000000000000000000000000000</text:p>
          </table:table-cell>
          <table:table-cell table:formula="of:=[.H403]*2+[.H402]" office:value-type="float" office:value="2.65632073485205E+153" calcext:value-type="float">
            <text:p>2656320734852050000000000000000000000000000000000000000000000000000000000000000000000000000000000000000000000000000000000000000000000000000000000000000000</text:p>
          </table:table-cell>
          <table:table-cell table:formula="of:=LEN([.G404])" office:value-type="float" office:value="21" calcext:value-type="float">
            <text:p>21</text:p>
          </table:table-cell>
          <table:table-cell table:formula="of:=LEN([.H404])" office:value-type="float" office:value="21" calcext:value-type="float">
            <text:p>21</text:p>
          </table:table-cell>
          <table:table-cell table:formula="of:=IF([.I404]&gt;[.J4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5"/>
          <table:table-cell table:formula="of:=[.G404]+[.H404]*2" office:value-type="float" office:value="9.06924627894473E+153" calcext:value-type="float">
            <text:p>9069246278944730000000000000000000000000000000000000000000000000000000000000000000000000000000000000000000000000000000000000000000000000000000000000000000</text:p>
          </table:table-cell>
          <table:table-cell table:formula="of:=[.H404]*2+[.H403]" office:value-type="float" office:value="6.41292554409268E+153" calcext:value-type="float">
            <text:p>6412925544092680000000000000000000000000000000000000000000000000000000000000000000000000000000000000000000000000000000000000000000000000000000000000000000</text:p>
          </table:table-cell>
          <table:table-cell table:formula="of:=LEN([.G405])" office:value-type="float" office:value="21" calcext:value-type="float">
            <text:p>21</text:p>
          </table:table-cell>
          <table:table-cell table:formula="of:=LEN([.H405])" office:value-type="float" office:value="21" calcext:value-type="float">
            <text:p>21</text:p>
          </table:table-cell>
          <table:table-cell table:formula="of:=IF([.I405]&gt;[.J4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5"/>
          <table:table-cell table:formula="of:=[.G405]+[.H405]*2" office:value-type="float" office:value="2.18950973671301E+154" calcext:value-type="float">
            <text:p>21895097367130100000000000000000000000000000000000000000000000000000000000000000000000000000000000000000000000000000000000000000000000000000000000000000000</text:p>
          </table:table-cell>
          <table:table-cell table:formula="of:=[.H405]*2+[.H404]" office:value-type="float" office:value="1.54821718230374E+154" calcext:value-type="float">
            <text:p>15482171823037400000000000000000000000000000000000000000000000000000000000000000000000000000000000000000000000000000000000000000000000000000000000000000000</text:p>
          </table:table-cell>
          <table:table-cell table:formula="of:=LEN([.G406])" office:value-type="float" office:value="21" calcext:value-type="float">
            <text:p>21</text:p>
          </table:table-cell>
          <table:table-cell table:formula="of:=LEN([.H406])" office:value-type="float" office:value="21" calcext:value-type="float">
            <text:p>21</text:p>
          </table:table-cell>
          <table:table-cell table:formula="of:=IF([.I406]&gt;[.J4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5"/>
          <table:table-cell table:formula="of:=[.G406]+[.H406]*2" office:value-type="float" office:value="5.28594410132049E+154" calcext:value-type="float">
            <text:p>52859441013204900000000000000000000000000000000000000000000000000000000000000000000000000000000000000000000000000000000000000000000000000000000000000000000</text:p>
          </table:table-cell>
          <table:table-cell table:formula="of:=[.H406]*2+[.H405]" office:value-type="float" office:value="3.73772691901675E+154" calcext:value-type="float">
            <text:p>37377269190167500000000000000000000000000000000000000000000000000000000000000000000000000000000000000000000000000000000000000000000000000000000000000000000</text:p>
          </table:table-cell>
          <table:table-cell table:formula="of:=LEN([.G407])" office:value-type="float" office:value="21" calcext:value-type="float">
            <text:p>21</text:p>
          </table:table-cell>
          <table:table-cell table:formula="of:=LEN([.H407])" office:value-type="float" office:value="21" calcext:value-type="float">
            <text:p>21</text:p>
          </table:table-cell>
          <table:table-cell table:formula="of:=IF([.I407]&gt;[.J4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5"/>
          <table:table-cell table:formula="of:=[.G407]+[.H407]*2" office:value-type="float" office:value="1.2761397939354E+155" calcext:value-type="float">
            <text:p>127613979393540000000000000000000000000000000000000000000000000000000000000000000000000000000000000000000000000000000000000000000000000000000000000000000000</text:p>
          </table:table-cell>
          <table:table-cell table:formula="of:=[.H407]*2+[.H406]" office:value-type="float" office:value="9.02367102033724E+154" calcext:value-type="float">
            <text:p>90236710203372400000000000000000000000000000000000000000000000000000000000000000000000000000000000000000000000000000000000000000000000000000000000000000000</text:p>
          </table:table-cell>
          <table:table-cell table:formula="of:=LEN([.G408])" office:value-type="float" office:value="20" calcext:value-type="float">
            <text:p>20</text:p>
          </table:table-cell>
          <table:table-cell table:formula="of:=LEN([.H408])" office:value-type="float" office:value="21" calcext:value-type="float">
            <text:p>21</text:p>
          </table:table-cell>
          <table:table-cell table:formula="of:=IF([.I408]&gt;[.J4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5"/>
          <table:table-cell table:formula="of:=[.G408]+[.H408]*2" office:value-type="float" office:value="3.08087399800285E+155" calcext:value-type="float">
            <text:p>308087399800285000000000000000000000000000000000000000000000000000000000000000000000000000000000000000000000000000000000000000000000000000000000000000000000</text:p>
          </table:table-cell>
          <table:table-cell table:formula="of:=[.H408]*2+[.H407]" office:value-type="float" office:value="2.17850689596912E+155" calcext:value-type="float">
            <text:p>217850689596912000000000000000000000000000000000000000000000000000000000000000000000000000000000000000000000000000000000000000000000000000000000000000000000</text:p>
          </table:table-cell>
          <table:table-cell table:formula="of:=LEN([.G409])" office:value-type="float" office:value="21" calcext:value-type="float">
            <text:p>21</text:p>
          </table:table-cell>
          <table:table-cell table:formula="of:=LEN([.H409])" office:value-type="float" office:value="21" calcext:value-type="float">
            <text:p>21</text:p>
          </table:table-cell>
          <table:table-cell table:formula="of:=IF([.I409]&gt;[.J4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5"/>
          <table:table-cell table:formula="of:=[.G409]+[.H409]*2" office:value-type="float" office:value="7.43788778994109E+155" calcext:value-type="float">
            <text:p>743788778994109000000000000000000000000000000000000000000000000000000000000000000000000000000000000000000000000000000000000000000000000000000000000000000000</text:p>
          </table:table-cell>
          <table:table-cell table:formula="of:=[.H409]*2+[.H408]" office:value-type="float" office:value="5.25938089397197E+155" calcext:value-type="float">
            <text:p>525938089397197000000000000000000000000000000000000000000000000000000000000000000000000000000000000000000000000000000000000000000000000000000000000000000000</text:p>
          </table:table-cell>
          <table:table-cell table:formula="of:=LEN([.G410])" office:value-type="float" office:value="21" calcext:value-type="float">
            <text:p>21</text:p>
          </table:table-cell>
          <table:table-cell table:formula="of:=LEN([.H410])" office:value-type="float" office:value="21" calcext:value-type="float">
            <text:p>21</text:p>
          </table:table-cell>
          <table:table-cell table:formula="of:=IF([.I410]&gt;[.J4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5"/>
          <table:table-cell table:formula="of:=[.G410]+[.H410]*2" office:value-type="float" office:value="1.7956649577885E+156" calcext:value-type="float">
            <text:p>1795664957788500000000000000000000000000000000000000000000000000000000000000000000000000000000000000000000000000000000000000000000000000000000000000000000000</text:p>
          </table:table-cell>
          <table:table-cell table:formula="of:=[.H410]*2+[.H409]" office:value-type="float" office:value="1.26972686839131E+156" calcext:value-type="float">
            <text:p>1269726868391310000000000000000000000000000000000000000000000000000000000000000000000000000000000000000000000000000000000000000000000000000000000000000000000</text:p>
          </table:table-cell>
          <table:table-cell table:formula="of:=LEN([.G411])" office:value-type="float" office:value="20" calcext:value-type="float">
            <text:p>20</text:p>
          </table:table-cell>
          <table:table-cell table:formula="of:=LEN([.H411])" office:value-type="float" office:value="21" calcext:value-type="float">
            <text:p>21</text:p>
          </table:table-cell>
          <table:table-cell table:formula="of:=IF([.I411]&gt;[.J4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5"/>
          <table:table-cell table:formula="of:=[.G411]+[.H411]*2" office:value-type="float" office:value="4.33511869457111E+156" calcext:value-type="float">
            <text:p>4335118694571110000000000000000000000000000000000000000000000000000000000000000000000000000000000000000000000000000000000000000000000000000000000000000000000</text:p>
          </table:table-cell>
          <table:table-cell table:formula="of:=[.H411]*2+[.H410]" office:value-type="float" office:value="3.06539182617981E+156" calcext:value-type="float">
            <text:p>3065391826179810000000000000000000000000000000000000000000000000000000000000000000000000000000000000000000000000000000000000000000000000000000000000000000000</text:p>
          </table:table-cell>
          <table:table-cell table:formula="of:=LEN([.G412])" office:value-type="float" office:value="21" calcext:value-type="float">
            <text:p>21</text:p>
          </table:table-cell>
          <table:table-cell table:formula="of:=LEN([.H412])" office:value-type="float" office:value="21" calcext:value-type="float">
            <text:p>21</text:p>
          </table:table-cell>
          <table:table-cell table:formula="of:=IF([.I412]&gt;[.J4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5"/>
          <table:table-cell table:formula="of:=[.G412]+[.H412]*2" office:value-type="float" office:value="1.04659023469307E+157" calcext:value-type="float">
            <text:p>10465902346930700000000000000000000000000000000000000000000000000000000000000000000000000000000000000000000000000000000000000000000000000000000000000000000000</text:p>
          </table:table-cell>
          <table:table-cell table:formula="of:=[.H412]*2+[.H411]" office:value-type="float" office:value="7.40051052075092E+156" calcext:value-type="float">
            <text:p>7400510520750920000000000000000000000000000000000000000000000000000000000000000000000000000000000000000000000000000000000000000000000000000000000000000000000</text:p>
          </table:table-cell>
          <table:table-cell table:formula="of:=LEN([.G413])" office:value-type="float" office:value="21" calcext:value-type="float">
            <text:p>21</text:p>
          </table:table-cell>
          <table:table-cell table:formula="of:=LEN([.H413])" office:value-type="float" office:value="21" calcext:value-type="float">
            <text:p>21</text:p>
          </table:table-cell>
          <table:table-cell table:formula="of:=IF([.I413]&gt;[.J4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5"/>
          <table:table-cell table:formula="of:=[.G413]+[.H413]*2" office:value-type="float" office:value="2.52669233884326E+157" calcext:value-type="float">
            <text:p>25266923388432600000000000000000000000000000000000000000000000000000000000000000000000000000000000000000000000000000000000000000000000000000000000000000000000</text:p>
          </table:table-cell>
          <table:table-cell table:formula="of:=[.H413]*2+[.H412]" office:value-type="float" office:value="1.78664128676817E+157" calcext:value-type="float">
            <text:p>17866412867681700000000000000000000000000000000000000000000000000000000000000000000000000000000000000000000000000000000000000000000000000000000000000000000000</text:p>
          </table:table-cell>
          <table:table-cell table:formula="of:=LEN([.G414])" office:value-type="float" office:value="21" calcext:value-type="float">
            <text:p>21</text:p>
          </table:table-cell>
          <table:table-cell table:formula="of:=LEN([.H414])" office:value-type="float" office:value="21" calcext:value-type="float">
            <text:p>21</text:p>
          </table:table-cell>
          <table:table-cell table:formula="of:=IF([.I414]&gt;[.J4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5"/>
          <table:table-cell table:formula="of:=[.G414]+[.H414]*2" office:value-type="float" office:value="6.09997491237959E+157" calcext:value-type="float">
            <text:p>60999749123795900000000000000000000000000000000000000000000000000000000000000000000000000000000000000000000000000000000000000000000000000000000000000000000000</text:p>
          </table:table-cell>
          <table:table-cell table:formula="of:=[.H414]*2+[.H413]" office:value-type="float" office:value="4.31333362561142E+157" calcext:value-type="float">
            <text:p>43133336256114200000000000000000000000000000000000000000000000000000000000000000000000000000000000000000000000000000000000000000000000000000000000000000000000</text:p>
          </table:table-cell>
          <table:table-cell table:formula="of:=LEN([.G415])" office:value-type="float" office:value="21" calcext:value-type="float">
            <text:p>21</text:p>
          </table:table-cell>
          <table:table-cell table:formula="of:=LEN([.H415])" office:value-type="float" office:value="21" calcext:value-type="float">
            <text:p>21</text:p>
          </table:table-cell>
          <table:table-cell table:formula="of:=IF([.I415]&gt;[.J4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5"/>
          <table:table-cell table:formula="of:=[.G415]+[.H415]*2" office:value-type="float" office:value="1.47266421636024E+158" calcext:value-type="float">
            <text:p>147266421636024000000000000000000000000000000000000000000000000000000000000000000000000000000000000000000000000000000000000000000000000000000000000000000000000</text:p>
          </table:table-cell>
          <table:table-cell table:formula="of:=[.H415]*2+[.H414]" office:value-type="float" office:value="1.0413308537991E+158" calcext:value-type="float">
            <text:p>104133085379910000000000000000000000000000000000000000000000000000000000000000000000000000000000000000000000000000000000000000000000000000000000000000000000000</text:p>
          </table:table-cell>
          <table:table-cell table:formula="of:=LEN([.G416])" office:value-type="float" office:value="21" calcext:value-type="float">
            <text:p>21</text:p>
          </table:table-cell>
          <table:table-cell table:formula="of:=LEN([.H416])" office:value-type="float" office:value="20" calcext:value-type="float">
            <text:p>20</text:p>
          </table:table-cell>
          <table:table-cell table:formula="of:=IF([.I416]&gt;[.J41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5"/>
          <table:table-cell table:formula="of:=[.G416]+[.H416]*2" office:value-type="float" office:value="3.55532592395845E+158" calcext:value-type="float">
            <text:p>355532592395845000000000000000000000000000000000000000000000000000000000000000000000000000000000000000000000000000000000000000000000000000000000000000000000000</text:p>
          </table:table-cell>
          <table:table-cell table:formula="of:=[.H416]*2+[.H415]" office:value-type="float" office:value="2.51399507015934E+158" calcext:value-type="float">
            <text:p>251399507015934000000000000000000000000000000000000000000000000000000000000000000000000000000000000000000000000000000000000000000000000000000000000000000000000</text:p>
          </table:table-cell>
          <table:table-cell table:formula="of:=LEN([.G417])" office:value-type="float" office:value="21" calcext:value-type="float">
            <text:p>21</text:p>
          </table:table-cell>
          <table:table-cell table:formula="of:=LEN([.H417])" office:value-type="float" office:value="21" calcext:value-type="float">
            <text:p>21</text:p>
          </table:table-cell>
          <table:table-cell table:formula="of:=IF([.I417]&gt;[.J4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5"/>
          <table:table-cell table:formula="of:=[.G417]+[.H417]*2" office:value-type="float" office:value="8.58331606427714E+158" calcext:value-type="float">
            <text:p>858331606427714000000000000000000000000000000000000000000000000000000000000000000000000000000000000000000000000000000000000000000000000000000000000000000000000</text:p>
          </table:table-cell>
          <table:table-cell table:formula="of:=[.H417]*2+[.H416]" office:value-type="float" office:value="6.06932099411779E+158" calcext:value-type="float">
            <text:p>606932099411779000000000000000000000000000000000000000000000000000000000000000000000000000000000000000000000000000000000000000000000000000000000000000000000000</text:p>
          </table:table-cell>
          <table:table-cell table:formula="of:=LEN([.G418])" office:value-type="float" office:value="21" calcext:value-type="float">
            <text:p>21</text:p>
          </table:table-cell>
          <table:table-cell table:formula="of:=LEN([.H418])" office:value-type="float" office:value="21" calcext:value-type="float">
            <text:p>21</text:p>
          </table:table-cell>
          <table:table-cell table:formula="of:=IF([.I418]&gt;[.J4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5"/>
          <table:table-cell table:formula="of:=[.G418]+[.H418]*2" office:value-type="float" office:value="2.07219580525127E+159" calcext:value-type="float">
            <text:p>2072195805251270000000000000000000000000000000000000000000000000000000000000000000000000000000000000000000000000000000000000000000000000000000000000000000000000</text:p>
          </table:table-cell>
          <table:table-cell table:formula="of:=[.H418]*2+[.H417]" office:value-type="float" office:value="1.46526370583949E+159" calcext:value-type="float">
            <text:p>1465263705839490000000000000000000000000000000000000000000000000000000000000000000000000000000000000000000000000000000000000000000000000000000000000000000000000</text:p>
          </table:table-cell>
          <table:table-cell table:formula="of:=LEN([.G419])" office:value-type="float" office:value="21" calcext:value-type="float">
            <text:p>21</text:p>
          </table:table-cell>
          <table:table-cell table:formula="of:=LEN([.H419])" office:value-type="float" office:value="21" calcext:value-type="float">
            <text:p>21</text:p>
          </table:table-cell>
          <table:table-cell table:formula="of:=IF([.I419]&gt;[.J4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5"/>
          <table:table-cell table:formula="of:=[.G419]+[.H419]*2" office:value-type="float" office:value="5.00272321693026E+159" calcext:value-type="float">
            <text:p>5002723216930260000000000000000000000000000000000000000000000000000000000000000000000000000000000000000000000000000000000000000000000000000000000000000000000000</text:p>
          </table:table-cell>
          <table:table-cell table:formula="of:=[.H419]*2+[.H418]" office:value-type="float" office:value="3.53745951109076E+159" calcext:value-type="float">
            <text:p>3537459511090760000000000000000000000000000000000000000000000000000000000000000000000000000000000000000000000000000000000000000000000000000000000000000000000000</text:p>
          </table:table-cell>
          <table:table-cell table:formula="of:=LEN([.G420])" office:value-type="float" office:value="21" calcext:value-type="float">
            <text:p>21</text:p>
          </table:table-cell>
          <table:table-cell table:formula="of:=LEN([.H420])" office:value-type="float" office:value="21" calcext:value-type="float">
            <text:p>21</text:p>
          </table:table-cell>
          <table:table-cell table:formula="of:=IF([.I420]&gt;[.J4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5"/>
          <table:table-cell table:formula="of:=[.G420]+[.H420]*2" office:value-type="float" office:value="1.20776422391118E+160" calcext:value-type="float">
            <text:p>12077642239111800000000000000000000000000000000000000000000000000000000000000000000000000000000000000000000000000000000000000000000000000000000000000000000000000</text:p>
          </table:table-cell>
          <table:table-cell table:formula="of:=[.H420]*2+[.H419]" office:value-type="float" office:value="8.54018272802102E+159" calcext:value-type="float">
            <text:p>8540182728021020000000000000000000000000000000000000000000000000000000000000000000000000000000000000000000000000000000000000000000000000000000000000000000000000</text:p>
          </table:table-cell>
          <table:table-cell table:formula="of:=LEN([.G421])" office:value-type="float" office:value="21" calcext:value-type="float">
            <text:p>21</text:p>
          </table:table-cell>
          <table:table-cell table:formula="of:=LEN([.H421])" office:value-type="float" office:value="21" calcext:value-type="float">
            <text:p>21</text:p>
          </table:table-cell>
          <table:table-cell table:formula="of:=IF([.I421]&gt;[.J4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5"/>
          <table:table-cell table:formula="of:=[.G421]+[.H421]*2" office:value-type="float" office:value="2.91580076951538E+160" calcext:value-type="float">
            <text:p>29158007695153800000000000000000000000000000000000000000000000000000000000000000000000000000000000000000000000000000000000000000000000000000000000000000000000000</text:p>
          </table:table-cell>
          <table:table-cell table:formula="of:=[.H421]*2+[.H420]" office:value-type="float" office:value="2.06178249671328E+160" calcext:value-type="float">
            <text:p>20617824967132800000000000000000000000000000000000000000000000000000000000000000000000000000000000000000000000000000000000000000000000000000000000000000000000000</text:p>
          </table:table-cell>
          <table:table-cell table:formula="of:=LEN([.G422])" office:value-type="float" office:value="21" calcext:value-type="float">
            <text:p>21</text:p>
          </table:table-cell>
          <table:table-cell table:formula="of:=LEN([.H422])" office:value-type="float" office:value="21" calcext:value-type="float">
            <text:p>21</text:p>
          </table:table-cell>
          <table:table-cell table:formula="of:=IF([.I422]&gt;[.J4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5"/>
          <table:table-cell table:formula="of:=[.G422]+[.H422]*2" office:value-type="float" office:value="7.03936576294194E+160" calcext:value-type="float">
            <text:p>70393657629419400000000000000000000000000000000000000000000000000000000000000000000000000000000000000000000000000000000000000000000000000000000000000000000000000</text:p>
          </table:table-cell>
          <table:table-cell table:formula="of:=[.H422]*2+[.H421]" office:value-type="float" office:value="4.97758326622866E+160" calcext:value-type="float">
            <text:p>49775832662286600000000000000000000000000000000000000000000000000000000000000000000000000000000000000000000000000000000000000000000000000000000000000000000000000</text:p>
          </table:table-cell>
          <table:table-cell table:formula="of:=LEN([.G423])" office:value-type="float" office:value="21" calcext:value-type="float">
            <text:p>21</text:p>
          </table:table-cell>
          <table:table-cell table:formula="of:=LEN([.H423])" office:value-type="float" office:value="21" calcext:value-type="float">
            <text:p>21</text:p>
          </table:table-cell>
          <table:table-cell table:formula="of:=IF([.I423]&gt;[.J4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5"/>
          <table:table-cell table:formula="of:=[.G423]+[.H423]*2" office:value-type="float" office:value="1.69945322953993E+161" calcext:value-type="float">
            <text:p>169945322953993000000000000000000000000000000000000000000000000000000000000000000000000000000000000000000000000000000000000000000000000000000000000000000000000000</text:p>
          </table:table-cell>
          <table:table-cell table:formula="of:=[.H423]*2+[.H422]" office:value-type="float" office:value="1.20169490291706E+161" calcext:value-type="float">
            <text:p>120169490291706000000000000000000000000000000000000000000000000000000000000000000000000000000000000000000000000000000000000000000000000000000000000000000000000000</text:p>
          </table:table-cell>
          <table:table-cell table:formula="of:=LEN([.G424])" office:value-type="float" office:value="21" calcext:value-type="float">
            <text:p>21</text:p>
          </table:table-cell>
          <table:table-cell table:formula="of:=LEN([.H424])" office:value-type="float" office:value="21" calcext:value-type="float">
            <text:p>21</text:p>
          </table:table-cell>
          <table:table-cell table:formula="of:=IF([.I424]&gt;[.J4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5"/>
          <table:table-cell table:formula="of:=[.G424]+[.H424]*2" office:value-type="float" office:value="4.10284303537405E+161" calcext:value-type="float">
            <text:p>410284303537405000000000000000000000000000000000000000000000000000000000000000000000000000000000000000000000000000000000000000000000000000000000000000000000000000</text:p>
          </table:table-cell>
          <table:table-cell table:formula="of:=[.H424]*2+[.H423]" office:value-type="float" office:value="2.90114813245699E+161" calcext:value-type="float">
            <text:p>290114813245699000000000000000000000000000000000000000000000000000000000000000000000000000000000000000000000000000000000000000000000000000000000000000000000000000</text:p>
          </table:table-cell>
          <table:table-cell table:formula="of:=LEN([.G425])" office:value-type="float" office:value="21" calcext:value-type="float">
            <text:p>21</text:p>
          </table:table-cell>
          <table:table-cell table:formula="of:=LEN([.H425])" office:value-type="float" office:value="21" calcext:value-type="float">
            <text:p>21</text:p>
          </table:table-cell>
          <table:table-cell table:formula="of:=IF([.I425]&gt;[.J4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5"/>
          <table:table-cell table:formula="of:=[.G425]+[.H425]*2" office:value-type="float" office:value="9.90513930028802E+161" calcext:value-type="float">
            <text:p>990513930028802000000000000000000000000000000000000000000000000000000000000000000000000000000000000000000000000000000000000000000000000000000000000000000000000000</text:p>
          </table:table-cell>
          <table:table-cell table:formula="of:=[.H425]*2+[.H424]" office:value-type="float" office:value="7.00399116783103E+161" calcext:value-type="float">
            <text:p>700399116783103000000000000000000000000000000000000000000000000000000000000000000000000000000000000000000000000000000000000000000000000000000000000000000000000000</text:p>
          </table:table-cell>
          <table:table-cell table:formula="of:=LEN([.G426])" office:value-type="float" office:value="21" calcext:value-type="float">
            <text:p>21</text:p>
          </table:table-cell>
          <table:table-cell table:formula="of:=LEN([.H426])" office:value-type="float" office:value="21" calcext:value-type="float">
            <text:p>21</text:p>
          </table:table-cell>
          <table:table-cell table:formula="of:=IF([.I426]&gt;[.J4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5"/>
          <table:table-cell table:formula="of:=[.G426]+[.H426]*2" office:value-type="float" office:value="2.39131216359501E+162" calcext:value-type="float">
            <text:p>2391312163595010000000000000000000000000000000000000000000000000000000000000000000000000000000000000000000000000000000000000000000000000000000000000000000000000000</text:p>
          </table:table-cell>
          <table:table-cell table:formula="of:=[.H426]*2+[.H425]" office:value-type="float" office:value="1.69091304681191E+162" calcext:value-type="float">
            <text:p>1690913046811910000000000000000000000000000000000000000000000000000000000000000000000000000000000000000000000000000000000000000000000000000000000000000000000000000</text:p>
          </table:table-cell>
          <table:table-cell table:formula="of:=LEN([.G427])" office:value-type="float" office:value="21" calcext:value-type="float">
            <text:p>21</text:p>
          </table:table-cell>
          <table:table-cell table:formula="of:=LEN([.H427])" office:value-type="float" office:value="21" calcext:value-type="float">
            <text:p>21</text:p>
          </table:table-cell>
          <table:table-cell table:formula="of:=IF([.I427]&gt;[.J4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5"/>
          <table:table-cell table:formula="of:=[.G427]+[.H427]*2" office:value-type="float" office:value="5.77313825721882E+162" calcext:value-type="float">
            <text:p>5773138257218820000000000000000000000000000000000000000000000000000000000000000000000000000000000000000000000000000000000000000000000000000000000000000000000000000</text:p>
          </table:table-cell>
          <table:table-cell table:formula="of:=[.H427]*2+[.H426]" office:value-type="float" office:value="4.08222521040692E+162" calcext:value-type="float">
            <text:p>4082225210406920000000000000000000000000000000000000000000000000000000000000000000000000000000000000000000000000000000000000000000000000000000000000000000000000000</text:p>
          </table:table-cell>
          <table:table-cell table:formula="of:=LEN([.G428])" office:value-type="float" office:value="21" calcext:value-type="float">
            <text:p>21</text:p>
          </table:table-cell>
          <table:table-cell table:formula="of:=LEN([.H428])" office:value-type="float" office:value="21" calcext:value-type="float">
            <text:p>21</text:p>
          </table:table-cell>
          <table:table-cell table:formula="of:=IF([.I428]&gt;[.J4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5"/>
          <table:table-cell table:formula="of:=[.G428]+[.H428]*2" office:value-type="float" office:value="1.39375886780327E+163" calcext:value-type="float">
            <text:p>13937588678032700000000000000000000000000000000000000000000000000000000000000000000000000000000000000000000000000000000000000000000000000000000000000000000000000000</text:p>
          </table:table-cell>
          <table:table-cell table:formula="of:=[.H428]*2+[.H427]" office:value-type="float" office:value="9.85536346762574E+162" calcext:value-type="float">
            <text:p>9855363467625740000000000000000000000000000000000000000000000000000000000000000000000000000000000000000000000000000000000000000000000000000000000000000000000000000</text:p>
          </table:table-cell>
          <table:table-cell table:formula="of:=LEN([.G429])" office:value-type="float" office:value="21" calcext:value-type="float">
            <text:p>21</text:p>
          </table:table-cell>
          <table:table-cell table:formula="of:=LEN([.H429])" office:value-type="float" office:value="21" calcext:value-type="float">
            <text:p>21</text:p>
          </table:table-cell>
          <table:table-cell table:formula="of:=IF([.I429]&gt;[.J4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5"/>
          <table:table-cell table:formula="of:=[.G429]+[.H429]*2" office:value-type="float" office:value="3.36483156132841E+163" calcext:value-type="float">
            <text:p>33648315613284100000000000000000000000000000000000000000000000000000000000000000000000000000000000000000000000000000000000000000000000000000000000000000000000000000</text:p>
          </table:table-cell>
          <table:table-cell table:formula="of:=[.H429]*2+[.H428]" office:value-type="float" office:value="2.37929521456584E+163" calcext:value-type="float">
            <text:p>23792952145658400000000000000000000000000000000000000000000000000000000000000000000000000000000000000000000000000000000000000000000000000000000000000000000000000000</text:p>
          </table:table-cell>
          <table:table-cell table:formula="of:=LEN([.G430])" office:value-type="float" office:value="21" calcext:value-type="float">
            <text:p>21</text:p>
          </table:table-cell>
          <table:table-cell table:formula="of:=LEN([.H430])" office:value-type="float" office:value="21" calcext:value-type="float">
            <text:p>21</text:p>
          </table:table-cell>
          <table:table-cell table:formula="of:=IF([.I430]&gt;[.J4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5"/>
          <table:table-cell table:formula="of:=[.G430]+[.H430]*2" office:value-type="float" office:value="8.12342199046009E+163" calcext:value-type="float">
            <text:p>81234219904600900000000000000000000000000000000000000000000000000000000000000000000000000000000000000000000000000000000000000000000000000000000000000000000000000000</text:p>
          </table:table-cell>
          <table:table-cell table:formula="of:=[.H430]*2+[.H429]" office:value-type="float" office:value="5.74412677589425E+163" calcext:value-type="float">
            <text:p>57441267758942500000000000000000000000000000000000000000000000000000000000000000000000000000000000000000000000000000000000000000000000000000000000000000000000000000</text:p>
          </table:table-cell>
          <table:table-cell table:formula="of:=LEN([.G431])" office:value-type="float" office:value="21" calcext:value-type="float">
            <text:p>21</text:p>
          </table:table-cell>
          <table:table-cell table:formula="of:=LEN([.H431])" office:value-type="float" office:value="21" calcext:value-type="float">
            <text:p>21</text:p>
          </table:table-cell>
          <table:table-cell table:formula="of:=IF([.I431]&gt;[.J4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5"/>
          <table:table-cell table:formula="of:=[.G431]+[.H431]*2" office:value-type="float" office:value="1.96116755422486E+164" calcext:value-type="float">
            <text:p>196116755422486000000000000000000000000000000000000000000000000000000000000000000000000000000000000000000000000000000000000000000000000000000000000000000000000000000</text:p>
          </table:table-cell>
          <table:table-cell table:formula="of:=[.H431]*2+[.H430]" office:value-type="float" office:value="1.38675487663543E+164" calcext:value-type="float">
            <text:p>138675487663543000000000000000000000000000000000000000000000000000000000000000000000000000000000000000000000000000000000000000000000000000000000000000000000000000000</text:p>
          </table:table-cell>
          <table:table-cell table:formula="of:=LEN([.G432])" office:value-type="float" office:value="21" calcext:value-type="float">
            <text:p>21</text:p>
          </table:table-cell>
          <table:table-cell table:formula="of:=LEN([.H432])" office:value-type="float" office:value="21" calcext:value-type="float">
            <text:p>21</text:p>
          </table:table-cell>
          <table:table-cell table:formula="of:=IF([.I432]&gt;[.J4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5"/>
          <table:table-cell table:formula="of:=[.G432]+[.H432]*2" office:value-type="float" office:value="4.73467730749573E+164" calcext:value-type="float">
            <text:p>473467730749573000000000000000000000000000000000000000000000000000000000000000000000000000000000000000000000000000000000000000000000000000000000000000000000000000000</text:p>
          </table:table-cell>
          <table:table-cell table:formula="of:=[.H432]*2+[.H431]" office:value-type="float" office:value="3.34792243086029E+164" calcext:value-type="float">
            <text:p>334792243086029000000000000000000000000000000000000000000000000000000000000000000000000000000000000000000000000000000000000000000000000000000000000000000000000000000</text:p>
          </table:table-cell>
          <table:table-cell table:formula="of:=LEN([.G433])" office:value-type="float" office:value="21" calcext:value-type="float">
            <text:p>21</text:p>
          </table:table-cell>
          <table:table-cell table:formula="of:=LEN([.H433])" office:value-type="float" office:value="21" calcext:value-type="float">
            <text:p>21</text:p>
          </table:table-cell>
          <table:table-cell table:formula="of:=IF([.I433]&gt;[.J4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5"/>
          <table:table-cell table:formula="of:=[.G433]+[.H433]*2" office:value-type="float" office:value="1.14305221692163E+165" calcext:value-type="float">
            <text:p>1143052216921630000000000000000000000000000000000000000000000000000000000000000000000000000000000000000000000000000000000000000000000000000000000000000000000000000000</text:p>
          </table:table-cell>
          <table:table-cell table:formula="of:=[.H433]*2+[.H432]" office:value-type="float" office:value="8.08259973835602E+164" calcext:value-type="float">
            <text:p>808259973835602000000000000000000000000000000000000000000000000000000000000000000000000000000000000000000000000000000000000000000000000000000000000000000000000000000</text:p>
          </table:table-cell>
          <table:table-cell table:formula="of:=LEN([.G434])" office:value-type="float" office:value="21" calcext:value-type="float">
            <text:p>21</text:p>
          </table:table-cell>
          <table:table-cell table:formula="of:=LEN([.H434])" office:value-type="float" office:value="21" calcext:value-type="float">
            <text:p>21</text:p>
          </table:table-cell>
          <table:table-cell table:formula="of:=IF([.I434]&gt;[.J4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5"/>
          <table:table-cell table:formula="of:=[.G434]+[.H434]*2" office:value-type="float" office:value="2.75957216459284E+165" calcext:value-type="float">
            <text:p>2759572164592840000000000000000000000000000000000000000000000000000000000000000000000000000000000000000000000000000000000000000000000000000000000000000000000000000000</text:p>
          </table:table-cell>
          <table:table-cell table:formula="of:=[.H434]*2+[.H433]" office:value-type="float" office:value="1.95131219075723E+165" calcext:value-type="float">
            <text:p>1951312190757230000000000000000000000000000000000000000000000000000000000000000000000000000000000000000000000000000000000000000000000000000000000000000000000000000000</text:p>
          </table:table-cell>
          <table:table-cell table:formula="of:=LEN([.G435])" office:value-type="float" office:value="21" calcext:value-type="float">
            <text:p>21</text:p>
          </table:table-cell>
          <table:table-cell table:formula="of:=LEN([.H435])" office:value-type="float" office:value="21" calcext:value-type="float">
            <text:p>21</text:p>
          </table:table-cell>
          <table:table-cell table:formula="of:=IF([.I435]&gt;[.J4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5"/>
          <table:table-cell table:formula="of:=[.G435]+[.H435]*2" office:value-type="float" office:value="6.6621965461073E+165" calcext:value-type="float">
            <text:p>6662196546107300000000000000000000000000000000000000000000000000000000000000000000000000000000000000000000000000000000000000000000000000000000000000000000000000000000</text:p>
          </table:table-cell>
          <table:table-cell table:formula="of:=[.H435]*2+[.H434]" office:value-type="float" office:value="4.71088435535007E+165" calcext:value-type="float">
            <text:p>4710884355350070000000000000000000000000000000000000000000000000000000000000000000000000000000000000000000000000000000000000000000000000000000000000000000000000000000</text:p>
          </table:table-cell>
          <table:table-cell table:formula="of:=LEN([.G436])" office:value-type="float" office:value="20" calcext:value-type="float">
            <text:p>20</text:p>
          </table:table-cell>
          <table:table-cell table:formula="of:=LEN([.H436])" office:value-type="float" office:value="21" calcext:value-type="float">
            <text:p>21</text:p>
          </table:table-cell>
          <table:table-cell table:formula="of:=IF([.I436]&gt;[.J4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5"/>
          <table:table-cell table:formula="of:=[.G436]+[.H436]*2" office:value-type="float" office:value="1.60839652568074E+166" calcext:value-type="float">
            <text:p>16083965256807400000000000000000000000000000000000000000000000000000000000000000000000000000000000000000000000000000000000000000000000000000000000000000000000000000000</text:p>
          </table:table-cell>
          <table:table-cell table:formula="of:=[.H436]*2+[.H435]" office:value-type="float" office:value="1.13730809014574E+166" calcext:value-type="float">
            <text:p>11373080901457400000000000000000000000000000000000000000000000000000000000000000000000000000000000000000000000000000000000000000000000000000000000000000000000000000000</text:p>
          </table:table-cell>
          <table:table-cell table:formula="of:=LEN([.G437])" office:value-type="float" office:value="21" calcext:value-type="float">
            <text:p>21</text:p>
          </table:table-cell>
          <table:table-cell table:formula="of:=LEN([.H437])" office:value-type="float" office:value="21" calcext:value-type="float">
            <text:p>21</text:p>
          </table:table-cell>
          <table:table-cell table:formula="of:=IF([.I437]&gt;[.J4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5"/>
          <table:table-cell table:formula="of:=[.G437]+[.H437]*2" office:value-type="float" office:value="3.88301270597222E+166" calcext:value-type="float">
            <text:p>38830127059722200000000000000000000000000000000000000000000000000000000000000000000000000000000000000000000000000000000000000000000000000000000000000000000000000000000</text:p>
          </table:table-cell>
          <table:table-cell table:formula="of:=[.H437]*2+[.H436]" office:value-type="float" office:value="2.74570461582648E+166" calcext:value-type="float">
            <text:p>27457046158264800000000000000000000000000000000000000000000000000000000000000000000000000000000000000000000000000000000000000000000000000000000000000000000000000000000</text:p>
          </table:table-cell>
          <table:table-cell table:formula="of:=LEN([.G438])" office:value-type="float" office:value="21" calcext:value-type="float">
            <text:p>21</text:p>
          </table:table-cell>
          <table:table-cell table:formula="of:=LEN([.H438])" office:value-type="float" office:value="21" calcext:value-type="float">
            <text:p>21</text:p>
          </table:table-cell>
          <table:table-cell table:formula="of:=IF([.I438]&gt;[.J4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5"/>
          <table:table-cell table:formula="of:=[.G438]+[.H438]*2" office:value-type="float" office:value="9.37442193762518E+166" calcext:value-type="float">
            <text:p>93744219376251800000000000000000000000000000000000000000000000000000000000000000000000000000000000000000000000000000000000000000000000000000000000000000000000000000000</text:p>
          </table:table-cell>
          <table:table-cell table:formula="of:=[.H438]*2+[.H437]" office:value-type="float" office:value="6.6287173217987E+166" calcext:value-type="float">
            <text:p>66287173217987000000000000000000000000000000000000000000000000000000000000000000000000000000000000000000000000000000000000000000000000000000000000000000000000000000000</text:p>
          </table:table-cell>
          <table:table-cell table:formula="of:=LEN([.G439])" office:value-type="float" office:value="21" calcext:value-type="float">
            <text:p>21</text:p>
          </table:table-cell>
          <table:table-cell table:formula="of:=LEN([.H439])" office:value-type="float" office:value="20" calcext:value-type="float">
            <text:p>20</text:p>
          </table:table-cell>
          <table:table-cell table:formula="of:=IF([.I439]&gt;[.J43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5"/>
          <table:table-cell table:formula="of:=[.G439]+[.H439]*2" office:value-type="float" office:value="2.26318565812226E+167" calcext:value-type="float">
            <text:p>226318565812226000000000000000000000000000000000000000000000000000000000000000000000000000000000000000000000000000000000000000000000000000000000000000000000000000000000</text:p>
          </table:table-cell>
          <table:table-cell table:formula="of:=[.H439]*2+[.H438]" office:value-type="float" office:value="1.60031392594239E+167" calcext:value-type="float">
            <text:p>160031392594239000000000000000000000000000000000000000000000000000000000000000000000000000000000000000000000000000000000000000000000000000000000000000000000000000000000</text:p>
          </table:table-cell>
          <table:table-cell table:formula="of:=LEN([.G440])" office:value-type="float" office:value="21" calcext:value-type="float">
            <text:p>21</text:p>
          </table:table-cell>
          <table:table-cell table:formula="of:=LEN([.H440])" office:value-type="float" office:value="21" calcext:value-type="float">
            <text:p>21</text:p>
          </table:table-cell>
          <table:table-cell table:formula="of:=IF([.I440]&gt;[.J4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5"/>
          <table:table-cell table:formula="of:=[.G440]+[.H440]*2" office:value-type="float" office:value="5.46381351000704E+167" calcext:value-type="float">
            <text:p>546381351000704000000000000000000000000000000000000000000000000000000000000000000000000000000000000000000000000000000000000000000000000000000000000000000000000000000000</text:p>
          </table:table-cell>
          <table:table-cell table:formula="of:=[.H440]*2+[.H439]" office:value-type="float" office:value="3.86349958406465E+167" calcext:value-type="float">
            <text:p>386349958406465000000000000000000000000000000000000000000000000000000000000000000000000000000000000000000000000000000000000000000000000000000000000000000000000000000000</text:p>
          </table:table-cell>
          <table:table-cell table:formula="of:=LEN([.G441])" office:value-type="float" office:value="21" calcext:value-type="float">
            <text:p>21</text:p>
          </table:table-cell>
          <table:table-cell table:formula="of:=LEN([.H441])" office:value-type="float" office:value="21" calcext:value-type="float">
            <text:p>21</text:p>
          </table:table-cell>
          <table:table-cell table:formula="of:=IF([.I441]&gt;[.J4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5"/>
          <table:table-cell table:formula="of:=[.G441]+[.H441]*2" office:value-type="float" office:value="1.31908126781363E+168" calcext:value-type="float">
            <text:p>1319081267813630000000000000000000000000000000000000000000000000000000000000000000000000000000000000000000000000000000000000000000000000000000000000000000000000000000000</text:p>
          </table:table-cell>
          <table:table-cell table:formula="of:=[.H441]*2+[.H440]" office:value-type="float" office:value="9.32731309407168E+167" calcext:value-type="float">
            <text:p>932731309407168000000000000000000000000000000000000000000000000000000000000000000000000000000000000000000000000000000000000000000000000000000000000000000000000000000000</text:p>
          </table:table-cell>
          <table:table-cell table:formula="of:=LEN([.G442])" office:value-type="float" office:value="21" calcext:value-type="float">
            <text:p>21</text:p>
          </table:table-cell>
          <table:table-cell table:formula="of:=LEN([.H442])" office:value-type="float" office:value="21" calcext:value-type="float">
            <text:p>21</text:p>
          </table:table-cell>
          <table:table-cell table:formula="of:=IF([.I442]&gt;[.J4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5"/>
          <table:table-cell table:formula="of:=[.G442]+[.H442]*2" office:value-type="float" office:value="3.18454388662797E+168" calcext:value-type="float">
            <text:p>3184543886627970000000000000000000000000000000000000000000000000000000000000000000000000000000000000000000000000000000000000000000000000000000000000000000000000000000000</text:p>
          </table:table-cell>
          <table:table-cell table:formula="of:=[.H442]*2+[.H441]" office:value-type="float" office:value="2.2518125772208E+168" calcext:value-type="float">
            <text:p>2251812577220800000000000000000000000000000000000000000000000000000000000000000000000000000000000000000000000000000000000000000000000000000000000000000000000000000000000</text:p>
          </table:table-cell>
          <table:table-cell table:formula="of:=LEN([.G443])" office:value-type="float" office:value="21" calcext:value-type="float">
            <text:p>21</text:p>
          </table:table-cell>
          <table:table-cell table:formula="of:=LEN([.H443])" office:value-type="float" office:value="20" calcext:value-type="float">
            <text:p>20</text:p>
          </table:table-cell>
          <table:table-cell table:formula="of:=IF([.I443]&gt;[.J44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5"/>
          <table:table-cell table:formula="of:=[.G443]+[.H443]*2" office:value-type="float" office:value="7.68816904106957E+168" calcext:value-type="float">
            <text:p>7688169041069570000000000000000000000000000000000000000000000000000000000000000000000000000000000000000000000000000000000000000000000000000000000000000000000000000000000</text:p>
          </table:table-cell>
          <table:table-cell table:formula="of:=[.H443]*2+[.H442]" office:value-type="float" office:value="5.43635646384877E+168" calcext:value-type="float">
            <text:p>5436356463848770000000000000000000000000000000000000000000000000000000000000000000000000000000000000000000000000000000000000000000000000000000000000000000000000000000000</text:p>
          </table:table-cell>
          <table:table-cell table:formula="of:=LEN([.G444])" office:value-type="float" office:value="21" calcext:value-type="float">
            <text:p>21</text:p>
          </table:table-cell>
          <table:table-cell table:formula="of:=LEN([.H444])" office:value-type="float" office:value="21" calcext:value-type="float">
            <text:p>21</text:p>
          </table:table-cell>
          <table:table-cell table:formula="of:=IF([.I444]&gt;[.J4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5"/>
          <table:table-cell table:formula="of:=[.G444]+[.H444]*2" office:value-type="float" office:value="1.85608819687671E+169" calcext:value-type="float">
            <text:p>18560881968767100000000000000000000000000000000000000000000000000000000000000000000000000000000000000000000000000000000000000000000000000000000000000000000000000000000000</text:p>
          </table:table-cell>
          <table:table-cell table:formula="of:=[.H444]*2+[.H443]" office:value-type="float" office:value="1.31245255049183E+169" calcext:value-type="float">
            <text:p>13124525504918300000000000000000000000000000000000000000000000000000000000000000000000000000000000000000000000000000000000000000000000000000000000000000000000000000000000</text:p>
          </table:table-cell>
          <table:table-cell table:formula="of:=LEN([.G445])" office:value-type="float" office:value="21" calcext:value-type="float">
            <text:p>21</text:p>
          </table:table-cell>
          <table:table-cell table:formula="of:=LEN([.H445])" office:value-type="float" office:value="21" calcext:value-type="float">
            <text:p>21</text:p>
          </table:table-cell>
          <table:table-cell table:formula="of:=IF([.I445]&gt;[.J4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5"/>
          <table:table-cell table:formula="of:=[.G445]+[.H445]*2" office:value-type="float" office:value="4.48099329786038E+169" calcext:value-type="float">
            <text:p>44809932978603800000000000000000000000000000000000000000000000000000000000000000000000000000000000000000000000000000000000000000000000000000000000000000000000000000000000</text:p>
          </table:table-cell>
          <table:table-cell table:formula="of:=[.H445]*2+[.H444]" office:value-type="float" office:value="3.16854074736854E+169" calcext:value-type="float">
            <text:p>31685407473685400000000000000000000000000000000000000000000000000000000000000000000000000000000000000000000000000000000000000000000000000000000000000000000000000000000000</text:p>
          </table:table-cell>
          <table:table-cell table:formula="of:=LEN([.G446])" office:value-type="float" office:value="21" calcext:value-type="float">
            <text:p>21</text:p>
          </table:table-cell>
          <table:table-cell table:formula="of:=LEN([.H446])" office:value-type="float" office:value="21" calcext:value-type="float">
            <text:p>21</text:p>
          </table:table-cell>
          <table:table-cell table:formula="of:=IF([.I446]&gt;[.J4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5"/>
          <table:table-cell table:formula="of:=[.G446]+[.H446]*2" office:value-type="float" office:value="1.08180747925975E+170" calcext:value-type="float">
            <text:p>108180747925975000000000000000000000000000000000000000000000000000000000000000000000000000000000000000000000000000000000000000000000000000000000000000000000000000000000000</text:p>
          </table:table-cell>
          <table:table-cell table:formula="of:=[.H446]*2+[.H445]" office:value-type="float" office:value="7.64953404522892E+169" calcext:value-type="float">
            <text:p>76495340452289200000000000000000000000000000000000000000000000000000000000000000000000000000000000000000000000000000000000000000000000000000000000000000000000000000000000</text:p>
          </table:table-cell>
          <table:table-cell table:formula="of:=LEN([.G447])" office:value-type="float" office:value="21" calcext:value-type="float">
            <text:p>21</text:p>
          </table:table-cell>
          <table:table-cell table:formula="of:=LEN([.H447])" office:value-type="float" office:value="21" calcext:value-type="float">
            <text:p>21</text:p>
          </table:table-cell>
          <table:table-cell table:formula="of:=IF([.I447]&gt;[.J4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5"/>
          <table:table-cell table:formula="of:=[.G447]+[.H447]*2" office:value-type="float" office:value="2.61171428830553E+170" calcext:value-type="float">
            <text:p>261171428830553000000000000000000000000000000000000000000000000000000000000000000000000000000000000000000000000000000000000000000000000000000000000000000000000000000000000</text:p>
          </table:table-cell>
          <table:table-cell table:formula="of:=[.H447]*2+[.H446]" office:value-type="float" office:value="1.84676088378264E+170" calcext:value-type="float">
            <text:p>184676088378264000000000000000000000000000000000000000000000000000000000000000000000000000000000000000000000000000000000000000000000000000000000000000000000000000000000000</text:p>
          </table:table-cell>
          <table:table-cell table:formula="of:=LEN([.G448])" office:value-type="float" office:value="21" calcext:value-type="float">
            <text:p>21</text:p>
          </table:table-cell>
          <table:table-cell table:formula="of:=LEN([.H448])" office:value-type="float" office:value="21" calcext:value-type="float">
            <text:p>21</text:p>
          </table:table-cell>
          <table:table-cell table:formula="of:=IF([.I448]&gt;[.J4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5"/>
          <table:table-cell table:formula="of:=[.G448]+[.H448]*2" office:value-type="float" office:value="6.30523605587081E+170" calcext:value-type="float">
            <text:p>630523605587081000000000000000000000000000000000000000000000000000000000000000000000000000000000000000000000000000000000000000000000000000000000000000000000000000000000000</text:p>
          </table:table-cell>
          <table:table-cell table:formula="of:=[.H448]*2+[.H447]" office:value-type="float" office:value="4.45847517208817E+170" calcext:value-type="float">
            <text:p>445847517208817000000000000000000000000000000000000000000000000000000000000000000000000000000000000000000000000000000000000000000000000000000000000000000000000000000000000</text:p>
          </table:table-cell>
          <table:table-cell table:formula="of:=LEN([.G449])" office:value-type="float" office:value="21" calcext:value-type="float">
            <text:p>21</text:p>
          </table:table-cell>
          <table:table-cell table:formula="of:=LEN([.H449])" office:value-type="float" office:value="21" calcext:value-type="float">
            <text:p>21</text:p>
          </table:table-cell>
          <table:table-cell table:formula="of:=IF([.I449]&gt;[.J4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5"/>
          <table:table-cell table:formula="of:=[.G449]+[.H449]*2" office:value-type="float" office:value="1.52221864000472E+171" calcext:value-type="float">
            <text:p>1522218640004720000000000000000000000000000000000000000000000000000000000000000000000000000000000000000000000000000000000000000000000000000000000000000000000000000000000000</text:p>
          </table:table-cell>
          <table:table-cell table:formula="of:=[.H449]*2+[.H448]" office:value-type="float" office:value="1.0763711227959E+171" calcext:value-type="float">
            <text:p>1076371122795900000000000000000000000000000000000000000000000000000000000000000000000000000000000000000000000000000000000000000000000000000000000000000000000000000000000000</text:p>
          </table:table-cell>
          <table:table-cell table:formula="of:=LEN([.G450])" office:value-type="float" office:value="21" calcext:value-type="float">
            <text:p>21</text:p>
          </table:table-cell>
          <table:table-cell table:formula="of:=LEN([.H450])" office:value-type="float" office:value="20" calcext:value-type="float">
            <text:p>20</text:p>
          </table:table-cell>
          <table:table-cell table:formula="of:=IF([.I450]&gt;[.J45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5"/>
          <table:table-cell table:formula="of:=[.G450]+[.H450]*2" office:value-type="float" office:value="3.67496088559651E+171" calcext:value-type="float">
            <text:p>3674960885596510000000000000000000000000000000000000000000000000000000000000000000000000000000000000000000000000000000000000000000000000000000000000000000000000000000000000</text:p>
          </table:table-cell>
          <table:table-cell table:formula="of:=[.H450]*2+[.H449]" office:value-type="float" office:value="2.59858976280061E+171" calcext:value-type="float">
            <text:p>2598589762800610000000000000000000000000000000000000000000000000000000000000000000000000000000000000000000000000000000000000000000000000000000000000000000000000000000000000</text:p>
          </table:table-cell>
          <table:table-cell table:formula="of:=LEN([.G451])" office:value-type="float" office:value="21" calcext:value-type="float">
            <text:p>21</text:p>
          </table:table-cell>
          <table:table-cell table:formula="of:=LEN([.H451])" office:value-type="float" office:value="21" calcext:value-type="float">
            <text:p>21</text:p>
          </table:table-cell>
          <table:table-cell table:formula="of:=IF([.I451]&gt;[.J4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5"/>
          <table:table-cell table:formula="of:=[.G451]+[.H451]*2" office:value-type="float" office:value="8.87214041119774E+171" calcext:value-type="float">
            <text:p>8872140411197740000000000000000000000000000000000000000000000000000000000000000000000000000000000000000000000000000000000000000000000000000000000000000000000000000000000000</text:p>
          </table:table-cell>
          <table:table-cell table:formula="of:=[.H451]*2+[.H450]" office:value-type="float" office:value="6.27355064839712E+171" calcext:value-type="float">
            <text:p>6273550648397120000000000000000000000000000000000000000000000000000000000000000000000000000000000000000000000000000000000000000000000000000000000000000000000000000000000000</text:p>
          </table:table-cell>
          <table:table-cell table:formula="of:=LEN([.G452])" office:value-type="float" office:value="21" calcext:value-type="float">
            <text:p>21</text:p>
          </table:table-cell>
          <table:table-cell table:formula="of:=LEN([.H452])" office:value-type="float" office:value="21" calcext:value-type="float">
            <text:p>21</text:p>
          </table:table-cell>
          <table:table-cell table:formula="of:=IF([.I452]&gt;[.J4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5"/>
          <table:table-cell table:formula="of:=[.G452]+[.H452]*2" office:value-type="float" office:value="2.1419241707992E+172" calcext:value-type="float">
            <text:p>21419241707992000000000000000000000000000000000000000000000000000000000000000000000000000000000000000000000000000000000000000000000000000000000000000000000000000000000000000</text:p>
          </table:table-cell>
          <table:table-cell table:formula="of:=[.H452]*2+[.H451]" office:value-type="float" office:value="1.51456910595949E+172" calcext:value-type="float">
            <text:p>15145691059594900000000000000000000000000000000000000000000000000000000000000000000000000000000000000000000000000000000000000000000000000000000000000000000000000000000000000</text:p>
          </table:table-cell>
          <table:table-cell table:formula="of:=LEN([.G453])" office:value-type="float" office:value="20" calcext:value-type="float">
            <text:p>20</text:p>
          </table:table-cell>
          <table:table-cell table:formula="of:=LEN([.H453])" office:value-type="float" office:value="21" calcext:value-type="float">
            <text:p>21</text:p>
          </table:table-cell>
          <table:table-cell table:formula="of:=IF([.I453]&gt;[.J4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5"/>
          <table:table-cell table:formula="of:=[.G453]+[.H453]*2" office:value-type="float" office:value="5.17106238271817E+172" calcext:value-type="float">
            <text:p>51710623827181700000000000000000000000000000000000000000000000000000000000000000000000000000000000000000000000000000000000000000000000000000000000000000000000000000000000000</text:p>
          </table:table-cell>
          <table:table-cell table:formula="of:=[.H453]*2+[.H452]" office:value-type="float" office:value="3.65649327675868E+172" calcext:value-type="float">
            <text:p>36564932767586800000000000000000000000000000000000000000000000000000000000000000000000000000000000000000000000000000000000000000000000000000000000000000000000000000000000000</text:p>
          </table:table-cell>
          <table:table-cell table:formula="of:=LEN([.G454])" office:value-type="float" office:value="21" calcext:value-type="float">
            <text:p>21</text:p>
          </table:table-cell>
          <table:table-cell table:formula="of:=LEN([.H454])" office:value-type="float" office:value="21" calcext:value-type="float">
            <text:p>21</text:p>
          </table:table-cell>
          <table:table-cell table:formula="of:=IF([.I454]&gt;[.J4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5"/>
          <table:table-cell table:formula="of:=[.G454]+[.H454]*2" office:value-type="float" office:value="1.24840489362355E+173" calcext:value-type="float">
            <text:p>124840489362355000000000000000000000000000000000000000000000000000000000000000000000000000000000000000000000000000000000000000000000000000000000000000000000000000000000000000</text:p>
          </table:table-cell>
          <table:table-cell table:formula="of:=[.H454]*2+[.H453]" office:value-type="float" office:value="8.82755565947686E+172" calcext:value-type="float">
            <text:p>88275556594768600000000000000000000000000000000000000000000000000000000000000000000000000000000000000000000000000000000000000000000000000000000000000000000000000000000000000</text:p>
          </table:table-cell>
          <table:table-cell table:formula="of:=LEN([.G455])" office:value-type="float" office:value="21" calcext:value-type="float">
            <text:p>21</text:p>
          </table:table-cell>
          <table:table-cell table:formula="of:=LEN([.H455])" office:value-type="float" office:value="21" calcext:value-type="float">
            <text:p>21</text:p>
          </table:table-cell>
          <table:table-cell table:formula="of:=IF([.I455]&gt;[.J4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5"/>
          <table:table-cell table:formula="of:=[.G455]+[.H455]*2" office:value-type="float" office:value="3.01391602551893E+173" calcext:value-type="float">
            <text:p>301391602551893000000000000000000000000000000000000000000000000000000000000000000000000000000000000000000000000000000000000000000000000000000000000000000000000000000000000000</text:p>
          </table:table-cell>
          <table:table-cell table:formula="of:=[.H455]*2+[.H454]" office:value-type="float" office:value="2.13116045957124E+173" calcext:value-type="float">
            <text:p>213116045957124000000000000000000000000000000000000000000000000000000000000000000000000000000000000000000000000000000000000000000000000000000000000000000000000000000000000000</text:p>
          </table:table-cell>
          <table:table-cell table:formula="of:=LEN([.G456])" office:value-type="float" office:value="21" calcext:value-type="float">
            <text:p>21</text:p>
          </table:table-cell>
          <table:table-cell table:formula="of:=LEN([.H456])" office:value-type="float" office:value="21" calcext:value-type="float">
            <text:p>21</text:p>
          </table:table-cell>
          <table:table-cell table:formula="of:=IF([.I456]&gt;[.J4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5"/>
          <table:table-cell table:formula="of:=[.G456]+[.H456]*2" office:value-type="float" office:value="7.27623694466141E+173" calcext:value-type="float">
            <text:p>727623694466141000000000000000000000000000000000000000000000000000000000000000000000000000000000000000000000000000000000000000000000000000000000000000000000000000000000000000</text:p>
          </table:table-cell>
          <table:table-cell table:formula="of:=[.H456]*2+[.H455]" office:value-type="float" office:value="5.14507648509017E+173" calcext:value-type="float">
            <text:p>514507648509017000000000000000000000000000000000000000000000000000000000000000000000000000000000000000000000000000000000000000000000000000000000000000000000000000000000000000</text:p>
          </table:table-cell>
          <table:table-cell table:formula="of:=LEN([.G457])" office:value-type="float" office:value="21" calcext:value-type="float">
            <text:p>21</text:p>
          </table:table-cell>
          <table:table-cell table:formula="of:=LEN([.H457])" office:value-type="float" office:value="21" calcext:value-type="float">
            <text:p>21</text:p>
          </table:table-cell>
          <table:table-cell table:formula="of:=IF([.I457]&gt;[.J4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5"/>
          <table:table-cell table:formula="of:=[.G457]+[.H457]*2" office:value-type="float" office:value="1.75663899148417E+174" calcext:value-type="float">
            <text:p>1756638991484170000000000000000000000000000000000000000000000000000000000000000000000000000000000000000000000000000000000000000000000000000000000000000000000000000000000000000</text:p>
          </table:table-cell>
          <table:table-cell table:formula="of:=[.H457]*2+[.H456]" office:value-type="float" office:value="1.24213134297516E+174" calcext:value-type="float">
            <text:p>1242131342975160000000000000000000000000000000000000000000000000000000000000000000000000000000000000000000000000000000000000000000000000000000000000000000000000000000000000000</text:p>
          </table:table-cell>
          <table:table-cell table:formula="of:=LEN([.G458])" office:value-type="float" office:value="21" calcext:value-type="float">
            <text:p>21</text:p>
          </table:table-cell>
          <table:table-cell table:formula="of:=LEN([.H458])" office:value-type="float" office:value="21" calcext:value-type="float">
            <text:p>21</text:p>
          </table:table-cell>
          <table:table-cell table:formula="of:=IF([.I458]&gt;[.J4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5"/>
          <table:table-cell table:formula="of:=[.G458]+[.H458]*2" office:value-type="float" office:value="4.24090167743449E+174" calcext:value-type="float">
            <text:p>4240901677434490000000000000000000000000000000000000000000000000000000000000000000000000000000000000000000000000000000000000000000000000000000000000000000000000000000000000000</text:p>
          </table:table-cell>
          <table:table-cell table:formula="of:=[.H458]*2+[.H457]" office:value-type="float" office:value="2.99877033445933E+174" calcext:value-type="float">
            <text:p>2998770334459330000000000000000000000000000000000000000000000000000000000000000000000000000000000000000000000000000000000000000000000000000000000000000000000000000000000000000</text:p>
          </table:table-cell>
          <table:table-cell table:formula="of:=LEN([.G459])" office:value-type="float" office:value="21" calcext:value-type="float">
            <text:p>21</text:p>
          </table:table-cell>
          <table:table-cell table:formula="of:=LEN([.H459])" office:value-type="float" office:value="21" calcext:value-type="float">
            <text:p>21</text:p>
          </table:table-cell>
          <table:table-cell table:formula="of:=IF([.I459]&gt;[.J4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5"/>
          <table:table-cell table:formula="of:=[.G459]+[.H459]*2" office:value-type="float" office:value="1.02384423463532E+175" calcext:value-type="float">
            <text:p>10238442346353200000000000000000000000000000000000000000000000000000000000000000000000000000000000000000000000000000000000000000000000000000000000000000000000000000000000000000</text:p>
          </table:table-cell>
          <table:table-cell table:formula="of:=[.H459]*2+[.H458]" office:value-type="float" office:value="7.23967201189382E+174" calcext:value-type="float">
            <text:p>7239672011893820000000000000000000000000000000000000000000000000000000000000000000000000000000000000000000000000000000000000000000000000000000000000000000000000000000000000000</text:p>
          </table:table-cell>
          <table:table-cell table:formula="of:=LEN([.G460])" office:value-type="float" office:value="21" calcext:value-type="float">
            <text:p>21</text:p>
          </table:table-cell>
          <table:table-cell table:formula="of:=LEN([.H460])" office:value-type="float" office:value="21" calcext:value-type="float">
            <text:p>21</text:p>
          </table:table-cell>
          <table:table-cell table:formula="of:=IF([.I460]&gt;[.J4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5"/>
          <table:table-cell table:formula="of:=[.G460]+[.H460]*2" office:value-type="float" office:value="2.47177863701408E+175" calcext:value-type="float">
            <text:p>24717786370140800000000000000000000000000000000000000000000000000000000000000000000000000000000000000000000000000000000000000000000000000000000000000000000000000000000000000000</text:p>
          </table:table-cell>
          <table:table-cell table:formula="of:=[.H460]*2+[.H459]" office:value-type="float" office:value="1.7478114358247E+175" calcext:value-type="float">
            <text:p>17478114358247000000000000000000000000000000000000000000000000000000000000000000000000000000000000000000000000000000000000000000000000000000000000000000000000000000000000000000</text:p>
          </table:table-cell>
          <table:table-cell table:formula="of:=LEN([.G461])" office:value-type="float" office:value="21" calcext:value-type="float">
            <text:p>21</text:p>
          </table:table-cell>
          <table:table-cell table:formula="of:=LEN([.H461])" office:value-type="float" office:value="20" calcext:value-type="float">
            <text:p>20</text:p>
          </table:table-cell>
          <table:table-cell table:formula="of:=IF([.I461]&gt;[.J46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5"/>
          <table:table-cell table:formula="of:=[.G461]+[.H461]*2" office:value-type="float" office:value="5.96740150866347E+175" calcext:value-type="float">
            <text:p>59674015086634700000000000000000000000000000000000000000000000000000000000000000000000000000000000000000000000000000000000000000000000000000000000000000000000000000000000000000</text:p>
          </table:table-cell>
          <table:table-cell table:formula="of:=[.H461]*2+[.H460]" office:value-type="float" office:value="4.21959007283878E+175" calcext:value-type="float">
            <text:p>42195900728387800000000000000000000000000000000000000000000000000000000000000000000000000000000000000000000000000000000000000000000000000000000000000000000000000000000000000000</text:p>
          </table:table-cell>
          <table:table-cell table:formula="of:=LEN([.G462])" office:value-type="float" office:value="21" calcext:value-type="float">
            <text:p>21</text:p>
          </table:table-cell>
          <table:table-cell table:formula="of:=LEN([.H462])" office:value-type="float" office:value="21" calcext:value-type="float">
            <text:p>21</text:p>
          </table:table-cell>
          <table:table-cell table:formula="of:=IF([.I462]&gt;[.J4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5"/>
          <table:table-cell table:formula="of:=[.G462]+[.H462]*2" office:value-type="float" office:value="1.4406581654341E+176" calcext:value-type="float">
            <text:p>144065816543410000000000000000000000000000000000000000000000000000000000000000000000000000000000000000000000000000000000000000000000000000000000000000000000000000000000000000000</text:p>
          </table:table-cell>
          <table:table-cell table:formula="of:=[.H462]*2+[.H461]" office:value-type="float" office:value="1.01869915815022E+176" calcext:value-type="float">
            <text:p>101869915815022000000000000000000000000000000000000000000000000000000000000000000000000000000000000000000000000000000000000000000000000000000000000000000000000000000000000000000</text:p>
          </table:table-cell>
          <table:table-cell table:formula="of:=LEN([.G463])" office:value-type="float" office:value="20" calcext:value-type="float">
            <text:p>20</text:p>
          </table:table-cell>
          <table:table-cell table:formula="of:=LEN([.H463])" office:value-type="float" office:value="21" calcext:value-type="float">
            <text:p>21</text:p>
          </table:table-cell>
          <table:table-cell table:formula="of:=IF([.I463]&gt;[.J4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5"/>
          <table:table-cell table:formula="of:=[.G463]+[.H463]*2" office:value-type="float" office:value="3.47805648173455E+176" calcext:value-type="float">
            <text:p>347805648173455000000000000000000000000000000000000000000000000000000000000000000000000000000000000000000000000000000000000000000000000000000000000000000000000000000000000000000</text:p>
          </table:table-cell>
          <table:table-cell table:formula="of:=[.H463]*2+[.H462]" office:value-type="float" office:value="2.45935732358433E+176" calcext:value-type="float">
            <text:p>245935732358433000000000000000000000000000000000000000000000000000000000000000000000000000000000000000000000000000000000000000000000000000000000000000000000000000000000000000000</text:p>
          </table:table-cell>
          <table:table-cell table:formula="of:=LEN([.G464])" office:value-type="float" office:value="21" calcext:value-type="float">
            <text:p>21</text:p>
          </table:table-cell>
          <table:table-cell table:formula="of:=LEN([.H464])" office:value-type="float" office:value="21" calcext:value-type="float">
            <text:p>21</text:p>
          </table:table-cell>
          <table:table-cell table:formula="of:=IF([.I464]&gt;[.J4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5"/>
          <table:table-cell table:formula="of:=[.G464]+[.H464]*2" office:value-type="float" office:value="8.39677112890321E+176" calcext:value-type="float">
            <text:p>839677112890321000000000000000000000000000000000000000000000000000000000000000000000000000000000000000000000000000000000000000000000000000000000000000000000000000000000000000000</text:p>
          </table:table-cell>
          <table:table-cell table:formula="of:=[.H464]*2+[.H463]" office:value-type="float" office:value="5.93741380531888E+176" calcext:value-type="float">
            <text:p>593741380531888000000000000000000000000000000000000000000000000000000000000000000000000000000000000000000000000000000000000000000000000000000000000000000000000000000000000000000</text:p>
          </table:table-cell>
          <table:table-cell table:formula="of:=LEN([.G465])" office:value-type="float" office:value="21" calcext:value-type="float">
            <text:p>21</text:p>
          </table:table-cell>
          <table:table-cell table:formula="of:=LEN([.H465])" office:value-type="float" office:value="21" calcext:value-type="float">
            <text:p>21</text:p>
          </table:table-cell>
          <table:table-cell table:formula="of:=IF([.I465]&gt;[.J4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5"/>
          <table:table-cell table:formula="of:=[.G465]+[.H465]*2" office:value-type="float" office:value="2.0271598739541E+177" calcext:value-type="float">
            <text:p>2027159873954100000000000000000000000000000000000000000000000000000000000000000000000000000000000000000000000000000000000000000000000000000000000000000000000000000000000000000000</text:p>
          </table:table-cell>
          <table:table-cell table:formula="of:=[.H465]*2+[.H464]" office:value-type="float" office:value="1.43341849342221E+177" calcext:value-type="float">
            <text:p>1433418493422210000000000000000000000000000000000000000000000000000000000000000000000000000000000000000000000000000000000000000000000000000000000000000000000000000000000000000000</text:p>
          </table:table-cell>
          <table:table-cell table:formula="of:=LEN([.G466])" office:value-type="float" office:value="20" calcext:value-type="float">
            <text:p>20</text:p>
          </table:table-cell>
          <table:table-cell table:formula="of:=LEN([.H466])" office:value-type="float" office:value="21" calcext:value-type="float">
            <text:p>21</text:p>
          </table:table-cell>
          <table:table-cell table:formula="of:=IF([.I466]&gt;[.J4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5"/>
          <table:table-cell table:formula="of:=[.G466]+[.H466]*2" office:value-type="float" office:value="4.89399686079851E+177" calcext:value-type="float">
            <text:p>4893996860798510000000000000000000000000000000000000000000000000000000000000000000000000000000000000000000000000000000000000000000000000000000000000000000000000000000000000000000</text:p>
          </table:table-cell>
          <table:table-cell table:formula="of:=[.H466]*2+[.H465]" office:value-type="float" office:value="3.4605783673763E+177" calcext:value-type="float">
            <text:p>3460578367376300000000000000000000000000000000000000000000000000000000000000000000000000000000000000000000000000000000000000000000000000000000000000000000000000000000000000000000</text:p>
          </table:table-cell>
          <table:table-cell table:formula="of:=LEN([.G467])" office:value-type="float" office:value="21" calcext:value-type="float">
            <text:p>21</text:p>
          </table:table-cell>
          <table:table-cell table:formula="of:=LEN([.H467])" office:value-type="float" office:value="20" calcext:value-type="float">
            <text:p>20</text:p>
          </table:table-cell>
          <table:table-cell table:formula="of:=IF([.I467]&gt;[.J46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5"/>
          <table:table-cell table:formula="of:=[.G467]+[.H467]*2" office:value-type="float" office:value="1.18151535955511E+178" calcext:value-type="float">
            <text:p>11815153595551100000000000000000000000000000000000000000000000000000000000000000000000000000000000000000000000000000000000000000000000000000000000000000000000000000000000000000000</text:p>
          </table:table-cell>
          <table:table-cell table:formula="of:=[.H467]*2+[.H466]" office:value-type="float" office:value="8.35457522817482E+177" calcext:value-type="float">
            <text:p>8354575228174820000000000000000000000000000000000000000000000000000000000000000000000000000000000000000000000000000000000000000000000000000000000000000000000000000000000000000000</text:p>
          </table:table-cell>
          <table:table-cell table:formula="of:=LEN([.G468])" office:value-type="float" office:value="21" calcext:value-type="float">
            <text:p>21</text:p>
          </table:table-cell>
          <table:table-cell table:formula="of:=LEN([.H468])" office:value-type="float" office:value="21" calcext:value-type="float">
            <text:p>21</text:p>
          </table:table-cell>
          <table:table-cell table:formula="of:=IF([.I468]&gt;[.J4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5"/>
          <table:table-cell table:formula="of:=[.G468]+[.H468]*2" office:value-type="float" office:value="2.85243040519008E+178" calcext:value-type="float">
            <text:p>28524304051900800000000000000000000000000000000000000000000000000000000000000000000000000000000000000000000000000000000000000000000000000000000000000000000000000000000000000000000</text:p>
          </table:table-cell>
          <table:table-cell table:formula="of:=[.H468]*2+[.H467]" office:value-type="float" office:value="2.01697288237259E+178" calcext:value-type="float">
            <text:p>20169728823725900000000000000000000000000000000000000000000000000000000000000000000000000000000000000000000000000000000000000000000000000000000000000000000000000000000000000000000</text:p>
          </table:table-cell>
          <table:table-cell table:formula="of:=LEN([.G469])" office:value-type="float" office:value="21" calcext:value-type="float">
            <text:p>21</text:p>
          </table:table-cell>
          <table:table-cell table:formula="of:=LEN([.H469])" office:value-type="float" office:value="21" calcext:value-type="float">
            <text:p>21</text:p>
          </table:table-cell>
          <table:table-cell table:formula="of:=IF([.I469]&gt;[.J4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5"/>
          <table:table-cell table:formula="of:=[.G469]+[.H469]*2" office:value-type="float" office:value="6.88637616993526E+178" calcext:value-type="float">
            <text:p>68863761699352600000000000000000000000000000000000000000000000000000000000000000000000000000000000000000000000000000000000000000000000000000000000000000000000000000000000000000000</text:p>
          </table:table-cell>
          <table:table-cell table:formula="of:=[.H469]*2+[.H468]" office:value-type="float" office:value="4.86940328756267E+178" calcext:value-type="float">
            <text:p>48694032875626700000000000000000000000000000000000000000000000000000000000000000000000000000000000000000000000000000000000000000000000000000000000000000000000000000000000000000000</text:p>
          </table:table-cell>
          <table:table-cell table:formula="of:=LEN([.G470])" office:value-type="float" office:value="21" calcext:value-type="float">
            <text:p>21</text:p>
          </table:table-cell>
          <table:table-cell table:formula="of:=LEN([.H470])" office:value-type="float" office:value="21" calcext:value-type="float">
            <text:p>21</text:p>
          </table:table-cell>
          <table:table-cell table:formula="of:=IF([.I470]&gt;[.J4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5"/>
          <table:table-cell table:formula="of:=[.G470]+[.H470]*2" office:value-type="float" office:value="1.66251827450606E+179" calcext:value-type="float">
            <text:p>166251827450606000000000000000000000000000000000000000000000000000000000000000000000000000000000000000000000000000000000000000000000000000000000000000000000000000000000000000000000</text:p>
          </table:table-cell>
          <table:table-cell table:formula="of:=[.H470]*2+[.H469]" office:value-type="float" office:value="1.17557794574979E+179" calcext:value-type="float">
            <text:p>117557794574979000000000000000000000000000000000000000000000000000000000000000000000000000000000000000000000000000000000000000000000000000000000000000000000000000000000000000000000</text:p>
          </table:table-cell>
          <table:table-cell table:formula="of:=LEN([.G471])" office:value-type="float" office:value="21" calcext:value-type="float">
            <text:p>21</text:p>
          </table:table-cell>
          <table:table-cell table:formula="of:=LEN([.H471])" office:value-type="float" office:value="21" calcext:value-type="float">
            <text:p>21</text:p>
          </table:table-cell>
          <table:table-cell table:formula="of:=IF([.I471]&gt;[.J4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5"/>
          <table:table-cell table:formula="of:=[.G471]+[.H471]*2" office:value-type="float" office:value="4.01367416600565E+179" calcext:value-type="float">
            <text:p>401367416600565000000000000000000000000000000000000000000000000000000000000000000000000000000000000000000000000000000000000000000000000000000000000000000000000000000000000000000000</text:p>
          </table:table-cell>
          <table:table-cell table:formula="of:=[.H471]*2+[.H470]" office:value-type="float" office:value="2.83809622025585E+179" calcext:value-type="float">
            <text:p>283809622025585000000000000000000000000000000000000000000000000000000000000000000000000000000000000000000000000000000000000000000000000000000000000000000000000000000000000000000000</text:p>
          </table:table-cell>
          <table:table-cell table:formula="of:=LEN([.G472])" office:value-type="float" office:value="21" calcext:value-type="float">
            <text:p>21</text:p>
          </table:table-cell>
          <table:table-cell table:formula="of:=LEN([.H472])" office:value-type="float" office:value="21" calcext:value-type="float">
            <text:p>21</text:p>
          </table:table-cell>
          <table:table-cell table:formula="of:=IF([.I472]&gt;[.J4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5"/>
          <table:table-cell table:formula="of:=[.G472]+[.H472]*2" office:value-type="float" office:value="9.68986660651735E+179" calcext:value-type="float">
            <text:p>968986660651735000000000000000000000000000000000000000000000000000000000000000000000000000000000000000000000000000000000000000000000000000000000000000000000000000000000000000000000</text:p>
          </table:table-cell>
          <table:table-cell table:formula="of:=[.H472]*2+[.H471]" office:value-type="float" office:value="6.8517703862615E+179" calcext:value-type="float">
            <text:p>685177038626150000000000000000000000000000000000000000000000000000000000000000000000000000000000000000000000000000000000000000000000000000000000000000000000000000000000000000000000</text:p>
          </table:table-cell>
          <table:table-cell table:formula="of:=LEN([.G473])" office:value-type="float" office:value="21" calcext:value-type="float">
            <text:p>21</text:p>
          </table:table-cell>
          <table:table-cell table:formula="of:=LEN([.H473])" office:value-type="float" office:value="20" calcext:value-type="float">
            <text:p>20</text:p>
          </table:table-cell>
          <table:table-cell table:formula="of:=IF([.I473]&gt;[.J4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5"/>
          <table:table-cell table:formula="of:=[.G473]+[.H473]*2" office:value-type="float" office:value="2.33934073790404E+180" calcext:value-type="float">
            <text:p>2339340737904040000000000000000000000000000000000000000000000000000000000000000000000000000000000000000000000000000000000000000000000000000000000000000000000000000000000000000000000</text:p>
          </table:table-cell>
          <table:table-cell table:formula="of:=[.H473]*2+[.H472]" office:value-type="float" office:value="1.65416369927789E+180" calcext:value-type="float">
            <text:p>1654163699277890000000000000000000000000000000000000000000000000000000000000000000000000000000000000000000000000000000000000000000000000000000000000000000000000000000000000000000000</text:p>
          </table:table-cell>
          <table:table-cell table:formula="of:=LEN([.G474])" office:value-type="float" office:value="21" calcext:value-type="float">
            <text:p>21</text:p>
          </table:table-cell>
          <table:table-cell table:formula="of:=LEN([.H474])" office:value-type="float" office:value="21" calcext:value-type="float">
            <text:p>21</text:p>
          </table:table-cell>
          <table:table-cell table:formula="of:=IF([.I474]&gt;[.J4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5"/>
          <table:table-cell table:formula="of:=[.G474]+[.H474]*2" office:value-type="float" office:value="5.64766813645981E+180" calcext:value-type="float">
            <text:p>5647668136459810000000000000000000000000000000000000000000000000000000000000000000000000000000000000000000000000000000000000000000000000000000000000000000000000000000000000000000000</text:p>
          </table:table-cell>
          <table:table-cell table:formula="of:=[.H474]*2+[.H473]" office:value-type="float" office:value="3.99350443718192E+180" calcext:value-type="float">
            <text:p>3993504437181920000000000000000000000000000000000000000000000000000000000000000000000000000000000000000000000000000000000000000000000000000000000000000000000000000000000000000000000</text:p>
          </table:table-cell>
          <table:table-cell table:formula="of:=LEN([.G475])" office:value-type="float" office:value="21" calcext:value-type="float">
            <text:p>21</text:p>
          </table:table-cell>
          <table:table-cell table:formula="of:=LEN([.H475])" office:value-type="float" office:value="21" calcext:value-type="float">
            <text:p>21</text:p>
          </table:table-cell>
          <table:table-cell table:formula="of:=IF([.I475]&gt;[.J4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5"/>
          <table:table-cell table:formula="of:=[.G475]+[.H475]*2" office:value-type="float" office:value="1.36346770108236E+181" calcext:value-type="float">
            <text:p>13634677010823600000000000000000000000000000000000000000000000000000000000000000000000000000000000000000000000000000000000000000000000000000000000000000000000000000000000000000000000</text:p>
          </table:table-cell>
          <table:table-cell table:formula="of:=[.H475]*2+[.H474]" office:value-type="float" office:value="9.64117257364173E+180" calcext:value-type="float">
            <text:p>9641172573641730000000000000000000000000000000000000000000000000000000000000000000000000000000000000000000000000000000000000000000000000000000000000000000000000000000000000000000000</text:p>
          </table:table-cell>
          <table:table-cell table:formula="of:=LEN([.G476])" office:value-type="float" office:value="21" calcext:value-type="float">
            <text:p>21</text:p>
          </table:table-cell>
          <table:table-cell table:formula="of:=LEN([.H476])" office:value-type="float" office:value="21" calcext:value-type="float">
            <text:p>21</text:p>
          </table:table-cell>
          <table:table-cell table:formula="of:=IF([.I476]&gt;[.J4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5"/>
          <table:table-cell table:formula="of:=[.G476]+[.H476]*2" office:value-type="float" office:value="3.29170221581071E+181" calcext:value-type="float">
            <text:p>32917022158107100000000000000000000000000000000000000000000000000000000000000000000000000000000000000000000000000000000000000000000000000000000000000000000000000000000000000000000000</text:p>
          </table:table-cell>
          <table:table-cell table:formula="of:=[.H476]*2+[.H475]" office:value-type="float" office:value="2.32758495844654E+181" calcext:value-type="float">
            <text:p>23275849584465400000000000000000000000000000000000000000000000000000000000000000000000000000000000000000000000000000000000000000000000000000000000000000000000000000000000000000000000</text:p>
          </table:table-cell>
          <table:table-cell table:formula="of:=LEN([.G477])" office:value-type="float" office:value="21" calcext:value-type="float">
            <text:p>21</text:p>
          </table:table-cell>
          <table:table-cell table:formula="of:=LEN([.H477])" office:value-type="float" office:value="21" calcext:value-type="float">
            <text:p>21</text:p>
          </table:table-cell>
          <table:table-cell table:formula="of:=IF([.I477]&gt;[.J4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5"/>
          <table:table-cell table:formula="of:=[.G477]+[.H477]*2" office:value-type="float" office:value="7.94687213270379E+181" calcext:value-type="float">
            <text:p>79468721327037900000000000000000000000000000000000000000000000000000000000000000000000000000000000000000000000000000000000000000000000000000000000000000000000000000000000000000000000</text:p>
          </table:table-cell>
          <table:table-cell table:formula="of:=[.H477]*2+[.H476]" office:value-type="float" office:value="5.61928717425725E+181" calcext:value-type="float">
            <text:p>56192871742572500000000000000000000000000000000000000000000000000000000000000000000000000000000000000000000000000000000000000000000000000000000000000000000000000000000000000000000000</text:p>
          </table:table-cell>
          <table:table-cell table:formula="of:=LEN([.G478])" office:value-type="float" office:value="21" calcext:value-type="float">
            <text:p>21</text:p>
          </table:table-cell>
          <table:table-cell table:formula="of:=LEN([.H478])" office:value-type="float" office:value="21" calcext:value-type="float">
            <text:p>21</text:p>
          </table:table-cell>
          <table:table-cell table:formula="of:=IF([.I478]&gt;[.J4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5"/>
          <table:table-cell table:formula="of:=[.G478]+[.H478]*2" office:value-type="float" office:value="1.91854464812183E+182" calcext:value-type="float">
            <text:p>191854464812183000000000000000000000000000000000000000000000000000000000000000000000000000000000000000000000000000000000000000000000000000000000000000000000000000000000000000000000000</text:p>
          </table:table-cell>
          <table:table-cell table:formula="of:=[.H478]*2+[.H477]" office:value-type="float" office:value="1.3566159306961E+182" calcext:value-type="float">
            <text:p>135661593069610000000000000000000000000000000000000000000000000000000000000000000000000000000000000000000000000000000000000000000000000000000000000000000000000000000000000000000000000</text:p>
          </table:table-cell>
          <table:table-cell table:formula="of:=LEN([.G479])" office:value-type="float" office:value="21" calcext:value-type="float">
            <text:p>21</text:p>
          </table:table-cell>
          <table:table-cell table:formula="of:=LEN([.H479])" office:value-type="float" office:value="20" calcext:value-type="float">
            <text:p>20</text:p>
          </table:table-cell>
          <table:table-cell table:formula="of:=IF([.I479]&gt;[.J47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5"/>
          <table:table-cell table:formula="of:=[.G479]+[.H479]*2" office:value-type="float" office:value="4.63177650951403E+182" calcext:value-type="float">
            <text:p>463177650951403000000000000000000000000000000000000000000000000000000000000000000000000000000000000000000000000000000000000000000000000000000000000000000000000000000000000000000000000</text:p>
          </table:table-cell>
          <table:table-cell table:formula="of:=[.H479]*2+[.H478]" office:value-type="float" office:value="3.27516057881793E+182" calcext:value-type="float">
            <text:p>327516057881793000000000000000000000000000000000000000000000000000000000000000000000000000000000000000000000000000000000000000000000000000000000000000000000000000000000000000000000000</text:p>
          </table:table-cell>
          <table:table-cell table:formula="of:=LEN([.G480])" office:value-type="float" office:value="21" calcext:value-type="float">
            <text:p>21</text:p>
          </table:table-cell>
          <table:table-cell table:formula="of:=LEN([.H480])" office:value-type="float" office:value="21" calcext:value-type="float">
            <text:p>21</text:p>
          </table:table-cell>
          <table:table-cell table:formula="of:=IF([.I480]&gt;[.J4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5"/>
          <table:table-cell table:formula="of:=[.G480]+[.H480]*2" office:value-type="float" office:value="1.11820976671499E+183" calcext:value-type="float">
            <text:p>1118209766714990000000000000000000000000000000000000000000000000000000000000000000000000000000000000000000000000000000000000000000000000000000000000000000000000000000000000000000000000</text:p>
          </table:table-cell>
          <table:table-cell table:formula="of:=[.H480]*2+[.H479]" office:value-type="float" office:value="7.90693708833197E+182" calcext:value-type="float">
            <text:p>790693708833197000000000000000000000000000000000000000000000000000000000000000000000000000000000000000000000000000000000000000000000000000000000000000000000000000000000000000000000000</text:p>
          </table:table-cell>
          <table:table-cell table:formula="of:=LEN([.G481])" office:value-type="float" office:value="21" calcext:value-type="float">
            <text:p>21</text:p>
          </table:table-cell>
          <table:table-cell table:formula="of:=LEN([.H481])" office:value-type="float" office:value="21" calcext:value-type="float">
            <text:p>21</text:p>
          </table:table-cell>
          <table:table-cell table:formula="of:=IF([.I481]&gt;[.J4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5"/>
          <table:table-cell table:formula="of:=[.G481]+[.H481]*2" office:value-type="float" office:value="2.69959718438138E+183" calcext:value-type="float">
            <text:p>2699597184381380000000000000000000000000000000000000000000000000000000000000000000000000000000000000000000000000000000000000000000000000000000000000000000000000000000000000000000000000</text:p>
          </table:table-cell>
          <table:table-cell table:formula="of:=[.H481]*2+[.H480]" office:value-type="float" office:value="1.90890347554819E+183" calcext:value-type="float">
            <text:p>1908903475548190000000000000000000000000000000000000000000000000000000000000000000000000000000000000000000000000000000000000000000000000000000000000000000000000000000000000000000000000</text:p>
          </table:table-cell>
          <table:table-cell table:formula="of:=LEN([.G482])" office:value-type="float" office:value="21" calcext:value-type="float">
            <text:p>21</text:p>
          </table:table-cell>
          <table:table-cell table:formula="of:=LEN([.H482])" office:value-type="float" office:value="21" calcext:value-type="float">
            <text:p>21</text:p>
          </table:table-cell>
          <table:table-cell table:formula="of:=IF([.I482]&gt;[.J4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5"/>
          <table:table-cell table:formula="of:=[.G482]+[.H482]*2" office:value-type="float" office:value="6.51740413547776E+183" calcext:value-type="float">
            <text:p>6517404135477760000000000000000000000000000000000000000000000000000000000000000000000000000000000000000000000000000000000000000000000000000000000000000000000000000000000000000000000000</text:p>
          </table:table-cell>
          <table:table-cell table:formula="of:=[.H482]*2+[.H481]" office:value-type="float" office:value="4.60850065992957E+183" calcext:value-type="float">
            <text:p>4608500659929570000000000000000000000000000000000000000000000000000000000000000000000000000000000000000000000000000000000000000000000000000000000000000000000000000000000000000000000000</text:p>
          </table:table-cell>
          <table:table-cell table:formula="of:=LEN([.G483])" office:value-type="float" office:value="21" calcext:value-type="float">
            <text:p>21</text:p>
          </table:table-cell>
          <table:table-cell table:formula="of:=LEN([.H483])" office:value-type="float" office:value="21" calcext:value-type="float">
            <text:p>21</text:p>
          </table:table-cell>
          <table:table-cell table:formula="of:=IF([.I483]&gt;[.J4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5"/>
          <table:table-cell table:formula="of:=[.G483]+[.H483]*2" office:value-type="float" office:value="1.57344054553369E+184" calcext:value-type="float">
            <text:p>15734405455336900000000000000000000000000000000000000000000000000000000000000000000000000000000000000000000000000000000000000000000000000000000000000000000000000000000000000000000000000</text:p>
          </table:table-cell>
          <table:table-cell table:formula="of:=[.H483]*2+[.H482]" office:value-type="float" office:value="1.11259047954073E+184" calcext:value-type="float">
            <text:p>11125904795407300000000000000000000000000000000000000000000000000000000000000000000000000000000000000000000000000000000000000000000000000000000000000000000000000000000000000000000000000</text:p>
          </table:table-cell>
          <table:table-cell table:formula="of:=LEN([.G484])" office:value-type="float" office:value="21" calcext:value-type="float">
            <text:p>21</text:p>
          </table:table-cell>
          <table:table-cell table:formula="of:=LEN([.H484])" office:value-type="float" office:value="21" calcext:value-type="float">
            <text:p>21</text:p>
          </table:table-cell>
          <table:table-cell table:formula="of:=IF([.I484]&gt;[.J4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5"/>
          <table:table-cell table:formula="of:=[.G484]+[.H484]*2" office:value-type="float" office:value="3.79862150461515E+184" calcext:value-type="float">
            <text:p>37986215046151500000000000000000000000000000000000000000000000000000000000000000000000000000000000000000000000000000000000000000000000000000000000000000000000000000000000000000000000000</text:p>
          </table:table-cell>
          <table:table-cell table:formula="of:=[.H484]*2+[.H483]" office:value-type="float" office:value="2.68603102507442E+184" calcext:value-type="float">
            <text:p>26860310250744200000000000000000000000000000000000000000000000000000000000000000000000000000000000000000000000000000000000000000000000000000000000000000000000000000000000000000000000000</text:p>
          </table:table-cell>
          <table:table-cell table:formula="of:=LEN([.G485])" office:value-type="float" office:value="21" calcext:value-type="float">
            <text:p>21</text:p>
          </table:table-cell>
          <table:table-cell table:formula="of:=LEN([.H485])" office:value-type="float" office:value="21" calcext:value-type="float">
            <text:p>21</text:p>
          </table:table-cell>
          <table:table-cell table:formula="of:=IF([.I485]&gt;[.J4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5"/>
          <table:table-cell table:formula="of:=[.G485]+[.H485]*2" office:value-type="float" office:value="9.170683554764E+184" calcext:value-type="float">
            <text:p>91706835547640000000000000000000000000000000000000000000000000000000000000000000000000000000000000000000000000000000000000000000000000000000000000000000000000000000000000000000000000000</text:p>
          </table:table-cell>
          <table:table-cell table:formula="of:=[.H485]*2+[.H484]" office:value-type="float" office:value="6.48465252968958E+184" calcext:value-type="float">
            <text:p>64846525296895800000000000000000000000000000000000000000000000000000000000000000000000000000000000000000000000000000000000000000000000000000000000000000000000000000000000000000000000000</text:p>
          </table:table-cell>
          <table:table-cell table:formula="of:=LEN([.G486])" office:value-type="float" office:value="19" calcext:value-type="float">
            <text:p>19</text:p>
          </table:table-cell>
          <table:table-cell table:formula="of:=LEN([.H486])" office:value-type="float" office:value="21" calcext:value-type="float">
            <text:p>21</text:p>
          </table:table-cell>
          <table:table-cell table:formula="of:=IF([.I486]&gt;[.J4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5"/>
          <table:table-cell table:formula="of:=[.G486]+[.H486]*2" office:value-type="float" office:value="2.21399886141431E+185" calcext:value-type="float">
            <text:p>221399886141431000000000000000000000000000000000000000000000000000000000000000000000000000000000000000000000000000000000000000000000000000000000000000000000000000000000000000000000000000</text:p>
          </table:table-cell>
          <table:table-cell table:formula="of:=[.H486]*2+[.H485]" office:value-type="float" office:value="1.56553360844536E+185" calcext:value-type="float">
            <text:p>156553360844536000000000000000000000000000000000000000000000000000000000000000000000000000000000000000000000000000000000000000000000000000000000000000000000000000000000000000000000000000</text:p>
          </table:table-cell>
          <table:table-cell table:formula="of:=LEN([.G487])" office:value-type="float" office:value="21" calcext:value-type="float">
            <text:p>21</text:p>
          </table:table-cell>
          <table:table-cell table:formula="of:=LEN([.H487])" office:value-type="float" office:value="21" calcext:value-type="float">
            <text:p>21</text:p>
          </table:table-cell>
          <table:table-cell table:formula="of:=IF([.I487]&gt;[.J4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5"/>
          <table:table-cell table:formula="of:=[.G487]+[.H487]*2" office:value-type="float" office:value="5.34506607830503E+185" calcext:value-type="float">
            <text:p>534506607830503000000000000000000000000000000000000000000000000000000000000000000000000000000000000000000000000000000000000000000000000000000000000000000000000000000000000000000000000000</text:p>
          </table:table-cell>
          <table:table-cell table:formula="of:=[.H487]*2+[.H486]" office:value-type="float" office:value="3.77953246985967E+185" calcext:value-type="float">
            <text:p>377953246985967000000000000000000000000000000000000000000000000000000000000000000000000000000000000000000000000000000000000000000000000000000000000000000000000000000000000000000000000000</text:p>
          </table:table-cell>
          <table:table-cell table:formula="of:=LEN([.G488])" office:value-type="float" office:value="21" calcext:value-type="float">
            <text:p>21</text:p>
          </table:table-cell>
          <table:table-cell table:formula="of:=LEN([.H488])" office:value-type="float" office:value="21" calcext:value-type="float">
            <text:p>21</text:p>
          </table:table-cell>
          <table:table-cell table:formula="of:=IF([.I488]&gt;[.J4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5"/>
          <table:table-cell table:formula="of:=[.G488]+[.H488]*2" office:value-type="float" office:value="1.29041310180244E+186" calcext:value-type="float">
            <text:p>1290413101802440000000000000000000000000000000000000000000000000000000000000000000000000000000000000000000000000000000000000000000000000000000000000000000000000000000000000000000000000000</text:p>
          </table:table-cell>
          <table:table-cell table:formula="of:=[.H488]*2+[.H487]" office:value-type="float" office:value="9.1245985481647E+185" calcext:value-type="float">
            <text:p>912459854816470000000000000000000000000000000000000000000000000000000000000000000000000000000000000000000000000000000000000000000000000000000000000000000000000000000000000000000000000000</text:p>
          </table:table-cell>
          <table:table-cell table:formula="of:=LEN([.G489])" office:value-type="float" office:value="21" calcext:value-type="float">
            <text:p>21</text:p>
          </table:table-cell>
          <table:table-cell table:formula="of:=LEN([.H489])" office:value-type="float" office:value="20" calcext:value-type="float">
            <text:p>20</text:p>
          </table:table-cell>
          <table:table-cell table:formula="of:=IF([.I489]&gt;[.J48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5"/>
          <table:table-cell table:formula="of:=[.G489]+[.H489]*2" office:value-type="float" office:value="3.11533281143538E+186" calcext:value-type="float">
            <text:p>3115332811435380000000000000000000000000000000000000000000000000000000000000000000000000000000000000000000000000000000000000000000000000000000000000000000000000000000000000000000000000000</text:p>
          </table:table-cell>
          <table:table-cell table:formula="of:=[.H489]*2+[.H488]" office:value-type="float" office:value="2.20287295661891E+186" calcext:value-type="float">
            <text:p>2202872956618910000000000000000000000000000000000000000000000000000000000000000000000000000000000000000000000000000000000000000000000000000000000000000000000000000000000000000000000000000</text:p>
          </table:table-cell>
          <table:table-cell table:formula="of:=LEN([.G490])" office:value-type="float" office:value="21" calcext:value-type="float">
            <text:p>21</text:p>
          </table:table-cell>
          <table:table-cell table:formula="of:=LEN([.H490])" office:value-type="float" office:value="21" calcext:value-type="float">
            <text:p>21</text:p>
          </table:table-cell>
          <table:table-cell table:formula="of:=IF([.I490]&gt;[.J4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5"/>
          <table:table-cell table:formula="of:=[.G490]+[.H490]*2" office:value-type="float" office:value="7.52107872467319E+186" calcext:value-type="float">
            <text:p>7521078724673190000000000000000000000000000000000000000000000000000000000000000000000000000000000000000000000000000000000000000000000000000000000000000000000000000000000000000000000000000</text:p>
          </table:table-cell>
          <table:table-cell table:formula="of:=[.H490]*2+[.H489]" office:value-type="float" office:value="5.31820576805428E+186" calcext:value-type="float">
            <text:p>5318205768054280000000000000000000000000000000000000000000000000000000000000000000000000000000000000000000000000000000000000000000000000000000000000000000000000000000000000000000000000000</text:p>
          </table:table-cell>
          <table:table-cell table:formula="of:=LEN([.G491])" office:value-type="float" office:value="21" calcext:value-type="float">
            <text:p>21</text:p>
          </table:table-cell>
          <table:table-cell table:formula="of:=LEN([.H491])" office:value-type="float" office:value="21" calcext:value-type="float">
            <text:p>21</text:p>
          </table:table-cell>
          <table:table-cell table:formula="of:=IF([.I491]&gt;[.J4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5"/>
          <table:table-cell table:formula="of:=[.G491]+[.H491]*2" office:value-type="float" office:value="1.81574902607818E+187" calcext:value-type="float">
            <text:p>18157490260781800000000000000000000000000000000000000000000000000000000000000000000000000000000000000000000000000000000000000000000000000000000000000000000000000000000000000000000000000000</text:p>
          </table:table-cell>
          <table:table-cell table:formula="of:=[.H491]*2+[.H490]" office:value-type="float" office:value="1.28392844927275E+187" calcext:value-type="float">
            <text:p>12839284492727500000000000000000000000000000000000000000000000000000000000000000000000000000000000000000000000000000000000000000000000000000000000000000000000000000000000000000000000000000</text:p>
          </table:table-cell>
          <table:table-cell table:formula="of:=LEN([.G492])" office:value-type="float" office:value="21" calcext:value-type="float">
            <text:p>21</text:p>
          </table:table-cell>
          <table:table-cell table:formula="of:=LEN([.H492])" office:value-type="float" office:value="21" calcext:value-type="float">
            <text:p>21</text:p>
          </table:table-cell>
          <table:table-cell table:formula="of:=IF([.I492]&gt;[.J4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5"/>
          <table:table-cell table:formula="of:=[.G492]+[.H492]*2" office:value-type="float" office:value="4.38360592462367E+187" calcext:value-type="float">
            <text:p>43836059246236700000000000000000000000000000000000000000000000000000000000000000000000000000000000000000000000000000000000000000000000000000000000000000000000000000000000000000000000000000</text:p>
          </table:table-cell>
          <table:table-cell table:formula="of:=[.H492]*2+[.H491]" office:value-type="float" office:value="3.09967747535092E+187" calcext:value-type="float">
            <text:p>30996774753509200000000000000000000000000000000000000000000000000000000000000000000000000000000000000000000000000000000000000000000000000000000000000000000000000000000000000000000000000000</text:p>
          </table:table-cell>
          <table:table-cell table:formula="of:=LEN([.G493])" office:value-type="float" office:value="21" calcext:value-type="float">
            <text:p>21</text:p>
          </table:table-cell>
          <table:table-cell table:formula="of:=LEN([.H493])" office:value-type="float" office:value="21" calcext:value-type="float">
            <text:p>21</text:p>
          </table:table-cell>
          <table:table-cell table:formula="of:=IF([.I493]&gt;[.J4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5"/>
          <table:table-cell table:formula="of:=[.G493]+[.H493]*2" office:value-type="float" office:value="1.05829608753255E+188" calcext:value-type="float">
            <text:p>105829608753255000000000000000000000000000000000000000000000000000000000000000000000000000000000000000000000000000000000000000000000000000000000000000000000000000000000000000000000000000000</text:p>
          </table:table-cell>
          <table:table-cell table:formula="of:=[.H493]*2+[.H492]" office:value-type="float" office:value="7.4832833999746E+187" calcext:value-type="float">
            <text:p>74832833999746000000000000000000000000000000000000000000000000000000000000000000000000000000000000000000000000000000000000000000000000000000000000000000000000000000000000000000000000000000</text:p>
          </table:table-cell>
          <table:table-cell table:formula="of:=LEN([.G494])" office:value-type="float" office:value="21" calcext:value-type="float">
            <text:p>21</text:p>
          </table:table-cell>
          <table:table-cell table:formula="of:=LEN([.H494])" office:value-type="float" office:value="20" calcext:value-type="float">
            <text:p>20</text:p>
          </table:table-cell>
          <table:table-cell table:formula="of:=IF([.I494]&gt;[.J4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5"/>
          <table:table-cell table:formula="of:=[.G494]+[.H494]*2" office:value-type="float" office:value="2.55495276752747E+188" calcext:value-type="float">
            <text:p>255495276752747000000000000000000000000000000000000000000000000000000000000000000000000000000000000000000000000000000000000000000000000000000000000000000000000000000000000000000000000000000</text:p>
          </table:table-cell>
          <table:table-cell table:formula="of:=[.H494]*2+[.H493]" office:value-type="float" office:value="1.80662442753001E+188" calcext:value-type="float">
            <text:p>180662442753001000000000000000000000000000000000000000000000000000000000000000000000000000000000000000000000000000000000000000000000000000000000000000000000000000000000000000000000000000000</text:p>
          </table:table-cell>
          <table:table-cell table:formula="of:=LEN([.G495])" office:value-type="float" office:value="21" calcext:value-type="float">
            <text:p>21</text:p>
          </table:table-cell>
          <table:table-cell table:formula="of:=LEN([.H495])" office:value-type="float" office:value="21" calcext:value-type="float">
            <text:p>21</text:p>
          </table:table-cell>
          <table:table-cell table:formula="of:=IF([.I495]&gt;[.J4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5"/>
          <table:table-cell table:formula="of:=[.G495]+[.H495]*2" office:value-type="float" office:value="6.16820162258749E+188" calcext:value-type="float">
            <text:p>616820162258749000000000000000000000000000000000000000000000000000000000000000000000000000000000000000000000000000000000000000000000000000000000000000000000000000000000000000000000000000000</text:p>
          </table:table-cell>
          <table:table-cell table:formula="of:=[.H495]*2+[.H494]" office:value-type="float" office:value="4.36157719505748E+188" calcext:value-type="float">
            <text:p>436157719505748000000000000000000000000000000000000000000000000000000000000000000000000000000000000000000000000000000000000000000000000000000000000000000000000000000000000000000000000000000</text:p>
          </table:table-cell>
          <table:table-cell table:formula="of:=LEN([.G496])" office:value-type="float" office:value="21" calcext:value-type="float">
            <text:p>21</text:p>
          </table:table-cell>
          <table:table-cell table:formula="of:=LEN([.H496])" office:value-type="float" office:value="21" calcext:value-type="float">
            <text:p>21</text:p>
          </table:table-cell>
          <table:table-cell table:formula="of:=IF([.I496]&gt;[.J4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5"/>
          <table:table-cell table:formula="of:=[.G496]+[.H496]*2" office:value-type="float" office:value="1.48913560127025E+189" calcext:value-type="float">
            <text:p>1489135601270250000000000000000000000000000000000000000000000000000000000000000000000000000000000000000000000000000000000000000000000000000000000000000000000000000000000000000000000000000000</text:p>
          </table:table-cell>
          <table:table-cell table:formula="of:=[.H496]*2+[.H495]" office:value-type="float" office:value="1.0529778817645E+189" calcext:value-type="float">
            <text:p>1052977881764500000000000000000000000000000000000000000000000000000000000000000000000000000000000000000000000000000000000000000000000000000000000000000000000000000000000000000000000000000000</text:p>
          </table:table-cell>
          <table:table-cell table:formula="of:=LEN([.G497])" office:value-type="float" office:value="21" calcext:value-type="float">
            <text:p>21</text:p>
          </table:table-cell>
          <table:table-cell table:formula="of:=LEN([.H497])" office:value-type="float" office:value="20" calcext:value-type="float">
            <text:p>20</text:p>
          </table:table-cell>
          <table:table-cell table:formula="of:=IF([.I497]&gt;[.J49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5"/>
          <table:table-cell table:formula="of:=[.G497]+[.H497]*2" office:value-type="float" office:value="3.59509136479924E+189" calcext:value-type="float">
            <text:p>3595091364799240000000000000000000000000000000000000000000000000000000000000000000000000000000000000000000000000000000000000000000000000000000000000000000000000000000000000000000000000000000</text:p>
          </table:table-cell>
          <table:table-cell table:formula="of:=[.H497]*2+[.H496]" office:value-type="float" office:value="2.54211348303474E+189" calcext:value-type="float">
            <text:p>2542113483034740000000000000000000000000000000000000000000000000000000000000000000000000000000000000000000000000000000000000000000000000000000000000000000000000000000000000000000000000000000</text:p>
          </table:table-cell>
          <table:table-cell table:formula="of:=LEN([.G498])" office:value-type="float" office:value="21" calcext:value-type="float">
            <text:p>21</text:p>
          </table:table-cell>
          <table:table-cell table:formula="of:=LEN([.H498])" office:value-type="float" office:value="21" calcext:value-type="float">
            <text:p>21</text:p>
          </table:table-cell>
          <table:table-cell table:formula="of:=IF([.I498]&gt;[.J4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5"/>
          <table:table-cell table:formula="of:=[.G498]+[.H498]*2" office:value-type="float" office:value="8.67931833086873E+189" calcext:value-type="float">
            <text:p>8679318330868730000000000000000000000000000000000000000000000000000000000000000000000000000000000000000000000000000000000000000000000000000000000000000000000000000000000000000000000000000000</text:p>
          </table:table-cell>
          <table:table-cell table:formula="of:=[.H498]*2+[.H497]" office:value-type="float" office:value="6.13720484783398E+189" calcext:value-type="float">
            <text:p>6137204847833980000000000000000000000000000000000000000000000000000000000000000000000000000000000000000000000000000000000000000000000000000000000000000000000000000000000000000000000000000000</text:p>
          </table:table-cell>
          <table:table-cell table:formula="of:=LEN([.G499])" office:value-type="float" office:value="21" calcext:value-type="float">
            <text:p>21</text:p>
          </table:table-cell>
          <table:table-cell table:formula="of:=LEN([.H499])" office:value-type="float" office:value="21" calcext:value-type="float">
            <text:p>21</text:p>
          </table:table-cell>
          <table:table-cell table:formula="of:=IF([.I499]&gt;[.J4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5"/>
          <table:table-cell table:formula="of:=[.G499]+[.H499]*2" office:value-type="float" office:value="2.09537280265367E+190" calcext:value-type="float">
            <text:p>20953728026536700000000000000000000000000000000000000000000000000000000000000000000000000000000000000000000000000000000000000000000000000000000000000000000000000000000000000000000000000000000</text:p>
          </table:table-cell>
          <table:table-cell table:formula="of:=[.H499]*2+[.H498]" office:value-type="float" office:value="1.48165231787027E+190" calcext:value-type="float">
            <text:p>14816523178702700000000000000000000000000000000000000000000000000000000000000000000000000000000000000000000000000000000000000000000000000000000000000000000000000000000000000000000000000000000</text:p>
          </table:table-cell>
          <table:table-cell table:formula="of:=LEN([.G500])" office:value-type="float" office:value="21" calcext:value-type="float">
            <text:p>21</text:p>
          </table:table-cell>
          <table:table-cell table:formula="of:=LEN([.H500])" office:value-type="float" office:value="21" calcext:value-type="float">
            <text:p>21</text:p>
          </table:table-cell>
          <table:table-cell table:formula="of:=IF([.I500]&gt;[.J5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5"/>
          <table:table-cell table:formula="of:=[.G500]+[.H500]*2" office:value-type="float" office:value="5.05867743839421E+190" calcext:value-type="float">
            <text:p>50586774383942100000000000000000000000000000000000000000000000000000000000000000000000000000000000000000000000000000000000000000000000000000000000000000000000000000000000000000000000000000000</text:p>
          </table:table-cell>
          <table:table-cell table:formula="of:=[.H500]*2+[.H499]" office:value-type="float" office:value="3.57702512052394E+190" calcext:value-type="float">
            <text:p>35770251205239400000000000000000000000000000000000000000000000000000000000000000000000000000000000000000000000000000000000000000000000000000000000000000000000000000000000000000000000000000000</text:p>
          </table:table-cell>
          <table:table-cell table:formula="of:=LEN([.G501])" office:value-type="float" office:value="21" calcext:value-type="float">
            <text:p>21</text:p>
          </table:table-cell>
          <table:table-cell table:formula="of:=LEN([.H501])" office:value-type="float" office:value="21" calcext:value-type="float">
            <text:p>21</text:p>
          </table:table-cell>
          <table:table-cell table:formula="of:=IF([.I501]&gt;[.J5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5"/>
          <table:table-cell table:formula="of:=[.G501]+[.H501]*2" office:value-type="float" office:value="1.22127276794421E+191" calcext:value-type="float">
            <text:p>122127276794421000000000000000000000000000000000000000000000000000000000000000000000000000000000000000000000000000000000000000000000000000000000000000000000000000000000000000000000000000000000</text:p>
          </table:table-cell>
          <table:table-cell table:formula="of:=[.H501]*2+[.H500]" office:value-type="float" office:value="8.63570255891815E+190" calcext:value-type="float">
            <text:p>86357025589181500000000000000000000000000000000000000000000000000000000000000000000000000000000000000000000000000000000000000000000000000000000000000000000000000000000000000000000000000000000</text:p>
          </table:table-cell>
          <table:table-cell table:formula="of:=LEN([.G502])" office:value-type="float" office:value="21" calcext:value-type="float">
            <text:p>21</text:p>
          </table:table-cell>
          <table:table-cell table:formula="of:=LEN([.H502])" office:value-type="float" office:value="21" calcext:value-type="float">
            <text:p>21</text:p>
          </table:table-cell>
          <table:table-cell table:formula="of:=IF([.I502]&gt;[.J5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5"/>
          <table:table-cell table:formula="of:=[.G502]+[.H502]*2" office:value-type="float" office:value="2.94841327972784E+191" calcext:value-type="float">
            <text:p>294841327972784000000000000000000000000000000000000000000000000000000000000000000000000000000000000000000000000000000000000000000000000000000000000000000000000000000000000000000000000000000000</text:p>
          </table:table-cell>
          <table:table-cell table:formula="of:=[.H502]*2+[.H501]" office:value-type="float" office:value="2.08484302383602E+191" calcext:value-type="float">
            <text:p>208484302383602000000000000000000000000000000000000000000000000000000000000000000000000000000000000000000000000000000000000000000000000000000000000000000000000000000000000000000000000000000000</text:p>
          </table:table-cell>
          <table:table-cell table:formula="of:=LEN([.G503])" office:value-type="float" office:value="21" calcext:value-type="float">
            <text:p>21</text:p>
          </table:table-cell>
          <table:table-cell table:formula="of:=LEN([.H503])" office:value-type="float" office:value="21" calcext:value-type="float">
            <text:p>21</text:p>
          </table:table-cell>
          <table:table-cell table:formula="of:=IF([.I503]&gt;[.J5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5"/>
          <table:table-cell table:formula="of:=[.G503]+[.H503]*2" office:value-type="float" office:value="7.11809932739989E+191" calcext:value-type="float">
            <text:p>711809932739989000000000000000000000000000000000000000000000000000000000000000000000000000000000000000000000000000000000000000000000000000000000000000000000000000000000000000000000000000000000</text:p>
          </table:table-cell>
          <table:table-cell table:formula="of:=[.H503]*2+[.H502]" office:value-type="float" office:value="5.03325630356386E+191" calcext:value-type="float">
            <text:p>503325630356386000000000000000000000000000000000000000000000000000000000000000000000000000000000000000000000000000000000000000000000000000000000000000000000000000000000000000000000000000000000</text:p>
          </table:table-cell>
          <table:table-cell table:formula="of:=LEN([.G504])" office:value-type="float" office:value="21" calcext:value-type="float">
            <text:p>21</text:p>
          </table:table-cell>
          <table:table-cell table:formula="of:=LEN([.H504])" office:value-type="float" office:value="21" calcext:value-type="float">
            <text:p>21</text:p>
          </table:table-cell>
          <table:table-cell table:formula="of:=IF([.I504]&gt;[.J5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5"/>
          <table:table-cell table:formula="of:=[.G504]+[.H504]*2" office:value-type="float" office:value="1.71846119345276E+192" calcext:value-type="float">
            <text:p>1718461193452760000000000000000000000000000000000000000000000000000000000000000000000000000000000000000000000000000000000000000000000000000000000000000000000000000000000000000000000000000000000</text:p>
          </table:table-cell>
          <table:table-cell table:formula="of:=[.H504]*2+[.H503]" office:value-type="float" office:value="1.21513556309638E+192" calcext:value-type="float">
            <text:p>1215135563096380000000000000000000000000000000000000000000000000000000000000000000000000000000000000000000000000000000000000000000000000000000000000000000000000000000000000000000000000000000000</text:p>
          </table:table-cell>
          <table:table-cell table:formula="of:=LEN([.G505])" office:value-type="float" office:value="21" calcext:value-type="float">
            <text:p>21</text:p>
          </table:table-cell>
          <table:table-cell table:formula="of:=LEN([.H505])" office:value-type="float" office:value="21" calcext:value-type="float">
            <text:p>21</text:p>
          </table:table-cell>
          <table:table-cell table:formula="of:=IF([.I505]&gt;[.J5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5"/>
          <table:table-cell table:formula="of:=[.G505]+[.H505]*2" office:value-type="float" office:value="4.14873231964551E+192" calcext:value-type="float">
            <text:p>4148732319645510000000000000000000000000000000000000000000000000000000000000000000000000000000000000000000000000000000000000000000000000000000000000000000000000000000000000000000000000000000000</text:p>
          </table:table-cell>
          <table:table-cell table:formula="of:=[.H505]*2+[.H504]" office:value-type="float" office:value="2.93359675654914E+192" calcext:value-type="float">
            <text:p>2933596756549140000000000000000000000000000000000000000000000000000000000000000000000000000000000000000000000000000000000000000000000000000000000000000000000000000000000000000000000000000000000</text:p>
          </table:table-cell>
          <table:table-cell table:formula="of:=LEN([.G506])" office:value-type="float" office:value="21" calcext:value-type="float">
            <text:p>21</text:p>
          </table:table-cell>
          <table:table-cell table:formula="of:=LEN([.H506])" office:value-type="float" office:value="21" calcext:value-type="float">
            <text:p>21</text:p>
          </table:table-cell>
          <table:table-cell table:formula="of:=IF([.I506]&gt;[.J5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5"/>
          <table:table-cell table:formula="of:=[.G506]+[.H506]*2" office:value-type="float" office:value="1.00159258327438E+193" calcext:value-type="float">
            <text:p>10015925832743800000000000000000000000000000000000000000000000000000000000000000000000000000000000000000000000000000000000000000000000000000000000000000000000000000000000000000000000000000000000</text:p>
          </table:table-cell>
          <table:table-cell table:formula="of:=[.H506]*2+[.H505]" office:value-type="float" office:value="7.08232907619465E+192" calcext:value-type="float">
            <text:p>7082329076194650000000000000000000000000000000000000000000000000000000000000000000000000000000000000000000000000000000000000000000000000000000000000000000000000000000000000000000000000000000000</text:p>
          </table:table-cell>
          <table:table-cell table:formula="of:=LEN([.G507])" office:value-type="float" office:value="21" calcext:value-type="float">
            <text:p>21</text:p>
          </table:table-cell>
          <table:table-cell table:formula="of:=LEN([.H507])" office:value-type="float" office:value="21" calcext:value-type="float">
            <text:p>21</text:p>
          </table:table-cell>
          <table:table-cell table:formula="of:=IF([.I507]&gt;[.J5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5"/>
          <table:table-cell table:formula="of:=[.G507]+[.H507]*2" office:value-type="float" office:value="2.41805839851331E+193" calcext:value-type="float">
            <text:p>24180583985133100000000000000000000000000000000000000000000000000000000000000000000000000000000000000000000000000000000000000000000000000000000000000000000000000000000000000000000000000000000000</text:p>
          </table:table-cell>
          <table:table-cell table:formula="of:=[.H507]*2+[.H506]" office:value-type="float" office:value="1.70982549089384E+193" calcext:value-type="float">
            <text:p>17098254908938400000000000000000000000000000000000000000000000000000000000000000000000000000000000000000000000000000000000000000000000000000000000000000000000000000000000000000000000000000000000</text:p>
          </table:table-cell>
          <table:table-cell table:formula="of:=LEN([.G508])" office:value-type="float" office:value="21" calcext:value-type="float">
            <text:p>21</text:p>
          </table:table-cell>
          <table:table-cell table:formula="of:=LEN([.H508])" office:value-type="float" office:value="21" calcext:value-type="float">
            <text:p>21</text:p>
          </table:table-cell>
          <table:table-cell table:formula="of:=IF([.I508]&gt;[.J5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5"/>
          <table:table-cell table:formula="of:=[.G508]+[.H508]*2" office:value-type="float" office:value="5.837709380301E+193" calcext:value-type="float">
            <text:p>58377093803010000000000000000000000000000000000000000000000000000000000000000000000000000000000000000000000000000000000000000000000000000000000000000000000000000000000000000000000000000000000000</text:p>
          </table:table-cell>
          <table:table-cell table:formula="of:=[.H508]*2+[.H507]" office:value-type="float" office:value="4.12788388940715E+193" calcext:value-type="float">
            <text:p>41278838894071500000000000000000000000000000000000000000000000000000000000000000000000000000000000000000000000000000000000000000000000000000000000000000000000000000000000000000000000000000000000</text:p>
          </table:table-cell>
          <table:table-cell table:formula="of:=LEN([.G509])" office:value-type="float" office:value="19" calcext:value-type="float">
            <text:p>19</text:p>
          </table:table-cell>
          <table:table-cell table:formula="of:=LEN([.H509])" office:value-type="float" office:value="21" calcext:value-type="float">
            <text:p>21</text:p>
          </table:table-cell>
          <table:table-cell table:formula="of:=IF([.I509]&gt;[.J5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5"/>
          <table:table-cell table:formula="of:=[.G509]+[.H509]*2" office:value-type="float" office:value="1.40934771591153E+194" calcext:value-type="float">
            <text:p>140934771591153000000000000000000000000000000000000000000000000000000000000000000000000000000000000000000000000000000000000000000000000000000000000000000000000000000000000000000000000000000000000</text:p>
          </table:table-cell>
          <table:table-cell table:formula="of:=[.H509]*2+[.H508]" office:value-type="float" office:value="9.96559326970815E+193" calcext:value-type="float">
            <text:p>99655932697081500000000000000000000000000000000000000000000000000000000000000000000000000000000000000000000000000000000000000000000000000000000000000000000000000000000000000000000000000000000000</text:p>
          </table:table-cell>
          <table:table-cell table:formula="of:=LEN([.G510])" office:value-type="float" office:value="21" calcext:value-type="float">
            <text:p>21</text:p>
          </table:table-cell>
          <table:table-cell table:formula="of:=LEN([.H510])" office:value-type="float" office:value="21" calcext:value-type="float">
            <text:p>21</text:p>
          </table:table-cell>
          <table:table-cell table:formula="of:=IF([.I510]&gt;[.J5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5"/>
          <table:table-cell table:formula="of:=[.G510]+[.H510]*2" office:value-type="float" office:value="3.40246636985316E+194" calcext:value-type="float">
            <text:p>340246636985316000000000000000000000000000000000000000000000000000000000000000000000000000000000000000000000000000000000000000000000000000000000000000000000000000000000000000000000000000000000000</text:p>
          </table:table-cell>
          <table:table-cell table:formula="of:=[.H510]*2+[.H509]" office:value-type="float" office:value="2.40590704288234E+194" calcext:value-type="float">
            <text:p>240590704288234000000000000000000000000000000000000000000000000000000000000000000000000000000000000000000000000000000000000000000000000000000000000000000000000000000000000000000000000000000000000</text:p>
          </table:table-cell>
          <table:table-cell table:formula="of:=LEN([.G511])" office:value-type="float" office:value="21" calcext:value-type="float">
            <text:p>21</text:p>
          </table:table-cell>
          <table:table-cell table:formula="of:=LEN([.H511])" office:value-type="float" office:value="21" calcext:value-type="float">
            <text:p>21</text:p>
          </table:table-cell>
          <table:table-cell table:formula="of:=IF([.I511]&gt;[.J5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5"/>
          <table:table-cell table:formula="of:=[.G511]+[.H511]*2" office:value-type="float" office:value="8.21428045561785E+194" calcext:value-type="float">
            <text:p>821428045561785000000000000000000000000000000000000000000000000000000000000000000000000000000000000000000000000000000000000000000000000000000000000000000000000000000000000000000000000000000000000</text:p>
          </table:table-cell>
          <table:table-cell table:formula="of:=[.H511]*2+[.H510]" office:value-type="float" office:value="5.8083734127355E+194" calcext:value-type="float">
            <text:p>580837341273550000000000000000000000000000000000000000000000000000000000000000000000000000000000000000000000000000000000000000000000000000000000000000000000000000000000000000000000000000000000000</text:p>
          </table:table-cell>
          <table:table-cell table:formula="of:=LEN([.G512])" office:value-type="float" office:value="21" calcext:value-type="float">
            <text:p>21</text:p>
          </table:table-cell>
          <table:table-cell table:formula="of:=LEN([.H512])" office:value-type="float" office:value="20" calcext:value-type="float">
            <text:p>20</text:p>
          </table:table-cell>
          <table:table-cell table:formula="of:=IF([.I512]&gt;[.J5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5"/>
          <table:table-cell table:formula="of:=[.G512]+[.H512]*2" office:value-type="float" office:value="1.98310272810889E+195" calcext:value-type="float">
            <text:p>1983102728108890000000000000000000000000000000000000000000000000000000000000000000000000000000000000000000000000000000000000000000000000000000000000000000000000000000000000000000000000000000000000</text:p>
          </table:table-cell>
          <table:table-cell table:formula="of:=[.H512]*2+[.H511]" office:value-type="float" office:value="1.40226538683534E+195" calcext:value-type="float">
            <text:p>1402265386835340000000000000000000000000000000000000000000000000000000000000000000000000000000000000000000000000000000000000000000000000000000000000000000000000000000000000000000000000000000000000</text:p>
          </table:table-cell>
          <table:table-cell table:formula="of:=LEN([.G513])" office:value-type="float" office:value="21" calcext:value-type="float">
            <text:p>21</text:p>
          </table:table-cell>
          <table:table-cell table:formula="of:=LEN([.H513])" office:value-type="float" office:value="21" calcext:value-type="float">
            <text:p>21</text:p>
          </table:table-cell>
          <table:table-cell table:formula="of:=IF([.I513]&gt;[.J5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5"/>
          <table:table-cell table:formula="of:=[.G513]+[.H513]*2" office:value-type="float" office:value="4.78763350177956E+195" calcext:value-type="float">
            <text:p>4787633501779560000000000000000000000000000000000000000000000000000000000000000000000000000000000000000000000000000000000000000000000000000000000000000000000000000000000000000000000000000000000000</text:p>
          </table:table-cell>
          <table:table-cell table:formula="of:=[.H513]*2+[.H512]" office:value-type="float" office:value="3.38536811494422E+195" calcext:value-type="float">
            <text:p>3385368114944220000000000000000000000000000000000000000000000000000000000000000000000000000000000000000000000000000000000000000000000000000000000000000000000000000000000000000000000000000000000000</text:p>
          </table:table-cell>
          <table:table-cell table:formula="of:=LEN([.G514])" office:value-type="float" office:value="21" calcext:value-type="float">
            <text:p>21</text:p>
          </table:table-cell>
          <table:table-cell table:formula="of:=LEN([.H514])" office:value-type="float" office:value="21" calcext:value-type="float">
            <text:p>21</text:p>
          </table:table-cell>
          <table:table-cell table:formula="of:=IF([.I514]&gt;[.J5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5"/>
          <table:table-cell table:formula="of:=[.G514]+[.H514]*2" office:value-type="float" office:value="1.1558369731668E+196" calcext:value-type="float">
            <text:p>11558369731668000000000000000000000000000000000000000000000000000000000000000000000000000000000000000000000000000000000000000000000000000000000000000000000000000000000000000000000000000000000000000</text:p>
          </table:table-cell>
          <table:table-cell table:formula="of:=[.H514]*2+[.H513]" office:value-type="float" office:value="8.17300161672378E+195" calcext:value-type="float">
            <text:p>8173001616723780000000000000000000000000000000000000000000000000000000000000000000000000000000000000000000000000000000000000000000000000000000000000000000000000000000000000000000000000000000000000</text:p>
          </table:table-cell>
          <table:table-cell table:formula="of:=LEN([.G515])" office:value-type="float" office:value="20" calcext:value-type="float">
            <text:p>20</text:p>
          </table:table-cell>
          <table:table-cell table:formula="of:=LEN([.H515])" office:value-type="float" office:value="21" calcext:value-type="float">
            <text:p>21</text:p>
          </table:table-cell>
          <table:table-cell table:formula="of:=IF([.I515]&gt;[.J5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5"/>
          <table:table-cell table:formula="of:=[.G515]+[.H515]*2" office:value-type="float" office:value="2.79043729651156E+196" calcext:value-type="float">
            <text:p>27904372965115600000000000000000000000000000000000000000000000000000000000000000000000000000000000000000000000000000000000000000000000000000000000000000000000000000000000000000000000000000000000000</text:p>
          </table:table-cell>
          <table:table-cell table:formula="of:=[.H515]*2+[.H514]" office:value-type="float" office:value="1.97313713483918E+196" calcext:value-type="float">
            <text:p>19731371348391800000000000000000000000000000000000000000000000000000000000000000000000000000000000000000000000000000000000000000000000000000000000000000000000000000000000000000000000000000000000000</text:p>
          </table:table-cell>
          <table:table-cell table:formula="of:=LEN([.G516])" office:value-type="float" office:value="21" calcext:value-type="float">
            <text:p>21</text:p>
          </table:table-cell>
          <table:table-cell table:formula="of:=LEN([.H516])" office:value-type="float" office:value="21" calcext:value-type="float">
            <text:p>21</text:p>
          </table:table-cell>
          <table:table-cell table:formula="of:=IF([.I516]&gt;[.J5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5"/>
          <table:table-cell table:formula="of:=[.G516]+[.H516]*2" office:value-type="float" office:value="6.73671156618991E+196" calcext:value-type="float">
            <text:p>67367115661899100000000000000000000000000000000000000000000000000000000000000000000000000000000000000000000000000000000000000000000000000000000000000000000000000000000000000000000000000000000000000</text:p>
          </table:table-cell>
          <table:table-cell table:formula="of:=[.H516]*2+[.H515]" office:value-type="float" office:value="4.76357443135073E+196" calcext:value-type="float">
            <text:p>47635744313507300000000000000000000000000000000000000000000000000000000000000000000000000000000000000000000000000000000000000000000000000000000000000000000000000000000000000000000000000000000000000</text:p>
          </table:table-cell>
          <table:table-cell table:formula="of:=LEN([.G517])" office:value-type="float" office:value="21" calcext:value-type="float">
            <text:p>21</text:p>
          </table:table-cell>
          <table:table-cell table:formula="of:=LEN([.H517])" office:value-type="float" office:value="21" calcext:value-type="float">
            <text:p>21</text:p>
          </table:table-cell>
          <table:table-cell table:formula="of:=IF([.I517]&gt;[.J51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5"/>
          <table:table-cell table:formula="of:=[.G517]+[.H517]*2" office:value-type="float" office:value="1.62638604288914E+197" calcext:value-type="float">
            <text:p>162638604288914000000000000000000000000000000000000000000000000000000000000000000000000000000000000000000000000000000000000000000000000000000000000000000000000000000000000000000000000000000000000000</text:p>
          </table:table-cell>
          <table:table-cell table:formula="of:=[.H517]*2+[.H516]" office:value-type="float" office:value="1.15002859975406E+197" calcext:value-type="float">
            <text:p>115002859975406000000000000000000000000000000000000000000000000000000000000000000000000000000000000000000000000000000000000000000000000000000000000000000000000000000000000000000000000000000000000000</text:p>
          </table:table-cell>
          <table:table-cell table:formula="of:=LEN([.G518])" office:value-type="float" office:value="21" calcext:value-type="float">
            <text:p>21</text:p>
          </table:table-cell>
          <table:table-cell table:formula="of:=LEN([.H518])" office:value-type="float" office:value="21" calcext:value-type="float">
            <text:p>21</text:p>
          </table:table-cell>
          <table:table-cell table:formula="of:=IF([.I518]&gt;[.J5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5"/>
          <table:table-cell table:formula="of:=[.G518]+[.H518]*2" office:value-type="float" office:value="3.92644324239727E+197" calcext:value-type="float">
            <text:p>392644324239727000000000000000000000000000000000000000000000000000000000000000000000000000000000000000000000000000000000000000000000000000000000000000000000000000000000000000000000000000000000000000</text:p>
          </table:table-cell>
          <table:table-cell table:formula="of:=[.H518]*2+[.H517]" office:value-type="float" office:value="2.7764146426432E+197" calcext:value-type="float">
            <text:p>277641464264320000000000000000000000000000000000000000000000000000000000000000000000000000000000000000000000000000000000000000000000000000000000000000000000000000000000000000000000000000000000000000</text:p>
          </table:table-cell>
          <table:table-cell table:formula="of:=LEN([.G519])" office:value-type="float" office:value="21" calcext:value-type="float">
            <text:p>21</text:p>
          </table:table-cell>
          <table:table-cell table:formula="of:=LEN([.H519])" office:value-type="float" office:value="20" calcext:value-type="float">
            <text:p>20</text:p>
          </table:table-cell>
          <table:table-cell table:formula="of:=IF([.I519]&gt;[.J51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5"/>
          <table:table-cell table:formula="of:=[.G519]+[.H519]*2" office:value-type="float" office:value="9.47927252768367E+197" calcext:value-type="float">
            <text:p>947927252768367000000000000000000000000000000000000000000000000000000000000000000000000000000000000000000000000000000000000000000000000000000000000000000000000000000000000000000000000000000000000000</text:p>
          </table:table-cell>
          <table:table-cell table:formula="of:=[.H519]*2+[.H518]" office:value-type="float" office:value="6.70285788504047E+197" calcext:value-type="float">
            <text:p>670285788504047000000000000000000000000000000000000000000000000000000000000000000000000000000000000000000000000000000000000000000000000000000000000000000000000000000000000000000000000000000000000000</text:p>
          </table:table-cell>
          <table:table-cell table:formula="of:=LEN([.G520])" office:value-type="float" office:value="21" calcext:value-type="float">
            <text:p>21</text:p>
          </table:table-cell>
          <table:table-cell table:formula="of:=LEN([.H520])" office:value-type="float" office:value="21" calcext:value-type="float">
            <text:p>21</text:p>
          </table:table-cell>
          <table:table-cell table:formula="of:=IF([.I520]&gt;[.J5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5"/>
          <table:table-cell table:formula="of:=[.G520]+[.H520]*2" office:value-type="float" office:value="2.28849882977646E+198" calcext:value-type="float">
            <text:p>2288498829776460000000000000000000000000000000000000000000000000000000000000000000000000000000000000000000000000000000000000000000000000000000000000000000000000000000000000000000000000000000000000000</text:p>
          </table:table-cell>
          <table:table-cell table:formula="of:=[.H520]*2+[.H519]" office:value-type="float" office:value="1.61821304127241E+198" calcext:value-type="float">
            <text:p>1618213041272410000000000000000000000000000000000000000000000000000000000000000000000000000000000000000000000000000000000000000000000000000000000000000000000000000000000000000000000000000000000000000</text:p>
          </table:table-cell>
          <table:table-cell table:formula="of:=LEN([.G521])" office:value-type="float" office:value="21" calcext:value-type="float">
            <text:p>21</text:p>
          </table:table-cell>
          <table:table-cell table:formula="of:=LEN([.H521])" office:value-type="float" office:value="21" calcext:value-type="float">
            <text:p>21</text:p>
          </table:table-cell>
          <table:table-cell table:formula="of:=IF([.I521]&gt;[.J5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5"/>
          <table:table-cell table:formula="of:=[.G521]+[.H521]*2" office:value-type="float" office:value="5.52492491232129E+198" calcext:value-type="float">
            <text:p>5524924912321290000000000000000000000000000000000000000000000000000000000000000000000000000000000000000000000000000000000000000000000000000000000000000000000000000000000000000000000000000000000000000</text:p>
          </table:table-cell>
          <table:table-cell table:formula="of:=[.H521]*2+[.H520]" office:value-type="float" office:value="3.90671187104887E+198" calcext:value-type="float">
            <text:p>3906711871048870000000000000000000000000000000000000000000000000000000000000000000000000000000000000000000000000000000000000000000000000000000000000000000000000000000000000000000000000000000000000000</text:p>
          </table:table-cell>
          <table:table-cell table:formula="of:=LEN([.G522])" office:value-type="float" office:value="21" calcext:value-type="float">
            <text:p>21</text:p>
          </table:table-cell>
          <table:table-cell table:formula="of:=LEN([.H522])" office:value-type="float" office:value="21" calcext:value-type="float">
            <text:p>21</text:p>
          </table:table-cell>
          <table:table-cell table:formula="of:=IF([.I522]&gt;[.J5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5"/>
          <table:table-cell table:formula="of:=[.G522]+[.H522]*2" office:value-type="float" office:value="1.3338348654419E+199" calcext:value-type="float">
            <text:p>13338348654419000000000000000000000000000000000000000000000000000000000000000000000000000000000000000000000000000000000000000000000000000000000000000000000000000000000000000000000000000000000000000000</text:p>
          </table:table-cell>
          <table:table-cell table:formula="of:=[.H522]*2+[.H521]" office:value-type="float" office:value="9.43163678337016E+198" calcext:value-type="float">
            <text:p>9431636783370160000000000000000000000000000000000000000000000000000000000000000000000000000000000000000000000000000000000000000000000000000000000000000000000000000000000000000000000000000000000000000</text:p>
          </table:table-cell>
          <table:table-cell table:formula="of:=LEN([.G523])" office:value-type="float" office:value="20" calcext:value-type="float">
            <text:p>20</text:p>
          </table:table-cell>
          <table:table-cell table:formula="of:=LEN([.H523])" office:value-type="float" office:value="21" calcext:value-type="float">
            <text:p>21</text:p>
          </table:table-cell>
          <table:table-cell table:formula="of:=IF([.I523]&gt;[.J5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5"/>
          <table:table-cell table:formula="of:=[.G523]+[.H523]*2" office:value-type="float" office:value="3.22016222211594E+199" calcext:value-type="float">
            <text:p>32201622221159400000000000000000000000000000000000000000000000000000000000000000000000000000000000000000000000000000000000000000000000000000000000000000000000000000000000000000000000000000000000000000</text:p>
          </table:table-cell>
          <table:table-cell table:formula="of:=[.H523]*2+[.H522]" office:value-type="float" office:value="2.27699854377892E+199" calcext:value-type="float">
            <text:p>227699854377892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24])" office:value-type="float" office:value="21" calcext:value-type="float">
            <text:p>21</text:p>
          </table:table-cell>
          <table:table-cell table:formula="of:=LEN([.H524])" office:value-type="float" office:value="21" calcext:value-type="float">
            <text:p>21</text:p>
          </table:table-cell>
          <table:table-cell table:formula="of:=IF([.I524]&gt;[.J5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5"/>
          <table:table-cell table:formula="of:=[.G524]+[.H524]*2" office:value-type="float" office:value="7.77415930967378E+199" calcext:value-type="float">
            <text:p>77741593096737800000000000000000000000000000000000000000000000000000000000000000000000000000000000000000000000000000000000000000000000000000000000000000000000000000000000000000000000000000000000000000</text:p>
          </table:table-cell>
          <table:table-cell table:formula="of:=[.H524]*2+[.H523]" office:value-type="float" office:value="5.49716076589486E+199" calcext:value-type="float">
            <text:p>549716076589486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25])" office:value-type="float" office:value="21" calcext:value-type="float">
            <text:p>21</text:p>
          </table:table-cell>
          <table:table-cell table:formula="of:=LEN([.H525])" office:value-type="float" office:value="21" calcext:value-type="float">
            <text:p>21</text:p>
          </table:table-cell>
          <table:table-cell table:formula="of:=IF([.I525]&gt;[.J5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5"/>
          <table:table-cell table:formula="of:=[.G525]+[.H525]*2" office:value-type="float" office:value="1.87684808414635E+200" calcext:value-type="float">
            <text:p>187684808414635000000000000000000000000000000000000000000000000000000000000000000000000000000000000000000000000000000000000000000000000000000000000000000000000000000000000000000000000000000000000000000</text:p>
          </table:table-cell>
          <table:table-cell table:formula="of:=[.H525]*2+[.H524]" office:value-type="float" office:value="1.32713200755686E+200" calcext:value-type="float">
            <text:p>132713200755686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26])" office:value-type="float" office:value="21" calcext:value-type="float">
            <text:p>21</text:p>
          </table:table-cell>
          <table:table-cell table:formula="of:=LEN([.H526])" office:value-type="float" office:value="21" calcext:value-type="float">
            <text:p>21</text:p>
          </table:table-cell>
          <table:table-cell table:formula="of:=IF([.I526]&gt;[.J5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5"/>
          <table:table-cell table:formula="of:=[.G526]+[.H526]*2" office:value-type="float" office:value="4.53111209926008E+200" calcext:value-type="float">
            <text:p>453111209926008000000000000000000000000000000000000000000000000000000000000000000000000000000000000000000000000000000000000000000000000000000000000000000000000000000000000000000000000000000000000000000</text:p>
          </table:table-cell>
          <table:table-cell table:formula="of:=[.H526]*2+[.H525]" office:value-type="float" office:value="3.20398009170321E+200" calcext:value-type="float">
            <text:p>320398009170321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27])" office:value-type="float" office:value="21" calcext:value-type="float">
            <text:p>21</text:p>
          </table:table-cell>
          <table:table-cell table:formula="of:=LEN([.H527])" office:value-type="float" office:value="21" calcext:value-type="float">
            <text:p>21</text:p>
          </table:table-cell>
          <table:table-cell table:formula="of:=IF([.I527]&gt;[.J5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5"/>
          <table:table-cell table:formula="of:=[.G527]+[.H527]*2" office:value-type="float" office:value="1.09390722826665E+201" calcext:value-type="float">
            <text:p>1093907228266650000000000000000000000000000000000000000000000000000000000000000000000000000000000000000000000000000000000000000000000000000000000000000000000000000000000000000000000000000000000000000000</text:p>
          </table:table-cell>
          <table:table-cell table:formula="of:=[.H527]*2+[.H526]" office:value-type="float" office:value="7.73509219096329E+200" calcext:value-type="float">
            <text:p>773509219096329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28])" office:value-type="float" office:value="21" calcext:value-type="float">
            <text:p>21</text:p>
          </table:table-cell>
          <table:table-cell table:formula="of:=LEN([.H528])" office:value-type="float" office:value="21" calcext:value-type="float">
            <text:p>21</text:p>
          </table:table-cell>
          <table:table-cell table:formula="of:=IF([.I528]&gt;[.J5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5"/>
          <table:table-cell table:formula="of:=[.G528]+[.H528]*2" office:value-type="float" office:value="2.64092566645931E+201" calcext:value-type="float">
            <text:p>2640925666459310000000000000000000000000000000000000000000000000000000000000000000000000000000000000000000000000000000000000000000000000000000000000000000000000000000000000000000000000000000000000000000</text:p>
          </table:table-cell>
          <table:table-cell table:formula="of:=[.H528]*2+[.H527]" office:value-type="float" office:value="1.86741644736298E+201" calcext:value-type="float">
            <text:p>186741644736298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29])" office:value-type="float" office:value="21" calcext:value-type="float">
            <text:p>21</text:p>
          </table:table-cell>
          <table:table-cell table:formula="of:=LEN([.H529])" office:value-type="float" office:value="21" calcext:value-type="float">
            <text:p>21</text:p>
          </table:table-cell>
          <table:table-cell table:formula="of:=IF([.I529]&gt;[.J5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5"/>
          <table:table-cell table:formula="of:=[.G529]+[.H529]*2" office:value-type="float" office:value="6.37575856118527E+201" calcext:value-type="float">
            <text:p>6375758561185270000000000000000000000000000000000000000000000000000000000000000000000000000000000000000000000000000000000000000000000000000000000000000000000000000000000000000000000000000000000000000000</text:p>
          </table:table-cell>
          <table:table-cell table:formula="of:=[.H529]*2+[.H528]" office:value-type="float" office:value="4.50834211382229E+201" calcext:value-type="float">
            <text:p>450834211382229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30])" office:value-type="float" office:value="21" calcext:value-type="float">
            <text:p>21</text:p>
          </table:table-cell>
          <table:table-cell table:formula="of:=LEN([.H530])" office:value-type="float" office:value="21" calcext:value-type="float">
            <text:p>21</text:p>
          </table:table-cell>
          <table:table-cell table:formula="of:=IF([.I530]&gt;[.J5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5"/>
          <table:table-cell table:formula="of:=[.G530]+[.H530]*2" office:value-type="float" office:value="1.53924427888298E+202" calcext:value-type="float">
            <text:p>15392442788829800000000000000000000000000000000000000000000000000000000000000000000000000000000000000000000000000000000000000000000000000000000000000000000000000000000000000000000000000000000000000000000</text:p>
          </table:table-cell>
          <table:table-cell table:formula="of:=[.H530]*2+[.H529]" office:value-type="float" office:value="1.08841006750076E+202" calcext:value-type="float">
            <text:p>108841006750076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31])" office:value-type="float" office:value="21" calcext:value-type="float">
            <text:p>21</text:p>
          </table:table-cell>
          <table:table-cell table:formula="of:=LEN([.H531])" office:value-type="float" office:value="21" calcext:value-type="float">
            <text:p>21</text:p>
          </table:table-cell>
          <table:table-cell table:formula="of:=IF([.I531]&gt;[.J5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5"/>
          <table:table-cell table:formula="of:=[.G531]+[.H531]*2" office:value-type="float" office:value="3.71606441388449E+202" calcext:value-type="float">
            <text:p>37160644138844900000000000000000000000000000000000000000000000000000000000000000000000000000000000000000000000000000000000000000000000000000000000000000000000000000000000000000000000000000000000000000000</text:p>
          </table:table-cell>
          <table:table-cell table:formula="of:=[.H531]*2+[.H530]" office:value-type="float" office:value="2.62765434638374E+202" calcext:value-type="float">
            <text:p>262765434638374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32])" office:value-type="float" office:value="21" calcext:value-type="float">
            <text:p>21</text:p>
          </table:table-cell>
          <table:table-cell table:formula="of:=LEN([.H532])" office:value-type="float" office:value="21" calcext:value-type="float">
            <text:p>21</text:p>
          </table:table-cell>
          <table:table-cell table:formula="of:=IF([.I532]&gt;[.J5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5"/>
          <table:table-cell table:formula="of:=[.G532]+[.H532]*2" office:value-type="float" office:value="8.97137310665197E+202" calcext:value-type="float">
            <text:p>89713731066519700000000000000000000000000000000000000000000000000000000000000000000000000000000000000000000000000000000000000000000000000000000000000000000000000000000000000000000000000000000000000000000</text:p>
          </table:table-cell>
          <table:table-cell table:formula="of:=[.H532]*2+[.H531]" office:value-type="float" office:value="6.34371876026823E+202" calcext:value-type="float">
            <text:p>634371876026823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33])" office:value-type="float" office:value="21" calcext:value-type="float">
            <text:p>21</text:p>
          </table:table-cell>
          <table:table-cell table:formula="of:=LEN([.H533])" office:value-type="float" office:value="21" calcext:value-type="float">
            <text:p>21</text:p>
          </table:table-cell>
          <table:table-cell table:formula="of:=IF([.I533]&gt;[.J5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5"/>
          <table:table-cell table:formula="of:=[.G533]+[.H533]*2" office:value-type="float" office:value="2.16588106271884E+203" calcext:value-type="float">
            <text:p>216588106271884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33]*2+[.H532]" office:value-type="float" office:value="1.53150918669202E+203" calcext:value-type="float">
            <text:p>153150918669202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34])" office:value-type="float" office:value="21" calcext:value-type="float">
            <text:p>21</text:p>
          </table:table-cell>
          <table:table-cell table:formula="of:=LEN([.H534])" office:value-type="float" office:value="21" calcext:value-type="float">
            <text:p>21</text:p>
          </table:table-cell>
          <table:table-cell table:formula="of:=IF([.I534]&gt;[.J5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5"/>
          <table:table-cell table:formula="of:=[.G534]+[.H534]*2" office:value-type="float" office:value="5.22889943610288E+203" calcext:value-type="float">
            <text:p>522889943610288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34]*2+[.H533]" office:value-type="float" office:value="3.69739024941086E+203" calcext:value-type="float">
            <text:p>369739024941086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35])" office:value-type="float" office:value="21" calcext:value-type="float">
            <text:p>21</text:p>
          </table:table-cell>
          <table:table-cell table:formula="of:=LEN([.H535])" office:value-type="float" office:value="21" calcext:value-type="float">
            <text:p>21</text:p>
          </table:table-cell>
          <table:table-cell table:formula="of:=IF([.I535]&gt;[.J5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5"/>
          <table:table-cell table:formula="of:=[.G535]+[.H535]*2" office:value-type="float" office:value="1.26236799349246E+204" calcext:value-type="float">
            <text:p>126236799349246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35]*2+[.H534]" office:value-type="float" office:value="8.92628968551375E+203" calcext:value-type="float">
            <text:p>892628968551375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36])" office:value-type="float" office:value="21" calcext:value-type="float">
            <text:p>21</text:p>
          </table:table-cell>
          <table:table-cell table:formula="of:=LEN([.H536])" office:value-type="float" office:value="21" calcext:value-type="float">
            <text:p>21</text:p>
          </table:table-cell>
          <table:table-cell table:formula="of:=IF([.I536]&gt;[.J5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5"/>
          <table:table-cell table:formula="of:=[.G536]+[.H536]*2" office:value-type="float" office:value="3.04762593059521E+204" calcext:value-type="float">
            <text:p>304762593059521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36]*2+[.H535]" office:value-type="float" office:value="2.15499696204384E+204" calcext:value-type="float">
            <text:p>215499696204384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37])" office:value-type="float" office:value="21" calcext:value-type="float">
            <text:p>21</text:p>
          </table:table-cell>
          <table:table-cell table:formula="of:=LEN([.H537])" office:value-type="float" office:value="21" calcext:value-type="float">
            <text:p>21</text:p>
          </table:table-cell>
          <table:table-cell table:formula="of:=IF([.I537]&gt;[.J5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5"/>
          <table:table-cell table:formula="of:=[.G537]+[.H537]*2" office:value-type="float" office:value="7.35761985468288E+204" calcext:value-type="float">
            <text:p>735761985468288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37]*2+[.H536]" office:value-type="float" office:value="5.20262289263905E+204" calcext:value-type="float">
            <text:p>520262289263905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38])" office:value-type="float" office:value="21" calcext:value-type="float">
            <text:p>21</text:p>
          </table:table-cell>
          <table:table-cell table:formula="of:=LEN([.H538])" office:value-type="float" office:value="21" calcext:value-type="float">
            <text:p>21</text:p>
          </table:table-cell>
          <table:table-cell table:formula="of:=IF([.I538]&gt;[.J5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5"/>
          <table:table-cell table:formula="of:=[.G538]+[.H538]*2" office:value-type="float" office:value="1.7762865639961E+205" calcext:value-type="float">
            <text:p>17762865639961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38]*2+[.H537]" office:value-type="float" office:value="1.25602427473219E+205" calcext:value-type="float">
            <text:p>125602427473219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39])" office:value-type="float" office:value="20" calcext:value-type="float">
            <text:p>20</text:p>
          </table:table-cell>
          <table:table-cell table:formula="of:=LEN([.H539])" office:value-type="float" office:value="21" calcext:value-type="float">
            <text:p>21</text:p>
          </table:table-cell>
          <table:table-cell table:formula="of:=IF([.I539]&gt;[.J5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5"/>
          <table:table-cell table:formula="of:=[.G539]+[.H539]*2" office:value-type="float" office:value="4.28833511346048E+205" calcext:value-type="float">
            <text:p>428833511346048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39]*2+[.H538]" office:value-type="float" office:value="3.03231083872829E+205" calcext:value-type="float">
            <text:p>303231083872829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40])" office:value-type="float" office:value="21" calcext:value-type="float">
            <text:p>21</text:p>
          </table:table-cell>
          <table:table-cell table:formula="of:=LEN([.H540])" office:value-type="float" office:value="21" calcext:value-type="float">
            <text:p>21</text:p>
          </table:table-cell>
          <table:table-cell table:formula="of:=IF([.I540]&gt;[.J5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5"/>
          <table:table-cell table:formula="of:=[.G540]+[.H540]*2" office:value-type="float" office:value="1.03529567909171E+206" calcext:value-type="float">
            <text:p>103529567909171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40]*2+[.H539]" office:value-type="float" office:value="7.32064595218877E+205" calcext:value-type="float">
            <text:p>732064595218877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41])" office:value-type="float" office:value="21" calcext:value-type="float">
            <text:p>21</text:p>
          </table:table-cell>
          <table:table-cell table:formula="of:=LEN([.H541])" office:value-type="float" office:value="21" calcext:value-type="float">
            <text:p>21</text:p>
          </table:table-cell>
          <table:table-cell table:formula="of:=IF([.I541]&gt;[.J5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5"/>
          <table:table-cell table:formula="of:=[.G541]+[.H541]*2" office:value-type="float" office:value="2.49942486952946E+206" calcext:value-type="float">
            <text:p>249942486952946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41]*2+[.H540]" office:value-type="float" office:value="1.76736027431058E+206" calcext:value-type="float">
            <text:p>176736027431058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42])" office:value-type="float" office:value="21" calcext:value-type="float">
            <text:p>21</text:p>
          </table:table-cell>
          <table:table-cell table:formula="of:=LEN([.H542])" office:value-type="float" office:value="21" calcext:value-type="float">
            <text:p>21</text:p>
          </table:table-cell>
          <table:table-cell table:formula="of:=IF([.I542]&gt;[.J5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5"/>
          <table:table-cell table:formula="of:=[.G542]+[.H542]*2" office:value-type="float" office:value="6.03414541815063E+206" calcext:value-type="float">
            <text:p>603414541815063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42]*2+[.H541]" office:value-type="float" office:value="4.26678514384004E+206" calcext:value-type="float">
            <text:p>426678514384004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43])" office:value-type="float" office:value="21" calcext:value-type="float">
            <text:p>21</text:p>
          </table:table-cell>
          <table:table-cell table:formula="of:=LEN([.H543])" office:value-type="float" office:value="21" calcext:value-type="float">
            <text:p>21</text:p>
          </table:table-cell>
          <table:table-cell table:formula="of:=IF([.I543]&gt;[.J5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5"/>
          <table:table-cell table:formula="of:=[.G543]+[.H543]*2" office:value-type="float" office:value="1.45677157058307E+207" calcext:value-type="float">
            <text:p>145677157058307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43]*2+[.H542]" office:value-type="float" office:value="1.03009305619907E+207" calcext:value-type="float">
            <text:p>103009305619907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44])" office:value-type="float" office:value="21" calcext:value-type="float">
            <text:p>21</text:p>
          </table:table-cell>
          <table:table-cell table:formula="of:=LEN([.H544])" office:value-type="float" office:value="21" calcext:value-type="float">
            <text:p>21</text:p>
          </table:table-cell>
          <table:table-cell table:formula="of:=IF([.I544]&gt;[.J5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5"/>
          <table:table-cell table:formula="of:=[.G544]+[.H544]*2" office:value-type="float" office:value="3.51695768298121E+207" calcext:value-type="float">
            <text:p>351695768298121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44]*2+[.H543]" office:value-type="float" office:value="2.48686462678214E+207" calcext:value-type="float">
            <text:p>248686462678214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45])" office:value-type="float" office:value="21" calcext:value-type="float">
            <text:p>21</text:p>
          </table:table-cell>
          <table:table-cell table:formula="of:=LEN([.H545])" office:value-type="float" office:value="21" calcext:value-type="float">
            <text:p>21</text:p>
          </table:table-cell>
          <table:table-cell table:formula="of:=IF([.I545]&gt;[.J5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5"/>
          <table:table-cell table:formula="of:=[.G545]+[.H545]*2" office:value-type="float" office:value="8.49068693654549E+207" calcext:value-type="float">
            <text:p>849068693654549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45]*2+[.H544]" office:value-type="float" office:value="6.00382230976335E+207" calcext:value-type="float">
            <text:p>600382230976335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46])" office:value-type="float" office:value="21" calcext:value-type="float">
            <text:p>21</text:p>
          </table:table-cell>
          <table:table-cell table:formula="of:=LEN([.H546])" office:value-type="float" office:value="21" calcext:value-type="float">
            <text:p>21</text:p>
          </table:table-cell>
          <table:table-cell table:formula="of:=IF([.I546]&gt;[.J5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5"/>
          <table:table-cell table:formula="of:=[.G546]+[.H546]*2" office:value-type="float" office:value="2.04983315560722E+208" calcext:value-type="float">
            <text:p>204983315560722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46]*2+[.H545]" office:value-type="float" office:value="1.44945092463088E+208" calcext:value-type="float">
            <text:p>144945092463088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47])" office:value-type="float" office:value="21" calcext:value-type="float">
            <text:p>21</text:p>
          </table:table-cell>
          <table:table-cell table:formula="of:=LEN([.H547])" office:value-type="float" office:value="21" calcext:value-type="float">
            <text:p>21</text:p>
          </table:table-cell>
          <table:table-cell table:formula="of:=IF([.I547]&gt;[.J5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5"/>
          <table:table-cell table:formula="of:=[.G547]+[.H547]*2" office:value-type="float" office:value="4.94873500486898E+208" calcext:value-type="float">
            <text:p>494873500486898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47]*2+[.H546]" office:value-type="float" office:value="3.4992840802381E+208" calcext:value-type="float">
            <text:p>34992840802381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48])" office:value-type="float" office:value="21" calcext:value-type="float">
            <text:p>21</text:p>
          </table:table-cell>
          <table:table-cell table:formula="of:=LEN([.H548])" office:value-type="float" office:value="20" calcext:value-type="float">
            <text:p>20</text:p>
          </table:table-cell>
          <table:table-cell table:formula="of:=IF([.I548]&gt;[.J5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5"/>
          <table:table-cell table:formula="of:=[.G548]+[.H548]*2" office:value-type="float" office:value="1.19473031653452E+209" calcext:value-type="float">
            <text:p>119473031653452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48]*2+[.H547]" office:value-type="float" office:value="8.44801908510708E+208" calcext:value-type="float">
            <text:p>844801908510708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49])" office:value-type="float" office:value="21" calcext:value-type="float">
            <text:p>21</text:p>
          </table:table-cell>
          <table:table-cell table:formula="of:=LEN([.H549])" office:value-type="float" office:value="21" calcext:value-type="float">
            <text:p>21</text:p>
          </table:table-cell>
          <table:table-cell table:formula="of:=IF([.I549]&gt;[.J5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5"/>
          <table:table-cell table:formula="of:=[.G549]+[.H549]*2" office:value-type="float" office:value="2.88433413355594E+209" calcext:value-type="float">
            <text:p>288433413355594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49]*2+[.H548]" office:value-type="float" office:value="2.03953222504523E+209" calcext:value-type="float">
            <text:p>203953222504523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50])" office:value-type="float" office:value="21" calcext:value-type="float">
            <text:p>21</text:p>
          </table:table-cell>
          <table:table-cell table:formula="of:=LEN([.H550])" office:value-type="float" office:value="21" calcext:value-type="float">
            <text:p>21</text:p>
          </table:table-cell>
          <table:table-cell table:formula="of:=IF([.I550]&gt;[.J5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5"/>
          <table:table-cell table:formula="of:=[.G550]+[.H550]*2" office:value-type="float" office:value="6.96339858364639E+209" calcext:value-type="float">
            <text:p>696339858364639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50]*2+[.H549]" office:value-type="float" office:value="4.92386635860116E+209" calcext:value-type="float">
            <text:p>492386635860116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51])" office:value-type="float" office:value="21" calcext:value-type="float">
            <text:p>21</text:p>
          </table:table-cell>
          <table:table-cell table:formula="of:=LEN([.H551])" office:value-type="float" office:value="21" calcext:value-type="float">
            <text:p>21</text:p>
          </table:table-cell>
          <table:table-cell table:formula="of:=IF([.I551]&gt;[.J5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5"/>
          <table:table-cell table:formula="of:=[.G551]+[.H551]*2" office:value-type="float" office:value="1.68111313008487E+210" calcext:value-type="float">
            <text:p>168111313008487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51]*2+[.H550]" office:value-type="float" office:value="1.18872649422476E+210" calcext:value-type="float">
            <text:p>118872649422476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52])" office:value-type="float" office:value="21" calcext:value-type="float">
            <text:p>21</text:p>
          </table:table-cell>
          <table:table-cell table:formula="of:=LEN([.H552])" office:value-type="float" office:value="21" calcext:value-type="float">
            <text:p>21</text:p>
          </table:table-cell>
          <table:table-cell table:formula="of:=IF([.I552]&gt;[.J5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5"/>
          <table:table-cell table:formula="of:=[.G552]+[.H552]*2" office:value-type="float" office:value="4.05856611853438E+210" calcext:value-type="float">
            <text:p>405856611853438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52]*2+[.H551]" office:value-type="float" office:value="2.86983962430963E+210" calcext:value-type="float">
            <text:p>286983962430963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53])" office:value-type="float" office:value="21" calcext:value-type="float">
            <text:p>21</text:p>
          </table:table-cell>
          <table:table-cell table:formula="of:=LEN([.H553])" office:value-type="float" office:value="21" calcext:value-type="float">
            <text:p>21</text:p>
          </table:table-cell>
          <table:table-cell table:formula="of:=IF([.I553]&gt;[.J5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5"/>
          <table:table-cell table:formula="of:=[.G553]+[.H553]*2" office:value-type="float" office:value="9.79824536715363E+210" calcext:value-type="float">
            <text:p>979824536715363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53]*2+[.H552]" office:value-type="float" office:value="6.92840574284401E+210" calcext:value-type="float">
            <text:p>692840574284401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54])" office:value-type="float" office:value="21" calcext:value-type="float">
            <text:p>21</text:p>
          </table:table-cell>
          <table:table-cell table:formula="of:=LEN([.H554])" office:value-type="float" office:value="21" calcext:value-type="float">
            <text:p>21</text:p>
          </table:table-cell>
          <table:table-cell table:formula="of:=IF([.I554]&gt;[.J5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5"/>
          <table:table-cell table:formula="of:=[.G554]+[.H554]*2" office:value-type="float" office:value="2.36550568528417E+211" calcext:value-type="float">
            <text:p>236550568528417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54]*2+[.H553]" office:value-type="float" office:value="1.67266511099976E+211" calcext:value-type="float">
            <text:p>167266511099976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55])" office:value-type="float" office:value="21" calcext:value-type="float">
            <text:p>21</text:p>
          </table:table-cell>
          <table:table-cell table:formula="of:=LEN([.H555])" office:value-type="float" office:value="21" calcext:value-type="float">
            <text:p>21</text:p>
          </table:table-cell>
          <table:table-cell table:formula="of:=IF([.I555]&gt;[.J5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5"/>
          <table:table-cell table:formula="of:=[.G555]+[.H555]*2" office:value-type="float" office:value="5.71083590728369E+211" calcext:value-type="float">
            <text:p>571083590728369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55]*2+[.H554]" office:value-type="float" office:value="4.03817079628393E+211" calcext:value-type="float">
            <text:p>403817079628393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56])" office:value-type="float" office:value="21" calcext:value-type="float">
            <text:p>21</text:p>
          </table:table-cell>
          <table:table-cell table:formula="of:=LEN([.H556])" office:value-type="float" office:value="21" calcext:value-type="float">
            <text:p>21</text:p>
          </table:table-cell>
          <table:table-cell table:formula="of:=IF([.I556]&gt;[.J5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5"/>
          <table:table-cell table:formula="of:=[.G556]+[.H556]*2" office:value-type="float" office:value="1.37871774998516E+212" calcext:value-type="float">
            <text:p>137871774998516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56]*2+[.H555]" office:value-type="float" office:value="9.74900670356762E+211" calcext:value-type="float">
            <text:p>974900670356762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57])" office:value-type="float" office:value="21" calcext:value-type="float">
            <text:p>21</text:p>
          </table:table-cell>
          <table:table-cell table:formula="of:=LEN([.H557])" office:value-type="float" office:value="21" calcext:value-type="float">
            <text:p>21</text:p>
          </table:table-cell>
          <table:table-cell table:formula="of:=IF([.I557]&gt;[.J5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5"/>
          <table:table-cell table:formula="of:=[.G557]+[.H557]*2" office:value-type="float" office:value="3.32851909069868E+212" calcext:value-type="float">
            <text:p>332851909069868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57]*2+[.H556]" office:value-type="float" office:value="2.35361842034192E+212" calcext:value-type="float">
            <text:p>235361842034192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58])" office:value-type="float" office:value="21" calcext:value-type="float">
            <text:p>21</text:p>
          </table:table-cell>
          <table:table-cell table:formula="of:=LEN([.H558])" office:value-type="float" office:value="21" calcext:value-type="float">
            <text:p>21</text:p>
          </table:table-cell>
          <table:table-cell table:formula="of:=IF([.I558]&gt;[.J5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5"/>
          <table:table-cell table:formula="of:=[.G558]+[.H558]*2" office:value-type="float" office:value="8.03575593138251E+212" calcext:value-type="float">
            <text:p>803575593138251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58]*2+[.H557]" office:value-type="float" office:value="5.6821375110406E+212" calcext:value-type="float">
            <text:p>56821375110406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59])" office:value-type="float" office:value="21" calcext:value-type="float">
            <text:p>21</text:p>
          </table:table-cell>
          <table:table-cell table:formula="of:=LEN([.H559])" office:value-type="float" office:value="20" calcext:value-type="float">
            <text:p>20</text:p>
          </table:table-cell>
          <table:table-cell table:formula="of:=IF([.I559]&gt;[.J55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5"/>
          <table:table-cell table:formula="of:=[.G559]+[.H559]*2" office:value-type="float" office:value="1.94000309534637E+213" calcext:value-type="float">
            <text:p>194000309534637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59]*2+[.H558]" office:value-type="float" office:value="1.37178934424231E+213" calcext:value-type="float">
            <text:p>137178934424231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60])" office:value-type="float" office:value="21" calcext:value-type="float">
            <text:p>21</text:p>
          </table:table-cell>
          <table:table-cell table:formula="of:=LEN([.H560])" office:value-type="float" office:value="21" calcext:value-type="float">
            <text:p>21</text:p>
          </table:table-cell>
          <table:table-cell table:formula="of:=IF([.I560]&gt;[.J5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5"/>
          <table:table-cell table:formula="of:=[.G560]+[.H560]*2" office:value-type="float" office:value="4.68358178383099E+213" calcext:value-type="float">
            <text:p>468358178383099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60]*2+[.H559]" office:value-type="float" office:value="3.31179243958868E+213" calcext:value-type="float">
            <text:p>331179243958868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61])" office:value-type="float" office:value="21" calcext:value-type="float">
            <text:p>21</text:p>
          </table:table-cell>
          <table:table-cell table:formula="of:=LEN([.H561])" office:value-type="float" office:value="21" calcext:value-type="float">
            <text:p>21</text:p>
          </table:table-cell>
          <table:table-cell table:formula="of:=IF([.I561]&gt;[.J5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5"/>
          <table:table-cell table:formula="of:=[.G561]+[.H561]*2" office:value-type="float" office:value="1.13071666630084E+214" calcext:value-type="float">
            <text:p>113071666630084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61]*2+[.H560]" office:value-type="float" office:value="7.99537422341967E+213" calcext:value-type="float">
            <text:p>799537422341967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62])" office:value-type="float" office:value="21" calcext:value-type="float">
            <text:p>21</text:p>
          </table:table-cell>
          <table:table-cell table:formula="of:=LEN([.H562])" office:value-type="float" office:value="21" calcext:value-type="float">
            <text:p>21</text:p>
          </table:table-cell>
          <table:table-cell table:formula="of:=IF([.I562]&gt;[.J5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5"/>
          <table:table-cell table:formula="of:=[.G562]+[.H562]*2" office:value-type="float" office:value="2.72979151098477E+214" calcext:value-type="float">
            <text:p>272979151098477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62]*2+[.H561]" office:value-type="float" office:value="1.9302540886428E+214" calcext:value-type="float">
            <text:p>19302540886428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63])" office:value-type="float" office:value="21" calcext:value-type="float">
            <text:p>21</text:p>
          </table:table-cell>
          <table:table-cell table:formula="of:=LEN([.H563])" office:value-type="float" office:value="20" calcext:value-type="float">
            <text:p>20</text:p>
          </table:table-cell>
          <table:table-cell table:formula="of:=IF([.I563]&gt;[.J56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5"/>
          <table:table-cell table:formula="of:=[.G563]+[.H563]*2" office:value-type="float" office:value="6.59029968827038E+214" calcext:value-type="float">
            <text:p>659029968827038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63]*2+[.H562]" office:value-type="float" office:value="4.66004559962757E+214" calcext:value-type="float">
            <text:p>466004559962757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64])" office:value-type="float" office:value="21" calcext:value-type="float">
            <text:p>21</text:p>
          </table:table-cell>
          <table:table-cell table:formula="of:=LEN([.H564])" office:value-type="float" office:value="21" calcext:value-type="float">
            <text:p>21</text:p>
          </table:table-cell>
          <table:table-cell table:formula="of:=IF([.I564]&gt;[.J5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5"/>
          <table:table-cell table:formula="of:=[.G564]+[.H564]*2" office:value-type="float" office:value="1.59103908875255E+215" calcext:value-type="float">
            <text:p>159103908875255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64]*2+[.H563]" office:value-type="float" office:value="1.1250345287898E+215" calcext:value-type="float">
            <text:p>11250345287898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65])" office:value-type="float" office:value="21" calcext:value-type="float">
            <text:p>21</text:p>
          </table:table-cell>
          <table:table-cell table:formula="of:=LEN([.H565])" office:value-type="float" office:value="20" calcext:value-type="float">
            <text:p>20</text:p>
          </table:table-cell>
          <table:table-cell table:formula="of:=IF([.I565]&gt;[.J5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5"/>
          <table:table-cell table:formula="of:=[.G565]+[.H565]*2" office:value-type="float" office:value="3.84110814633214E+215" calcext:value-type="float">
            <text:p>384110814633214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65]*2+[.H564]" office:value-type="float" office:value="2.71607361754235E+215" calcext:value-type="float">
            <text:p>271607361754235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66])" office:value-type="float" office:value="21" calcext:value-type="float">
            <text:p>21</text:p>
          </table:table-cell>
          <table:table-cell table:formula="of:=LEN([.H566])" office:value-type="float" office:value="21" calcext:value-type="float">
            <text:p>21</text:p>
          </table:table-cell>
          <table:table-cell table:formula="of:=IF([.I566]&gt;[.J5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5"/>
          <table:table-cell table:formula="of:=[.G566]+[.H566]*2" office:value-type="float" office:value="9.27325538141684E+215" calcext:value-type="float">
            <text:p>927325538141684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66]*2+[.H565]" office:value-type="float" office:value="6.55718176387449E+215" calcext:value-type="float">
            <text:p>655718176387449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67])" office:value-type="float" office:value="21" calcext:value-type="float">
            <text:p>21</text:p>
          </table:table-cell>
          <table:table-cell table:formula="of:=LEN([.H567])" office:value-type="float" office:value="21" calcext:value-type="float">
            <text:p>21</text:p>
          </table:table-cell>
          <table:table-cell table:formula="of:=IF([.I567]&gt;[.J5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5"/>
          <table:table-cell table:formula="of:=[.G567]+[.H567]*2" office:value-type="float" office:value="2.23876189091658E+216" calcext:value-type="float">
            <text:p>223876189091658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67]*2+[.H566]" office:value-type="float" office:value="1.58304371452913E+216" calcext:value-type="float">
            <text:p>158304371452913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68])" office:value-type="float" office:value="21" calcext:value-type="float">
            <text:p>21</text:p>
          </table:table-cell>
          <table:table-cell table:formula="of:=LEN([.H568])" office:value-type="float" office:value="21" calcext:value-type="float">
            <text:p>21</text:p>
          </table:table-cell>
          <table:table-cell table:formula="of:=IF([.I568]&gt;[.J5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5"/>
          <table:table-cell table:formula="of:=[.G568]+[.H568]*2" office:value-type="float" office:value="5.40484931997485E+216" calcext:value-type="float">
            <text:p>540484931997485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68]*2+[.H567]" office:value-type="float" office:value="3.82180560544571E+216" calcext:value-type="float">
            <text:p>382180560544571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69])" office:value-type="float" office:value="21" calcext:value-type="float">
            <text:p>21</text:p>
          </table:table-cell>
          <table:table-cell table:formula="of:=LEN([.H569])" office:value-type="float" office:value="21" calcext:value-type="float">
            <text:p>21</text:p>
          </table:table-cell>
          <table:table-cell table:formula="of:=IF([.I569]&gt;[.J5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5"/>
          <table:table-cell table:formula="of:=[.G569]+[.H569]*2" office:value-type="float" office:value="1.30484605308663E+217" calcext:value-type="float">
            <text:p>130484605308663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69]*2+[.H568]" office:value-type="float" office:value="9.22665492542056E+216" calcext:value-type="float">
            <text:p>922665492542056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70])" office:value-type="float" office:value="21" calcext:value-type="float">
            <text:p>21</text:p>
          </table:table-cell>
          <table:table-cell table:formula="of:=LEN([.H570])" office:value-type="float" office:value="21" calcext:value-type="float">
            <text:p>21</text:p>
          </table:table-cell>
          <table:table-cell table:formula="of:=IF([.I570]&gt;[.J5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5"/>
          <table:table-cell table:formula="of:=[.G570]+[.H570]*2" office:value-type="float" office:value="3.15017703817074E+217" calcext:value-type="float">
            <text:p>315017703817074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70]*2+[.H569]" office:value-type="float" office:value="2.22751154562868E+217" calcext:value-type="float">
            <text:p>222751154562868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71])" office:value-type="float" office:value="21" calcext:value-type="float">
            <text:p>21</text:p>
          </table:table-cell>
          <table:table-cell table:formula="of:=LEN([.H571])" office:value-type="float" office:value="21" calcext:value-type="float">
            <text:p>21</text:p>
          </table:table-cell>
          <table:table-cell table:formula="of:=IF([.I571]&gt;[.J5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5"/>
          <table:table-cell table:formula="of:=[.G571]+[.H571]*2" office:value-type="float" office:value="7.60520012942811E+217" calcext:value-type="float">
            <text:p>760520012942811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71]*2+[.H570]" office:value-type="float" office:value="5.37768858379942E+217" calcext:value-type="float">
            <text:p>537768858379942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72])" office:value-type="float" office:value="21" calcext:value-type="float">
            <text:p>21</text:p>
          </table:table-cell>
          <table:table-cell table:formula="of:=LEN([.H572])" office:value-type="float" office:value="21" calcext:value-type="float">
            <text:p>21</text:p>
          </table:table-cell>
          <table:table-cell table:formula="of:=IF([.I572]&gt;[.J5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5"/>
          <table:table-cell table:formula="of:=[.G572]+[.H572]*2" office:value-type="float" office:value="1.8360577297027E+218" calcext:value-type="float">
            <text:p>18360577297027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72]*2+[.H571]" office:value-type="float" office:value="1.29828887132275E+218" calcext:value-type="float">
            <text:p>129828887132275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73])" office:value-type="float" office:value="20" calcext:value-type="float">
            <text:p>20</text:p>
          </table:table-cell>
          <table:table-cell table:formula="of:=LEN([.H573])" office:value-type="float" office:value="21" calcext:value-type="float">
            <text:p>21</text:p>
          </table:table-cell>
          <table:table-cell table:formula="of:=IF([.I573]&gt;[.J5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5"/>
          <table:table-cell table:formula="of:=[.G573]+[.H573]*2" office:value-type="float" office:value="4.4326354723482E+218" calcext:value-type="float">
            <text:p>44326354723482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73]*2+[.H572]" office:value-type="float" office:value="3.13434660102545E+218" calcext:value-type="float">
            <text:p>313434660102545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74])" office:value-type="float" office:value="20" calcext:value-type="float">
            <text:p>20</text:p>
          </table:table-cell>
          <table:table-cell table:formula="of:=LEN([.H574])" office:value-type="float" office:value="21" calcext:value-type="float">
            <text:p>21</text:p>
          </table:table-cell>
          <table:table-cell table:formula="of:=IF([.I574]&gt;[.J5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5"/>
          <table:table-cell table:formula="of:=[.G574]+[.H574]*2" office:value-type="float" office:value="1.07013286743991E+219" calcext:value-type="float">
            <text:p>107013286743991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74]*2+[.H573]" office:value-type="float" office:value="7.56698207337365E+218" calcext:value-type="float">
            <text:p>756698207337365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75])" office:value-type="float" office:value="21" calcext:value-type="float">
            <text:p>21</text:p>
          </table:table-cell>
          <table:table-cell table:formula="of:=LEN([.H575])" office:value-type="float" office:value="21" calcext:value-type="float">
            <text:p>21</text:p>
          </table:table-cell>
          <table:table-cell table:formula="of:=IF([.I575]&gt;[.J5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5"/>
          <table:table-cell table:formula="of:=[.G575]+[.H575]*2" office:value-type="float" office:value="2.58352928211464E+219" calcext:value-type="float">
            <text:p>258352928211464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75]*2+[.H574]" office:value-type="float" office:value="1.82683107477727E+219" calcext:value-type="float">
            <text:p>182683107477727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76])" office:value-type="float" office:value="21" calcext:value-type="float">
            <text:p>21</text:p>
          </table:table-cell>
          <table:table-cell table:formula="of:=LEN([.H576])" office:value-type="float" office:value="21" calcext:value-type="float">
            <text:p>21</text:p>
          </table:table-cell>
          <table:table-cell table:formula="of:=IF([.I576]&gt;[.J5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5"/>
          <table:table-cell table:formula="of:=[.G576]+[.H576]*2" office:value-type="float" office:value="6.23719143166919E+219" calcext:value-type="float">
            <text:p>623719143166919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76]*2+[.H575]" office:value-type="float" office:value="4.41036035689191E+219" calcext:value-type="float">
            <text:p>441036035689191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77])" office:value-type="float" office:value="21" calcext:value-type="float">
            <text:p>21</text:p>
          </table:table-cell>
          <table:table-cell table:formula="of:=LEN([.H577])" office:value-type="float" office:value="21" calcext:value-type="float">
            <text:p>21</text:p>
          </table:table-cell>
          <table:table-cell table:formula="of:=IF([.I577]&gt;[.J5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5"/>
          <table:table-cell table:formula="of:=[.G577]+[.H577]*2" office:value-type="float" office:value="1.5057912145453E+220" calcext:value-type="float">
            <text:p>15057912145453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77]*2+[.H576]" office:value-type="float" office:value="1.06475517885611E+220" calcext:value-type="float">
            <text:p>106475517885611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78])" office:value-type="float" office:value="20" calcext:value-type="float">
            <text:p>20</text:p>
          </table:table-cell>
          <table:table-cell table:formula="of:=LEN([.H578])" office:value-type="float" office:value="21" calcext:value-type="float">
            <text:p>21</text:p>
          </table:table-cell>
          <table:table-cell table:formula="of:=IF([.I578]&gt;[.J5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5"/>
          <table:table-cell table:formula="of:=[.G578]+[.H578]*2" office:value-type="float" office:value="3.63530157225752E+220" calcext:value-type="float">
            <text:p>363530157225752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78]*2+[.H577]" office:value-type="float" office:value="2.57054639340141E+220" calcext:value-type="float">
            <text:p>257054639340141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79])" office:value-type="float" office:value="21" calcext:value-type="float">
            <text:p>21</text:p>
          </table:table-cell>
          <table:table-cell table:formula="of:=LEN([.H579])" office:value-type="float" office:value="21" calcext:value-type="float">
            <text:p>21</text:p>
          </table:table-cell>
          <table:table-cell table:formula="of:=IF([.I579]&gt;[.J5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5"/>
          <table:table-cell table:formula="of:=[.G579]+[.H579]*2" office:value-type="float" office:value="8.77639435906035E+220" calcext:value-type="float">
            <text:p>877639435906035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79]*2+[.H578]" office:value-type="float" office:value="6.20584796565893E+220" calcext:value-type="float">
            <text:p>620584796565893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80])" office:value-type="float" office:value="21" calcext:value-type="float">
            <text:p>21</text:p>
          </table:table-cell>
          <table:table-cell table:formula="of:=LEN([.H580])" office:value-type="float" office:value="21" calcext:value-type="float">
            <text:p>21</text:p>
          </table:table-cell>
          <table:table-cell table:formula="of:=IF([.I580]&gt;[.J5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5"/>
          <table:table-cell table:formula="of:=[.G580]+[.H580]*2" office:value-type="float" office:value="2.11880902903782E+221" calcext:value-type="float">
            <text:p>211880902903782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80]*2+[.H579]" office:value-type="float" office:value="1.49822423247193E+221" calcext:value-type="float">
            <text:p>149822423247193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81])" office:value-type="float" office:value="21" calcext:value-type="float">
            <text:p>21</text:p>
          </table:table-cell>
          <table:table-cell table:formula="of:=LEN([.H581])" office:value-type="float" office:value="21" calcext:value-type="float">
            <text:p>21</text:p>
          </table:table-cell>
          <table:table-cell table:formula="of:=IF([.I581]&gt;[.J5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5"/>
          <table:table-cell table:formula="of:=[.G581]+[.H581]*2" office:value-type="float" office:value="5.11525749398168E+221" calcext:value-type="float">
            <text:p>511525749398168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81]*2+[.H580]" office:value-type="float" office:value="3.61703326150975E+221" calcext:value-type="float">
            <text:p>361703326150975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82])" office:value-type="float" office:value="21" calcext:value-type="float">
            <text:p>21</text:p>
          </table:table-cell>
          <table:table-cell table:formula="of:=LEN([.H582])" office:value-type="float" office:value="21" calcext:value-type="float">
            <text:p>21</text:p>
          </table:table-cell>
          <table:table-cell table:formula="of:=IF([.I582]&gt;[.J5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5"/>
          <table:table-cell table:formula="of:=[.G582]+[.H582]*2" office:value-type="float" office:value="1.23493240170012E+222" calcext:value-type="float">
            <text:p>123493240170012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82]*2+[.H581]" office:value-type="float" office:value="8.73229075549143E+221" calcext:value-type="float">
            <text:p>873229075549143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83])" office:value-type="float" office:value="21" calcext:value-type="float">
            <text:p>21</text:p>
          </table:table-cell>
          <table:table-cell table:formula="of:=LEN([.H583])" office:value-type="float" office:value="21" calcext:value-type="float">
            <text:p>21</text:p>
          </table:table-cell>
          <table:table-cell table:formula="of:=IF([.I583]&gt;[.J5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5"/>
          <table:table-cell table:formula="of:=[.G583]+[.H583]*2" office:value-type="float" office:value="2.9813905527984E+222" calcext:value-type="float">
            <text:p>29813905527984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83]*2+[.H582]" office:value-type="float" office:value="2.10816147724926E+222" calcext:value-type="float">
            <text:p>210816147724926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84])" office:value-type="float" office:value="20" calcext:value-type="float">
            <text:p>20</text:p>
          </table:table-cell>
          <table:table-cell table:formula="of:=LEN([.H584])" office:value-type="float" office:value="21" calcext:value-type="float">
            <text:p>21</text:p>
          </table:table-cell>
          <table:table-cell table:formula="of:=IF([.I584]&gt;[.J5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5"/>
          <table:table-cell table:formula="of:=[.G584]+[.H584]*2" office:value-type="float" office:value="7.19771350729692E+222" calcext:value-type="float">
            <text:p>719771350729692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84]*2+[.H583]" office:value-type="float" office:value="5.08955203004766E+222" calcext:value-type="float">
            <text:p>508955203004766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85])" office:value-type="float" office:value="21" calcext:value-type="float">
            <text:p>21</text:p>
          </table:table-cell>
          <table:table-cell table:formula="of:=LEN([.H585])" office:value-type="float" office:value="21" calcext:value-type="float">
            <text:p>21</text:p>
          </table:table-cell>
          <table:table-cell table:formula="of:=IF([.I585]&gt;[.J5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5"/>
          <table:table-cell table:formula="of:=[.G585]+[.H585]*2" office:value-type="float" office:value="1.73768175673923E+223" calcext:value-type="float">
            <text:p>173768175673923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85]*2+[.H584]" office:value-type="float" office:value="1.22872655373446E+223" calcext:value-type="float">
            <text:p>122872655373446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86])" office:value-type="float" office:value="21" calcext:value-type="float">
            <text:p>21</text:p>
          </table:table-cell>
          <table:table-cell table:formula="of:=LEN([.H586])" office:value-type="float" office:value="21" calcext:value-type="float">
            <text:p>21</text:p>
          </table:table-cell>
          <table:table-cell table:formula="of:=IF([.I586]&gt;[.J5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5"/>
          <table:table-cell table:formula="of:=[.G586]+[.H586]*2" office:value-type="float" office:value="4.19513486420814E+223" calcext:value-type="float">
            <text:p>419513486420814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86]*2+[.H585]" office:value-type="float" office:value="2.96640831047368E+223" calcext:value-type="float">
            <text:p>296640831047368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87])" office:value-type="float" office:value="21" calcext:value-type="float">
            <text:p>21</text:p>
          </table:table-cell>
          <table:table-cell table:formula="of:=LEN([.H587])" office:value-type="float" office:value="21" calcext:value-type="float">
            <text:p>21</text:p>
          </table:table-cell>
          <table:table-cell table:formula="of:=IF([.I587]&gt;[.J5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5"/>
          <table:table-cell table:formula="of:=[.G587]+[.H587]*2" office:value-type="float" office:value="1.01279514851555E+224" calcext:value-type="float">
            <text:p>101279514851555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87]*2+[.H586]" office:value-type="float" office:value="7.16154317468183E+223" calcext:value-type="float">
            <text:p>716154317468183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88])" office:value-type="float" office:value="21" calcext:value-type="float">
            <text:p>21</text:p>
          </table:table-cell>
          <table:table-cell table:formula="of:=LEN([.H588])" office:value-type="float" office:value="21" calcext:value-type="float">
            <text:p>21</text:p>
          </table:table-cell>
          <table:table-cell table:formula="of:=IF([.I588]&gt;[.J5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5"/>
          <table:table-cell table:formula="of:=[.G588]+[.H588]*2" office:value-type="float" office:value="2.44510378345192E+224" calcext:value-type="float">
            <text:p>244510378345192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88]*2+[.H587]" office:value-type="float" office:value="1.72894946598373E+224" calcext:value-type="float">
            <text:p>172894946598373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89])" office:value-type="float" office:value="21" calcext:value-type="float">
            <text:p>21</text:p>
          </table:table-cell>
          <table:table-cell table:formula="of:=LEN([.H589])" office:value-type="float" office:value="21" calcext:value-type="float">
            <text:p>21</text:p>
          </table:table-cell>
          <table:table-cell table:formula="of:=IF([.I589]&gt;[.J5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5"/>
          <table:table-cell table:formula="of:=[.G589]+[.H589]*2" office:value-type="float" office:value="5.90300271541938E+224" calcext:value-type="float">
            <text:p>590300271541938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89]*2+[.H588]" office:value-type="float" office:value="4.17405324943565E+224" calcext:value-type="float">
            <text:p>417405324943565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90])" office:value-type="float" office:value="21" calcext:value-type="float">
            <text:p>21</text:p>
          </table:table-cell>
          <table:table-cell table:formula="of:=LEN([.H590])" office:value-type="float" office:value="21" calcext:value-type="float">
            <text:p>21</text:p>
          </table:table-cell>
          <table:table-cell table:formula="of:=IF([.I590]&gt;[.J5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5"/>
          <table:table-cell table:formula="of:=[.G590]+[.H590]*2" office:value-type="float" office:value="1.42511092142907E+225" calcext:value-type="float">
            <text:p>142511092142907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90]*2+[.H589]" office:value-type="float" office:value="1.0077055964855E+225" calcext:value-type="float">
            <text:p>10077055964855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91])" office:value-type="float" office:value="21" calcext:value-type="float">
            <text:p>21</text:p>
          </table:table-cell>
          <table:table-cell table:formula="of:=LEN([.H591])" office:value-type="float" office:value="20" calcext:value-type="float">
            <text:p>20</text:p>
          </table:table-cell>
          <table:table-cell table:formula="of:=IF([.I591]&gt;[.J59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5"/>
          <table:table-cell table:formula="of:=[.G591]+[.H591]*2" office:value-type="float" office:value="3.44052211440008E+225" calcext:value-type="float">
            <text:p>344052211440008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91]*2+[.H590]" office:value-type="float" office:value="2.43281651791457E+225" calcext:value-type="float">
            <text:p>243281651791457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92])" office:value-type="float" office:value="21" calcext:value-type="float">
            <text:p>21</text:p>
          </table:table-cell>
          <table:table-cell table:formula="of:=LEN([.H592])" office:value-type="float" office:value="21" calcext:value-type="float">
            <text:p>21</text:p>
          </table:table-cell>
          <table:table-cell table:formula="of:=IF([.I592]&gt;[.J5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5"/>
          <table:table-cell table:formula="of:=[.G592]+[.H592]*2" office:value-type="float" office:value="8.30615515022922E+225" calcext:value-type="float">
            <text:p>830615515022922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92]*2+[.H591]" office:value-type="float" office:value="5.87333863231465E+225" calcext:value-type="float">
            <text:p>587333863231465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93])" office:value-type="float" office:value="21" calcext:value-type="float">
            <text:p>21</text:p>
          </table:table-cell>
          <table:table-cell table:formula="of:=LEN([.H593])" office:value-type="float" office:value="21" calcext:value-type="float">
            <text:p>21</text:p>
          </table:table-cell>
          <table:table-cell table:formula="of:=IF([.I593]&gt;[.J5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5"/>
          <table:table-cell table:formula="of:=[.G593]+[.H593]*2" office:value-type="float" office:value="2.00528324148585E+226" calcext:value-type="float">
            <text:p>200528324148585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93]*2+[.H592]" office:value-type="float" office:value="1.41794937825439E+226" calcext:value-type="float">
            <text:p>141794937825439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94])" office:value-type="float" office:value="21" calcext:value-type="float">
            <text:p>21</text:p>
          </table:table-cell>
          <table:table-cell table:formula="of:=LEN([.H594])" office:value-type="float" office:value="21" calcext:value-type="float">
            <text:p>21</text:p>
          </table:table-cell>
          <table:table-cell table:formula="of:=IF([.I594]&gt;[.J5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5"/>
          <table:table-cell table:formula="of:=[.G594]+[.H594]*2" office:value-type="float" office:value="4.84118199799462E+226" calcext:value-type="float">
            <text:p>484118199799462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94]*2+[.H593]" office:value-type="float" office:value="3.42323261974024E+226" calcext:value-type="float">
            <text:p>342323261974024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95])" office:value-type="float" office:value="21" calcext:value-type="float">
            <text:p>21</text:p>
          </table:table-cell>
          <table:table-cell table:formula="of:=LEN([.H595])" office:value-type="float" office:value="21" calcext:value-type="float">
            <text:p>21</text:p>
          </table:table-cell>
          <table:table-cell table:formula="of:=IF([.I595]&gt;[.J5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5"/>
          <table:table-cell table:formula="of:=[.G595]+[.H595]*2" office:value-type="float" office:value="1.16876472374751E+227" calcext:value-type="float">
            <text:p>116876472374751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95]*2+[.H594]" office:value-type="float" office:value="8.26441461773486E+226" calcext:value-type="float">
            <text:p>826441461773486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96])" office:value-type="float" office:value="21" calcext:value-type="float">
            <text:p>21</text:p>
          </table:table-cell>
          <table:table-cell table:formula="of:=LEN([.H596])" office:value-type="float" office:value="21" calcext:value-type="float">
            <text:p>21</text:p>
          </table:table-cell>
          <table:table-cell table:formula="of:=IF([.I596]&gt;[.J5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5"/>
          <table:table-cell table:formula="of:=[.G596]+[.H596]*2" office:value-type="float" office:value="2.82164764729448E+227" calcext:value-type="float">
            <text:p>282164764729448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96]*2+[.H595]" office:value-type="float" office:value="1.995206185521E+227" calcext:value-type="float">
            <text:p>1995206185521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97])" office:value-type="float" office:value="21" calcext:value-type="float">
            <text:p>21</text:p>
          </table:table-cell>
          <table:table-cell table:formula="of:=LEN([.H597])" office:value-type="float" office:value="19" calcext:value-type="float">
            <text:p>19</text:p>
          </table:table-cell>
          <table:table-cell table:formula="of:=IF([.I597]&gt;[.J59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5"/>
          <table:table-cell table:formula="of:=[.G597]+[.H597]*2" office:value-type="float" office:value="6.81206001833647E+227" calcext:value-type="float">
            <text:p>681206001833647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97]*2+[.H596]" office:value-type="float" office:value="4.81685383281548E+227" calcext:value-type="float">
            <text:p>481685383281548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98])" office:value-type="float" office:value="21" calcext:value-type="float">
            <text:p>21</text:p>
          </table:table-cell>
          <table:table-cell table:formula="of:=LEN([.H598])" office:value-type="float" office:value="21" calcext:value-type="float">
            <text:p>21</text:p>
          </table:table-cell>
          <table:table-cell table:formula="of:=IF([.I598]&gt;[.J5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5"/>
          <table:table-cell table:formula="of:=[.G598]+[.H598]*2" office:value-type="float" office:value="1.64457676839674E+228" calcext:value-type="float">
            <text:p>164457676839674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98]*2+[.H597]" office:value-type="float" office:value="1.1628913851152E+228" calcext:value-type="float">
            <text:p>11628913851152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599])" office:value-type="float" office:value="21" calcext:value-type="float">
            <text:p>21</text:p>
          </table:table-cell>
          <table:table-cell table:formula="of:=LEN([.H599])" office:value-type="float" office:value="20" calcext:value-type="float">
            <text:p>20</text:p>
          </table:table-cell>
          <table:table-cell table:formula="of:=IF([.I599]&gt;[.J59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5"/>
          <table:table-cell table:formula="of:=[.G599]+[.H599]*2" office:value-type="float" office:value="3.97035953862713E+228" calcext:value-type="float">
            <text:p>397035953862713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599]*2+[.H598]" office:value-type="float" office:value="2.80746815351194E+228" calcext:value-type="float">
            <text:p>280746815351194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00])" office:value-type="float" office:value="21" calcext:value-type="float">
            <text:p>21</text:p>
          </table:table-cell>
          <table:table-cell table:formula="of:=LEN([.H600])" office:value-type="float" office:value="21" calcext:value-type="float">
            <text:p>21</text:p>
          </table:table-cell>
          <table:table-cell table:formula="of:=IF([.I600]&gt;[.J6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5"/>
          <table:table-cell table:formula="of:=[.G600]+[.H600]*2" office:value-type="float" office:value="9.58529584565101E+228" calcext:value-type="float">
            <text:p>958529584565101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00]*2+[.H599]" office:value-type="float" office:value="6.77782769213907E+228" calcext:value-type="float">
            <text:p>677782769213907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01])" office:value-type="float" office:value="21" calcext:value-type="float">
            <text:p>21</text:p>
          </table:table-cell>
          <table:table-cell table:formula="of:=LEN([.H601])" office:value-type="float" office:value="21" calcext:value-type="float">
            <text:p>21</text:p>
          </table:table-cell>
          <table:table-cell table:formula="of:=IF([.I601]&gt;[.J6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5"/>
          <table:table-cell table:formula="of:=[.G601]+[.H601]*2" office:value-type="float" office:value="2.31409512299292E+229" calcext:value-type="float">
            <text:p>231409512299292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01]*2+[.H600]" office:value-type="float" office:value="1.63631235377901E+229" calcext:value-type="float">
            <text:p>163631235377901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02])" office:value-type="float" office:value="21" calcext:value-type="float">
            <text:p>21</text:p>
          </table:table-cell>
          <table:table-cell table:formula="of:=LEN([.H602])" office:value-type="float" office:value="21" calcext:value-type="float">
            <text:p>21</text:p>
          </table:table-cell>
          <table:table-cell table:formula="of:=IF([.I602]&gt;[.J6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5"/>
          <table:table-cell table:formula="of:=[.G602]+[.H602]*2" office:value-type="float" office:value="5.58671983055093E+229" calcext:value-type="float">
            <text:p>558671983055093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02]*2+[.H601]" office:value-type="float" office:value="3.95040747677192E+229" calcext:value-type="float">
            <text:p>395040747677192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03])" office:value-type="float" office:value="21" calcext:value-type="float">
            <text:p>21</text:p>
          </table:table-cell>
          <table:table-cell table:formula="of:=LEN([.H603])" office:value-type="float" office:value="21" calcext:value-type="float">
            <text:p>21</text:p>
          </table:table-cell>
          <table:table-cell table:formula="of:=IF([.I603]&gt;[.J6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5"/>
          <table:table-cell table:formula="of:=[.G603]+[.H603]*2" office:value-type="float" office:value="1.34875347840948E+230" calcext:value-type="float">
            <text:p>134875347840948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03]*2+[.H602]" office:value-type="float" office:value="9.53712730732286E+229" calcext:value-type="float">
            <text:p>953712730732286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04])" office:value-type="float" office:value="21" calcext:value-type="float">
            <text:p>21</text:p>
          </table:table-cell>
          <table:table-cell table:formula="of:=LEN([.H604])" office:value-type="float" office:value="21" calcext:value-type="float">
            <text:p>21</text:p>
          </table:table-cell>
          <table:table-cell table:formula="of:=IF([.I604]&gt;[.J6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5"/>
          <table:table-cell table:formula="of:=[.G604]+[.H604]*2" office:value-type="float" office:value="3.25617893987405E+230" calcext:value-type="float">
            <text:p>325617893987405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04]*2+[.H603]" office:value-type="float" office:value="2.30246620914176E+230" calcext:value-type="float">
            <text:p>230246620914176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05])" office:value-type="float" office:value="21" calcext:value-type="float">
            <text:p>21</text:p>
          </table:table-cell>
          <table:table-cell table:formula="of:=LEN([.H605])" office:value-type="float" office:value="21" calcext:value-type="float">
            <text:p>21</text:p>
          </table:table-cell>
          <table:table-cell table:formula="of:=IF([.I605]&gt;[.J6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5"/>
          <table:table-cell table:formula="of:=[.G605]+[.H605]*2" office:value-type="float" office:value="7.86111135815758E+230" calcext:value-type="float">
            <text:p>786111135815758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05]*2+[.H604]" office:value-type="float" office:value="5.55864514901581E+230" calcext:value-type="float">
            <text:p>555864514901581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06])" office:value-type="float" office:value="21" calcext:value-type="float">
            <text:p>21</text:p>
          </table:table-cell>
          <table:table-cell table:formula="of:=LEN([.H606])" office:value-type="float" office:value="21" calcext:value-type="float">
            <text:p>21</text:p>
          </table:table-cell>
          <table:table-cell table:formula="of:=IF([.I606]&gt;[.J6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5"/>
          <table:table-cell table:formula="of:=[.G606]+[.H606]*2" office:value-type="float" office:value="1.89784016561892E+231" calcext:value-type="float">
            <text:p>189784016561892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06]*2+[.H605]" office:value-type="float" office:value="1.34197565071734E+231" calcext:value-type="float">
            <text:p>134197565071734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07])" office:value-type="float" office:value="21" calcext:value-type="float">
            <text:p>21</text:p>
          </table:table-cell>
          <table:table-cell table:formula="of:=LEN([.H607])" office:value-type="float" office:value="21" calcext:value-type="float">
            <text:p>21</text:p>
          </table:table-cell>
          <table:table-cell table:formula="of:=IF([.I607]&gt;[.J6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5"/>
          <table:table-cell table:formula="of:=[.G607]+[.H607]*2" office:value-type="float" office:value="4.5817914670536E+231" calcext:value-type="float">
            <text:p>45817914670536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07]*2+[.H606]" office:value-type="float" office:value="3.23981581633626E+231" calcext:value-type="float">
            <text:p>323981581633626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08])" office:value-type="float" office:value="20" calcext:value-type="float">
            <text:p>20</text:p>
          </table:table-cell>
          <table:table-cell table:formula="of:=LEN([.H608])" office:value-type="float" office:value="21" calcext:value-type="float">
            <text:p>21</text:p>
          </table:table-cell>
          <table:table-cell table:formula="of:=IF([.I608]&gt;[.J6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5"/>
          <table:table-cell table:formula="of:=[.G608]+[.H608]*2" office:value-type="float" office:value="1.10614230997261E+232" calcext:value-type="float">
            <text:p>110614230997261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08]*2+[.H607]" office:value-type="float" office:value="7.82160728338986E+231" calcext:value-type="float">
            <text:p>782160728338986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09])" office:value-type="float" office:value="21" calcext:value-type="float">
            <text:p>21</text:p>
          </table:table-cell>
          <table:table-cell table:formula="of:=LEN([.H609])" office:value-type="float" office:value="21" calcext:value-type="float">
            <text:p>21</text:p>
          </table:table-cell>
          <table:table-cell table:formula="of:=IF([.I609]&gt;[.J60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5"/>
          <table:table-cell table:formula="of:=[.G609]+[.H609]*2" office:value-type="float" office:value="2.67046376665058E+232" calcext:value-type="float">
            <text:p>267046376665058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09]*2+[.H608]" office:value-type="float" office:value="1.8883030383116E+232" calcext:value-type="float">
            <text:p>18883030383116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10])" office:value-type="float" office:value="21" calcext:value-type="float">
            <text:p>21</text:p>
          </table:table-cell>
          <table:table-cell table:formula="of:=LEN([.H610])" office:value-type="float" office:value="20" calcext:value-type="float">
            <text:p>20</text:p>
          </table:table-cell>
          <table:table-cell table:formula="of:=IF([.I610]&gt;[.J61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5"/>
          <table:table-cell table:formula="of:=[.G610]+[.H610]*2" office:value-type="float" office:value="6.44706984327378E+232" calcext:value-type="float">
            <text:p>644706984327378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10]*2+[.H609]" office:value-type="float" office:value="4.55876680496218E+232" calcext:value-type="float">
            <text:p>455876680496218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11])" office:value-type="float" office:value="21" calcext:value-type="float">
            <text:p>21</text:p>
          </table:table-cell>
          <table:table-cell table:formula="of:=LEN([.H611])" office:value-type="float" office:value="21" calcext:value-type="float">
            <text:p>21</text:p>
          </table:table-cell>
          <table:table-cell table:formula="of:=IF([.I611]&gt;[.J6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5"/>
          <table:table-cell table:formula="of:=[.G611]+[.H611]*2" office:value-type="float" office:value="1.55646034531981E+233" calcext:value-type="float">
            <text:p>155646034531981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11]*2+[.H610]" office:value-type="float" office:value="1.1005836648236E+233" calcext:value-type="float">
            <text:p>11005836648236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12])" office:value-type="float" office:value="21" calcext:value-type="float">
            <text:p>21</text:p>
          </table:table-cell>
          <table:table-cell table:formula="of:=LEN([.H612])" office:value-type="float" office:value="20" calcext:value-type="float">
            <text:p>20</text:p>
          </table:table-cell>
          <table:table-cell table:formula="of:=IF([.I612]&gt;[.J612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5"/>
          <table:table-cell table:formula="of:=[.G612]+[.H612]*2" office:value-type="float" office:value="3.75762767496701E+233" calcext:value-type="float">
            <text:p>375762767496701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12]*2+[.H611]" office:value-type="float" office:value="2.65704401014341E+233" calcext:value-type="float">
            <text:p>265704401014341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13])" office:value-type="float" office:value="21" calcext:value-type="float">
            <text:p>21</text:p>
          </table:table-cell>
          <table:table-cell table:formula="of:=LEN([.H613])" office:value-type="float" office:value="21" calcext:value-type="float">
            <text:p>21</text:p>
          </table:table-cell>
          <table:table-cell table:formula="of:=IF([.I613]&gt;[.J61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5"/>
          <table:table-cell table:formula="of:=[.G613]+[.H613]*2" office:value-type="float" office:value="9.07171569525382E+233" calcext:value-type="float">
            <text:p>907171569525382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13]*2+[.H612]" office:value-type="float" office:value="6.41467168511042E+233" calcext:value-type="float">
            <text:p>641467168511042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14])" office:value-type="float" office:value="21" calcext:value-type="float">
            <text:p>21</text:p>
          </table:table-cell>
          <table:table-cell table:formula="of:=LEN([.H614])" office:value-type="float" office:value="21" calcext:value-type="float">
            <text:p>21</text:p>
          </table:table-cell>
          <table:table-cell table:formula="of:=IF([.I614]&gt;[.J6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5"/>
          <table:table-cell table:formula="of:=[.G614]+[.H614]*2" office:value-type="float" office:value="2.19010590654746E+234" calcext:value-type="float">
            <text:p>219010590654746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14]*2+[.H613]" office:value-type="float" office:value="1.54863873803642E+234" calcext:value-type="float">
            <text:p>154863873803642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15])" office:value-type="float" office:value="21" calcext:value-type="float">
            <text:p>21</text:p>
          </table:table-cell>
          <table:table-cell table:formula="of:=LEN([.H615])" office:value-type="float" office:value="21" calcext:value-type="float">
            <text:p>21</text:p>
          </table:table-cell>
          <table:table-cell table:formula="of:=IF([.I615]&gt;[.J6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5"/>
          <table:table-cell table:formula="of:=[.G615]+[.H615]*2" office:value-type="float" office:value="5.28738338262031E+234" calcext:value-type="float">
            <text:p>528738338262031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15]*2+[.H614]" office:value-type="float" office:value="3.73874464458389E+234" calcext:value-type="float">
            <text:p>373874464458389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16])" office:value-type="float" office:value="21" calcext:value-type="float">
            <text:p>21</text:p>
          </table:table-cell>
          <table:table-cell table:formula="of:=LEN([.H616])" office:value-type="float" office:value="21" calcext:value-type="float">
            <text:p>21</text:p>
          </table:table-cell>
          <table:table-cell table:formula="of:=IF([.I616]&gt;[.J6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5"/>
          <table:table-cell table:formula="of:=[.G616]+[.H616]*2" office:value-type="float" office:value="1.27648726717881E+235" calcext:value-type="float">
            <text:p>127648726717881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16]*2+[.H615]" office:value-type="float" office:value="9.0261280272042E+234" calcext:value-type="float">
            <text:p>90261280272042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17])" office:value-type="float" office:value="21" calcext:value-type="float">
            <text:p>21</text:p>
          </table:table-cell>
          <table:table-cell table:formula="of:=LEN([.H617])" office:value-type="float" office:value="20" calcext:value-type="float">
            <text:p>20</text:p>
          </table:table-cell>
          <table:table-cell table:formula="of:=IF([.I617]&gt;[.J6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5"/>
          <table:table-cell table:formula="of:=[.G617]+[.H617]*2" office:value-type="float" office:value="3.08171287261965E+235" calcext:value-type="float">
            <text:p>308171287261965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17]*2+[.H616]" office:value-type="float" office:value="2.17910006989923E+235" calcext:value-type="float">
            <text:p>217910006989923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18])" office:value-type="float" office:value="21" calcext:value-type="float">
            <text:p>21</text:p>
          </table:table-cell>
          <table:table-cell table:formula="of:=LEN([.H618])" office:value-type="float" office:value="21" calcext:value-type="float">
            <text:p>21</text:p>
          </table:table-cell>
          <table:table-cell table:formula="of:=IF([.I618]&gt;[.J6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5"/>
          <table:table-cell table:formula="of:=[.G618]+[.H618]*2" office:value-type="float" office:value="7.43991301241811E+235" calcext:value-type="float">
            <text:p>743991301241811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18]*2+[.H617]" office:value-type="float" office:value="5.26081294251888E+235" calcext:value-type="float">
            <text:p>526081294251888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19])" office:value-type="float" office:value="21" calcext:value-type="float">
            <text:p>21</text:p>
          </table:table-cell>
          <table:table-cell table:formula="of:=LEN([.H619])" office:value-type="float" office:value="21" calcext:value-type="float">
            <text:p>21</text:p>
          </table:table-cell>
          <table:table-cell table:formula="of:=IF([.I619]&gt;[.J6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5"/>
          <table:table-cell table:formula="of:=[.G619]+[.H619]*2" office:value-type="float" office:value="1.79615388974559E+236" calcext:value-type="float">
            <text:p>179615388974559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19]*2+[.H618]" office:value-type="float" office:value="1.2700725954937E+236" calcext:value-type="float">
            <text:p>12700725954937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20])" office:value-type="float" office:value="21" calcext:value-type="float">
            <text:p>21</text:p>
          </table:table-cell>
          <table:table-cell table:formula="of:=LEN([.H620])" office:value-type="float" office:value="20" calcext:value-type="float">
            <text:p>20</text:p>
          </table:table-cell>
          <table:table-cell table:formula="of:=IF([.I620]&gt;[.J620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5"/>
          <table:table-cell table:formula="of:=[.G620]+[.H620]*2" office:value-type="float" office:value="4.33629908073298E+236" calcext:value-type="float">
            <text:p>433629908073298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20]*2+[.H619]" office:value-type="float" office:value="3.06622648523928E+236" calcext:value-type="float">
            <text:p>306622648523928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21])" office:value-type="float" office:value="21" calcext:value-type="float">
            <text:p>21</text:p>
          </table:table-cell>
          <table:table-cell table:formula="of:=LEN([.H621])" office:value-type="float" office:value="21" calcext:value-type="float">
            <text:p>21</text:p>
          </table:table-cell>
          <table:table-cell table:formula="of:=IF([.I621]&gt;[.J6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5"/>
          <table:table-cell table:formula="of:=[.G621]+[.H621]*2" office:value-type="float" office:value="1.04687520512116E+237" calcext:value-type="float">
            <text:p>104687520512116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21]*2+[.H620]" office:value-type="float" office:value="7.40252556597227E+236" calcext:value-type="float">
            <text:p>740252556597227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22])" office:value-type="float" office:value="21" calcext:value-type="float">
            <text:p>21</text:p>
          </table:table-cell>
          <table:table-cell table:formula="of:=LEN([.H622])" office:value-type="float" office:value="21" calcext:value-type="float">
            <text:p>21</text:p>
          </table:table-cell>
          <table:table-cell table:formula="of:=IF([.I622]&gt;[.J6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5"/>
          <table:table-cell table:formula="of:=[.G622]+[.H622]*2" office:value-type="float" office:value="2.52738031831561E+237" calcext:value-type="float">
            <text:p>252738031831561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22]*2+[.H621]" office:value-type="float" office:value="1.78712776171838E+237" calcext:value-type="float">
            <text:p>178712776171838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23])" office:value-type="float" office:value="21" calcext:value-type="float">
            <text:p>21</text:p>
          </table:table-cell>
          <table:table-cell table:formula="of:=LEN([.H623])" office:value-type="float" office:value="21" calcext:value-type="float">
            <text:p>21</text:p>
          </table:table-cell>
          <table:table-cell table:formula="of:=IF([.I623]&gt;[.J6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5"/>
          <table:table-cell table:formula="of:=[.G623]+[.H623]*2" office:value-type="float" office:value="6.10163584175237E+237" calcext:value-type="float">
            <text:p>610163584175237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23]*2+[.H622]" office:value-type="float" office:value="4.31450808003399E+237" calcext:value-type="float">
            <text:p>431450808003399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24])" office:value-type="float" office:value="21" calcext:value-type="float">
            <text:p>21</text:p>
          </table:table-cell>
          <table:table-cell table:formula="of:=LEN([.H624])" office:value-type="float" office:value="21" calcext:value-type="float">
            <text:p>21</text:p>
          </table:table-cell>
          <table:table-cell table:formula="of:=IF([.I624]&gt;[.J6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5"/>
          <table:table-cell table:formula="of:=[.G624]+[.H624]*2" office:value-type="float" office:value="1.47306520018204E+238" calcext:value-type="float">
            <text:p>147306520018204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24]*2+[.H623]" office:value-type="float" office:value="1.04161439217864E+238" calcext:value-type="float">
            <text:p>104161439217864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25])" office:value-type="float" office:value="21" calcext:value-type="float">
            <text:p>21</text:p>
          </table:table-cell>
          <table:table-cell table:formula="of:=LEN([.H625])" office:value-type="float" office:value="21" calcext:value-type="float">
            <text:p>21</text:p>
          </table:table-cell>
          <table:table-cell table:formula="of:=IF([.I625]&gt;[.J6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5"/>
          <table:table-cell table:formula="of:=[.G625]+[.H625]*2" office:value-type="float" office:value="3.55629398453931E+238" calcext:value-type="float">
            <text:p>355629398453931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25]*2+[.H624]" office:value-type="float" office:value="2.51467959236067E+238" calcext:value-type="float">
            <text:p>251467959236067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26])" office:value-type="float" office:value="21" calcext:value-type="float">
            <text:p>21</text:p>
          </table:table-cell>
          <table:table-cell table:formula="of:=LEN([.H626])" office:value-type="float" office:value="21" calcext:value-type="float">
            <text:p>21</text:p>
          </table:table-cell>
          <table:table-cell table:formula="of:=IF([.I626]&gt;[.J6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5"/>
          <table:table-cell table:formula="of:=[.G626]+[.H626]*2" office:value-type="float" office:value="8.58565316926065E+238" calcext:value-type="float">
            <text:p>858565316926065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26]*2+[.H625]" office:value-type="float" office:value="6.07097357689998E+238" calcext:value-type="float">
            <text:p>607097357689998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27])" office:value-type="float" office:value="21" calcext:value-type="float">
            <text:p>21</text:p>
          </table:table-cell>
          <table:table-cell table:formula="of:=LEN([.H627])" office:value-type="float" office:value="21" calcext:value-type="float">
            <text:p>21</text:p>
          </table:table-cell>
          <table:table-cell table:formula="of:=IF([.I627]&gt;[.J6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5"/>
          <table:table-cell table:formula="of:=[.G627]+[.H627]*2" office:value-type="float" office:value="2.07276003230606E+239" calcext:value-type="float">
            <text:p>207276003230606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27]*2+[.H626]" office:value-type="float" office:value="1.46566267461606E+239" calcext:value-type="float">
            <text:p>146566267461606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28])" office:value-type="float" office:value="21" calcext:value-type="float">
            <text:p>21</text:p>
          </table:table-cell>
          <table:table-cell table:formula="of:=LEN([.H628])" office:value-type="float" office:value="21" calcext:value-type="float">
            <text:p>21</text:p>
          </table:table-cell>
          <table:table-cell table:formula="of:=IF([.I628]&gt;[.J6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5"/>
          <table:table-cell table:formula="of:=[.G628]+[.H628]*2" office:value-type="float" office:value="5.00408538153819E+239" calcext:value-type="float">
            <text:p>500408538153819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28]*2+[.H627]" office:value-type="float" office:value="3.53842270692212E+239" calcext:value-type="float">
            <text:p>353842270692212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29])" office:value-type="float" office:value="21" calcext:value-type="float">
            <text:p>21</text:p>
          </table:table-cell>
          <table:table-cell table:formula="of:=LEN([.H629])" office:value-type="float" office:value="21" calcext:value-type="float">
            <text:p>21</text:p>
          </table:table-cell>
          <table:table-cell table:formula="of:=IF([.I629]&gt;[.J6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5"/>
          <table:table-cell table:formula="of:=[.G629]+[.H629]*2" office:value-type="float" office:value="1.20809307953824E+240" calcext:value-type="float">
            <text:p>120809307953824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29]*2+[.H628]" office:value-type="float" office:value="8.54250808846031E+239" calcext:value-type="float">
            <text:p>854250808846031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30])" office:value-type="float" office:value="21" calcext:value-type="float">
            <text:p>21</text:p>
          </table:table-cell>
          <table:table-cell table:formula="of:=LEN([.H630])" office:value-type="float" office:value="21" calcext:value-type="float">
            <text:p>21</text:p>
          </table:table-cell>
          <table:table-cell table:formula="of:=IF([.I630]&gt;[.J6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5"/>
          <table:table-cell table:formula="of:=[.G630]+[.H630]*2" office:value-type="float" office:value="2.91659469723031E+240" calcext:value-type="float">
            <text:p>291659469723031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30]*2+[.H629]" office:value-type="float" office:value="2.06234388838427E+240" calcext:value-type="float">
            <text:p>206234388838427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31])" office:value-type="float" office:value="21" calcext:value-type="float">
            <text:p>21</text:p>
          </table:table-cell>
          <table:table-cell table:formula="of:=LEN([.H631])" office:value-type="float" office:value="21" calcext:value-type="float">
            <text:p>21</text:p>
          </table:table-cell>
          <table:table-cell table:formula="of:=IF([.I631]&gt;[.J6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5"/>
          <table:table-cell table:formula="of:=[.G631]+[.H631]*2" office:value-type="float" office:value="7.04128247399886E+240" calcext:value-type="float">
            <text:p>704128247399886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31]*2+[.H630]" office:value-type="float" office:value="4.97893858561458E+240" calcext:value-type="float">
            <text:p>497893858561458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32])" office:value-type="float" office:value="21" calcext:value-type="float">
            <text:p>21</text:p>
          </table:table-cell>
          <table:table-cell table:formula="of:=LEN([.H632])" office:value-type="float" office:value="21" calcext:value-type="float">
            <text:p>21</text:p>
          </table:table-cell>
          <table:table-cell table:formula="of:=IF([.I632]&gt;[.J6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5"/>
          <table:table-cell table:formula="of:=[.G632]+[.H632]*2" office:value-type="float" office:value="1.6999159645228E+241" calcext:value-type="float">
            <text:p>16999159645228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32]*2+[.H631]" office:value-type="float" office:value="1.20202210596134E+241" calcext:value-type="float">
            <text:p>120202210596134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33])" office:value-type="float" office:value="20" calcext:value-type="float">
            <text:p>20</text:p>
          </table:table-cell>
          <table:table-cell table:formula="of:=LEN([.H633])" office:value-type="float" office:value="21" calcext:value-type="float">
            <text:p>21</text:p>
          </table:table-cell>
          <table:table-cell table:formula="of:=IF([.I633]&gt;[.J6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5"/>
          <table:table-cell table:formula="of:=[.G633]+[.H633]*2" office:value-type="float" office:value="4.10396017644549E+241" calcext:value-type="float">
            <text:p>410396017644549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33]*2+[.H632]" office:value-type="float" office:value="2.90193807048414E+241" calcext:value-type="float">
            <text:p>290193807048414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34])" office:value-type="float" office:value="21" calcext:value-type="float">
            <text:p>21</text:p>
          </table:table-cell>
          <table:table-cell table:formula="of:=LEN([.H634])" office:value-type="float" office:value="21" calcext:value-type="float">
            <text:p>21</text:p>
          </table:table-cell>
          <table:table-cell table:formula="of:=IF([.I634]&gt;[.J6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5"/>
          <table:table-cell table:formula="of:=[.G634]+[.H634]*2" office:value-type="float" office:value="9.90783631741378E+241" calcext:value-type="float">
            <text:p>990783631741378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34]*2+[.H633]" office:value-type="float" office:value="7.00589824692963E+241" calcext:value-type="float">
            <text:p>700589824692963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35])" office:value-type="float" office:value="21" calcext:value-type="float">
            <text:p>21</text:p>
          </table:table-cell>
          <table:table-cell table:formula="of:=LEN([.H635])" office:value-type="float" office:value="21" calcext:value-type="float">
            <text:p>21</text:p>
          </table:table-cell>
          <table:table-cell table:formula="of:=IF([.I635]&gt;[.J6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5"/>
          <table:table-cell table:formula="of:=[.G635]+[.H635]*2" office:value-type="float" office:value="2.3919632811273E+242" calcext:value-type="float">
            <text:p>23919632811273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35]*2+[.H634]" office:value-type="float" office:value="1.69137345643434E+242" calcext:value-type="float">
            <text:p>169137345643434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36])" office:value-type="float" office:value="20" calcext:value-type="float">
            <text:p>20</text:p>
          </table:table-cell>
          <table:table-cell table:formula="of:=LEN([.H636])" office:value-type="float" office:value="21" calcext:value-type="float">
            <text:p>21</text:p>
          </table:table-cell>
          <table:table-cell table:formula="of:=IF([.I636]&gt;[.J63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5"/>
          <table:table-cell table:formula="of:=[.G636]+[.H636]*2" office:value-type="float" office:value="5.77471019399599E+242" calcext:value-type="float">
            <text:p>577471019399599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36]*2+[.H635]" office:value-type="float" office:value="4.08333673756165E+242" calcext:value-type="float">
            <text:p>408333673756165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37])" office:value-type="float" office:value="21" calcext:value-type="float">
            <text:p>21</text:p>
          </table:table-cell>
          <table:table-cell table:formula="of:=LEN([.H637])" office:value-type="float" office:value="21" calcext:value-type="float">
            <text:p>21</text:p>
          </table:table-cell>
          <table:table-cell table:formula="of:=IF([.I637]&gt;[.J6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5"/>
          <table:table-cell table:formula="of:=[.G637]+[.H637]*2" office:value-type="float" office:value="1.39413836691193E+243" calcext:value-type="float">
            <text:p>139413836691193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37]*2+[.H636]" office:value-type="float" office:value="9.85804693155763E+242" calcext:value-type="float">
            <text:p>985804693155763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38])" office:value-type="float" office:value="21" calcext:value-type="float">
            <text:p>21</text:p>
          </table:table-cell>
          <table:table-cell table:formula="of:=LEN([.H638])" office:value-type="float" office:value="21" calcext:value-type="float">
            <text:p>21</text:p>
          </table:table-cell>
          <table:table-cell table:formula="of:=IF([.I638]&gt;[.J6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5"/>
          <table:table-cell table:formula="of:=[.G638]+[.H638]*2" office:value-type="float" office:value="3.36574775322345E+243" calcext:value-type="float">
            <text:p>336574775322345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38]*2+[.H637]" office:value-type="float" office:value="2.37994306006769E+243" calcext:value-type="float">
            <text:p>237994306006769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39])" office:value-type="float" office:value="21" calcext:value-type="float">
            <text:p>21</text:p>
          </table:table-cell>
          <table:table-cell table:formula="of:=LEN([.H639])" office:value-type="float" office:value="21" calcext:value-type="float">
            <text:p>21</text:p>
          </table:table-cell>
          <table:table-cell table:formula="of:=IF([.I639]&gt;[.J6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5"/>
          <table:table-cell table:formula="of:=[.G639]+[.H639]*2" office:value-type="float" office:value="8.12563387335884E+243" calcext:value-type="float">
            <text:p>812563387335884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39]*2+[.H638]" office:value-type="float" office:value="5.74569081329115E+243" calcext:value-type="float">
            <text:p>574569081329115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40])" office:value-type="float" office:value="21" calcext:value-type="float">
            <text:p>21</text:p>
          </table:table-cell>
          <table:table-cell table:formula="of:=LEN([.H640])" office:value-type="float" office:value="21" calcext:value-type="float">
            <text:p>21</text:p>
          </table:table-cell>
          <table:table-cell table:formula="of:=IF([.I640]&gt;[.J6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5"/>
          <table:table-cell table:formula="of:=[.G640]+[.H640]*2" office:value-type="float" office:value="1.96170154999411E+244" calcext:value-type="float">
            <text:p>196170154999411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40]*2+[.H639]" office:value-type="float" office:value="1.387132468665E+244" calcext:value-type="float">
            <text:p>1387132468665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41])" office:value-type="float" office:value="21" calcext:value-type="float">
            <text:p>21</text:p>
          </table:table-cell>
          <table:table-cell table:formula="of:=LEN([.H641])" office:value-type="float" office:value="19" calcext:value-type="float">
            <text:p>19</text:p>
          </table:table-cell>
          <table:table-cell table:formula="of:=IF([.I641]&gt;[.J641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5"/>
          <table:table-cell table:formula="of:=[.G641]+[.H641]*2" office:value-type="float" office:value="4.73596648732411E+244" calcext:value-type="float">
            <text:p>473596648732411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41]*2+[.H640]" office:value-type="float" office:value="3.34883401865911E+244" calcext:value-type="float">
            <text:p>334883401865911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42])" office:value-type="float" office:value="21" calcext:value-type="float">
            <text:p>21</text:p>
          </table:table-cell>
          <table:table-cell table:formula="of:=LEN([.H642])" office:value-type="float" office:value="21" calcext:value-type="float">
            <text:p>21</text:p>
          </table:table-cell>
          <table:table-cell table:formula="of:=IF([.I642]&gt;[.J6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5"/>
          <table:table-cell table:formula="of:=[.G642]+[.H642]*2" office:value-type="float" office:value="1.14336345246423E+245" calcext:value-type="float">
            <text:p>114336345246423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42]*2+[.H641]" office:value-type="float" office:value="8.08480050598322E+244" calcext:value-type="float">
            <text:p>808480050598322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43])" office:value-type="float" office:value="21" calcext:value-type="float">
            <text:p>21</text:p>
          </table:table-cell>
          <table:table-cell table:formula="of:=LEN([.H643])" office:value-type="float" office:value="21" calcext:value-type="float">
            <text:p>21</text:p>
          </table:table-cell>
          <table:table-cell table:formula="of:=IF([.I643]&gt;[.J6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5"/>
          <table:table-cell table:formula="of:=[.G643]+[.H643]*2" office:value-type="float" office:value="2.76032355366088E+245" calcext:value-type="float">
            <text:p>276032355366088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43]*2+[.H642]" office:value-type="float" office:value="1.95184350306256E+245" calcext:value-type="float">
            <text:p>195184350306256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44])" office:value-type="float" office:value="21" calcext:value-type="float">
            <text:p>21</text:p>
          </table:table-cell>
          <table:table-cell table:formula="of:=LEN([.H644])" office:value-type="float" office:value="21" calcext:value-type="float">
            <text:p>21</text:p>
          </table:table-cell>
          <table:table-cell table:formula="of:=IF([.I644]&gt;[.J6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5"/>
          <table:table-cell table:formula="of:=[.G644]+[.H644]*2" office:value-type="float" office:value="6.66401055978599E+245" calcext:value-type="float">
            <text:p>666401055978599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44]*2+[.H643]" office:value-type="float" office:value="4.71216705672343E+245" calcext:value-type="float">
            <text:p>471216705672343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45])" office:value-type="float" office:value="21" calcext:value-type="float">
            <text:p>21</text:p>
          </table:table-cell>
          <table:table-cell table:formula="of:=LEN([.H645])" office:value-type="float" office:value="21" calcext:value-type="float">
            <text:p>21</text:p>
          </table:table-cell>
          <table:table-cell table:formula="of:=IF([.I645]&gt;[.J6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5"/>
          <table:table-cell table:formula="of:=[.G645]+[.H645]*2" office:value-type="float" office:value="1.60883446732329E+246" calcext:value-type="float">
            <text:p>160883446732329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45]*2+[.H644]" office:value-type="float" office:value="1.13761776165094E+246" calcext:value-type="float">
            <text:p>113761776165094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46])" office:value-type="float" office:value="21" calcext:value-type="float">
            <text:p>21</text:p>
          </table:table-cell>
          <table:table-cell table:formula="of:=LEN([.H646])" office:value-type="float" office:value="21" calcext:value-type="float">
            <text:p>21</text:p>
          </table:table-cell>
          <table:table-cell table:formula="of:=IF([.I646]&gt;[.J6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5"/>
          <table:table-cell table:formula="of:=[.G646]+[.H646]*2" office:value-type="float" office:value="3.88406999062517E+246" calcext:value-type="float">
            <text:p>388406999062517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46]*2+[.H645]" office:value-type="float" office:value="2.74645222897423E+246" calcext:value-type="float">
            <text:p>274645222897423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47])" office:value-type="float" office:value="21" calcext:value-type="float">
            <text:p>21</text:p>
          </table:table-cell>
          <table:table-cell table:formula="of:=LEN([.H647])" office:value-type="float" office:value="21" calcext:value-type="float">
            <text:p>21</text:p>
          </table:table-cell>
          <table:table-cell table:formula="of:=IF([.I647]&gt;[.J6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5"/>
          <table:table-cell table:formula="of:=[.G647]+[.H647]*2" office:value-type="float" office:value="9.37697444857362E+246" calcext:value-type="float">
            <text:p>937697444857362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47]*2+[.H646]" office:value-type="float" office:value="6.6305222195994E+246" calcext:value-type="float">
            <text:p>66305222195994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48])" office:value-type="float" office:value="21" calcext:value-type="float">
            <text:p>21</text:p>
          </table:table-cell>
          <table:table-cell table:formula="of:=LEN([.H648])" office:value-type="float" office:value="20" calcext:value-type="float">
            <text:p>20</text:p>
          </table:table-cell>
          <table:table-cell table:formula="of:=IF([.I648]&gt;[.J64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5"/>
          <table:table-cell table:formula="of:=[.G648]+[.H648]*2" office:value-type="float" office:value="2.26380188877724E+247" calcext:value-type="float">
            <text:p>226380188877724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48]*2+[.H647]" office:value-type="float" office:value="1.6007496668173E+247" calcext:value-type="float">
            <text:p>16007496668173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49])" office:value-type="float" office:value="21" calcext:value-type="float">
            <text:p>21</text:p>
          </table:table-cell>
          <table:table-cell table:formula="of:=LEN([.H649])" office:value-type="float" office:value="20" calcext:value-type="float">
            <text:p>20</text:p>
          </table:table-cell>
          <table:table-cell table:formula="of:=IF([.I649]&gt;[.J64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5"/>
          <table:table-cell table:formula="of:=[.G649]+[.H649]*2" office:value-type="float" office:value="5.46530122241185E+247" calcext:value-type="float">
            <text:p>546530122241185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49]*2+[.H648]" office:value-type="float" office:value="3.86455155559454E+247" calcext:value-type="float">
            <text:p>386455155559454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50])" office:value-type="float" office:value="21" calcext:value-type="float">
            <text:p>21</text:p>
          </table:table-cell>
          <table:table-cell table:formula="of:=LEN([.H650])" office:value-type="float" office:value="21" calcext:value-type="float">
            <text:p>21</text:p>
          </table:table-cell>
          <table:table-cell table:formula="of:=IF([.I650]&gt;[.J6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5"/>
          <table:table-cell table:formula="of:=[.G650]+[.H650]*2" office:value-type="float" office:value="1.31944043336009E+248" calcext:value-type="float">
            <text:p>131944043336009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50]*2+[.H649]" office:value-type="float" office:value="9.32985277800639E+247" calcext:value-type="float">
            <text:p>932985277800639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51])" office:value-type="float" office:value="21" calcext:value-type="float">
            <text:p>21</text:p>
          </table:table-cell>
          <table:table-cell table:formula="of:=LEN([.H651])" office:value-type="float" office:value="21" calcext:value-type="float">
            <text:p>21</text:p>
          </table:table-cell>
          <table:table-cell table:formula="of:=IF([.I651]&gt;[.J6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5"/>
          <table:table-cell table:formula="of:=[.G651]+[.H651]*2" office:value-type="float" office:value="3.18541098896137E+248" calcext:value-type="float">
            <text:p>318541098896137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51]*2+[.H650]" office:value-type="float" office:value="2.25242571116073E+248" calcext:value-type="float">
            <text:p>225242571116073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52])" office:value-type="float" office:value="21" calcext:value-type="float">
            <text:p>21</text:p>
          </table:table-cell>
          <table:table-cell table:formula="of:=LEN([.H652])" office:value-type="float" office:value="21" calcext:value-type="float">
            <text:p>21</text:p>
          </table:table-cell>
          <table:table-cell table:formula="of:=IF([.I652]&gt;[.J6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5"/>
          <table:table-cell table:formula="of:=[.G652]+[.H652]*2" office:value-type="float" office:value="7.69026241128284E+248" calcext:value-type="float">
            <text:p>769026241128284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52]*2+[.H651]" office:value-type="float" office:value="5.4378367001221E+248" calcext:value-type="float">
            <text:p>54378367001221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53])" office:value-type="float" office:value="21" calcext:value-type="float">
            <text:p>21</text:p>
          </table:table-cell>
          <table:table-cell table:formula="of:=LEN([.H653])" office:value-type="float" office:value="20" calcext:value-type="float">
            <text:p>20</text:p>
          </table:table-cell>
          <table:table-cell table:formula="of:=IF([.I653]&gt;[.J65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5"/>
          <table:table-cell table:formula="of:=[.G653]+[.H653]*2" office:value-type="float" office:value="1.8565935811527E+249" calcext:value-type="float">
            <text:p>18565935811527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53]*2+[.H652]" office:value-type="float" office:value="1.31280991114049E+249" calcext:value-type="float">
            <text:p>131280991114049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54])" office:value-type="float" office:value="20" calcext:value-type="float">
            <text:p>20</text:p>
          </table:table-cell>
          <table:table-cell table:formula="of:=LEN([.H654])" office:value-type="float" office:value="21" calcext:value-type="float">
            <text:p>21</text:p>
          </table:table-cell>
          <table:table-cell table:formula="of:=IF([.I654]&gt;[.J6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5"/>
          <table:table-cell table:formula="of:=[.G654]+[.H654]*2" office:value-type="float" office:value="4.48221340343369E+249" calcext:value-type="float">
            <text:p>448221340343369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54]*2+[.H653]" office:value-type="float" office:value="3.1694034922932E+249" calcext:value-type="float">
            <text:p>31694034922932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55])" office:value-type="float" office:value="21" calcext:value-type="float">
            <text:p>21</text:p>
          </table:table-cell>
          <table:table-cell table:formula="of:=LEN([.H655])" office:value-type="float" office:value="20" calcext:value-type="float">
            <text:p>20</text:p>
          </table:table-cell>
          <table:table-cell table:formula="of:=IF([.I655]&gt;[.J65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5"/>
          <table:table-cell table:formula="of:=[.G655]+[.H655]*2" office:value-type="float" office:value="1.08210203880201E+250" calcext:value-type="float">
            <text:p>108210203880201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55]*2+[.H654]" office:value-type="float" office:value="7.65161689572689E+249" calcext:value-type="float">
            <text:p>765161689572689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56])" office:value-type="float" office:value="21" calcext:value-type="float">
            <text:p>21</text:p>
          </table:table-cell>
          <table:table-cell table:formula="of:=LEN([.H656])" office:value-type="float" office:value="21" calcext:value-type="float">
            <text:p>21</text:p>
          </table:table-cell>
          <table:table-cell table:formula="of:=IF([.I656]&gt;[.J6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5"/>
          <table:table-cell table:formula="of:=[.G656]+[.H656]*2" office:value-type="float" office:value="2.61242541794739E+250" calcext:value-type="float">
            <text:p>261242541794739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56]*2+[.H655]" office:value-type="float" office:value="1.8472637283747E+250" calcext:value-type="float">
            <text:p>18472637283747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57])" office:value-type="float" office:value="21" calcext:value-type="float">
            <text:p>21</text:p>
          </table:table-cell>
          <table:table-cell table:formula="of:=LEN([.H657])" office:value-type="float" office:value="20" calcext:value-type="float">
            <text:p>20</text:p>
          </table:table-cell>
          <table:table-cell table:formula="of:=IF([.I657]&gt;[.J65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5"/>
          <table:table-cell table:formula="of:=[.G657]+[.H657]*2" office:value-type="float" office:value="6.30695287469679E+250" calcext:value-type="float">
            <text:p>630695287469679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57]*2+[.H656]" office:value-type="float" office:value="4.45968914632209E+250" calcext:value-type="float">
            <text:p>445968914632209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58])" office:value-type="float" office:value="21" calcext:value-type="float">
            <text:p>21</text:p>
          </table:table-cell>
          <table:table-cell table:formula="of:=LEN([.H658])" office:value-type="float" office:value="21" calcext:value-type="float">
            <text:p>21</text:p>
          </table:table-cell>
          <table:table-cell table:formula="of:=IF([.I658]&gt;[.J6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5"/>
          <table:table-cell table:formula="of:=[.G658]+[.H658]*2" office:value-type="float" office:value="1.5226331167341E+251" calcext:value-type="float">
            <text:p>15226331167341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58]*2+[.H657]" office:value-type="float" office:value="1.07666420210189E+251" calcext:value-type="float">
            <text:p>107666420210189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59])" office:value-type="float" office:value="20" calcext:value-type="float">
            <text:p>20</text:p>
          </table:table-cell>
          <table:table-cell table:formula="of:=LEN([.H659])" office:value-type="float" office:value="21" calcext:value-type="float">
            <text:p>21</text:p>
          </table:table-cell>
          <table:table-cell table:formula="of:=IF([.I659]&gt;[.J6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5"/>
          <table:table-cell table:formula="of:=[.G659]+[.H659]*2" office:value-type="float" office:value="3.67596152093787E+251" calcext:value-type="float">
            <text:p>367596152093787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59]*2+[.H658]" office:value-type="float" office:value="2.59929731883598E+251" calcext:value-type="float">
            <text:p>259929731883598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60])" office:value-type="float" office:value="21" calcext:value-type="float">
            <text:p>21</text:p>
          </table:table-cell>
          <table:table-cell table:formula="of:=LEN([.H660])" office:value-type="float" office:value="21" calcext:value-type="float">
            <text:p>21</text:p>
          </table:table-cell>
          <table:table-cell table:formula="of:=IF([.I660]&gt;[.J6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5"/>
          <table:table-cell table:formula="of:=[.G660]+[.H660]*2" office:value-type="float" office:value="8.87455615860984E+251" calcext:value-type="float">
            <text:p>887455615860984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60]*2+[.H659]" office:value-type="float" office:value="6.27525883977385E+251" calcext:value-type="float">
            <text:p>627525883977385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61])" office:value-type="float" office:value="21" calcext:value-type="float">
            <text:p>21</text:p>
          </table:table-cell>
          <table:table-cell table:formula="of:=LEN([.H661])" office:value-type="float" office:value="21" calcext:value-type="float">
            <text:p>21</text:p>
          </table:table-cell>
          <table:table-cell table:formula="of:=IF([.I661]&gt;[.J6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5"/>
          <table:table-cell table:formula="of:=[.G661]+[.H661]*2" office:value-type="float" office:value="2.14250738381575E+252" calcext:value-type="float">
            <text:p>214250738381575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61]*2+[.H660]" office:value-type="float" office:value="1.51498149983837E+252" calcext:value-type="float">
            <text:p>151498149983837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62])" office:value-type="float" office:value="21" calcext:value-type="float">
            <text:p>21</text:p>
          </table:table-cell>
          <table:table-cell table:formula="of:=LEN([.H662])" office:value-type="float" office:value="21" calcext:value-type="float">
            <text:p>21</text:p>
          </table:table-cell>
          <table:table-cell table:formula="of:=IF([.I662]&gt;[.J6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5"/>
          <table:table-cell table:formula="of:=[.G662]+[.H662]*2" office:value-type="float" office:value="5.17247038349249E+252" calcext:value-type="float">
            <text:p>517247038349249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62]*2+[.H661]" office:value-type="float" office:value="3.65748888365412E+252" calcext:value-type="float">
            <text:p>365748888365412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63])" office:value-type="float" office:value="21" calcext:value-type="float">
            <text:p>21</text:p>
          </table:table-cell>
          <table:table-cell table:formula="of:=LEN([.H663])" office:value-type="float" office:value="21" calcext:value-type="float">
            <text:p>21</text:p>
          </table:table-cell>
          <table:table-cell table:formula="of:=IF([.I663]&gt;[.J6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5"/>
          <table:table-cell table:formula="of:=[.G663]+[.H663]*2" office:value-type="float" office:value="1.24874481508007E+253" calcext:value-type="float">
            <text:p>124874481508007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63]*2+[.H662]" office:value-type="float" office:value="8.82995926714662E+252" calcext:value-type="float">
            <text:p>882995926714662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64])" office:value-type="float" office:value="21" calcext:value-type="float">
            <text:p>21</text:p>
          </table:table-cell>
          <table:table-cell table:formula="of:=LEN([.H664])" office:value-type="float" office:value="21" calcext:value-type="float">
            <text:p>21</text:p>
          </table:table-cell>
          <table:table-cell table:formula="of:=IF([.I664]&gt;[.J6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5"/>
          <table:table-cell table:formula="of:=[.G664]+[.H664]*2" office:value-type="float" office:value="3.0147366685094E+253" calcext:value-type="float">
            <text:p>30147366685094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64]*2+[.H663]" office:value-type="float" office:value="2.13174074179474E+253" calcext:value-type="float">
            <text:p>213174074179474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65])" office:value-type="float" office:value="20" calcext:value-type="float">
            <text:p>20</text:p>
          </table:table-cell>
          <table:table-cell table:formula="of:=LEN([.H665])" office:value-type="float" office:value="21" calcext:value-type="float">
            <text:p>21</text:p>
          </table:table-cell>
          <table:table-cell table:formula="of:=IF([.I665]&gt;[.J66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5"/>
          <table:table-cell table:formula="of:=[.G665]+[.H665]*2" office:value-type="float" office:value="7.27821815209887E+253" calcext:value-type="float">
            <text:p>727821815209887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65]*2+[.H664]" office:value-type="float" office:value="5.14647741030413E+253" calcext:value-type="float">
            <text:p>514647741030413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66])" office:value-type="float" office:value="21" calcext:value-type="float">
            <text:p>21</text:p>
          </table:table-cell>
          <table:table-cell table:formula="of:=LEN([.H666])" office:value-type="float" office:value="21" calcext:value-type="float">
            <text:p>21</text:p>
          </table:table-cell>
          <table:table-cell table:formula="of:=IF([.I666]&gt;[.J6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5"/>
          <table:table-cell table:formula="of:=[.G666]+[.H666]*2" office:value-type="float" office:value="1.75711729727071E+254" calcext:value-type="float">
            <text:p>175711729727071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66]*2+[.H665]" office:value-type="float" office:value="1.2424695562403E+254" calcext:value-type="float">
            <text:p>12424695562403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67])" office:value-type="float" office:value="21" calcext:value-type="float">
            <text:p>21</text:p>
          </table:table-cell>
          <table:table-cell table:formula="of:=LEN([.H667])" office:value-type="float" office:value="20" calcext:value-type="float">
            <text:p>20</text:p>
          </table:table-cell>
          <table:table-cell table:formula="of:=IF([.I667]&gt;[.J66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5"/>
          <table:table-cell table:formula="of:=[.G667]+[.H667]*2" office:value-type="float" office:value="4.24205640975131E+254" calcext:value-type="float">
            <text:p>424205640975131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67]*2+[.H666]" office:value-type="float" office:value="2.99958685351101E+254" calcext:value-type="float">
            <text:p>299958685351101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68])" office:value-type="float" office:value="21" calcext:value-type="float">
            <text:p>21</text:p>
          </table:table-cell>
          <table:table-cell table:formula="of:=LEN([.H668])" office:value-type="float" office:value="21" calcext:value-type="float">
            <text:p>21</text:p>
          </table:table-cell>
          <table:table-cell table:formula="of:=IF([.I668]&gt;[.J6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5"/>
          <table:table-cell table:formula="of:=[.G668]+[.H668]*2" office:value-type="float" office:value="1.02412301167733E+255" calcext:value-type="float">
            <text:p>102412301167733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68]*2+[.H667]" office:value-type="float" office:value="7.24164326326233E+254" calcext:value-type="float">
            <text:p>724164326326233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69])" office:value-type="float" office:value="21" calcext:value-type="float">
            <text:p>21</text:p>
          </table:table-cell>
          <table:table-cell table:formula="of:=LEN([.H669])" office:value-type="float" office:value="21" calcext:value-type="float">
            <text:p>21</text:p>
          </table:table-cell>
          <table:table-cell table:formula="of:=IF([.I669]&gt;[.J6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5"/>
          <table:table-cell table:formula="of:=[.G669]+[.H669]*2" office:value-type="float" office:value="2.4724516643298E+255" calcext:value-type="float">
            <text:p>24724516643298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69]*2+[.H668]" office:value-type="float" office:value="1.74828733800357E+255" calcext:value-type="float">
            <text:p>174828733800357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70])" office:value-type="float" office:value="20" calcext:value-type="float">
            <text:p>20</text:p>
          </table:table-cell>
          <table:table-cell table:formula="of:=LEN([.H670])" office:value-type="float" office:value="21" calcext:value-type="float">
            <text:p>21</text:p>
          </table:table-cell>
          <table:table-cell table:formula="of:=IF([.I670]&gt;[.J6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5"/>
          <table:table-cell table:formula="of:=[.G670]+[.H670]*2" office:value-type="float" office:value="5.96902634033693E+255" calcext:value-type="float">
            <text:p>596902634033693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70]*2+[.H669]" office:value-type="float" office:value="4.22073900233337E+255" calcext:value-type="float">
            <text:p>422073900233337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71])" office:value-type="float" office:value="21" calcext:value-type="float">
            <text:p>21</text:p>
          </table:table-cell>
          <table:table-cell table:formula="of:=LEN([.H671])" office:value-type="float" office:value="21" calcext:value-type="float">
            <text:p>21</text:p>
          </table:table-cell>
          <table:table-cell table:formula="of:=IF([.I671]&gt;[.J6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5"/>
          <table:table-cell table:formula="of:=[.G671]+[.H671]*2" office:value-type="float" office:value="1.44105043450037E+256" calcext:value-type="float">
            <text:p>144105043450037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71]*2+[.H670]" office:value-type="float" office:value="1.01897653426703E+256" calcext:value-type="float">
            <text:p>101897653426703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72])" office:value-type="float" office:value="21" calcext:value-type="float">
            <text:p>21</text:p>
          </table:table-cell>
          <table:table-cell table:formula="of:=LEN([.H672])" office:value-type="float" office:value="21" calcext:value-type="float">
            <text:p>21</text:p>
          </table:table-cell>
          <table:table-cell table:formula="of:=IF([.I672]&gt;[.J6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5"/>
          <table:table-cell table:formula="of:=[.G672]+[.H672]*2" office:value-type="float" office:value="3.47900350303443E+256" calcext:value-type="float">
            <text:p>347900350303443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72]*2+[.H671]" office:value-type="float" office:value="2.4600269687674E+256" calcext:value-type="float">
            <text:p>24600269687674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73])" office:value-type="float" office:value="21" calcext:value-type="float">
            <text:p>21</text:p>
          </table:table-cell>
          <table:table-cell table:formula="of:=LEN([.H673])" office:value-type="float" office:value="20" calcext:value-type="float">
            <text:p>20</text:p>
          </table:table-cell>
          <table:table-cell table:formula="of:=IF([.I673]&gt;[.J67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5"/>
          <table:table-cell table:formula="of:=[.G673]+[.H673]*2" office:value-type="float" office:value="8.39905744056922E+256" calcext:value-type="float">
            <text:p>839905744056922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73]*2+[.H672]" office:value-type="float" office:value="5.93903047180182E+256" calcext:value-type="float">
            <text:p>593903047180182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74])" office:value-type="float" office:value="21" calcext:value-type="float">
            <text:p>21</text:p>
          </table:table-cell>
          <table:table-cell table:formula="of:=LEN([.H674])" office:value-type="float" office:value="21" calcext:value-type="float">
            <text:p>21</text:p>
          </table:table-cell>
          <table:table-cell table:formula="of:=IF([.I674]&gt;[.J6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5"/>
          <table:table-cell table:formula="of:=[.G674]+[.H674]*2" office:value-type="float" office:value="2.02771183841729E+257" calcext:value-type="float">
            <text:p>202771183841729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74]*2+[.H673]" office:value-type="float" office:value="1.4338087912371E+257" calcext:value-type="float">
            <text:p>14338087912371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75])" office:value-type="float" office:value="21" calcext:value-type="float">
            <text:p>21</text:p>
          </table:table-cell>
          <table:table-cell table:formula="of:=LEN([.H675])" office:value-type="float" office:value="20" calcext:value-type="float">
            <text:p>20</text:p>
          </table:table-cell>
          <table:table-cell table:formula="of:=IF([.I675]&gt;[.J67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5"/>
          <table:table-cell table:formula="of:=[.G675]+[.H675]*2" office:value-type="float" office:value="4.8953294208915E+257" calcext:value-type="float">
            <text:p>48953294208915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75]*2+[.H674]" office:value-type="float" office:value="3.46152062965439E+257" calcext:value-type="float">
            <text:p>346152062965439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76])" office:value-type="float" office:value="20" calcext:value-type="float">
            <text:p>20</text:p>
          </table:table-cell>
          <table:table-cell table:formula="of:=LEN([.H676])" office:value-type="float" office:value="21" calcext:value-type="float">
            <text:p>21</text:p>
          </table:table-cell>
          <table:table-cell table:formula="of:=IF([.I676]&gt;[.J6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5"/>
          <table:table-cell table:formula="of:=[.G676]+[.H676]*2" office:value-type="float" office:value="1.18183706802003E+258" calcext:value-type="float">
            <text:p>118183706802003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76]*2+[.H675]" office:value-type="float" office:value="8.35685005054589E+257" calcext:value-type="float">
            <text:p>835685005054589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77])" office:value-type="float" office:value="21" calcext:value-type="float">
            <text:p>21</text:p>
          </table:table-cell>
          <table:table-cell table:formula="of:=LEN([.H677])" office:value-type="float" office:value="21" calcext:value-type="float">
            <text:p>21</text:p>
          </table:table-cell>
          <table:table-cell table:formula="of:=IF([.I677]&gt;[.J6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5"/>
          <table:table-cell table:formula="of:=[.G677]+[.H677]*2" office:value-type="float" office:value="2.8532070781292E+258" calcext:value-type="float">
            <text:p>28532070781292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77]*2+[.H676]" office:value-type="float" office:value="2.01752207307462E+258" calcext:value-type="float">
            <text:p>201752207307462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78])" office:value-type="float" office:value="20" calcext:value-type="float">
            <text:p>20</text:p>
          </table:table-cell>
          <table:table-cell table:formula="of:=LEN([.H678])" office:value-type="float" office:value="21" calcext:value-type="float">
            <text:p>21</text:p>
          </table:table-cell>
          <table:table-cell table:formula="of:=IF([.I678]&gt;[.J6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5"/>
          <table:table-cell table:formula="of:=[.G678]+[.H678]*2" office:value-type="float" office:value="6.88825122427844E+258" calcext:value-type="float">
            <text:p>688825122427844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78]*2+[.H677]" office:value-type="float" office:value="4.87072915120382E+258" calcext:value-type="float">
            <text:p>487072915120382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79])" office:value-type="float" office:value="21" calcext:value-type="float">
            <text:p>21</text:p>
          </table:table-cell>
          <table:table-cell table:formula="of:=LEN([.H679])" office:value-type="float" office:value="21" calcext:value-type="float">
            <text:p>21</text:p>
          </table:table-cell>
          <table:table-cell table:formula="of:=IF([.I679]&gt;[.J6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5"/>
          <table:table-cell table:formula="of:=[.G679]+[.H679]*2" office:value-type="float" office:value="1.66297095266861E+259" calcext:value-type="float">
            <text:p>166297095266861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79]*2+[.H678]" office:value-type="float" office:value="1.17589803754823E+259" calcext:value-type="float">
            <text:p>117589803754823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80])" office:value-type="float" office:value="21" calcext:value-type="float">
            <text:p>21</text:p>
          </table:table-cell>
          <table:table-cell table:formula="of:=LEN([.H680])" office:value-type="float" office:value="21" calcext:value-type="float">
            <text:p>21</text:p>
          </table:table-cell>
          <table:table-cell table:formula="of:=IF([.I680]&gt;[.J6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5"/>
          <table:table-cell table:formula="of:=[.G680]+[.H680]*2" office:value-type="float" office:value="4.01476702776506E+259" calcext:value-type="float">
            <text:p>401476702776506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80]*2+[.H679]" office:value-type="float" office:value="2.83886899021683E+259" calcext:value-type="float">
            <text:p>283886899021683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81])" office:value-type="float" office:value="21" calcext:value-type="float">
            <text:p>21</text:p>
          </table:table-cell>
          <table:table-cell table:formula="of:=LEN([.H681])" office:value-type="float" office:value="21" calcext:value-type="float">
            <text:p>21</text:p>
          </table:table-cell>
          <table:table-cell table:formula="of:=IF([.I681]&gt;[.J6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5"/>
          <table:table-cell table:formula="of:=[.G681]+[.H681]*2" office:value-type="float" office:value="9.69250500819873E+259" calcext:value-type="float">
            <text:p>969250500819873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81]*2+[.H680]" office:value-type="float" office:value="6.85363601798189E+259" calcext:value-type="float">
            <text:p>685363601798189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82])" office:value-type="float" office:value="21" calcext:value-type="float">
            <text:p>21</text:p>
          </table:table-cell>
          <table:table-cell table:formula="of:=LEN([.H682])" office:value-type="float" office:value="21" calcext:value-type="float">
            <text:p>21</text:p>
          </table:table-cell>
          <table:table-cell table:formula="of:=IF([.I682]&gt;[.J6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5"/>
          <table:table-cell table:formula="of:=[.G682]+[.H682]*2" office:value-type="float" office:value="2.33997770441625E+260" calcext:value-type="float">
            <text:p>233997770441625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82]*2+[.H681]" office:value-type="float" office:value="1.65461410261806E+260" calcext:value-type="float">
            <text:p>165461410261806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83])" office:value-type="float" office:value="21" calcext:value-type="float">
            <text:p>21</text:p>
          </table:table-cell>
          <table:table-cell table:formula="of:=LEN([.H683])" office:value-type="float" office:value="21" calcext:value-type="float">
            <text:p>21</text:p>
          </table:table-cell>
          <table:table-cell table:formula="of:=IF([.I683]&gt;[.J6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5"/>
          <table:table-cell table:formula="of:=[.G683]+[.H683]*2" office:value-type="float" office:value="5.64920590965237E+260" calcext:value-type="float">
            <text:p>564920590965237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83]*2+[.H682]" office:value-type="float" office:value="3.99459180703431E+260" calcext:value-type="float">
            <text:p>399459180703431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84])" office:value-type="float" office:value="21" calcext:value-type="float">
            <text:p>21</text:p>
          </table:table-cell>
          <table:table-cell table:formula="of:=LEN([.H684])" office:value-type="float" office:value="21" calcext:value-type="float">
            <text:p>21</text:p>
          </table:table-cell>
          <table:table-cell table:formula="of:=IF([.I684]&gt;[.J6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5"/>
          <table:table-cell table:formula="of:=[.G684]+[.H684]*2" office:value-type="float" office:value="1.3638389523721E+261" calcext:value-type="float">
            <text:p>13638389523721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84]*2+[.H683]" office:value-type="float" office:value="9.64379771668669E+260" calcext:value-type="float">
            <text:p>964379771668669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85])" office:value-type="float" office:value="20" calcext:value-type="float">
            <text:p>20</text:p>
          </table:table-cell>
          <table:table-cell table:formula="of:=LEN([.H685])" office:value-type="float" office:value="21" calcext:value-type="float">
            <text:p>21</text:p>
          </table:table-cell>
          <table:table-cell table:formula="of:=IF([.I685]&gt;[.J6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5"/>
          <table:table-cell table:formula="of:=[.G685]+[.H685]*2" office:value-type="float" office:value="3.29259849570944E+261" calcext:value-type="float">
            <text:p>329259849570944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85]*2+[.H684]" office:value-type="float" office:value="2.32821872404077E+261" calcext:value-type="float">
            <text:p>232821872404077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86])" office:value-type="float" office:value="21" calcext:value-type="float">
            <text:p>21</text:p>
          </table:table-cell>
          <table:table-cell table:formula="of:=LEN([.H686])" office:value-type="float" office:value="21" calcext:value-type="float">
            <text:p>21</text:p>
          </table:table-cell>
          <table:table-cell table:formula="of:=IF([.I686]&gt;[.J6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5"/>
          <table:table-cell table:formula="of:=[.G686]+[.H686]*2" office:value-type="float" office:value="7.94903594379098E+261" calcext:value-type="float">
            <text:p>794903594379098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86]*2+[.H685]" office:value-type="float" office:value="5.62081721975021E+261" calcext:value-type="float">
            <text:p>562081721975021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87])" office:value-type="float" office:value="21" calcext:value-type="float">
            <text:p>21</text:p>
          </table:table-cell>
          <table:table-cell table:formula="of:=LEN([.H687])" office:value-type="float" office:value="21" calcext:value-type="float">
            <text:p>21</text:p>
          </table:table-cell>
          <table:table-cell table:formula="of:=IF([.I687]&gt;[.J6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5"/>
          <table:table-cell table:formula="of:=[.G687]+[.H687]*2" office:value-type="float" office:value="1.91906703832914E+262" calcext:value-type="float">
            <text:p>191906703832914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87]*2+[.H686]" office:value-type="float" office:value="1.35698531635412E+262" calcext:value-type="float">
            <text:p>135698531635412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88])" office:value-type="float" office:value="21" calcext:value-type="float">
            <text:p>21</text:p>
          </table:table-cell>
          <table:table-cell table:formula="of:=LEN([.H688])" office:value-type="float" office:value="21" calcext:value-type="float">
            <text:p>21</text:p>
          </table:table-cell>
          <table:table-cell table:formula="of:=IF([.I688]&gt;[.J68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5"/>
          <table:table-cell table:formula="of:=[.G688]+[.H688]*2" office:value-type="float" office:value="4.63303767103738E+262" calcext:value-type="float">
            <text:p>463303767103738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88]*2+[.H687]" office:value-type="float" office:value="3.27605235468326E+262" calcext:value-type="float">
            <text:p>327605235468326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89])" office:value-type="float" office:value="21" calcext:value-type="float">
            <text:p>21</text:p>
          </table:table-cell>
          <table:table-cell table:formula="of:=LEN([.H689])" office:value-type="float" office:value="21" calcext:value-type="float">
            <text:p>21</text:p>
          </table:table-cell>
          <table:table-cell table:formula="of:=IF([.I689]&gt;[.J6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5"/>
          <table:table-cell table:formula="of:=[.G689]+[.H689]*2" office:value-type="float" office:value="1.11851423804039E+263" calcext:value-type="float">
            <text:p>111851423804039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89]*2+[.H688]" office:value-type="float" office:value="7.90909002572063E+262" calcext:value-type="float">
            <text:p>790909002572063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90])" office:value-type="float" office:value="21" calcext:value-type="float">
            <text:p>21</text:p>
          </table:table-cell>
          <table:table-cell table:formula="of:=LEN([.H690])" office:value-type="float" office:value="21" calcext:value-type="float">
            <text:p>21</text:p>
          </table:table-cell>
          <table:table-cell table:formula="of:=IF([.I690]&gt;[.J6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5"/>
          <table:table-cell table:formula="of:=[.G690]+[.H690]*2" office:value-type="float" office:value="2.70033224318451E+263" calcext:value-type="float">
            <text:p>270033224318451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90]*2+[.H689]" office:value-type="float" office:value="1.90942324061245E+263" calcext:value-type="float">
            <text:p>190942324061245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91])" office:value-type="float" office:value="21" calcext:value-type="float">
            <text:p>21</text:p>
          </table:table-cell>
          <table:table-cell table:formula="of:=LEN([.H691])" office:value-type="float" office:value="21" calcext:value-type="float">
            <text:p>21</text:p>
          </table:table-cell>
          <table:table-cell table:formula="of:=IF([.I691]&gt;[.J6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5"/>
          <table:table-cell table:formula="of:=[.G691]+[.H691]*2" office:value-type="float" office:value="6.51917872440942E+263" calcext:value-type="float">
            <text:p>651917872440942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91]*2+[.H690]" office:value-type="float" office:value="4.60975548379697E+263" calcext:value-type="float">
            <text:p>460975548379697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92])" office:value-type="float" office:value="21" calcext:value-type="float">
            <text:p>21</text:p>
          </table:table-cell>
          <table:table-cell table:formula="of:=LEN([.H692])" office:value-type="float" office:value="21" calcext:value-type="float">
            <text:p>21</text:p>
          </table:table-cell>
          <table:table-cell table:formula="of:=IF([.I692]&gt;[.J6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5"/>
          <table:table-cell table:formula="of:=[.G692]+[.H692]*2" office:value-type="float" office:value="1.57386896920034E+264" calcext:value-type="float">
            <text:p>157386896920034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92]*2+[.H691]" office:value-type="float" office:value="1.11289342082064E+264" calcext:value-type="float">
            <text:p>111289342082064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93])" office:value-type="float" office:value="21" calcext:value-type="float">
            <text:p>21</text:p>
          </table:table-cell>
          <table:table-cell table:formula="of:=LEN([.H693])" office:value-type="float" office:value="21" calcext:value-type="float">
            <text:p>21</text:p>
          </table:table-cell>
          <table:table-cell table:formula="of:=IF([.I693]&gt;[.J6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5"/>
          <table:table-cell table:formula="of:=[.G693]+[.H693]*2" office:value-type="float" office:value="3.79965581084161E+264" calcext:value-type="float">
            <text:p>379965581084161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93]*2+[.H692]" office:value-type="float" office:value="2.68676239002097E+264" calcext:value-type="float">
            <text:p>268676239002097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94])" office:value-type="float" office:value="21" calcext:value-type="float">
            <text:p>21</text:p>
          </table:table-cell>
          <table:table-cell table:formula="of:=LEN([.H694])" office:value-type="float" office:value="21" calcext:value-type="float">
            <text:p>21</text:p>
          </table:table-cell>
          <table:table-cell table:formula="of:=IF([.I694]&gt;[.J69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5"/>
          <table:table-cell table:formula="of:=[.G694]+[.H694]*2" office:value-type="float" office:value="9.17318059088356E+264" calcext:value-type="float">
            <text:p>917318059088356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94]*2+[.H693]" office:value-type="float" office:value="6.48641820086259E+264" calcext:value-type="float">
            <text:p>648641820086259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95])" office:value-type="float" office:value="21" calcext:value-type="float">
            <text:p>21</text:p>
          </table:table-cell>
          <table:table-cell table:formula="of:=LEN([.H695])" office:value-type="float" office:value="21" calcext:value-type="float">
            <text:p>21</text:p>
          </table:table-cell>
          <table:table-cell table:formula="of:=IF([.I695]&gt;[.J6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5"/>
          <table:table-cell table:formula="of:=[.G695]+[.H695]*2" office:value-type="float" office:value="2.21460169926087E+265" calcext:value-type="float">
            <text:p>221460169926087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95]*2+[.H694]" office:value-type="float" office:value="1.56595987917461E+265" calcext:value-type="float">
            <text:p>156595987917461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96])" office:value-type="float" office:value="21" calcext:value-type="float">
            <text:p>21</text:p>
          </table:table-cell>
          <table:table-cell table:formula="of:=LEN([.H696])" office:value-type="float" office:value="21" calcext:value-type="float">
            <text:p>21</text:p>
          </table:table-cell>
          <table:table-cell table:formula="of:=IF([.I696]&gt;[.J6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5"/>
          <table:table-cell table:formula="of:=[.G696]+[.H696]*2" office:value-type="float" office:value="5.3465214576101E+265" calcext:value-type="float">
            <text:p>53465214576101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96]*2+[.H695]" office:value-type="float" office:value="3.78056157843549E+265" calcext:value-type="float">
            <text:p>378056157843549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97])" office:value-type="float" office:value="20" calcext:value-type="float">
            <text:p>20</text:p>
          </table:table-cell>
          <table:table-cell table:formula="of:=LEN([.H697])" office:value-type="float" office:value="21" calcext:value-type="float">
            <text:p>21</text:p>
          </table:table-cell>
          <table:table-cell table:formula="of:=IF([.I697]&gt;[.J6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5"/>
          <table:table-cell table:formula="of:=[.G697]+[.H697]*2" office:value-type="float" office:value="1.29076446144811E+266" calcext:value-type="float">
            <text:p>129076446144811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97]*2+[.H696]" office:value-type="float" office:value="9.12708303604559E+265" calcext:value-type="float">
            <text:p>912708303604559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98])" office:value-type="float" office:value="21" calcext:value-type="float">
            <text:p>21</text:p>
          </table:table-cell>
          <table:table-cell table:formula="of:=LEN([.H698])" office:value-type="float" office:value="21" calcext:value-type="float">
            <text:p>21</text:p>
          </table:table-cell>
          <table:table-cell table:formula="of:=IF([.I698]&gt;[.J6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5"/>
          <table:table-cell table:formula="of:=[.G698]+[.H698]*2" office:value-type="float" office:value="3.11618106865723E+266" calcext:value-type="float">
            <text:p>311618106865723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98]*2+[.H697]" office:value-type="float" office:value="2.20347276505267E+266" calcext:value-type="float">
            <text:p>220347276505267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699])" office:value-type="float" office:value="21" calcext:value-type="float">
            <text:p>21</text:p>
          </table:table-cell>
          <table:table-cell table:formula="of:=LEN([.H699])" office:value-type="float" office:value="21" calcext:value-type="float">
            <text:p>21</text:p>
          </table:table-cell>
          <table:table-cell table:formula="of:=IF([.I699]&gt;[.J6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5"/>
          <table:table-cell table:formula="of:=[.G699]+[.H699]*2" office:value-type="float" office:value="7.52312659876256E+266" calcext:value-type="float">
            <text:p>752312659876256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699]*2+[.H698]" office:value-type="float" office:value="5.31965383370989E+266" calcext:value-type="float">
            <text:p>531965383370989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00])" office:value-type="float" office:value="21" calcext:value-type="float">
            <text:p>21</text:p>
          </table:table-cell>
          <table:table-cell table:formula="of:=LEN([.H700])" office:value-type="float" office:value="21" calcext:value-type="float">
            <text:p>21</text:p>
          </table:table-cell>
          <table:table-cell table:formula="of:=IF([.I700]&gt;[.J7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5"/>
          <table:table-cell table:formula="of:=[.G700]+[.H700]*2" office:value-type="float" office:value="1.81624342661823E+267" calcext:value-type="float">
            <text:p>181624342661823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00]*2+[.H699]" office:value-type="float" office:value="1.28427804324725E+267" calcext:value-type="float">
            <text:p>128427804324725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01])" office:value-type="float" office:value="21" calcext:value-type="float">
            <text:p>21</text:p>
          </table:table-cell>
          <table:table-cell table:formula="of:=LEN([.H701])" office:value-type="float" office:value="21" calcext:value-type="float">
            <text:p>21</text:p>
          </table:table-cell>
          <table:table-cell table:formula="of:=IF([.I701]&gt;[.J7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5"/>
          <table:table-cell table:formula="of:=[.G701]+[.H701]*2" office:value-type="float" office:value="4.38479951311272E+267" calcext:value-type="float">
            <text:p>438479951311272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01]*2+[.H700]" office:value-type="float" office:value="3.10052146986548E+267" calcext:value-type="float">
            <text:p>310052146986548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02])" office:value-type="float" office:value="21" calcext:value-type="float">
            <text:p>21</text:p>
          </table:table-cell>
          <table:table-cell table:formula="of:=LEN([.H702])" office:value-type="float" office:value="21" calcext:value-type="float">
            <text:p>21</text:p>
          </table:table-cell>
          <table:table-cell table:formula="of:=IF([.I702]&gt;[.J7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5"/>
          <table:table-cell table:formula="of:=[.G702]+[.H702]*2" office:value-type="float" office:value="1.05858424528437E+268" calcext:value-type="float">
            <text:p>105858424528437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02]*2+[.H701]" office:value-type="float" office:value="7.4853209829782E+267" calcext:value-type="float">
            <text:p>74853209829782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03])" office:value-type="float" office:value="21" calcext:value-type="float">
            <text:p>21</text:p>
          </table:table-cell>
          <table:table-cell table:formula="of:=LEN([.H703])" office:value-type="float" office:value="20" calcext:value-type="float">
            <text:p>20</text:p>
          </table:table-cell>
          <table:table-cell table:formula="of:=IF([.I703]&gt;[.J70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5"/>
          <table:table-cell table:formula="of:=[.G703]+[.H703]*2" office:value-type="float" office:value="2.55564844188001E+268" calcext:value-type="float">
            <text:p>255564844188001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03]*2+[.H702]" office:value-type="float" office:value="1.80711634358219E+268" calcext:value-type="float">
            <text:p>180711634358219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04])" office:value-type="float" office:value="21" calcext:value-type="float">
            <text:p>21</text:p>
          </table:table-cell>
          <table:table-cell table:formula="of:=LEN([.H704])" office:value-type="float" office:value="21" calcext:value-type="float">
            <text:p>21</text:p>
          </table:table-cell>
          <table:table-cell table:formula="of:=IF([.I704]&gt;[.J7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5"/>
          <table:table-cell table:formula="of:=[.G704]+[.H704]*2" office:value-type="float" office:value="6.16988112904439E+268" calcext:value-type="float">
            <text:p>616988112904439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04]*2+[.H703]" office:value-type="float" office:value="4.3627647854622E+268" calcext:value-type="float">
            <text:p>43627647854622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05])" office:value-type="float" office:value="21" calcext:value-type="float">
            <text:p>21</text:p>
          </table:table-cell>
          <table:table-cell table:formula="of:=LEN([.H705])" office:value-type="float" office:value="20" calcext:value-type="float">
            <text:p>20</text:p>
          </table:table-cell>
          <table:table-cell table:formula="of:=IF([.I705]&gt;[.J70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5"/>
          <table:table-cell table:formula="of:=[.G705]+[.H705]*2" office:value-type="float" office:value="1.48954106999688E+269" calcext:value-type="float">
            <text:p>148954106999688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05]*2+[.H704]" office:value-type="float" office:value="1.05326459145066E+269" calcext:value-type="float">
            <text:p>105326459145066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06])" office:value-type="float" office:value="21" calcext:value-type="float">
            <text:p>21</text:p>
          </table:table-cell>
          <table:table-cell table:formula="of:=LEN([.H706])" office:value-type="float" office:value="21" calcext:value-type="float">
            <text:p>21</text:p>
          </table:table-cell>
          <table:table-cell table:formula="of:=IF([.I706]&gt;[.J7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5"/>
          <table:table-cell table:formula="of:=[.G706]+[.H706]*2" office:value-type="float" office:value="3.5960702528982E+269" calcext:value-type="float">
            <text:p>35960702528982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06]*2+[.H705]" office:value-type="float" office:value="2.54280566144754E+269" calcext:value-type="float">
            <text:p>254280566144754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07])" office:value-type="float" office:value="20" calcext:value-type="float">
            <text:p>20</text:p>
          </table:table-cell>
          <table:table-cell table:formula="of:=LEN([.H707])" office:value-type="float" office:value="21" calcext:value-type="float">
            <text:p>21</text:p>
          </table:table-cell>
          <table:table-cell table:formula="of:=IF([.I707]&gt;[.J7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5"/>
          <table:table-cell table:formula="of:=[.G707]+[.H707]*2" office:value-type="float" office:value="8.68168157579327E+269" calcext:value-type="float">
            <text:p>868168157579327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07]*2+[.H706]" office:value-type="float" office:value="6.13887591434573E+269" calcext:value-type="float">
            <text:p>613887591434573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08])" office:value-type="float" office:value="21" calcext:value-type="float">
            <text:p>21</text:p>
          </table:table-cell>
          <table:table-cell table:formula="of:=LEN([.H708])" office:value-type="float" office:value="21" calcext:value-type="float">
            <text:p>21</text:p>
          </table:table-cell>
          <table:table-cell table:formula="of:=IF([.I708]&gt;[.J7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5"/>
          <table:table-cell table:formula="of:=[.G708]+[.H708]*2" office:value-type="float" office:value="2.09594334044847E+270" calcext:value-type="float">
            <text:p>209594334044847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08]*2+[.H707]" office:value-type="float" office:value="1.4820557490139E+270" calcext:value-type="float">
            <text:p>14820557490139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09])" office:value-type="float" office:value="21" calcext:value-type="float">
            <text:p>21</text:p>
          </table:table-cell>
          <table:table-cell table:formula="of:=LEN([.H709])" office:value-type="float" office:value="20" calcext:value-type="float">
            <text:p>20</text:p>
          </table:table-cell>
          <table:table-cell table:formula="of:=IF([.I709]&gt;[.J709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5"/>
          <table:table-cell table:formula="of:=[.G709]+[.H709]*2" office:value-type="float" office:value="5.06005483847627E+270" calcext:value-type="float">
            <text:p>506005483847627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09]*2+[.H708]" office:value-type="float" office:value="3.57799908946237E+270" calcext:value-type="float">
            <text:p>357799908946237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10])" office:value-type="float" office:value="21" calcext:value-type="float">
            <text:p>21</text:p>
          </table:table-cell>
          <table:table-cell table:formula="of:=LEN([.H710])" office:value-type="float" office:value="21" calcext:value-type="float">
            <text:p>21</text:p>
          </table:table-cell>
          <table:table-cell table:formula="of:=IF([.I710]&gt;[.J71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5"/>
          <table:table-cell table:formula="of:=[.G710]+[.H710]*2" office:value-type="float" office:value="1.2216053017401E+271" calcext:value-type="float">
            <text:p>12216053017401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10]*2+[.H709]" office:value-type="float" office:value="8.63805392793865E+270" calcext:value-type="float">
            <text:p>863805392793865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11])" office:value-type="float" office:value="20" calcext:value-type="float">
            <text:p>20</text:p>
          </table:table-cell>
          <table:table-cell table:formula="of:=LEN([.H711])" office:value-type="float" office:value="21" calcext:value-type="float">
            <text:p>21</text:p>
          </table:table-cell>
          <table:table-cell table:formula="of:=IF([.I711]&gt;[.J71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5"/>
          <table:table-cell table:formula="of:=[.G711]+[.H711]*2" office:value-type="float" office:value="2.94921608732783E+271" calcext:value-type="float">
            <text:p>294921608732783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11]*2+[.H710]" office:value-type="float" office:value="2.08541069453397E+271" calcext:value-type="float">
            <text:p>208541069453397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12])" office:value-type="float" office:value="21" calcext:value-type="float">
            <text:p>21</text:p>
          </table:table-cell>
          <table:table-cell table:formula="of:=LEN([.H712])" office:value-type="float" office:value="21" calcext:value-type="float">
            <text:p>21</text:p>
          </table:table-cell>
          <table:table-cell table:formula="of:=IF([.I712]&gt;[.J71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5"/>
          <table:table-cell table:formula="of:=[.G712]+[.H712]*2" office:value-type="float" office:value="7.12003747639577E+271" calcext:value-type="float">
            <text:p>712003747639577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12]*2+[.H711]" office:value-type="float" office:value="5.0346267818618E+271" calcext:value-type="float">
            <text:p>50346267818618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13])" office:value-type="float" office:value="21" calcext:value-type="float">
            <text:p>21</text:p>
          </table:table-cell>
          <table:table-cell table:formula="of:=LEN([.H713])" office:value-type="float" office:value="20" calcext:value-type="float">
            <text:p>20</text:p>
          </table:table-cell>
          <table:table-cell table:formula="of:=IF([.I713]&gt;[.J713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5"/>
          <table:table-cell table:formula="of:=[.G713]+[.H713]*2" office:value-type="float" office:value="1.71892910401194E+272" calcext:value-type="float">
            <text:p>171892910401194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13]*2+[.H712]" office:value-type="float" office:value="1.21546642582576E+272" calcext:value-type="float">
            <text:p>121546642582576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14])" office:value-type="float" office:value="21" calcext:value-type="float">
            <text:p>21</text:p>
          </table:table-cell>
          <table:table-cell table:formula="of:=LEN([.H714])" office:value-type="float" office:value="21" calcext:value-type="float">
            <text:p>21</text:p>
          </table:table-cell>
          <table:table-cell table:formula="of:=IF([.I714]&gt;[.J71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5"/>
          <table:table-cell table:formula="of:=[.G714]+[.H714]*2" office:value-type="float" office:value="4.14986195566345E+272" calcext:value-type="float">
            <text:p>414986195566345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14]*2+[.H713]" office:value-type="float" office:value="2.93439552983769E+272" calcext:value-type="float">
            <text:p>293439552983769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15])" office:value-type="float" office:value="21" calcext:value-type="float">
            <text:p>21</text:p>
          </table:table-cell>
          <table:table-cell table:formula="of:=LEN([.H715])" office:value-type="float" office:value="21" calcext:value-type="float">
            <text:p>21</text:p>
          </table:table-cell>
          <table:table-cell table:formula="of:=IF([.I715]&gt;[.J71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5"/>
          <table:table-cell table:formula="of:=[.G715]+[.H715]*2" office:value-type="float" office:value="1.00186530153388E+273" calcext:value-type="float">
            <text:p>100186530153388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15]*2+[.H714]" office:value-type="float" office:value="7.08425748550114E+272" calcext:value-type="float">
            <text:p>708425748550114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16])" office:value-type="float" office:value="21" calcext:value-type="float">
            <text:p>21</text:p>
          </table:table-cell>
          <table:table-cell table:formula="of:=LEN([.H716])" office:value-type="float" office:value="21" calcext:value-type="float">
            <text:p>21</text:p>
          </table:table-cell>
          <table:table-cell table:formula="of:=IF([.I716]&gt;[.J71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5"/>
          <table:table-cell table:formula="of:=[.G716]+[.H716]*2" office:value-type="float" office:value="2.41871679863411E+273" calcext:value-type="float">
            <text:p>241871679863411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16]*2+[.H715]" office:value-type="float" office:value="1.710291050084E+273" calcext:value-type="float">
            <text:p>1710291050084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17])" office:value-type="float" office:value="21" calcext:value-type="float">
            <text:p>21</text:p>
          </table:table-cell>
          <table:table-cell table:formula="of:=LEN([.H717])" office:value-type="float" office:value="19" calcext:value-type="float">
            <text:p>19</text:p>
          </table:table-cell>
          <table:table-cell table:formula="of:=IF([.I717]&gt;[.J717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5"/>
          <table:table-cell table:formula="of:=[.G717]+[.H717]*2" office:value-type="float" office:value="5.83929889880211E+273" calcext:value-type="float">
            <text:p>583929889880211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17]*2+[.H716]" office:value-type="float" office:value="4.12900784871811E+273" calcext:value-type="float">
            <text:p>412900784871811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18])" office:value-type="float" office:value="21" calcext:value-type="float">
            <text:p>21</text:p>
          </table:table-cell>
          <table:table-cell table:formula="of:=LEN([.H718])" office:value-type="float" office:value="21" calcext:value-type="float">
            <text:p>21</text:p>
          </table:table-cell>
          <table:table-cell table:formula="of:=IF([.I718]&gt;[.J71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5"/>
          <table:table-cell table:formula="of:=[.G718]+[.H718]*2" office:value-type="float" office:value="1.40973145962383E+274" calcext:value-type="float">
            <text:p>140973145962383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18]*2+[.H717]" office:value-type="float" office:value="9.96830674752022E+273" calcext:value-type="float">
            <text:p>996830674752022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19])" office:value-type="float" office:value="21" calcext:value-type="float">
            <text:p>21</text:p>
          </table:table-cell>
          <table:table-cell table:formula="of:=LEN([.H719])" office:value-type="float" office:value="21" calcext:value-type="float">
            <text:p>21</text:p>
          </table:table-cell>
          <table:table-cell table:formula="of:=IF([.I719]&gt;[.J71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5"/>
          <table:table-cell table:formula="of:=[.G719]+[.H719]*2" office:value-type="float" office:value="3.40339280912788E+274" calcext:value-type="float">
            <text:p>340339280912788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19]*2+[.H718]" office:value-type="float" office:value="2.40656213437585E+274" calcext:value-type="float">
            <text:p>240656213437585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20])" office:value-type="float" office:value="21" calcext:value-type="float">
            <text:p>21</text:p>
          </table:table-cell>
          <table:table-cell table:formula="of:=LEN([.H720])" office:value-type="float" office:value="21" calcext:value-type="float">
            <text:p>21</text:p>
          </table:table-cell>
          <table:table-cell table:formula="of:=IF([.I720]&gt;[.J72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5"/>
          <table:table-cell table:formula="of:=[.G720]+[.H720]*2" office:value-type="float" office:value="8.21651707787959E+274" calcext:value-type="float">
            <text:p>821651707787959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20]*2+[.H719]" office:value-type="float" office:value="5.80995494350373E+274" calcext:value-type="float">
            <text:p>580995494350373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21])" office:value-type="float" office:value="21" calcext:value-type="float">
            <text:p>21</text:p>
          </table:table-cell>
          <table:table-cell table:formula="of:=LEN([.H721])" office:value-type="float" office:value="21" calcext:value-type="float">
            <text:p>21</text:p>
          </table:table-cell>
          <table:table-cell table:formula="of:=IF([.I721]&gt;[.J72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5"/>
          <table:table-cell table:formula="of:=[.G721]+[.H721]*2" office:value-type="float" office:value="1.98364269648871E+275" calcext:value-type="float">
            <text:p>198364269648871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21]*2+[.H720]" office:value-type="float" office:value="1.40264720213833E+275" calcext:value-type="float">
            <text:p>140264720213833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22])" office:value-type="float" office:value="21" calcext:value-type="float">
            <text:p>21</text:p>
          </table:table-cell>
          <table:table-cell table:formula="of:=LEN([.H722])" office:value-type="float" office:value="21" calcext:value-type="float">
            <text:p>21</text:p>
          </table:table-cell>
          <table:table-cell table:formula="of:=IF([.I722]&gt;[.J72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5"/>
          <table:table-cell table:formula="of:=[.G722]+[.H722]*2" office:value-type="float" office:value="4.78893710076537E+275" calcext:value-type="float">
            <text:p>478893710076537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22]*2+[.H721]" office:value-type="float" office:value="3.38628989862704E+275" calcext:value-type="float">
            <text:p>338628989862704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23])" office:value-type="float" office:value="21" calcext:value-type="float">
            <text:p>21</text:p>
          </table:table-cell>
          <table:table-cell table:formula="of:=LEN([.H723])" office:value-type="float" office:value="21" calcext:value-type="float">
            <text:p>21</text:p>
          </table:table-cell>
          <table:table-cell table:formula="of:=IF([.I723]&gt;[.J72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5"/>
          <table:table-cell table:formula="of:=[.G723]+[.H723]*2" office:value-type="float" office:value="1.15615168980194E+276" calcext:value-type="float">
            <text:p>115615168980194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23]*2+[.H722]" office:value-type="float" office:value="8.17522699939241E+275" calcext:value-type="float">
            <text:p>817522699939241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24])" office:value-type="float" office:value="21" calcext:value-type="float">
            <text:p>21</text:p>
          </table:table-cell>
          <table:table-cell table:formula="of:=LEN([.H724])" office:value-type="float" office:value="21" calcext:value-type="float">
            <text:p>21</text:p>
          </table:table-cell>
          <table:table-cell table:formula="of:=IF([.I724]&gt;[.J72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5"/>
          <table:table-cell table:formula="of:=[.G724]+[.H724]*2" office:value-type="float" office:value="2.79119708968043E+276" calcext:value-type="float">
            <text:p>279119708968043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24]*2+[.H723]" office:value-type="float" office:value="1.97367438974118E+276" calcext:value-type="float">
            <text:p>197367438974118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25])" office:value-type="float" office:value="21" calcext:value-type="float">
            <text:p>21</text:p>
          </table:table-cell>
          <table:table-cell table:formula="of:=LEN([.H725])" office:value-type="float" office:value="21" calcext:value-type="float">
            <text:p>21</text:p>
          </table:table-cell>
          <table:table-cell table:formula="of:=IF([.I725]&gt;[.J72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5"/>
          <table:table-cell table:formula="of:=[.G725]+[.H725]*2" office:value-type="float" office:value="6.7385458691628E+276" calcext:value-type="float">
            <text:p>67385458691628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25]*2+[.H724]" office:value-type="float" office:value="4.76487147942161E+276" calcext:value-type="float">
            <text:p>476487147942161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26])" office:value-type="float" office:value="20" calcext:value-type="float">
            <text:p>20</text:p>
          </table:table-cell>
          <table:table-cell table:formula="of:=LEN([.H726])" office:value-type="float" office:value="21" calcext:value-type="float">
            <text:p>21</text:p>
          </table:table-cell>
          <table:table-cell table:formula="of:=IF([.I726]&gt;[.J72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5"/>
          <table:table-cell table:formula="of:=[.G726]+[.H726]*2" office:value-type="float" office:value="1.6268288828006E+277" calcext:value-type="float">
            <text:p>16268288828006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26]*2+[.H725]" office:value-type="float" office:value="1.15034173485844E+277" calcext:value-type="float">
            <text:p>115034173485844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27])" office:value-type="float" office:value="20" calcext:value-type="float">
            <text:p>20</text:p>
          </table:table-cell>
          <table:table-cell table:formula="of:=LEN([.H727])" office:value-type="float" office:value="21" calcext:value-type="float">
            <text:p>21</text:p>
          </table:table-cell>
          <table:table-cell table:formula="of:=IF([.I727]&gt;[.J72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5"/>
          <table:table-cell table:formula="of:=[.G727]+[.H727]*2" office:value-type="float" office:value="3.92751235251748E+277" calcext:value-type="float">
            <text:p>392751235251748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27]*2+[.H726]" office:value-type="float" office:value="2.77717061765904E+277" calcext:value-type="float">
            <text:p>277717061765904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28])" office:value-type="float" office:value="21" calcext:value-type="float">
            <text:p>21</text:p>
          </table:table-cell>
          <table:table-cell table:formula="of:=LEN([.H728])" office:value-type="float" office:value="21" calcext:value-type="float">
            <text:p>21</text:p>
          </table:table-cell>
          <table:table-cell table:formula="of:=IF([.I728]&gt;[.J72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5"/>
          <table:table-cell table:formula="of:=[.G728]+[.H728]*2" office:value-type="float" office:value="9.48185358783557E+277" calcext:value-type="float">
            <text:p>948185358783557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28]*2+[.H727]" office:value-type="float" office:value="6.70468297017653E+277" calcext:value-type="float">
            <text:p>670468297017653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29])" office:value-type="float" office:value="21" calcext:value-type="float">
            <text:p>21</text:p>
          </table:table-cell>
          <table:table-cell table:formula="of:=LEN([.H729])" office:value-type="float" office:value="21" calcext:value-type="float">
            <text:p>21</text:p>
          </table:table-cell>
          <table:table-cell table:formula="of:=IF([.I729]&gt;[.J72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5"/>
          <table:table-cell table:formula="of:=[.G729]+[.H729]*2" office:value-type="float" office:value="2.28912195281886E+278" calcext:value-type="float">
            <text:p>228912195281886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29]*2+[.H728]" office:value-type="float" office:value="1.61865365580121E+278" calcext:value-type="float">
            <text:p>161865365580121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30])" office:value-type="float" office:value="21" calcext:value-type="float">
            <text:p>21</text:p>
          </table:table-cell>
          <table:table-cell table:formula="of:=LEN([.H730])" office:value-type="float" office:value="21" calcext:value-type="float">
            <text:p>21</text:p>
          </table:table-cell>
          <table:table-cell table:formula="of:=IF([.I730]&gt;[.J73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5"/>
          <table:table-cell table:formula="of:=[.G730]+[.H730]*2" office:value-type="float" office:value="5.52642926442128E+278" calcext:value-type="float">
            <text:p>552642926442128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30]*2+[.H729]" office:value-type="float" office:value="3.90777560862007E+278" calcext:value-type="float">
            <text:p>390777560862007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31])" office:value-type="float" office:value="21" calcext:value-type="float">
            <text:p>21</text:p>
          </table:table-cell>
          <table:table-cell table:formula="of:=LEN([.H731])" office:value-type="float" office:value="21" calcext:value-type="float">
            <text:p>21</text:p>
          </table:table-cell>
          <table:table-cell table:formula="of:=IF([.I731]&gt;[.J73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5"/>
          <table:table-cell table:formula="of:=[.G731]+[.H731]*2" office:value-type="float" office:value="1.33419804816614E+279" calcext:value-type="float">
            <text:p>133419804816614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31]*2+[.H730]" office:value-type="float" office:value="9.43420487304135E+278" calcext:value-type="float">
            <text:p>943420487304135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32])" office:value-type="float" office:value="21" calcext:value-type="float">
            <text:p>21</text:p>
          </table:table-cell>
          <table:table-cell table:formula="of:=LEN([.H732])" office:value-type="float" office:value="21" calcext:value-type="float">
            <text:p>21</text:p>
          </table:table-cell>
          <table:table-cell table:formula="of:=IF([.I732]&gt;[.J73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5"/>
          <table:table-cell table:formula="of:=[.G732]+[.H732]*2" office:value-type="float" office:value="3.22103902277441E+279" calcext:value-type="float">
            <text:p>322103902277441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32]*2+[.H731]" office:value-type="float" office:value="2.27761853547028E+279" calcext:value-type="float">
            <text:p>227761853547028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33])" office:value-type="float" office:value="21" calcext:value-type="float">
            <text:p>21</text:p>
          </table:table-cell>
          <table:table-cell table:formula="of:=LEN([.H733])" office:value-type="float" office:value="21" calcext:value-type="float">
            <text:p>21</text:p>
          </table:table-cell>
          <table:table-cell table:formula="of:=IF([.I733]&gt;[.J73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5"/>
          <table:table-cell table:formula="of:=[.G733]+[.H733]*2" office:value-type="float" office:value="7.77627609371497E+279" calcext:value-type="float">
            <text:p>777627609371497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33]*2+[.H732]" office:value-type="float" office:value="5.49865755824469E+279" calcext:value-type="float">
            <text:p>549865755824469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34])" office:value-type="float" office:value="21" calcext:value-type="float">
            <text:p>21</text:p>
          </table:table-cell>
          <table:table-cell table:formula="of:=LEN([.H734])" office:value-type="float" office:value="21" calcext:value-type="float">
            <text:p>21</text:p>
          </table:table-cell>
          <table:table-cell table:formula="of:=IF([.I734]&gt;[.J73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5"/>
          <table:table-cell table:formula="of:=[.G734]+[.H734]*2" office:value-type="float" office:value="1.87735912102043E+280" calcext:value-type="float">
            <text:p>187735912102043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34]*2+[.H733]" office:value-type="float" office:value="1.32749336519597E+280" calcext:value-type="float">
            <text:p>132749336519597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35])" office:value-type="float" office:value="21" calcext:value-type="float">
            <text:p>21</text:p>
          </table:table-cell>
          <table:table-cell table:formula="of:=LEN([.H735])" office:value-type="float" office:value="21" calcext:value-type="float">
            <text:p>21</text:p>
          </table:table-cell>
          <table:table-cell table:formula="of:=IF([.I735]&gt;[.J73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5"/>
          <table:table-cell table:formula="of:=[.G735]+[.H735]*2" office:value-type="float" office:value="4.53234585141237E+280" calcext:value-type="float">
            <text:p>453234585141237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35]*2+[.H734]" office:value-type="float" office:value="3.2048524862164E+280" calcext:value-type="float">
            <text:p>32048524862164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36])" office:value-type="float" office:value="21" calcext:value-type="float">
            <text:p>21</text:p>
          </table:table-cell>
          <table:table-cell table:formula="of:=LEN([.H736])" office:value-type="float" office:value="20" calcext:value-type="float">
            <text:p>20</text:p>
          </table:table-cell>
          <table:table-cell table:formula="of:=IF([.I736]&gt;[.J736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5"/>
          <table:table-cell table:formula="of:=[.G736]+[.H736]*2" office:value-type="float" office:value="1.09420508238452E+281" calcext:value-type="float">
            <text:p>109420508238452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36]*2+[.H735]" office:value-type="float" office:value="7.73719833762877E+280" calcext:value-type="float">
            <text:p>773719833762877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37])" office:value-type="float" office:value="21" calcext:value-type="float">
            <text:p>21</text:p>
          </table:table-cell>
          <table:table-cell table:formula="of:=LEN([.H737])" office:value-type="float" office:value="21" calcext:value-type="float">
            <text:p>21</text:p>
          </table:table-cell>
          <table:table-cell table:formula="of:=IF([.I737]&gt;[.J73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5"/>
          <table:table-cell table:formula="of:=[.G737]+[.H737]*2" office:value-type="float" office:value="2.64164474991027E+281" calcext:value-type="float">
            <text:p>264164474991027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37]*2+[.H736]" office:value-type="float" office:value="1.86792491614739E+281" calcext:value-type="float">
            <text:p>186792491614739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38])" office:value-type="float" office:value="21" calcext:value-type="float">
            <text:p>21</text:p>
          </table:table-cell>
          <table:table-cell table:formula="of:=LEN([.H738])" office:value-type="float" office:value="21" calcext:value-type="float">
            <text:p>21</text:p>
          </table:table-cell>
          <table:table-cell table:formula="of:=IF([.I738]&gt;[.J73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5"/>
          <table:table-cell table:formula="of:=[.G738]+[.H738]*2" office:value-type="float" office:value="6.37749458220506E+281" calcext:value-type="float">
            <text:p>637749458220506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38]*2+[.H737]" office:value-type="float" office:value="4.50956966605766E+281" calcext:value-type="float">
            <text:p>450956966605766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39])" office:value-type="float" office:value="21" calcext:value-type="float">
            <text:p>21</text:p>
          </table:table-cell>
          <table:table-cell table:formula="of:=LEN([.H739])" office:value-type="float" office:value="21" calcext:value-type="float">
            <text:p>21</text:p>
          </table:table-cell>
          <table:table-cell table:formula="of:=IF([.I739]&gt;[.J73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5"/>
          <table:table-cell table:formula="of:=[.G739]+[.H739]*2" office:value-type="float" office:value="1.53966339143204E+282" calcext:value-type="float">
            <text:p>153966339143204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39]*2+[.H738]" office:value-type="float" office:value="1.08870642482627E+282" calcext:value-type="float">
            <text:p>108870642482627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40])" office:value-type="float" office:value="21" calcext:value-type="float">
            <text:p>21</text:p>
          </table:table-cell>
          <table:table-cell table:formula="of:=LEN([.H740])" office:value-type="float" office:value="21" calcext:value-type="float">
            <text:p>21</text:p>
          </table:table-cell>
          <table:table-cell table:formula="of:=IF([.I740]&gt;[.J74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5"/>
          <table:table-cell table:formula="of:=[.G740]+[.H740]*2" office:value-type="float" office:value="3.71707624108458E+282" calcext:value-type="float">
            <text:p>371707624108458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40]*2+[.H739]" office:value-type="float" office:value="2.62836981625831E+282" calcext:value-type="float">
            <text:p>262836981625831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41])" office:value-type="float" office:value="21" calcext:value-type="float">
            <text:p>21</text:p>
          </table:table-cell>
          <table:table-cell table:formula="of:=LEN([.H741])" office:value-type="float" office:value="21" calcext:value-type="float">
            <text:p>21</text:p>
          </table:table-cell>
          <table:table-cell table:formula="of:=IF([.I741]&gt;[.J74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5"/>
          <table:table-cell table:formula="of:=[.G741]+[.H741]*2" office:value-type="float" office:value="8.9738158736012E+282" calcext:value-type="float">
            <text:p>89738158736012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41]*2+[.H740]" office:value-type="float" office:value="6.34544605734289E+282" calcext:value-type="float">
            <text:p>634544605734289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42])" office:value-type="float" office:value="20" calcext:value-type="float">
            <text:p>20</text:p>
          </table:table-cell>
          <table:table-cell table:formula="of:=LEN([.H742])" office:value-type="float" office:value="21" calcext:value-type="float">
            <text:p>21</text:p>
          </table:table-cell>
          <table:table-cell table:formula="of:=IF([.I742]&gt;[.J74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5"/>
          <table:table-cell table:formula="of:=[.G742]+[.H742]*2" office:value-type="float" office:value="2.1664707988287E+283" calcext:value-type="float">
            <text:p>21664707988287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42]*2+[.H741]" office:value-type="float" office:value="1.53192619309441E+283" calcext:value-type="float">
            <text:p>153192619309441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43])" office:value-type="float" office:value="20" calcext:value-type="float">
            <text:p>20</text:p>
          </table:table-cell>
          <table:table-cell table:formula="of:=LEN([.H743])" office:value-type="float" office:value="21" calcext:value-type="float">
            <text:p>21</text:p>
          </table:table-cell>
          <table:table-cell table:formula="of:=IF([.I743]&gt;[.J74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5"/>
          <table:table-cell table:formula="of:=[.G743]+[.H743]*2" office:value-type="float" office:value="5.23032318501752E+283" calcext:value-type="float">
            <text:p>523032318501752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43]*2+[.H742]" office:value-type="float" office:value="3.69839699192311E+283" calcext:value-type="float">
            <text:p>369839699192311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44])" office:value-type="float" office:value="21" calcext:value-type="float">
            <text:p>21</text:p>
          </table:table-cell>
          <table:table-cell table:formula="of:=LEN([.H744])" office:value-type="float" office:value="21" calcext:value-type="float">
            <text:p>21</text:p>
          </table:table-cell>
          <table:table-cell table:formula="of:=IF([.I744]&gt;[.J74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5"/>
          <table:table-cell table:formula="of:=[.G744]+[.H744]*2" office:value-type="float" office:value="1.26271171688637E+284" calcext:value-type="float">
            <text:p>126271171688637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44]*2+[.H743]" office:value-type="float" office:value="8.92872017694063E+283" calcext:value-type="float">
            <text:p>892872017694063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45])" office:value-type="float" office:value="21" calcext:value-type="float">
            <text:p>21</text:p>
          </table:table-cell>
          <table:table-cell table:formula="of:=LEN([.H745])" office:value-type="float" office:value="21" calcext:value-type="float">
            <text:p>21</text:p>
          </table:table-cell>
          <table:table-cell table:formula="of:=IF([.I745]&gt;[.J74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5"/>
          <table:table-cell table:formula="of:=[.G745]+[.H745]*2" office:value-type="float" office:value="3.0484557522745E+284" calcext:value-type="float">
            <text:p>30484557522745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45]*2+[.H744]" office:value-type="float" office:value="2.15558373458044E+284" calcext:value-type="float">
            <text:p>215558373458044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46])" office:value-type="float" office:value="20" calcext:value-type="float">
            <text:p>20</text:p>
          </table:table-cell>
          <table:table-cell table:formula="of:=LEN([.H746])" office:value-type="float" office:value="21" calcext:value-type="float">
            <text:p>21</text:p>
          </table:table-cell>
          <table:table-cell table:formula="of:=IF([.I746]&gt;[.J74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5"/>
          <table:table-cell table:formula="of:=[.G746]+[.H746]*2" office:value-type="float" office:value="7.35962322143537E+284" calcext:value-type="float">
            <text:p>735962322143537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46]*2+[.H745]" office:value-type="float" office:value="5.20403948685494E+284" calcext:value-type="float">
            <text:p>520403948685494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47])" office:value-type="float" office:value="21" calcext:value-type="float">
            <text:p>21</text:p>
          </table:table-cell>
          <table:table-cell table:formula="of:=LEN([.H747])" office:value-type="float" office:value="21" calcext:value-type="float">
            <text:p>21</text:p>
          </table:table-cell>
          <table:table-cell table:formula="of:=IF([.I747]&gt;[.J74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5"/>
          <table:table-cell table:formula="of:=[.G747]+[.H747]*2" office:value-type="float" office:value="1.77677021951452E+285" calcext:value-type="float">
            <text:p>177677021951452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47]*2+[.H746]" office:value-type="float" office:value="1.25636627082903E+285" calcext:value-type="float">
            <text:p>125636627082903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48])" office:value-type="float" office:value="21" calcext:value-type="float">
            <text:p>21</text:p>
          </table:table-cell>
          <table:table-cell table:formula="of:=LEN([.H748])" office:value-type="float" office:value="21" calcext:value-type="float">
            <text:p>21</text:p>
          </table:table-cell>
          <table:table-cell table:formula="of:=IF([.I748]&gt;[.J74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5"/>
          <table:table-cell table:formula="of:=[.G748]+[.H748]*2" office:value-type="float" office:value="4.28950276117259E+285" calcext:value-type="float">
            <text:p>428950276117259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48]*2+[.H747]" office:value-type="float" office:value="3.03313649034355E+285" calcext:value-type="float">
            <text:p>303313649034355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49])" office:value-type="float" office:value="21" calcext:value-type="float">
            <text:p>21</text:p>
          </table:table-cell>
          <table:table-cell table:formula="of:=LEN([.H749])" office:value-type="float" office:value="21" calcext:value-type="float">
            <text:p>21</text:p>
          </table:table-cell>
          <table:table-cell table:formula="of:=IF([.I749]&gt;[.J74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5"/>
          <table:table-cell table:formula="of:=[.G749]+[.H749]*2" office:value-type="float" office:value="1.03557757418597E+286" calcext:value-type="float">
            <text:p>103557757418597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49]*2+[.H748]" office:value-type="float" office:value="7.32263925151614E+285" calcext:value-type="float">
            <text:p>732263925151614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50])" office:value-type="float" office:value="21" calcext:value-type="float">
            <text:p>21</text:p>
          </table:table-cell>
          <table:table-cell table:formula="of:=LEN([.H750])" office:value-type="float" office:value="21" calcext:value-type="float">
            <text:p>21</text:p>
          </table:table-cell>
          <table:table-cell table:formula="of:=IF([.I750]&gt;[.J75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5"/>
          <table:table-cell table:formula="of:=[.G750]+[.H750]*2" office:value-type="float" office:value="2.5001054244892E+286" calcext:value-type="float">
            <text:p>25001054244892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50]*2+[.H749]" office:value-type="float" office:value="1.76784149933758E+286" calcext:value-type="float">
            <text:p>176784149933758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51])" office:value-type="float" office:value="20" calcext:value-type="float">
            <text:p>20</text:p>
          </table:table-cell>
          <table:table-cell table:formula="of:=LEN([.H751])" office:value-type="float" office:value="21" calcext:value-type="float">
            <text:p>21</text:p>
          </table:table-cell>
          <table:table-cell table:formula="of:=IF([.I751]&gt;[.J75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5"/>
          <table:table-cell table:formula="of:=[.G751]+[.H751]*2" office:value-type="float" office:value="6.03578842316436E+286" calcext:value-type="float">
            <text:p>603578842316436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51]*2+[.H750]" office:value-type="float" office:value="4.26794692382678E+286" calcext:value-type="float">
            <text:p>426794692382678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52])" office:value-type="float" office:value="21" calcext:value-type="float">
            <text:p>21</text:p>
          </table:table-cell>
          <table:table-cell table:formula="of:=LEN([.H752])" office:value-type="float" office:value="21" calcext:value-type="float">
            <text:p>21</text:p>
          </table:table-cell>
          <table:table-cell table:formula="of:=IF([.I752]&gt;[.J75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5"/>
          <table:table-cell table:formula="of:=[.G752]+[.H752]*2" office:value-type="float" office:value="1.45716822708179E+287" calcext:value-type="float">
            <text:p>145716822708179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52]*2+[.H751]" office:value-type="float" office:value="1.03037353469911E+287" calcext:value-type="float">
            <text:p>103037353469911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53])" office:value-type="float" office:value="21" calcext:value-type="float">
            <text:p>21</text:p>
          </table:table-cell>
          <table:table-cell table:formula="of:=LEN([.H753])" office:value-type="float" office:value="21" calcext:value-type="float">
            <text:p>21</text:p>
          </table:table-cell>
          <table:table-cell table:formula="of:=IF([.I753]&gt;[.J75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5"/>
          <table:table-cell table:formula="of:=[.G753]+[.H753]*2" office:value-type="float" office:value="3.51791529648002E+287" calcext:value-type="float">
            <text:p>351791529648002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53]*2+[.H752]" office:value-type="float" office:value="2.48754176178091E+287" calcext:value-type="float">
            <text:p>248754176178091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54])" office:value-type="float" office:value="21" calcext:value-type="float">
            <text:p>21</text:p>
          </table:table-cell>
          <table:table-cell table:formula="of:=LEN([.H754])" office:value-type="float" office:value="21" calcext:value-type="float">
            <text:p>21</text:p>
          </table:table-cell>
          <table:table-cell table:formula="of:=IF([.I754]&gt;[.J75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5"/>
          <table:table-cell table:formula="of:=[.G754]+[.H754]*2" office:value-type="float" office:value="8.49299882004183E+287" calcext:value-type="float">
            <text:p>849299882004183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54]*2+[.H753]" office:value-type="float" office:value="6.00545705826093E+287" calcext:value-type="float">
            <text:p>600545705826093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55])" office:value-type="float" office:value="21" calcext:value-type="float">
            <text:p>21</text:p>
          </table:table-cell>
          <table:table-cell table:formula="of:=LEN([.H755])" office:value-type="float" office:value="21" calcext:value-type="float">
            <text:p>21</text:p>
          </table:table-cell>
          <table:table-cell table:formula="of:=IF([.I755]&gt;[.J75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5"/>
          <table:table-cell table:formula="of:=[.G755]+[.H755]*2" office:value-type="float" office:value="2.05039129365637E+288" calcext:value-type="float">
            <text:p>205039129365637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55]*2+[.H754]" office:value-type="float" office:value="1.44984558783028E+288" calcext:value-type="float">
            <text:p>144984558783028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56])" office:value-type="float" office:value="21" calcext:value-type="float">
            <text:p>21</text:p>
          </table:table-cell>
          <table:table-cell table:formula="of:=LEN([.H756])" office:value-type="float" office:value="21" calcext:value-type="float">
            <text:p>21</text:p>
          </table:table-cell>
          <table:table-cell table:formula="of:=IF([.I756]&gt;[.J75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5"/>
          <table:table-cell table:formula="of:=[.G756]+[.H756]*2" office:value-type="float" office:value="4.95008246931692E+288" calcext:value-type="float">
            <text:p>495008246931692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56]*2+[.H755]" office:value-type="float" office:value="3.50023688148665E+288" calcext:value-type="float">
            <text:p>350023688148665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57])" office:value-type="float" office:value="21" calcext:value-type="float">
            <text:p>21</text:p>
          </table:table-cell>
          <table:table-cell table:formula="of:=LEN([.H757])" office:value-type="float" office:value="21" calcext:value-type="float">
            <text:p>21</text:p>
          </table:table-cell>
          <table:table-cell table:formula="of:=IF([.I757]&gt;[.J75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5"/>
          <table:table-cell table:formula="of:=[.G757]+[.H757]*2" office:value-type="float" office:value="1.19505562322902E+289" calcext:value-type="float">
            <text:p>119505562322902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57]*2+[.H756]" office:value-type="float" office:value="8.45031935080357E+288" calcext:value-type="float">
            <text:p>845031935080357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58])" office:value-type="float" office:value="21" calcext:value-type="float">
            <text:p>21</text:p>
          </table:table-cell>
          <table:table-cell table:formula="of:=LEN([.H758])" office:value-type="float" office:value="21" calcext:value-type="float">
            <text:p>21</text:p>
          </table:table-cell>
          <table:table-cell table:formula="of:=IF([.I758]&gt;[.J75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5"/>
          <table:table-cell table:formula="of:=[.G758]+[.H758]*2" office:value-type="float" office:value="2.88511949338973E+289" calcext:value-type="float">
            <text:p>288511949338973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58]*2+[.H757]" office:value-type="float" office:value="2.04008755830938E+289" calcext:value-type="float">
            <text:p>204008755830938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59])" office:value-type="float" office:value="21" calcext:value-type="float">
            <text:p>21</text:p>
          </table:table-cell>
          <table:table-cell table:formula="of:=LEN([.H759])" office:value-type="float" office:value="21" calcext:value-type="float">
            <text:p>21</text:p>
          </table:table-cell>
          <table:table-cell table:formula="of:=IF([.I759]&gt;[.J75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5"/>
          <table:table-cell table:formula="of:=[.G759]+[.H759]*2" office:value-type="float" office:value="6.96529461000849E+289" calcext:value-type="float">
            <text:p>696529461000849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59]*2+[.H758]" office:value-type="float" office:value="4.92520705169911E+289" calcext:value-type="float">
            <text:p>492520705169911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60])" office:value-type="float" office:value="21" calcext:value-type="float">
            <text:p>21</text:p>
          </table:table-cell>
          <table:table-cell table:formula="of:=LEN([.H760])" office:value-type="float" office:value="21" calcext:value-type="float">
            <text:p>21</text:p>
          </table:table-cell>
          <table:table-cell table:formula="of:=IF([.I760]&gt;[.J76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5"/>
          <table:table-cell table:formula="of:=[.G760]+[.H760]*2" office:value-type="float" office:value="1.68157087134067E+290" calcext:value-type="float">
            <text:p>168157087134067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60]*2+[.H759]" office:value-type="float" office:value="1.18905016617076E+290" calcext:value-type="float">
            <text:p>118905016617076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61])" office:value-type="float" office:value="21" calcext:value-type="float">
            <text:p>21</text:p>
          </table:table-cell>
          <table:table-cell table:formula="of:=LEN([.H761])" office:value-type="float" office:value="21" calcext:value-type="float">
            <text:p>21</text:p>
          </table:table-cell>
          <table:table-cell table:formula="of:=IF([.I761]&gt;[.J76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5"/>
          <table:table-cell table:formula="of:=[.G761]+[.H761]*2" office:value-type="float" office:value="4.05967120368219E+290" calcext:value-type="float">
            <text:p>405967120368219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61]*2+[.H760]" office:value-type="float" office:value="2.87062103751143E+290" calcext:value-type="float">
            <text:p>287062103751143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62])" office:value-type="float" office:value="21" calcext:value-type="float">
            <text:p>21</text:p>
          </table:table-cell>
          <table:table-cell table:formula="of:=LEN([.H762])" office:value-type="float" office:value="21" calcext:value-type="float">
            <text:p>21</text:p>
          </table:table-cell>
          <table:table-cell table:formula="of:=IF([.I762]&gt;[.J76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5"/>
          <table:table-cell table:formula="of:=[.G762]+[.H762]*2" office:value-type="float" office:value="9.80091327870506E+290" calcext:value-type="float">
            <text:p>980091327870506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62]*2+[.H761]" office:value-type="float" office:value="6.93029224119362E+290" calcext:value-type="float">
            <text:p>693029224119362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63])" office:value-type="float" office:value="21" calcext:value-type="float">
            <text:p>21</text:p>
          </table:table-cell>
          <table:table-cell table:formula="of:=LEN([.H763])" office:value-type="float" office:value="21" calcext:value-type="float">
            <text:p>21</text:p>
          </table:table-cell>
          <table:table-cell table:formula="of:=IF([.I763]&gt;[.J76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5"/>
          <table:table-cell table:formula="of:=[.G763]+[.H763]*2" office:value-type="float" office:value="2.36614977610923E+291" calcext:value-type="float">
            <text:p>236614977610923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63]*2+[.H762]" office:value-type="float" office:value="1.67312055198987E+291" calcext:value-type="float">
            <text:p>167312055198987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64])" office:value-type="float" office:value="21" calcext:value-type="float">
            <text:p>21</text:p>
          </table:table-cell>
          <table:table-cell table:formula="of:=LEN([.H764])" office:value-type="float" office:value="21" calcext:value-type="float">
            <text:p>21</text:p>
          </table:table-cell>
          <table:table-cell table:formula="of:=IF([.I764]&gt;[.J76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5"/>
          <table:table-cell table:formula="of:=[.G764]+[.H764]*2" office:value-type="float" office:value="5.71239088008897E+291" calcext:value-type="float">
            <text:p>571239088008897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64]*2+[.H763]" office:value-type="float" office:value="4.0392703280991E+291" calcext:value-type="float">
            <text:p>40392703280991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65])" office:value-type="float" office:value="21" calcext:value-type="float">
            <text:p>21</text:p>
          </table:table-cell>
          <table:table-cell table:formula="of:=LEN([.H765])" office:value-type="float" office:value="20" calcext:value-type="float">
            <text:p>20</text:p>
          </table:table-cell>
          <table:table-cell table:formula="of:=IF([.I765]&gt;[.J765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5"/>
          <table:table-cell table:formula="of:=[.G765]+[.H765]*2" office:value-type="float" office:value="1.37909315362872E+292" calcext:value-type="float">
            <text:p>137909315362872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65]*2+[.H764]" office:value-type="float" office:value="9.75166120818807E+291" calcext:value-type="float">
            <text:p>975166120818807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66])" office:value-type="float" office:value="21" calcext:value-type="float">
            <text:p>21</text:p>
          </table:table-cell>
          <table:table-cell table:formula="of:=LEN([.H766])" office:value-type="float" office:value="21" calcext:value-type="float">
            <text:p>21</text:p>
          </table:table-cell>
          <table:table-cell table:formula="of:=IF([.I766]&gt;[.J76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5"/>
          <table:table-cell table:formula="of:=[.G766]+[.H766]*2" office:value-type="float" office:value="3.32942539526633E+292" calcext:value-type="float">
            <text:p>332942539526633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66]*2+[.H765]" office:value-type="float" office:value="2.35425927444752E+292" calcext:value-type="float">
            <text:p>235425927444752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67])" office:value-type="float" office:value="21" calcext:value-type="float">
            <text:p>21</text:p>
          </table:table-cell>
          <table:table-cell table:formula="of:=LEN([.H767])" office:value-type="float" office:value="21" calcext:value-type="float">
            <text:p>21</text:p>
          </table:table-cell>
          <table:table-cell table:formula="of:=IF([.I767]&gt;[.J76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5"/>
          <table:table-cell table:formula="of:=[.G767]+[.H767]*2" office:value-type="float" office:value="8.03794394416138E+292" calcext:value-type="float">
            <text:p>803794394416138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67]*2+[.H766]" office:value-type="float" office:value="5.68368466971385E+292" calcext:value-type="float">
            <text:p>568368466971385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68])" office:value-type="float" office:value="21" calcext:value-type="float">
            <text:p>21</text:p>
          </table:table-cell>
          <table:table-cell table:formula="of:=LEN([.H768])" office:value-type="float" office:value="21" calcext:value-type="float">
            <text:p>21</text:p>
          </table:table-cell>
          <table:table-cell table:formula="of:=IF([.I768]&gt;[.J76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5"/>
          <table:table-cell table:formula="of:=[.G768]+[.H768]*2" office:value-type="float" office:value="1.94053132835891E+293" calcext:value-type="float">
            <text:p>19405313283589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68]*2+[.H767]" office:value-type="float" office:value="1.37216286138752E+293" calcext:value-type="float">
            <text:p>137216286138752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69])" office:value-type="float" office:value="21" calcext:value-type="float">
            <text:p>21</text:p>
          </table:table-cell>
          <table:table-cell table:formula="of:=LEN([.H769])" office:value-type="float" office:value="21" calcext:value-type="float">
            <text:p>21</text:p>
          </table:table-cell>
          <table:table-cell table:formula="of:=IF([.I769]&gt;[.J76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5"/>
          <table:table-cell table:formula="of:=[.G769]+[.H769]*2" office:value-type="float" office:value="4.68485705113395E+293" calcext:value-type="float">
            <text:p>468485705113395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69]*2+[.H768]" office:value-type="float" office:value="3.31269418974643E+293" calcext:value-type="float">
            <text:p>331269418974643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70])" office:value-type="float" office:value="21" calcext:value-type="float">
            <text:p>21</text:p>
          </table:table-cell>
          <table:table-cell table:formula="of:=LEN([.H770])" office:value-type="float" office:value="21" calcext:value-type="float">
            <text:p>21</text:p>
          </table:table-cell>
          <table:table-cell table:formula="of:=IF([.I770]&gt;[.J77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5"/>
          <table:table-cell table:formula="of:=[.G770]+[.H770]*2" office:value-type="float" office:value="1.13102454306268E+294" calcext:value-type="float">
            <text:p>11310245430626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70]*2+[.H769]" office:value-type="float" office:value="7.99755124088038E+293" calcext:value-type="float">
            <text:p>79975512408803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71])" office:value-type="float" office:value="21" calcext:value-type="float">
            <text:p>21</text:p>
          </table:table-cell>
          <table:table-cell table:formula="of:=LEN([.H771])" office:value-type="float" office:value="21" calcext:value-type="float">
            <text:p>21</text:p>
          </table:table-cell>
          <table:table-cell table:formula="of:=IF([.I771]&gt;[.J77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5"/>
          <table:table-cell table:formula="of:=[.G771]+[.H771]*2" office:value-type="float" office:value="2.73053479123876E+294" calcext:value-type="float">
            <text:p>273053479123876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71]*2+[.H770]" office:value-type="float" office:value="1.93077966715072E+294" calcext:value-type="float">
            <text:p>193077966715072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72])" office:value-type="float" office:value="21" calcext:value-type="float">
            <text:p>21</text:p>
          </table:table-cell>
          <table:table-cell table:formula="of:=LEN([.H772])" office:value-type="float" office:value="21" calcext:value-type="float">
            <text:p>21</text:p>
          </table:table-cell>
          <table:table-cell table:formula="of:=IF([.I772]&gt;[.J77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5"/>
          <table:table-cell table:formula="of:=[.G772]+[.H772]*2" office:value-type="float" office:value="6.5920941255402E+294" calcext:value-type="float">
            <text:p>65920941255402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72]*2+[.H771]" office:value-type="float" office:value="4.66131445838948E+294" calcext:value-type="float">
            <text:p>46613144583894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73])" office:value-type="float" office:value="20" calcext:value-type="float">
            <text:p>20</text:p>
          </table:table-cell>
          <table:table-cell table:formula="of:=LEN([.H773])" office:value-type="float" office:value="21" calcext:value-type="float">
            <text:p>21</text:p>
          </table:table-cell>
          <table:table-cell table:formula="of:=IF([.I773]&gt;[.J77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5"/>
          <table:table-cell table:formula="of:=[.G773]+[.H773]*2" office:value-type="float" office:value="1.59147230423192E+295" calcext:value-type="float">
            <text:p>159147230423192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73]*2+[.H772]" office:value-type="float" office:value="1.12534085839297E+295" calcext:value-type="float">
            <text:p>11253408583929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74])" office:value-type="float" office:value="21" calcext:value-type="float">
            <text:p>21</text:p>
          </table:table-cell>
          <table:table-cell table:formula="of:=LEN([.H774])" office:value-type="float" office:value="21" calcext:value-type="float">
            <text:p>21</text:p>
          </table:table-cell>
          <table:table-cell table:formula="of:=IF([.I774]&gt;[.J77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5"/>
          <table:table-cell table:formula="of:=[.G774]+[.H774]*2" office:value-type="float" office:value="3.84215402101785E+295" calcext:value-type="float">
            <text:p>384215402101785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74]*2+[.H773]" office:value-type="float" office:value="2.71681316262488E+295" calcext:value-type="float">
            <text:p>27168131626248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75])" office:value-type="float" office:value="21" calcext:value-type="float">
            <text:p>21</text:p>
          </table:table-cell>
          <table:table-cell table:formula="of:=LEN([.H775])" office:value-type="float" office:value="21" calcext:value-type="float">
            <text:p>21</text:p>
          </table:table-cell>
          <table:table-cell table:formula="of:=IF([.I775]&gt;[.J77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5"/>
          <table:table-cell table:formula="of:=[.G775]+[.H775]*2" office:value-type="float" office:value="9.27578034626762E+295" calcext:value-type="float">
            <text:p>927578034626762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75]*2+[.H774]" office:value-type="float" office:value="6.55896718364273E+295" calcext:value-type="float">
            <text:p>655896718364273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76])" office:value-type="float" office:value="21" calcext:value-type="float">
            <text:p>21</text:p>
          </table:table-cell>
          <table:table-cell table:formula="of:=LEN([.H776])" office:value-type="float" office:value="21" calcext:value-type="float">
            <text:p>21</text:p>
          </table:table-cell>
          <table:table-cell table:formula="of:=IF([.I776]&gt;[.J77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5"/>
          <table:table-cell table:formula="of:=[.G776]+[.H776]*2" office:value-type="float" office:value="2.23937147135531E+296" calcext:value-type="float">
            <text:p>22393714713553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76]*2+[.H775]" office:value-type="float" office:value="1.58347475299104E+296" calcext:value-type="float">
            <text:p>158347475299104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77])" office:value-type="float" office:value="21" calcext:value-type="float">
            <text:p>21</text:p>
          </table:table-cell>
          <table:table-cell table:formula="of:=LEN([.H777])" office:value-type="float" office:value="21" calcext:value-type="float">
            <text:p>21</text:p>
          </table:table-cell>
          <table:table-cell table:formula="of:=IF([.I777]&gt;[.J77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5"/>
          <table:table-cell table:formula="of:=[.G777]+[.H777]*2" office:value-type="float" office:value="5.40632097733738E+296" calcext:value-type="float">
            <text:p>54063209773373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77]*2+[.H776]" office:value-type="float" office:value="3.82284622434634E+296" calcext:value-type="float">
            <text:p>382284622434634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78])" office:value-type="float" office:value="21" calcext:value-type="float">
            <text:p>21</text:p>
          </table:table-cell>
          <table:table-cell table:formula="of:=LEN([.H778])" office:value-type="float" office:value="21" calcext:value-type="float">
            <text:p>21</text:p>
          </table:table-cell>
          <table:table-cell table:formula="of:=IF([.I778]&gt;[.J77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5"/>
          <table:table-cell table:formula="of:=[.G778]+[.H778]*2" office:value-type="float" office:value="1.30520134260301E+297" calcext:value-type="float">
            <text:p>13052013426030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78]*2+[.H777]" office:value-type="float" office:value="9.22916720168372E+296" calcext:value-type="float">
            <text:p>922916720168372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79])" office:value-type="float" office:value="21" calcext:value-type="float">
            <text:p>21</text:p>
          </table:table-cell>
          <table:table-cell table:formula="of:=LEN([.H779])" office:value-type="float" office:value="21" calcext:value-type="float">
            <text:p>21</text:p>
          </table:table-cell>
          <table:table-cell table:formula="of:=IF([.I779]&gt;[.J77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5"/>
          <table:table-cell table:formula="of:=[.G779]+[.H779]*2" office:value-type="float" office:value="3.15103478293975E+297" calcext:value-type="float">
            <text:p>315103478293975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79]*2+[.H778]" office:value-type="float" office:value="2.22811806277138E+297" calcext:value-type="float">
            <text:p>22281180627713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80])" office:value-type="float" office:value="21" calcext:value-type="float">
            <text:p>21</text:p>
          </table:table-cell>
          <table:table-cell table:formula="of:=LEN([.H780])" office:value-type="float" office:value="21" calcext:value-type="float">
            <text:p>21</text:p>
          </table:table-cell>
          <table:table-cell table:formula="of:=IF([.I780]&gt;[.J78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5"/>
          <table:table-cell table:formula="of:=[.G780]+[.H780]*2" office:value-type="float" office:value="7.60727090848251E+297" calcext:value-type="float">
            <text:p>76072709084825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80]*2+[.H779]" office:value-type="float" office:value="5.37915284571113E+297" calcext:value-type="float">
            <text:p>537915284571113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81])" office:value-type="float" office:value="21" calcext:value-type="float">
            <text:p>21</text:p>
          </table:table-cell>
          <table:table-cell table:formula="of:=LEN([.H781])" office:value-type="float" office:value="21" calcext:value-type="float">
            <text:p>21</text:p>
          </table:table-cell>
          <table:table-cell table:formula="of:=IF([.I781]&gt;[.J78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5"/>
          <table:table-cell table:formula="of:=[.G781]+[.H781]*2" office:value-type="float" office:value="1.83655765999048E+298" calcext:value-type="float">
            <text:p>18365576599904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81]*2+[.H780]" office:value-type="float" office:value="1.29864237541936E+298" calcext:value-type="float">
            <text:p>129864237541936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82])" office:value-type="float" office:value="21" calcext:value-type="float">
            <text:p>21</text:p>
          </table:table-cell>
          <table:table-cell table:formula="of:=LEN([.H782])" office:value-type="float" office:value="21" calcext:value-type="float">
            <text:p>21</text:p>
          </table:table-cell>
          <table:table-cell table:formula="of:=IF([.I782]&gt;[.J78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5"/>
          <table:table-cell table:formula="of:=[.G782]+[.H782]*2" office:value-type="float" office:value="4.43384241082921E+298" calcext:value-type="float">
            <text:p>44338424108292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82]*2+[.H781]" office:value-type="float" office:value="3.13520003540984E+298" calcext:value-type="float">
            <text:p>313520003540984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83])" office:value-type="float" office:value="21" calcext:value-type="float">
            <text:p>21</text:p>
          </table:table-cell>
          <table:table-cell table:formula="of:=LEN([.H783])" office:value-type="float" office:value="21" calcext:value-type="float">
            <text:p>21</text:p>
          </table:table-cell>
          <table:table-cell table:formula="of:=IF([.I783]&gt;[.J78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5"/>
          <table:table-cell table:formula="of:=[.G783]+[.H783]*2" office:value-type="float" office:value="1.07042424816489E+299" calcext:value-type="float">
            <text:p>107042424816489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83]*2+[.H782]" office:value-type="float" office:value="7.56904244623905E+298" calcext:value-type="float">
            <text:p>756904244623905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84])" office:value-type="float" office:value="21" calcext:value-type="float">
            <text:p>21</text:p>
          </table:table-cell>
          <table:table-cell table:formula="of:=LEN([.H784])" office:value-type="float" office:value="21" calcext:value-type="float">
            <text:p>21</text:p>
          </table:table-cell>
          <table:table-cell table:formula="of:=IF([.I784]&gt;[.J78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5"/>
          <table:table-cell table:formula="of:=[.G784]+[.H784]*2" office:value-type="float" office:value="2.5842327374127E+299" calcext:value-type="float">
            <text:p>2584232737412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84]*2+[.H783]" office:value-type="float" office:value="1.82732849278879E+299" calcext:value-type="float">
            <text:p>182732849278879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85])" office:value-type="float" office:value="20" calcext:value-type="float">
            <text:p>20</text:p>
          </table:table-cell>
          <table:table-cell table:formula="of:=LEN([.H785])" office:value-type="float" office:value="21" calcext:value-type="float">
            <text:p>21</text:p>
          </table:table-cell>
          <table:table-cell table:formula="of:=IF([.I785]&gt;[.J78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5"/>
          <table:table-cell table:formula="of:=[.G785]+[.H785]*2" office:value-type="float" office:value="6.23888972299028E+299" calcext:value-type="float">
            <text:p>62388897229902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85]*2+[.H784]" office:value-type="float" office:value="4.41156123020149E+299" calcext:value-type="float">
            <text:p>441156123020149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86])" office:value-type="float" office:value="21" calcext:value-type="float">
            <text:p>21</text:p>
          </table:table-cell>
          <table:table-cell table:formula="of:=LEN([.H786])" office:value-type="float" office:value="21" calcext:value-type="float">
            <text:p>21</text:p>
          </table:table-cell>
          <table:table-cell table:formula="of:=IF([.I786]&gt;[.J78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5"/>
          <table:table-cell table:formula="of:=[.G786]+[.H786]*2" office:value-type="float" office:value="1.50620121833933E+300" calcext:value-type="float">
            <text:p>150620121833933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86]*2+[.H785]" office:value-type="float" office:value="1.06504509531918E+300" calcext:value-type="float">
            <text:p>10650450953191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87])" office:value-type="float" office:value="21" calcext:value-type="float">
            <text:p>21</text:p>
          </table:table-cell>
          <table:table-cell table:formula="of:=LEN([.H787])" office:value-type="float" office:value="21" calcext:value-type="float">
            <text:p>21</text:p>
          </table:table-cell>
          <table:table-cell table:formula="of:=IF([.I787]&gt;[.J78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5"/>
          <table:table-cell table:formula="of:=[.G787]+[.H787]*2" office:value-type="float" office:value="3.63629140897768E+300" calcext:value-type="float">
            <text:p>36362914089776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87]*2+[.H786]" office:value-type="float" office:value="2.5712463136585E+300" calcext:value-type="float">
            <text:p>25712463136585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88])" office:value-type="float" office:value="21" calcext:value-type="float">
            <text:p>21</text:p>
          </table:table-cell>
          <table:table-cell table:formula="of:=LEN([.H788])" office:value-type="float" office:value="20" calcext:value-type="float">
            <text:p>20</text:p>
          </table:table-cell>
          <table:table-cell table:formula="of:=IF([.I788]&gt;[.J788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5"/>
          <table:table-cell table:formula="of:=[.G788]+[.H788]*2" office:value-type="float" office:value="8.77878403629469E+300" calcext:value-type="float">
            <text:p>877878403629469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88]*2+[.H787]" office:value-type="float" office:value="6.20753772263619E+300" calcext:value-type="float">
            <text:p>620753772263619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89])" office:value-type="float" office:value="21" calcext:value-type="float">
            <text:p>21</text:p>
          </table:table-cell>
          <table:table-cell table:formula="of:=LEN([.H789])" office:value-type="float" office:value="21" calcext:value-type="float">
            <text:p>21</text:p>
          </table:table-cell>
          <table:table-cell table:formula="of:=IF([.I789]&gt;[.J78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5"/>
          <table:table-cell table:formula="of:=[.G789]+[.H789]*2" office:value-type="float" office:value="2.11938594815671E+301" calcext:value-type="float">
            <text:p>21193859481567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89]*2+[.H788]" office:value-type="float" office:value="1.49863217589309E+301" calcext:value-type="float">
            <text:p>149863217589309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90])" office:value-type="float" office:value="21" calcext:value-type="float">
            <text:p>21</text:p>
          </table:table-cell>
          <table:table-cell table:formula="of:=LEN([.H790])" office:value-type="float" office:value="21" calcext:value-type="float">
            <text:p>21</text:p>
          </table:table-cell>
          <table:table-cell table:formula="of:=IF([.I790]&gt;[.J79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5"/>
          <table:table-cell table:formula="of:=[.G790]+[.H790]*2" office:value-type="float" office:value="5.11665029994288E+301" calcext:value-type="float">
            <text:p>51166502999428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90]*2+[.H789]" office:value-type="float" office:value="3.61801812404979E+301" calcext:value-type="float">
            <text:p>361801812404979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91])" office:value-type="float" office:value="21" calcext:value-type="float">
            <text:p>21</text:p>
          </table:table-cell>
          <table:table-cell table:formula="of:=LEN([.H791])" office:value-type="float" office:value="21" calcext:value-type="float">
            <text:p>21</text:p>
          </table:table-cell>
          <table:table-cell table:formula="of:=IF([.I791]&gt;[.J79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5"/>
          <table:table-cell table:formula="of:=[.G791]+[.H791]*2" office:value-type="float" office:value="1.23526865480425E+302" calcext:value-type="float">
            <text:p>123526865480425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91]*2+[.H790]" office:value-type="float" office:value="8.73466842399268E+301" calcext:value-type="float">
            <text:p>87346684239926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92])" office:value-type="float" office:value="21" calcext:value-type="float">
            <text:p>21</text:p>
          </table:table-cell>
          <table:table-cell table:formula="of:=LEN([.H792])" office:value-type="float" office:value="21" calcext:value-type="float">
            <text:p>21</text:p>
          </table:table-cell>
          <table:table-cell table:formula="of:=IF([.I792]&gt;[.J79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5"/>
          <table:table-cell table:formula="of:=[.G792]+[.H792]*2" office:value-type="float" office:value="2.98220233960278E+302" calcext:value-type="float">
            <text:p>29822023396027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92]*2+[.H791]" office:value-type="float" office:value="2.10873549720351E+302" calcext:value-type="float">
            <text:p>21087354972035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93])" office:value-type="float" office:value="21" calcext:value-type="float">
            <text:p>21</text:p>
          </table:table-cell>
          <table:table-cell table:formula="of:=LEN([.H793])" office:value-type="float" office:value="21" calcext:value-type="float">
            <text:p>21</text:p>
          </table:table-cell>
          <table:table-cell table:formula="of:=IF([.I793]&gt;[.J79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5"/>
          <table:table-cell table:formula="of:=[.G793]+[.H793]*2" office:value-type="float" office:value="7.19967333400981E+302" calcext:value-type="float">
            <text:p>71996733340098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93]*2+[.H792]" office:value-type="float" office:value="5.0909378368063E+302" calcext:value-type="float">
            <text:p>50909378368063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94])" office:value-type="float" office:value="21" calcext:value-type="float">
            <text:p>21</text:p>
          </table:table-cell>
          <table:table-cell table:formula="of:=LEN([.H794])" office:value-type="float" office:value="20" calcext:value-type="float">
            <text:p>20</text:p>
          </table:table-cell>
          <table:table-cell table:formula="of:=IF([.I794]&gt;[.J794]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5"/>
          <table:table-cell table:formula="of:=[.G794]+[.H794]*2" office:value-type="float" office:value="1.73815490076224E+303" calcext:value-type="float">
            <text:p>173815490076224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94]*2+[.H793]" office:value-type="float" office:value="1.22906111708161E+303" calcext:value-type="float">
            <text:p>12290611170816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95])" office:value-type="float" office:value="21" calcext:value-type="float">
            <text:p>21</text:p>
          </table:table-cell>
          <table:table-cell table:formula="of:=LEN([.H795])" office:value-type="float" office:value="21" calcext:value-type="float">
            <text:p>21</text:p>
          </table:table-cell>
          <table:table-cell table:formula="of:=IF([.I795]&gt;[.J79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5"/>
          <table:table-cell table:formula="of:=[.G795]+[.H795]*2" office:value-type="float" office:value="4.19627713492546E+303" calcext:value-type="float">
            <text:p>419627713492546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95]*2+[.H794]" office:value-type="float" office:value="2.96721601784385E+303" calcext:value-type="float">
            <text:p>296721601784385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96])" office:value-type="float" office:value="21" calcext:value-type="float">
            <text:p>21</text:p>
          </table:table-cell>
          <table:table-cell table:formula="of:=LEN([.H796])" office:value-type="float" office:value="21" calcext:value-type="float">
            <text:p>21</text:p>
          </table:table-cell>
          <table:table-cell table:formula="of:=IF([.I796]&gt;[.J79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5"/>
          <table:table-cell table:formula="of:=[.G796]+[.H796]*2" office:value-type="float" office:value="1.01307091706132E+304" calcext:value-type="float">
            <text:p>101307091706132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96]*2+[.H795]" office:value-type="float" office:value="7.16349315276931E+303" calcext:value-type="float">
            <text:p>71634931527693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97])" office:value-type="float" office:value="21" calcext:value-type="float">
            <text:p>21</text:p>
          </table:table-cell>
          <table:table-cell table:formula="of:=LEN([.H797])" office:value-type="float" office:value="21" calcext:value-type="float">
            <text:p>21</text:p>
          </table:table-cell>
          <table:table-cell table:formula="of:=IF([.I797]&gt;[.J79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5"/>
          <table:table-cell table:formula="of:=[.G797]+[.H797]*2" office:value-type="float" office:value="2.44576954761518E+304" calcext:value-type="float">
            <text:p>24457695476151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97]*2+[.H796]" office:value-type="float" office:value="1.72942023233825E+304" calcext:value-type="float">
            <text:p>172942023233825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98])" office:value-type="float" office:value="21" calcext:value-type="float">
            <text:p>21</text:p>
          </table:table-cell>
          <table:table-cell table:formula="of:=LEN([.H798])" office:value-type="float" office:value="21" calcext:value-type="float">
            <text:p>21</text:p>
          </table:table-cell>
          <table:table-cell table:formula="of:=IF([.I798]&gt;[.J79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5"/>
          <table:table-cell table:formula="of:=[.G798]+[.H798]*2" office:value-type="float" office:value="5.90461001229168E+304" calcext:value-type="float">
            <text:p>59046100122916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98]*2+[.H797]" office:value-type="float" office:value="4.17518977995343E+304" calcext:value-type="float">
            <text:p>417518977995343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799])" office:value-type="float" office:value="21" calcext:value-type="float">
            <text:p>21</text:p>
          </table:table-cell>
          <table:table-cell table:formula="of:=LEN([.H799])" office:value-type="float" office:value="21" calcext:value-type="float">
            <text:p>21</text:p>
          </table:table-cell>
          <table:table-cell table:formula="of:=IF([.I799]&gt;[.J799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5"/>
          <table:table-cell table:formula="of:=[.G799]+[.H799]*2" office:value-type="float" office:value="1.42549895721985E+305" calcext:value-type="float">
            <text:p>142549895721985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799]*2+[.H798]" office:value-type="float" office:value="1.00797997922451E+305" calcext:value-type="float">
            <text:p>10079799792245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800])" office:value-type="float" office:value="21" calcext:value-type="float">
            <text:p>21</text:p>
          </table:table-cell>
          <table:table-cell table:formula="of:=LEN([.H800])" office:value-type="float" office:value="21" calcext:value-type="float">
            <text:p>21</text:p>
          </table:table-cell>
          <table:table-cell table:formula="of:=IF([.I800]&gt;[.J800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5"/>
          <table:table-cell table:formula="of:=[.G800]+[.H800]*2" office:value-type="float" office:value="3.44145891566887E+305" calcext:value-type="float">
            <text:p>34414589156688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800]*2+[.H799]" office:value-type="float" office:value="2.43347893644436E+305" calcext:value-type="float">
            <text:p>243347893644436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801])" office:value-type="float" office:value="21" calcext:value-type="float">
            <text:p>21</text:p>
          </table:table-cell>
          <table:table-cell table:formula="of:=LEN([.H801])" office:value-type="float" office:value="21" calcext:value-type="float">
            <text:p>21</text:p>
          </table:table-cell>
          <table:table-cell table:formula="of:=IF([.I801]&gt;[.J801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5"/>
          <table:table-cell table:formula="of:=[.G801]+[.H801]*2" office:value-type="float" office:value="8.3084167885576E+305" calcext:value-type="float">
            <text:p>83084167885576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801]*2+[.H800]" office:value-type="float" office:value="5.87493785211324E+305" calcext:value-type="float">
            <text:p>587493785211324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802])" office:value-type="float" office:value="20" calcext:value-type="float">
            <text:p>20</text:p>
          </table:table-cell>
          <table:table-cell table:formula="of:=LEN([.H802])" office:value-type="float" office:value="21" calcext:value-type="float">
            <text:p>21</text:p>
          </table:table-cell>
          <table:table-cell table:formula="of:=IF([.I802]&gt;[.J802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5"/>
          <table:table-cell table:formula="of:=[.G802]+[.H802]*2" office:value-type="float" office:value="2.00582924927841E+306" calcext:value-type="float">
            <text:p>200582924927841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802]*2+[.H801]" office:value-type="float" office:value="1.41833546406708E+306" calcext:value-type="float">
            <text:p>141833546406708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803])" office:value-type="float" office:value="21" calcext:value-type="float">
            <text:p>21</text:p>
          </table:table-cell>
          <table:table-cell table:formula="of:=LEN([.H803])" office:value-type="float" office:value="21" calcext:value-type="float">
            <text:p>21</text:p>
          </table:table-cell>
          <table:table-cell table:formula="of:=IF([.I803]&gt;[.J803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5"/>
          <table:table-cell table:formula="of:=[.G803]+[.H803]*2" office:value-type="float" office:value="4.84250017741257E+306" calcext:value-type="float">
            <text:p>48425001774125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803]*2+[.H802]" office:value-type="float" office:value="3.42416471334549E+306" calcext:value-type="float">
            <text:p>342416471334549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804])" office:value-type="float" office:value="21" calcext:value-type="float">
            <text:p>21</text:p>
          </table:table-cell>
          <table:table-cell table:formula="of:=LEN([.H804])" office:value-type="float" office:value="21" calcext:value-type="float">
            <text:p>21</text:p>
          </table:table-cell>
          <table:table-cell table:formula="of:=IF([.I804]&gt;[.J804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5"/>
          <table:table-cell table:formula="of:=[.G804]+[.H804]*2" office:value-type="float" office:value="1.16908296041036E+307" calcext:value-type="float">
            <text:p>116908296041036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804]*2+[.H803]" office:value-type="float" office:value="8.26666489075807E+306" calcext:value-type="float">
            <text:p>82666648907580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805])" office:value-type="float" office:value="21" calcext:value-type="float">
            <text:p>21</text:p>
          </table:table-cell>
          <table:table-cell table:formula="of:=LEN([.H805])" office:value-type="float" office:value="21" calcext:value-type="float">
            <text:p>21</text:p>
          </table:table-cell>
          <table:table-cell table:formula="of:=IF([.I805]&gt;[.J805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5"/>
          <table:table-cell table:formula="of:=[.G805]+[.H805]*2" office:value-type="float" office:value="2.82241593856197E+307" calcext:value-type="float">
            <text:p>282241593856197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805]*2+[.H804]" office:value-type="float" office:value="1.99574944948616E+307" calcext:value-type="float">
            <text:p>199574944948616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806])" office:value-type="float" office:value="21" calcext:value-type="float">
            <text:p>21</text:p>
          </table:table-cell>
          <table:table-cell table:formula="of:=LEN([.H806])" office:value-type="float" office:value="21" calcext:value-type="float">
            <text:p>21</text:p>
          </table:table-cell>
          <table:table-cell table:formula="of:=IF([.I806]&gt;[.J806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5"/>
          <table:table-cell table:formula="of:=[.G806]+[.H806]*2" office:value-type="float" office:value="6.81391483753429E+307" calcext:value-type="float">
            <text:p>681391483753429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806]*2+[.H805]" office:value-type="float" office:value="4.81816538804813E+307" calcext:value-type="float">
            <text:p>481816538804813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807])" office:value-type="float" office:value="21" calcext:value-type="float">
            <text:p>21</text:p>
          </table:table-cell>
          <table:table-cell table:formula="of:=LEN([.H807])" office:value-type="float" office:value="21" calcext:value-type="float">
            <text:p>21</text:p>
          </table:table-cell>
          <table:table-cell table:formula="of:=IF([.I807]&gt;[.J807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5"/>
          <table:table-cell table:formula="of:=[.G807]+[.H807]*2" office:value-type="float" office:value="1.64502456136306E+308" calcext:value-type="float">
            <text:p>164502456136306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[.H807]*2+[.H806]" office:value-type="float" office:value="1.16320802255824E+308" calcext:value-type="float">
            <text:p>116320802255824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0</text:p>
          </table:table-cell>
          <table:table-cell table:formula="of:=LEN([.G808])" office:value-type="float" office:value="21" calcext:value-type="float">
            <text:p>21</text:p>
          </table:table-cell>
          <table:table-cell table:formula="of:=LEN([.H808])" office:value-type="float" office:value="21" calcext:value-type="float">
            <text:p>21</text:p>
          </table:table-cell>
          <table:table-cell table:formula="of:=IF([.I808]&gt;[.J808]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5"/>
          <table:table-cell table:formula="of:=[.G808]+[.H808]*2" office:value-type="string" office:string-value="" calcext:value-type="error">
            <text:p>#NUM!</text:p>
          </table:table-cell>
          <table:table-cell table:formula="of:=[.H808]*2+[.H807]" office:value-type="string" office:string-value="" calcext:value-type="error">
            <text:p>#NUM!</text:p>
          </table:table-cell>
          <table:table-cell table:formula="of:=LEN([.G809])" office:value-type="string" office:string-value="" calcext:value-type="error">
            <text:p>#NUM!</text:p>
          </table:table-cell>
          <table:table-cell table:formula="of:=LEN([.H809])" office:value-type="string" office:string-value="" calcext:value-type="error">
            <text:p>#NUM!</text:p>
          </table:table-cell>
          <table:table-cell table:formula="of:=IF([.I809]&gt;[.J80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5"/>
          <table:table-cell table:formula="of:=[.G809]+[.H809]*2" office:value-type="string" office:string-value="" calcext:value-type="error">
            <text:p>#NUM!</text:p>
          </table:table-cell>
          <table:table-cell table:formula="of:=[.H809]*2+[.H808]" office:value-type="string" office:string-value="" calcext:value-type="error">
            <text:p>#NUM!</text:p>
          </table:table-cell>
          <table:table-cell table:formula="of:=LEN([.G810])" office:value-type="string" office:string-value="" calcext:value-type="error">
            <text:p>#NUM!</text:p>
          </table:table-cell>
          <table:table-cell table:formula="of:=LEN([.H810])" office:value-type="string" office:string-value="" calcext:value-type="error">
            <text:p>#NUM!</text:p>
          </table:table-cell>
          <table:table-cell table:formula="of:=IF([.I810]&gt;[.J81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5"/>
          <table:table-cell table:formula="of:=[.G810]+[.H810]*2" office:value-type="string" office:string-value="" calcext:value-type="error">
            <text:p>#NUM!</text:p>
          </table:table-cell>
          <table:table-cell table:formula="of:=[.H810]*2+[.H809]" office:value-type="string" office:string-value="" calcext:value-type="error">
            <text:p>#NUM!</text:p>
          </table:table-cell>
          <table:table-cell table:formula="of:=LEN([.G811])" office:value-type="string" office:string-value="" calcext:value-type="error">
            <text:p>#NUM!</text:p>
          </table:table-cell>
          <table:table-cell table:formula="of:=LEN([.H811])" office:value-type="string" office:string-value="" calcext:value-type="error">
            <text:p>#NUM!</text:p>
          </table:table-cell>
          <table:table-cell table:formula="of:=IF([.I811]&gt;[.J81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5"/>
          <table:table-cell table:formula="of:=[.G811]+[.H811]*2" office:value-type="string" office:string-value="" calcext:value-type="error">
            <text:p>#NUM!</text:p>
          </table:table-cell>
          <table:table-cell table:formula="of:=[.H811]*2+[.H810]" office:value-type="string" office:string-value="" calcext:value-type="error">
            <text:p>#NUM!</text:p>
          </table:table-cell>
          <table:table-cell table:formula="of:=LEN([.G812])" office:value-type="string" office:string-value="" calcext:value-type="error">
            <text:p>#NUM!</text:p>
          </table:table-cell>
          <table:table-cell table:formula="of:=LEN([.H812])" office:value-type="string" office:string-value="" calcext:value-type="error">
            <text:p>#NUM!</text:p>
          </table:table-cell>
          <table:table-cell table:formula="of:=IF([.I812]&gt;[.J81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5"/>
          <table:table-cell table:formula="of:=[.G812]+[.H812]*2" office:value-type="string" office:string-value="" calcext:value-type="error">
            <text:p>#NUM!</text:p>
          </table:table-cell>
          <table:table-cell table:formula="of:=[.H812]*2+[.H811]" office:value-type="string" office:string-value="" calcext:value-type="error">
            <text:p>#NUM!</text:p>
          </table:table-cell>
          <table:table-cell table:formula="of:=LEN([.G813])" office:value-type="string" office:string-value="" calcext:value-type="error">
            <text:p>#NUM!</text:p>
          </table:table-cell>
          <table:table-cell table:formula="of:=LEN([.H813])" office:value-type="string" office:string-value="" calcext:value-type="error">
            <text:p>#NUM!</text:p>
          </table:table-cell>
          <table:table-cell table:formula="of:=IF([.I813]&gt;[.J81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5"/>
          <table:table-cell table:formula="of:=[.G813]+[.H813]*2" office:value-type="string" office:string-value="" calcext:value-type="error">
            <text:p>#NUM!</text:p>
          </table:table-cell>
          <table:table-cell table:formula="of:=[.H813]*2+[.H812]" office:value-type="string" office:string-value="" calcext:value-type="error">
            <text:p>#NUM!</text:p>
          </table:table-cell>
          <table:table-cell table:formula="of:=LEN([.G814])" office:value-type="string" office:string-value="" calcext:value-type="error">
            <text:p>#NUM!</text:p>
          </table:table-cell>
          <table:table-cell table:formula="of:=LEN([.H814])" office:value-type="string" office:string-value="" calcext:value-type="error">
            <text:p>#NUM!</text:p>
          </table:table-cell>
          <table:table-cell table:formula="of:=IF([.I814]&gt;[.J81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5"/>
          <table:table-cell table:formula="of:=[.G814]+[.H814]*2" office:value-type="string" office:string-value="" calcext:value-type="error">
            <text:p>#NUM!</text:p>
          </table:table-cell>
          <table:table-cell table:formula="of:=[.H814]*2+[.H813]" office:value-type="string" office:string-value="" calcext:value-type="error">
            <text:p>#NUM!</text:p>
          </table:table-cell>
          <table:table-cell table:formula="of:=LEN([.G815])" office:value-type="string" office:string-value="" calcext:value-type="error">
            <text:p>#NUM!</text:p>
          </table:table-cell>
          <table:table-cell table:formula="of:=LEN([.H815])" office:value-type="string" office:string-value="" calcext:value-type="error">
            <text:p>#NUM!</text:p>
          </table:table-cell>
          <table:table-cell table:formula="of:=IF([.I815]&gt;[.J81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5"/>
          <table:table-cell table:formula="of:=[.G815]+[.H815]*2" office:value-type="string" office:string-value="" calcext:value-type="error">
            <text:p>#NUM!</text:p>
          </table:table-cell>
          <table:table-cell table:formula="of:=[.H815]*2+[.H814]" office:value-type="string" office:string-value="" calcext:value-type="error">
            <text:p>#NUM!</text:p>
          </table:table-cell>
          <table:table-cell table:formula="of:=LEN([.G816])" office:value-type="string" office:string-value="" calcext:value-type="error">
            <text:p>#NUM!</text:p>
          </table:table-cell>
          <table:table-cell table:formula="of:=LEN([.H816])" office:value-type="string" office:string-value="" calcext:value-type="error">
            <text:p>#NUM!</text:p>
          </table:table-cell>
          <table:table-cell table:formula="of:=IF([.I816]&gt;[.J81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5"/>
          <table:table-cell table:formula="of:=[.G816]+[.H816]*2" office:value-type="string" office:string-value="" calcext:value-type="error">
            <text:p>#NUM!</text:p>
          </table:table-cell>
          <table:table-cell table:formula="of:=[.H816]*2+[.H815]" office:value-type="string" office:string-value="" calcext:value-type="error">
            <text:p>#NUM!</text:p>
          </table:table-cell>
          <table:table-cell table:formula="of:=LEN([.G817])" office:value-type="string" office:string-value="" calcext:value-type="error">
            <text:p>#NUM!</text:p>
          </table:table-cell>
          <table:table-cell table:formula="of:=LEN([.H817])" office:value-type="string" office:string-value="" calcext:value-type="error">
            <text:p>#NUM!</text:p>
          </table:table-cell>
          <table:table-cell table:formula="of:=IF([.I817]&gt;[.J81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5"/>
          <table:table-cell table:formula="of:=[.G817]+[.H817]*2" office:value-type="string" office:string-value="" calcext:value-type="error">
            <text:p>#NUM!</text:p>
          </table:table-cell>
          <table:table-cell table:formula="of:=[.H817]*2+[.H816]" office:value-type="string" office:string-value="" calcext:value-type="error">
            <text:p>#NUM!</text:p>
          </table:table-cell>
          <table:table-cell table:formula="of:=LEN([.G818])" office:value-type="string" office:string-value="" calcext:value-type="error">
            <text:p>#NUM!</text:p>
          </table:table-cell>
          <table:table-cell table:formula="of:=LEN([.H818])" office:value-type="string" office:string-value="" calcext:value-type="error">
            <text:p>#NUM!</text:p>
          </table:table-cell>
          <table:table-cell table:formula="of:=IF([.I818]&gt;[.J81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5"/>
          <table:table-cell table:formula="of:=[.G818]+[.H818]*2" office:value-type="string" office:string-value="" calcext:value-type="error">
            <text:p>#NUM!</text:p>
          </table:table-cell>
          <table:table-cell table:formula="of:=[.H818]*2+[.H817]" office:value-type="string" office:string-value="" calcext:value-type="error">
            <text:p>#NUM!</text:p>
          </table:table-cell>
          <table:table-cell table:formula="of:=LEN([.G819])" office:value-type="string" office:string-value="" calcext:value-type="error">
            <text:p>#NUM!</text:p>
          </table:table-cell>
          <table:table-cell table:formula="of:=LEN([.H819])" office:value-type="string" office:string-value="" calcext:value-type="error">
            <text:p>#NUM!</text:p>
          </table:table-cell>
          <table:table-cell table:formula="of:=IF([.I819]&gt;[.J81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5"/>
          <table:table-cell table:formula="of:=[.G819]+[.H819]*2" office:value-type="string" office:string-value="" calcext:value-type="error">
            <text:p>#NUM!</text:p>
          </table:table-cell>
          <table:table-cell table:formula="of:=[.H819]*2+[.H818]" office:value-type="string" office:string-value="" calcext:value-type="error">
            <text:p>#NUM!</text:p>
          </table:table-cell>
          <table:table-cell table:formula="of:=LEN([.G820])" office:value-type="string" office:string-value="" calcext:value-type="error">
            <text:p>#NUM!</text:p>
          </table:table-cell>
          <table:table-cell table:formula="of:=LEN([.H820])" office:value-type="string" office:string-value="" calcext:value-type="error">
            <text:p>#NUM!</text:p>
          </table:table-cell>
          <table:table-cell table:formula="of:=IF([.I820]&gt;[.J82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5"/>
          <table:table-cell table:formula="of:=[.G820]+[.H820]*2" office:value-type="string" office:string-value="" calcext:value-type="error">
            <text:p>#NUM!</text:p>
          </table:table-cell>
          <table:table-cell table:formula="of:=[.H820]*2+[.H819]" office:value-type="string" office:string-value="" calcext:value-type="error">
            <text:p>#NUM!</text:p>
          </table:table-cell>
          <table:table-cell table:formula="of:=LEN([.G821])" office:value-type="string" office:string-value="" calcext:value-type="error">
            <text:p>#NUM!</text:p>
          </table:table-cell>
          <table:table-cell table:formula="of:=LEN([.H821])" office:value-type="string" office:string-value="" calcext:value-type="error">
            <text:p>#NUM!</text:p>
          </table:table-cell>
          <table:table-cell table:formula="of:=IF([.I821]&gt;[.J82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5"/>
          <table:table-cell table:formula="of:=[.G821]+[.H821]*2" office:value-type="string" office:string-value="" calcext:value-type="error">
            <text:p>#NUM!</text:p>
          </table:table-cell>
          <table:table-cell table:formula="of:=[.H821]*2+[.H820]" office:value-type="string" office:string-value="" calcext:value-type="error">
            <text:p>#NUM!</text:p>
          </table:table-cell>
          <table:table-cell table:formula="of:=LEN([.G822])" office:value-type="string" office:string-value="" calcext:value-type="error">
            <text:p>#NUM!</text:p>
          </table:table-cell>
          <table:table-cell table:formula="of:=LEN([.H822])" office:value-type="string" office:string-value="" calcext:value-type="error">
            <text:p>#NUM!</text:p>
          </table:table-cell>
          <table:table-cell table:formula="of:=IF([.I822]&gt;[.J82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5"/>
          <table:table-cell table:formula="of:=[.G822]+[.H822]*2" office:value-type="string" office:string-value="" calcext:value-type="error">
            <text:p>#NUM!</text:p>
          </table:table-cell>
          <table:table-cell table:formula="of:=[.H822]*2+[.H821]" office:value-type="string" office:string-value="" calcext:value-type="error">
            <text:p>#NUM!</text:p>
          </table:table-cell>
          <table:table-cell table:formula="of:=LEN([.G823])" office:value-type="string" office:string-value="" calcext:value-type="error">
            <text:p>#NUM!</text:p>
          </table:table-cell>
          <table:table-cell table:formula="of:=LEN([.H823])" office:value-type="string" office:string-value="" calcext:value-type="error">
            <text:p>#NUM!</text:p>
          </table:table-cell>
          <table:table-cell table:formula="of:=IF([.I823]&gt;[.J82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5"/>
          <table:table-cell table:formula="of:=[.G823]+[.H823]*2" office:value-type="string" office:string-value="" calcext:value-type="error">
            <text:p>#NUM!</text:p>
          </table:table-cell>
          <table:table-cell table:formula="of:=[.H823]*2+[.H822]" office:value-type="string" office:string-value="" calcext:value-type="error">
            <text:p>#NUM!</text:p>
          </table:table-cell>
          <table:table-cell table:formula="of:=LEN([.G824])" office:value-type="string" office:string-value="" calcext:value-type="error">
            <text:p>#NUM!</text:p>
          </table:table-cell>
          <table:table-cell table:formula="of:=LEN([.H824])" office:value-type="string" office:string-value="" calcext:value-type="error">
            <text:p>#NUM!</text:p>
          </table:table-cell>
          <table:table-cell table:formula="of:=IF([.I824]&gt;[.J82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5"/>
          <table:table-cell table:formula="of:=[.G824]+[.H824]*2" office:value-type="string" office:string-value="" calcext:value-type="error">
            <text:p>#NUM!</text:p>
          </table:table-cell>
          <table:table-cell table:formula="of:=[.H824]*2+[.H823]" office:value-type="string" office:string-value="" calcext:value-type="error">
            <text:p>#NUM!</text:p>
          </table:table-cell>
          <table:table-cell table:formula="of:=LEN([.G825])" office:value-type="string" office:string-value="" calcext:value-type="error">
            <text:p>#NUM!</text:p>
          </table:table-cell>
          <table:table-cell table:formula="of:=LEN([.H825])" office:value-type="string" office:string-value="" calcext:value-type="error">
            <text:p>#NUM!</text:p>
          </table:table-cell>
          <table:table-cell table:formula="of:=IF([.I825]&gt;[.J82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5"/>
          <table:table-cell table:formula="of:=[.G825]+[.H825]*2" office:value-type="string" office:string-value="" calcext:value-type="error">
            <text:p>#NUM!</text:p>
          </table:table-cell>
          <table:table-cell table:formula="of:=[.H825]*2+[.H824]" office:value-type="string" office:string-value="" calcext:value-type="error">
            <text:p>#NUM!</text:p>
          </table:table-cell>
          <table:table-cell table:formula="of:=LEN([.G826])" office:value-type="string" office:string-value="" calcext:value-type="error">
            <text:p>#NUM!</text:p>
          </table:table-cell>
          <table:table-cell table:formula="of:=LEN([.H826])" office:value-type="string" office:string-value="" calcext:value-type="error">
            <text:p>#NUM!</text:p>
          </table:table-cell>
          <table:table-cell table:formula="of:=IF([.I826]&gt;[.J82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5"/>
          <table:table-cell table:formula="of:=[.G826]+[.H826]*2" office:value-type="string" office:string-value="" calcext:value-type="error">
            <text:p>#NUM!</text:p>
          </table:table-cell>
          <table:table-cell table:formula="of:=[.H826]*2+[.H825]" office:value-type="string" office:string-value="" calcext:value-type="error">
            <text:p>#NUM!</text:p>
          </table:table-cell>
          <table:table-cell table:formula="of:=LEN([.G827])" office:value-type="string" office:string-value="" calcext:value-type="error">
            <text:p>#NUM!</text:p>
          </table:table-cell>
          <table:table-cell table:formula="of:=LEN([.H827])" office:value-type="string" office:string-value="" calcext:value-type="error">
            <text:p>#NUM!</text:p>
          </table:table-cell>
          <table:table-cell table:formula="of:=IF([.I827]&gt;[.J82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5"/>
          <table:table-cell table:formula="of:=[.G827]+[.H827]*2" office:value-type="string" office:string-value="" calcext:value-type="error">
            <text:p>#NUM!</text:p>
          </table:table-cell>
          <table:table-cell table:formula="of:=[.H827]*2+[.H826]" office:value-type="string" office:string-value="" calcext:value-type="error">
            <text:p>#NUM!</text:p>
          </table:table-cell>
          <table:table-cell table:formula="of:=LEN([.G828])" office:value-type="string" office:string-value="" calcext:value-type="error">
            <text:p>#NUM!</text:p>
          </table:table-cell>
          <table:table-cell table:formula="of:=LEN([.H828])" office:value-type="string" office:string-value="" calcext:value-type="error">
            <text:p>#NUM!</text:p>
          </table:table-cell>
          <table:table-cell table:formula="of:=IF([.I828]&gt;[.J82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5"/>
          <table:table-cell table:formula="of:=[.G828]+[.H828]*2" office:value-type="string" office:string-value="" calcext:value-type="error">
            <text:p>#NUM!</text:p>
          </table:table-cell>
          <table:table-cell table:formula="of:=[.H828]*2+[.H827]" office:value-type="string" office:string-value="" calcext:value-type="error">
            <text:p>#NUM!</text:p>
          </table:table-cell>
          <table:table-cell table:formula="of:=LEN([.G829])" office:value-type="string" office:string-value="" calcext:value-type="error">
            <text:p>#NUM!</text:p>
          </table:table-cell>
          <table:table-cell table:formula="of:=LEN([.H829])" office:value-type="string" office:string-value="" calcext:value-type="error">
            <text:p>#NUM!</text:p>
          </table:table-cell>
          <table:table-cell table:formula="of:=IF([.I829]&gt;[.J82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5"/>
          <table:table-cell table:formula="of:=[.G829]+[.H829]*2" office:value-type="string" office:string-value="" calcext:value-type="error">
            <text:p>#NUM!</text:p>
          </table:table-cell>
          <table:table-cell table:formula="of:=[.H829]*2+[.H828]" office:value-type="string" office:string-value="" calcext:value-type="error">
            <text:p>#NUM!</text:p>
          </table:table-cell>
          <table:table-cell table:formula="of:=LEN([.G830])" office:value-type="string" office:string-value="" calcext:value-type="error">
            <text:p>#NUM!</text:p>
          </table:table-cell>
          <table:table-cell table:formula="of:=LEN([.H830])" office:value-type="string" office:string-value="" calcext:value-type="error">
            <text:p>#NUM!</text:p>
          </table:table-cell>
          <table:table-cell table:formula="of:=IF([.I830]&gt;[.J83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5"/>
          <table:table-cell table:formula="of:=[.G830]+[.H830]*2" office:value-type="string" office:string-value="" calcext:value-type="error">
            <text:p>#NUM!</text:p>
          </table:table-cell>
          <table:table-cell table:formula="of:=[.H830]*2+[.H829]" office:value-type="string" office:string-value="" calcext:value-type="error">
            <text:p>#NUM!</text:p>
          </table:table-cell>
          <table:table-cell table:formula="of:=LEN([.G831])" office:value-type="string" office:string-value="" calcext:value-type="error">
            <text:p>#NUM!</text:p>
          </table:table-cell>
          <table:table-cell table:formula="of:=LEN([.H831])" office:value-type="string" office:string-value="" calcext:value-type="error">
            <text:p>#NUM!</text:p>
          </table:table-cell>
          <table:table-cell table:formula="of:=IF([.I831]&gt;[.J83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5"/>
          <table:table-cell table:formula="of:=[.G831]+[.H831]*2" office:value-type="string" office:string-value="" calcext:value-type="error">
            <text:p>#NUM!</text:p>
          </table:table-cell>
          <table:table-cell table:formula="of:=[.H831]*2+[.H830]" office:value-type="string" office:string-value="" calcext:value-type="error">
            <text:p>#NUM!</text:p>
          </table:table-cell>
          <table:table-cell table:formula="of:=LEN([.G832])" office:value-type="string" office:string-value="" calcext:value-type="error">
            <text:p>#NUM!</text:p>
          </table:table-cell>
          <table:table-cell table:formula="of:=LEN([.H832])" office:value-type="string" office:string-value="" calcext:value-type="error">
            <text:p>#NUM!</text:p>
          </table:table-cell>
          <table:table-cell table:formula="of:=IF([.I832]&gt;[.J83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5"/>
          <table:table-cell table:formula="of:=[.G832]+[.H832]*2" office:value-type="string" office:string-value="" calcext:value-type="error">
            <text:p>#NUM!</text:p>
          </table:table-cell>
          <table:table-cell table:formula="of:=[.H832]*2+[.H831]" office:value-type="string" office:string-value="" calcext:value-type="error">
            <text:p>#NUM!</text:p>
          </table:table-cell>
          <table:table-cell table:formula="of:=LEN([.G833])" office:value-type="string" office:string-value="" calcext:value-type="error">
            <text:p>#NUM!</text:p>
          </table:table-cell>
          <table:table-cell table:formula="of:=LEN([.H833])" office:value-type="string" office:string-value="" calcext:value-type="error">
            <text:p>#NUM!</text:p>
          </table:table-cell>
          <table:table-cell table:formula="of:=IF([.I833]&gt;[.J83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5"/>
          <table:table-cell table:formula="of:=[.G833]+[.H833]*2" office:value-type="string" office:string-value="" calcext:value-type="error">
            <text:p>#NUM!</text:p>
          </table:table-cell>
          <table:table-cell table:formula="of:=[.H833]*2+[.H832]" office:value-type="string" office:string-value="" calcext:value-type="error">
            <text:p>#NUM!</text:p>
          </table:table-cell>
          <table:table-cell table:formula="of:=LEN([.G834])" office:value-type="string" office:string-value="" calcext:value-type="error">
            <text:p>#NUM!</text:p>
          </table:table-cell>
          <table:table-cell table:formula="of:=LEN([.H834])" office:value-type="string" office:string-value="" calcext:value-type="error">
            <text:p>#NUM!</text:p>
          </table:table-cell>
          <table:table-cell table:formula="of:=IF([.I834]&gt;[.J83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5"/>
          <table:table-cell table:formula="of:=[.G834]+[.H834]*2" office:value-type="string" office:string-value="" calcext:value-type="error">
            <text:p>#NUM!</text:p>
          </table:table-cell>
          <table:table-cell table:formula="of:=[.H834]*2+[.H833]" office:value-type="string" office:string-value="" calcext:value-type="error">
            <text:p>#NUM!</text:p>
          </table:table-cell>
          <table:table-cell table:formula="of:=LEN([.G835])" office:value-type="string" office:string-value="" calcext:value-type="error">
            <text:p>#NUM!</text:p>
          </table:table-cell>
          <table:table-cell table:formula="of:=LEN([.H835])" office:value-type="string" office:string-value="" calcext:value-type="error">
            <text:p>#NUM!</text:p>
          </table:table-cell>
          <table:table-cell table:formula="of:=IF([.I835]&gt;[.J83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5"/>
          <table:table-cell table:formula="of:=[.G835]+[.H835]*2" office:value-type="string" office:string-value="" calcext:value-type="error">
            <text:p>#NUM!</text:p>
          </table:table-cell>
          <table:table-cell table:formula="of:=[.H835]*2+[.H834]" office:value-type="string" office:string-value="" calcext:value-type="error">
            <text:p>#NUM!</text:p>
          </table:table-cell>
          <table:table-cell table:formula="of:=LEN([.G836])" office:value-type="string" office:string-value="" calcext:value-type="error">
            <text:p>#NUM!</text:p>
          </table:table-cell>
          <table:table-cell table:formula="of:=LEN([.H836])" office:value-type="string" office:string-value="" calcext:value-type="error">
            <text:p>#NUM!</text:p>
          </table:table-cell>
          <table:table-cell table:formula="of:=IF([.I836]&gt;[.J83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5"/>
          <table:table-cell table:formula="of:=[.G836]+[.H836]*2" office:value-type="string" office:string-value="" calcext:value-type="error">
            <text:p>#NUM!</text:p>
          </table:table-cell>
          <table:table-cell table:formula="of:=[.H836]*2+[.H835]" office:value-type="string" office:string-value="" calcext:value-type="error">
            <text:p>#NUM!</text:p>
          </table:table-cell>
          <table:table-cell table:formula="of:=LEN([.G837])" office:value-type="string" office:string-value="" calcext:value-type="error">
            <text:p>#NUM!</text:p>
          </table:table-cell>
          <table:table-cell table:formula="of:=LEN([.H837])" office:value-type="string" office:string-value="" calcext:value-type="error">
            <text:p>#NUM!</text:p>
          </table:table-cell>
          <table:table-cell table:formula="of:=IF([.I837]&gt;[.J83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5"/>
          <table:table-cell table:formula="of:=[.G837]+[.H837]*2" office:value-type="string" office:string-value="" calcext:value-type="error">
            <text:p>#NUM!</text:p>
          </table:table-cell>
          <table:table-cell table:formula="of:=[.H837]*2+[.H836]" office:value-type="string" office:string-value="" calcext:value-type="error">
            <text:p>#NUM!</text:p>
          </table:table-cell>
          <table:table-cell table:formula="of:=LEN([.G838])" office:value-type="string" office:string-value="" calcext:value-type="error">
            <text:p>#NUM!</text:p>
          </table:table-cell>
          <table:table-cell table:formula="of:=LEN([.H838])" office:value-type="string" office:string-value="" calcext:value-type="error">
            <text:p>#NUM!</text:p>
          </table:table-cell>
          <table:table-cell table:formula="of:=IF([.I838]&gt;[.J83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5"/>
          <table:table-cell table:formula="of:=[.G838]+[.H838]*2" office:value-type="string" office:string-value="" calcext:value-type="error">
            <text:p>#NUM!</text:p>
          </table:table-cell>
          <table:table-cell table:formula="of:=[.H838]*2+[.H837]" office:value-type="string" office:string-value="" calcext:value-type="error">
            <text:p>#NUM!</text:p>
          </table:table-cell>
          <table:table-cell table:formula="of:=LEN([.G839])" office:value-type="string" office:string-value="" calcext:value-type="error">
            <text:p>#NUM!</text:p>
          </table:table-cell>
          <table:table-cell table:formula="of:=LEN([.H839])" office:value-type="string" office:string-value="" calcext:value-type="error">
            <text:p>#NUM!</text:p>
          </table:table-cell>
          <table:table-cell table:formula="of:=IF([.I839]&gt;[.J83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5"/>
          <table:table-cell table:formula="of:=[.G839]+[.H839]*2" office:value-type="string" office:string-value="" calcext:value-type="error">
            <text:p>#NUM!</text:p>
          </table:table-cell>
          <table:table-cell table:formula="of:=[.H839]*2+[.H838]" office:value-type="string" office:string-value="" calcext:value-type="error">
            <text:p>#NUM!</text:p>
          </table:table-cell>
          <table:table-cell table:formula="of:=LEN([.G840])" office:value-type="string" office:string-value="" calcext:value-type="error">
            <text:p>#NUM!</text:p>
          </table:table-cell>
          <table:table-cell table:formula="of:=LEN([.H840])" office:value-type="string" office:string-value="" calcext:value-type="error">
            <text:p>#NUM!</text:p>
          </table:table-cell>
          <table:table-cell table:formula="of:=IF([.I840]&gt;[.J84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5"/>
          <table:table-cell table:formula="of:=[.G840]+[.H840]*2" office:value-type="string" office:string-value="" calcext:value-type="error">
            <text:p>#NUM!</text:p>
          </table:table-cell>
          <table:table-cell table:formula="of:=[.H840]*2+[.H839]" office:value-type="string" office:string-value="" calcext:value-type="error">
            <text:p>#NUM!</text:p>
          </table:table-cell>
          <table:table-cell table:formula="of:=LEN([.G841])" office:value-type="string" office:string-value="" calcext:value-type="error">
            <text:p>#NUM!</text:p>
          </table:table-cell>
          <table:table-cell table:formula="of:=LEN([.H841])" office:value-type="string" office:string-value="" calcext:value-type="error">
            <text:p>#NUM!</text:p>
          </table:table-cell>
          <table:table-cell table:formula="of:=IF([.I841]&gt;[.J84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5"/>
          <table:table-cell table:formula="of:=[.G841]+[.H841]*2" office:value-type="string" office:string-value="" calcext:value-type="error">
            <text:p>#NUM!</text:p>
          </table:table-cell>
          <table:table-cell table:formula="of:=[.H841]*2+[.H840]" office:value-type="string" office:string-value="" calcext:value-type="error">
            <text:p>#NUM!</text:p>
          </table:table-cell>
          <table:table-cell table:formula="of:=LEN([.G842])" office:value-type="string" office:string-value="" calcext:value-type="error">
            <text:p>#NUM!</text:p>
          </table:table-cell>
          <table:table-cell table:formula="of:=LEN([.H842])" office:value-type="string" office:string-value="" calcext:value-type="error">
            <text:p>#NUM!</text:p>
          </table:table-cell>
          <table:table-cell table:formula="of:=IF([.I842]&gt;[.J84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5"/>
          <table:table-cell table:formula="of:=[.G842]+[.H842]*2" office:value-type="string" office:string-value="" calcext:value-type="error">
            <text:p>#NUM!</text:p>
          </table:table-cell>
          <table:table-cell table:formula="of:=[.H842]*2+[.H841]" office:value-type="string" office:string-value="" calcext:value-type="error">
            <text:p>#NUM!</text:p>
          </table:table-cell>
          <table:table-cell table:formula="of:=LEN([.G843])" office:value-type="string" office:string-value="" calcext:value-type="error">
            <text:p>#NUM!</text:p>
          </table:table-cell>
          <table:table-cell table:formula="of:=LEN([.H843])" office:value-type="string" office:string-value="" calcext:value-type="error">
            <text:p>#NUM!</text:p>
          </table:table-cell>
          <table:table-cell table:formula="of:=IF([.I843]&gt;[.J84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5"/>
          <table:table-cell table:formula="of:=[.G843]+[.H843]*2" office:value-type="string" office:string-value="" calcext:value-type="error">
            <text:p>#NUM!</text:p>
          </table:table-cell>
          <table:table-cell table:formula="of:=[.H843]*2+[.H842]" office:value-type="string" office:string-value="" calcext:value-type="error">
            <text:p>#NUM!</text:p>
          </table:table-cell>
          <table:table-cell table:formula="of:=LEN([.G844])" office:value-type="string" office:string-value="" calcext:value-type="error">
            <text:p>#NUM!</text:p>
          </table:table-cell>
          <table:table-cell table:formula="of:=LEN([.H844])" office:value-type="string" office:string-value="" calcext:value-type="error">
            <text:p>#NUM!</text:p>
          </table:table-cell>
          <table:table-cell table:formula="of:=IF([.I844]&gt;[.J84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5"/>
          <table:table-cell table:formula="of:=[.G844]+[.H844]*2" office:value-type="string" office:string-value="" calcext:value-type="error">
            <text:p>#NUM!</text:p>
          </table:table-cell>
          <table:table-cell table:formula="of:=[.H844]*2+[.H843]" office:value-type="string" office:string-value="" calcext:value-type="error">
            <text:p>#NUM!</text:p>
          </table:table-cell>
          <table:table-cell table:formula="of:=LEN([.G845])" office:value-type="string" office:string-value="" calcext:value-type="error">
            <text:p>#NUM!</text:p>
          </table:table-cell>
          <table:table-cell table:formula="of:=LEN([.H845])" office:value-type="string" office:string-value="" calcext:value-type="error">
            <text:p>#NUM!</text:p>
          </table:table-cell>
          <table:table-cell table:formula="of:=IF([.I845]&gt;[.J84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5"/>
          <table:table-cell table:formula="of:=[.G845]+[.H845]*2" office:value-type="string" office:string-value="" calcext:value-type="error">
            <text:p>#NUM!</text:p>
          </table:table-cell>
          <table:table-cell table:formula="of:=[.H845]*2+[.H844]" office:value-type="string" office:string-value="" calcext:value-type="error">
            <text:p>#NUM!</text:p>
          </table:table-cell>
          <table:table-cell table:formula="of:=LEN([.G846])" office:value-type="string" office:string-value="" calcext:value-type="error">
            <text:p>#NUM!</text:p>
          </table:table-cell>
          <table:table-cell table:formula="of:=LEN([.H846])" office:value-type="string" office:string-value="" calcext:value-type="error">
            <text:p>#NUM!</text:p>
          </table:table-cell>
          <table:table-cell table:formula="of:=IF([.I846]&gt;[.J84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5"/>
          <table:table-cell table:formula="of:=[.G846]+[.H846]*2" office:value-type="string" office:string-value="" calcext:value-type="error">
            <text:p>#NUM!</text:p>
          </table:table-cell>
          <table:table-cell table:formula="of:=[.H846]*2+[.H845]" office:value-type="string" office:string-value="" calcext:value-type="error">
            <text:p>#NUM!</text:p>
          </table:table-cell>
          <table:table-cell table:formula="of:=LEN([.G847])" office:value-type="string" office:string-value="" calcext:value-type="error">
            <text:p>#NUM!</text:p>
          </table:table-cell>
          <table:table-cell table:formula="of:=LEN([.H847])" office:value-type="string" office:string-value="" calcext:value-type="error">
            <text:p>#NUM!</text:p>
          </table:table-cell>
          <table:table-cell table:formula="of:=IF([.I847]&gt;[.J84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5"/>
          <table:table-cell table:formula="of:=[.G847]+[.H847]*2" office:value-type="string" office:string-value="" calcext:value-type="error">
            <text:p>#NUM!</text:p>
          </table:table-cell>
          <table:table-cell table:formula="of:=[.H847]*2+[.H846]" office:value-type="string" office:string-value="" calcext:value-type="error">
            <text:p>#NUM!</text:p>
          </table:table-cell>
          <table:table-cell table:formula="of:=LEN([.G848])" office:value-type="string" office:string-value="" calcext:value-type="error">
            <text:p>#NUM!</text:p>
          </table:table-cell>
          <table:table-cell table:formula="of:=LEN([.H848])" office:value-type="string" office:string-value="" calcext:value-type="error">
            <text:p>#NUM!</text:p>
          </table:table-cell>
          <table:table-cell table:formula="of:=IF([.I848]&gt;[.J84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5"/>
          <table:table-cell table:formula="of:=[.G848]+[.H848]*2" office:value-type="string" office:string-value="" calcext:value-type="error">
            <text:p>#NUM!</text:p>
          </table:table-cell>
          <table:table-cell table:formula="of:=[.H848]*2+[.H847]" office:value-type="string" office:string-value="" calcext:value-type="error">
            <text:p>#NUM!</text:p>
          </table:table-cell>
          <table:table-cell table:formula="of:=LEN([.G849])" office:value-type="string" office:string-value="" calcext:value-type="error">
            <text:p>#NUM!</text:p>
          </table:table-cell>
          <table:table-cell table:formula="of:=LEN([.H849])" office:value-type="string" office:string-value="" calcext:value-type="error">
            <text:p>#NUM!</text:p>
          </table:table-cell>
          <table:table-cell table:formula="of:=IF([.I849]&gt;[.J84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5"/>
          <table:table-cell table:formula="of:=[.G849]+[.H849]*2" office:value-type="string" office:string-value="" calcext:value-type="error">
            <text:p>#NUM!</text:p>
          </table:table-cell>
          <table:table-cell table:formula="of:=[.H849]*2+[.H848]" office:value-type="string" office:string-value="" calcext:value-type="error">
            <text:p>#NUM!</text:p>
          </table:table-cell>
          <table:table-cell table:formula="of:=LEN([.G850])" office:value-type="string" office:string-value="" calcext:value-type="error">
            <text:p>#NUM!</text:p>
          </table:table-cell>
          <table:table-cell table:formula="of:=LEN([.H850])" office:value-type="string" office:string-value="" calcext:value-type="error">
            <text:p>#NUM!</text:p>
          </table:table-cell>
          <table:table-cell table:formula="of:=IF([.I850]&gt;[.J85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5"/>
          <table:table-cell table:formula="of:=[.G850]+[.H850]*2" office:value-type="string" office:string-value="" calcext:value-type="error">
            <text:p>#NUM!</text:p>
          </table:table-cell>
          <table:table-cell table:formula="of:=[.H850]*2+[.H849]" office:value-type="string" office:string-value="" calcext:value-type="error">
            <text:p>#NUM!</text:p>
          </table:table-cell>
          <table:table-cell table:formula="of:=LEN([.G851])" office:value-type="string" office:string-value="" calcext:value-type="error">
            <text:p>#NUM!</text:p>
          </table:table-cell>
          <table:table-cell table:formula="of:=LEN([.H851])" office:value-type="string" office:string-value="" calcext:value-type="error">
            <text:p>#NUM!</text:p>
          </table:table-cell>
          <table:table-cell table:formula="of:=IF([.I851]&gt;[.J85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5"/>
          <table:table-cell table:formula="of:=[.G851]+[.H851]*2" office:value-type="string" office:string-value="" calcext:value-type="error">
            <text:p>#NUM!</text:p>
          </table:table-cell>
          <table:table-cell table:formula="of:=[.H851]*2+[.H850]" office:value-type="string" office:string-value="" calcext:value-type="error">
            <text:p>#NUM!</text:p>
          </table:table-cell>
          <table:table-cell table:formula="of:=LEN([.G852])" office:value-type="string" office:string-value="" calcext:value-type="error">
            <text:p>#NUM!</text:p>
          </table:table-cell>
          <table:table-cell table:formula="of:=LEN([.H852])" office:value-type="string" office:string-value="" calcext:value-type="error">
            <text:p>#NUM!</text:p>
          </table:table-cell>
          <table:table-cell table:formula="of:=IF([.I852]&gt;[.J85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5"/>
          <table:table-cell table:formula="of:=[.G852]+[.H852]*2" office:value-type="string" office:string-value="" calcext:value-type="error">
            <text:p>#NUM!</text:p>
          </table:table-cell>
          <table:table-cell table:formula="of:=[.H852]*2+[.H851]" office:value-type="string" office:string-value="" calcext:value-type="error">
            <text:p>#NUM!</text:p>
          </table:table-cell>
          <table:table-cell table:formula="of:=LEN([.G853])" office:value-type="string" office:string-value="" calcext:value-type="error">
            <text:p>#NUM!</text:p>
          </table:table-cell>
          <table:table-cell table:formula="of:=LEN([.H853])" office:value-type="string" office:string-value="" calcext:value-type="error">
            <text:p>#NUM!</text:p>
          </table:table-cell>
          <table:table-cell table:formula="of:=IF([.I853]&gt;[.J85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5"/>
          <table:table-cell table:formula="of:=[.G853]+[.H853]*2" office:value-type="string" office:string-value="" calcext:value-type="error">
            <text:p>#NUM!</text:p>
          </table:table-cell>
          <table:table-cell table:formula="of:=[.H853]*2+[.H852]" office:value-type="string" office:string-value="" calcext:value-type="error">
            <text:p>#NUM!</text:p>
          </table:table-cell>
          <table:table-cell table:formula="of:=LEN([.G854])" office:value-type="string" office:string-value="" calcext:value-type="error">
            <text:p>#NUM!</text:p>
          </table:table-cell>
          <table:table-cell table:formula="of:=LEN([.H854])" office:value-type="string" office:string-value="" calcext:value-type="error">
            <text:p>#NUM!</text:p>
          </table:table-cell>
          <table:table-cell table:formula="of:=IF([.I854]&gt;[.J85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5"/>
          <table:table-cell table:formula="of:=[.G854]+[.H854]*2" office:value-type="string" office:string-value="" calcext:value-type="error">
            <text:p>#NUM!</text:p>
          </table:table-cell>
          <table:table-cell table:formula="of:=[.H854]*2+[.H853]" office:value-type="string" office:string-value="" calcext:value-type="error">
            <text:p>#NUM!</text:p>
          </table:table-cell>
          <table:table-cell table:formula="of:=LEN([.G855])" office:value-type="string" office:string-value="" calcext:value-type="error">
            <text:p>#NUM!</text:p>
          </table:table-cell>
          <table:table-cell table:formula="of:=LEN([.H855])" office:value-type="string" office:string-value="" calcext:value-type="error">
            <text:p>#NUM!</text:p>
          </table:table-cell>
          <table:table-cell table:formula="of:=IF([.I855]&gt;[.J85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5"/>
          <table:table-cell table:formula="of:=[.G855]+[.H855]*2" office:value-type="string" office:string-value="" calcext:value-type="error">
            <text:p>#NUM!</text:p>
          </table:table-cell>
          <table:table-cell table:formula="of:=[.H855]*2+[.H854]" office:value-type="string" office:string-value="" calcext:value-type="error">
            <text:p>#NUM!</text:p>
          </table:table-cell>
          <table:table-cell table:formula="of:=LEN([.G856])" office:value-type="string" office:string-value="" calcext:value-type="error">
            <text:p>#NUM!</text:p>
          </table:table-cell>
          <table:table-cell table:formula="of:=LEN([.H856])" office:value-type="string" office:string-value="" calcext:value-type="error">
            <text:p>#NUM!</text:p>
          </table:table-cell>
          <table:table-cell table:formula="of:=IF([.I856]&gt;[.J85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5"/>
          <table:table-cell table:formula="of:=[.G856]+[.H856]*2" office:value-type="string" office:string-value="" calcext:value-type="error">
            <text:p>#NUM!</text:p>
          </table:table-cell>
          <table:table-cell table:formula="of:=[.H856]*2+[.H855]" office:value-type="string" office:string-value="" calcext:value-type="error">
            <text:p>#NUM!</text:p>
          </table:table-cell>
          <table:table-cell table:formula="of:=LEN([.G857])" office:value-type="string" office:string-value="" calcext:value-type="error">
            <text:p>#NUM!</text:p>
          </table:table-cell>
          <table:table-cell table:formula="of:=LEN([.H857])" office:value-type="string" office:string-value="" calcext:value-type="error">
            <text:p>#NUM!</text:p>
          </table:table-cell>
          <table:table-cell table:formula="of:=IF([.I857]&gt;[.J85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5"/>
          <table:table-cell table:formula="of:=[.G857]+[.H857]*2" office:value-type="string" office:string-value="" calcext:value-type="error">
            <text:p>#NUM!</text:p>
          </table:table-cell>
          <table:table-cell table:formula="of:=[.H857]*2+[.H856]" office:value-type="string" office:string-value="" calcext:value-type="error">
            <text:p>#NUM!</text:p>
          </table:table-cell>
          <table:table-cell table:formula="of:=LEN([.G858])" office:value-type="string" office:string-value="" calcext:value-type="error">
            <text:p>#NUM!</text:p>
          </table:table-cell>
          <table:table-cell table:formula="of:=LEN([.H858])" office:value-type="string" office:string-value="" calcext:value-type="error">
            <text:p>#NUM!</text:p>
          </table:table-cell>
          <table:table-cell table:formula="of:=IF([.I858]&gt;[.J85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5"/>
          <table:table-cell table:formula="of:=[.G858]+[.H858]*2" office:value-type="string" office:string-value="" calcext:value-type="error">
            <text:p>#NUM!</text:p>
          </table:table-cell>
          <table:table-cell table:formula="of:=[.H858]*2+[.H857]" office:value-type="string" office:string-value="" calcext:value-type="error">
            <text:p>#NUM!</text:p>
          </table:table-cell>
          <table:table-cell table:formula="of:=LEN([.G859])" office:value-type="string" office:string-value="" calcext:value-type="error">
            <text:p>#NUM!</text:p>
          </table:table-cell>
          <table:table-cell table:formula="of:=LEN([.H859])" office:value-type="string" office:string-value="" calcext:value-type="error">
            <text:p>#NUM!</text:p>
          </table:table-cell>
          <table:table-cell table:formula="of:=IF([.I859]&gt;[.J85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5"/>
          <table:table-cell table:formula="of:=[.G859]+[.H859]*2" office:value-type="string" office:string-value="" calcext:value-type="error">
            <text:p>#NUM!</text:p>
          </table:table-cell>
          <table:table-cell table:formula="of:=[.H859]*2+[.H858]" office:value-type="string" office:string-value="" calcext:value-type="error">
            <text:p>#NUM!</text:p>
          </table:table-cell>
          <table:table-cell table:formula="of:=LEN([.G860])" office:value-type="string" office:string-value="" calcext:value-type="error">
            <text:p>#NUM!</text:p>
          </table:table-cell>
          <table:table-cell table:formula="of:=LEN([.H860])" office:value-type="string" office:string-value="" calcext:value-type="error">
            <text:p>#NUM!</text:p>
          </table:table-cell>
          <table:table-cell table:formula="of:=IF([.I860]&gt;[.J86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5"/>
          <table:table-cell table:formula="of:=[.G860]+[.H860]*2" office:value-type="string" office:string-value="" calcext:value-type="error">
            <text:p>#NUM!</text:p>
          </table:table-cell>
          <table:table-cell table:formula="of:=[.H860]*2+[.H859]" office:value-type="string" office:string-value="" calcext:value-type="error">
            <text:p>#NUM!</text:p>
          </table:table-cell>
          <table:table-cell table:formula="of:=LEN([.G861])" office:value-type="string" office:string-value="" calcext:value-type="error">
            <text:p>#NUM!</text:p>
          </table:table-cell>
          <table:table-cell table:formula="of:=LEN([.H861])" office:value-type="string" office:string-value="" calcext:value-type="error">
            <text:p>#NUM!</text:p>
          </table:table-cell>
          <table:table-cell table:formula="of:=IF([.I861]&gt;[.J86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5"/>
          <table:table-cell table:formula="of:=[.G861]+[.H861]*2" office:value-type="string" office:string-value="" calcext:value-type="error">
            <text:p>#NUM!</text:p>
          </table:table-cell>
          <table:table-cell table:formula="of:=[.H861]*2+[.H860]" office:value-type="string" office:string-value="" calcext:value-type="error">
            <text:p>#NUM!</text:p>
          </table:table-cell>
          <table:table-cell table:formula="of:=LEN([.G862])" office:value-type="string" office:string-value="" calcext:value-type="error">
            <text:p>#NUM!</text:p>
          </table:table-cell>
          <table:table-cell table:formula="of:=LEN([.H862])" office:value-type="string" office:string-value="" calcext:value-type="error">
            <text:p>#NUM!</text:p>
          </table:table-cell>
          <table:table-cell table:formula="of:=IF([.I862]&gt;[.J86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5"/>
          <table:table-cell table:formula="of:=[.G862]+[.H862]*2" office:value-type="string" office:string-value="" calcext:value-type="error">
            <text:p>#NUM!</text:p>
          </table:table-cell>
          <table:table-cell table:formula="of:=[.H862]*2+[.H861]" office:value-type="string" office:string-value="" calcext:value-type="error">
            <text:p>#NUM!</text:p>
          </table:table-cell>
          <table:table-cell table:formula="of:=LEN([.G863])" office:value-type="string" office:string-value="" calcext:value-type="error">
            <text:p>#NUM!</text:p>
          </table:table-cell>
          <table:table-cell table:formula="of:=LEN([.H863])" office:value-type="string" office:string-value="" calcext:value-type="error">
            <text:p>#NUM!</text:p>
          </table:table-cell>
          <table:table-cell table:formula="of:=IF([.I863]&gt;[.J86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5"/>
          <table:table-cell table:formula="of:=[.G863]+[.H863]*2" office:value-type="string" office:string-value="" calcext:value-type="error">
            <text:p>#NUM!</text:p>
          </table:table-cell>
          <table:table-cell table:formula="of:=[.H863]*2+[.H862]" office:value-type="string" office:string-value="" calcext:value-type="error">
            <text:p>#NUM!</text:p>
          </table:table-cell>
          <table:table-cell table:formula="of:=LEN([.G864])" office:value-type="string" office:string-value="" calcext:value-type="error">
            <text:p>#NUM!</text:p>
          </table:table-cell>
          <table:table-cell table:formula="of:=LEN([.H864])" office:value-type="string" office:string-value="" calcext:value-type="error">
            <text:p>#NUM!</text:p>
          </table:table-cell>
          <table:table-cell table:formula="of:=IF([.I864]&gt;[.J86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5"/>
          <table:table-cell table:formula="of:=[.G864]+[.H864]*2" office:value-type="string" office:string-value="" calcext:value-type="error">
            <text:p>#NUM!</text:p>
          </table:table-cell>
          <table:table-cell table:formula="of:=[.H864]*2+[.H863]" office:value-type="string" office:string-value="" calcext:value-type="error">
            <text:p>#NUM!</text:p>
          </table:table-cell>
          <table:table-cell table:formula="of:=LEN([.G865])" office:value-type="string" office:string-value="" calcext:value-type="error">
            <text:p>#NUM!</text:p>
          </table:table-cell>
          <table:table-cell table:formula="of:=LEN([.H865])" office:value-type="string" office:string-value="" calcext:value-type="error">
            <text:p>#NUM!</text:p>
          </table:table-cell>
          <table:table-cell table:formula="of:=IF([.I865]&gt;[.J86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5"/>
          <table:table-cell table:formula="of:=[.G865]+[.H865]*2" office:value-type="string" office:string-value="" calcext:value-type="error">
            <text:p>#NUM!</text:p>
          </table:table-cell>
          <table:table-cell table:formula="of:=[.H865]*2+[.H864]" office:value-type="string" office:string-value="" calcext:value-type="error">
            <text:p>#NUM!</text:p>
          </table:table-cell>
          <table:table-cell table:formula="of:=LEN([.G866])" office:value-type="string" office:string-value="" calcext:value-type="error">
            <text:p>#NUM!</text:p>
          </table:table-cell>
          <table:table-cell table:formula="of:=LEN([.H866])" office:value-type="string" office:string-value="" calcext:value-type="error">
            <text:p>#NUM!</text:p>
          </table:table-cell>
          <table:table-cell table:formula="of:=IF([.I866]&gt;[.J86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5"/>
          <table:table-cell table:formula="of:=[.G866]+[.H866]*2" office:value-type="string" office:string-value="" calcext:value-type="error">
            <text:p>#NUM!</text:p>
          </table:table-cell>
          <table:table-cell table:formula="of:=[.H866]*2+[.H865]" office:value-type="string" office:string-value="" calcext:value-type="error">
            <text:p>#NUM!</text:p>
          </table:table-cell>
          <table:table-cell table:formula="of:=LEN([.G867])" office:value-type="string" office:string-value="" calcext:value-type="error">
            <text:p>#NUM!</text:p>
          </table:table-cell>
          <table:table-cell table:formula="of:=LEN([.H867])" office:value-type="string" office:string-value="" calcext:value-type="error">
            <text:p>#NUM!</text:p>
          </table:table-cell>
          <table:table-cell table:formula="of:=IF([.I867]&gt;[.J86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5"/>
          <table:table-cell table:formula="of:=[.G867]+[.H867]*2" office:value-type="string" office:string-value="" calcext:value-type="error">
            <text:p>#NUM!</text:p>
          </table:table-cell>
          <table:table-cell table:formula="of:=[.H867]*2+[.H866]" office:value-type="string" office:string-value="" calcext:value-type="error">
            <text:p>#NUM!</text:p>
          </table:table-cell>
          <table:table-cell table:formula="of:=LEN([.G868])" office:value-type="string" office:string-value="" calcext:value-type="error">
            <text:p>#NUM!</text:p>
          </table:table-cell>
          <table:table-cell table:formula="of:=LEN([.H868])" office:value-type="string" office:string-value="" calcext:value-type="error">
            <text:p>#NUM!</text:p>
          </table:table-cell>
          <table:table-cell table:formula="of:=IF([.I868]&gt;[.J86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5"/>
          <table:table-cell table:formula="of:=[.G868]+[.H868]*2" office:value-type="string" office:string-value="" calcext:value-type="error">
            <text:p>#NUM!</text:p>
          </table:table-cell>
          <table:table-cell table:formula="of:=[.H868]*2+[.H867]" office:value-type="string" office:string-value="" calcext:value-type="error">
            <text:p>#NUM!</text:p>
          </table:table-cell>
          <table:table-cell table:formula="of:=LEN([.G869])" office:value-type="string" office:string-value="" calcext:value-type="error">
            <text:p>#NUM!</text:p>
          </table:table-cell>
          <table:table-cell table:formula="of:=LEN([.H869])" office:value-type="string" office:string-value="" calcext:value-type="error">
            <text:p>#NUM!</text:p>
          </table:table-cell>
          <table:table-cell table:formula="of:=IF([.I869]&gt;[.J86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5"/>
          <table:table-cell table:formula="of:=[.G869]+[.H869]*2" office:value-type="string" office:string-value="" calcext:value-type="error">
            <text:p>#NUM!</text:p>
          </table:table-cell>
          <table:table-cell table:formula="of:=[.H869]*2+[.H868]" office:value-type="string" office:string-value="" calcext:value-type="error">
            <text:p>#NUM!</text:p>
          </table:table-cell>
          <table:table-cell table:formula="of:=LEN([.G870])" office:value-type="string" office:string-value="" calcext:value-type="error">
            <text:p>#NUM!</text:p>
          </table:table-cell>
          <table:table-cell table:formula="of:=LEN([.H870])" office:value-type="string" office:string-value="" calcext:value-type="error">
            <text:p>#NUM!</text:p>
          </table:table-cell>
          <table:table-cell table:formula="of:=IF([.I870]&gt;[.J87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5"/>
          <table:table-cell table:formula="of:=[.G870]+[.H870]*2" office:value-type="string" office:string-value="" calcext:value-type="error">
            <text:p>#NUM!</text:p>
          </table:table-cell>
          <table:table-cell table:formula="of:=[.H870]*2+[.H869]" office:value-type="string" office:string-value="" calcext:value-type="error">
            <text:p>#NUM!</text:p>
          </table:table-cell>
          <table:table-cell table:formula="of:=LEN([.G871])" office:value-type="string" office:string-value="" calcext:value-type="error">
            <text:p>#NUM!</text:p>
          </table:table-cell>
          <table:table-cell table:formula="of:=LEN([.H871])" office:value-type="string" office:string-value="" calcext:value-type="error">
            <text:p>#NUM!</text:p>
          </table:table-cell>
          <table:table-cell table:formula="of:=IF([.I871]&gt;[.J87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5"/>
          <table:table-cell table:formula="of:=[.G871]+[.H871]*2" office:value-type="string" office:string-value="" calcext:value-type="error">
            <text:p>#NUM!</text:p>
          </table:table-cell>
          <table:table-cell table:formula="of:=[.H871]*2+[.H870]" office:value-type="string" office:string-value="" calcext:value-type="error">
            <text:p>#NUM!</text:p>
          </table:table-cell>
          <table:table-cell table:formula="of:=LEN([.G872])" office:value-type="string" office:string-value="" calcext:value-type="error">
            <text:p>#NUM!</text:p>
          </table:table-cell>
          <table:table-cell table:formula="of:=LEN([.H872])" office:value-type="string" office:string-value="" calcext:value-type="error">
            <text:p>#NUM!</text:p>
          </table:table-cell>
          <table:table-cell table:formula="of:=IF([.I872]&gt;[.J87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5"/>
          <table:table-cell table:formula="of:=[.G872]+[.H872]*2" office:value-type="string" office:string-value="" calcext:value-type="error">
            <text:p>#NUM!</text:p>
          </table:table-cell>
          <table:table-cell table:formula="of:=[.H872]*2+[.H871]" office:value-type="string" office:string-value="" calcext:value-type="error">
            <text:p>#NUM!</text:p>
          </table:table-cell>
          <table:table-cell table:formula="of:=LEN([.G873])" office:value-type="string" office:string-value="" calcext:value-type="error">
            <text:p>#NUM!</text:p>
          </table:table-cell>
          <table:table-cell table:formula="of:=LEN([.H873])" office:value-type="string" office:string-value="" calcext:value-type="error">
            <text:p>#NUM!</text:p>
          </table:table-cell>
          <table:table-cell table:formula="of:=IF([.I873]&gt;[.J87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5"/>
          <table:table-cell table:formula="of:=[.G873]+[.H873]*2" office:value-type="string" office:string-value="" calcext:value-type="error">
            <text:p>#NUM!</text:p>
          </table:table-cell>
          <table:table-cell table:formula="of:=[.H873]*2+[.H872]" office:value-type="string" office:string-value="" calcext:value-type="error">
            <text:p>#NUM!</text:p>
          </table:table-cell>
          <table:table-cell table:formula="of:=LEN([.G874])" office:value-type="string" office:string-value="" calcext:value-type="error">
            <text:p>#NUM!</text:p>
          </table:table-cell>
          <table:table-cell table:formula="of:=LEN([.H874])" office:value-type="string" office:string-value="" calcext:value-type="error">
            <text:p>#NUM!</text:p>
          </table:table-cell>
          <table:table-cell table:formula="of:=IF([.I874]&gt;[.J87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5"/>
          <table:table-cell table:formula="of:=[.G874]+[.H874]*2" office:value-type="string" office:string-value="" calcext:value-type="error">
            <text:p>#NUM!</text:p>
          </table:table-cell>
          <table:table-cell table:formula="of:=[.H874]*2+[.H873]" office:value-type="string" office:string-value="" calcext:value-type="error">
            <text:p>#NUM!</text:p>
          </table:table-cell>
          <table:table-cell table:formula="of:=LEN([.G875])" office:value-type="string" office:string-value="" calcext:value-type="error">
            <text:p>#NUM!</text:p>
          </table:table-cell>
          <table:table-cell table:formula="of:=LEN([.H875])" office:value-type="string" office:string-value="" calcext:value-type="error">
            <text:p>#NUM!</text:p>
          </table:table-cell>
          <table:table-cell table:formula="of:=IF([.I875]&gt;[.J87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5"/>
          <table:table-cell table:formula="of:=[.G875]+[.H875]*2" office:value-type="string" office:string-value="" calcext:value-type="error">
            <text:p>#NUM!</text:p>
          </table:table-cell>
          <table:table-cell table:formula="of:=[.H875]*2+[.H874]" office:value-type="string" office:string-value="" calcext:value-type="error">
            <text:p>#NUM!</text:p>
          </table:table-cell>
          <table:table-cell table:formula="of:=LEN([.G876])" office:value-type="string" office:string-value="" calcext:value-type="error">
            <text:p>#NUM!</text:p>
          </table:table-cell>
          <table:table-cell table:formula="of:=LEN([.H876])" office:value-type="string" office:string-value="" calcext:value-type="error">
            <text:p>#NUM!</text:p>
          </table:table-cell>
          <table:table-cell table:formula="of:=IF([.I876]&gt;[.J87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5"/>
          <table:table-cell table:formula="of:=[.G876]+[.H876]*2" office:value-type="string" office:string-value="" calcext:value-type="error">
            <text:p>#NUM!</text:p>
          </table:table-cell>
          <table:table-cell table:formula="of:=[.H876]*2+[.H875]" office:value-type="string" office:string-value="" calcext:value-type="error">
            <text:p>#NUM!</text:p>
          </table:table-cell>
          <table:table-cell table:formula="of:=LEN([.G877])" office:value-type="string" office:string-value="" calcext:value-type="error">
            <text:p>#NUM!</text:p>
          </table:table-cell>
          <table:table-cell table:formula="of:=LEN([.H877])" office:value-type="string" office:string-value="" calcext:value-type="error">
            <text:p>#NUM!</text:p>
          </table:table-cell>
          <table:table-cell table:formula="of:=IF([.I877]&gt;[.J87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5"/>
          <table:table-cell table:formula="of:=[.G877]+[.H877]*2" office:value-type="string" office:string-value="" calcext:value-type="error">
            <text:p>#NUM!</text:p>
          </table:table-cell>
          <table:table-cell table:formula="of:=[.H877]*2+[.H876]" office:value-type="string" office:string-value="" calcext:value-type="error">
            <text:p>#NUM!</text:p>
          </table:table-cell>
          <table:table-cell table:formula="of:=LEN([.G878])" office:value-type="string" office:string-value="" calcext:value-type="error">
            <text:p>#NUM!</text:p>
          </table:table-cell>
          <table:table-cell table:formula="of:=LEN([.H878])" office:value-type="string" office:string-value="" calcext:value-type="error">
            <text:p>#NUM!</text:p>
          </table:table-cell>
          <table:table-cell table:formula="of:=IF([.I878]&gt;[.J87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5"/>
          <table:table-cell table:formula="of:=[.G878]+[.H878]*2" office:value-type="string" office:string-value="" calcext:value-type="error">
            <text:p>#NUM!</text:p>
          </table:table-cell>
          <table:table-cell table:formula="of:=[.H878]*2+[.H877]" office:value-type="string" office:string-value="" calcext:value-type="error">
            <text:p>#NUM!</text:p>
          </table:table-cell>
          <table:table-cell table:formula="of:=LEN([.G879])" office:value-type="string" office:string-value="" calcext:value-type="error">
            <text:p>#NUM!</text:p>
          </table:table-cell>
          <table:table-cell table:formula="of:=LEN([.H879])" office:value-type="string" office:string-value="" calcext:value-type="error">
            <text:p>#NUM!</text:p>
          </table:table-cell>
          <table:table-cell table:formula="of:=IF([.I879]&gt;[.J87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5"/>
          <table:table-cell table:formula="of:=[.G879]+[.H879]*2" office:value-type="string" office:string-value="" calcext:value-type="error">
            <text:p>#NUM!</text:p>
          </table:table-cell>
          <table:table-cell table:formula="of:=[.H879]*2+[.H878]" office:value-type="string" office:string-value="" calcext:value-type="error">
            <text:p>#NUM!</text:p>
          </table:table-cell>
          <table:table-cell table:formula="of:=LEN([.G880])" office:value-type="string" office:string-value="" calcext:value-type="error">
            <text:p>#NUM!</text:p>
          </table:table-cell>
          <table:table-cell table:formula="of:=LEN([.H880])" office:value-type="string" office:string-value="" calcext:value-type="error">
            <text:p>#NUM!</text:p>
          </table:table-cell>
          <table:table-cell table:formula="of:=IF([.I880]&gt;[.J88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5"/>
          <table:table-cell table:formula="of:=[.G880]+[.H880]*2" office:value-type="string" office:string-value="" calcext:value-type="error">
            <text:p>#NUM!</text:p>
          </table:table-cell>
          <table:table-cell table:formula="of:=[.H880]*2+[.H879]" office:value-type="string" office:string-value="" calcext:value-type="error">
            <text:p>#NUM!</text:p>
          </table:table-cell>
          <table:table-cell table:formula="of:=LEN([.G881])" office:value-type="string" office:string-value="" calcext:value-type="error">
            <text:p>#NUM!</text:p>
          </table:table-cell>
          <table:table-cell table:formula="of:=LEN([.H881])" office:value-type="string" office:string-value="" calcext:value-type="error">
            <text:p>#NUM!</text:p>
          </table:table-cell>
          <table:table-cell table:formula="of:=IF([.I881]&gt;[.J88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5"/>
          <table:table-cell table:formula="of:=[.G881]+[.H881]*2" office:value-type="string" office:string-value="" calcext:value-type="error">
            <text:p>#NUM!</text:p>
          </table:table-cell>
          <table:table-cell table:formula="of:=[.H881]*2+[.H880]" office:value-type="string" office:string-value="" calcext:value-type="error">
            <text:p>#NUM!</text:p>
          </table:table-cell>
          <table:table-cell table:formula="of:=LEN([.G882])" office:value-type="string" office:string-value="" calcext:value-type="error">
            <text:p>#NUM!</text:p>
          </table:table-cell>
          <table:table-cell table:formula="of:=LEN([.H882])" office:value-type="string" office:string-value="" calcext:value-type="error">
            <text:p>#NUM!</text:p>
          </table:table-cell>
          <table:table-cell table:formula="of:=IF([.I882]&gt;[.J88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5"/>
          <table:table-cell table:formula="of:=[.G882]+[.H882]*2" office:value-type="string" office:string-value="" calcext:value-type="error">
            <text:p>#NUM!</text:p>
          </table:table-cell>
          <table:table-cell table:formula="of:=[.H882]*2+[.H881]" office:value-type="string" office:string-value="" calcext:value-type="error">
            <text:p>#NUM!</text:p>
          </table:table-cell>
          <table:table-cell table:formula="of:=LEN([.G883])" office:value-type="string" office:string-value="" calcext:value-type="error">
            <text:p>#NUM!</text:p>
          </table:table-cell>
          <table:table-cell table:formula="of:=LEN([.H883])" office:value-type="string" office:string-value="" calcext:value-type="error">
            <text:p>#NUM!</text:p>
          </table:table-cell>
          <table:table-cell table:formula="of:=IF([.I883]&gt;[.J88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5"/>
          <table:table-cell table:formula="of:=[.G883]+[.H883]*2" office:value-type="string" office:string-value="" calcext:value-type="error">
            <text:p>#NUM!</text:p>
          </table:table-cell>
          <table:table-cell table:formula="of:=[.H883]*2+[.H882]" office:value-type="string" office:string-value="" calcext:value-type="error">
            <text:p>#NUM!</text:p>
          </table:table-cell>
          <table:table-cell table:formula="of:=LEN([.G884])" office:value-type="string" office:string-value="" calcext:value-type="error">
            <text:p>#NUM!</text:p>
          </table:table-cell>
          <table:table-cell table:formula="of:=LEN([.H884])" office:value-type="string" office:string-value="" calcext:value-type="error">
            <text:p>#NUM!</text:p>
          </table:table-cell>
          <table:table-cell table:formula="of:=IF([.I884]&gt;[.J88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5"/>
          <table:table-cell table:formula="of:=[.G884]+[.H884]*2" office:value-type="string" office:string-value="" calcext:value-type="error">
            <text:p>#NUM!</text:p>
          </table:table-cell>
          <table:table-cell table:formula="of:=[.H884]*2+[.H883]" office:value-type="string" office:string-value="" calcext:value-type="error">
            <text:p>#NUM!</text:p>
          </table:table-cell>
          <table:table-cell table:formula="of:=LEN([.G885])" office:value-type="string" office:string-value="" calcext:value-type="error">
            <text:p>#NUM!</text:p>
          </table:table-cell>
          <table:table-cell table:formula="of:=LEN([.H885])" office:value-type="string" office:string-value="" calcext:value-type="error">
            <text:p>#NUM!</text:p>
          </table:table-cell>
          <table:table-cell table:formula="of:=IF([.I885]&gt;[.J88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5"/>
          <table:table-cell table:formula="of:=[.G885]+[.H885]*2" office:value-type="string" office:string-value="" calcext:value-type="error">
            <text:p>#NUM!</text:p>
          </table:table-cell>
          <table:table-cell table:formula="of:=[.H885]*2+[.H884]" office:value-type="string" office:string-value="" calcext:value-type="error">
            <text:p>#NUM!</text:p>
          </table:table-cell>
          <table:table-cell table:formula="of:=LEN([.G886])" office:value-type="string" office:string-value="" calcext:value-type="error">
            <text:p>#NUM!</text:p>
          </table:table-cell>
          <table:table-cell table:formula="of:=LEN([.H886])" office:value-type="string" office:string-value="" calcext:value-type="error">
            <text:p>#NUM!</text:p>
          </table:table-cell>
          <table:table-cell table:formula="of:=IF([.I886]&gt;[.J88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5"/>
          <table:table-cell table:formula="of:=[.G886]+[.H886]*2" office:value-type="string" office:string-value="" calcext:value-type="error">
            <text:p>#NUM!</text:p>
          </table:table-cell>
          <table:table-cell table:formula="of:=[.H886]*2+[.H885]" office:value-type="string" office:string-value="" calcext:value-type="error">
            <text:p>#NUM!</text:p>
          </table:table-cell>
          <table:table-cell table:formula="of:=LEN([.G887])" office:value-type="string" office:string-value="" calcext:value-type="error">
            <text:p>#NUM!</text:p>
          </table:table-cell>
          <table:table-cell table:formula="of:=LEN([.H887])" office:value-type="string" office:string-value="" calcext:value-type="error">
            <text:p>#NUM!</text:p>
          </table:table-cell>
          <table:table-cell table:formula="of:=IF([.I887]&gt;[.J88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5"/>
          <table:table-cell table:formula="of:=[.G887]+[.H887]*2" office:value-type="string" office:string-value="" calcext:value-type="error">
            <text:p>#NUM!</text:p>
          </table:table-cell>
          <table:table-cell table:formula="of:=[.H887]*2+[.H886]" office:value-type="string" office:string-value="" calcext:value-type="error">
            <text:p>#NUM!</text:p>
          </table:table-cell>
          <table:table-cell table:formula="of:=LEN([.G888])" office:value-type="string" office:string-value="" calcext:value-type="error">
            <text:p>#NUM!</text:p>
          </table:table-cell>
          <table:table-cell table:formula="of:=LEN([.H888])" office:value-type="string" office:string-value="" calcext:value-type="error">
            <text:p>#NUM!</text:p>
          </table:table-cell>
          <table:table-cell table:formula="of:=IF([.I888]&gt;[.J88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5"/>
          <table:table-cell table:formula="of:=[.G888]+[.H888]*2" office:value-type="string" office:string-value="" calcext:value-type="error">
            <text:p>#NUM!</text:p>
          </table:table-cell>
          <table:table-cell table:formula="of:=[.H888]*2+[.H887]" office:value-type="string" office:string-value="" calcext:value-type="error">
            <text:p>#NUM!</text:p>
          </table:table-cell>
          <table:table-cell table:formula="of:=LEN([.G889])" office:value-type="string" office:string-value="" calcext:value-type="error">
            <text:p>#NUM!</text:p>
          </table:table-cell>
          <table:table-cell table:formula="of:=LEN([.H889])" office:value-type="string" office:string-value="" calcext:value-type="error">
            <text:p>#NUM!</text:p>
          </table:table-cell>
          <table:table-cell table:formula="of:=IF([.I889]&gt;[.J88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5"/>
          <table:table-cell table:formula="of:=[.G889]+[.H889]*2" office:value-type="string" office:string-value="" calcext:value-type="error">
            <text:p>#NUM!</text:p>
          </table:table-cell>
          <table:table-cell table:formula="of:=[.H889]*2+[.H888]" office:value-type="string" office:string-value="" calcext:value-type="error">
            <text:p>#NUM!</text:p>
          </table:table-cell>
          <table:table-cell table:formula="of:=LEN([.G890])" office:value-type="string" office:string-value="" calcext:value-type="error">
            <text:p>#NUM!</text:p>
          </table:table-cell>
          <table:table-cell table:formula="of:=LEN([.H890])" office:value-type="string" office:string-value="" calcext:value-type="error">
            <text:p>#NUM!</text:p>
          </table:table-cell>
          <table:table-cell table:formula="of:=IF([.I890]&gt;[.J89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5"/>
          <table:table-cell table:formula="of:=[.G890]+[.H890]*2" office:value-type="string" office:string-value="" calcext:value-type="error">
            <text:p>#NUM!</text:p>
          </table:table-cell>
          <table:table-cell table:formula="of:=[.H890]*2+[.H889]" office:value-type="string" office:string-value="" calcext:value-type="error">
            <text:p>#NUM!</text:p>
          </table:table-cell>
          <table:table-cell table:formula="of:=LEN([.G891])" office:value-type="string" office:string-value="" calcext:value-type="error">
            <text:p>#NUM!</text:p>
          </table:table-cell>
          <table:table-cell table:formula="of:=LEN([.H891])" office:value-type="string" office:string-value="" calcext:value-type="error">
            <text:p>#NUM!</text:p>
          </table:table-cell>
          <table:table-cell table:formula="of:=IF([.I891]&gt;[.J89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5"/>
          <table:table-cell table:formula="of:=[.G891]+[.H891]*2" office:value-type="string" office:string-value="" calcext:value-type="error">
            <text:p>#NUM!</text:p>
          </table:table-cell>
          <table:table-cell table:formula="of:=[.H891]*2+[.H890]" office:value-type="string" office:string-value="" calcext:value-type="error">
            <text:p>#NUM!</text:p>
          </table:table-cell>
          <table:table-cell table:formula="of:=LEN([.G892])" office:value-type="string" office:string-value="" calcext:value-type="error">
            <text:p>#NUM!</text:p>
          </table:table-cell>
          <table:table-cell table:formula="of:=LEN([.H892])" office:value-type="string" office:string-value="" calcext:value-type="error">
            <text:p>#NUM!</text:p>
          </table:table-cell>
          <table:table-cell table:formula="of:=IF([.I892]&gt;[.J89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5"/>
          <table:table-cell table:formula="of:=[.G892]+[.H892]*2" office:value-type="string" office:string-value="" calcext:value-type="error">
            <text:p>#NUM!</text:p>
          </table:table-cell>
          <table:table-cell table:formula="of:=[.H892]*2+[.H891]" office:value-type="string" office:string-value="" calcext:value-type="error">
            <text:p>#NUM!</text:p>
          </table:table-cell>
          <table:table-cell table:formula="of:=LEN([.G893])" office:value-type="string" office:string-value="" calcext:value-type="error">
            <text:p>#NUM!</text:p>
          </table:table-cell>
          <table:table-cell table:formula="of:=LEN([.H893])" office:value-type="string" office:string-value="" calcext:value-type="error">
            <text:p>#NUM!</text:p>
          </table:table-cell>
          <table:table-cell table:formula="of:=IF([.I893]&gt;[.J89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5"/>
          <table:table-cell table:formula="of:=[.G893]+[.H893]*2" office:value-type="string" office:string-value="" calcext:value-type="error">
            <text:p>#NUM!</text:p>
          </table:table-cell>
          <table:table-cell table:formula="of:=[.H893]*2+[.H892]" office:value-type="string" office:string-value="" calcext:value-type="error">
            <text:p>#NUM!</text:p>
          </table:table-cell>
          <table:table-cell table:formula="of:=LEN([.G894])" office:value-type="string" office:string-value="" calcext:value-type="error">
            <text:p>#NUM!</text:p>
          </table:table-cell>
          <table:table-cell table:formula="of:=LEN([.H894])" office:value-type="string" office:string-value="" calcext:value-type="error">
            <text:p>#NUM!</text:p>
          </table:table-cell>
          <table:table-cell table:formula="of:=IF([.I894]&gt;[.J89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5"/>
          <table:table-cell table:formula="of:=[.G894]+[.H894]*2" office:value-type="string" office:string-value="" calcext:value-type="error">
            <text:p>#NUM!</text:p>
          </table:table-cell>
          <table:table-cell table:formula="of:=[.H894]*2+[.H893]" office:value-type="string" office:string-value="" calcext:value-type="error">
            <text:p>#NUM!</text:p>
          </table:table-cell>
          <table:table-cell table:formula="of:=LEN([.G895])" office:value-type="string" office:string-value="" calcext:value-type="error">
            <text:p>#NUM!</text:p>
          </table:table-cell>
          <table:table-cell table:formula="of:=LEN([.H895])" office:value-type="string" office:string-value="" calcext:value-type="error">
            <text:p>#NUM!</text:p>
          </table:table-cell>
          <table:table-cell table:formula="of:=IF([.I895]&gt;[.J89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5"/>
          <table:table-cell table:formula="of:=[.G895]+[.H895]*2" office:value-type="string" office:string-value="" calcext:value-type="error">
            <text:p>#NUM!</text:p>
          </table:table-cell>
          <table:table-cell table:formula="of:=[.H895]*2+[.H894]" office:value-type="string" office:string-value="" calcext:value-type="error">
            <text:p>#NUM!</text:p>
          </table:table-cell>
          <table:table-cell table:formula="of:=LEN([.G896])" office:value-type="string" office:string-value="" calcext:value-type="error">
            <text:p>#NUM!</text:p>
          </table:table-cell>
          <table:table-cell table:formula="of:=LEN([.H896])" office:value-type="string" office:string-value="" calcext:value-type="error">
            <text:p>#NUM!</text:p>
          </table:table-cell>
          <table:table-cell table:formula="of:=IF([.I896]&gt;[.J89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5"/>
          <table:table-cell table:formula="of:=[.G896]+[.H896]*2" office:value-type="string" office:string-value="" calcext:value-type="error">
            <text:p>#NUM!</text:p>
          </table:table-cell>
          <table:table-cell table:formula="of:=[.H896]*2+[.H895]" office:value-type="string" office:string-value="" calcext:value-type="error">
            <text:p>#NUM!</text:p>
          </table:table-cell>
          <table:table-cell table:formula="of:=LEN([.G897])" office:value-type="string" office:string-value="" calcext:value-type="error">
            <text:p>#NUM!</text:p>
          </table:table-cell>
          <table:table-cell table:formula="of:=LEN([.H897])" office:value-type="string" office:string-value="" calcext:value-type="error">
            <text:p>#NUM!</text:p>
          </table:table-cell>
          <table:table-cell table:formula="of:=IF([.I897]&gt;[.J89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5"/>
          <table:table-cell table:formula="of:=[.G897]+[.H897]*2" office:value-type="string" office:string-value="" calcext:value-type="error">
            <text:p>#NUM!</text:p>
          </table:table-cell>
          <table:table-cell table:formula="of:=[.H897]*2+[.H896]" office:value-type="string" office:string-value="" calcext:value-type="error">
            <text:p>#NUM!</text:p>
          </table:table-cell>
          <table:table-cell table:formula="of:=LEN([.G898])" office:value-type="string" office:string-value="" calcext:value-type="error">
            <text:p>#NUM!</text:p>
          </table:table-cell>
          <table:table-cell table:formula="of:=LEN([.H898])" office:value-type="string" office:string-value="" calcext:value-type="error">
            <text:p>#NUM!</text:p>
          </table:table-cell>
          <table:table-cell table:formula="of:=IF([.I898]&gt;[.J89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5"/>
          <table:table-cell table:formula="of:=[.G898]+[.H898]*2" office:value-type="string" office:string-value="" calcext:value-type="error">
            <text:p>#NUM!</text:p>
          </table:table-cell>
          <table:table-cell table:formula="of:=[.H898]*2+[.H897]" office:value-type="string" office:string-value="" calcext:value-type="error">
            <text:p>#NUM!</text:p>
          </table:table-cell>
          <table:table-cell table:formula="of:=LEN([.G899])" office:value-type="string" office:string-value="" calcext:value-type="error">
            <text:p>#NUM!</text:p>
          </table:table-cell>
          <table:table-cell table:formula="of:=LEN([.H899])" office:value-type="string" office:string-value="" calcext:value-type="error">
            <text:p>#NUM!</text:p>
          </table:table-cell>
          <table:table-cell table:formula="of:=IF([.I899]&gt;[.J89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5"/>
          <table:table-cell table:formula="of:=[.G899]+[.H899]*2" office:value-type="string" office:string-value="" calcext:value-type="error">
            <text:p>#NUM!</text:p>
          </table:table-cell>
          <table:table-cell table:formula="of:=[.H899]*2+[.H898]" office:value-type="string" office:string-value="" calcext:value-type="error">
            <text:p>#NUM!</text:p>
          </table:table-cell>
          <table:table-cell table:formula="of:=LEN([.G900])" office:value-type="string" office:string-value="" calcext:value-type="error">
            <text:p>#NUM!</text:p>
          </table:table-cell>
          <table:table-cell table:formula="of:=LEN([.H900])" office:value-type="string" office:string-value="" calcext:value-type="error">
            <text:p>#NUM!</text:p>
          </table:table-cell>
          <table:table-cell table:formula="of:=IF([.I900]&gt;[.J90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5"/>
          <table:table-cell table:formula="of:=[.G900]+[.H900]*2" office:value-type="string" office:string-value="" calcext:value-type="error">
            <text:p>#NUM!</text:p>
          </table:table-cell>
          <table:table-cell table:formula="of:=[.H900]*2+[.H899]" office:value-type="string" office:string-value="" calcext:value-type="error">
            <text:p>#NUM!</text:p>
          </table:table-cell>
          <table:table-cell table:formula="of:=LEN([.G901])" office:value-type="string" office:string-value="" calcext:value-type="error">
            <text:p>#NUM!</text:p>
          </table:table-cell>
          <table:table-cell table:formula="of:=LEN([.H901])" office:value-type="string" office:string-value="" calcext:value-type="error">
            <text:p>#NUM!</text:p>
          </table:table-cell>
          <table:table-cell table:formula="of:=IF([.I901]&gt;[.J90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5"/>
          <table:table-cell table:formula="of:=[.G901]+[.H901]*2" office:value-type="string" office:string-value="" calcext:value-type="error">
            <text:p>#NUM!</text:p>
          </table:table-cell>
          <table:table-cell table:formula="of:=[.H901]*2+[.H900]" office:value-type="string" office:string-value="" calcext:value-type="error">
            <text:p>#NUM!</text:p>
          </table:table-cell>
          <table:table-cell table:formula="of:=LEN([.G902])" office:value-type="string" office:string-value="" calcext:value-type="error">
            <text:p>#NUM!</text:p>
          </table:table-cell>
          <table:table-cell table:formula="of:=LEN([.H902])" office:value-type="string" office:string-value="" calcext:value-type="error">
            <text:p>#NUM!</text:p>
          </table:table-cell>
          <table:table-cell table:formula="of:=IF([.I902]&gt;[.J90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5"/>
          <table:table-cell table:formula="of:=[.G902]+[.H902]*2" office:value-type="string" office:string-value="" calcext:value-type="error">
            <text:p>#NUM!</text:p>
          </table:table-cell>
          <table:table-cell table:formula="of:=[.H902]*2+[.H901]" office:value-type="string" office:string-value="" calcext:value-type="error">
            <text:p>#NUM!</text:p>
          </table:table-cell>
          <table:table-cell table:formula="of:=LEN([.G903])" office:value-type="string" office:string-value="" calcext:value-type="error">
            <text:p>#NUM!</text:p>
          </table:table-cell>
          <table:table-cell table:formula="of:=LEN([.H903])" office:value-type="string" office:string-value="" calcext:value-type="error">
            <text:p>#NUM!</text:p>
          </table:table-cell>
          <table:table-cell table:formula="of:=IF([.I903]&gt;[.J90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5"/>
          <table:table-cell table:formula="of:=[.G903]+[.H903]*2" office:value-type="string" office:string-value="" calcext:value-type="error">
            <text:p>#NUM!</text:p>
          </table:table-cell>
          <table:table-cell table:formula="of:=[.H903]*2+[.H902]" office:value-type="string" office:string-value="" calcext:value-type="error">
            <text:p>#NUM!</text:p>
          </table:table-cell>
          <table:table-cell table:formula="of:=LEN([.G904])" office:value-type="string" office:string-value="" calcext:value-type="error">
            <text:p>#NUM!</text:p>
          </table:table-cell>
          <table:table-cell table:formula="of:=LEN([.H904])" office:value-type="string" office:string-value="" calcext:value-type="error">
            <text:p>#NUM!</text:p>
          </table:table-cell>
          <table:table-cell table:formula="of:=IF([.I904]&gt;[.J90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5"/>
          <table:table-cell table:formula="of:=[.G904]+[.H904]*2" office:value-type="string" office:string-value="" calcext:value-type="error">
            <text:p>#NUM!</text:p>
          </table:table-cell>
          <table:table-cell table:formula="of:=[.H904]*2+[.H903]" office:value-type="string" office:string-value="" calcext:value-type="error">
            <text:p>#NUM!</text:p>
          </table:table-cell>
          <table:table-cell table:formula="of:=LEN([.G905])" office:value-type="string" office:string-value="" calcext:value-type="error">
            <text:p>#NUM!</text:p>
          </table:table-cell>
          <table:table-cell table:formula="of:=LEN([.H905])" office:value-type="string" office:string-value="" calcext:value-type="error">
            <text:p>#NUM!</text:p>
          </table:table-cell>
          <table:table-cell table:formula="of:=IF([.I905]&gt;[.J90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5"/>
          <table:table-cell table:formula="of:=[.G905]+[.H905]*2" office:value-type="string" office:string-value="" calcext:value-type="error">
            <text:p>#NUM!</text:p>
          </table:table-cell>
          <table:table-cell table:formula="of:=[.H905]*2+[.H904]" office:value-type="string" office:string-value="" calcext:value-type="error">
            <text:p>#NUM!</text:p>
          </table:table-cell>
          <table:table-cell table:formula="of:=LEN([.G906])" office:value-type="string" office:string-value="" calcext:value-type="error">
            <text:p>#NUM!</text:p>
          </table:table-cell>
          <table:table-cell table:formula="of:=LEN([.H906])" office:value-type="string" office:string-value="" calcext:value-type="error">
            <text:p>#NUM!</text:p>
          </table:table-cell>
          <table:table-cell table:formula="of:=IF([.I906]&gt;[.J90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5"/>
          <table:table-cell table:formula="of:=[.G906]+[.H906]*2" office:value-type="string" office:string-value="" calcext:value-type="error">
            <text:p>#NUM!</text:p>
          </table:table-cell>
          <table:table-cell table:formula="of:=[.H906]*2+[.H905]" office:value-type="string" office:string-value="" calcext:value-type="error">
            <text:p>#NUM!</text:p>
          </table:table-cell>
          <table:table-cell table:formula="of:=LEN([.G907])" office:value-type="string" office:string-value="" calcext:value-type="error">
            <text:p>#NUM!</text:p>
          </table:table-cell>
          <table:table-cell table:formula="of:=LEN([.H907])" office:value-type="string" office:string-value="" calcext:value-type="error">
            <text:p>#NUM!</text:p>
          </table:table-cell>
          <table:table-cell table:formula="of:=IF([.I907]&gt;[.J90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5"/>
          <table:table-cell table:formula="of:=[.G907]+[.H907]*2" office:value-type="string" office:string-value="" calcext:value-type="error">
            <text:p>#NUM!</text:p>
          </table:table-cell>
          <table:table-cell table:formula="of:=[.H907]*2+[.H906]" office:value-type="string" office:string-value="" calcext:value-type="error">
            <text:p>#NUM!</text:p>
          </table:table-cell>
          <table:table-cell table:formula="of:=LEN([.G908])" office:value-type="string" office:string-value="" calcext:value-type="error">
            <text:p>#NUM!</text:p>
          </table:table-cell>
          <table:table-cell table:formula="of:=LEN([.H908])" office:value-type="string" office:string-value="" calcext:value-type="error">
            <text:p>#NUM!</text:p>
          </table:table-cell>
          <table:table-cell table:formula="of:=IF([.I908]&gt;[.J90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5"/>
          <table:table-cell table:formula="of:=[.G908]+[.H908]*2" office:value-type="string" office:string-value="" calcext:value-type="error">
            <text:p>#NUM!</text:p>
          </table:table-cell>
          <table:table-cell table:formula="of:=[.H908]*2+[.H907]" office:value-type="string" office:string-value="" calcext:value-type="error">
            <text:p>#NUM!</text:p>
          </table:table-cell>
          <table:table-cell table:formula="of:=LEN([.G909])" office:value-type="string" office:string-value="" calcext:value-type="error">
            <text:p>#NUM!</text:p>
          </table:table-cell>
          <table:table-cell table:formula="of:=LEN([.H909])" office:value-type="string" office:string-value="" calcext:value-type="error">
            <text:p>#NUM!</text:p>
          </table:table-cell>
          <table:table-cell table:formula="of:=IF([.I909]&gt;[.J90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5"/>
          <table:table-cell table:formula="of:=[.G909]+[.H909]*2" office:value-type="string" office:string-value="" calcext:value-type="error">
            <text:p>#NUM!</text:p>
          </table:table-cell>
          <table:table-cell table:formula="of:=[.H909]*2+[.H908]" office:value-type="string" office:string-value="" calcext:value-type="error">
            <text:p>#NUM!</text:p>
          </table:table-cell>
          <table:table-cell table:formula="of:=LEN([.G910])" office:value-type="string" office:string-value="" calcext:value-type="error">
            <text:p>#NUM!</text:p>
          </table:table-cell>
          <table:table-cell table:formula="of:=LEN([.H910])" office:value-type="string" office:string-value="" calcext:value-type="error">
            <text:p>#NUM!</text:p>
          </table:table-cell>
          <table:table-cell table:formula="of:=IF([.I910]&gt;[.J91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5"/>
          <table:table-cell table:formula="of:=[.G910]+[.H910]*2" office:value-type="string" office:string-value="" calcext:value-type="error">
            <text:p>#NUM!</text:p>
          </table:table-cell>
          <table:table-cell table:formula="of:=[.H910]*2+[.H909]" office:value-type="string" office:string-value="" calcext:value-type="error">
            <text:p>#NUM!</text:p>
          </table:table-cell>
          <table:table-cell table:formula="of:=LEN([.G911])" office:value-type="string" office:string-value="" calcext:value-type="error">
            <text:p>#NUM!</text:p>
          </table:table-cell>
          <table:table-cell table:formula="of:=LEN([.H911])" office:value-type="string" office:string-value="" calcext:value-type="error">
            <text:p>#NUM!</text:p>
          </table:table-cell>
          <table:table-cell table:formula="of:=IF([.I911]&gt;[.J91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5"/>
          <table:table-cell table:formula="of:=[.G911]+[.H911]*2" office:value-type="string" office:string-value="" calcext:value-type="error">
            <text:p>#NUM!</text:p>
          </table:table-cell>
          <table:table-cell table:formula="of:=[.H911]*2+[.H910]" office:value-type="string" office:string-value="" calcext:value-type="error">
            <text:p>#NUM!</text:p>
          </table:table-cell>
          <table:table-cell table:formula="of:=LEN([.G912])" office:value-type="string" office:string-value="" calcext:value-type="error">
            <text:p>#NUM!</text:p>
          </table:table-cell>
          <table:table-cell table:formula="of:=LEN([.H912])" office:value-type="string" office:string-value="" calcext:value-type="error">
            <text:p>#NUM!</text:p>
          </table:table-cell>
          <table:table-cell table:formula="of:=IF([.I912]&gt;[.J91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5"/>
          <table:table-cell table:formula="of:=[.G912]+[.H912]*2" office:value-type="string" office:string-value="" calcext:value-type="error">
            <text:p>#NUM!</text:p>
          </table:table-cell>
          <table:table-cell table:formula="of:=[.H912]*2+[.H911]" office:value-type="string" office:string-value="" calcext:value-type="error">
            <text:p>#NUM!</text:p>
          </table:table-cell>
          <table:table-cell table:formula="of:=LEN([.G913])" office:value-type="string" office:string-value="" calcext:value-type="error">
            <text:p>#NUM!</text:p>
          </table:table-cell>
          <table:table-cell table:formula="of:=LEN([.H913])" office:value-type="string" office:string-value="" calcext:value-type="error">
            <text:p>#NUM!</text:p>
          </table:table-cell>
          <table:table-cell table:formula="of:=IF([.I913]&gt;[.J91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5"/>
          <table:table-cell table:formula="of:=[.G913]+[.H913]*2" office:value-type="string" office:string-value="" calcext:value-type="error">
            <text:p>#NUM!</text:p>
          </table:table-cell>
          <table:table-cell table:formula="of:=[.H913]*2+[.H912]" office:value-type="string" office:string-value="" calcext:value-type="error">
            <text:p>#NUM!</text:p>
          </table:table-cell>
          <table:table-cell table:formula="of:=LEN([.G914])" office:value-type="string" office:string-value="" calcext:value-type="error">
            <text:p>#NUM!</text:p>
          </table:table-cell>
          <table:table-cell table:formula="of:=LEN([.H914])" office:value-type="string" office:string-value="" calcext:value-type="error">
            <text:p>#NUM!</text:p>
          </table:table-cell>
          <table:table-cell table:formula="of:=IF([.I914]&gt;[.J91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5"/>
          <table:table-cell table:formula="of:=[.G914]+[.H914]*2" office:value-type="string" office:string-value="" calcext:value-type="error">
            <text:p>#NUM!</text:p>
          </table:table-cell>
          <table:table-cell table:formula="of:=[.H914]*2+[.H913]" office:value-type="string" office:string-value="" calcext:value-type="error">
            <text:p>#NUM!</text:p>
          </table:table-cell>
          <table:table-cell table:formula="of:=LEN([.G915])" office:value-type="string" office:string-value="" calcext:value-type="error">
            <text:p>#NUM!</text:p>
          </table:table-cell>
          <table:table-cell table:formula="of:=LEN([.H915])" office:value-type="string" office:string-value="" calcext:value-type="error">
            <text:p>#NUM!</text:p>
          </table:table-cell>
          <table:table-cell table:formula="of:=IF([.I915]&gt;[.J91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5"/>
          <table:table-cell table:formula="of:=[.G915]+[.H915]*2" office:value-type="string" office:string-value="" calcext:value-type="error">
            <text:p>#NUM!</text:p>
          </table:table-cell>
          <table:table-cell table:formula="of:=[.H915]*2+[.H914]" office:value-type="string" office:string-value="" calcext:value-type="error">
            <text:p>#NUM!</text:p>
          </table:table-cell>
          <table:table-cell table:formula="of:=LEN([.G916])" office:value-type="string" office:string-value="" calcext:value-type="error">
            <text:p>#NUM!</text:p>
          </table:table-cell>
          <table:table-cell table:formula="of:=LEN([.H916])" office:value-type="string" office:string-value="" calcext:value-type="error">
            <text:p>#NUM!</text:p>
          </table:table-cell>
          <table:table-cell table:formula="of:=IF([.I916]&gt;[.J91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5"/>
          <table:table-cell table:formula="of:=[.G916]+[.H916]*2" office:value-type="string" office:string-value="" calcext:value-type="error">
            <text:p>#NUM!</text:p>
          </table:table-cell>
          <table:table-cell table:formula="of:=[.H916]*2+[.H915]" office:value-type="string" office:string-value="" calcext:value-type="error">
            <text:p>#NUM!</text:p>
          </table:table-cell>
          <table:table-cell table:formula="of:=LEN([.G917])" office:value-type="string" office:string-value="" calcext:value-type="error">
            <text:p>#NUM!</text:p>
          </table:table-cell>
          <table:table-cell table:formula="of:=LEN([.H917])" office:value-type="string" office:string-value="" calcext:value-type="error">
            <text:p>#NUM!</text:p>
          </table:table-cell>
          <table:table-cell table:formula="of:=IF([.I917]&gt;[.J91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5"/>
          <table:table-cell table:formula="of:=[.G917]+[.H917]*2" office:value-type="string" office:string-value="" calcext:value-type="error">
            <text:p>#NUM!</text:p>
          </table:table-cell>
          <table:table-cell table:formula="of:=[.H917]*2+[.H916]" office:value-type="string" office:string-value="" calcext:value-type="error">
            <text:p>#NUM!</text:p>
          </table:table-cell>
          <table:table-cell table:formula="of:=LEN([.G918])" office:value-type="string" office:string-value="" calcext:value-type="error">
            <text:p>#NUM!</text:p>
          </table:table-cell>
          <table:table-cell table:formula="of:=LEN([.H918])" office:value-type="string" office:string-value="" calcext:value-type="error">
            <text:p>#NUM!</text:p>
          </table:table-cell>
          <table:table-cell table:formula="of:=IF([.I918]&gt;[.J91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5"/>
          <table:table-cell table:formula="of:=[.G918]+[.H918]*2" office:value-type="string" office:string-value="" calcext:value-type="error">
            <text:p>#NUM!</text:p>
          </table:table-cell>
          <table:table-cell table:formula="of:=[.H918]*2+[.H917]" office:value-type="string" office:string-value="" calcext:value-type="error">
            <text:p>#NUM!</text:p>
          </table:table-cell>
          <table:table-cell table:formula="of:=LEN([.G919])" office:value-type="string" office:string-value="" calcext:value-type="error">
            <text:p>#NUM!</text:p>
          </table:table-cell>
          <table:table-cell table:formula="of:=LEN([.H919])" office:value-type="string" office:string-value="" calcext:value-type="error">
            <text:p>#NUM!</text:p>
          </table:table-cell>
          <table:table-cell table:formula="of:=IF([.I919]&gt;[.J91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5"/>
          <table:table-cell table:formula="of:=[.G919]+[.H919]*2" office:value-type="string" office:string-value="" calcext:value-type="error">
            <text:p>#NUM!</text:p>
          </table:table-cell>
          <table:table-cell table:formula="of:=[.H919]*2+[.H918]" office:value-type="string" office:string-value="" calcext:value-type="error">
            <text:p>#NUM!</text:p>
          </table:table-cell>
          <table:table-cell table:formula="of:=LEN([.G920])" office:value-type="string" office:string-value="" calcext:value-type="error">
            <text:p>#NUM!</text:p>
          </table:table-cell>
          <table:table-cell table:formula="of:=LEN([.H920])" office:value-type="string" office:string-value="" calcext:value-type="error">
            <text:p>#NUM!</text:p>
          </table:table-cell>
          <table:table-cell table:formula="of:=IF([.I920]&gt;[.J92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5"/>
          <table:table-cell table:formula="of:=[.G920]+[.H920]*2" office:value-type="string" office:string-value="" calcext:value-type="error">
            <text:p>#NUM!</text:p>
          </table:table-cell>
          <table:table-cell table:formula="of:=[.H920]*2+[.H919]" office:value-type="string" office:string-value="" calcext:value-type="error">
            <text:p>#NUM!</text:p>
          </table:table-cell>
          <table:table-cell table:formula="of:=LEN([.G921])" office:value-type="string" office:string-value="" calcext:value-type="error">
            <text:p>#NUM!</text:p>
          </table:table-cell>
          <table:table-cell table:formula="of:=LEN([.H921])" office:value-type="string" office:string-value="" calcext:value-type="error">
            <text:p>#NUM!</text:p>
          </table:table-cell>
          <table:table-cell table:formula="of:=IF([.I921]&gt;[.J92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5"/>
          <table:table-cell table:formula="of:=[.G921]+[.H921]*2" office:value-type="string" office:string-value="" calcext:value-type="error">
            <text:p>#NUM!</text:p>
          </table:table-cell>
          <table:table-cell table:formula="of:=[.H921]*2+[.H920]" office:value-type="string" office:string-value="" calcext:value-type="error">
            <text:p>#NUM!</text:p>
          </table:table-cell>
          <table:table-cell table:formula="of:=LEN([.G922])" office:value-type="string" office:string-value="" calcext:value-type="error">
            <text:p>#NUM!</text:p>
          </table:table-cell>
          <table:table-cell table:formula="of:=LEN([.H922])" office:value-type="string" office:string-value="" calcext:value-type="error">
            <text:p>#NUM!</text:p>
          </table:table-cell>
          <table:table-cell table:formula="of:=IF([.I922]&gt;[.J92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5"/>
          <table:table-cell table:formula="of:=[.G922]+[.H922]*2" office:value-type="string" office:string-value="" calcext:value-type="error">
            <text:p>#NUM!</text:p>
          </table:table-cell>
          <table:table-cell table:formula="of:=[.H922]*2+[.H921]" office:value-type="string" office:string-value="" calcext:value-type="error">
            <text:p>#NUM!</text:p>
          </table:table-cell>
          <table:table-cell table:formula="of:=LEN([.G923])" office:value-type="string" office:string-value="" calcext:value-type="error">
            <text:p>#NUM!</text:p>
          </table:table-cell>
          <table:table-cell table:formula="of:=LEN([.H923])" office:value-type="string" office:string-value="" calcext:value-type="error">
            <text:p>#NUM!</text:p>
          </table:table-cell>
          <table:table-cell table:formula="of:=IF([.I923]&gt;[.J92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5"/>
          <table:table-cell table:formula="of:=[.G923]+[.H923]*2" office:value-type="string" office:string-value="" calcext:value-type="error">
            <text:p>#NUM!</text:p>
          </table:table-cell>
          <table:table-cell table:formula="of:=[.H923]*2+[.H922]" office:value-type="string" office:string-value="" calcext:value-type="error">
            <text:p>#NUM!</text:p>
          </table:table-cell>
          <table:table-cell table:formula="of:=LEN([.G924])" office:value-type="string" office:string-value="" calcext:value-type="error">
            <text:p>#NUM!</text:p>
          </table:table-cell>
          <table:table-cell table:formula="of:=LEN([.H924])" office:value-type="string" office:string-value="" calcext:value-type="error">
            <text:p>#NUM!</text:p>
          </table:table-cell>
          <table:table-cell table:formula="of:=IF([.I924]&gt;[.J92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5"/>
          <table:table-cell table:formula="of:=[.G924]+[.H924]*2" office:value-type="string" office:string-value="" calcext:value-type="error">
            <text:p>#NUM!</text:p>
          </table:table-cell>
          <table:table-cell table:formula="of:=[.H924]*2+[.H923]" office:value-type="string" office:string-value="" calcext:value-type="error">
            <text:p>#NUM!</text:p>
          </table:table-cell>
          <table:table-cell table:formula="of:=LEN([.G925])" office:value-type="string" office:string-value="" calcext:value-type="error">
            <text:p>#NUM!</text:p>
          </table:table-cell>
          <table:table-cell table:formula="of:=LEN([.H925])" office:value-type="string" office:string-value="" calcext:value-type="error">
            <text:p>#NUM!</text:p>
          </table:table-cell>
          <table:table-cell table:formula="of:=IF([.I925]&gt;[.J92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5"/>
          <table:table-cell table:formula="of:=[.G925]+[.H925]*2" office:value-type="string" office:string-value="" calcext:value-type="error">
            <text:p>#NUM!</text:p>
          </table:table-cell>
          <table:table-cell table:formula="of:=[.H925]*2+[.H924]" office:value-type="string" office:string-value="" calcext:value-type="error">
            <text:p>#NUM!</text:p>
          </table:table-cell>
          <table:table-cell table:formula="of:=LEN([.G926])" office:value-type="string" office:string-value="" calcext:value-type="error">
            <text:p>#NUM!</text:p>
          </table:table-cell>
          <table:table-cell table:formula="of:=LEN([.H926])" office:value-type="string" office:string-value="" calcext:value-type="error">
            <text:p>#NUM!</text:p>
          </table:table-cell>
          <table:table-cell table:formula="of:=IF([.I926]&gt;[.J92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5"/>
          <table:table-cell table:formula="of:=[.G926]+[.H926]*2" office:value-type="string" office:string-value="" calcext:value-type="error">
            <text:p>#NUM!</text:p>
          </table:table-cell>
          <table:table-cell table:formula="of:=[.H926]*2+[.H925]" office:value-type="string" office:string-value="" calcext:value-type="error">
            <text:p>#NUM!</text:p>
          </table:table-cell>
          <table:table-cell table:formula="of:=LEN([.G927])" office:value-type="string" office:string-value="" calcext:value-type="error">
            <text:p>#NUM!</text:p>
          </table:table-cell>
          <table:table-cell table:formula="of:=LEN([.H927])" office:value-type="string" office:string-value="" calcext:value-type="error">
            <text:p>#NUM!</text:p>
          </table:table-cell>
          <table:table-cell table:formula="of:=IF([.I927]&gt;[.J92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5"/>
          <table:table-cell table:formula="of:=[.G927]+[.H927]*2" office:value-type="string" office:string-value="" calcext:value-type="error">
            <text:p>#NUM!</text:p>
          </table:table-cell>
          <table:table-cell table:formula="of:=[.H927]*2+[.H926]" office:value-type="string" office:string-value="" calcext:value-type="error">
            <text:p>#NUM!</text:p>
          </table:table-cell>
          <table:table-cell table:formula="of:=LEN([.G928])" office:value-type="string" office:string-value="" calcext:value-type="error">
            <text:p>#NUM!</text:p>
          </table:table-cell>
          <table:table-cell table:formula="of:=LEN([.H928])" office:value-type="string" office:string-value="" calcext:value-type="error">
            <text:p>#NUM!</text:p>
          </table:table-cell>
          <table:table-cell table:formula="of:=IF([.I928]&gt;[.J92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5"/>
          <table:table-cell table:formula="of:=[.G928]+[.H928]*2" office:value-type="string" office:string-value="" calcext:value-type="error">
            <text:p>#NUM!</text:p>
          </table:table-cell>
          <table:table-cell table:formula="of:=[.H928]*2+[.H927]" office:value-type="string" office:string-value="" calcext:value-type="error">
            <text:p>#NUM!</text:p>
          </table:table-cell>
          <table:table-cell table:formula="of:=LEN([.G929])" office:value-type="string" office:string-value="" calcext:value-type="error">
            <text:p>#NUM!</text:p>
          </table:table-cell>
          <table:table-cell table:formula="of:=LEN([.H929])" office:value-type="string" office:string-value="" calcext:value-type="error">
            <text:p>#NUM!</text:p>
          </table:table-cell>
          <table:table-cell table:formula="of:=IF([.I929]&gt;[.J92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5"/>
          <table:table-cell table:formula="of:=[.G929]+[.H929]*2" office:value-type="string" office:string-value="" calcext:value-type="error">
            <text:p>#NUM!</text:p>
          </table:table-cell>
          <table:table-cell table:formula="of:=[.H929]*2+[.H928]" office:value-type="string" office:string-value="" calcext:value-type="error">
            <text:p>#NUM!</text:p>
          </table:table-cell>
          <table:table-cell table:formula="of:=LEN([.G930])" office:value-type="string" office:string-value="" calcext:value-type="error">
            <text:p>#NUM!</text:p>
          </table:table-cell>
          <table:table-cell table:formula="of:=LEN([.H930])" office:value-type="string" office:string-value="" calcext:value-type="error">
            <text:p>#NUM!</text:p>
          </table:table-cell>
          <table:table-cell table:formula="of:=IF([.I930]&gt;[.J93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5"/>
          <table:table-cell table:formula="of:=[.G930]+[.H930]*2" office:value-type="string" office:string-value="" calcext:value-type="error">
            <text:p>#NUM!</text:p>
          </table:table-cell>
          <table:table-cell table:formula="of:=[.H930]*2+[.H929]" office:value-type="string" office:string-value="" calcext:value-type="error">
            <text:p>#NUM!</text:p>
          </table:table-cell>
          <table:table-cell table:formula="of:=LEN([.G931])" office:value-type="string" office:string-value="" calcext:value-type="error">
            <text:p>#NUM!</text:p>
          </table:table-cell>
          <table:table-cell table:formula="of:=LEN([.H931])" office:value-type="string" office:string-value="" calcext:value-type="error">
            <text:p>#NUM!</text:p>
          </table:table-cell>
          <table:table-cell table:formula="of:=IF([.I931]&gt;[.J93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5"/>
          <table:table-cell table:formula="of:=[.G931]+[.H931]*2" office:value-type="string" office:string-value="" calcext:value-type="error">
            <text:p>#NUM!</text:p>
          </table:table-cell>
          <table:table-cell table:formula="of:=[.H931]*2+[.H930]" office:value-type="string" office:string-value="" calcext:value-type="error">
            <text:p>#NUM!</text:p>
          </table:table-cell>
          <table:table-cell table:formula="of:=LEN([.G932])" office:value-type="string" office:string-value="" calcext:value-type="error">
            <text:p>#NUM!</text:p>
          </table:table-cell>
          <table:table-cell table:formula="of:=LEN([.H932])" office:value-type="string" office:string-value="" calcext:value-type="error">
            <text:p>#NUM!</text:p>
          </table:table-cell>
          <table:table-cell table:formula="of:=IF([.I932]&gt;[.J93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5"/>
          <table:table-cell table:formula="of:=[.G932]+[.H932]*2" office:value-type="string" office:string-value="" calcext:value-type="error">
            <text:p>#NUM!</text:p>
          </table:table-cell>
          <table:table-cell table:formula="of:=[.H932]*2+[.H931]" office:value-type="string" office:string-value="" calcext:value-type="error">
            <text:p>#NUM!</text:p>
          </table:table-cell>
          <table:table-cell table:formula="of:=LEN([.G933])" office:value-type="string" office:string-value="" calcext:value-type="error">
            <text:p>#NUM!</text:p>
          </table:table-cell>
          <table:table-cell table:formula="of:=LEN([.H933])" office:value-type="string" office:string-value="" calcext:value-type="error">
            <text:p>#NUM!</text:p>
          </table:table-cell>
          <table:table-cell table:formula="of:=IF([.I933]&gt;[.J93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5"/>
          <table:table-cell table:formula="of:=[.G933]+[.H933]*2" office:value-type="string" office:string-value="" calcext:value-type="error">
            <text:p>#NUM!</text:p>
          </table:table-cell>
          <table:table-cell table:formula="of:=[.H933]*2+[.H932]" office:value-type="string" office:string-value="" calcext:value-type="error">
            <text:p>#NUM!</text:p>
          </table:table-cell>
          <table:table-cell table:formula="of:=LEN([.G934])" office:value-type="string" office:string-value="" calcext:value-type="error">
            <text:p>#NUM!</text:p>
          </table:table-cell>
          <table:table-cell table:formula="of:=LEN([.H934])" office:value-type="string" office:string-value="" calcext:value-type="error">
            <text:p>#NUM!</text:p>
          </table:table-cell>
          <table:table-cell table:formula="of:=IF([.I934]&gt;[.J93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5"/>
          <table:table-cell table:formula="of:=[.G934]+[.H934]*2" office:value-type="string" office:string-value="" calcext:value-type="error">
            <text:p>#NUM!</text:p>
          </table:table-cell>
          <table:table-cell table:formula="of:=[.H934]*2+[.H933]" office:value-type="string" office:string-value="" calcext:value-type="error">
            <text:p>#NUM!</text:p>
          </table:table-cell>
          <table:table-cell table:formula="of:=LEN([.G935])" office:value-type="string" office:string-value="" calcext:value-type="error">
            <text:p>#NUM!</text:p>
          </table:table-cell>
          <table:table-cell table:formula="of:=LEN([.H935])" office:value-type="string" office:string-value="" calcext:value-type="error">
            <text:p>#NUM!</text:p>
          </table:table-cell>
          <table:table-cell table:formula="of:=IF([.I935]&gt;[.J93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5"/>
          <table:table-cell table:formula="of:=[.G935]+[.H935]*2" office:value-type="string" office:string-value="" calcext:value-type="error">
            <text:p>#NUM!</text:p>
          </table:table-cell>
          <table:table-cell table:formula="of:=[.H935]*2+[.H934]" office:value-type="string" office:string-value="" calcext:value-type="error">
            <text:p>#NUM!</text:p>
          </table:table-cell>
          <table:table-cell table:formula="of:=LEN([.G936])" office:value-type="string" office:string-value="" calcext:value-type="error">
            <text:p>#NUM!</text:p>
          </table:table-cell>
          <table:table-cell table:formula="of:=LEN([.H936])" office:value-type="string" office:string-value="" calcext:value-type="error">
            <text:p>#NUM!</text:p>
          </table:table-cell>
          <table:table-cell table:formula="of:=IF([.I936]&gt;[.J93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5"/>
          <table:table-cell table:formula="of:=[.G936]+[.H936]*2" office:value-type="string" office:string-value="" calcext:value-type="error">
            <text:p>#NUM!</text:p>
          </table:table-cell>
          <table:table-cell table:formula="of:=[.H936]*2+[.H935]" office:value-type="string" office:string-value="" calcext:value-type="error">
            <text:p>#NUM!</text:p>
          </table:table-cell>
          <table:table-cell table:formula="of:=LEN([.G937])" office:value-type="string" office:string-value="" calcext:value-type="error">
            <text:p>#NUM!</text:p>
          </table:table-cell>
          <table:table-cell table:formula="of:=LEN([.H937])" office:value-type="string" office:string-value="" calcext:value-type="error">
            <text:p>#NUM!</text:p>
          </table:table-cell>
          <table:table-cell table:formula="of:=IF([.I937]&gt;[.J93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5"/>
          <table:table-cell table:formula="of:=[.G937]+[.H937]*2" office:value-type="string" office:string-value="" calcext:value-type="error">
            <text:p>#NUM!</text:p>
          </table:table-cell>
          <table:table-cell table:formula="of:=[.H937]*2+[.H936]" office:value-type="string" office:string-value="" calcext:value-type="error">
            <text:p>#NUM!</text:p>
          </table:table-cell>
          <table:table-cell table:formula="of:=LEN([.G938])" office:value-type="string" office:string-value="" calcext:value-type="error">
            <text:p>#NUM!</text:p>
          </table:table-cell>
          <table:table-cell table:formula="of:=LEN([.H938])" office:value-type="string" office:string-value="" calcext:value-type="error">
            <text:p>#NUM!</text:p>
          </table:table-cell>
          <table:table-cell table:formula="of:=IF([.I938]&gt;[.J93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5"/>
          <table:table-cell table:formula="of:=[.G938]+[.H938]*2" office:value-type="string" office:string-value="" calcext:value-type="error">
            <text:p>#NUM!</text:p>
          </table:table-cell>
          <table:table-cell table:formula="of:=[.H938]*2+[.H937]" office:value-type="string" office:string-value="" calcext:value-type="error">
            <text:p>#NUM!</text:p>
          </table:table-cell>
          <table:table-cell table:formula="of:=LEN([.G939])" office:value-type="string" office:string-value="" calcext:value-type="error">
            <text:p>#NUM!</text:p>
          </table:table-cell>
          <table:table-cell table:formula="of:=LEN([.H939])" office:value-type="string" office:string-value="" calcext:value-type="error">
            <text:p>#NUM!</text:p>
          </table:table-cell>
          <table:table-cell table:formula="of:=IF([.I939]&gt;[.J93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5"/>
          <table:table-cell table:formula="of:=[.G939]+[.H939]*2" office:value-type="string" office:string-value="" calcext:value-type="error">
            <text:p>#NUM!</text:p>
          </table:table-cell>
          <table:table-cell table:formula="of:=[.H939]*2+[.H938]" office:value-type="string" office:string-value="" calcext:value-type="error">
            <text:p>#NUM!</text:p>
          </table:table-cell>
          <table:table-cell table:formula="of:=LEN([.G940])" office:value-type="string" office:string-value="" calcext:value-type="error">
            <text:p>#NUM!</text:p>
          </table:table-cell>
          <table:table-cell table:formula="of:=LEN([.H940])" office:value-type="string" office:string-value="" calcext:value-type="error">
            <text:p>#NUM!</text:p>
          </table:table-cell>
          <table:table-cell table:formula="of:=IF([.I940]&gt;[.J94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5"/>
          <table:table-cell table:formula="of:=[.G940]+[.H940]*2" office:value-type="string" office:string-value="" calcext:value-type="error">
            <text:p>#NUM!</text:p>
          </table:table-cell>
          <table:table-cell table:formula="of:=[.H940]*2+[.H939]" office:value-type="string" office:string-value="" calcext:value-type="error">
            <text:p>#NUM!</text:p>
          </table:table-cell>
          <table:table-cell table:formula="of:=LEN([.G941])" office:value-type="string" office:string-value="" calcext:value-type="error">
            <text:p>#NUM!</text:p>
          </table:table-cell>
          <table:table-cell table:formula="of:=LEN([.H941])" office:value-type="string" office:string-value="" calcext:value-type="error">
            <text:p>#NUM!</text:p>
          </table:table-cell>
          <table:table-cell table:formula="of:=IF([.I941]&gt;[.J94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5"/>
          <table:table-cell table:formula="of:=[.G941]+[.H941]*2" office:value-type="string" office:string-value="" calcext:value-type="error">
            <text:p>#NUM!</text:p>
          </table:table-cell>
          <table:table-cell table:formula="of:=[.H941]*2+[.H940]" office:value-type="string" office:string-value="" calcext:value-type="error">
            <text:p>#NUM!</text:p>
          </table:table-cell>
          <table:table-cell table:formula="of:=LEN([.G942])" office:value-type="string" office:string-value="" calcext:value-type="error">
            <text:p>#NUM!</text:p>
          </table:table-cell>
          <table:table-cell table:formula="of:=LEN([.H942])" office:value-type="string" office:string-value="" calcext:value-type="error">
            <text:p>#NUM!</text:p>
          </table:table-cell>
          <table:table-cell table:formula="of:=IF([.I942]&gt;[.J94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5"/>
          <table:table-cell table:formula="of:=[.G942]+[.H942]*2" office:value-type="string" office:string-value="" calcext:value-type="error">
            <text:p>#NUM!</text:p>
          </table:table-cell>
          <table:table-cell table:formula="of:=[.H942]*2+[.H941]" office:value-type="string" office:string-value="" calcext:value-type="error">
            <text:p>#NUM!</text:p>
          </table:table-cell>
          <table:table-cell table:formula="of:=LEN([.G943])" office:value-type="string" office:string-value="" calcext:value-type="error">
            <text:p>#NUM!</text:p>
          </table:table-cell>
          <table:table-cell table:formula="of:=LEN([.H943])" office:value-type="string" office:string-value="" calcext:value-type="error">
            <text:p>#NUM!</text:p>
          </table:table-cell>
          <table:table-cell table:formula="of:=IF([.I943]&gt;[.J94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5"/>
          <table:table-cell table:formula="of:=[.G943]+[.H943]*2" office:value-type="string" office:string-value="" calcext:value-type="error">
            <text:p>#NUM!</text:p>
          </table:table-cell>
          <table:table-cell table:formula="of:=[.H943]*2+[.H942]" office:value-type="string" office:string-value="" calcext:value-type="error">
            <text:p>#NUM!</text:p>
          </table:table-cell>
          <table:table-cell table:formula="of:=LEN([.G944])" office:value-type="string" office:string-value="" calcext:value-type="error">
            <text:p>#NUM!</text:p>
          </table:table-cell>
          <table:table-cell table:formula="of:=LEN([.H944])" office:value-type="string" office:string-value="" calcext:value-type="error">
            <text:p>#NUM!</text:p>
          </table:table-cell>
          <table:table-cell table:formula="of:=IF([.I944]&gt;[.J94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5"/>
          <table:table-cell table:formula="of:=[.G944]+[.H944]*2" office:value-type="string" office:string-value="" calcext:value-type="error">
            <text:p>#NUM!</text:p>
          </table:table-cell>
          <table:table-cell table:formula="of:=[.H944]*2+[.H943]" office:value-type="string" office:string-value="" calcext:value-type="error">
            <text:p>#NUM!</text:p>
          </table:table-cell>
          <table:table-cell table:formula="of:=LEN([.G945])" office:value-type="string" office:string-value="" calcext:value-type="error">
            <text:p>#NUM!</text:p>
          </table:table-cell>
          <table:table-cell table:formula="of:=LEN([.H945])" office:value-type="string" office:string-value="" calcext:value-type="error">
            <text:p>#NUM!</text:p>
          </table:table-cell>
          <table:table-cell table:formula="of:=IF([.I945]&gt;[.J94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5"/>
          <table:table-cell table:formula="of:=[.G945]+[.H945]*2" office:value-type="string" office:string-value="" calcext:value-type="error">
            <text:p>#NUM!</text:p>
          </table:table-cell>
          <table:table-cell table:formula="of:=[.H945]*2+[.H944]" office:value-type="string" office:string-value="" calcext:value-type="error">
            <text:p>#NUM!</text:p>
          </table:table-cell>
          <table:table-cell table:formula="of:=LEN([.G946])" office:value-type="string" office:string-value="" calcext:value-type="error">
            <text:p>#NUM!</text:p>
          </table:table-cell>
          <table:table-cell table:formula="of:=LEN([.H946])" office:value-type="string" office:string-value="" calcext:value-type="error">
            <text:p>#NUM!</text:p>
          </table:table-cell>
          <table:table-cell table:formula="of:=IF([.I946]&gt;[.J94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5"/>
          <table:table-cell table:formula="of:=[.G946]+[.H946]*2" office:value-type="string" office:string-value="" calcext:value-type="error">
            <text:p>#NUM!</text:p>
          </table:table-cell>
          <table:table-cell table:formula="of:=[.H946]*2+[.H945]" office:value-type="string" office:string-value="" calcext:value-type="error">
            <text:p>#NUM!</text:p>
          </table:table-cell>
          <table:table-cell table:formula="of:=LEN([.G947])" office:value-type="string" office:string-value="" calcext:value-type="error">
            <text:p>#NUM!</text:p>
          </table:table-cell>
          <table:table-cell table:formula="of:=LEN([.H947])" office:value-type="string" office:string-value="" calcext:value-type="error">
            <text:p>#NUM!</text:p>
          </table:table-cell>
          <table:table-cell table:formula="of:=IF([.I947]&gt;[.J94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5"/>
          <table:table-cell table:formula="of:=[.G947]+[.H947]*2" office:value-type="string" office:string-value="" calcext:value-type="error">
            <text:p>#NUM!</text:p>
          </table:table-cell>
          <table:table-cell table:formula="of:=[.H947]*2+[.H946]" office:value-type="string" office:string-value="" calcext:value-type="error">
            <text:p>#NUM!</text:p>
          </table:table-cell>
          <table:table-cell table:formula="of:=LEN([.G948])" office:value-type="string" office:string-value="" calcext:value-type="error">
            <text:p>#NUM!</text:p>
          </table:table-cell>
          <table:table-cell table:formula="of:=LEN([.H948])" office:value-type="string" office:string-value="" calcext:value-type="error">
            <text:p>#NUM!</text:p>
          </table:table-cell>
          <table:table-cell table:formula="of:=IF([.I948]&gt;[.J94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5"/>
          <table:table-cell table:formula="of:=[.G948]+[.H948]*2" office:value-type="string" office:string-value="" calcext:value-type="error">
            <text:p>#NUM!</text:p>
          </table:table-cell>
          <table:table-cell table:formula="of:=[.H948]*2+[.H947]" office:value-type="string" office:string-value="" calcext:value-type="error">
            <text:p>#NUM!</text:p>
          </table:table-cell>
          <table:table-cell table:formula="of:=LEN([.G949])" office:value-type="string" office:string-value="" calcext:value-type="error">
            <text:p>#NUM!</text:p>
          </table:table-cell>
          <table:table-cell table:formula="of:=LEN([.H949])" office:value-type="string" office:string-value="" calcext:value-type="error">
            <text:p>#NUM!</text:p>
          </table:table-cell>
          <table:table-cell table:formula="of:=IF([.I949]&gt;[.J94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5"/>
          <table:table-cell table:formula="of:=[.G949]+[.H949]*2" office:value-type="string" office:string-value="" calcext:value-type="error">
            <text:p>#NUM!</text:p>
          </table:table-cell>
          <table:table-cell table:formula="of:=[.H949]*2+[.H948]" office:value-type="string" office:string-value="" calcext:value-type="error">
            <text:p>#NUM!</text:p>
          </table:table-cell>
          <table:table-cell table:formula="of:=LEN([.G950])" office:value-type="string" office:string-value="" calcext:value-type="error">
            <text:p>#NUM!</text:p>
          </table:table-cell>
          <table:table-cell table:formula="of:=LEN([.H950])" office:value-type="string" office:string-value="" calcext:value-type="error">
            <text:p>#NUM!</text:p>
          </table:table-cell>
          <table:table-cell table:formula="of:=IF([.I950]&gt;[.J95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5"/>
          <table:table-cell table:formula="of:=[.G950]+[.H950]*2" office:value-type="string" office:string-value="" calcext:value-type="error">
            <text:p>#NUM!</text:p>
          </table:table-cell>
          <table:table-cell table:formula="of:=[.H950]*2+[.H949]" office:value-type="string" office:string-value="" calcext:value-type="error">
            <text:p>#NUM!</text:p>
          </table:table-cell>
          <table:table-cell table:formula="of:=LEN([.G951])" office:value-type="string" office:string-value="" calcext:value-type="error">
            <text:p>#NUM!</text:p>
          </table:table-cell>
          <table:table-cell table:formula="of:=LEN([.H951])" office:value-type="string" office:string-value="" calcext:value-type="error">
            <text:p>#NUM!</text:p>
          </table:table-cell>
          <table:table-cell table:formula="of:=IF([.I951]&gt;[.J95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5"/>
          <table:table-cell table:formula="of:=[.G951]+[.H951]*2" office:value-type="string" office:string-value="" calcext:value-type="error">
            <text:p>#NUM!</text:p>
          </table:table-cell>
          <table:table-cell table:formula="of:=[.H951]*2+[.H950]" office:value-type="string" office:string-value="" calcext:value-type="error">
            <text:p>#NUM!</text:p>
          </table:table-cell>
          <table:table-cell table:formula="of:=LEN([.G952])" office:value-type="string" office:string-value="" calcext:value-type="error">
            <text:p>#NUM!</text:p>
          </table:table-cell>
          <table:table-cell table:formula="of:=LEN([.H952])" office:value-type="string" office:string-value="" calcext:value-type="error">
            <text:p>#NUM!</text:p>
          </table:table-cell>
          <table:table-cell table:formula="of:=IF([.I952]&gt;[.J95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5"/>
          <table:table-cell table:formula="of:=[.G952]+[.H952]*2" office:value-type="string" office:string-value="" calcext:value-type="error">
            <text:p>#NUM!</text:p>
          </table:table-cell>
          <table:table-cell table:formula="of:=[.H952]*2+[.H951]" office:value-type="string" office:string-value="" calcext:value-type="error">
            <text:p>#NUM!</text:p>
          </table:table-cell>
          <table:table-cell table:formula="of:=LEN([.G953])" office:value-type="string" office:string-value="" calcext:value-type="error">
            <text:p>#NUM!</text:p>
          </table:table-cell>
          <table:table-cell table:formula="of:=LEN([.H953])" office:value-type="string" office:string-value="" calcext:value-type="error">
            <text:p>#NUM!</text:p>
          </table:table-cell>
          <table:table-cell table:formula="of:=IF([.I953]&gt;[.J95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5"/>
          <table:table-cell table:formula="of:=[.G953]+[.H953]*2" office:value-type="string" office:string-value="" calcext:value-type="error">
            <text:p>#NUM!</text:p>
          </table:table-cell>
          <table:table-cell table:formula="of:=[.H953]*2+[.H952]" office:value-type="string" office:string-value="" calcext:value-type="error">
            <text:p>#NUM!</text:p>
          </table:table-cell>
          <table:table-cell table:formula="of:=LEN([.G954])" office:value-type="string" office:string-value="" calcext:value-type="error">
            <text:p>#NUM!</text:p>
          </table:table-cell>
          <table:table-cell table:formula="of:=LEN([.H954])" office:value-type="string" office:string-value="" calcext:value-type="error">
            <text:p>#NUM!</text:p>
          </table:table-cell>
          <table:table-cell table:formula="of:=IF([.I954]&gt;[.J95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5"/>
          <table:table-cell table:formula="of:=[.G954]+[.H954]*2" office:value-type="string" office:string-value="" calcext:value-type="error">
            <text:p>#NUM!</text:p>
          </table:table-cell>
          <table:table-cell table:formula="of:=[.H954]*2+[.H953]" office:value-type="string" office:string-value="" calcext:value-type="error">
            <text:p>#NUM!</text:p>
          </table:table-cell>
          <table:table-cell table:formula="of:=LEN([.G955])" office:value-type="string" office:string-value="" calcext:value-type="error">
            <text:p>#NUM!</text:p>
          </table:table-cell>
          <table:table-cell table:formula="of:=LEN([.H955])" office:value-type="string" office:string-value="" calcext:value-type="error">
            <text:p>#NUM!</text:p>
          </table:table-cell>
          <table:table-cell table:formula="of:=IF([.I955]&gt;[.J95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5"/>
          <table:table-cell table:formula="of:=[.G955]+[.H955]*2" office:value-type="string" office:string-value="" calcext:value-type="error">
            <text:p>#NUM!</text:p>
          </table:table-cell>
          <table:table-cell table:formula="of:=[.H955]*2+[.H954]" office:value-type="string" office:string-value="" calcext:value-type="error">
            <text:p>#NUM!</text:p>
          </table:table-cell>
          <table:table-cell table:formula="of:=LEN([.G956])" office:value-type="string" office:string-value="" calcext:value-type="error">
            <text:p>#NUM!</text:p>
          </table:table-cell>
          <table:table-cell table:formula="of:=LEN([.H956])" office:value-type="string" office:string-value="" calcext:value-type="error">
            <text:p>#NUM!</text:p>
          </table:table-cell>
          <table:table-cell table:formula="of:=IF([.I956]&gt;[.J95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5"/>
          <table:table-cell table:formula="of:=[.G956]+[.H956]*2" office:value-type="string" office:string-value="" calcext:value-type="error">
            <text:p>#NUM!</text:p>
          </table:table-cell>
          <table:table-cell table:formula="of:=[.H956]*2+[.H955]" office:value-type="string" office:string-value="" calcext:value-type="error">
            <text:p>#NUM!</text:p>
          </table:table-cell>
          <table:table-cell table:formula="of:=LEN([.G957])" office:value-type="string" office:string-value="" calcext:value-type="error">
            <text:p>#NUM!</text:p>
          </table:table-cell>
          <table:table-cell table:formula="of:=LEN([.H957])" office:value-type="string" office:string-value="" calcext:value-type="error">
            <text:p>#NUM!</text:p>
          </table:table-cell>
          <table:table-cell table:formula="of:=IF([.I957]&gt;[.J95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5"/>
          <table:table-cell table:formula="of:=[.G957]+[.H957]*2" office:value-type="string" office:string-value="" calcext:value-type="error">
            <text:p>#NUM!</text:p>
          </table:table-cell>
          <table:table-cell table:formula="of:=[.H957]*2+[.H956]" office:value-type="string" office:string-value="" calcext:value-type="error">
            <text:p>#NUM!</text:p>
          </table:table-cell>
          <table:table-cell table:formula="of:=LEN([.G958])" office:value-type="string" office:string-value="" calcext:value-type="error">
            <text:p>#NUM!</text:p>
          </table:table-cell>
          <table:table-cell table:formula="of:=LEN([.H958])" office:value-type="string" office:string-value="" calcext:value-type="error">
            <text:p>#NUM!</text:p>
          </table:table-cell>
          <table:table-cell table:formula="of:=IF([.I958]&gt;[.J95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5"/>
          <table:table-cell table:formula="of:=[.G958]+[.H958]*2" office:value-type="string" office:string-value="" calcext:value-type="error">
            <text:p>#NUM!</text:p>
          </table:table-cell>
          <table:table-cell table:formula="of:=[.H958]*2+[.H957]" office:value-type="string" office:string-value="" calcext:value-type="error">
            <text:p>#NUM!</text:p>
          </table:table-cell>
          <table:table-cell table:formula="of:=LEN([.G959])" office:value-type="string" office:string-value="" calcext:value-type="error">
            <text:p>#NUM!</text:p>
          </table:table-cell>
          <table:table-cell table:formula="of:=LEN([.H959])" office:value-type="string" office:string-value="" calcext:value-type="error">
            <text:p>#NUM!</text:p>
          </table:table-cell>
          <table:table-cell table:formula="of:=IF([.I959]&gt;[.J95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5"/>
          <table:table-cell table:formula="of:=[.G959]+[.H959]*2" office:value-type="string" office:string-value="" calcext:value-type="error">
            <text:p>#NUM!</text:p>
          </table:table-cell>
          <table:table-cell table:formula="of:=[.H959]*2+[.H958]" office:value-type="string" office:string-value="" calcext:value-type="error">
            <text:p>#NUM!</text:p>
          </table:table-cell>
          <table:table-cell table:formula="of:=LEN([.G960])" office:value-type="string" office:string-value="" calcext:value-type="error">
            <text:p>#NUM!</text:p>
          </table:table-cell>
          <table:table-cell table:formula="of:=LEN([.H960])" office:value-type="string" office:string-value="" calcext:value-type="error">
            <text:p>#NUM!</text:p>
          </table:table-cell>
          <table:table-cell table:formula="of:=IF([.I960]&gt;[.J96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5"/>
          <table:table-cell table:formula="of:=[.G960]+[.H960]*2" office:value-type="string" office:string-value="" calcext:value-type="error">
            <text:p>#NUM!</text:p>
          </table:table-cell>
          <table:table-cell table:formula="of:=[.H960]*2+[.H959]" office:value-type="string" office:string-value="" calcext:value-type="error">
            <text:p>#NUM!</text:p>
          </table:table-cell>
          <table:table-cell table:formula="of:=LEN([.G961])" office:value-type="string" office:string-value="" calcext:value-type="error">
            <text:p>#NUM!</text:p>
          </table:table-cell>
          <table:table-cell table:formula="of:=LEN([.H961])" office:value-type="string" office:string-value="" calcext:value-type="error">
            <text:p>#NUM!</text:p>
          </table:table-cell>
          <table:table-cell table:formula="of:=IF([.I961]&gt;[.J96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5"/>
          <table:table-cell table:formula="of:=[.G961]+[.H961]*2" office:value-type="string" office:string-value="" calcext:value-type="error">
            <text:p>#NUM!</text:p>
          </table:table-cell>
          <table:table-cell table:formula="of:=[.H961]*2+[.H960]" office:value-type="string" office:string-value="" calcext:value-type="error">
            <text:p>#NUM!</text:p>
          </table:table-cell>
          <table:table-cell table:formula="of:=LEN([.G962])" office:value-type="string" office:string-value="" calcext:value-type="error">
            <text:p>#NUM!</text:p>
          </table:table-cell>
          <table:table-cell table:formula="of:=LEN([.H962])" office:value-type="string" office:string-value="" calcext:value-type="error">
            <text:p>#NUM!</text:p>
          </table:table-cell>
          <table:table-cell table:formula="of:=IF([.I962]&gt;[.J96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5"/>
          <table:table-cell table:formula="of:=[.G962]+[.H962]*2" office:value-type="string" office:string-value="" calcext:value-type="error">
            <text:p>#NUM!</text:p>
          </table:table-cell>
          <table:table-cell table:formula="of:=[.H962]*2+[.H961]" office:value-type="string" office:string-value="" calcext:value-type="error">
            <text:p>#NUM!</text:p>
          </table:table-cell>
          <table:table-cell table:formula="of:=LEN([.G963])" office:value-type="string" office:string-value="" calcext:value-type="error">
            <text:p>#NUM!</text:p>
          </table:table-cell>
          <table:table-cell table:formula="of:=LEN([.H963])" office:value-type="string" office:string-value="" calcext:value-type="error">
            <text:p>#NUM!</text:p>
          </table:table-cell>
          <table:table-cell table:formula="of:=IF([.I963]&gt;[.J96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5"/>
          <table:table-cell table:formula="of:=[.G963]+[.H963]*2" office:value-type="string" office:string-value="" calcext:value-type="error">
            <text:p>#NUM!</text:p>
          </table:table-cell>
          <table:table-cell table:formula="of:=[.H963]*2+[.H962]" office:value-type="string" office:string-value="" calcext:value-type="error">
            <text:p>#NUM!</text:p>
          </table:table-cell>
          <table:table-cell table:formula="of:=LEN([.G964])" office:value-type="string" office:string-value="" calcext:value-type="error">
            <text:p>#NUM!</text:p>
          </table:table-cell>
          <table:table-cell table:formula="of:=LEN([.H964])" office:value-type="string" office:string-value="" calcext:value-type="error">
            <text:p>#NUM!</text:p>
          </table:table-cell>
          <table:table-cell table:formula="of:=IF([.I964]&gt;[.J96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5"/>
          <table:table-cell table:formula="of:=[.G964]+[.H964]*2" office:value-type="string" office:string-value="" calcext:value-type="error">
            <text:p>#NUM!</text:p>
          </table:table-cell>
          <table:table-cell table:formula="of:=[.H964]*2+[.H963]" office:value-type="string" office:string-value="" calcext:value-type="error">
            <text:p>#NUM!</text:p>
          </table:table-cell>
          <table:table-cell table:formula="of:=LEN([.G965])" office:value-type="string" office:string-value="" calcext:value-type="error">
            <text:p>#NUM!</text:p>
          </table:table-cell>
          <table:table-cell table:formula="of:=LEN([.H965])" office:value-type="string" office:string-value="" calcext:value-type="error">
            <text:p>#NUM!</text:p>
          </table:table-cell>
          <table:table-cell table:formula="of:=IF([.I965]&gt;[.J96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5"/>
          <table:table-cell table:formula="of:=[.G965]+[.H965]*2" office:value-type="string" office:string-value="" calcext:value-type="error">
            <text:p>#NUM!</text:p>
          </table:table-cell>
          <table:table-cell table:formula="of:=[.H965]*2+[.H964]" office:value-type="string" office:string-value="" calcext:value-type="error">
            <text:p>#NUM!</text:p>
          </table:table-cell>
          <table:table-cell table:formula="of:=LEN([.G966])" office:value-type="string" office:string-value="" calcext:value-type="error">
            <text:p>#NUM!</text:p>
          </table:table-cell>
          <table:table-cell table:formula="of:=LEN([.H966])" office:value-type="string" office:string-value="" calcext:value-type="error">
            <text:p>#NUM!</text:p>
          </table:table-cell>
          <table:table-cell table:formula="of:=IF([.I966]&gt;[.J96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5"/>
          <table:table-cell table:formula="of:=[.G966]+[.H966]*2" office:value-type="string" office:string-value="" calcext:value-type="error">
            <text:p>#NUM!</text:p>
          </table:table-cell>
          <table:table-cell table:formula="of:=[.H966]*2+[.H965]" office:value-type="string" office:string-value="" calcext:value-type="error">
            <text:p>#NUM!</text:p>
          </table:table-cell>
          <table:table-cell table:formula="of:=LEN([.G967])" office:value-type="string" office:string-value="" calcext:value-type="error">
            <text:p>#NUM!</text:p>
          </table:table-cell>
          <table:table-cell table:formula="of:=LEN([.H967])" office:value-type="string" office:string-value="" calcext:value-type="error">
            <text:p>#NUM!</text:p>
          </table:table-cell>
          <table:table-cell table:formula="of:=IF([.I967]&gt;[.J96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5"/>
          <table:table-cell table:formula="of:=[.G967]+[.H967]*2" office:value-type="string" office:string-value="" calcext:value-type="error">
            <text:p>#NUM!</text:p>
          </table:table-cell>
          <table:table-cell table:formula="of:=[.H967]*2+[.H966]" office:value-type="string" office:string-value="" calcext:value-type="error">
            <text:p>#NUM!</text:p>
          </table:table-cell>
          <table:table-cell table:formula="of:=LEN([.G968])" office:value-type="string" office:string-value="" calcext:value-type="error">
            <text:p>#NUM!</text:p>
          </table:table-cell>
          <table:table-cell table:formula="of:=LEN([.H968])" office:value-type="string" office:string-value="" calcext:value-type="error">
            <text:p>#NUM!</text:p>
          </table:table-cell>
          <table:table-cell table:formula="of:=IF([.I968]&gt;[.J96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5"/>
          <table:table-cell table:formula="of:=[.G968]+[.H968]*2" office:value-type="string" office:string-value="" calcext:value-type="error">
            <text:p>#NUM!</text:p>
          </table:table-cell>
          <table:table-cell table:formula="of:=[.H968]*2+[.H967]" office:value-type="string" office:string-value="" calcext:value-type="error">
            <text:p>#NUM!</text:p>
          </table:table-cell>
          <table:table-cell table:formula="of:=LEN([.G969])" office:value-type="string" office:string-value="" calcext:value-type="error">
            <text:p>#NUM!</text:p>
          </table:table-cell>
          <table:table-cell table:formula="of:=LEN([.H969])" office:value-type="string" office:string-value="" calcext:value-type="error">
            <text:p>#NUM!</text:p>
          </table:table-cell>
          <table:table-cell table:formula="of:=IF([.I969]&gt;[.J96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5"/>
          <table:table-cell table:formula="of:=[.G969]+[.H969]*2" office:value-type="string" office:string-value="" calcext:value-type="error">
            <text:p>#NUM!</text:p>
          </table:table-cell>
          <table:table-cell table:formula="of:=[.H969]*2+[.H968]" office:value-type="string" office:string-value="" calcext:value-type="error">
            <text:p>#NUM!</text:p>
          </table:table-cell>
          <table:table-cell table:formula="of:=LEN([.G970])" office:value-type="string" office:string-value="" calcext:value-type="error">
            <text:p>#NUM!</text:p>
          </table:table-cell>
          <table:table-cell table:formula="of:=LEN([.H970])" office:value-type="string" office:string-value="" calcext:value-type="error">
            <text:p>#NUM!</text:p>
          </table:table-cell>
          <table:table-cell table:formula="of:=IF([.I970]&gt;[.J97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5"/>
          <table:table-cell table:formula="of:=[.G970]+[.H970]*2" office:value-type="string" office:string-value="" calcext:value-type="error">
            <text:p>#NUM!</text:p>
          </table:table-cell>
          <table:table-cell table:formula="of:=[.H970]*2+[.H969]" office:value-type="string" office:string-value="" calcext:value-type="error">
            <text:p>#NUM!</text:p>
          </table:table-cell>
          <table:table-cell table:formula="of:=LEN([.G971])" office:value-type="string" office:string-value="" calcext:value-type="error">
            <text:p>#NUM!</text:p>
          </table:table-cell>
          <table:table-cell table:formula="of:=LEN([.H971])" office:value-type="string" office:string-value="" calcext:value-type="error">
            <text:p>#NUM!</text:p>
          </table:table-cell>
          <table:table-cell table:formula="of:=IF([.I971]&gt;[.J97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5"/>
          <table:table-cell table:formula="of:=[.G971]+[.H971]*2" office:value-type="string" office:string-value="" calcext:value-type="error">
            <text:p>#NUM!</text:p>
          </table:table-cell>
          <table:table-cell table:formula="of:=[.H971]*2+[.H970]" office:value-type="string" office:string-value="" calcext:value-type="error">
            <text:p>#NUM!</text:p>
          </table:table-cell>
          <table:table-cell table:formula="of:=LEN([.G972])" office:value-type="string" office:string-value="" calcext:value-type="error">
            <text:p>#NUM!</text:p>
          </table:table-cell>
          <table:table-cell table:formula="of:=LEN([.H972])" office:value-type="string" office:string-value="" calcext:value-type="error">
            <text:p>#NUM!</text:p>
          </table:table-cell>
          <table:table-cell table:formula="of:=IF([.I972]&gt;[.J97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5"/>
          <table:table-cell table:formula="of:=[.G972]+[.H972]*2" office:value-type="string" office:string-value="" calcext:value-type="error">
            <text:p>#NUM!</text:p>
          </table:table-cell>
          <table:table-cell table:formula="of:=[.H972]*2+[.H971]" office:value-type="string" office:string-value="" calcext:value-type="error">
            <text:p>#NUM!</text:p>
          </table:table-cell>
          <table:table-cell table:formula="of:=LEN([.G973])" office:value-type="string" office:string-value="" calcext:value-type="error">
            <text:p>#NUM!</text:p>
          </table:table-cell>
          <table:table-cell table:formula="of:=LEN([.H973])" office:value-type="string" office:string-value="" calcext:value-type="error">
            <text:p>#NUM!</text:p>
          </table:table-cell>
          <table:table-cell table:formula="of:=IF([.I973]&gt;[.J97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5"/>
          <table:table-cell table:formula="of:=[.G973]+[.H973]*2" office:value-type="string" office:string-value="" calcext:value-type="error">
            <text:p>#NUM!</text:p>
          </table:table-cell>
          <table:table-cell table:formula="of:=[.H973]*2+[.H972]" office:value-type="string" office:string-value="" calcext:value-type="error">
            <text:p>#NUM!</text:p>
          </table:table-cell>
          <table:table-cell table:formula="of:=LEN([.G974])" office:value-type="string" office:string-value="" calcext:value-type="error">
            <text:p>#NUM!</text:p>
          </table:table-cell>
          <table:table-cell table:formula="of:=LEN([.H974])" office:value-type="string" office:string-value="" calcext:value-type="error">
            <text:p>#NUM!</text:p>
          </table:table-cell>
          <table:table-cell table:formula="of:=IF([.I974]&gt;[.J97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5"/>
          <table:table-cell table:formula="of:=[.G974]+[.H974]*2" office:value-type="string" office:string-value="" calcext:value-type="error">
            <text:p>#NUM!</text:p>
          </table:table-cell>
          <table:table-cell table:formula="of:=[.H974]*2+[.H973]" office:value-type="string" office:string-value="" calcext:value-type="error">
            <text:p>#NUM!</text:p>
          </table:table-cell>
          <table:table-cell table:formula="of:=LEN([.G975])" office:value-type="string" office:string-value="" calcext:value-type="error">
            <text:p>#NUM!</text:p>
          </table:table-cell>
          <table:table-cell table:formula="of:=LEN([.H975])" office:value-type="string" office:string-value="" calcext:value-type="error">
            <text:p>#NUM!</text:p>
          </table:table-cell>
          <table:table-cell table:formula="of:=IF([.I975]&gt;[.J97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5"/>
          <table:table-cell table:formula="of:=[.G975]+[.H975]*2" office:value-type="string" office:string-value="" calcext:value-type="error">
            <text:p>#NUM!</text:p>
          </table:table-cell>
          <table:table-cell table:formula="of:=[.H975]*2+[.H974]" office:value-type="string" office:string-value="" calcext:value-type="error">
            <text:p>#NUM!</text:p>
          </table:table-cell>
          <table:table-cell table:formula="of:=LEN([.G976])" office:value-type="string" office:string-value="" calcext:value-type="error">
            <text:p>#NUM!</text:p>
          </table:table-cell>
          <table:table-cell table:formula="of:=LEN([.H976])" office:value-type="string" office:string-value="" calcext:value-type="error">
            <text:p>#NUM!</text:p>
          </table:table-cell>
          <table:table-cell table:formula="of:=IF([.I976]&gt;[.J97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5"/>
          <table:table-cell table:formula="of:=[.G976]+[.H976]*2" office:value-type="string" office:string-value="" calcext:value-type="error">
            <text:p>#NUM!</text:p>
          </table:table-cell>
          <table:table-cell table:formula="of:=[.H976]*2+[.H975]" office:value-type="string" office:string-value="" calcext:value-type="error">
            <text:p>#NUM!</text:p>
          </table:table-cell>
          <table:table-cell table:formula="of:=LEN([.G977])" office:value-type="string" office:string-value="" calcext:value-type="error">
            <text:p>#NUM!</text:p>
          </table:table-cell>
          <table:table-cell table:formula="of:=LEN([.H977])" office:value-type="string" office:string-value="" calcext:value-type="error">
            <text:p>#NUM!</text:p>
          </table:table-cell>
          <table:table-cell table:formula="of:=IF([.I977]&gt;[.J97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5"/>
          <table:table-cell table:formula="of:=[.G977]+[.H977]*2" office:value-type="string" office:string-value="" calcext:value-type="error">
            <text:p>#NUM!</text:p>
          </table:table-cell>
          <table:table-cell table:formula="of:=[.H977]*2+[.H976]" office:value-type="string" office:string-value="" calcext:value-type="error">
            <text:p>#NUM!</text:p>
          </table:table-cell>
          <table:table-cell table:formula="of:=LEN([.G978])" office:value-type="string" office:string-value="" calcext:value-type="error">
            <text:p>#NUM!</text:p>
          </table:table-cell>
          <table:table-cell table:formula="of:=LEN([.H978])" office:value-type="string" office:string-value="" calcext:value-type="error">
            <text:p>#NUM!</text:p>
          </table:table-cell>
          <table:table-cell table:formula="of:=IF([.I978]&gt;[.J97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5"/>
          <table:table-cell table:formula="of:=[.G978]+[.H978]*2" office:value-type="string" office:string-value="" calcext:value-type="error">
            <text:p>#NUM!</text:p>
          </table:table-cell>
          <table:table-cell table:formula="of:=[.H978]*2+[.H977]" office:value-type="string" office:string-value="" calcext:value-type="error">
            <text:p>#NUM!</text:p>
          </table:table-cell>
          <table:table-cell table:formula="of:=LEN([.G979])" office:value-type="string" office:string-value="" calcext:value-type="error">
            <text:p>#NUM!</text:p>
          </table:table-cell>
          <table:table-cell table:formula="of:=LEN([.H979])" office:value-type="string" office:string-value="" calcext:value-type="error">
            <text:p>#NUM!</text:p>
          </table:table-cell>
          <table:table-cell table:formula="of:=IF([.I979]&gt;[.J97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5"/>
          <table:table-cell table:formula="of:=[.G979]+[.H979]*2" office:value-type="string" office:string-value="" calcext:value-type="error">
            <text:p>#NUM!</text:p>
          </table:table-cell>
          <table:table-cell table:formula="of:=[.H979]*2+[.H978]" office:value-type="string" office:string-value="" calcext:value-type="error">
            <text:p>#NUM!</text:p>
          </table:table-cell>
          <table:table-cell table:formula="of:=LEN([.G980])" office:value-type="string" office:string-value="" calcext:value-type="error">
            <text:p>#NUM!</text:p>
          </table:table-cell>
          <table:table-cell table:formula="of:=LEN([.H980])" office:value-type="string" office:string-value="" calcext:value-type="error">
            <text:p>#NUM!</text:p>
          </table:table-cell>
          <table:table-cell table:formula="of:=IF([.I980]&gt;[.J98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5"/>
          <table:table-cell table:formula="of:=[.G980]+[.H980]*2" office:value-type="string" office:string-value="" calcext:value-type="error">
            <text:p>#NUM!</text:p>
          </table:table-cell>
          <table:table-cell table:formula="of:=[.H980]*2+[.H979]" office:value-type="string" office:string-value="" calcext:value-type="error">
            <text:p>#NUM!</text:p>
          </table:table-cell>
          <table:table-cell table:formula="of:=LEN([.G981])" office:value-type="string" office:string-value="" calcext:value-type="error">
            <text:p>#NUM!</text:p>
          </table:table-cell>
          <table:table-cell table:formula="of:=LEN([.H981])" office:value-type="string" office:string-value="" calcext:value-type="error">
            <text:p>#NUM!</text:p>
          </table:table-cell>
          <table:table-cell table:formula="of:=IF([.I981]&gt;[.J98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5"/>
          <table:table-cell table:formula="of:=[.G981]+[.H981]*2" office:value-type="string" office:string-value="" calcext:value-type="error">
            <text:p>#NUM!</text:p>
          </table:table-cell>
          <table:table-cell table:formula="of:=[.H981]*2+[.H980]" office:value-type="string" office:string-value="" calcext:value-type="error">
            <text:p>#NUM!</text:p>
          </table:table-cell>
          <table:table-cell table:formula="of:=LEN([.G982])" office:value-type="string" office:string-value="" calcext:value-type="error">
            <text:p>#NUM!</text:p>
          </table:table-cell>
          <table:table-cell table:formula="of:=LEN([.H982])" office:value-type="string" office:string-value="" calcext:value-type="error">
            <text:p>#NUM!</text:p>
          </table:table-cell>
          <table:table-cell table:formula="of:=IF([.I982]&gt;[.J98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5"/>
          <table:table-cell table:formula="of:=[.G982]+[.H982]*2" office:value-type="string" office:string-value="" calcext:value-type="error">
            <text:p>#NUM!</text:p>
          </table:table-cell>
          <table:table-cell table:formula="of:=[.H982]*2+[.H981]" office:value-type="string" office:string-value="" calcext:value-type="error">
            <text:p>#NUM!</text:p>
          </table:table-cell>
          <table:table-cell table:formula="of:=LEN([.G983])" office:value-type="string" office:string-value="" calcext:value-type="error">
            <text:p>#NUM!</text:p>
          </table:table-cell>
          <table:table-cell table:formula="of:=LEN([.H983])" office:value-type="string" office:string-value="" calcext:value-type="error">
            <text:p>#NUM!</text:p>
          </table:table-cell>
          <table:table-cell table:formula="of:=IF([.I983]&gt;[.J98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5"/>
          <table:table-cell table:formula="of:=[.G983]+[.H983]*2" office:value-type="string" office:string-value="" calcext:value-type="error">
            <text:p>#NUM!</text:p>
          </table:table-cell>
          <table:table-cell table:formula="of:=[.H983]*2+[.H982]" office:value-type="string" office:string-value="" calcext:value-type="error">
            <text:p>#NUM!</text:p>
          </table:table-cell>
          <table:table-cell table:formula="of:=LEN([.G984])" office:value-type="string" office:string-value="" calcext:value-type="error">
            <text:p>#NUM!</text:p>
          </table:table-cell>
          <table:table-cell table:formula="of:=LEN([.H984])" office:value-type="string" office:string-value="" calcext:value-type="error">
            <text:p>#NUM!</text:p>
          </table:table-cell>
          <table:table-cell table:formula="of:=IF([.I984]&gt;[.J98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5"/>
          <table:table-cell table:formula="of:=[.G984]+[.H984]*2" office:value-type="string" office:string-value="" calcext:value-type="error">
            <text:p>#NUM!</text:p>
          </table:table-cell>
          <table:table-cell table:formula="of:=[.H984]*2+[.H983]" office:value-type="string" office:string-value="" calcext:value-type="error">
            <text:p>#NUM!</text:p>
          </table:table-cell>
          <table:table-cell table:formula="of:=LEN([.G985])" office:value-type="string" office:string-value="" calcext:value-type="error">
            <text:p>#NUM!</text:p>
          </table:table-cell>
          <table:table-cell table:formula="of:=LEN([.H985])" office:value-type="string" office:string-value="" calcext:value-type="error">
            <text:p>#NUM!</text:p>
          </table:table-cell>
          <table:table-cell table:formula="of:=IF([.I985]&gt;[.J98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5"/>
          <table:table-cell table:formula="of:=[.G985]+[.H985]*2" office:value-type="string" office:string-value="" calcext:value-type="error">
            <text:p>#NUM!</text:p>
          </table:table-cell>
          <table:table-cell table:formula="of:=[.H985]*2+[.H984]" office:value-type="string" office:string-value="" calcext:value-type="error">
            <text:p>#NUM!</text:p>
          </table:table-cell>
          <table:table-cell table:formula="of:=LEN([.G986])" office:value-type="string" office:string-value="" calcext:value-type="error">
            <text:p>#NUM!</text:p>
          </table:table-cell>
          <table:table-cell table:formula="of:=LEN([.H986])" office:value-type="string" office:string-value="" calcext:value-type="error">
            <text:p>#NUM!</text:p>
          </table:table-cell>
          <table:table-cell table:formula="of:=IF([.I986]&gt;[.J98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5"/>
          <table:table-cell table:formula="of:=[.G986]+[.H986]*2" office:value-type="string" office:string-value="" calcext:value-type="error">
            <text:p>#NUM!</text:p>
          </table:table-cell>
          <table:table-cell table:formula="of:=[.H986]*2+[.H985]" office:value-type="string" office:string-value="" calcext:value-type="error">
            <text:p>#NUM!</text:p>
          </table:table-cell>
          <table:table-cell table:formula="of:=LEN([.G987])" office:value-type="string" office:string-value="" calcext:value-type="error">
            <text:p>#NUM!</text:p>
          </table:table-cell>
          <table:table-cell table:formula="of:=LEN([.H987])" office:value-type="string" office:string-value="" calcext:value-type="error">
            <text:p>#NUM!</text:p>
          </table:table-cell>
          <table:table-cell table:formula="of:=IF([.I987]&gt;[.J98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5"/>
          <table:table-cell table:formula="of:=[.G987]+[.H987]*2" office:value-type="string" office:string-value="" calcext:value-type="error">
            <text:p>#NUM!</text:p>
          </table:table-cell>
          <table:table-cell table:formula="of:=[.H987]*2+[.H986]" office:value-type="string" office:string-value="" calcext:value-type="error">
            <text:p>#NUM!</text:p>
          </table:table-cell>
          <table:table-cell table:formula="of:=LEN([.G988])" office:value-type="string" office:string-value="" calcext:value-type="error">
            <text:p>#NUM!</text:p>
          </table:table-cell>
          <table:table-cell table:formula="of:=LEN([.H988])" office:value-type="string" office:string-value="" calcext:value-type="error">
            <text:p>#NUM!</text:p>
          </table:table-cell>
          <table:table-cell table:formula="of:=IF([.I988]&gt;[.J98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5"/>
          <table:table-cell table:formula="of:=[.G988]+[.H988]*2" office:value-type="string" office:string-value="" calcext:value-type="error">
            <text:p>#NUM!</text:p>
          </table:table-cell>
          <table:table-cell table:formula="of:=[.H988]*2+[.H987]" office:value-type="string" office:string-value="" calcext:value-type="error">
            <text:p>#NUM!</text:p>
          </table:table-cell>
          <table:table-cell table:formula="of:=LEN([.G989])" office:value-type="string" office:string-value="" calcext:value-type="error">
            <text:p>#NUM!</text:p>
          </table:table-cell>
          <table:table-cell table:formula="of:=LEN([.H989])" office:value-type="string" office:string-value="" calcext:value-type="error">
            <text:p>#NUM!</text:p>
          </table:table-cell>
          <table:table-cell table:formula="of:=IF([.I989]&gt;[.J98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5"/>
          <table:table-cell table:formula="of:=[.G989]+[.H989]*2" office:value-type="string" office:string-value="" calcext:value-type="error">
            <text:p>#NUM!</text:p>
          </table:table-cell>
          <table:table-cell table:formula="of:=[.H989]*2+[.H988]" office:value-type="string" office:string-value="" calcext:value-type="error">
            <text:p>#NUM!</text:p>
          </table:table-cell>
          <table:table-cell table:formula="of:=LEN([.G990])" office:value-type="string" office:string-value="" calcext:value-type="error">
            <text:p>#NUM!</text:p>
          </table:table-cell>
          <table:table-cell table:formula="of:=LEN([.H990])" office:value-type="string" office:string-value="" calcext:value-type="error">
            <text:p>#NUM!</text:p>
          </table:table-cell>
          <table:table-cell table:formula="of:=IF([.I990]&gt;[.J99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5"/>
          <table:table-cell table:formula="of:=[.G990]+[.H990]*2" office:value-type="string" office:string-value="" calcext:value-type="error">
            <text:p>#NUM!</text:p>
          </table:table-cell>
          <table:table-cell table:formula="of:=[.H990]*2+[.H989]" office:value-type="string" office:string-value="" calcext:value-type="error">
            <text:p>#NUM!</text:p>
          </table:table-cell>
          <table:table-cell table:formula="of:=LEN([.G991])" office:value-type="string" office:string-value="" calcext:value-type="error">
            <text:p>#NUM!</text:p>
          </table:table-cell>
          <table:table-cell table:formula="of:=LEN([.H991])" office:value-type="string" office:string-value="" calcext:value-type="error">
            <text:p>#NUM!</text:p>
          </table:table-cell>
          <table:table-cell table:formula="of:=IF([.I991]&gt;[.J99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5"/>
          <table:table-cell table:formula="of:=[.G991]+[.H991]*2" office:value-type="string" office:string-value="" calcext:value-type="error">
            <text:p>#NUM!</text:p>
          </table:table-cell>
          <table:table-cell table:formula="of:=[.H991]*2+[.H990]" office:value-type="string" office:string-value="" calcext:value-type="error">
            <text:p>#NUM!</text:p>
          </table:table-cell>
          <table:table-cell table:formula="of:=LEN([.G992])" office:value-type="string" office:string-value="" calcext:value-type="error">
            <text:p>#NUM!</text:p>
          </table:table-cell>
          <table:table-cell table:formula="of:=LEN([.H992])" office:value-type="string" office:string-value="" calcext:value-type="error">
            <text:p>#NUM!</text:p>
          </table:table-cell>
          <table:table-cell table:formula="of:=IF([.I992]&gt;[.J99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5"/>
          <table:table-cell table:formula="of:=[.G992]+[.H992]*2" office:value-type="string" office:string-value="" calcext:value-type="error">
            <text:p>#NUM!</text:p>
          </table:table-cell>
          <table:table-cell table:formula="of:=[.H992]*2+[.H991]" office:value-type="string" office:string-value="" calcext:value-type="error">
            <text:p>#NUM!</text:p>
          </table:table-cell>
          <table:table-cell table:formula="of:=LEN([.G993])" office:value-type="string" office:string-value="" calcext:value-type="error">
            <text:p>#NUM!</text:p>
          </table:table-cell>
          <table:table-cell table:formula="of:=LEN([.H993])" office:value-type="string" office:string-value="" calcext:value-type="error">
            <text:p>#NUM!</text:p>
          </table:table-cell>
          <table:table-cell table:formula="of:=IF([.I993]&gt;[.J993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5"/>
          <table:table-cell table:formula="of:=[.G993]+[.H993]*2" office:value-type="string" office:string-value="" calcext:value-type="error">
            <text:p>#NUM!</text:p>
          </table:table-cell>
          <table:table-cell table:formula="of:=[.H993]*2+[.H992]" office:value-type="string" office:string-value="" calcext:value-type="error">
            <text:p>#NUM!</text:p>
          </table:table-cell>
          <table:table-cell table:formula="of:=LEN([.G994])" office:value-type="string" office:string-value="" calcext:value-type="error">
            <text:p>#NUM!</text:p>
          </table:table-cell>
          <table:table-cell table:formula="of:=LEN([.H994])" office:value-type="string" office:string-value="" calcext:value-type="error">
            <text:p>#NUM!</text:p>
          </table:table-cell>
          <table:table-cell table:formula="of:=IF([.I994]&gt;[.J994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5"/>
          <table:table-cell table:formula="of:=[.G994]+[.H994]*2" office:value-type="string" office:string-value="" calcext:value-type="error">
            <text:p>#NUM!</text:p>
          </table:table-cell>
          <table:table-cell table:formula="of:=[.H994]*2+[.H993]" office:value-type="string" office:string-value="" calcext:value-type="error">
            <text:p>#NUM!</text:p>
          </table:table-cell>
          <table:table-cell table:formula="of:=LEN([.G995])" office:value-type="string" office:string-value="" calcext:value-type="error">
            <text:p>#NUM!</text:p>
          </table:table-cell>
          <table:table-cell table:formula="of:=LEN([.H995])" office:value-type="string" office:string-value="" calcext:value-type="error">
            <text:p>#NUM!</text:p>
          </table:table-cell>
          <table:table-cell table:formula="of:=IF([.I995]&gt;[.J995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5"/>
          <table:table-cell table:formula="of:=[.G995]+[.H995]*2" office:value-type="string" office:string-value="" calcext:value-type="error">
            <text:p>#NUM!</text:p>
          </table:table-cell>
          <table:table-cell table:formula="of:=[.H995]*2+[.H994]" office:value-type="string" office:string-value="" calcext:value-type="error">
            <text:p>#NUM!</text:p>
          </table:table-cell>
          <table:table-cell table:formula="of:=LEN([.G996])" office:value-type="string" office:string-value="" calcext:value-type="error">
            <text:p>#NUM!</text:p>
          </table:table-cell>
          <table:table-cell table:formula="of:=LEN([.H996])" office:value-type="string" office:string-value="" calcext:value-type="error">
            <text:p>#NUM!</text:p>
          </table:table-cell>
          <table:table-cell table:formula="of:=IF([.I996]&gt;[.J996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5"/>
          <table:table-cell table:formula="of:=[.G996]+[.H996]*2" office:value-type="string" office:string-value="" calcext:value-type="error">
            <text:p>#NUM!</text:p>
          </table:table-cell>
          <table:table-cell table:formula="of:=[.H996]*2+[.H995]" office:value-type="string" office:string-value="" calcext:value-type="error">
            <text:p>#NUM!</text:p>
          </table:table-cell>
          <table:table-cell table:formula="of:=LEN([.G997])" office:value-type="string" office:string-value="" calcext:value-type="error">
            <text:p>#NUM!</text:p>
          </table:table-cell>
          <table:table-cell table:formula="of:=LEN([.H997])" office:value-type="string" office:string-value="" calcext:value-type="error">
            <text:p>#NUM!</text:p>
          </table:table-cell>
          <table:table-cell table:formula="of:=IF([.I997]&gt;[.J997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5"/>
          <table:table-cell table:formula="of:=[.G997]+[.H997]*2" office:value-type="string" office:string-value="" calcext:value-type="error">
            <text:p>#NUM!</text:p>
          </table:table-cell>
          <table:table-cell table:formula="of:=[.H997]*2+[.H996]" office:value-type="string" office:string-value="" calcext:value-type="error">
            <text:p>#NUM!</text:p>
          </table:table-cell>
          <table:table-cell table:formula="of:=LEN([.G998])" office:value-type="string" office:string-value="" calcext:value-type="error">
            <text:p>#NUM!</text:p>
          </table:table-cell>
          <table:table-cell table:formula="of:=LEN([.H998])" office:value-type="string" office:string-value="" calcext:value-type="error">
            <text:p>#NUM!</text:p>
          </table:table-cell>
          <table:table-cell table:formula="of:=IF([.I998]&gt;[.J998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5"/>
          <table:table-cell table:formula="of:=[.G998]+[.H998]*2" office:value-type="string" office:string-value="" calcext:value-type="error">
            <text:p>#NUM!</text:p>
          </table:table-cell>
          <table:table-cell table:formula="of:=[.H998]*2+[.H997]" office:value-type="string" office:string-value="" calcext:value-type="error">
            <text:p>#NUM!</text:p>
          </table:table-cell>
          <table:table-cell table:formula="of:=LEN([.G999])" office:value-type="string" office:string-value="" calcext:value-type="error">
            <text:p>#NUM!</text:p>
          </table:table-cell>
          <table:table-cell table:formula="of:=LEN([.H999])" office:value-type="string" office:string-value="" calcext:value-type="error">
            <text:p>#NUM!</text:p>
          </table:table-cell>
          <table:table-cell table:formula="of:=IF([.I999]&gt;[.J999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5"/>
          <table:table-cell table:formula="of:=[.G999]+[.H999]*2" office:value-type="string" office:string-value="" calcext:value-type="error">
            <text:p>#NUM!</text:p>
          </table:table-cell>
          <table:table-cell table:formula="of:=[.H999]*2+[.H998]" office:value-type="string" office:string-value="" calcext:value-type="error">
            <text:p>#NUM!</text:p>
          </table:table-cell>
          <table:table-cell table:formula="of:=LEN([.G1000])" office:value-type="string" office:string-value="" calcext:value-type="error">
            <text:p>#NUM!</text:p>
          </table:table-cell>
          <table:table-cell table:formula="of:=LEN([.H1000])" office:value-type="string" office:string-value="" calcext:value-type="error">
            <text:p>#NUM!</text:p>
          </table:table-cell>
          <table:table-cell table:formula="of:=IF([.I1000]&gt;[.J1000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5"/>
          <table:table-cell table:formula="of:=[.G1000]+[.H1000]*2" office:value-type="string" office:string-value="" calcext:value-type="error">
            <text:p>#NUM!</text:p>
          </table:table-cell>
          <table:table-cell table:formula="of:=[.H1000]*2+[.H999]" office:value-type="string" office:string-value="" calcext:value-type="error">
            <text:p>#NUM!</text:p>
          </table:table-cell>
          <table:table-cell table:formula="of:=LEN([.G1001])" office:value-type="string" office:string-value="" calcext:value-type="error">
            <text:p>#NUM!</text:p>
          </table:table-cell>
          <table:table-cell table:formula="of:=LEN([.H1001])" office:value-type="string" office:string-value="" calcext:value-type="error">
            <text:p>#NUM!</text:p>
          </table:table-cell>
          <table:table-cell table:formula="of:=IF([.I1001]&gt;[.J1001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5"/>
          <table:table-cell table:formula="of:=[.G1001]+[.H1001]*2" office:value-type="string" office:string-value="" calcext:value-type="error">
            <text:p>#NUM!</text:p>
          </table:table-cell>
          <table:table-cell table:formula="of:=[.H1001]*2+[.H1000]" office:value-type="string" office:string-value="" calcext:value-type="error">
            <text:p>#NUM!</text:p>
          </table:table-cell>
          <table:table-cell table:formula="of:=LEN([.G1002])" office:value-type="string" office:string-value="" calcext:value-type="error">
            <text:p>#NUM!</text:p>
          </table:table-cell>
          <table:table-cell table:formula="of:=LEN([.H1002])" office:value-type="string" office:string-value="" calcext:value-type="error">
            <text:p>#NUM!</text:p>
          </table:table-cell>
          <table:table-cell table:formula="of:=IF([.I1002]&gt;[.J1002]; 1; 0)" office:value-type="string" office:string-value="" calcext:value-type="error">
            <text:p>#NUM!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/>
          <table:table-cell table:formula="of:=[.G1002]+[.H1002]*2" office:value-type="string" office:string-value="" calcext:value-type="error">
            <text:p>#NUM!</text:p>
          </table:table-cell>
          <table:table-cell table:formula="of:=[.H1002]*2+[.H1001]" office:value-type="string" office:string-value="" calcext:value-type="error">
            <text:p>#NUM!</text:p>
          </table:table-cell>
          <table:table-cell table:formula="of:=LEN([.G1003])" office:value-type="string" office:string-value="" calcext:value-type="error">
            <text:p>#NUM!</text:p>
          </table:table-cell>
          <table:table-cell table:formula="of:=LEN([.H1003])" office:value-type="string" office:string-value="" calcext:value-type="error">
            <text:p>#NUM!</text:p>
          </table:table-cell>
          <table:table-cell table:formula="of:=IF([.I1003]&gt;[.J1003]; 1; 0)" office:value-type="string" office:string-value="" calcext:value-type="error">
            <text:p>#NUM!</text:p>
          </table:table-cell>
        </table:table-row>
        <table:table-row table:style-name="ro1" table:number-rows-repeated="104757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22:57:09.682189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21:38:09.766132204</meta:creation-date>
    <dc:date>2019-05-02T23:12:53.305829888</dc:date>
    <meta:editing-duration>PT44M52S</meta:editing-duration>
    <meta:editing-cycles>2</meta:editing-cycles>
    <meta:generator>LibreOffice/6.1.5.2$Linux_X86_64 LibreOffice_project/10$Build-2</meta:generator>
    <meta:document-statistic meta:table-count="1" meta:cell-count="6071" meta:object-count="0"/>
  </office:meta>
</office:document-meta>
</file>